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image/png" manifest:full-path="Pictures/1000000100000515000002FEB8A2D6D8C1A3FAC2.png" manifest:version="1.2"/>
  <manifest:file-entry manifest:media-type="application/xml" manifest:full-path="settings.xml" manifest:version="1.2"/>
  <manifest:file-entry manifest:media-type="application/rdf+xml" manifest:full-path="manifest.rdf" manifest:version="1.2"/>
  <manifest:file-entry manifest:media-type="image/png" manifest:full-path="Thumbnails/thumbnail.png"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style:font-face style:name="Marianne" svg:font-family="Marianne" style:font-pitch="variable"/>
    <style:font-face style:name="Marianne1" svg:font-family="Marianne" style:font-adornments="Gras" style:font-pitch="variable"/>
  </office:font-face-decls>
  <office:styles>
    <style:style style:name="DINUM" style:family="paragraph" style:parent-style-name="Standard">
      <style:paragraph-properties fo:margin-left="11.201cm" fo:margin-right="0cm" fo:margin-top="0cm" fo:margin-bottom="7.001cm" style:contextual-spacing="false" fo:text-indent="0cm" style:auto-text-indent="false"/>
      <style:text-properties style:font-name="Marianne1" fo:font-family="Marianne" style:font-style-name="Gras" style:font-pitch="variable" fo:font-size="18pt" fo:font-weight="bold"/>
    </style:style>
    <style:style style:name="LO" style:family="paragraph" style:parent-style-name="Text_20_body">
      <style:paragraph-properties fo:text-align="center" style:justify-single-word="false"/>
    </style:style>
    <style:style style:name="P999" style:family="paragraph" style:parent-style-name="Text_20_body">
      <style:paragraph-properties fo:break-before="page"/>
    </style:style>
    <style:style style:name="Source_20_Text" style:display-name="Source Text" style:family="text">
      <style:text-properties style:font-name="Liberation Mono" fo:font-family="'Liberation Mono'" style:font-family-generic="modern" style:font-pitch="fixed" fo:font-size="10.5pt" fo:language="fr" fo:country="none"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a"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a"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en"/>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style>
    <style:style style:name="P44" style:family="paragraph" style:parent-style-name="Text_20_body" style:list-style-name="L44">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style>
    <style:style style:name="P47" style:family="paragraph" style:parent-style-name="Text_20_body" style:list-style-name="L47">
    </style:style>
    <style:style style:name="P48" style:family="paragraph" style:parent-style-name="Text_20_body" style:list-style-name="L48">
    </style:style>
    <style:style style:name="P49" style:family="paragraph" style:parent-style-name="Text_20_body" style:list-style-name="L49">
    </style:style>
    <style:style style:name="P50" style:family="paragraph" style:parent-style-name="Text_20_body" style:list-style-name="L50">
    </style:style>
    <style:style style:name="P51" style:family="paragraph" style:parent-style-name="Text_20_body" style:list-style-name="L51">
    </style:style>
    <style:style style:name="P52" style:family="paragraph" style:parent-style-name="Text_20_body" style:list-style-name="L52">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style>
    <style:style style:name="P55" style:family="paragraph" style:parent-style-name="Text_20_body" style:list-style-name="L55">
    </style:style>
    <style:style style:name="P56" style:family="paragraph" style:parent-style-name="Text_20_body" style:list-style-name="L56">
    </style:style>
    <style:style style:name="P57" style:family="paragraph" style:parent-style-name="Text_20_body" style:list-style-name="L57">
    </style:style>
    <style:style style:name="P58" style:family="paragraph" style:parent-style-name="Text_20_body" style:list-style-name="L58">
    </style:style>
    <style:style style:name="P59" style:family="paragraph" style:parent-style-name="Text_20_body" style:list-style-name="L59">
    </style:style>
    <style:style style:name="P60" style:family="paragraph" style:parent-style-name="Text_20_body" style:list-style-name="L60">
    </style:style>
    <style:style style:name="P61" style:family="paragraph" style:parent-style-name="Text_20_body" style:list-style-name="L61">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style>
    <style:style style:name="P64" style:family="paragraph" style:parent-style-name="Text_20_body" style:list-style-name="L64">
    </style:style>
    <style:style style:name="P65" style:family="paragraph" style:parent-style-name="Text_20_body" style:list-style-name="L65">
    </style:style>
    <style:style style:name="P66" style:family="paragraph" style:parent-style-name="Text_20_body" style:list-style-name="L66">
    </style:style>
    <style:style style:name="P67" style:family="paragraph" style:parent-style-name="Text_20_body" style:list-style-name="L67">
    </style:style>
    <style:style style:name="P68" style:family="paragraph" style:parent-style-name="Text_20_body" style:list-style-name="L68">
    </style:style>
    <style:style style:name="P69" style:family="paragraph" style:parent-style-name="Text_20_body" style:list-style-name="L69">
    </style:style>
    <style:style style:name="P70" style:family="paragraph" style:parent-style-name="Text_20_body" style:list-style-name="L70">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style>
    <style:style style:name="P73" style:family="paragraph" style:parent-style-name="Text_20_body" style:list-style-name="L73">
    </style:style>
    <style:style style:name="P74" style:family="paragraph" style:parent-style-name="Text_20_body" style:list-style-name="L74">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style>
    <style:style style:name="P79" style:family="paragraph" style:parent-style-name="Text_20_body" style:list-style-name="L79">
    </style:style>
    <style:style style:name="P80" style:family="paragraph" style:parent-style-name="Text_20_body" style:list-style-name="L80">
    </style:style>
    <style:style style:name="P81" style:family="paragraph" style:parent-style-name="Text_20_body" style:list-style-name="L81">
    </style:style>
    <style:style style:name="P82" style:family="paragraph" style:parent-style-name="Text_20_body" style:list-style-name="L82">
    </style:style>
    <style:style style:name="P83" style:family="paragraph" style:parent-style-name="Text_20_body" style:list-style-name="L83">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style>
    <style:style style:name="P86" style:family="paragraph" style:parent-style-name="Text_20_body" style:list-style-name="L86">
    </style:style>
    <style:style style:name="P87" style:family="paragraph" style:parent-style-name="Text_20_body" style:list-style-name="L87">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style>
    <style:style style:name="P91" style:family="paragraph" style:parent-style-name="Text_20_body" style:list-style-name="L91">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style>
    <style:style style:name="P96" style:family="paragraph" style:parent-style-name="Text_20_body" style:list-style-name="L96">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style>
    <style:style style:name="P109" style:family="paragraph" style:parent-style-name="Text_20_body" style:list-style-name="L109">
    </style:style>
    <style:style style:name="P110" style:family="paragraph" style:parent-style-name="Text_20_body" style:list-style-name="L110">
    </style:style>
    <style:style style:name="P111" style:family="paragraph" style:parent-style-name="Text_20_body" style:list-style-name="L111">
    </style:style>
    <style:style style:name="P112" style:family="paragraph" style:parent-style-name="Text_20_body" style:list-style-name="L112">
    </style:style>
    <style:style style:name="P113" style:family="paragraph" style:parent-style-name="Text_20_body" style:list-style-name="L113">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style>
    <style:style style:name="P116" style:family="paragraph" style:parent-style-name="Text_20_body" style:list-style-name="L116">
    </style:style>
    <style:style style:name="P117" style:family="paragraph" style:parent-style-name="Text_20_body" style:list-style-name="L117">
    </style:style>
    <style:style style:name="P118" style:family="paragraph" style:parent-style-name="Text_20_body" style:list-style-name="L118">
    </style:style>
    <style:style style:name="P119" style:family="paragraph" style:parent-style-name="Text_20_body" style:list-style-name="L119">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style>
    <style:style style:name="P122" style:family="paragraph" style:parent-style-name="Text_20_body" style:list-style-name="L122">
    </style:style>
    <style:style style:name="P123" style:family="paragraph" style:parent-style-name="Text_20_body" style:list-style-name="L123">
    </style:style>
    <style:style style:name="P124" style:family="paragraph" style:parent-style-name="Text_20_body" style:list-style-name="L124">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style>
    <style:style style:name="P128" style:family="paragraph" style:parent-style-name="Text_20_body" style:list-style-name="L128">
    </style:style>
    <style:style style:name="P129" style:family="paragraph" style:parent-style-name="Text_20_body" style:list-style-name="L129">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style>
    <style:style style:name="P137" style:family="paragraph" style:parent-style-name="Text_20_body" style:list-style-name="L137">
    </style:style>
    <style:style style:name="P138" style:family="paragraph" style:parent-style-name="Text_20_body" style:list-style-name="L138">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style>
    <style:style style:name="P145" style:family="paragraph" style:parent-style-name="Text_20_body" style:list-style-name="L145">
    </style:style>
    <style:style style:name="P146" style:family="paragraph" style:parent-style-name="Text_20_body" style:list-style-name="L146">
    </style:style>
    <style:style style:name="P147" style:family="paragraph" style:parent-style-name="Text_20_body" style:list-style-name="L147">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style>
    <style:style style:name="P152" style:family="paragraph" style:parent-style-name="Text_20_body" style:list-style-name="L152">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style>
    <style:style style:name="P155" style:family="paragraph" style:parent-style-name="Text_20_body" style:list-style-name="L155">
    </style:style>
    <style:style style:name="P156" style:family="paragraph" style:parent-style-name="Text_20_body" style:list-style-name="L156">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style>
    <style:style style:name="P159" style:family="paragraph" style:parent-style-name="Text_20_body" style:list-style-name="L159">
    </style:style>
    <style:style style:name="P160" style:family="paragraph" style:parent-style-name="Text_20_body" style:list-style-name="L160">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style>
    <style:style style:name="P163" style:family="paragraph" style:parent-style-name="Text_20_body" style:list-style-name="L163">
    </style:style>
    <style:style style:name="P164" style:family="paragraph" style:parent-style-name="Text_20_body" style:list-style-name="L164">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style>
    <style:style style:name="P171" style:family="paragraph" style:parent-style-name="Text_20_body" style:list-style-name="L171">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style>
    <style:style style:name="P178" style:family="paragraph" style:parent-style-name="Text_20_body" style:list-style-name="L178">
    </style:style>
    <style:style style:name="P179" style:family="paragraph" style:parent-style-name="Text_20_body" style:list-style-name="L179">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style>
    <style:style style:name="P182" style:family="paragraph" style:parent-style-name="Text_20_body" style:list-style-name="L182">
    </style:style>
    <style:style style:name="P183" style:family="paragraph" style:parent-style-name="Text_20_body" style:list-style-name="L183">
    </style:style>
    <style:style style:name="P184" style:family="paragraph" style:parent-style-name="Text_20_body" style:list-style-name="L184">
    </style:style>
    <style:style style:name="P185" style:family="paragraph" style:parent-style-name="Text_20_body" style:list-style-name="L185">
    </style:style>
    <style:style style:name="P186" style:family="paragraph" style:parent-style-name="Text_20_body" style:list-style-name="L186">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style>
    <style:style style:name="P189" style:family="paragraph" style:parent-style-name="Text_20_body" style:list-style-name="L189">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style>
    <style:style style:name="P192" style:family="paragraph" style:parent-style-name="Text_20_body" style:list-style-name="L192">
    </style:style>
    <style:style style:name="P193" style:family="paragraph" style:parent-style-name="Text_20_body" style:list-style-name="L193">
    </style:style>
    <style:style style:name="P194" style:family="paragraph" style:parent-style-name="Text_20_body" style:list-style-name="L194">
    </style:style>
    <style:style style:name="P195" style:family="paragraph" style:parent-style-name="Text_20_body" style:list-style-name="L195">
    </style:style>
    <style:style style:name="P196" style:family="paragraph" style:parent-style-name="Text_20_body" style:list-style-name="L196">
    </style:style>
    <style:style style:name="P197" style:family="paragraph" style:parent-style-name="Text_20_body" style:list-style-name="L197">
    </style:style>
    <style:style style:name="P198" style:family="paragraph" style:parent-style-name="Text_20_body" style:list-style-name="L198">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style>
    <style:style style:name="P203" style:family="paragraph" style:parent-style-name="Text_20_body" style:list-style-name="L203">
    </style:style>
    <style:style style:name="P204" style:family="paragraph" style:parent-style-name="Text_20_body" style:list-style-name="L204">
    </style:style>
    <style:style style:name="P205" style:family="paragraph" style:parent-style-name="Text_20_body" style:list-style-name="L205">
    </style:style>
    <style:style style:name="P206" style:family="paragraph" style:parent-style-name="Text_20_body" style:list-style-name="L206">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style>
    <style:style style:name="P209" style:family="paragraph" style:parent-style-name="Text_20_body" style:list-style-name="L209">
    </style:style>
    <style:style style:name="P210" style:family="paragraph" style:parent-style-name="Text_20_body" style:list-style-name="L210">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style>
    <style:style style:name="P213" style:family="paragraph" style:parent-style-name="Text_20_body" style:list-style-name="L213">
    </style:style>
    <style:style style:name="P214" style:family="paragraph" style:parent-style-name="Text_20_body" style:list-style-name="L214">
      <style:paragraph-properties fo:margin-top="0in" fo:margin-bottom="0in"/>
    </style:style>
    <style:style style:name="P215" style:family="paragraph" style:parent-style-name="Text_20_body" style:list-style-name="L215">
    </style:style>
    <style:style style:name="P216" style:family="paragraph" style:parent-style-name="Text_20_body" style:list-style-name="L216">
    </style:style>
    <style:style style:name="P217" style:family="paragraph" style:parent-style-name="Text_20_body" style:list-style-name="L217">
      <style:paragraph-properties fo:margin-top="0in" fo:margin-bottom="0in"/>
    </style:style>
    <style:style style:name="P218" style:family="paragraph" style:parent-style-name="Text_20_body" style:list-style-name="L218">
    </style:style>
    <style:style style:name="P219" style:family="paragraph" style:parent-style-name="Text_20_body" style:list-style-name="L219">
    </style:style>
    <style:style style:name="P220" style:family="paragraph" style:parent-style-name="Text_20_body" style:list-style-name="L220">
      <style:paragraph-properties fo:margin-top="0in" fo:margin-bottom="0in"/>
    </style:style>
    <style:style style:name="P221" style:family="paragraph" style:parent-style-name="Text_20_body" style:list-style-name="L221">
    </style:style>
    <style:style style:name="P222" style:family="paragraph" style:parent-style-name="Text_20_body" style:list-style-name="L222">
      <style:paragraph-properties fo:margin-top="0in" fo:margin-bottom="0in"/>
    </style:style>
    <style:style style:name="P223" style:family="paragraph" style:parent-style-name="Text_20_body" style:list-style-name="L223">
    </style:style>
    <style:style style:name="P224" style:family="paragraph" style:parent-style-name="Text_20_body" style:list-style-name="L224">
    </style:style>
    <style:style style:name="P225" style:family="paragraph" style:parent-style-name="Text_20_body" style:list-style-name="L225">
      <style:paragraph-properties fo:margin-top="0in" fo:margin-bottom="0in"/>
    </style:style>
    <style:style style:name="P226" style:family="paragraph" style:parent-style-name="Text_20_body" style:list-style-name="L226">
    </style:style>
    <style:style style:name="P227" style:family="paragraph" style:parent-style-name="Text_20_body" style:list-style-name="L227">
    </style:style>
    <style:style style:name="P228" style:family="paragraph" style:parent-style-name="Text_20_body" style:list-style-name="L228">
      <style:paragraph-properties fo:margin-top="0in" fo:margin-bottom="0in"/>
    </style:style>
    <style:style style:name="P229" style:family="paragraph" style:parent-style-name="Text_20_body" style:list-style-name="L229">
    </style:style>
    <style:style style:name="P230" style:family="paragraph" style:parent-style-name="Text_20_body" style:list-style-name="L230">
    </style:style>
    <style:style style:name="P231" style:family="paragraph" style:parent-style-name="Text_20_body" style:list-style-name="L231">
      <style:paragraph-properties fo:margin-top="0in" fo:margin-bottom="0in"/>
    </style:style>
    <style:style style:name="P232" style:family="paragraph" style:parent-style-name="Text_20_body" style:list-style-name="L232">
      <style:paragraph-properties fo:margin-top="0in" fo:margin-bottom="0in"/>
    </style:style>
    <style:style style:name="P233" style:family="paragraph" style:parent-style-name="Text_20_body" style:list-style-name="L233">
      <style:paragraph-properties fo:margin-top="0in" fo:margin-bottom="0in"/>
    </style:style>
    <style:style style:name="P234" style:family="paragraph" style:parent-style-name="Text_20_body" style:list-style-name="L234">
      <style:paragraph-properties fo:margin-top="0in" fo:margin-bottom="0in"/>
    </style:style>
    <style:style style:name="P235" style:family="paragraph" style:parent-style-name="Text_20_body" style:list-style-name="L235">
      <style:paragraph-properties fo:margin-top="0in" fo:margin-bottom="0in"/>
    </style:style>
    <style:style style:name="P236" style:family="paragraph" style:parent-style-name="Text_20_body" style:list-style-name="L236">
    </style:style>
    <style:style style:name="P237" style:family="paragraph" style:parent-style-name="Text_20_body" style:list-style-name="L237">
    </style:style>
    <style:style style:name="P238" style:family="paragraph" style:parent-style-name="Text_20_body" style:list-style-name="L238">
    </style:style>
    <style:style style:name="P239" style:family="paragraph" style:parent-style-name="Text_20_body" style:list-style-name="L239">
      <style:paragraph-properties fo:margin-top="0in" fo:margin-bottom="0in"/>
    </style:style>
    <style:style style:name="P240" style:family="paragraph" style:parent-style-name="Text_20_body" style:list-style-name="L240">
    </style:style>
    <style:style style:name="P241" style:family="paragraph" style:parent-style-name="Text_20_body" style:list-style-name="L241">
    </style:style>
    <style:style style:name="P242" style:family="paragraph" style:parent-style-name="Text_20_body" style:list-style-name="L242">
      <style:paragraph-properties fo:margin-top="0in" fo:margin-bottom="0in"/>
    </style:style>
    <style:style style:name="P243" style:family="paragraph" style:parent-style-name="Text_20_body" style:list-style-name="L243">
      <style:paragraph-properties fo:margin-top="0in" fo:margin-bottom="0in"/>
    </style:style>
    <style:style style:name="P244" style:family="paragraph" style:parent-style-name="Text_20_body" style:list-style-name="L244">
      <style:paragraph-properties fo:margin-top="0in" fo:margin-bottom="0in"/>
    </style:style>
    <style:style style:name="P245" style:family="paragraph" style:parent-style-name="Text_20_body" style:list-style-name="L245">
    </style:style>
    <style:style style:name="P246" style:family="paragraph" style:parent-style-name="Text_20_body" style:list-style-name="L246">
    </style:style>
    <style:style style:name="P247" style:family="paragraph" style:parent-style-name="Text_20_body" style:list-style-name="L247">
      <style:paragraph-properties fo:margin-top="0in" fo:margin-bottom="0in"/>
    </style:style>
    <style:style style:name="P248" style:family="paragraph" style:parent-style-name="Text_20_body" style:list-style-name="L248">
    </style:style>
    <style:style style:name="P249" style:family="paragraph" style:parent-style-name="Text_20_body" style:list-style-name="L249">
      <style:paragraph-properties fo:margin-top="0in" fo:margin-bottom="0in"/>
    </style:style>
    <style:style style:name="P250" style:family="paragraph" style:parent-style-name="Text_20_body" style:list-style-name="L250">
    </style:style>
    <style:style style:name="P251" style:family="paragraph" style:parent-style-name="Text_20_body" style:list-style-name="L251">
    </style:style>
    <style:style style:name="P252" style:family="paragraph" style:parent-style-name="Text_20_body" style:list-style-name="L252">
      <style:paragraph-properties fo:margin-top="0in" fo:margin-bottom="0in"/>
    </style:style>
    <style:style style:name="P253" style:family="paragraph" style:parent-style-name="Text_20_body" style:list-style-name="L253">
    </style:style>
    <style:style style:name="P254" style:family="paragraph" style:parent-style-name="Text_20_body" style:list-style-name="L254">
    </style:style>
    <style:style style:name="P255" style:family="paragraph" style:parent-style-name="Text_20_body" style:list-style-name="L255">
    </style:style>
    <style:style style:name="P256" style:family="paragraph" style:parent-style-name="Text_20_body" style:list-style-name="L256">
      <style:paragraph-properties fo:margin-top="0in" fo:margin-bottom="0in"/>
    </style:style>
    <style:style style:name="P257" style:family="paragraph" style:parent-style-name="Text_20_body" style:list-style-name="L257">
    </style:style>
    <style:style style:name="P258" style:family="paragraph" style:parent-style-name="Text_20_body" style:list-style-name="L258">
      <style:paragraph-properties fo:margin-top="0in" fo:margin-bottom="0in"/>
    </style:style>
    <style:style style:name="P259" style:family="paragraph" style:parent-style-name="Text_20_body" style:list-style-name="L259">
    </style:style>
    <style:style style:name="P260" style:family="paragraph" style:parent-style-name="Text_20_body" style:list-style-name="L260">
    </style:style>
    <style:style style:name="P261" style:family="paragraph" style:parent-style-name="Text_20_body" style:list-style-name="L261">
      <style:paragraph-properties fo:margin-top="0in" fo:margin-bottom="0in"/>
    </style:style>
    <style:style style:name="P262" style:family="paragraph" style:parent-style-name="Text_20_body" style:list-style-name="L262">
      <style:paragraph-properties fo:margin-top="0in" fo:margin-bottom="0in"/>
    </style:style>
    <style:style style:name="P263" style:family="paragraph" style:parent-style-name="Text_20_body" style:list-style-name="L263">
      <style:paragraph-properties fo:margin-top="0in" fo:margin-bottom="0in"/>
    </style:style>
    <style:style style:name="P264" style:family="paragraph" style:parent-style-name="Text_20_body" style:list-style-name="L264">
      <style:paragraph-properties fo:margin-top="0in" fo:margin-bottom="0in"/>
    </style:style>
    <style:style style:name="P265" style:family="paragraph" style:parent-style-name="Text_20_body" style:list-style-name="L265">
      <style:paragraph-properties fo:margin-top="0in" fo:margin-bottom="0in"/>
    </style:style>
    <style:style style:name="P266" style:family="paragraph" style:parent-style-name="Text_20_body" style:list-style-name="L266">
    </style:style>
    <style:style style:name="P267" style:family="paragraph" style:parent-style-name="Text_20_body" style:list-style-name="L267">
    </style:style>
    <style:style style:name="P268" style:family="paragraph" style:parent-style-name="Text_20_body" style:list-style-name="L268">
    </style:style>
    <style:style style:name="P269" style:family="paragraph" style:parent-style-name="Text_20_body" style:list-style-name="L269">
      <style:paragraph-properties fo:margin-top="0in" fo:margin-bottom="0in"/>
    </style:style>
    <style:style style:name="P270" style:family="paragraph" style:parent-style-name="Text_20_body" style:list-style-name="L270">
    </style:style>
    <style:style style:name="P271" style:family="paragraph" style:parent-style-name="Text_20_body" style:list-style-name="L271">
      <style:paragraph-properties fo:margin-top="0in" fo:margin-bottom="0in"/>
    </style:style>
    <style:style style:name="P272" style:family="paragraph" style:parent-style-name="Text_20_body" style:list-style-name="L272">
    </style:style>
    <style:style style:name="P273" style:family="paragraph" style:parent-style-name="Text_20_body" style:list-style-name="L273">
    </style:style>
    <style:style style:name="P274" style:family="paragraph" style:parent-style-name="Text_20_body" style:list-style-name="L274">
      <style:paragraph-properties fo:margin-top="0in" fo:margin-bottom="0in"/>
    </style:style>
    <style:style style:name="P275" style:family="paragraph" style:parent-style-name="Text_20_body" style:list-style-name="L275">
    </style:style>
    <style:style style:name="P276" style:family="paragraph" style:parent-style-name="Text_20_body" style:list-style-name="L276">
    </style:style>
    <style:style style:name="P277" style:family="paragraph" style:parent-style-name="Text_20_body" style:list-style-name="L277">
      <style:paragraph-properties fo:margin-top="0in" fo:margin-bottom="0in"/>
    </style:style>
    <style:style style:name="P278" style:family="paragraph" style:parent-style-name="Text_20_body" style:list-style-name="L278">
    </style:style>
    <style:style style:name="P279" style:family="paragraph" style:parent-style-name="Text_20_body" style:list-style-name="L279">
    </style:style>
    <style:style style:name="P280" style:family="paragraph" style:parent-style-name="Text_20_body" style:list-style-name="L280">
      <style:paragraph-properties fo:margin-top="0in" fo:margin-bottom="0in"/>
    </style:style>
    <style:style style:name="P281" style:family="paragraph" style:parent-style-name="Text_20_body" style:list-style-name="L281">
    </style:style>
    <style:style style:name="P282" style:family="paragraph" style:parent-style-name="Text_20_body" style:list-style-name="L282">
      <style:paragraph-properties fo:margin-top="0in" fo:margin-bottom="0in"/>
    </style:style>
    <style:style style:name="P283" style:family="paragraph" style:parent-style-name="Text_20_body" style:list-style-name="L283">
    </style:style>
    <style:style style:name="P284" style:family="paragraph" style:parent-style-name="Text_20_body" style:list-style-name="L284">
      <style:paragraph-properties fo:margin-top="0in" fo:margin-bottom="0in"/>
    </style:style>
    <style:style style:name="P285" style:family="paragraph" style:parent-style-name="Text_20_body" style:list-style-name="L285">
    </style:style>
    <style:style style:name="P286" style:family="paragraph" style:parent-style-name="Text_20_body" style:list-style-name="L286">
    </style:style>
    <style:style style:name="P287" style:family="paragraph" style:parent-style-name="Text_20_body" style:list-style-name="L287">
      <style:paragraph-properties fo:margin-top="0in" fo:margin-bottom="0in"/>
    </style:style>
    <style:style style:name="P288" style:family="paragraph" style:parent-style-name="Text_20_body" style:list-style-name="L288">
    </style:style>
    <style:style style:name="P289" style:family="paragraph" style:parent-style-name="Text_20_body" style:list-style-name="L289">
    </style:style>
    <style:style style:name="P290" style:family="paragraph" style:parent-style-name="Text_20_body" style:list-style-name="L290">
    </style:style>
    <style:style style:name="P291" style:family="paragraph" style:parent-style-name="Text_20_body" style:list-style-name="L291">
      <style:paragraph-properties fo:margin-top="0in" fo:margin-bottom="0in"/>
    </style:style>
    <style:style style:name="P292" style:family="paragraph" style:parent-style-name="Text_20_body" style:list-style-name="L292">
    </style:style>
    <style:style style:name="P293" style:family="paragraph" style:parent-style-name="Text_20_body" style:list-style-name="L293">
    </style:style>
    <style:style style:name="P294" style:family="paragraph" style:parent-style-name="Text_20_body" style:list-style-name="L294">
      <style:paragraph-properties fo:margin-top="0in" fo:margin-bottom="0in"/>
    </style:style>
    <style:style style:name="P295" style:family="paragraph" style:parent-style-name="Text_20_body" style:list-style-name="L295">
    </style:style>
    <style:style style:name="P296" style:family="paragraph" style:parent-style-name="Text_20_body" style:list-style-name="L296">
    </style:style>
    <style:style style:name="P297" style:family="paragraph" style:parent-style-name="Text_20_body" style:list-style-name="L297">
    </style:style>
    <style:style style:name="P298" style:family="paragraph" style:parent-style-name="Text_20_body" style:list-style-name="L298">
      <style:paragraph-properties fo:margin-top="0in" fo:margin-bottom="0in"/>
    </style:style>
    <style:style style:name="P299" style:family="paragraph" style:parent-style-name="Text_20_body" style:list-style-name="L299">
    </style:style>
    <style:style style:name="P300" style:family="paragraph" style:parent-style-name="Text_20_body" style:list-style-name="L300">
    </style:style>
    <style:style style:name="P301" style:family="paragraph" style:parent-style-name="Text_20_body" style:list-style-name="L301">
    </style:style>
    <style:style style:name="P302" style:family="paragraph" style:parent-style-name="Text_20_body" style:list-style-name="L302">
    </style:style>
    <style:style style:name="P303" style:family="paragraph" style:parent-style-name="Text_20_body" style:list-style-name="L303">
      <style:paragraph-properties fo:margin-top="0in" fo:margin-bottom="0in"/>
    </style:style>
    <style:style style:name="P304" style:family="paragraph" style:parent-style-name="Text_20_body" style:list-style-name="L304">
    </style:style>
    <style:style style:name="P305" style:family="paragraph" style:parent-style-name="Text_20_body" style:list-style-name="L305">
    </style:style>
    <style:style style:name="P306" style:family="paragraph" style:parent-style-name="Text_20_body" style:list-style-name="L306">
    </style:style>
    <style:style style:name="P307" style:family="paragraph" style:parent-style-name="Text_20_body" style:list-style-name="L307">
      <style:paragraph-properties fo:margin-top="0in" fo:margin-bottom="0in"/>
    </style:style>
    <style:style style:name="P308" style:family="paragraph" style:parent-style-name="Text_20_body" style:list-style-name="L308">
    </style:style>
    <style:style style:name="P309" style:family="paragraph" style:parent-style-name="Text_20_body" style:list-style-name="L309">
      <style:paragraph-properties fo:margin-top="0in" fo:margin-bottom="0in"/>
    </style:style>
    <style:style style:name="P310" style:family="paragraph" style:parent-style-name="Text_20_body" style:list-style-name="L310">
    </style:style>
    <style:style style:name="P311" style:family="paragraph" style:parent-style-name="Text_20_body" style:list-style-name="L311">
    </style:style>
    <style:style style:name="P312" style:family="paragraph" style:parent-style-name="Text_20_body" style:list-style-name="L312">
    </style:style>
    <style:style style:name="P313" style:family="paragraph" style:parent-style-name="Text_20_body" style:list-style-name="L313">
    </style:style>
    <style:style style:name="P314" style:family="paragraph" style:parent-style-name="Text_20_body" style:list-style-name="L314">
      <style:paragraph-properties fo:margin-top="0in" fo:margin-bottom="0in"/>
    </style:style>
    <style:style style:name="P315" style:family="paragraph" style:parent-style-name="Text_20_body" style:list-style-name="L315">
    </style:style>
    <style:style style:name="P316" style:family="paragraph" style:parent-style-name="Text_20_body" style:list-style-name="L316">
    </style:style>
    <style:style style:name="P317" style:family="paragraph" style:parent-style-name="Text_20_body" style:list-style-name="L317">
      <style:paragraph-properties fo:margin-top="0in" fo:margin-bottom="0in"/>
    </style:style>
    <style:style style:name="P318" style:family="paragraph" style:parent-style-name="Text_20_body" style:list-style-name="L318">
      <style:paragraph-properties fo:margin-top="0in" fo:margin-bottom="0in"/>
    </style:style>
    <style:style style:name="P319" style:family="paragraph" style:parent-style-name="Text_20_body" style:list-style-name="L319">
      <style:paragraph-properties fo:margin-top="0in" fo:margin-bottom="0in"/>
    </style:style>
    <style:style style:name="P320" style:family="paragraph" style:parent-style-name="Text_20_body" style:list-style-name="L320">
      <style:paragraph-properties fo:margin-top="0in" fo:margin-bottom="0in"/>
    </style:style>
    <style:style style:name="P321" style:family="paragraph" style:parent-style-name="Text_20_body" style:list-style-name="L321">
      <style:paragraph-properties fo:margin-top="0in" fo:margin-bottom="0in"/>
    </style:style>
    <style:style style:name="P322" style:family="paragraph" style:parent-style-name="Text_20_body" style:list-style-name="L322">
    </style:style>
    <style:style style:name="P323" style:family="paragraph" style:parent-style-name="Text_20_body" style:list-style-name="L323">
      <style:paragraph-properties fo:margin-top="0in" fo:margin-bottom="0in"/>
    </style:style>
    <style:style style:name="P324" style:family="paragraph" style:parent-style-name="Text_20_body" style:list-style-name="L324">
    </style:style>
    <style:style style:name="P325" style:family="paragraph" style:parent-style-name="Text_20_body" style:list-style-name="L325">
    </style:style>
    <style:style style:name="P326" style:family="paragraph" style:parent-style-name="Text_20_body" style:list-style-name="L326">
    </style:style>
    <style:style style:name="P327" style:family="paragraph" style:parent-style-name="Text_20_body" style:list-style-name="L327">
      <style:paragraph-properties fo:margin-top="0in" fo:margin-bottom="0in"/>
    </style:style>
    <style:style style:name="P328" style:family="paragraph" style:parent-style-name="Text_20_body" style:list-style-name="L328">
    </style:style>
    <style:style style:name="P329" style:family="paragraph" style:parent-style-name="Text_20_body" style:list-style-name="L329">
    </style:style>
    <style:style style:name="P330" style:family="paragraph" style:parent-style-name="Text_20_body" style:list-style-name="L330">
    </style:style>
    <style:style style:name="P331" style:family="paragraph" style:parent-style-name="Text_20_body" style:list-style-name="L331">
    </style:style>
    <style:style style:name="P332" style:family="paragraph" style:parent-style-name="Text_20_body" style:list-style-name="L332">
    </style:style>
    <style:style style:name="P333" style:family="paragraph" style:parent-style-name="Text_20_body" style:list-style-name="L333">
    </style:style>
    <style:style style:name="P334" style:family="paragraph" style:parent-style-name="Text_20_body" style:list-style-name="L334">
    </style:style>
    <style:style style:name="P335" style:family="paragraph" style:parent-style-name="Text_20_body" style:list-style-name="L335">
    </style:style>
    <style:style style:name="P336" style:family="paragraph" style:parent-style-name="Text_20_body" style:list-style-name="L336">
    </style:style>
    <style:style style:name="P337" style:family="paragraph" style:parent-style-name="Text_20_body" style:list-style-name="L337">
    </style:style>
    <style:style style:name="P338" style:family="paragraph" style:parent-style-name="Text_20_body" style:list-style-name="L338">
      <style:paragraph-properties fo:margin-top="0in" fo:margin-bottom="0in"/>
    </style:style>
    <style:style style:name="P339" style:family="paragraph" style:parent-style-name="Text_20_body" style:list-style-name="L339">
    </style:style>
    <style:style style:name="P340" style:family="paragraph" style:parent-style-name="Text_20_body" style:list-style-name="L340">
      <style:paragraph-properties fo:margin-top="0in" fo:margin-bottom="0in"/>
    </style:style>
    <style:style style:name="P341" style:family="paragraph" style:parent-style-name="Text_20_body" style:list-style-name="L341">
    </style:style>
    <style:style style:name="P342" style:family="paragraph" style:parent-style-name="Text_20_body" style:list-style-name="L342">
    </style:style>
    <style:style style:name="P343" style:family="paragraph" style:parent-style-name="Text_20_body" style:list-style-name="L343">
    </style:style>
    <style:style style:name="P344" style:family="paragraph" style:parent-style-name="Text_20_body" style:list-style-name="L344">
      <style:paragraph-properties fo:margin-top="0in" fo:margin-bottom="0in"/>
    </style:style>
    <style:style style:name="P345" style:family="paragraph" style:parent-style-name="Text_20_body" style:list-style-name="L345">
    </style:style>
    <style:style style:name="P346" style:family="paragraph" style:parent-style-name="Text_20_body" style:list-style-name="L346">
    </style:style>
    <style:style style:name="P347" style:family="paragraph" style:parent-style-name="Text_20_body" style:list-style-name="L347">
      <style:paragraph-properties fo:margin-top="0in" fo:margin-bottom="0in"/>
    </style:style>
    <style:style style:name="P348" style:family="paragraph" style:parent-style-name="Text_20_body" style:list-style-name="L348">
    </style:style>
    <style:style style:name="P349" style:family="paragraph" style:parent-style-name="Text_20_body" style:list-style-name="L349">
    </style:style>
    <style:style style:name="P350" style:family="paragraph" style:parent-style-name="Text_20_body" style:list-style-name="L350">
      <style:paragraph-properties fo:margin-top="0in" fo:margin-bottom="0in"/>
    </style:style>
    <style:style style:name="P351" style:family="paragraph" style:parent-style-name="Text_20_body" style:list-style-name="L351">
    </style:style>
    <style:style style:name="P352" style:family="paragraph" style:parent-style-name="Text_20_body" style:list-style-name="L352">
    </style:style>
    <style:style style:name="P353" style:family="paragraph" style:parent-style-name="Text_20_body" style:list-style-name="L353">
    </style:style>
    <style:style style:name="P354" style:family="paragraph" style:parent-style-name="Text_20_body" style:list-style-name="L354">
      <style:paragraph-properties fo:margin-top="0in" fo:margin-bottom="0in"/>
    </style:style>
    <style:style style:name="P355" style:family="paragraph" style:parent-style-name="Text_20_body" style:list-style-name="L355">
    </style:style>
    <style:style style:name="P356" style:family="paragraph" style:parent-style-name="Text_20_body" style:list-style-name="L356">
      <style:paragraph-properties fo:margin-top="0in" fo:margin-bottom="0in"/>
    </style:style>
    <style:style style:name="P357" style:family="paragraph" style:parent-style-name="Text_20_body" style:list-style-name="L357">
    </style:style>
    <style:style style:name="P358" style:family="paragraph" style:parent-style-name="Text_20_body" style:list-style-name="L358">
      <style:paragraph-properties fo:margin-top="0in" fo:margin-bottom="0in"/>
    </style:style>
    <style:style style:name="P359" style:family="paragraph" style:parent-style-name="Text_20_body" style:list-style-name="L359">
    </style:style>
    <style:style style:name="P360" style:family="paragraph" style:parent-style-name="Text_20_body" style:list-style-name="L360">
      <style:paragraph-properties fo:margin-top="0in" fo:margin-bottom="0in"/>
    </style:style>
    <style:style style:name="P361" style:family="paragraph" style:parent-style-name="Text_20_body" style:list-style-name="L361">
    </style:style>
    <style:style style:name="P362" style:family="paragraph" style:parent-style-name="Text_20_body" style:list-style-name="L362">
    </style:style>
    <style:style style:name="P363" style:family="paragraph" style:parent-style-name="Text_20_body" style:list-style-name="L363">
      <style:paragraph-properties fo:margin-top="0in" fo:margin-bottom="0in"/>
    </style:style>
    <style:style style:name="P364" style:family="paragraph" style:parent-style-name="Text_20_body" style:list-style-name="L364">
    </style:style>
    <style:style style:name="P365" style:family="paragraph" style:parent-style-name="Text_20_body" style:list-style-name="L365">
    </style:style>
    <style:style style:name="P366" style:family="paragraph" style:parent-style-name="Text_20_body" style:list-style-name="L366">
      <style:paragraph-properties fo:margin-top="0in" fo:margin-bottom="0in"/>
    </style:style>
    <style:style style:name="P367" style:family="paragraph" style:parent-style-name="Text_20_body" style:list-style-name="L367">
    </style:style>
    <style:style style:name="P368" style:family="paragraph" style:parent-style-name="Text_20_body" style:list-style-name="L368">
      <style:paragraph-properties fo:margin-top="0in" fo:margin-bottom="0in"/>
    </style:style>
    <style:style style:name="P369" style:family="paragraph" style:parent-style-name="Text_20_body" style:list-style-name="L369">
    </style:style>
    <style:style style:name="P370" style:family="paragraph" style:parent-style-name="Text_20_body" style:list-style-name="L370">
    </style:style>
    <style:style style:name="P371" style:family="paragraph" style:parent-style-name="Text_20_body" style:list-style-name="L371">
      <style:paragraph-properties fo:margin-top="0in" fo:margin-bottom="0in"/>
    </style:style>
    <style:style style:name="P372" style:family="paragraph" style:parent-style-name="Text_20_body" style:list-style-name="L372">
    </style:style>
    <style:style style:name="P373" style:family="paragraph" style:parent-style-name="Text_20_body" style:list-style-name="L373">
    </style:style>
    <style:style style:name="P374" style:family="paragraph" style:parent-style-name="Text_20_body" style:list-style-name="L374">
      <style:paragraph-properties fo:margin-top="0in" fo:margin-bottom="0in"/>
    </style:style>
    <style:style style:name="P375" style:family="paragraph" style:parent-style-name="Text_20_body" style:list-style-name="L375">
      <style:paragraph-properties fo:margin-top="0in" fo:margin-bottom="0in"/>
    </style:style>
    <style:style style:name="P376" style:family="paragraph" style:parent-style-name="Text_20_body" style:list-style-name="L376">
      <style:paragraph-properties fo:margin-top="0in" fo:margin-bottom="0in"/>
    </style:style>
    <style:style style:name="P377" style:family="paragraph" style:parent-style-name="Text_20_body" style:list-style-name="L377">
    </style:style>
    <style:style style:name="P378" style:family="paragraph" style:parent-style-name="Text_20_body" style:list-style-name="L378">
    </style:style>
    <style:style style:name="P379" style:family="paragraph" style:parent-style-name="Text_20_body" style:list-style-name="L379">
    </style:style>
    <style:style style:name="P380" style:family="paragraph" style:parent-style-name="Text_20_body" style:list-style-name="L380">
    </style:style>
    <style:style style:name="P381" style:family="paragraph" style:parent-style-name="Text_20_body" style:list-style-name="L381">
      <style:paragraph-properties fo:margin-top="0in" fo:margin-bottom="0in"/>
    </style:style>
    <style:style style:name="P382" style:family="paragraph" style:parent-style-name="Text_20_body" style:list-style-name="L382">
      <style:paragraph-properties fo:margin-top="0in" fo:margin-bottom="0in"/>
    </style:style>
    <style:style style:name="P383" style:family="paragraph" style:parent-style-name="Text_20_body" style:list-style-name="L383">
      <style:paragraph-properties fo:margin-top="0in" fo:margin-bottom="0in"/>
    </style:style>
    <style:style style:name="P384" style:family="paragraph" style:parent-style-name="Text_20_body" style:list-style-name="L384">
    </style:style>
    <style:style style:name="P385" style:family="paragraph" style:parent-style-name="Text_20_body" style:list-style-name="L385">
    </style:style>
    <style:style style:name="P386" style:family="paragraph" style:parent-style-name="Text_20_body" style:list-style-name="L386">
      <style:paragraph-properties fo:margin-top="0in" fo:margin-bottom="0in"/>
    </style:style>
    <style:style style:name="P387" style:family="paragraph" style:parent-style-name="Text_20_body" style:list-style-name="L387">
      <style:paragraph-properties fo:margin-top="0in" fo:margin-bottom="0in"/>
    </style:style>
    <style:style style:name="P388" style:family="paragraph" style:parent-style-name="Text_20_body" style:list-style-name="L388">
    </style:style>
    <style:style style:name="P389" style:family="paragraph" style:parent-style-name="Text_20_body" style:list-style-name="L389">
    </style:style>
    <style:style style:name="P390" style:family="paragraph" style:parent-style-name="Text_20_body" style:list-style-name="L390">
      <style:paragraph-properties fo:margin-top="0in" fo:margin-bottom="0in"/>
    </style:style>
    <style:style style:name="P391" style:family="paragraph" style:parent-style-name="Text_20_body" style:list-style-name="L391">
    </style:style>
    <style:style style:name="P392" style:family="paragraph" style:parent-style-name="Text_20_body" style:list-style-name="L392">
    </style:style>
    <style:style style:name="P393" style:family="paragraph" style:parent-style-name="Text_20_body" style:list-style-name="L393">
      <style:paragraph-properties fo:margin-top="0in" fo:margin-bottom="0in"/>
    </style:style>
    <style:style style:name="P394" style:family="paragraph" style:parent-style-name="Text_20_body" style:list-style-name="L394">
    </style:style>
    <style:style style:name="P395" style:family="paragraph" style:parent-style-name="Text_20_body" style:list-style-name="L395">
    </style:style>
    <style:style style:name="P396" style:family="paragraph" style:parent-style-name="Text_20_body" style:list-style-name="L396">
      <style:paragraph-properties fo:margin-top="0in" fo:margin-bottom="0in"/>
    </style:style>
    <style:style style:name="P397" style:family="paragraph" style:parent-style-name="Text_20_body" style:list-style-name="L397">
    </style:style>
    <style:style style:name="P398" style:family="paragraph" style:parent-style-name="Text_20_body" style:list-style-name="L398">
    </style:style>
    <style:style style:name="P399" style:family="paragraph" style:parent-style-name="Text_20_body" style:list-style-name="L399">
    </style:style>
    <style:style style:name="P400" style:family="paragraph" style:parent-style-name="Text_20_body" style:list-style-name="L400">
    </style:style>
    <style:style style:name="P401" style:family="paragraph" style:parent-style-name="Text_20_body" style:list-style-name="L401">
      <style:paragraph-properties fo:margin-top="0in" fo:margin-bottom="0in"/>
    </style:style>
    <style:style style:name="P402" style:family="paragraph" style:parent-style-name="Text_20_body" style:list-style-name="L402">
    </style:style>
    <style:style style:name="P403" style:family="paragraph" style:parent-style-name="Text_20_body" style:list-style-name="L403">
    </style:style>
    <style:style style:name="P404" style:family="paragraph" style:parent-style-name="Text_20_body" style:list-style-name="L404">
    </style:style>
    <style:style style:name="P405" style:family="paragraph" style:parent-style-name="Text_20_body" style:list-style-name="L405">
      <style:paragraph-properties fo:margin-top="0in" fo:margin-bottom="0in"/>
    </style:style>
    <style:style style:name="P406" style:family="paragraph" style:parent-style-name="Text_20_body" style:list-style-name="L406">
    </style:style>
    <style:style style:name="P407" style:family="paragraph" style:parent-style-name="Text_20_body" style:list-style-name="L407">
    </style:style>
    <style:style style:name="P408" style:family="paragraph" style:parent-style-name="Text_20_body" style:list-style-name="L408">
      <style:paragraph-properties fo:margin-top="0in" fo:margin-bottom="0in"/>
    </style:style>
    <style:style style:name="P409" style:family="paragraph" style:parent-style-name="Text_20_body" style:list-style-name="L409">
    </style:style>
    <style:style style:name="P410" style:family="paragraph" style:parent-style-name="Text_20_body" style:list-style-name="L410">
    </style:style>
    <style:style style:name="P411" style:family="paragraph" style:parent-style-name="Text_20_body" style:list-style-name="L411">
      <style:paragraph-properties fo:margin-top="0in" fo:margin-bottom="0in"/>
    </style:style>
    <style:style style:name="P412" style:family="paragraph" style:parent-style-name="Text_20_body" style:list-style-name="L412">
    </style:style>
    <style:style style:name="P413" style:family="paragraph" style:parent-style-name="Text_20_body" style:list-style-name="L413">
    </style:style>
    <style:style style:name="P414" style:family="paragraph" style:parent-style-name="Text_20_body" style:list-style-name="L414">
    </style:style>
    <style:style style:name="P415" style:family="paragraph" style:parent-style-name="Text_20_body" style:list-style-name="L415">
      <style:paragraph-properties fo:margin-top="0in" fo:margin-bottom="0in"/>
    </style:style>
    <style:style style:name="P416" style:family="paragraph" style:parent-style-name="Text_20_body" style:list-style-name="L416">
    </style:style>
    <style:style style:name="P417" style:family="paragraph" style:parent-style-name="Text_20_body" style:list-style-name="L417">
    </style:style>
    <style:style style:name="P418" style:family="paragraph" style:parent-style-name="Text_20_body" style:list-style-name="L418">
      <style:paragraph-properties fo:margin-top="0in" fo:margin-bottom="0in"/>
    </style:style>
    <style:style style:name="P419" style:family="paragraph" style:parent-style-name="Text_20_body" style:list-style-name="L419">
      <style:paragraph-properties fo:margin-top="0in" fo:margin-bottom="0in"/>
    </style:style>
    <style:style style:name="P420" style:family="paragraph" style:parent-style-name="Text_20_body" style:list-style-name="L420">
      <style:paragraph-properties fo:margin-top="0in" fo:margin-bottom="0in"/>
    </style:style>
    <style:style style:name="P421" style:family="paragraph" style:parent-style-name="Text_20_body" style:list-style-name="L421">
      <style:paragraph-properties fo:margin-top="0in" fo:margin-bottom="0in"/>
    </style:style>
    <style:style style:name="P422" style:family="paragraph" style:parent-style-name="Text_20_body" style:list-style-name="L422">
      <style:paragraph-properties fo:margin-top="0in" fo:margin-bottom="0in"/>
    </style:style>
    <style:style style:name="P423" style:family="paragraph" style:parent-style-name="Text_20_body" style:list-style-name="L423">
      <style:paragraph-properties fo:margin-top="0in" fo:margin-bottom="0in"/>
    </style:style>
    <style:style style:name="P424" style:family="paragraph" style:parent-style-name="Text_20_body" style:list-style-name="L424">
      <style:paragraph-properties fo:margin-top="0in" fo:margin-bottom="0in"/>
    </style:style>
    <style:style style:name="P425" style:family="paragraph" style:parent-style-name="Text_20_body" style:list-style-name="L425">
      <style:paragraph-properties fo:margin-top="0in" fo:margin-bottom="0in"/>
    </style:style>
    <style:style style:name="P426" style:family="paragraph" style:parent-style-name="Text_20_body" style:list-style-name="L426">
      <style:paragraph-properties fo:margin-top="0in" fo:margin-bottom="0in"/>
    </style:style>
    <style:style style:name="P427" style:family="paragraph" style:parent-style-name="Text_20_body" style:list-style-name="L427">
      <style:paragraph-properties fo:margin-top="0in" fo:margin-bottom="0in"/>
    </style:style>
    <style:style style:name="P428" style:family="paragraph" style:parent-style-name="Text_20_body" style:list-style-name="L428">
      <style:paragraph-properties fo:margin-top="0in" fo:margin-bottom="0in"/>
    </style:style>
    <style:style style:name="P429" style:family="paragraph" style:parent-style-name="Text_20_body" style:list-style-name="L429">
      <style:paragraph-properties fo:margin-top="0in" fo:margin-bottom="0in"/>
    </style:style>
    <style:style style:name="P430" style:family="paragraph" style:parent-style-name="Text_20_body" style:list-style-name="L430">
      <style:paragraph-properties fo:margin-top="0in" fo:margin-bottom="0in"/>
    </style:style>
    <style:style style:name="P431" style:family="paragraph" style:parent-style-name="Text_20_body" style:list-style-name="L431">
      <style:paragraph-properties fo:margin-top="0in" fo:margin-bottom="0in"/>
    </style:style>
    <style:style style:name="P432" style:family="paragraph" style:parent-style-name="Text_20_body" style:list-style-name="L432">
      <style:paragraph-properties fo:margin-top="0in" fo:margin-bottom="0in"/>
    </style:style>
    <style:style style:name="P433" style:family="paragraph" style:parent-style-name="Text_20_body" style:list-style-name="L433">
      <style:paragraph-properties fo:margin-top="0in" fo:margin-bottom="0in"/>
    </style:style>
    <style:style style:name="P434" style:family="paragraph" style:parent-style-name="Text_20_body" style:list-style-name="L434">
      <style:paragraph-properties fo:margin-top="0in" fo:margin-bottom="0in"/>
    </style:style>
    <style:style style:name="P435" style:family="paragraph" style:parent-style-name="Text_20_body" style:list-style-name="L435">
      <style:paragraph-properties fo:margin-top="0in" fo:margin-bottom="0in"/>
    </style:style>
    <style:style style:name="P436" style:family="paragraph" style:parent-style-name="Text_20_body" style:list-style-name="L436">
      <style:paragraph-properties fo:margin-top="0in" fo:margin-bottom="0in"/>
    </style:style>
    <style:style style:name="P437" style:family="paragraph" style:parent-style-name="Text_20_body" style:list-style-name="L437">
      <style:paragraph-properties fo:margin-top="0in" fo:margin-bottom="0in"/>
    </style:style>
    <style:style style:name="P438" style:family="paragraph" style:parent-style-name="Text_20_body" style:list-style-name="L438">
      <style:paragraph-properties fo:margin-top="0in" fo:margin-bottom="0in"/>
    </style:style>
    <style:style style:name="P439" style:family="paragraph" style:parent-style-name="Text_20_body" style:list-style-name="L439">
      <style:paragraph-properties fo:margin-top="0in" fo:margin-bottom="0in"/>
    </style:style>
    <style:style style:name="P440" style:family="paragraph" style:parent-style-name="Text_20_body" style:list-style-name="L440">
      <style:paragraph-properties fo:margin-top="0in" fo:margin-bottom="0in"/>
    </style:style>
    <style:style style:name="P441" style:family="paragraph" style:parent-style-name="Text_20_body" style:list-style-name="L441">
      <style:paragraph-properties fo:margin-top="0in" fo:margin-bottom="0in"/>
    </style:style>
    <style:style style:name="P442" style:family="paragraph" style:parent-style-name="Text_20_body" style:list-style-name="L442">
      <style:paragraph-properties fo:margin-top="0in" fo:margin-bottom="0in"/>
    </style:style>
    <style:style style:name="P443" style:family="paragraph" style:parent-style-name="Text_20_body" style:list-style-name="L443">
      <style:paragraph-properties fo:margin-top="0in" fo:margin-bottom="0in"/>
    </style:style>
    <style:style style:name="P444" style:family="paragraph" style:parent-style-name="Text_20_body" style:list-style-name="L444">
      <style:paragraph-properties fo:margin-top="0in" fo:margin-bottom="0in"/>
    </style:style>
    <style:style style:name="P445" style:family="paragraph" style:parent-style-name="Text_20_body" style:list-style-name="L445">
      <style:paragraph-properties fo:margin-top="0in" fo:margin-bottom="0in"/>
    </style:style>
    <style:style style:name="P446" style:family="paragraph" style:parent-style-name="Text_20_body" style:list-style-name="L446">
      <style:paragraph-properties fo:margin-top="0in" fo:margin-bottom="0in"/>
    </style:style>
    <style:style style:name="P447" style:family="paragraph" style:parent-style-name="Text_20_body" style:list-style-name="L447">
      <style:paragraph-properties fo:margin-top="0in" fo:margin-bottom="0in"/>
    </style:style>
    <style:style style:name="P448" style:family="paragraph" style:parent-style-name="Text_20_body" style:list-style-name="L448">
      <style:paragraph-properties fo:margin-top="0in" fo:margin-bottom="0in"/>
    </style:style>
    <style:style style:name="P449" style:family="paragraph" style:parent-style-name="Text_20_body" style:list-style-name="L449">
      <style:paragraph-properties fo:margin-top="0in" fo:margin-bottom="0in"/>
    </style:style>
    <style:style style:name="P450" style:family="paragraph" style:parent-style-name="Text_20_body" style:list-style-name="L450">
      <style:paragraph-properties fo:margin-top="0in" fo:margin-bottom="0in"/>
    </style:style>
    <style:style style:name="P451" style:family="paragraph" style:parent-style-name="Text_20_body" style:list-style-name="L451">
      <style:paragraph-properties fo:margin-top="0in" fo:margin-bottom="0in"/>
    </style:style>
    <style:style style:name="P452" style:family="paragraph" style:parent-style-name="Text_20_body" style:list-style-name="L452">
      <style:paragraph-properties fo:margin-top="0in" fo:margin-bottom="0in"/>
    </style:style>
    <style:style style:name="P453" style:family="paragraph" style:parent-style-name="Text_20_body" style:list-style-name="L453">
      <style:paragraph-properties fo:margin-top="0in" fo:margin-bottom="0in"/>
    </style:style>
    <style:style style:name="P454" style:family="paragraph" style:parent-style-name="Text_20_body" style:list-style-name="L454">
      <style:paragraph-properties fo:margin-top="0in" fo:margin-bottom="0in"/>
    </style:style>
    <style:style style:name="P455" style:family="paragraph" style:parent-style-name="Text_20_body" style:list-style-name="L455">
      <style:paragraph-properties fo:margin-top="0in" fo:margin-bottom="0in"/>
    </style:style>
    <style:style style:name="P456" style:family="paragraph" style:parent-style-name="Text_20_body" style:list-style-name="L456">
      <style:paragraph-properties fo:margin-top="0in" fo:margin-bottom="0in"/>
    </style:style>
    <style:style style:name="P457" style:family="paragraph" style:parent-style-name="Text_20_body" style:list-style-name="L457">
      <style:paragraph-properties fo:margin-top="0in" fo:margin-bottom="0in"/>
    </style:style>
    <style:style style:name="P458" style:family="paragraph" style:parent-style-name="Text_20_body" style:list-style-name="L458">
      <style:paragraph-properties fo:margin-top="0in" fo:margin-bottom="0in"/>
    </style:style>
    <style:style style:name="P459" style:family="paragraph" style:parent-style-name="Text_20_body" style:list-style-name="L459">
      <style:paragraph-properties fo:margin-top="0in" fo:margin-bottom="0in"/>
    </style:style>
    <style:style style:name="P460" style:family="paragraph" style:parent-style-name="Text_20_body" style:list-style-name="L460">
      <style:paragraph-properties fo:margin-top="0in" fo:margin-bottom="0in"/>
    </style:style>
    <style:style style:name="P461" style:family="paragraph" style:parent-style-name="Text_20_body" style:list-style-name="L461">
      <style:paragraph-properties fo:margin-top="0in" fo:margin-bottom="0in"/>
    </style:style>
    <style:style style:name="P462" style:family="paragraph" style:parent-style-name="Text_20_body" style:list-style-name="L462">
      <style:paragraph-properties fo:margin-top="0in" fo:margin-bottom="0in"/>
    </style:style>
    <style:style style:name="P463" style:family="paragraph" style:parent-style-name="Text_20_body" style:list-style-name="L463">
      <style:paragraph-properties fo:margin-top="0in" fo:margin-bottom="0in"/>
    </style:style>
    <style:style style:name="P464" style:family="paragraph" style:parent-style-name="Text_20_body" style:list-style-name="L464">
      <style:paragraph-properties fo:margin-top="0in" fo:margin-bottom="0in"/>
    </style:style>
    <style:style style:name="P465" style:family="paragraph" style:parent-style-name="Text_20_body" style:list-style-name="L465">
      <style:paragraph-properties fo:margin-top="0in" fo:margin-bottom="0in"/>
    </style:style>
    <style:style style:name="P466" style:family="paragraph" style:parent-style-name="Text_20_body" style:list-style-name="L466">
      <style:paragraph-properties fo:margin-top="0in" fo:margin-bottom="0in"/>
    </style:style>
    <style:style style:name="P467" style:family="paragraph" style:parent-style-name="Text_20_body" style:list-style-name="L467">
      <style:paragraph-properties fo:margin-top="0in" fo:margin-bottom="0in"/>
    </style:style>
    <style:style style:name="P468" style:family="paragraph" style:parent-style-name="Text_20_body" style:list-style-name="L468">
      <style:paragraph-properties fo:margin-top="0in" fo:margin-bottom="0in"/>
    </style:style>
    <style:style style:name="P469" style:family="paragraph" style:parent-style-name="Text_20_body" style:list-style-name="L469">
      <style:paragraph-properties fo:margin-top="0in" fo:margin-bottom="0in"/>
    </style:style>
    <style:style style:name="P470" style:family="paragraph" style:parent-style-name="Text_20_body" style:list-style-name="L470">
      <style:paragraph-properties fo:margin-top="0in" fo:margin-bottom="0in"/>
    </style:style>
    <style:style style:name="P471" style:family="paragraph" style:parent-style-name="Text_20_body" style:list-style-name="L471">
      <style:paragraph-properties fo:margin-top="0in" fo:margin-bottom="0in"/>
    </style:style>
    <style:style style:name="P472" style:family="paragraph" style:parent-style-name="Text_20_body" style:list-style-name="L472">
      <style:paragraph-properties fo:margin-top="0in" fo:margin-bottom="0in"/>
    </style:style>
    <style:style style:name="P473" style:family="paragraph" style:parent-style-name="Text_20_body" style:list-style-name="L473">
      <style:paragraph-properties fo:margin-top="0in" fo:margin-bottom="0in"/>
    </style:style>
    <style:style style:name="P474" style:family="paragraph" style:parent-style-name="Text_20_body" style:list-style-name="L474">
      <style:paragraph-properties fo:margin-top="0in" fo:margin-bottom="0in"/>
    </style:style>
    <style:style style:name="P475" style:family="paragraph" style:parent-style-name="Text_20_body" style:list-style-name="L475">
      <style:paragraph-properties fo:margin-top="0in" fo:margin-bottom="0in"/>
    </style:style>
    <style:style style:name="P476" style:family="paragraph" style:parent-style-name="Text_20_body" style:list-style-name="L476">
      <style:paragraph-properties fo:margin-top="0in" fo:margin-bottom="0in"/>
    </style:style>
    <style:style style:name="P477" style:family="paragraph" style:parent-style-name="Text_20_body" style:list-style-name="L477">
      <style:paragraph-properties fo:margin-top="0in" fo:margin-bottom="0in"/>
    </style:style>
    <style:style style:name="P478" style:family="paragraph" style:parent-style-name="Text_20_body" style:list-style-name="L478">
    </style:style>
    <style:style style:name="P479" style:family="paragraph" style:parent-style-name="Text_20_body" style:list-style-name="L479">
      <style:paragraph-properties fo:margin-top="0in" fo:margin-bottom="0in"/>
    </style:style>
    <style:style style:name="P480" style:family="paragraph" style:parent-style-name="Text_20_body" style:list-style-name="L480">
      <style:paragraph-properties fo:margin-top="0in" fo:margin-bottom="0in"/>
    </style:style>
    <style:style style:name="P481" style:family="paragraph" style:parent-style-name="Text_20_body" style:list-style-name="L481">
      <style:paragraph-properties fo:margin-top="0in" fo:margin-bottom="0in"/>
    </style:style>
    <style:style style:name="P482" style:family="paragraph" style:parent-style-name="Text_20_body" style:list-style-name="L482">
      <style:paragraph-properties fo:margin-top="0in" fo:margin-bottom="0in"/>
    </style:style>
    <style:style style:name="P483" style:family="paragraph" style:parent-style-name="Text_20_body" style:list-style-name="L483">
      <style:paragraph-properties fo:margin-top="0in" fo:margin-bottom="0in"/>
    </style:style>
    <style:style style:name="P484" style:family="paragraph" style:parent-style-name="Text_20_body" style:list-style-name="L484">
      <style:paragraph-properties fo:margin-top="0in" fo:margin-bottom="0in"/>
    </style:style>
    <style:style style:name="P485" style:family="paragraph" style:parent-style-name="Text_20_body" style:list-style-name="L485">
      <style:paragraph-properties fo:margin-top="0in" fo:margin-bottom="0in"/>
    </style:style>
    <style:style style:name="P486" style:family="paragraph" style:parent-style-name="Text_20_body" style:list-style-name="L486">
      <style:paragraph-properties fo:margin-top="0in" fo:margin-bottom="0in"/>
    </style:style>
    <style:style style:name="P487" style:family="paragraph" style:parent-style-name="Text_20_body" style:list-style-name="L487">
      <style:paragraph-properties fo:margin-top="0in" fo:margin-bottom="0in"/>
    </style:style>
    <style:style style:name="P488" style:family="paragraph" style:parent-style-name="Text_20_body" style:list-style-name="L488">
      <style:paragraph-properties fo:margin-top="0in" fo:margin-bottom="0in"/>
    </style:style>
    <style:style style:name="P489" style:family="paragraph" style:parent-style-name="Text_20_body" style:list-style-name="L489">
      <style:paragraph-properties fo:margin-top="0in" fo:margin-bottom="0in"/>
    </style:style>
    <style:style style:name="P490" style:family="paragraph" style:parent-style-name="Text_20_body" style:list-style-name="L490">
      <style:paragraph-properties fo:margin-top="0in" fo:margin-bottom="0in"/>
    </style:style>
    <style:style style:name="P491" style:family="paragraph" style:parent-style-name="Text_20_body" style:list-style-name="L491">
      <style:paragraph-properties fo:margin-top="0in" fo:margin-bottom="0in"/>
    </style:style>
    <style:style style:name="P492" style:family="paragraph" style:parent-style-name="Text_20_body" style:list-style-name="L492">
      <style:paragraph-properties fo:margin-top="0in" fo:margin-bottom="0in"/>
    </style:style>
    <style:style style:name="P493" style:family="paragraph" style:parent-style-name="Text_20_body" style:list-style-name="L493">
      <style:paragraph-properties fo:margin-top="0in" fo:margin-bottom="0in"/>
    </style:style>
    <style:style style:name="P494" style:family="paragraph" style:parent-style-name="Text_20_body" style:list-style-name="L494">
      <style:paragraph-properties fo:margin-top="0in" fo:margin-bottom="0in"/>
    </style:style>
    <style:style style:name="P495" style:family="paragraph" style:parent-style-name="Text_20_body" style:list-style-name="L495">
      <style:paragraph-properties fo:margin-top="0in" fo:margin-bottom="0in"/>
    </style:style>
    <style:style style:name="P496" style:family="paragraph" style:parent-style-name="Text_20_body" style:list-style-name="L496">
      <style:paragraph-properties fo:margin-top="0in" fo:margin-bottom="0in"/>
    </style:style>
    <style:style style:name="P497" style:family="paragraph" style:parent-style-name="Text_20_body" style:list-style-name="L497">
      <style:paragraph-properties fo:margin-top="0in" fo:margin-bottom="0in"/>
    </style:style>
    <style:style style:name="P498" style:family="paragraph" style:parent-style-name="Text_20_body" style:list-style-name="L498">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86%"/>
    </style:style>
    <style:style style:name="Table1.A" style:family="table-column">
      <style:table-column-properties style:rel-column-width="28216*"/>
    </style:style>
    <style:style style:name="Table1.B" style:family="table-column">
      <style:table-column-properties style:rel-column-width="28216*"/>
    </style:style>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office:automatic-styles>
  <office:master-styles>
    <style:master-page style:name="Standard" style:page-layout-name="pm1" draw:style-name="dp1">
      <style:footer>
        <text:p text:style-name="LO"><text:span text:style-name="Police_20_par_20_défaut"><text:span text:style-name="T1">RGAA 4.1.1 – <text:page-number text:select-page="current">121</text:page-number>/<text:page-count>121</text:page-count></text:span></text:span></text:p>
      </style:footer>
    </style:master-page>
  </office:master-styles>
  <office:body>
    <office:text>
      <text:p text:style-name="P112"><draw:frame draw:style-name="fr1" draw:name="Gouvernement" text:anchor-type="char" svg:x="0.021cm" svg:y="0.03cm" svg:width="6.867cm" svg:height="4.043cm" draw:z-index="0"><draw:image draw:mime-type="image/png">
      <office:binary-data></office:binary-data>
     </draw:image>
     <svg:title>Gouvernement</svg:title>
    </draw:frame></text:p>
      <text:p text:style-name="DINUM">Direction<text:line-break/>interministérielle<text:line-break/>du numérique</text:p>
      <text:p text:style-name="Title">Référentiel général<text:line-break/>d’amélioration de l’accessibilité</text:p>
      <text:p text:style-name="Subtitle">version 4.1.1</text:p>
      <text:p text:style-name="P999"/>
      <text:p text:style-name="Text_20_body"><text:span text:style-name="T1">Notes de révision</text:span></text:p>
      <text:p text:style-name="Text_20_body">Cette édition comporte le premier erratum apporté à la version 4.1 du Référentiel général d’amélioration de l’accessibilité (RGAA). Il n’invalide pas les audits déjà réalisés.</text:p>
      <text:p text:style-name="Text_20_body">Les corrections concernent essentiellement les critères, les tests et le glossaire.</text:p>
      <text:p text:style-name="Text_20_body">Elles corrigent les défauts suivants :</text:p>
      <text:list text:style-name="L1">
        <text:list-item>
          <text:p text:style-name="P1">fautes d’orthographe (description pour desription) ;</text:p>
        </text:list-item>
        <text:list-item>
          <text:p text:style-name="P1">typographie – espace insécable, apostrophe française remplaçant une apostrophe anglaise droite… – ;</text:p>
        </text:list-item>
        <text:list-item>
          <text:p text:style-name="P1">grammaire notamment accord de genre ou de pluriel – évaluations (…) prévues pour prévus – ;</text:p>
        </text:list-item>
        <text:list-item>
          <text:p text:style-name="P1">indication de langue ;</text:p>
        </text:list-item>
        <text:list-item>
          <text:p text:style-name="P1">permutation de termes et plus généralement tri d’énumérations pour respecter l’ordre alphabétique ;</text:p>
        </text:list-item>
        <text:list-item>
          <text:p text:style-name="P1">ajout d’ancre pour pointer plus précisément une référence ou explicitation de la langue d’une ressource ;</text:p>
        </text:list-item>
        <text:list-item>
          <text:p text:style-name="P1">séparation d’items indûment fusionnés.</text:p>
        </text:list-item>
      </text:list>
      <text:p text:style-name="First_20_paragraph">Ces corrections ont été reportées directement aux fichiers <text:span text:style-name="Source_Text">criteres.json</text:span> et <text:span text:style-name="Source_Text">glossaire.json</text:span> disponibles sur le dépôt GitHub du RGAA.</text:p>
      <text:p text:style-name="Text_20_body">Les sources de cette mise à jour sont issues du dépôt RGAA.</text:p>
      <text:list text:style-name="L2">
        <text:list-item>
          <text:p text:style-name="P2">Critères et tests</text:p>
          <text:list text:style-name="L3">
            <text:list-item>
              <text:p text:style-name="P3">1.1.5 Ajout de la mention “Contenu de l’élément <text:span text:style-name="Source_Text">&lt;title&gt;</text:span>” dans la méthodologie de test.</text:p>
            </text:list-item>
            <text:list-item>
              <text:p text:style-name="P3">1.6 Ajout de la <text:span text:style-name="T2">note technique</text:span> suivante :<text:line-break/>“attribut <text:span text:style-name="Source_Text">longdesc</text:span> qui constitue une des conditions du test 1.6.1 (et dont la pertinence est vérifiée avec le test 1.7.1) est désormais considéré comme obsolète par la spécification HTML en cours. La vérification de cet attribut ne sera donc requise que pour les versions de la spécification HTML antérieure à HTML5.”</text:p>
            </text:list-item>
            <text:list-item>
              <text:p text:style-name="P3">4.5.1 et 4.5.2 Ajout de la mention “accessible au moyen d’un bouton ou d’un lien adjacent (une URL ou une ancre).”</text:p>
            </text:list-item>
            <text:list-item>
              <text:p text:style-name="P3">5.8.1 Suppression de l’élément <text:span text:style-name="Source_Text">&lt;colgroup&gt;</text:span> de la liste des éléments à vérifier</text:p>
            </text:list-item>
            <text:list-item>
              <text:p text:style-name="P3">10.1.1 Les éléments de présentation sont listés par ordre alphabétique.</text:p>
            </text:list-item>
            <text:list-item>
              <text:p text:style-name="P3">10.1.2 Suppression de l’attribut <text:span text:style-name="Source_Text">basefont</text:span> de la liste des attributs de présentation.</text:p>
            </text:list-item>
            <text:list-item>
              <text:p text:style-name="P3">10.7.1 Suppression des propriétés css :<text:line-break/>“(propriétés <text:span text:style-name="Source_Text">outline</text:span>, <text:span text:style-name="Source_Text">outline-width</text:span>, <text:span text:style-name="Source_Text">outline-style</text:span>, <text:span text:style-name="Source_Text">outline-color</text:span> ou toute autre propriété de mise en forme appropriée)” est remplacé par :<text:line-break/>“(en agissant sur le contour ou le fond ou les deux)”</text:p>
            </text:list-item>
            <text:list-item>
              <text:p text:style-name="P3">10.11</text:p>
              <text:list text:style-name="L4">
                <text:list-item>
                  <text:p text:style-name="P4">Ajout des techniques WCAG manquantes</text:p>
                </text:list-item>
                <text:list-item>
                  <text:p text:style-name="P4">Ajout de la mention suivante dans <text:span text:style-name="T2">Cas particuliers</text:span> : « L’objectif de ce critère est de garantir un défilement dans une <text:span text:style-name="T1">unique</text:span> direction pour une lecture facilitée selon le sens de l’écriture. »</text:p>
                </text:list-item>
                <text:list-item>
                  <text:p text:style-name="P4">Modification de l’intitulé du critère :<text:line-break/>“Pour chaque page web, les contenus peuvent-ils être présentés sans avoir recours à un défilement vertical pour une fenêtre ayant une hauteur de 256px ou à un défilement horizontal pour une fenêtre ayant une largeur de 320px (hors cas particuliers) ?”<text:line-break/>est remplacé par :<text:line-break/>“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ext:list-item>
              </text:list>
            </text:list-item>
            <text:list-item>
              <text:p text:style-name="P3">11.2 Référence à un test inexistant :<text:line-break/>“Ce cas particulier s’applique également au test 11.9.3.”<text:line-break/>est remplacé par :<text:line-break/>“Ce cas particulier s’applique également au test 11.9.2.”</text:p>
            </text:list-item>
            <text:list-item>
              <text:p text:style-name="P3">12.8 Correction de la correspondance aux WCAG :<text:line-break/>“C7” est remplacé par :<text:line-break/>“C27”.</text:p>
            </text:list-item>
            <text:list-item>
              <text:p text:style-name="P3">13.3.1 Reformulation de la méthodologie de test :</text:p>
              <text:list text:style-name="L5">
                <text:list-item>
                  <text:p text:style-name="P5">Il existe une version alternative du document en téléchargement compatible avec l’accessibilité,</text:p>
                </text:list-item>
                <text:list-item>
                  <text:p text:style-name="P5">Il existe une version alternative du document en téléchargement au format HTML.</text:p>
                </text:list-item>
              </text:list>
              <text:p text:style-name="P3">est remplacé par :</text:p>
              <text:list text:style-name="L6">
                <text:list-item>
                  <text:p text:style-name="P6">Il en existe une version alternative en téléchargement compatible avec l’accessibilité,</text:p>
                </text:list-item>
                <text:list-item>
                  <text:p text:style-name="P6">Il en existe une version alternative au format HTML compatible avec l’accessibilité.</text:p>
                </text:list-item>
              </text:list>
            </text:list-item>
          </text:list>
        </text:list-item>
        <text:list-item>
          <text:p text:style-name="P2">Glossaire</text:p>
          <text:list text:style-name="L7">
            <text:list-item>
              <text:p text:style-name="P7">Alternative textuelle (image) : Précision et ajout de la balise title soit “dans une balise <text:span text:style-name="Source_Text">&lt;title&gt;</text:span> ou dans une balise <text:span text:style-name="Source_Text">&lt;text&gt;</text:span> que cette dernière balise soit ou non visible”</text:p>
            </text:list-item>
            <text:list-item>
              <text:p text:style-name="P7">Contrôle de la consultation d’un média temporel : Ajout de la mention “Si l’objet multimédia a des sous-titres, il doit avoir une fonctionnalité de contrôle de l’apparition/disparition des sous-titres”</text:p>
            </text:list-item>
            <text:list-item>
              <text:p text:style-name="P7">Liste des valeurs possibles pour l’attribut <text:span text:style-name="Source_Text">autocomplete</text:span> :</text:p>
              <text:list text:style-name="L8">
                <text:list-item>
                  <text:p text:style-name="P8">“Identité sexuelle” est remplacé par “identité de genre”,</text:p>
                </text:list-item>
                <text:list-item>
                  <text:p text:style-name="P8">Séparation de deux items indûment fusionnés ;</text:p>
                </text:list-item>
              </text:list>
            </text:list-item>
            <text:list-item>
              <text:p text:style-name="P7">Présentation de l’information :</text:p>
              <text:list text:style-name="L9">
                <text:list-item>
                  <text:p text:style-name="P9">Les éléments sont listés par ordre alphabétique ,</text:p>
                </text:list-item>
                <text:list-item>
                  <text:p text:style-name="P9">Ajout de deux notes concernant l’attribut <text:span text:style-name="Source_Text">size</text:span> et l’élément <text:span text:style-name="Source_Text">u</text:span>.</text:p>
                </text:list-item>
              </text:list>
            </text:list-item>
          </text:list>
        </text:list-item>
      </text:list>
      <text:h text:style-name="Heading_20_1" text:outline-level="1"><text:bookmark-start text:name="règles-de-mise-en-œuvre-des-obligations-en-matière-daccessibilité-numérique"/>Règles de mise en œuvre des obligations en matière d’accessibilité numérique<text:bookmark-end text:name="règles-de-mise-en-œuvre-des-obligations-en-matière-daccessibilité-numérique"/></text:h>
      <text:h text:style-name="Heading_20_2" text:outline-level="2"><text:bookmark-start text:name="notion-daccessibilité-numérique"/>Notion d’accessibilité numérique<text:bookmark-end text:name="notion-daccessibilité-numérique"/></text:h>
      <text:p text:style-name="First_20_paragraph">Le handicap est défini comme : « <text:span text:style-name="T2">toute limitation d’activité ou restriction de participation à la vie en société subie dans son environnement par une personne en raison d’une altération substantielle, durable ou définitive d’une ou plusieurs fonctions physiques, sensorielles, mentales, cognitives ou psychiques, d’un polyhandicap ou d’un trouble de santé invalidant</text:span> » (article L. 114 du code de l’action sociale et des familles).</text:p>
      <text:p text:style-name="Text_20_body">L’accessibilité numérique consiste à rendre les services de communication au public en ligne accessibles aux personnes handicapées, c’est-à-dire :</text:p>
      <text:list text:style-name="L10">
        <text:list-item>
          <text:p text:style-name="P10">perceptibles : par exemple, faciliter la perception visuelle et auditive du contenu par l’utilisateur ; proposer des équivalents textuels à tout contenu non textuel ; créer un contenu qui puisse être présenté de différentes manières sans perte d’information ni de structure (par exemple avec une mise en page simplifiée) ;</text:p>
        </text:list-item>
        <text:list-item>
          <text:p text:style-name="P10">utilisables : par exemple, fournir à l’utilisateur des éléments d’orientation pour naviguer, trouver le contenu ; rendre toutes les fonctionnalités accessibles au clavier ; laisser à l’utilisateur suffisamment de temps pour lire et utiliser le contenu ; ne pas concevoir de contenu susceptible de provoquer des crises d’épilepsie ;</text:p>
        </text:list-item>
        <text:list-item>
          <text:p text:style-name="P10">compréhensibles : par exemple, faire en sorte que les pages fonctionnent de manière prévisible ; aider l’utilisateur à corriger les erreurs de saisie.</text:p>
        </text:list-item>
        <text:list-item>
          <text:p text:style-name="P10">et robustes : par exemple, optimiser la compatibilité avec les utilisations actuelles et futures, y compris avec les technologies d’assistance.</text:p>
        </text:list-item>
      </text:list>
      <text:h text:style-name="Heading_20_2" text:outline-level="2"><text:bookmark-start text:name="rappel-du-champ-dapplication"/>Rappel du champ d’application<text:bookmark-end text:name="rappel-du-champ-dapplication"/></text:h>
      <text:h text:style-name="Heading_20_3" text:outline-level="3"><text:bookmark-start text:name="contenus-concernés"/>Contenus concernés<text:bookmark-end text:name="contenus-concernés"/></text:h>
      <text:p text:style-name="First_20_paragraph">Comme le prévoit l’article 47 de la loi n° 2005-102 du 11 février 2005 pour l’égalité des droits et des chances, la participation et la citoyenneté des personnes handicapées, sont concernés par l’obligation d’accessibilité les services de communication au public en ligne des organismes suivants :</text:p>
      <text:list text:style-name="L11">
        <text:list-item>
          <text:p text:style-name="P11">Les personnes morales de droit public ;</text:p>
        </text:list-item>
        <text:list-item>
          <text:p text:style-name="P11">Les personnes morales de droit privé délégataires d’une mission de service public, ainsi que celles créées pour satisfaire spécifiquement des besoins d’intérêt général ayant un caractère autre qu’industriel ou commercial et dont :</text:p>
          <text:list>
            <text:list-item>
              <text:p text:style-name="P11">Soit l’activité est financée majoritairement par une ou plusieurs personnes mentionnées aux 1° et 3° et au présent 2° ;</text:p>
            </text:list-item>
            <text:list-item>
              <text:p text:style-name="P11">Soit la gestion est soumise à leur contrôle ;</text:p>
            </text:list-item>
            <text:list-item>
              <text:p text:style-name="P11">Soit plus de la moitié des membres de l’organe d’administration, de direction ou de surveillance sont désignés par elles ;</text:p>
            </text:list-item>
          </text:list>
        </text:list-item>
        <text:list-item>
          <text:p text:style-name="P11">Les personnes morales de droit privé constituées par une ou plusieurs des personnes mentionnées aux 1° et 2° pour satisfaire spécifiquement des besoins d’intérêt général ayant un caractère autre qu’industriel ou commercial ;</text:p>
        </text:list-item>
        <text:list-item>
          <text:p text:style-name="P11">Les entreprises à compter d’un seuil de chiffre d’affaires de 250 millions d’euros calculé pour chaque personne sur la base de la moyenne du chiffre d’affaires annuel réalisé en France des trois derniers exercices comptables clos antérieurement à l’année considérée.</text:p>
        </text:list-item>
      </text:list>
      <text:p text:style-name="First_20_paragraph">Ne sont pas concernés les services de communication au public en ligne :</text:p>
      <text:list text:style-name="L12">
        <text:list-item>
          <text:p text:style-name="P12">des fournisseurs de services de médias audiovisuels ;</text:p>
        </text:list-item>
        <text:list-item>
          <text:p text:style-name="P12">des organismes de droit privé à but non lucratif qui ne fournissent ni des services essentiels pour le public, ni des services répondant spécifiquement aux besoins des personnes handicapées ou destinés à celles-ci.</text:p>
        </text:list-item>
      </text:list>
      <text:p text:style-name="First_20_paragraph">Les services de communication au public en ligne sont définis comme toute mise à disposition du public ou de catégories de public, par un procédé de communication électronique, de signes, de signaux, d’écrits, d’images, de sons ou de messages de toute nature qui n’ont pas le caractère d’une correspondance privée (article 1er de la loi n° 2004-575 du 21 juin 2004 pour la confiance dans l’économie numérique). Conformément au II de l’article 47 de la loi du 11 février 2005 précitée, ils comprennent notamment :</text:p>
      <text:list text:style-name="L13">
        <text:list-item>
          <text:p text:style-name="P13">les sites internet, intranet, extranet ; les progiciels, dès lors qu’ils constituent des applications utilisées au travers d’un navigateur web ou d’une application mobile ;</text:p>
        </text:list-item>
        <text:list-item>
          <text:p text:style-name="P13">les applications mobiles qui sont définies comme tout logiciel d’application conçu et développé en vue d’être utilisé sur des appareils mobiles, tels que des téléphones intelligents (smartphones) et des tablettes, hors système d’exploitation ou matériel ;</text:p>
        </text:list-item>
        <text:list-item>
          <text:p text:style-name="P13">le mobilier urbain numérique, pour leur partie applicative ou interactive, hors système d’exploitation ou matériel.</text:p>
        </text:list-item>
      </text:list>
      <text:h text:style-name="Heading_20_3" text:outline-level="3"><text:bookmark-start text:name="contenus-exemptés"/>Contenus exemptés<text:bookmark-end text:name="contenus-exemptés"/></text:h>
      <text:p text:style-name="First_20_paragraph">Certains contenus sont exemptés de l’obligation d’accessibilité et se situent hors champ de l’obligation légale :</text:p>
      <text:list text:style-name="L14">
        <text:list-item>
          <text:p text:style-name="P14">Les fichiers disponibles dans des formats bureautiques publiés avant le 23 septembre 2018, sauf s’ils sont nécessaires à l’accomplissement d’une démarche administrative relevant des tâches effectuées par l’organisme concerné ;</text:p>
        </text:list-item>
        <text:list-item>
          <text:p text:style-name="P14">Les contenus audio et vidéo préenregistrés, y compris ceux comprenant des composants interactifs, publiés avant le 23 septembre 2020 ;</text:p>
        </text:list-item>
        <text:list-item>
          <text:p text:style-name="P14">Les contenus audio et vidéo diffusés en direct, y compris ceux comprenant des composants interactifs ;</text:p>
        </text:list-item>
        <text:list-item>
          <text:p text:style-name="P14">Les cartes et les services de cartographie en ligne, sous réserve que, s’agissant des cartes destinées à fournir une localisation ou un itinéraire, les informations essentielles soient fournies sous une forme numérique accessible ;</text:p>
        </text:list-item>
        <text:list-item>
          <text:p text:style-name="P14">Les contenus de tiers qui ne sont ni financés ni développés par l’organisme concerné et qui ne sont pas sous son contrôle ;</text:p>
        </text:list-item>
        <text:list-item>
          <text:p text:style-name="P14">Les reproductions de pièces de collections patrimoniales qui ne peuvent être rendues totalement accessibles en raison :</text:p>
          <text:list>
            <text:list-item>
              <text:p text:style-name="P14">Soit de l’incompatibilité des exigences en matière d’accessibilité avec la préservation de la pièce concernée ou l’authenticité de la reproduction notamment en termes de contraste ;</text:p>
            </text:list-item>
            <text:list-item>
              <text:p text:style-name="P14">Soit de l’indisponibilité de solutions automatisées et économiques qui permettraient de transcrire facilement le texte de manuscrits ou d’autres pièces de collections patrimoniales et de le restituer sous la forme d’un contenu compatible avec l’obligation d’accessibilité ;</text:p>
            </text:list-item>
          </text:list>
        </text:list-item>
        <text:list-item>
          <text:p text:style-name="P14">Les contenus des intranets et des extranets publiés avant le 23 septembre 2019, jusqu’à ce que ces sites fassent l’objet d’une révision en profondeur ;</text:p>
        </text:list-item>
        <text:list-item>
          <text:p text:style-name="P14">Les contenus des sites internet et des applications mobiles qui ne sont ni nécessaires à l’accomplissement d’une démarche administrative active ni mis à jour ou modifiés après le 23 septembre 2019, notamment les archives.</text:p>
        </text:list-item>
      </text:list>
      <text:p text:style-name="First_20_paragraph">Toutefois jusqu’à l’entrée en vigueur du décret n° 2019-768 du 24 juillet 2019 dans les conditions définies à son article 10, <text:span text:style-name="T1">l’État, les collectivités territoriales et les établissements publics qui en dépendent restent soumis aux obligations d’accessibilité prévues par le décret n° 2009-546 du 14 mai 2009.</text:span></text:p>
      <text:h text:style-name="Heading_20_2" text:outline-level="2"><text:bookmark-start text:name="norme-de-référence-et-niveau-de-conformité"/>Norme de référence et niveau de conformité<text:bookmark-end text:name="norme-de-référence-et-niveau-de-conformité"/></text:h>
      <text:p text:style-name="First_20_paragraph">Sont considérés comme conformes aux exigences légales en matière d’accessibilité les services de communication au public en ligne qui respectent la norme européenne <text:a xlink:type="simple" xlink:href="https://www.etsi.org/deliver/etsi_EN/301500_301599/301549/02.01.02_60/en_301549v020102p.pdf" office:name=""><text:span text:style-name="Definition">EN 301 549 V2.1.2 (2018-08)</text:span></text:a>.</text:p>
      <text:p text:style-name="Text_20_body">Pour les personnes mentionnées au 4° du I de l’article 47 qui font le choix de se référer aux normes internationales en matière d’accessibilité numérique, leurs contenus et services web doivent en conséquence satisfaire aux critères de succès des Règles pour l’accessibilité des contenus Web (WCAG) 2.1 de niveau simple A (A) et double A (AA).</text:p>
      <text:h text:style-name="Heading_20_2" text:outline-level="2"><text:bookmark-start text:name="dérogation-pour-charge-disproportionnée"/>Dérogation pour charge disproportionnée<text:bookmark-end text:name="dérogation-pour-charge-disproportionnée"/></text:h>
      <text:p text:style-name="First_20_paragraph">Les exigences légales en matière d’accessibilité sont mises en œuvre dans la mesure où elles ne créent pas une charge disproportionnée pour l’organisme concerné. La charge disproportionnée est une dérogation invocable, au cas par cas, pour une fonctionnalité ou un contenu.</text:p>
      <text:p text:style-name="Text_20_body">La charge disproportionnée peut être invoquée lorsqu’il est raisonnablement impossible à l’organisme de rendre un contenu ou une fonctionnalité accessible, notamment dans le cas où la mise en accessibilité compromettrait la capacité de l’organisme à remplir sa mission de service public ou à réaliser ses objectifs économiques.</text:p>
      <text:p text:style-name="Text_20_body">Les contenus ou les fonctionnalités qui ne sont pas rendus accessibles en raison d’une dérogation pour charge disproportionnée sont accompagnés d’une alternative permettant à l’utilisateur d’accéder à des contenus ou fonctionnalités équivalentes, tant que la production de cette alternative ne constitue pas elle-même une charge disproportionnée.</text:p>
      <text:p text:style-name="Text_20_body">Si le contenu ou la fonctionnalité concerne les missions principales d’un organisme chargé de mission de service public, la dérogation est obligatoirement accompagnée d’une alternative permettant d’apporter un service équivalent à l’utilisateur. Sauf exception justifiée, la dérogation ne porte pas sur l’intégralité d’un service de communication au public en ligne.</text:p>
      <text:p text:style-name="Text_20_body">Afin de déterminer l’existence d’une telle charge, l’organisme concerné tient compte notamment des circonstances suivantes :</text:p>
      <text:list text:style-name="L15">
        <text:list-item>
          <text:p text:style-name="P15">la taille, les ressources et la nature de l’organisme concerné; et</text:p>
        </text:list-item>
        <text:list-item>
          <text:p text:style-name="P15">l’estimation des coûts et des avantages pour l’organisme concerné par rapport à l’avantage estimé pour les personnes handicapées, compte tenu de la fréquence et de la durée d’utilisation du service, ainsi que de l’importance du service rendu.</text:p>
        </text:list-item>
      </text:list>
      <text:p text:style-name="First_20_paragraph">La taille de l’organisme est déterminée par la composition de son effectif, le nombre, la position et la répartition de ses usagers ou clients, l’importance, la diversité et le volume de ses activités et prestations, ainsi que l’étendue territoriale de ses interventions.</text:p>
      <text:p text:style-name="Text_20_body">L’estimation des ressources tient compte :</text:p>
      <text:list text:style-name="L16">
        <text:list-item>
          <text:p text:style-name="P16">de son budget,</text:p>
        </text:list-item>
        <text:list-item>
          <text:p text:style-name="P16">des redevances et rémunérations perçues,</text:p>
        </text:list-item>
        <text:list-item>
          <text:p text:style-name="P16">des subventions publiques ou dons privés,</text:p>
        </text:list-item>
        <text:list-item>
          <text:p text:style-name="P16">bénéfice et recettes diverses,</text:p>
        </text:list-item>
        <text:list-item>
          <text:p text:style-name="P16">dépenses obligatoires,</text:p>
        </text:list-item>
        <text:list-item>
          <text:p text:style-name="P16">masse salariale,</text:p>
        </text:list-item>
        <text:list-item>
          <text:p text:style-name="P16">emprunts et loyers.</text:p>
        </text:list-item>
      </text:list>
      <text:p text:style-name="First_20_paragraph">L’estimation des coûts peut comprendre les dépenses d’investissement, les dépenses de fonctionnement et le temps de travail, les qualifications requises. L’absence de priorité, le manque de temps ou de connaissances ne constituent pas des circonstances légitimes.</text:p>
      <text:p text:style-name="Text_20_body">La dérogation pour charge disproportionnée n’exempte pas l’entité de produire une déclaration d’accessibilité. Les contenus et les fonctionnalités non accessibles à ce titre sont listés dans la déclaration d’accessibilité du service en ligne concerné avec la justification de la dérogation, sa durée et l’indication, le cas échéant, d’une alternative accessible.</text:p>
      <text:p text:style-name="Text_20_body">Lorsqu’un site internet, extranet, intranet, une application mobile relève simultanément des obligations d’accessibilité imposées par l’article 47 de la loi du 11 février 2005, et de celles prescrites par les dispositions légales et réglementaires relatives à la lutte contre les discriminations et transposant la directive 2000/78/CE du 27 novembre 2000, l’appréciation de la portée et du niveau des obligations d’accessibilité, ainsi que le cas échéant de la charge disproportionnée se fonde sur les dispositions les plus favorables à l’accessibilité dans chacune de ces deux catégories de règles. Les dispositions relatives à la lutte contre les discriminations s’appliquent aux situations individuelles et concrètes, alors que celles de l’article 47 précité, de son décret d’application et du présent référentiel sont destinées à assurer l’accessibilité des sites et applications publics à l’ensemble des usagers.</text:p>
      <text:p text:style-name="Text_20_body">Lorsqu’une personne handicapée présente une demande d’aménagement de poste, sa demande ne peut pas lui être refusée au motif qu’elle implique un niveau d’accessibilité supérieur à ce que préconise le présent référentiel. Les exemptions et délais de mise en conformité prévus par le décret précités ne s’appliquent pas aux demandes d’aménagement de poste. La procédure à suivre et les sanctions applicables relatives aux mesures d’aménagement raisonnable sont celles prévues par les dispositions propres à la lutte contre les discriminations.</text:p>
      <text:h text:style-name="Heading_20_2" text:outline-level="2"><text:bookmark-start text:name="évaluation-de-la-conformité-à-la-norme-de-référence"/>Évaluation de la conformité à la norme de référence<text:bookmark-end text:name="évaluation-de-la-conformité-à-la-norme-de-référence"/></text:h>
      <text:h text:style-name="Heading_20_3" text:outline-level="3"><text:bookmark-start text:name="cadre-général"/>Cadre général<text:bookmark-end text:name="cadre-général"/></text:h>
      <text:p text:style-name="First_20_paragraph">Afin d’évaluer la conformité du service de communication au public en ligne avec la norme de référence, l’organisme doit conduire un audit d’accessibilité. L’audit (ou évaluation) peut être effectué par l’organisme lui-même (auto-évaluation) ou par un tiers. L’évaluation est réalisée sur un échantillon de pages représentatif du service de communication au public en ligne. La vérification de la conformité des pages de l’échantillon avec les critères applicables s’effectue à l’aide des critères de contrôle du RGAA qui contiennent des tests techniques. La phase finale de l’audit est la déclaration d’accessibilité qui rend compte de la conformité des services de communication au public en ligne avec les règles applicables.</text:p>
      <text:p text:style-name="Text_20_body">L’audit (ou évaluation) répond aux critères suivants :</text:p>
      <text:list text:style-name="L17">
        <text:list-item>
          <text:p text:style-name="P17">il est fiable : il revient à l’organisme concerné de veiller à la fiabilité de sa déclaration par tous moyens (recours à un prestataire externe, formation d’experts internes, audits croisés…) ;</text:p>
        </text:list-item>
        <text:list-item>
          <text:p text:style-name="P17">il est représentatif : il porte sur un échantillon représentatif des pages du service de communication au public en ligne (cf. section « Échantillon » ci-dessous).</text:p>
        </text:list-item>
      </text:list>
      <text:p text:style-name="First_20_paragraph">En application de l’article 5 du décret n° 2019-768 du 24 juillet 2019 susmentionné relatif à l’accessibilité des services de communication au public en ligne aux personnes handicapées, les personnes mentionnées aux 1° à 3° de l’article 47 précité vérifient l’accessibilité de leurs services de communication au public en ligne, conformément à la norme de référence, en appliquant la méthode technique du présent référentiel. Cependant, jusqu’au 31 décembre 2019, il reste possible d’effectuer un audit de conformité tel que défini dans le RGAA3.0 mis à jour en 2017.</text:p>
      <text:p text:style-name="Text_20_body">Les personnes mentionnées au 4° de l’article 47 précité peuvent recourir à une autre méthode de tests, à une triple condition:</text:p>
      <text:list text:style-name="L18">
        <text:list-item>
          <text:p text:style-name="P18">s’assurer que la méthode de test utilisée est communicable sur demande à un utilisateur ou à une administration ;</text:p>
        </text:list-item>
        <text:list-item>
          <text:p text:style-name="P18">produire une table de correspondance explicite entre les critères et tests et la norme de référence choisie ;</text:p>
        </text:list-item>
        <text:list-item>
          <text:p text:style-name="P18">l’indiquer dans la déclaration d’accessibilité.</text:p>
        </text:list-item>
      </text:list>
      <text:h text:style-name="Heading_20_3" text:outline-level="3"><text:bookmark-start text:name="échantillon"/>Échantillon<text:bookmark-end text:name="échantillon"/></text:h>
      <text:p text:style-name="First_20_paragraph">L’échantillon sur lequel est réalisé l’audit porte au moins sur les pages suivantes, lorsqu’elles existent :</text:p>
      <text:list text:style-name="L19">
        <text:list-item>
          <text:p text:style-name="P19">page d’accueil (page constituant le point d’entrée principal du service de communication au public en ligne),</text:p>
        </text:list-item>
        <text:list-item>
          <text:p text:style-name="P19">page contact (page contenant les informations de contact ou le ou les formulaires permettant de contacter directement l’organisme responsable du service de communication au public en ligne),</text:p>
        </text:list-item>
        <text:list-item>
          <text:p text:style-name="P19">page mentions légales,</text:p>
        </text:list-item>
        <text:list-item>
          <text:p text:style-name="P19">page « accessibilité » (page comprenant la déclaration d’accessibilité),</text:p>
        </text:list-item>
        <text:list-item>
          <text:p text:style-name="P19">page plan du site (page récapitulant l’arborescence du site ou permettant plus largement une navigation au sein des différentes pages composant le service),</text:p>
        </text:list-item>
        <text:list-item>
          <text:p text:style-name="P19">page d’aide,</text:p>
        </text:list-item>
        <text:list-item>
          <text:p text:style-name="P19">page d’authentification.</text:p>
        </text:list-item>
      </text:list>
      <text:p text:style-name="First_20_paragraph">S’ajoutent à ces pages, les pages suivantes, lorsqu’elles existent :</text:p>
      <text:list text:style-name="L20">
        <text:list-item>
          <text:p text:style-name="P20">au moins une page pertinente pour chaque type de service fourni et toute autre utilisation principale prévue (ex. : rubriques de 1er niveau dans l’arborescence…), y compris la fonctionnalité de recherche ;</text:p>
        </text:list-item>
        <text:list-item>
          <text:p text:style-name="P20">au moins un document téléchargeable pertinent, le cas échéant, pour chaque type de service fourni et pour toute autre utilisation principalement prévue ;</text:p>
        </text:list-item>
        <text:list-item>
          <text:p text:style-name="P20">l’ensemble des pages constituant un processus (par exemple, un formulaire de saisie ou une transaction sur plusieurs pages) ;</text:p>
        </text:list-item>
        <text:list-item>
          <text:p text:style-name="P20">des exemples de pages ayant un aspect sensiblement distinct ou présentant un type de contenu différent (ex. : page contenant des tableaux de données, des éléments multimédia, des illustrations, des formulaires, etc.).</text:p>
        </text:list-item>
      </text:list>
      <text:p text:style-name="First_20_paragraph">La sélection des pages auditées ainsi que leur nombre doivent être représentatifs du service de communication au public en ligne. Le nombre de visiteurs par page peut notamment être pris en compte lors de la constitution de l’échantillon.</text:p>
      <text:p text:style-name="Text_20_body">Enfin, s’ajoutent des pages sélectionnées au hasard représentant au moins 10 % des pages de l’échantillon décrit supra.</text:p>
      <text:p text:style-name="Text_20_body">Sont considérées comme des pages au titre du présent référentiel les pages web et les écrans des applications mobiles.</text:p>
      <text:h text:style-name="Heading_20_3" text:outline-level="3"><text:bookmark-start text:name="environnement-de-test-ou-base-de-référence"/>Environnement de test (ou « base de référence »)<text:bookmark-end text:name="environnement-de-test-ou-base-de-référence"/></text:h>
      <text:p text:style-name="First_20_paragraph">Quelques critères RGAA, notamment ceux de la thématique JavaScript, incluent des tests de restitution à effectuer sur des technologies d’assistance associées à des navigateurs et des systèmes d’exploitation.</text:p>
      <text:p text:style-name="Text_20_body">Pour valider ces critères, il convient de définir un environnement de test (ou « base de référence »). Par défaut, il est composé des technologies d’assistance majoritairement utilisées par les personnes en situation de handicap combinées avec les navigateurs et systèmes d’exploitation pour lesquels elles sont optimisées. Cet environnement de test minimal peut être complété, le cas échéant, par des solutions libres et gratuites disponibles ou par des technologies plus anciennes, en fonction de l’usage du service de communication au public en ligne.</text:p>
      <text:p text:style-name="Text_20_body">Lorsqu’il est possible de connaître la configuration des postes de travail, ainsi que le matériel utilisé, la base de référence est alors constituée des services réellement utilisés dans cet environnement.</text:p>
      <text:p text:style-name="Text_20_body">L’environnement de test est présenté en 2.4.</text:p>
      <text:h text:style-name="Heading_20_3" text:outline-level="3"><text:bookmark-start text:name="test-des-pages"/>Test des pages<text:bookmark-end text:name="test-des-pages"/></text:h>
      <text:p text:style-name="First_20_paragraph">Chaque page de l’échantillon doit être vérifiée au regard des critères qui lui sont applicables.</text:p>
      <text:p text:style-name="Text_20_body">Il existe 3 raisons pour qu’un critère ne soit pas applicable à une page :</text:p>
      <text:list text:style-name="L21">
        <text:list-item>
          <text:p text:style-name="P21">Le critère concerne un contenu ou une fonctionnalité qui n’existe pas, par exemple si la page ne comporte pas de vidéo, les critères liés aux vidéos ne seront pas applicables.</text:p>
        </text:list-item>
        <text:list-item>
          <text:p text:style-name="P21">Le critère concerne un contenu ou un service exempté qui n’est donc pas soumis à l’obligation d’accessibilité.</text:p>
        </text:list-item>
        <text:list-item>
          <text:p text:style-name="P21">Le critère concerne un contenu soumis à dérogation pour charge disproportionnée qui est accompagné d’une alternative numérique accessible. Par exemple, un tableau statistique avec des graphiques qui propose une alternative numérique en texte. Dans ce cas les critères applicables au contenu soumis à dérogation seront non applicables.</text:p>
        </text:list-item>
      </text:list>
      <text:p text:style-name="First_20_paragraph">À noter : si le contenu soumis à dérogation pour charge disproportionnée ne propose pas d’alternative numérique accessible, les critères concernant ce contenu sont considérés comme applicables.</text:p>
      <text:p text:style-name="Text_20_body">Les pages sont ensuite testées au regard des critères applicables. Ces tests permettent d’obtenir :</text:p>
      <text:list text:style-name="L22">
        <text:list-item>
          <text:p text:style-name="P22">le nombre de critères validés et non validés pour chaque page,</text:p>
        </text:list-item>
        <text:list-item>
          <text:p text:style-name="P22">le taux de conformité de chaque page.</text:p>
        </text:list-item>
      </text:list>
      <text:p text:style-name="First_20_paragraph">À noter :</text:p>
      <text:list text:style-name="L23">
        <text:list-item>
          <text:p text:style-name="P23">un critère est validé pour une page donnée lorsque tous les éléments de la page ont passé avec succès les tests permettant de valider le critère ;</text:p>
        </text:list-item>
        <text:list-item>
          <text:p text:style-name="P23">dès lors qu’un seul élément de la page ne valide pas les tests d’un critère, le critère ne peut être validé ;</text:p>
        </text:list-item>
        <text:list-item>
          <text:p text:style-name="P23">si la page fait partie d’un processus (faire une déclaration, participer à une consultation publique, prendre un rendez-vous), un critère est validé pour une page du processus uniquement s’il est validé pour toutes les pages du processus.</text:p>
        </text:list-item>
      </text:list>
      <text:h text:style-name="Heading_20_3" text:outline-level="3"><text:bookmark-start text:name="taux-de-conformité-à-la-norme"/>Taux de conformité à la norme<text:bookmark-end text:name="taux-de-conformité-à-la-norme"/></text:h>
      <text:p text:style-name="First_20_paragraph">Le taux de conformité permet de mesurer les progrès du service en ligne eu égard à la conformité aux exigences d’accessibilité.</text:p>
      <text:p text:style-name="Text_20_body">Ce taux peut indiquer le pourcentage de critères respectés ou le niveau de conformité moyen du service en ligne.</text:p>
      <text:p text:style-name="Text_20_body">Le pourcentage de critères RGAA respectés s’obtient en divisant le nombre de critères validés par le nombre de critères applicables.</text:p>
      <text:list text:style-name="L24">
        <text:list-item>
          <text:p text:style-name="P24">Critère validé : un critère est validé s’il est validé sur toutes les pages de l’échantillon. Si un critère est invalidé sur une seule page de l’échantillon, il ne pourra pas être considéré comme valide pour le calcul du taux.</text:p>
        </text:list-item>
        <text:list-item>
          <text:p text:style-name="P24">Critère applicable : pour qu’un critère soit applicable, il suffit qu’il le soit sur une seule page de l’échantillon. Ce qui a pour corollaire qu’un critère est non applicable s’il est non applicable sur toutes les pages de l’échantillon sans exception.</text:p>
        </text:list-item>
      </text:list>
      <text:p text:style-name="First_20_paragraph">Le taux de moyen de conformité du service en ligne s’obtient en faisant la moyenne des taux de conformité de chaque page.</text:p>
      <text:h text:style-name="Heading_20_2" text:outline-level="2"><text:bookmark-start text:name="déclaration-daccessibilité"/>Déclaration d’accessibilité<text:bookmark-end text:name="déclaration-daccessibilité"/></text:h>
      <text:h text:style-name="Heading_20_3" text:outline-level="3"><text:bookmark-start text:name="contenu-de-la-déclaration-daccessibilité"/>Contenu de la déclaration d’accessibilité<text:bookmark-end text:name="contenu-de-la-déclaration-daccessibilité"/></text:h>
      <text:p text:style-name="First_20_paragraph">La déclaration d’accessibilité est le résultat d’une évaluation effective de la conformité du service de communication au public en ligne à la norme de référence.</text:p>
      <text:p text:style-name="Text_20_body">La déclaration d’accessibilité comprend :</text:p>
      <text:list text:style-name="L25">
        <text:list-item>
          <text:p text:style-name="P25">un état de conformité :</text:p>
          <text:list text:style-name="L26">
            <text:list-item>
              <text:p text:style-name="P26">Conformité totale : si tous les critères de contrôle du RGAA sont respectés,</text:p>
            </text:list-item>
            <text:list-item>
              <text:p text:style-name="P26">Conformité partielle : si au moins 50 % des critères de contrôle du RGAA sont respectés,</text:p>
            </text:list-item>
            <text:list-item>
              <text:p text:style-name="P26">Non-conformité : s’il n’existe aucun résultat d’audit en cours de validité permettant de mesurer le respect des critères ou si moins de 50 % des critères de contrôle du RGAA sont respectés ;</text:p>
            </text:list-item>
          </text:list>
        </text:list-item>
        <text:list-item>
          <text:p text:style-name="P25">un signalement des contenus non accessibles, distingués selon qu’il s’agit de non-conformité avec le RGAA, de <text:a xlink:type="simple" xlink:href="#intro-contenu-exemptes" office:name=""><text:span text:style-name="Definition">contenus exemptés</text:span></text:a> ou de contenus soumis à dérogation pour <text:a xlink:type="simple" xlink:href="#intro-charge-disp" office:name=""><text:span text:style-name="Definition">charge disproportionnée</text:span></text:a>. Dans ce dernier cas, les dérogations doivent être expliquées et motivées. Le signalement est assorti, le cas échéant, d’une présentation des alternatives accessibles prévues ;</text:p>
        </text:list-item>
        <text:list-item>
          <text:p text:style-name="P25">des dispositifs d’assistance et de contact :</text:p>
          <text:list text:style-name="L27">
            <text:list-item>
              <text:p text:style-name="P27">un mécanisme accessible (adresse électronique ou formulaire) pour permettre à toute personne de signaler à l’organisme concerné tout défaut d’accessibilité et à une personne handicapée de demander les informations correspondantes ou une solution alternative accessible ;</text:p>
            </text:list-item>
          </text:list>
        </text:list-item>
        <text:list-item>
          <text:p text:style-name="P25">la mention de la faculté pour la personne concernée de saisir le Défenseur des droits, en cas d’absence de réponse ou de solution, une fois les démarches effectuées via le mécanisme mentionné ci-dessus.</text:p>
        </text:list-item>
      </text:list>
      <text:p text:style-name="First_20_paragraph">La déclaration d’accessibilité adopte obligatoirement ce format :</text:p>
      <text:p text:style-name="Text_20_body">DÉCLARATION D’ACCESSIBILITÉ</text:p>
      <text:p text:style-name="Text_20_body">[Nom de l’organisme concerné] s’engage à rendre [son (ses) site(s) internet, intranet, extranet et son (ses) application(s) mobile(s), etc.] accessibles conformément à l’article 47 de la loi n° 2005-102 du 11 février 2005.</text:p>
      <text:p text:style-name="Text_20_body">À cette fin, il met en œuvre la stratégie et les actions suivantes [liens vers le schéma pluriannuel et vers le plan d’action de l’année en cours incluant le bilan des actions réalisées l’année précédente].</text:p>
      <text:p text:style-name="Text_20_body">Cette déclaration d’accessibilité s’applique à [Nom du site web de l’application mobile, ou d’un autre service auquel la déclaration s’applique].</text:p>
      <text:p text:style-name="Text_20_body">ÉTAT DE CONFORMITÉ</text:p>
      <text:p text:style-name="Text_20_body">(a) [Nom du site web, de l’application mobile, ou d’un autre service concerné] est en totale conformité avec [pour les sites : le référentiel général d’amélioration de l’accessibilité / autre protocole de test utilisé ; pour les autres services de communication : protocole de test utilisé].</text:p>
      <text:p text:style-name="Text_20_body">(b) [Nom du site web, de l’application mobile, ou d’un autre service concerné] est en conformité partielle avec [pour les sites : le référentiel général d’amélioration de l’accessibilité / autre protocole de test utilisé ; pour les autres services de communication : protocole de test utilisé] en raison [de la/des non-conformité(s)] [et/ou] [des dérogations] énumérées(s) ci-dessous.</text:p>
      <text:p text:style-name="Text_20_body">(c) [Nom du site web de l’application mobile, ou d’un autre service concerné] n’est pas en conformité avec [pour les sites : le référentiel général d’amélioration de l’accessibilité / autre protocole de test utilisé ; pour les autres services de communication : protocole de test utilisé]. [La/les non-conformité(s)] [et/ou] [les dérogations] sont énumérées ci-dessous.</text:p>
      <text:p text:style-name="Text_20_body">RÉSULTATS DES TESTS</text:p>
      <text:p text:style-name="Text_20_body">L’audit de conformité réalisé [en interne / par la société NNN] révèle que :</text:p>
      <text:list text:style-name="L28">
        <text:list-item>
          <text:p text:style-name="P28">[pourcentage de critères RGAA respectés] des critères RGAA sont respectés.</text:p>
        </text:list-item>
        <text:list-item>
          <text:p text:style-name="P28">[Facultatif] Le taux moyen de conformité du service en ligne s’élève à [taux moyen de conformité du service en ligne].</text:p>
        </text:list-item>
      </text:list>
      <text:p text:style-name="First_20_paragraph">[Détailler ici les résultats des tests ou insérer un lien vers le rapport de test]</text:p>
      <text:p text:style-name="Text_20_body">CONTENUS NON ACCESSIBLES</text:p>
      <text:p text:style-name="Text_20_body">Les contenus listés ci-dessous ne sont pas accessibles pour les raisons suivantes.</text:p>
      <text:p text:style-name="Text_20_body">Non conformité</text:p>
      <text:p text:style-name="Text_20_body">[Lister la/les non-conformité(s) du/de la/des site(s) internet/application(s) mobile(s) et/ou décrire quels section(s)/contenu(s)/fonction(s) ne sont pas encore conformes, indiquer les alternatives s’il y a lieu].</text:p>
      <text:p text:style-name="Text_20_body">Dérogations pour charge disproportionnée</text:p>
      <text:p text:style-name="Text_20_body">[Lister la/le/les section(s)/contenu(s)/fonction(s) non accessible(s) pour laquelle/lequel/lesquels la dérogation pour charge disproportionnée est temporairement invoquée, indiquer les alternatives s’il y a lieu].</text:p>
      <text:p text:style-name="Text_20_body">Contenus non soumis à l’obligation d’accessibilité</text:p>
      <text:p text:style-name="Text_20_body">[Lister la/le/les section(s)/contenu(s)/fonction(s) non accessible(s) qui n’entre(nt) pas dans le champ d’application de la législation applicable, indiquer les alternatives s’il y a lieu].</text:p>
      <text:p text:style-name="Text_20_body">ÉTABLISSEMENT DE CETTE DÉCLARATION D’ACCESSIBILITÉ</text:p>
      <text:p text:style-name="Text_20_body">Cette déclaration a été établie le [JJ mois AAAA]. Elle a été mise à jour le [JJ mois AAAA].</text:p>
      <text:p text:style-name="Text_20_body">Technologies utilisées pour la réalisation [Du site web / De l’application mobile / Du service...]</text:p>
      <text:p text:style-name="Text_20_body">[Liste des technologies utilisées]</text:p>
      <text:p text:style-name="Text_20_body">Agents utilisateurs, technologies d’assistance et outils utilisés pour vérifier l’accessibilité</text:p>
      <text:p text:style-name="Text_20_body">Les tests des pages web ont été effectués avec les combinaisons de navigateurs web et lecteurs d’écran suivants :</text:p>
      <text:list text:style-name="L29">
        <text:list-item>
          <text:p text:style-name="P29">[Indiquer les combinaisons utilisées pour effectuer les vérifications de conformité]</text:p>
        </text:list-item>
      </text:list>
      <text:p text:style-name="First_20_paragraph">Les outils suivants ont été utilisés lors de l’évaluation :</text:p>
      <text:list text:style-name="L30">
        <text:list-item>
          <text:p text:style-name="P30">[Indiquer les outils utilisés]</text:p>
        </text:list-item>
      </text:list>
      <text:p text:style-name="First_20_paragraph">Pages du site ayant fait l’objet de la vérification de conformité</text:p>
      <text:list text:style-name="L31">
        <text:list-item>
          <text:p text:style-name="P31">[Indiquer la liste des pages qui ont été testées]</text:p>
        </text:list-item>
      </text:list>
      <text:p text:style-name="First_20_paragraph">RETOUR D’INFORMATION ET CONTACT</text:p>
      <text:p text:style-name="Text_20_body">Si vous n’arrivez pas à accéder à un contenu ou à un service, vous pouvez contacter le responsable du [site internet / application mobile / Autre service] pour être orienté vers une alternative accessible ou obtenir le contenu sous une autre forme.</text:p>
      <text:list text:style-name="L32">
        <text:list-item>
          <text:p text:style-name="P32">Envoyer un message [url du formulaire en ligne]</text:p>
        </text:list-item>
        <text:list-item>
          <text:p text:style-name="P32">Contacter [Nom de l’entité responsable du service en ligne] [url d’une page avec les coordonnées de l’entité]</text:p>
        </text:list-item>
      </text:list>
      <text:p text:style-name="First_20_paragraph">VOIES DE RECOURS</text:p>
      <text:p text:style-name="Text_20_body">Cette procédure est à utiliser dans le cas suivant.</text:p>
      <text:p text:style-name="Text_20_body">Vous avez signalé au responsable du site internet un défaut d’accessibilité qui vous empêche d’accéder à un contenu ou à un des services du portail et vous n’avez pas obtenu de réponse satisfaisante.</text:p>
      <text:list text:style-name="L33">
        <text:list-item>
          <text:p text:style-name="P33">Écrire un message au Défenseur des droits (<text:a xlink:type="simple" xlink:href="https://formulaire.defenseurdesdroits.fr/" office:name=""><text:span text:style-name="Definition">https://formulaire.defenseurdesdroits.fr/</text:span></text:a>)</text:p>
        </text:list-item>
        <text:list-item>
          <text:p text:style-name="P33">Contacter le délégué du Défenseur des droits dans votre région ( <text:a xlink:type="simple" xlink:href="https://www.defenseurdesdroits.fr/saisir/delegues" office:name=""><text:span text:style-name="Definition">https://www.defenseurdesdroits.fr/saisir/delegues</text:span></text:a>)</text:p>
        </text:list-item>
        <text:list-item>
          <text:p text:style-name="P33">Envoyer un courrier par la poste (gratuit, ne pas mettre de timbre)<text:line-break/>Défenseur des droits<text:line-break/>Libre réponse 71120<text:line-break/>75342 Paris CEDEX 07</text:p>
        </text:list-item>
      </text:list>
      <text:h text:style-name="Heading_20_3" text:outline-level="3"><text:bookmark-start text:name="validité-de-la-déclaration-daccessibilité"/>Validité de la déclaration d’accessibilité<text:bookmark-end text:name="validité-de-la-déclaration-daccessibilité"/></text:h>
      <text:p text:style-name="First_20_paragraph">La déclaration d’accessibilité est valide à partir de sa date de publication. Elle doit être mise à jour :</text:p>
      <text:list text:style-name="L34">
        <text:list-item>
          <text:p text:style-name="P34">à la date de modification substantielle ou de refonte du site concerné.</text:p>
        </text:list-item>
        <text:list-item>
          <text:p text:style-name="P34">3 ans après la date de publication de la déclaration, ou,</text:p>
        </text:list-item>
        <text:list-item>
          <text:p text:style-name="P34">18 mois après la date de publication d’une nouvelle version du référentiel, pour les personnes qui appliquent la méthode technique.</text:p>
        </text:list-item>
      </text:list>
      <text:p text:style-name="First_20_paragraph">Il peut cependant être souhaitable de mettre à jour plus régulièrement la déclaration d’accessibilité, y compris pour une même version de la méthode technique, afin de souligner les efforts réalisés et de mettre à jour le pourcentage de critères respectés.</text:p>
      <text:h text:style-name="Heading_20_3" text:outline-level="3"><text:bookmark-start text:name="publication-de-la-déclaration-daccessibilité"/>Publication de la déclaration d’accessibilité<text:bookmark-end text:name="publication-de-la-déclaration-daccessibilité"/></text:h>
      <text:p text:style-name="First_20_paragraph">La déclaration d’accessibilité est publiée sur internet dans un format accessible.</text:p>
      <text:p text:style-name="Text_20_body">Pour les sites internet, la déclaration d’accessibilité est publiée sur le site internet concerné. Elle est mise à disposition au sein d’une page accessibilité, directement accessible depuis la page d’accueil et depuis n’importe quelle page du site.</text:p>
      <text:p text:style-name="Text_20_body">Pour les applications mobiles, elle est disponible sur le site internet de l’organisme qui a développé l’application ou apparaît avec d’autres informations disponibles lors du téléchargement de l’application. L’état de conformité est précisé au sein de l’application.</text:p>
      <text:p text:style-name="Text_20_body">Pour les autres services de communication au public en ligne, elle est disponible sur le site internet des organismes responsables de leur gestion ou de leur mise à disposition.</text:p>
      <text:p text:style-name="Text_20_body">La déclaration d’accessibilité fait l’objet d’un dépôt par le biais d’un téléservice selon les modalités arrêtées conjointement par le ministre chargé des personnes handicapées et le ministre chargé du numérique.</text:p>
      <text:h text:style-name="Heading_20_3" text:outline-level="3"><text:bookmark-start text:name="réponse-aux-usagers"/>Réponse aux usagers<text:bookmark-end text:name="réponse-aux-usagers"/></text:h>
      <text:p text:style-name="First_20_paragraph">L’organisme concerné fournit en ligne aux utilisateurs la possibilité de faire des réclamations relatives à l’accessibilité de ses services de communication au public en ligne. Il accuse réception de ces réclamations conformément aux dispositions de l’article R112-3 du code des relations entre le public et l’Administration. L’accusé de réception comporte les informations mentionnées à l’article R112-5 du même code.</text:p>
      <text:p text:style-name="Text_20_body">L’organisme concerné répond à toute réclamation dans un délai d’une semaine à compte de sa date d’envoi. Si la réclamation de l’utilisateur soulève une ou plusieurs questions complexes justifiant un délai d’examen plus long, la réponse indique un délai raisonnable pour la réponse définitive. Le caractère complexe des questions soulevées doit être dûment motivé.</text:p>
      <text:p text:style-name="Text_20_body">L’utilisateur  doit s’identifier dans sa réclamation en suivant les prescriptions de l’article R112-9-1 du même code.</text:p>
      <text:p text:style-name="Text_20_body">Si les informations transmises par l’utilisateur dans sa réclamation sont incomplètes ou ne sont pas suffisamment claires, l’organisme concerné lui demande de les compléter ou de les clarifier et lui communique le délai raisonnable de traitement ou sa réponse définitive après réception des compléments demandés.</text:p>
      <text:h text:style-name="Heading_20_2" text:outline-level="2"><text:bookmark-start text:name="schéma-pluriannuel-de-mise-en-accessibilité"/>Schéma pluriannuel de mise en accessibilité<text:bookmark-end text:name="schéma-pluriannuel-de-mise-en-accessibilité"/></text:h>
      <text:h text:style-name="Heading_20_3" text:outline-level="3"><text:bookmark-start text:name="contenu-du-schéma"/>Contenu du schéma<text:bookmark-end text:name="contenu-du-schéma"/></text:h>
      <text:p text:style-name="First_20_paragraph">En application du III de l’article 47 précité, le schéma pluriannuel, d’une durée maximum de trois ans, présente la politique de l’entité concernée en matière d’accessibilité numérique. A ce titre, il contient des informations sur :</text:p>
      <text:list text:style-name="L35">
        <text:list-item>
          <text:p text:style-name="P35">la prise en compte de l’accessibilité numérique dans la stratégie numérique de l’entité et dans sa politique en faveur de l’intégration des personnes en situation de handicap ;</text:p>
        </text:list-item>
        <text:list-item>
          <text:p text:style-name="P35">la position fonctionnelle et les missions du référent accessibilité numérique de l’entité ;</text:p>
        </text:list-item>
        <text:list-item>
          <text:p text:style-name="P35">les ressources humaines et financières affectées à l’accessibilité numérique ;</text:p>
        </text:list-item>
        <text:list-item>
          <text:p text:style-name="P35">la prise en compte des compétences ou connaissances requises dans les fiches de poste et dans les processus de recrutement ;</text:p>
        </text:list-item>
        <text:list-item>
          <text:p text:style-name="P35">les actions de formation et de sensibilisation des agents ;</text:p>
        </text:list-item>
        <text:list-item>
          <text:p text:style-name="P35">la mise en œuvre des ressources et expertises externes auxquelles il est, le cas échéant, fait appel, des moyens techniques et de l’outillage pour gérer et tester l’accessibilité numérique ;</text:p>
        </text:list-item>
        <text:list-item>
          <text:p text:style-name="P35">l’organisation interne pour mettre en œuvre les obligations d’accessibilité des services de communication au public en ligne, y compris les modalités de contrôle des services numériques et d’organisation pour le traitement des demandes des usagers ;</text:p>
        </text:list-item>
        <text:list-item>
          <text:p text:style-name="P35">l’intégration de l’accessibilité numérique dans les clauses contractuelles (appels d’offres et devis), des critères de notation et de sélection des prestataires et les procédures de recette et, le cas échéant, dans les conventions établies avec leurs opérateurs, délégataires ou partenaires.</text:p>
        </text:list-item>
      </text:list>
      <text:p text:style-name="First_20_paragraph">Il présente également les travaux de mise en conformité des services de communication au public en ligne de l’entité, notamment :</text:p>
      <text:list text:style-name="L36">
        <text:list-item>
          <text:p text:style-name="P36">la prise en compte de l’accessibilité numérique dans les nouveaux projets ;</text:p>
        </text:list-item>
        <text:list-item>
          <text:p text:style-name="P36">la prise en compte des personnes en situation de handicap dans les tests utilisateurs ;</text:p>
        </text:list-item>
        <text:list-item>
          <text:p text:style-name="P36">les évaluations (ou audits) de conformité prévus pour l’ensemble des services de communication ;</text:p>
        </text:list-item>
        <text:list-item>
          <text:p text:style-name="P36">les mesures correctives qui seront prises pour traiter les contenus non accessibles, y compris un calendrier de mise en œuvre de ces mesures, tenant compte du caractère prioritaire des contenus les plus consultés et des services les plus utilisés ;</text:p>
        </text:list-item>
        <text:list-item>
          <text:p text:style-name="P36">les mesures d’accessibilité non obligatoires, notamment l’accès aux contenus audios et vidéos en langue des signes, la traduction de certains contenus en langage simplifié et tout autre mesure permettant de prendre en compte des critères de niveau triple AAA, des normes internationales, listés en annexe de la norme de référence ;</text:p>
        </text:list-item>
        <text:list-item>
          <text:p text:style-name="P36">le bilan des plans d’actions annuels.</text:p>
        </text:list-item>
      </text:list>
      <text:p text:style-name="First_20_paragraph">Ces travaux de mise en conformité et les actions en faveur de l’accessibilité numérique sont planifiés annuellement dans des plans d’actions.</text:p>
      <text:h text:style-name="Heading_20_3" text:outline-level="3"><text:bookmark-start text:name="publication-du-schéma"/>Publication du schéma<text:bookmark-end text:name="publication-du-schéma"/></text:h>
      <text:p text:style-name="First_20_paragraph">Le schéma pluriannuel et le plan d’action de l’année en cours sont accessibles en ligne sur le site de l’entité. Des liens vers ces documents figurent au sein de la déclaration d’accessibilité des services de communication au public en ligne dépendant de l’entité. Ils sont publiés dans un format accessible.</text:p>
      <text:h text:style-name="Heading_20_2" text:outline-level="2"><text:bookmark-start text:name="mentions-et-pages-obligatoires"/>Mentions et pages obligatoires<text:bookmark-end text:name="mentions-et-pages-obligatoires"/></text:h>
      <text:h text:style-name="Heading_20_3" text:outline-level="3"><text:bookmark-start text:name="mention-obligatoire-sur-la-page-daccueil"/>Mention obligatoire sur la page d’accueil<text:bookmark-end text:name="mention-obligatoire-sur-la-page-daccueil"/></text:h>
      <text:p text:style-name="First_20_paragraph">La page d’accueil des services de communication au public en ligne affiche obligatoirement l’une des mentions suivantes :</text:p>
      <text:list text:style-name="L37">
        <text:list-item>
          <text:p text:style-name="P37">« Accessibilité : totalement conforme » si tous les critères de contrôle du RGAA sont respectés ;</text:p>
        </text:list-item>
        <text:list-item>
          <text:p text:style-name="P37">« Accessibilité : partiellement conforme » si au moins 50 % des critères de contrôle du RGAA sont respectés ;</text:p>
        </text:list-item>
        <text:list-item>
          <text:p text:style-name="P37">« Accessibilité : non conforme » s’il n’existe aucun résultat d’audit en cours de validité permettant de mesurer le respect des critères ou si moins de 50 % des critères de contrôle du RGAA sont respectés.</text:p>
        </text:list-item>
      </text:list>
      <text:p text:style-name="First_20_paragraph">Cette mention peut être cliquable et conduire vers la page Accessibilité ou vers la déclaration d’accessibilité.</text:p>
      <text:h text:style-name="Heading_20_3" text:outline-level="3"><text:bookmark-start text:name="page-accessibilité-et-liens-obligatoires"/>Page accessibilité et liens obligatoires<text:bookmark-end text:name="page-accessibilité-et-liens-obligatoires"/></text:h>
      <text:p text:style-name="First_20_paragraph">Les sites internet disposent d’une page dédiée (« accessibilité ») accessible directement depuis la page d’accueil et depuis n’importe quelle page du service de communication publique en ligne qui contient les éléments suivants :</text:p>
      <text:list text:style-name="L38">
        <text:list-item>
          <text:p text:style-name="P38">la déclaration d’accessibilité selon le modèle fixé par le présent référentiel ;</text:p>
        </text:list-item>
        <text:list-item>
          <text:p text:style-name="P38">le schéma pluriannuel de mise en accessibilité ou un lien vers celui-ci ;</text:p>
        </text:list-item>
        <text:list-item>
          <text:p text:style-name="P38">le plan d’actions de l’année en cours ou un lien vers celui-ci.</text:p>
        </text:list-item>
      </text:list>
      <text:p text:style-name="First_20_paragraph">Il est recommandé d’utiliser une adresse internet (ou URL) standardisée telle que « www.nomdusite.extension/accessibilite ».</text:p>
      <text:h text:style-name="Heading_20_1" text:outline-level="1"><text:bookmark-start text:name="méthode-technique-de-vérification-de-la-conformité-à-la-norme-de-référence"/>Méthode technique de vérification de la conformité à la norme de référence<text:bookmark-end text:name="méthode-technique-de-vérification-de-la-conformité-à-la-norme-de-référence"/></text:h>
      <text:h text:style-name="Heading_20_2" text:outline-level="2"><text:bookmark-start text:name="introduction"/>Introduction<text:bookmark-end text:name="introduction"/></text:h>
      <text:p text:style-name="First_20_paragraph">La méthode technique du RGAA permet de vérifier qu’une page web – c’est-à-dire tout contenu HTML (HTML4, XHTML1 et HTML5) - est conforme aux 50 critères de succès des niveaux A et AA de la norme internationale WCAG 2.1 qui ont été retenus dans la <text:a xlink:type="simple" xlink:href="#intro-norm-ref" office:name=""><text:span text:style-name="Definition">norme européenne de référence</text:span></text:a> pour établir le niveau d’exigence légale en matière d’accessibilité numérique.</text:p>
      <text:p text:style-name="Text_20_body">La méthode technique du RGAA propose un cadre opérationnel de vérification de la conformité aux exigences d’accessibilité.</text:p>
      <text:p text:style-name="Text_20_body">Elle comporte 106 critères de contrôle RGAA incluant une moyenne de 2,5 tests par critères. Certains tests font référence à des techniques d’implémentation (HTML, CSS, JavaScript...) pour vérifier que le critère est respecté afin de réduire la marge d’interprétation quant au respect des normes d’accessibilité.</text:p>
      <text:p text:style-name="Text_20_body">En cas d’absence de mise à jour du référentiel sous 3 ans pour prendre en compte de nouveaux standards ou spécifications techniques, il est possible de créer ses propres tests en complément de ceux existant.</text:p>
      <text:p text:style-name="Text_20_body">Certains tests, concernant notamment les composants d’interface développés en JavaScript, requièrent de vérifier la restitution des contenus avec des technologies d’assistance associées à des navigateurs et des systèmes d’exploitation. L’environnement de test (ou «Base de référence ») est décrit dans la partie 2.4.</text:p>
      <text:p text:style-name="Text_20_body">À noter que la méthode technique du RGAA 4.1 ne couvre pas les applications mobiles natives, les progiciels et le mobilier urbain numérique pour lesquels il sera nécessaire de vérifier directement la mise en œuvre de la norme de référence EN 301-549 V2.1.2 notamment avec les parties :</text:p>
      <text:list text:style-name="L39">
        <text:list-item>
          <text:p text:style-name="P39">5 Exigences génériques,</text:p>
        </text:list-item>
        <text:list-item>
          <text:p text:style-name="P39">6 TIC avec communication vocale bidirectionnelle,</text:p>
        </text:list-item>
        <text:list-item>
          <text:p text:style-name="P39">7 TIC avec capacités vidéo,</text:p>
        </text:list-item>
        <text:list-item>
          <text:p text:style-name="P39">8 Matériels</text:p>
        </text:list-item>
        <text:list-item>
          <text:p text:style-name="P39">11 Logiciels</text:p>
        </text:list-item>
      </text:list>
      <text:p text:style-name="First_20_paragraph">(TIC = technologies de l’information et de la communication)</text:p>
      <text:h text:style-name="Heading_20_2" text:outline-level="2"><text:bookmark-start text:name="critères-de-contrôle-du-rgaa"/>Critères de contrôle du RGAA<text:bookmark-end text:name="critères-de-contrôle-du-rgaa"/></text:h>
      <text:h text:style-name="Heading_20_3" text:outline-level="3"><text:bookmark-start text:name="images"/>1. Images<text:bookmark-end text:name="images"/></text:h>
      <text:h text:style-name="Heading_20_4" text:outline-level="4"><text:bookmark-start text:name="crit-1.1"/>Critère 1.1 Chaque <text:a xlink:type="simple" xlink:href="#image-porteuse-d-information" office:name=""><text:span text:style-name="Definition">image porteuse d’information</text:span></text:a> a-t-elle une <text:a xlink:type="simple" xlink:href="#alternative-textuelle-image" office:name=""><text:span text:style-name="Definition">alternative textuelle</text:span></text:a> ?<text:bookmark-end text:name="crit-1.1"/></text:h>
      <text:list text:style-name="L40">
        <text:list-item>
          <text:p text:style-name="P40">Test 1.1.1 : Chaque image (balise <text:span text:style-name="Source_Text">&lt;img&gt;</text:span> ou balise possédant l’attribut WAI-ARIA <text:span text:style-name="Source_Text">role="img"</text:span>) <text:a xlink:type="simple" xlink:href="#image-porteuse-d-information" office:name=""><text:span text:style-name="Definition">porteuse d’information</text:span></text:a> a-t-elle une <text:a xlink:type="simple" xlink:href="#alternative-textuelle-image" office:name=""><text:span text:style-name="Definition">alternative textuelle</text:span></text:a> ?</text:p>
        </text:list-item>
        <text:list-item>
          <text:p text:style-name="P40">Test 1.1.2 : Chaque <text:a xlink:type="simple" xlink:href="#zone-d-une-image-reactive" office:name=""><text:span text:style-name="Definition">zone</text:span></text:a> d’une <text:a xlink:type="simple" xlink:href="#image-reactive" office:name=""><text:span text:style-name="Definition">image réactive</text:span></text:a> (balise <text:span text:style-name="Source_Text">&lt;area&gt;</text:span>) <text:a xlink:type="simple" xlink:href="#image-porteuse-d-information" office:name=""><text:span text:style-name="Definition">porteuse d’information</text:span></text:a> a-t-elle une <text:a xlink:type="simple" xlink:href="#alternative-textuelle-image" office:name=""><text:span text:style-name="Definition">alternative textuelle</text:span></text:a> ?</text:p>
        </text:list-item>
        <text:list-item>
          <text:p text:style-name="P40">Test 1.1.3 : Chaque bouton de type <text:span text:style-name="Source_Text">image</text:span> (balise <text:span text:style-name="Source_Text">&lt;input&gt;</text:span> avec l’attribut <text:span text:style-name="Source_Text">type="image"</text:span>) a-t-il une <text:a xlink:type="simple" xlink:href="#alternative-textuelle-image" office:name=""><text:span text:style-name="Definition">alternative textuelle</text:span></text:a> ?</text:p>
        </text:list-item>
        <text:list-item>
          <text:p text:style-name="P40">Test 1.1.4 : Chaque <text:a xlink:type="simple" xlink:href="#zone-cliquable" office:name=""><text:span text:style-name="Definition">zone cliquable</text:span></text:a> d’une image réactive côté serveur est-elle doublée d’un mécanisme utilisable quel que soit le dispositif de pointage utilisé et permettant d’accéder à la même destination ?</text:p>
        </text:list-item>
        <text:list-item>
          <text:p text:style-name="P40">Test 1.1.5 : Chaque image vectorielle (balise <text:span text:style-name="Source_Text">&lt;svg&gt;</text:span>) <text:a xlink:type="simple" xlink:href="#image-porteuse-d-information" office:name=""><text:span text:style-name="Definition">porteuse d’information</text:span></text:a>, vérifie-t-elle ces conditions ?</text:p>
          <text:list text:style-name="L41">
            <text:list-item>
              <text:p text:style-name="P41">La balise <text:span text:style-name="Source_Text">&lt;svg&gt;</text:span> possède un attribut WAI-ARIA <text:span text:style-name="Source_Text">role="img"</text:span> ;</text:p>
            </text:list-item>
            <text:list-item>
              <text:p text:style-name="P41">La balise <text:span text:style-name="Source_Text">&lt;svg&gt;</text:span> a une <text:a xlink:type="simple" xlink:href="#alternative-textuelle-image" office:name=""><text:span text:style-name="Definition">alternative textuelle</text:span></text:a>.</text:p>
            </text:list-item>
          </text:list>
        </text:list-item>
        <text:list-item>
          <text:p text:style-name="P40">Test 1.1.6 : Chaque <text:a xlink:type="simple" xlink:href="#image-objet" office:name=""><text:span text:style-name="Definition">image objet</text:span></text:a> (balise <text:span text:style-name="Source_Text">&lt;object&gt;</text:span> avec l’attribut <text:span text:style-name="Source_Text">type="image/…"</text:span>) <text:a xlink:type="simple" xlink:href="#image-porteuse-d-information" office:name=""><text:span text:style-name="Definition">porteuse d’information</text:span></text:a>, vérifie-t-elle une de ces conditions ?</text:p>
          <text:list text:style-name="L42">
            <text:list-item>
              <text:p text:style-name="P42">La balise <text:span text:style-name="Source_Text">&lt;object&gt;</text:span> possède une <text:a xlink:type="simple" xlink:href="#alternative-textuelle-image" office:name=""><text:span text:style-name="Definition">alternative textuelle</text:span></text:a> et un attribut <text:span text:style-name="Source_Text">role="img"</text:span> ;</text:p>
            </text:list-item>
            <text:list-item>
              <text:p text:style-name="P42">L’élément <text:span text:style-name="Source_Text">&lt;object&gt;</text:span> est immédiatement suivi d’un <text:a xlink:type="simple" xlink:href="#lien-ou-bouton-adjacent" office:name=""><text:span text:style-name="Definition">lien ou bouton adjacent</text:span></text:a> permettant d’accéder à un <text:a xlink:type="simple" xlink:href="#contenu-alternatif" office:name=""><text:span text:style-name="Definition">contenu alternatif</text:span></text:a> ;</text:p>
            </text:list-item>
            <text:list-item>
              <text:p text:style-name="P42">Un mécanisme permet à l’utilisateur de remplacer l’élément <text:span text:style-name="Source_Text">&lt;object&gt;</text:span> par un <text:a xlink:type="simple" xlink:href="#contenu-alternatif" office:name=""><text:span text:style-name="Definition">contenu alternatif</text:span></text:a>.</text:p>
            </text:list-item>
          </text:list>
        </text:list-item>
        <text:list-item>
          <text:p text:style-name="P40">Test 1.1.7 : Chaque image embarquée (balise <text:span text:style-name="Source_Text">&lt;embed&gt;</text:span> avec l’attribut <text:span text:style-name="Source_Text">type="image/…"</text:span>) <text:a xlink:type="simple" xlink:href="#image-porteuse-d-information" office:name=""><text:span text:style-name="Definition">porteuse d’information</text:span></text:a>, vérifie-t-elle une de ces conditions ?</text:p>
          <text:list text:style-name="L43">
            <text:list-item>
              <text:p text:style-name="P43">La balise <text:span text:style-name="Source_Text">&lt;embed&gt;</text:span> possède une <text:a xlink:type="simple" xlink:href="#alternative-textuelle-image" office:name=""><text:span text:style-name="Definition">alternative textuelle</text:span></text:a> et un attribut <text:span text:style-name="Source_Text">role="img"</text:span> ;</text:p>
            </text:list-item>
            <text:list-item>
              <text:p text:style-name="P43">L’élément <text:span text:style-name="Source_Text">&lt;embed&gt;</text:span> est immédiatement suivi d’un <text:a xlink:type="simple" xlink:href="#lien-ou-bouton-adjacent" office:name=""><text:span text:style-name="Definition">lien ou bouton adjacent</text:span></text:a> permettant d’accéder à un <text:a xlink:type="simple" xlink:href="#contenu-alternatif" office:name=""><text:span text:style-name="Definition">contenu alternatif</text:span></text:a> ;</text:p>
            </text:list-item>
            <text:list-item>
              <text:p text:style-name="P43">Un mécanisme permet à l’utilisateur de remplacer l’élément <text:span text:style-name="Source_Text">&lt;embed&gt;</text:span> par un <text:a xlink:type="simple" xlink:href="#contenu-alternatif" office:name=""><text:span text:style-name="Definition">contenu alternatif</text:span></text:a>.</text:p>
            </text:list-item>
          </text:list>
        </text:list-item>
        <text:list-item>
          <text:p text:style-name="P40">Test 1.1.8 : Chaque image bitmap (balise <text:span text:style-name="Source_Text">&lt;canvas&gt;</text:span>) <text:a xlink:type="simple" xlink:href="#image-porteuse-d-information" office:name=""><text:span text:style-name="Definition">porteuse d’information</text:span></text:a>, vérifie-t-elle une de ces conditions ?</text:p>
          <text:list text:style-name="L44">
            <text:list-item>
              <text:p text:style-name="P44">La balise <text:span text:style-name="Source_Text">&lt;canvas&gt;</text:span> possède une <text:a xlink:type="simple" xlink:href="#alternative-textuelle-image" office:name=""><text:span text:style-name="Definition">alternative textuelle</text:span></text:a> et un attribut <text:span text:style-name="Source_Text">role="img"</text:span> ;</text:p>
            </text:list-item>
            <text:list-item>
              <text:p text:style-name="P44">Un <text:a xlink:type="simple" xlink:href="#contenu-alternatif" office:name=""><text:span text:style-name="Definition">contenu alternatif</text:span></text:a> est présent entre les balises <text:span text:style-name="Source_Text">&lt;canvas&gt;</text:span> et <text:span text:style-name="Source_Text">&lt;/canvas&gt;</text:span> ;</text:p>
            </text:list-item>
            <text:list-item>
              <text:p text:style-name="P44">L’élément <text:span text:style-name="Source_Text">&lt;canvas&gt;</text:span> est immédiatement suivi d’un <text:a xlink:type="simple" xlink:href="#lien-ou-bouton-adjacent" office:name=""><text:span text:style-name="Definition">lien ou bouton adjacent</text:span></text:a> permettant d’accéder à un <text:a xlink:type="simple" xlink:href="#contenu-alternatif" office:name=""><text:span text:style-name="Definition">contenu alternatif</text:span></text:a> ;</text:p>
            </text:list-item>
            <text:list-item>
              <text:p text:style-name="P44">Un mécanisme permet à l’utilisateur de remplacer l’élément <text:span text:style-name="Source_Text">&lt;canvas&gt;</text:span> par un <text:a xlink:type="simple" xlink:href="#contenu-alternatif" office:name=""><text:span text:style-name="Definition">contenu alternatif</text:span></text:a>.</text:p>
            </text:list-item>
          </text:list>
        </text:list-item>
      </text:list>
      <text:h text:style-name="Heading_20_5" text:outline-level="5"><text:bookmark-start text:name="références"/>Références<text:bookmark-end text:name="références"/></text:h>
      <text:p text:style-name="First_20_paragraph">EN 301 549 V2.1.2 / WCAG 2.1</text:p>
      <text:list text:style-name="L45">
        <text:list-item>
          <text:p text:style-name="P45"><text:span text:style-name="T3">9.1.1.1 Non-text Content (A)</text:span> / <text:a xlink:type="simple" xlink:href="https://www.w3.org/Translations/WCAG21-fr/#non-text-content" office:name=""><text:span text:style-name="Definition">1.1.1 Contenu non textuel</text:span></text:a></text:p>
        </text:list-item>
      </text:list>
      <text:p text:style-name="First_20_paragraph">Technique(s) suffisante(s) et/ou échec(s) WCAG 2.1 : <text:a xlink:type="simple" xlink:href="https://www.w3.org/WAI/WCAG21/Techniques/failures/F65" office:name=""><text:span text:style-name="Definition">F65</text:span></text:a> – <text:a xlink:type="simple" xlink:href="https://www.w3.org/WAI/WCAG21/Techniques/html/H24" office:name=""><text:span text:style-name="Definition">H24</text:span></text:a> – <text:a xlink:type="simple" xlink:href="https://www.w3.org/WAI/WCAG21/Techniques/html/H36" office:name=""><text:span text:style-name="Definition">H36</text:span></text:a> – <text:a xlink:type="simple" xlink:href="https://www.w3.org/WAI/WCAG21/Techniques/html/H37" office:name=""><text:span text:style-name="Definition">H37</text:span></text:a> – <text:a xlink:type="simple" xlink:href="https://www.w3.org/WAI/WCAG21/Techniques/html/H53" office:name=""><text:span text:style-name="Definition">H53</text:span></text:a></text:p>
      <text:h text:style-name="Heading_20_4" text:outline-level="4"><text:bookmark-start text:name="crit-1.2"/>Critère 1.2 Chaque <text:a xlink:type="simple" xlink:href="#image-de-decoration" office:name=""><text:span text:style-name="Definition">image de décoration</text:span></text:a> est-elle correctement ignorée par les technologies d’assistance ?<text:bookmark-end text:name="crit-1.2"/></text:h>
      <text:list text:style-name="L46">
        <text:list-item>
          <text:p text:style-name="P46">Test 1.2.1 : Chaque image (balise <text:span text:style-name="Source_Text">&lt;img&gt;</text:span>) <text:a xlink:type="simple" xlink:href="#image-de-decoration" office:name=""><text:span text:style-name="Definition">de décoration</text:span></text:a>, sans <text:a xlink:type="simple" xlink:href="#legende-d-image" office:name=""><text:span text:style-name="Definition">légende</text:span></text:a>, vérifie-t-elle une de ces conditions ?</text:p>
          <text:list text:style-name="L47">
            <text:list-item>
              <text:p text:style-name="P47">La balise <text:span text:style-name="Source_Text">&lt;img&gt;</text:span> possède un attribut <text:span text:style-name="Source_Text">alt</text:span> vide (<text:span text:style-name="Source_Text">alt=""</text:span>) et est dépourvue de tout autre attribut permettant de fournir une <text:a xlink:type="simple" xlink:href="#alternative-textuelle-image" office:name=""><text:span text:style-name="Definition">alternative textuelle</text:span></text:a> ;</text:p>
            </text:list-item>
            <text:list-item>
              <text:p text:style-name="P47">La balise <text:span text:style-name="Source_Text">&lt;img&gt;</text:span> possède un attribut WAI-ARIA <text:span text:style-name="Source_Text">aria-hidden="true"</text:span> ou <text:span text:style-name="Source_Text">role="presentation"</text:span>.</text:p>
            </text:list-item>
          </text:list>
        </text:list-item>
        <text:list-item>
          <text:p text:style-name="P46">Test 1.2.2 : Chaque <text:a xlink:type="simple" xlink:href="#zone-non-cliquable" office:name=""><text:span text:style-name="Definition">zone non cliquable</text:span></text:a> (balise <text:span text:style-name="Source_Text">&lt;area&gt;</text:span> sans attribut <text:span text:style-name="Source_Text">href</text:span>) <text:a xlink:type="simple" xlink:href="#image-de-decoration" office:name=""><text:span text:style-name="Definition">de décoration</text:span></text:a>, vérifie-t-elle une de ces conditions ?</text:p>
          <text:list text:style-name="L48">
            <text:list-item>
              <text:p text:style-name="P48">La balise <text:span text:style-name="Source_Text">&lt;area&gt;</text:span> possède un attribut <text:span text:style-name="Source_Text">alt</text:span> vide (<text:span text:style-name="Source_Text">alt=""</text:span>) et est dépourvue de tout autre attribut permettant de fournir une <text:a xlink:type="simple" xlink:href="#alternative-textuelle-image" office:name=""><text:span text:style-name="Definition">alternative textuelle</text:span></text:a> ;</text:p>
            </text:list-item>
            <text:list-item>
              <text:p text:style-name="P48">La balise <text:span text:style-name="Source_Text">&lt;area&gt;</text:span> possède un attribut WAI-ARIA <text:span text:style-name="Source_Text">aria-hidden="true"</text:span> ou <text:span text:style-name="Source_Text">role="presentation"</text:span>.</text:p>
            </text:list-item>
          </text:list>
        </text:list-item>
        <text:list-item>
          <text:p text:style-name="P46">Test 1.2.3 : Chaque <text:a xlink:type="simple" xlink:href="#image-objet" office:name=""><text:span text:style-name="Definition">image objet</text:span></text:a> (balise <text:span text:style-name="Source_Text">&lt;object&gt;</text:span> avec l’attribut <text:span text:style-name="Source_Text">type="image/…"</text:span>) <text:a xlink:type="simple" xlink:href="#image-de-decoration" office:name=""><text:span text:style-name="Definition">de décoration</text:span></text:a>, sans <text:a xlink:type="simple" xlink:href="#legende-d-image" office:name=""><text:span text:style-name="Definition">légende</text:span></text:a>, vérifie-t-elle ces conditions ?</text:p>
          <text:list text:style-name="L49">
            <text:list-item>
              <text:p text:style-name="P49">La balise <text:span text:style-name="Source_Text">&lt;object&gt;</text:span> possède un attribut WAI-ARIA <text:span text:style-name="Source_Text">aria-hidden="true"</text:span> ;</text:p>
            </text:list-item>
            <text:list-item>
              <text:p text:style-name="P49">La balise <text:span text:style-name="Source_Text">&lt;object&gt;</text:span> est dépourvue d’alternative textuelle ;</text:p>
            </text:list-item>
            <text:list-item>
              <text:p text:style-name="P49">Il n’y a aucun texte faisant office d’alternative textuelle entre <text:span text:style-name="Source_Text">&lt;object&gt;</text:span> et <text:span text:style-name="Source_Text">&lt;/object&gt;</text:span>.</text:p>
            </text:list-item>
          </text:list>
        </text:list-item>
        <text:list-item>
          <text:p text:style-name="P46">Test 1.2.4 : Chaque image vectorielle (balise <text:span text:style-name="Source_Text">&lt;svg&gt;</text:span>) <text:a xlink:type="simple" xlink:href="#image-de-decoration" office:name=""><text:span text:style-name="Definition">de décoration</text:span></text:a>, sans <text:a xlink:type="simple" xlink:href="#legende-d-image" office:name=""><text:span text:style-name="Definition">légende</text:span></text:a>, vérifie-t-elle ces conditions ?</text:p>
          <text:list text:style-name="L50">
            <text:list-item>
              <text:p text:style-name="P50">La balise <text:span text:style-name="Source_Text">&lt;svg&gt;</text:span> possède un attribut WAI-ARIA <text:span text:style-name="Source_Text">aria-hidden="true"</text:span> ;</text:p>
            </text:list-item>
            <text:list-item>
              <text:p text:style-name="P50">La balise <text:span text:style-name="Source_Text">&lt;svg&gt;</text:span> et ses enfants sont dépourvus d’<text:a xlink:type="simple" xlink:href="#alternative-textuelle-image" office:name=""><text:span text:style-name="Definition">alternative textuelle</text:span></text:a> ;</text:p>
            </text:list-item>
            <text:list-item>
              <text:p text:style-name="P50">Les balises <text:span text:style-name="Source_Text">&lt;title&gt;</text:span> et <text:span text:style-name="Source_Text">&lt;desc&gt;</text:span> sont absentes ou vides ;</text:p>
            </text:list-item>
            <text:list-item>
              <text:p text:style-name="P50">La balise <text:span text:style-name="Source_Text">&lt;svg&gt;</text:span> et ses enfants sont dépourvus d’attribut <text:span text:style-name="Source_Text">title</text:span>.</text:p>
            </text:list-item>
          </text:list>
        </text:list-item>
        <text:list-item>
          <text:p text:style-name="P46">Test 1.2.5 : Chaque image bitmap (balise <text:span text:style-name="Source_Text">&lt;canvas&gt;</text:span>) <text:a xlink:type="simple" xlink:href="#image-de-decoration" office:name=""><text:span text:style-name="Definition">de décoration</text:span></text:a>, sans <text:a xlink:type="simple" xlink:href="#legende-d-image" office:name=""><text:span text:style-name="Definition">légende</text:span></text:a>, vérifie-t-elle ces conditions ?</text:p>
          <text:list text:style-name="L51">
            <text:list-item>
              <text:p text:style-name="P51">La balise <text:span text:style-name="Source_Text">&lt;canvas&gt;</text:span> possède un attribut WAI-ARIA <text:span text:style-name="Source_Text">aria-hidden="true"</text:span> ;</text:p>
            </text:list-item>
            <text:list-item>
              <text:p text:style-name="P51">La balise <text:span text:style-name="Source_Text">&lt;canvas&gt;</text:span> et ses enfants sont dépourvus d’<text:a xlink:type="simple" xlink:href="#alternative-textuelle-image" office:name=""><text:span text:style-name="Definition">alternative textuelle</text:span></text:a> ;</text:p>
            </text:list-item>
            <text:list-item>
              <text:p text:style-name="P51">Il n’y a aucun texte faisant office d’<text:a xlink:type="simple" xlink:href="#alternative-textuelle-image" office:name=""><text:span text:style-name="Definition">alternative textuelle</text:span></text:a> entre <text:span text:style-name="Source_Text">&lt;canvas&gt;</text:span> et <text:span text:style-name="Source_Text">&lt;/canvas&gt;</text:span>.</text:p>
            </text:list-item>
          </text:list>
        </text:list-item>
        <text:list-item>
          <text:p text:style-name="P46">Test 1.2.6 : Chaque image embarquée (balise <text:span text:style-name="Source_Text">&lt;embed&gt;</text:span> avec l’attribut <text:span text:style-name="Source_Text">type="image/…"</text:span>) <text:a xlink:type="simple" xlink:href="#image-de-decoration" office:name=""><text:span text:style-name="Definition">de décoration</text:span></text:a>, sans <text:a xlink:type="simple" xlink:href="#legende-d-image" office:name=""><text:span text:style-name="Definition">légende</text:span></text:a>, vérifie-t-elle ces conditions ?</text:p>
          <text:list text:style-name="L52">
            <text:list-item>
              <text:p text:style-name="P52">La balise <text:span text:style-name="Source_Text">&lt;embed&gt;</text:span> possède un attribut WAI-ARIA <text:span text:style-name="Source_Text">aria-hidden="true"</text:span> ;</text:p>
            </text:list-item>
            <text:list-item>
              <text:p text:style-name="P52">La balise <text:span text:style-name="Source_Text">&lt;embed&gt;</text:span> et ses enfants sont dépourvus d’<text:a xlink:type="simple" xlink:href="#alternative-textuelle-image" office:name=""><text:span text:style-name="Definition">alternative textuelle</text:span></text:a>.</text:p>
            </text:list-item>
          </text:list>
        </text:list-item>
      </text:list>
      <text:h text:style-name="Heading_20_5" text:outline-level="5"><text:bookmark-start text:name="notes-techniques"/>Notes techniques<text:bookmark-end text:name="notes-techniques"/></text:h>
      <text:p text:style-name="First_20_paragraph">Lorsqu’une image est associée à une <text:a xlink:type="simple" xlink:href="#legende-d-image" office:name=""><text:span text:style-name="Definition">légende</text:span></text:a>, la note technique WCAG recommande de prévoir systématiquement une <text:a xlink:type="simple" xlink:href="#alternative-textuelle-image" office:name=""><text:span text:style-name="Definition">alternative textuelle</text:span></text:a> (cf. critère 1.9). Dans ce cas le critère 1.2 est non applicable.</text:p>
      <text:p text:style-name="Text_20_body">Dans le cas d’une image vectorielle (balise <text:span text:style-name="Source_Text">&lt;svg&gt;</text:span>) de décoration qui serait affichée au travers d’un élément <text:span text:style-name="Source_Text">&lt;use href="…"&gt;</text:span> enfant de l’élément <text:span text:style-name="Source_Text">&lt;svg&gt;</text:span>, le test 1.2.4 s’appliquera également à l’élément <text:span text:style-name="Source_Text">&lt;svg&gt;</text:span> associée par le biais de l’élément <text:span text:style-name="Source_Text">&lt;use&gt;</text:span>.</text:p>
      <text:p text:style-name="Text_20_body">Un attribut WAI-ARIA <text:span text:style-name="Source_Text">role="presentation"</text:span> peut être utilisé sur les images de décoration et les zones non cliquables de décoration. Le rôle <text:span text:style-name="Source_Text">"none"</text:span> introduit en ARIA 1.1 et synonyme du rôle <text:span text:style-name="Source_Text">"presentation"</text:span> peut être aussi utilisé. Il reste préférable cependant d’utiliser le rôle <text:span text:style-name="Source_Text">"presentation"</text:span> en attendant un support satisfaisant du rôle <text:span text:style-name="Source_Text">"none"</text:span>.</text:p>
      <text:h text:style-name="Heading_20_5" text:outline-level="5"><text:bookmark-start text:name="références-1"/>Références<text:bookmark-end text:name="références-1"/></text:h>
      <text:p text:style-name="First_20_paragraph">EN 301 549 V2.1.2 / WCAG 2.1</text:p>
      <text:list text:style-name="L53">
        <text:list-item>
          <text:p text:style-name="P53"><text:span text:style-name="T3">9.1.1.1 Non-text Content (A)</text:span> / <text:a xlink:type="simple" xlink:href="https://www.w3.org/Translations/WCAG21-fr/#non-text-content" office:name=""><text:span text:style-name="Definition">1.1.1 Contenu non textuel</text:span></text:a></text:p>
        </text:list-item>
        <text:list-item>
          <text:p text:style-name="P53"><text:span text:style-name="T3">9.4.1.2 Name, Role, Value (A)</text:span> / <text:a xlink:type="simple" xlink:href="https://www.w3.org/Translations/WCAG21-fr/#name-role-value" office:name=""><text:span text:style-name="Definition">4.1.2 Nom, rôle et valeur</text:span></text:a></text:p>
        </text:list-item>
      </text:list>
      <text:p text:style-name="First_20_paragraph">Technique(s) suffisante(s) et/ou échec(s) WCAG 2.1 : <text:a xlink:type="simple" xlink:href="https://www.w3.org/WAI/WCAG21/Techniques/aria/ARIA4" office:name=""><text:span text:style-name="Definition">ARIA4</text:span></text:a> – <text:a xlink:type="simple" xlink:href="https://www.w3.org/WAI/WCAG21/Techniques/aria/ARIA10" office:name=""><text:span text:style-name="Definition">ARIA10</text:span></text:a> – <text:a xlink:type="simple" xlink:href="https://www.w3.org/WAI/WCAG21/Techniques/css/C9" office:name=""><text:span text:style-name="Definition">C9</text:span></text:a> – <text:a xlink:type="simple" xlink:href="https://www.w3.org/WAI/WCAG21/Techniques/failures/F38" office:name=""><text:span text:style-name="Definition">F38</text:span></text:a> – <text:a xlink:type="simple" xlink:href="https://www.w3.org/WAI/WCAG21/Techniques/failures/F39" office:name=""><text:span text:style-name="Definition">F39</text:span></text:a> – <text:a xlink:type="simple" xlink:href="https://www.w3.org/WAI/WCAG21/Techniques/general/G196" office:name=""><text:span text:style-name="Definition">G196</text:span></text:a> – <text:a xlink:type="simple" xlink:href="https://www.w3.org/WAI/WCAG21/Techniques/html/H67" office:name=""><text:span text:style-name="Definition">H67</text:span></text:a></text:p>
      <text:h text:style-name="Heading_20_4" text:outline-level="4"><text:bookmark-start text:name="crit-1.3"/>Critère 1.3 Pour chaque image <text:a xlink:type="simple" xlink:href="#image-porteuse-d-information" office:name=""><text:span text:style-name="Definition">porteuse d’information</text:span></text:a> ayant une <text:a xlink:type="simple" xlink:href="#alternative-textuelle-image" office:name=""><text:span text:style-name="Definition">alternative textuelle</text:span></text:a>, cette alternative est-elle pertinente (hors cas particuliers) ?<text:bookmark-end text:name="crit-1.3"/></text:h>
      <text:list text:style-name="L54">
        <text:list-item>
          <text:p text:style-name="P54">Test 1.3.1 : Chaque image (balise <text:span text:style-name="Source_Text">&lt;img&gt;</text:span> ou balise possédant l’attribut WAI-ARIA <text:span text:style-name="Source_Text">role="img"</text:span>) <text:a xlink:type="simple" xlink:href="#image-porteuse-d-information" office:name=""><text:span text:style-name="Definition">porteuse d’information</text:span></text:a>, ayant une <text:a xlink:type="simple" xlink:href="#alternative-textuelle-image" office:name=""><text:span text:style-name="Definition">alternative textuelle</text:span></text:a>, cette alternative est-elle pertinente (hors cas particuliers) ?</text:p>
          <text:list text:style-name="L55">
            <text:list-item>
              <text:p text:style-name="P55">S’il est présent, le contenu de l’attribut <text:span text:style-name="Source_Text">alt</text:span> est pertinent ;</text:p>
            </text:list-item>
            <text:list-item>
              <text:p text:style-name="P55">S’il est présent, le contenu de l’attribut <text:span text:style-name="Source_Text">title</text:span> est pertinent ;</text:p>
            </text:list-item>
            <text:list-item>
              <text:p text:style-name="P55">S’il est présent, le contenu de l’attribut WAI-ARIA <text:span text:style-name="Source_Text">aria-label</text:span> est pertinent ;</text:p>
            </text:list-item>
            <text:list-item>
              <text:p text:style-name="P55">S’il est présent, le <text:a xlink:type="simple" xlink:href="#passage-de-texte-lie-par-aria-labelledby-ou-aria-describedby" office:name=""><text:span text:style-name="Definition">passage de texte</text:span></text:a> associé via l’attribut WAI-ARIA <text:span text:style-name="Source_Text">aria-labelledby</text:span> est pertinent.</text:p>
            </text:list-item>
          </text:list>
        </text:list-item>
        <text:list-item>
          <text:p text:style-name="P54">Test 1.3.2 : Pour chaque <text:a xlink:type="simple" xlink:href="#zone-d-une-image-reactive" office:name=""><text:span text:style-name="Definition">zone</text:span></text:a> (balise <text:span text:style-name="Source_Text">&lt;area&gt;</text:span>) d’une <text:a xlink:type="simple" xlink:href="#image-reactive" office:name=""><text:span text:style-name="Definition">image réactive</text:span></text:a> <text:a xlink:type="simple" xlink:href="#image-porteuse-d-information" office:name=""><text:span text:style-name="Definition">porteuse d’information</text:span></text:a>, ayant une <text:a xlink:type="simple" xlink:href="#alternative-textuelle-image" office:name=""><text:span text:style-name="Definition">alternative textuelle</text:span></text:a>, cette alternative est-elle pertinente (hors cas particuliers) ?</text:p>
          <text:list text:style-name="L56">
            <text:list-item>
              <text:p text:style-name="P56">S’il est présent, le contenu de l’attribut <text:span text:style-name="Source_Text">alt</text:span> est pertinent ;</text:p>
            </text:list-item>
            <text:list-item>
              <text:p text:style-name="P56">S’il est présent, le contenu de l’attribut <text:span text:style-name="Source_Text">title</text:span> est pertinent ;</text:p>
            </text:list-item>
            <text:list-item>
              <text:p text:style-name="P56">S’il est présent, le contenu de l’attribut WAI-ARIA <text:span text:style-name="Source_Text">aria-label</text:span> est pertinent ;</text:p>
            </text:list-item>
            <text:list-item>
              <text:p text:style-name="P56">S’il est présent, le <text:a xlink:type="simple" xlink:href="#passage-de-texte-lie-par-aria-labelledby-ou-aria-describedby" office:name=""><text:span text:style-name="Definition">passage de texte</text:span></text:a> associé via l’attribut WAI-ARIA <text:span text:style-name="Source_Text">aria-labelledby</text:span> est pertinent.</text:p>
            </text:list-item>
          </text:list>
        </text:list-item>
        <text:list-item>
          <text:p text:style-name="P54">Test 1.3.3 : Pour chaque <text:a xlink:type="simple" xlink:href="#bouton-formulaire" office:name=""><text:span text:style-name="Definition">bouton</text:span></text:a> de type <text:span text:style-name="Source_Text">image</text:span> (balise <text:span text:style-name="Source_Text">&lt;input&gt;</text:span> avec l’attribut <text:span text:style-name="Source_Text">type="image"</text:span>), ayant une <text:a xlink:type="simple" xlink:href="#alternative-textuelle-image" office:name=""><text:span text:style-name="Definition">alternative textuelle</text:span></text:a>, cette alternative est-elle pertinente (hors cas particuliers) ?</text:p>
          <text:list text:style-name="L57">
            <text:list-item>
              <text:p text:style-name="P57">S’il est présent, le contenu de l’attribut <text:span text:style-name="Source_Text">alt</text:span> est pertinent ;</text:p>
            </text:list-item>
            <text:list-item>
              <text:p text:style-name="P57">S’il est présent, le contenu de l’attribut <text:span text:style-name="Source_Text">title</text:span> est pertinent ;</text:p>
            </text:list-item>
            <text:list-item>
              <text:p text:style-name="P57">S’il est présent, le contenu de l’attribut WAI-ARIA <text:span text:style-name="Source_Text">aria-label</text:span> est pertinent ;</text:p>
            </text:list-item>
            <text:list-item>
              <text:p text:style-name="P57">S’il est présent, le <text:a xlink:type="simple" xlink:href="#passage-de-texte-lie-par-aria-labelledby-ou-aria-describedby" office:name=""><text:span text:style-name="Definition">passage de texte</text:span></text:a> associé via l’attribut WAI-ARIA <text:span text:style-name="Source_Text">aria-labelledby</text:span> est pertinent.</text:p>
            </text:list-item>
          </text:list>
        </text:list-item>
        <text:list-item>
          <text:p text:style-name="P54">Test 1.3.4 : Pour chaque <text:a xlink:type="simple" xlink:href="#image-objet" office:name=""><text:span text:style-name="Definition">image objet</text:span></text:a> (balise <text:span text:style-name="Source_Text">&lt;object&gt;</text:span> avec l’attribut <text:span text:style-name="Source_Text">type="image/…"</text:span>) <text:a xlink:type="simple" xlink:href="#image-porteuse-d-information" office:name=""><text:span text:style-name="Definition">porteuse d’information</text:span></text:a>, ayant une <text:a xlink:type="simple" xlink:href="#alternative-textuelle-image" office:name=""><text:span text:style-name="Definition">alternative textuelle</text:span></text:a> ou un <text:a xlink:type="simple" xlink:href="#contenu-alternatif" office:name=""><text:span text:style-name="Definition">contenu alternatif</text:span></text:a>, cette alternative est-elle pertinente (hors cas particuliers) ?</text:p>
          <text:list text:style-name="L58">
            <text:list-item>
              <text:p text:style-name="P58">S’il est présent, le contenu de l’attribut <text:span text:style-name="Source_Text">title</text:span> est pertinent ;</text:p>
            </text:list-item>
            <text:list-item>
              <text:p text:style-name="P58">S’il est présent, le contenu de l’attribut WAI-ARIA <text:span text:style-name="Source_Text">aria-label</text:span> est pertinent ;</text:p>
            </text:list-item>
            <text:list-item>
              <text:p text:style-name="P58">S’il est présent, le <text:a xlink:type="simple" xlink:href="#passage-de-texte-lie-par-aria-labelledby-ou-aria-describedby" office:name=""><text:span text:style-name="Definition">passage de texte</text:span></text:a> associé via l’attribut WAI-ARIA <text:span text:style-name="Source_Text">aria-labelledby</text:span> est pertinent ;</text:p>
            </text:list-item>
            <text:list-item>
              <text:p text:style-name="P58">S’il est présent le <text:a xlink:type="simple" xlink:href="#contenu-alternatif" office:name=""><text:span text:style-name="Definition">contenu alternatif</text:span></text:a> est pertinent.</text:p>
            </text:list-item>
          </text:list>
        </text:list-item>
        <text:list-item>
          <text:p text:style-name="P54">Test 1.3.5 : Pour chaque image embarquée (balise <text:span text:style-name="Source_Text">&lt;embed&gt;</text:span> avec l’attribut <text:span text:style-name="Source_Text">type="image/…"</text:span>) <text:a xlink:type="simple" xlink:href="#image-porteuse-d-information" office:name=""><text:span text:style-name="Definition">porteuse d’information</text:span></text:a>, ayant une <text:a xlink:type="simple" xlink:href="#alternative-textuelle-image" office:name=""><text:span text:style-name="Definition">alternative textuelle</text:span></text:a> ou un <text:a xlink:type="simple" xlink:href="#contenu-alternatif" office:name=""><text:span text:style-name="Definition">contenu alternatif</text:span></text:a>, cette alternative est-elle pertinente (hors cas particuliers) ?</text:p>
          <text:list text:style-name="L59">
            <text:list-item>
              <text:p text:style-name="P59">S’il est présent, le contenu de l’attribut <text:span text:style-name="Source_Text">title</text:span> est pertinent ;</text:p>
            </text:list-item>
            <text:list-item>
              <text:p text:style-name="P59">S’il est présent, le contenu de l’attribut WAI-ARIA <text:span text:style-name="Source_Text">aria-label</text:span> est pertinent ;</text:p>
            </text:list-item>
            <text:list-item>
              <text:p text:style-name="P59">S’il est présent, le <text:a xlink:type="simple" xlink:href="#passage-de-texte-lie-par-aria-labelledby-ou-aria-describedby" office:name=""><text:span text:style-name="Definition">passage de texte</text:span></text:a> associé via l’attribut WAI-ARIA <text:span text:style-name="Source_Text">aria-labelledby</text:span> est pertinent ;</text:p>
            </text:list-item>
            <text:list-item>
              <text:p text:style-name="P59">S’il est présent le <text:a xlink:type="simple" xlink:href="#contenu-alternatif" office:name=""><text:span text:style-name="Definition">contenu alternatif</text:span></text:a> est pertinent.</text:p>
            </text:list-item>
          </text:list>
        </text:list-item>
        <text:list-item>
          <text:p text:style-name="P54">Test 1.3.6 : Pour chaque image vectorielle (balise <text:span text:style-name="Source_Text">&lt;svg&gt;</text:span>) <text:a xlink:type="simple" xlink:href="#image-porteuse-d-information" office:name=""><text:span text:style-name="Definition">porteuse d’information</text:span></text:a>, ayant une <text:a xlink:type="simple" xlink:href="#alternative-textuelle-image" office:name=""><text:span text:style-name="Definition">alternative textuelle</text:span></text:a>, cette alternative est-elle pertinente (hors cas particuliers) ?</text:p>
          <text:list text:style-name="L60">
            <text:list-item>
              <text:p text:style-name="P60">S’il est présent, le contenu de l’élément <text:span text:style-name="Source_Text">&lt;title&gt;</text:span> est pertinent ;</text:p>
            </text:list-item>
            <text:list-item>
              <text:p text:style-name="P60">S’il est présent, le contenu de l’attribut WAI-ARIA <text:span text:style-name="Source_Text">aria-label</text:span> est pertinent ;</text:p>
            </text:list-item>
            <text:list-item>
              <text:p text:style-name="P60">S’il est présent, le <text:a xlink:type="simple" xlink:href="#passage-de-texte-lie-par-aria-labelledby-ou-aria-describedby" office:name=""><text:span text:style-name="Definition">passage de texte</text:span></text:a> associé via l’attribut WAI-ARIA <text:span text:style-name="Source_Text">aria-labelledby</text:span> est pertinent.</text:p>
            </text:list-item>
          </text:list>
        </text:list-item>
        <text:list-item>
          <text:p text:style-name="P54">Test 1.3.7 : Pour chaque image bitmap (balise <text:span text:style-name="Source_Text">&lt;canvas&gt;</text:span>) <text:a xlink:type="simple" xlink:href="#image-porteuse-d-information" office:name=""><text:span text:style-name="Definition">porteuse d’information</text:span></text:a>, ayant une <text:a xlink:type="simple" xlink:href="#alternative-textuelle-image" office:name=""><text:span text:style-name="Definition">alternative textuelle</text:span></text:a> ou un <text:a xlink:type="simple" xlink:href="#contenu-alternatif" office:name=""><text:span text:style-name="Definition">contenu alternatif</text:span></text:a>, cette alternative est-elle pertinente (hors cas particuliers) ?</text:p>
          <text:list text:style-name="L61">
            <text:list-item>
              <text:p text:style-name="P61">S’il est présent, le contenu de l’attribut <text:span text:style-name="Source_Text">title</text:span> est pertinent ;</text:p>
            </text:list-item>
            <text:list-item>
              <text:p text:style-name="P61">S’il est présent, le contenu de l’attribut WAI-ARIA <text:span text:style-name="Source_Text">aria-label</text:span> est pertinent ;</text:p>
            </text:list-item>
            <text:list-item>
              <text:p text:style-name="P61">S’il est présent, le <text:a xlink:type="simple" xlink:href="#passage-de-texte-lie-par-aria-labelledby-ou-aria-describedby" office:name=""><text:span text:style-name="Definition">passage de texte</text:span></text:a> associé via l’attribut WAI-ARIA <text:span text:style-name="Source_Text">aria-labelledby</text:span> est pertinent ;</text:p>
            </text:list-item>
            <text:list-item>
              <text:p text:style-name="P61">S’il est présent le <text:a xlink:type="simple" xlink:href="#contenu-alternatif" office:name=""><text:span text:style-name="Definition">contenu alternatif</text:span></text:a> est pertinent.</text:p>
            </text:list-item>
          </text:list>
        </text:list-item>
        <text:list-item>
          <text:p text:style-name="P54">Test 1.3.8 : Pour chaque image bitmap (balise <text:span text:style-name="Source_Text">&lt;canvas&gt;</text:span>) <text:a xlink:type="simple" xlink:href="#image-porteuse-d-information" office:name=""><text:span text:style-name="Definition">porteuse d’information</text:span></text:a> et ayant un <text:a xlink:type="simple" xlink:href="#contenu-alternatif" office:name=""><text:span text:style-name="Definition">contenu alternatif</text:span></text:a> entre <text:span text:style-name="Source_Text">&lt;canvas&gt;</text:span> et <text:span text:style-name="Source_Text">&lt;/canvas&gt;</text:span>, ce <text:a xlink:type="simple" xlink:href="#contenu-alternatif" office:name=""><text:span text:style-name="Definition">contenu alternatif</text:span></text:a> est-il <text:a xlink:type="simple" xlink:href="#correctement-restitue-par-les-technologies-d-assistance" office:name=""><text:span text:style-name="Definition">correctement restitué par les technologies d’assistance</text:span></text:a> ?</text:p>
        </text:list-item>
        <text:list-item>
          <text:p text:style-name="P54">Test 1.3.9 : Pour chaque image <text:a xlink:type="simple" xlink:href="#image-porteuse-d-information" office:name=""><text:span text:style-name="Definition">porteuse d’information</text:span></text:a> et ayant une <text:a xlink:type="simple" xlink:href="#alternative-textuelle-image" office:name=""><text:span text:style-name="Definition">alternative textuelle</text:span></text:a>, l’<text:a xlink:type="simple" xlink:href="#alternative-textuelle-image" office:name=""><text:span text:style-name="Definition">alternative textuelle</text:span></text:a> est-elle <text:a xlink:type="simple" xlink:href="#alternative-courte-et-concise" office:name=""><text:span text:style-name="Definition">courte et concise</text:span></text:a> (hors cas particuliers) ?</text:p>
        </text:list-item>
      </text:list>
      <text:h text:style-name="Heading_20_5" text:outline-level="5"><text:bookmark-start text:name="cas-particuliers"/>Cas particuliers<text:bookmark-end text:name="cas-particuliers"/></text:h>
      <text:p text:style-name="First_20_paragraph">Il existe une gestion de cas particuliers lorsque l’image est utilisée comme <text:a xlink:type="simple" xlink:href="#captcha" office:name=""><text:span text:style-name="Definition">CAPTCHA</text:span></text:a> ou comme <text:a xlink:type="simple" xlink:href="#image-test" office:name=""><text:span text:style-name="Definition">image-test</text:span></text:a>. Dans cette situation, où il n’est pas possible de donner une alternative pertinente sans détruire l’objet du CAPTCHA ou du test, le critère est non applicable.</text:p>
      <text:p text:style-name="Text_20_body">Note : le cas des CAPTCHA et des images-test est traité de manière spécifique par le critère 1.4.</text:p>
      <text:h text:style-name="Heading_20_5" text:outline-level="5"><text:bookmark-start text:name="références-2"/>Références<text:bookmark-end text:name="références-2"/></text:h>
      <text:p text:style-name="First_20_paragraph">EN 301 549 V2.1.2 / WCAG 2.1</text:p>
      <text:list text:style-name="L62">
        <text:list-item>
          <text:p text:style-name="P62"><text:span text:style-name="T3">9.1.1.1 Non-text Content (A)</text:span> / <text:a xlink:type="simple" xlink:href="https://www.w3.org/Translations/WCAG21-fr/#non-text-content" office:name=""><text:span text:style-name="Definition">1.1.1 Contenu non textuel</text:span></text:a></text:p>
        </text:list-item>
        <text:list-item>
          <text:p text:style-name="P62"><text:span text:style-name="T3">9.4.1.2 Name, Role, Value (A)</text:span> / <text:a xlink:type="simple" xlink:href="https://www.w3.org/Translations/WCAG21-fr/#name-role-value" office:name=""><text:span text:style-name="Definition">4.1.2 Nom, rôle et valeur</text:span></text:a></text:p>
        </text:list-item>
      </text:list>
      <text:p text:style-name="First_20_paragraph">Technique(s) suffisante(s) et/ou échec(s) WCAG 2.1 : <text:a xlink:type="simple" xlink:href="https://www.w3.org/WAI/WCAG21/Techniques/aria/ARIA6" office:name=""><text:span text:style-name="Definition">ARIA6</text:span></text:a> – <text:a xlink:type="simple" xlink:href="https://www.w3.org/WAI/WCAG21/Techniques/aria/ARIA9" office:name=""><text:span text:style-name="Definition">ARIA9</text:span></text:a> – <text:a xlink:type="simple" xlink:href="https://www.w3.org/WAI/WCAG21/Techniques/aria/ARIA10" office:name=""><text:span text:style-name="Definition">ARIA10</text:span></text:a> – <text:a xlink:type="simple" xlink:href="https://www.w3.org/WAI/WCAG21/Techniques/failures/F30" office:name=""><text:span text:style-name="Definition">F30</text:span></text:a> – <text:a xlink:type="simple" xlink:href="https://www.w3.org/WAI/WCAG21/Techniques/failures/F71" office:name=""><text:span text:style-name="Definition">F71</text:span></text:a> – <text:a xlink:type="simple" xlink:href="https://www.w3.org/WAI/WCAG21/Techniques/general/G94" office:name=""><text:span text:style-name="Definition">G94</text:span></text:a> – <text:a xlink:type="simple" xlink:href="https://www.w3.org/WAI/WCAG21/Techniques/general/G95" office:name=""><text:span text:style-name="Definition">G95</text:span></text:a> – <text:a xlink:type="simple" xlink:href="https://www.w3.org/WAI/WCAG21/Techniques/general/G196" office:name=""><text:span text:style-name="Definition">G196</text:span></text:a></text:p>
      <text:h text:style-name="Heading_20_4" text:outline-level="4"><text:bookmark-start text:name="crit-1.4"/>Critère 1.4 Pour chaque image utilisée comme <text:a xlink:type="simple" xlink:href="#captcha" office:name=""><text:span text:style-name="Definition">CAPTCHA</text:span></text:a> ou comme <text:a xlink:type="simple" xlink:href="#image-test" office:name=""><text:span text:style-name="Definition">image-test</text:span></text:a>, ayant une <text:a xlink:type="simple" xlink:href="#alternative-textuelle-image" office:name=""><text:span text:style-name="Definition">alternative textuelle</text:span></text:a>, cette alternative permet-elle d’identifier la nature et la fonction de l’image ?<text:bookmark-end text:name="crit-1.4"/></text:h>
      <text:list text:style-name="L63">
        <text:list-item>
          <text:p text:style-name="P63">Test 1.4.1 : Pour chaque image (balise <text:span text:style-name="Source_Text">&lt;img&gt;</text:span>) utilisée comme <text:a xlink:type="simple" xlink:href="#captcha" office:name=""><text:span text:style-name="Definition">CAPTCHA</text:span></text:a> ou comme <text:a xlink:type="simple" xlink:href="#image-test" office:name=""><text:span text:style-name="Definition">image-test</text:span></text:a>, ayant une <text:a xlink:type="simple" xlink:href="#alternative-textuelle-image" office:name=""><text:span text:style-name="Definition">alternative textuelle</text:span></text:a>, cette alternative est-elle pertinente ?</text:p>
          <text:list text:style-name="L64">
            <text:list-item>
              <text:p text:style-name="P64">S’il est présent, le contenu de l’attribut <text:span text:style-name="Source_Text">alt</text:span> est pertinent ;</text:p>
            </text:list-item>
            <text:list-item>
              <text:p text:style-name="P64">S’il est présent, le contenu de l’attribut <text:span text:style-name="Source_Text">title</text:span> est pertinent ;</text:p>
            </text:list-item>
            <text:list-item>
              <text:p text:style-name="P64">S’il est présent, le contenu de l’attribut WAI-ARIA <text:span text:style-name="Source_Text">aria-label</text:span> est pertinent ;</text:p>
            </text:list-item>
            <text:list-item>
              <text:p text:style-name="P64">S’il est présent, le <text:a xlink:type="simple" xlink:href="#passage-de-texte-lie-par-aria-labelledby-ou-aria-describedby" office:name=""><text:span text:style-name="Definition">passage de texte</text:span></text:a> associé via l’attribut WAI-ARIA <text:span text:style-name="Source_Text">aria-labelledby</text:span> est pertinent.</text:p>
            </text:list-item>
          </text:list>
        </text:list-item>
        <text:list-item>
          <text:p text:style-name="P63">Test 1.4.2 : Pour chaque zone (balise <text:span text:style-name="Source_Text">&lt;area&gt;</text:span>) d’une image réactive utilisée comme <text:a xlink:type="simple" xlink:href="#captcha" office:name=""><text:span text:style-name="Definition">CAPTCHA</text:span></text:a> ou comme <text:a xlink:type="simple" xlink:href="#image-test" office:name=""><text:span text:style-name="Definition">image-test</text:span></text:a>, ayant une <text:a xlink:type="simple" xlink:href="#alternative-textuelle-image" office:name=""><text:span text:style-name="Definition">alternative textuelle</text:span></text:a>, cette alternative est-elle pertinente ?</text:p>
          <text:list text:style-name="L65">
            <text:list-item>
              <text:p text:style-name="P65">S’il est présent, le contenu de l’attribut <text:span text:style-name="Source_Text">alt</text:span> est pertinent ;</text:p>
            </text:list-item>
            <text:list-item>
              <text:p text:style-name="P65">S’il est présent, le contenu de l’attribut <text:span text:style-name="Source_Text">title</text:span> est pertinent ;</text:p>
            </text:list-item>
            <text:list-item>
              <text:p text:style-name="P65">S’il est présent, le contenu de l’attribut WAI-ARIA <text:span text:style-name="Source_Text">aria-label</text:span> est pertinent ;</text:p>
            </text:list-item>
            <text:list-item>
              <text:p text:style-name="P65">S’il est présent, le <text:a xlink:type="simple" xlink:href="#passage-de-texte-lie-par-aria-labelledby-ou-aria-describedby" office:name=""><text:span text:style-name="Definition">passage de texte</text:span></text:a> associé via l’attribut WAI-ARIA <text:span text:style-name="Source_Text">aria-labelledby</text:span> est pertinent.</text:p>
            </text:list-item>
          </text:list>
        </text:list-item>
        <text:list-item>
          <text:p text:style-name="P63">Test 1.4.3 : Pour chaque <text:a xlink:type="simple" xlink:href="#bouton-formulaire" office:name=""><text:span text:style-name="Definition">bouton</text:span></text:a> de type image (balise <text:span text:style-name="Source_Text">&lt;input&gt;</text:span> avec l’attribut <text:span text:style-name="Source_Text">type="image"</text:span>) utilisé comme <text:a xlink:type="simple" xlink:href="#captcha" office:name=""><text:span text:style-name="Definition">CAPTCHA</text:span></text:a> ou comme <text:a xlink:type="simple" xlink:href="#image-test" office:name=""><text:span text:style-name="Definition">image-test</text:span></text:a>, ayant une <text:a xlink:type="simple" xlink:href="#alternative-textuelle-image" office:name=""><text:span text:style-name="Definition">alternative textuelle</text:span></text:a>, cette alternative est-elle pertinente ?</text:p>
          <text:list text:style-name="L66">
            <text:list-item>
              <text:p text:style-name="P66">S’il est présent, le contenu de l’attribut <text:span text:style-name="Source_Text">alt</text:span> est pertinent ;</text:p>
            </text:list-item>
            <text:list-item>
              <text:p text:style-name="P66">S’il est présent, le contenu de l’attribut <text:span text:style-name="Source_Text">title</text:span> est pertinent ;</text:p>
            </text:list-item>
            <text:list-item>
              <text:p text:style-name="P66">S’il est présent, le contenu de l’attribut WAI-ARIA <text:span text:style-name="Source_Text">aria-label</text:span> est pertinent ;</text:p>
            </text:list-item>
            <text:list-item>
              <text:p text:style-name="P66">S’il est présent, le <text:a xlink:type="simple" xlink:href="#passage-de-texte-lie-par-aria-labelledby-ou-aria-describedby" office:name=""><text:span text:style-name="Definition">passage de texte</text:span></text:a> associé via l’attribut WAI-ARIA <text:span text:style-name="Source_Text">aria-labelledby</text:span> est pertinent.</text:p>
            </text:list-item>
          </text:list>
        </text:list-item>
        <text:list-item>
          <text:p text:style-name="P63">Test 1.4.4 : Pour chaque <text:a xlink:type="simple" xlink:href="#image-objet" office:name=""><text:span text:style-name="Definition">image objet</text:span></text:a> (balise <text:span text:style-name="Source_Text">&lt;object&gt;</text:span> avec l’attribut <text:span text:style-name="Source_Text">type="image/…"</text:span>) utilisée comme <text:a xlink:type="simple" xlink:href="#captcha" office:name=""><text:span text:style-name="Definition">CAPTCHA</text:span></text:a> ou comme <text:a xlink:type="simple" xlink:href="#image-test" office:name=""><text:span text:style-name="Definition">image-test</text:span></text:a>, ayant une <text:a xlink:type="simple" xlink:href="#alternative-textuelle-image" office:name=""><text:span text:style-name="Definition">alternative textuelle</text:span></text:a> ou un <text:a xlink:type="simple" xlink:href="#contenu-alternatif" office:name=""><text:span text:style-name="Definition">contenu alternatif</text:span></text:a>, cette alternative est-elle pertinente ?</text:p>
          <text:list text:style-name="L67">
            <text:list-item>
              <text:p text:style-name="P67">S’il est présent, le contenu de l’attribut <text:span text:style-name="Source_Text">alt</text:span> est pertinent ;</text:p>
            </text:list-item>
            <text:list-item>
              <text:p text:style-name="P67">S’il est présent, le contenu de l’attribut <text:span text:style-name="Source_Text">title</text:span> est pertinent ;</text:p>
            </text:list-item>
            <text:list-item>
              <text:p text:style-name="P67">S’il est présent, le contenu de l’attribut WAI-ARIA <text:span text:style-name="Source_Text">aria-label</text:span> est pertinent ;</text:p>
            </text:list-item>
            <text:list-item>
              <text:p text:style-name="P67">S’il est présent, le <text:a xlink:type="simple" xlink:href="#passage-de-texte-lie-par-aria-labelledby-ou-aria-describedby" office:name=""><text:span text:style-name="Definition">passage de texte</text:span></text:a> associé via l’attribut WAI-ARIA <text:span text:style-name="Source_Text">aria-labelledby</text:span> est pertinent ;</text:p>
            </text:list-item>
            <text:list-item>
              <text:p text:style-name="P67">S’il est présent le <text:a xlink:type="simple" xlink:href="#contenu-alternatif" office:name=""><text:span text:style-name="Definition">contenu alternatif</text:span></text:a> est pertinent.</text:p>
            </text:list-item>
          </text:list>
        </text:list-item>
        <text:list-item>
          <text:p text:style-name="P63">Test 1.4.5 : Pour chaque image embarquée (balise <text:span text:style-name="Source_Text">&lt;embed&gt;</text:span> avec l’attribut <text:span text:style-name="Source_Text">type="image/…"</text:span>) utilisée comme <text:a xlink:type="simple" xlink:href="#captcha" office:name=""><text:span text:style-name="Definition">CAPTCHA</text:span></text:a> ou comme <text:a xlink:type="simple" xlink:href="#image-test" office:name=""><text:span text:style-name="Definition">image-test</text:span></text:a>, ayant une <text:a xlink:type="simple" xlink:href="#alternative-textuelle-image" office:name=""><text:span text:style-name="Definition">alternative textuelle</text:span></text:a> ou un <text:a xlink:type="simple" xlink:href="#contenu-alternatif" office:name=""><text:span text:style-name="Definition">contenu alternatif</text:span></text:a>, cette alternative est-elle pertinente ?</text:p>
          <text:list text:style-name="L68">
            <text:list-item>
              <text:p text:style-name="P68">S’il est présent, le contenu de l’attribut <text:span text:style-name="Source_Text">alt</text:span> est pertinent ;</text:p>
            </text:list-item>
            <text:list-item>
              <text:p text:style-name="P68">S’il est présent, le contenu de l’attribut <text:span text:style-name="Source_Text">title</text:span> est pertinent ;</text:p>
            </text:list-item>
            <text:list-item>
              <text:p text:style-name="P68">S’il est présent, le contenu de l’attribut WAI-ARIA <text:span text:style-name="Source_Text">aria-label</text:span> est pertinent ;</text:p>
            </text:list-item>
            <text:list-item>
              <text:p text:style-name="P68">S’il est présent, le <text:a xlink:type="simple" xlink:href="#passage-de-texte-lie-par-aria-labelledby-ou-aria-describedby" office:name=""><text:span text:style-name="Definition">passage de texte</text:span></text:a> associé via l’attribut WAI-ARIA <text:span text:style-name="Source_Text">aria-labelledby</text:span> est pertinent ;</text:p>
            </text:list-item>
            <text:list-item>
              <text:p text:style-name="P68">S’il est présent le <text:a xlink:type="simple" xlink:href="#contenu-alternatif" office:name=""><text:span text:style-name="Definition">contenu alternatif</text:span></text:a> est pertinent.</text:p>
            </text:list-item>
          </text:list>
        </text:list-item>
        <text:list-item>
          <text:p text:style-name="P63">Test 1.4.6 : Pour chaque image vectorielle (balise <text:span text:style-name="Source_Text">&lt;svg&gt;</text:span>) utilisée comme <text:a xlink:type="simple" xlink:href="#captcha" office:name=""><text:span text:style-name="Definition">CAPTCHA</text:span></text:a> ou comme <text:a xlink:type="simple" xlink:href="#image-test" office:name=""><text:span text:style-name="Definition">image-test</text:span></text:a>, ayant une <text:a xlink:type="simple" xlink:href="#alternative-textuelle-image" office:name=""><text:span text:style-name="Definition">alternative textuelle</text:span></text:a>, cette alternative est-elle pertinente ?</text:p>
          <text:list text:style-name="L69">
            <text:list-item>
              <text:p text:style-name="P69">S’il est présent, le contenu de l’attribut <text:span text:style-name="Source_Text">alt</text:span> est pertinent ;</text:p>
            </text:list-item>
            <text:list-item>
              <text:p text:style-name="P69">S’il est présent, le contenu de l’attribut <text:span text:style-name="Source_Text">title</text:span> est pertinent ;</text:p>
            </text:list-item>
            <text:list-item>
              <text:p text:style-name="P69">S’il est présent, le contenu de l’attribut WAI-ARIA <text:span text:style-name="Source_Text">aria-label</text:span> est pertinent ;</text:p>
            </text:list-item>
            <text:list-item>
              <text:p text:style-name="P69">S’il est présent, le <text:a xlink:type="simple" xlink:href="#passage-de-texte-lie-par-aria-labelledby-ou-aria-describedby" office:name=""><text:span text:style-name="Definition">passage de texte</text:span></text:a> associé via l’attribut WAI-ARIA <text:span text:style-name="Source_Text">aria-labelledby</text:span> est pertinent.</text:p>
            </text:list-item>
          </text:list>
        </text:list-item>
        <text:list-item>
          <text:p text:style-name="P63">Test 1.4.7 : Pour chaque image bitmap (balise <text:span text:style-name="Source_Text">&lt;canvas&gt;</text:span>) utilisée comme <text:a xlink:type="simple" xlink:href="#captcha" office:name=""><text:span text:style-name="Definition">CAPTCHA</text:span></text:a> ou comme <text:a xlink:type="simple" xlink:href="#image-test" office:name=""><text:span text:style-name="Definition">image-test</text:span></text:a>, ayant une <text:a xlink:type="simple" xlink:href="#alternative-textuelle-image" office:name=""><text:span text:style-name="Definition">alternative textuelle</text:span></text:a> ou un <text:a xlink:type="simple" xlink:href="#contenu-alternatif" office:name=""><text:span text:style-name="Definition">contenu alternatif</text:span></text:a>, cette alternative est-elle pertinente ?</text:p>
          <text:list text:style-name="L70">
            <text:list-item>
              <text:p text:style-name="P70">S’il est présent, le contenu de l’attribut <text:span text:style-name="Source_Text">alt</text:span> est pertinent ;</text:p>
            </text:list-item>
            <text:list-item>
              <text:p text:style-name="P70">S’il est présent, le contenu de l’attribut <text:span text:style-name="Source_Text">title</text:span> est pertinent ;</text:p>
            </text:list-item>
            <text:list-item>
              <text:p text:style-name="P70">S’il est présent, le contenu de l’attribut WAI-ARIA <text:span text:style-name="Source_Text">aria-label</text:span> est pertinent ;</text:p>
            </text:list-item>
            <text:list-item>
              <text:p text:style-name="P70">S’il est présent, le <text:a xlink:type="simple" xlink:href="#passage-de-texte-lie-par-aria-labelledby-ou-aria-describedby" office:name=""><text:span text:style-name="Definition">passage de texte</text:span></text:a> associé via l’attribut WAI-ARIA <text:span text:style-name="Source_Text">aria-labelledby</text:span> est pertinent ;</text:p>
            </text:list-item>
            <text:list-item>
              <text:p text:style-name="P70">S’il est présent le <text:a xlink:type="simple" xlink:href="#contenu-alternatif" office:name=""><text:span text:style-name="Definition">contenu alternatif</text:span></text:a> est pertinent.</text:p>
            </text:list-item>
          </text:list>
        </text:list-item>
      </text:list>
      <text:h text:style-name="Heading_20_5" text:outline-level="5"><text:bookmark-start text:name="références-3"/>Références<text:bookmark-end text:name="références-3"/></text:h>
      <text:p text:style-name="First_20_paragraph">EN 301 549 V2.1.2 / WCAG 2.1</text:p>
      <text:list text:style-name="L71">
        <text:list-item>
          <text:p text:style-name="P71"><text:span text:style-name="T3">9.1.1.1 Non-text Content (A)</text:span> / <text:a xlink:type="simple" xlink:href="https://www.w3.org/Translations/WCAG21-fr/#non-text-content" office:name=""><text:span text:style-name="Definition">1.1.1 Contenu non textuel</text:span></text:a></text:p>
        </text:list-item>
      </text:list>
      <text:p text:style-name="First_20_paragraph">Technique(s) suffisante(s) et/ou échec(s) WCAG 2.1 : <text:a xlink:type="simple" xlink:href="https://www.w3.org/WAI/WCAG21/Techniques/general/G100" office:name=""><text:span text:style-name="Definition">G100</text:span></text:a> – <text:a xlink:type="simple" xlink:href="https://www.w3.org/WAI/WCAG21/Techniques/general/G143" office:name=""><text:span text:style-name="Definition">G143</text:span></text:a></text:p>
      <text:h text:style-name="Heading_20_4" text:outline-level="4"><text:bookmark-start text:name="crit-1.5"/>Critère 1.5 Pour chaque image utilisée comme <text:a xlink:type="simple" xlink:href="#captcha" office:name=""><text:span text:style-name="Definition">CAPTCHA</text:span></text:a>, une solution d’accès alternatif au contenu ou à la fonction du CAPTCHA est-elle présente ?<text:bookmark-end text:name="crit-1.5"/></text:h>
      <text:list text:style-name="L72">
        <text:list-item>
          <text:p text:style-name="P72">Test 1.5.1 : Chaque image (balises <text:span text:style-name="Source_Text">&lt;img&gt;</text:span>, <text:span text:style-name="Source_Text">&lt;area&gt;</text:span>, <text:span text:style-name="Source_Text">&lt;object&gt;</text:span>, <text:span text:style-name="Source_Text">&lt;embed&gt;</text:span>, <text:span text:style-name="Source_Text">&lt;svg&gt;</text:span>, <text:span text:style-name="Source_Text">&lt;canvas&gt;</text:span> ou possédant un attribut WAI-ARIA <text:span text:style-name="Source_Text">role="img"</text:span>) utilisée comme <text:a xlink:type="simple" xlink:href="#captcha" office:name=""><text:span text:style-name="Definition">CAPTCHA</text:span></text:a> vérifie-t-elle une de ces conditions ?</text:p>
          <text:list text:style-name="L73">
            <text:list-item>
              <text:p text:style-name="P73">Il existe une autre forme de <text:a xlink:type="simple" xlink:href="#captcha" office:name=""><text:span text:style-name="Definition">CAPTCHA</text:span></text:a> non graphique, au moins ;</text:p>
            </text:list-item>
            <text:list-item>
              <text:p text:style-name="P73">Il existe une autre solution d’accès à la fonctionnalité qui est sécurisée par le <text:a xlink:type="simple" xlink:href="#captcha" office:name=""><text:span text:style-name="Definition">CAPTCHA</text:span></text:a>.</text:p>
            </text:list-item>
          </text:list>
        </text:list-item>
        <text:list-item>
          <text:p text:style-name="P72">Test 1.5.2 : Chaque bouton associé à une image (balise <text:span text:style-name="Source_Text">input</text:span> avec l’attribut <text:span text:style-name="Source_Text">type="image"</text:span>) utilisée comme <text:a xlink:type="simple" xlink:href="#captcha" office:name=""><text:span text:style-name="Definition">CAPTCHA</text:span></text:a> vérifie-t-il une de ces conditions ?</text:p>
          <text:list text:style-name="L74">
            <text:list-item>
              <text:p text:style-name="P74">Il existe une autre forme de <text:a xlink:type="simple" xlink:href="#captcha" office:name=""><text:span text:style-name="Definition">CAPTCHA</text:span></text:a> non graphique, au moins ;</text:p>
            </text:list-item>
            <text:list-item>
              <text:p text:style-name="P74">Il existe une autre solution d’accès à la fonctionnalité sécurisée par le <text:a xlink:type="simple" xlink:href="#captcha" office:name=""><text:span text:style-name="Definition">CAPTCHA</text:span></text:a>.</text:p>
            </text:list-item>
          </text:list>
        </text:list-item>
      </text:list>
      <text:h text:style-name="Heading_20_5" text:outline-level="5"><text:bookmark-start text:name="références-4"/>Références<text:bookmark-end text:name="références-4"/></text:h>
      <text:p text:style-name="First_20_paragraph">EN 301 549 V2.1.2 / WCAG 2.1</text:p>
      <text:list text:style-name="L75">
        <text:list-item>
          <text:p text:style-name="P75"><text:span text:style-name="T3">9.1.1.1 Non-text Content (A)</text:span> / <text:a xlink:type="simple" xlink:href="https://www.w3.org/Translations/WCAG21-fr/#non-text-content" office:name=""><text:span text:style-name="Definition">1.1.1 Contenu non textuel</text:span></text:a></text:p>
        </text:list-item>
      </text:list>
      <text:p text:style-name="First_20_paragraph">Technique(s) suffisante(s) et/ou échec(s) WCAG 2.1 : <text:a xlink:type="simple" xlink:href="https://www.w3.org/WAI/WCAG21/Techniques/general/G144" office:name=""><text:span text:style-name="Definition">G144</text:span></text:a></text:p>
      <text:h text:style-name="Heading_20_4" text:outline-level="4"><text:bookmark-start text:name="crit-1.6"/>Critère 1.6 Chaque image <text:a xlink:type="simple" xlink:href="#image-porteuse-d-information" office:name=""><text:span text:style-name="Definition">porteuse d’information</text:span></text:a> a-t-elle, si nécessaire, une <text:a xlink:type="simple" xlink:href="#description-detaillee-image" office:name=""><text:span text:style-name="Definition">description détaillée</text:span></text:a> ?<text:bookmark-end text:name="crit-1.6"/></text:h>
      <text:list text:style-name="L76">
        <text:list-item>
          <text:p text:style-name="P76">Test 1.6.1 : Chaque image (balise <text:span text:style-name="Source_Text">&lt;img&gt;</text:span>) <text:a xlink:type="simple" xlink:href="#image-porteuse-d-information" office:name=""><text:span text:style-name="Definition">porteuse d’information</text:span></text:a>, qui nécessite une <text:a xlink:type="simple" xlink:href="#description-detaillee-image" office:name=""><text:span text:style-name="Definition">description détaillée</text:span></text:a>, vérifie-t-elle une de ces conditions ?</text:p>
          <text:list text:style-name="L77">
            <text:list-item>
              <text:p text:style-name="P77">Il existe un attribut <text:span text:style-name="Source_Text">longdesc</text:span> qui donne l’adresse (URL) d’une page ou d’un emplacement dans la page contenant la <text:a xlink:type="simple" xlink:href="#description-detaillee-image" office:name=""><text:span text:style-name="Definition">description détaillée</text:span></text:a> ;</text:p>
            </text:list-item>
            <text:list-item>
              <text:p text:style-name="P77">Il existe une <text:a xlink:type="simple" xlink:href="#alternative-textuelle-image" office:name=""><text:span text:style-name="Definition">alternative textuelle</text:span></text:a> contenant la référence à une <text:a xlink:type="simple" xlink:href="#description-detaillee-image" office:name=""><text:span text:style-name="Definition">description détaillée</text:span></text:a> adjacente à l’image ;</text:p>
            </text:list-item>
            <text:list-item>
              <text:p text:style-name="P77">Il existe un <text:a xlink:type="simple" xlink:href="#lien-ou-bouton-adjacent" office:name=""><text:span text:style-name="Definition">lien ou un bouton adjacent</text:span></text:a> permettant d’accéder à la <text:a xlink:type="simple" xlink:href="#description-detaillee-image" office:name=""><text:span text:style-name="Definition">description détaillée</text:span></text:a>.</text:p>
            </text:list-item>
          </text:list>
        </text:list-item>
        <text:list-item>
          <text:p text:style-name="P76">Test 1.6.2 : Chaque <text:a xlink:type="simple" xlink:href="#image-objet" office:name=""><text:span text:style-name="Definition">image objet</text:span></text:a> (balise <text:span text:style-name="Source_Text">&lt;object&gt;</text:span> avec l’attribut <text:span text:style-name="Source_Text">type="image/…"</text:span>) <text:a xlink:type="simple" xlink:href="#image-porteuse-d-information" office:name=""><text:span text:style-name="Definition">porteuse d’information</text:span></text:a>, qui nécessite une <text:a xlink:type="simple" xlink:href="#description-detaillee-image" office:name=""><text:span text:style-name="Definition">description détaillée</text:span></text:a>, vérifie-t-elle une de ces conditions ?</text:p>
          <text:list text:style-name="L78">
            <text:list-item>
              <text:p text:style-name="P78">Il existe un attribut <text:span text:style-name="Source_Text">longdesc</text:span> qui donne l’adresse (URL) d’une page ou d’un emplacement dans la page contenant la <text:a xlink:type="simple" xlink:href="#description-detaillee-image" office:name=""><text:span text:style-name="Definition">description détaillée</text:span></text:a> ;</text:p>
            </text:list-item>
            <text:list-item>
              <text:p text:style-name="P78">Il existe une <text:a xlink:type="simple" xlink:href="#alternative-textuelle-image" office:name=""><text:span text:style-name="Definition">alternative textuelle</text:span></text:a> contenant la référence à une <text:a xlink:type="simple" xlink:href="#description-detaillee-image" office:name=""><text:span text:style-name="Definition">description détaillée</text:span></text:a> adjacente à l’image ;</text:p>
            </text:list-item>
            <text:list-item>
              <text:p text:style-name="P78">Il existe un <text:a xlink:type="simple" xlink:href="#lien-ou-bouton-adjacent" office:name=""><text:span text:style-name="Definition">lien ou un bouton adjacent</text:span></text:a> permettant d’accéder à la <text:a xlink:type="simple" xlink:href="#description-detaillee-image" office:name=""><text:span text:style-name="Definition">description détaillée</text:span></text:a>.</text:p>
            </text:list-item>
          </text:list>
        </text:list-item>
        <text:list-item>
          <text:p text:style-name="P76">Test 1.6.3 : Chaque image embarquée (balise <text:span text:style-name="Source_Text">&lt;embed&gt;</text:span>) <text:a xlink:type="simple" xlink:href="#image-porteuse-d-information" office:name=""><text:span text:style-name="Definition">porteuse d’information</text:span></text:a>, qui nécessite une <text:a xlink:type="simple" xlink:href="#description-detaillee-image" office:name=""><text:span text:style-name="Definition">description détaillée</text:span></text:a>, vérifie-t-elle une de ces conditions ?</text:p>
          <text:list text:style-name="L79">
            <text:list-item>
              <text:p text:style-name="P79">Il existe un attribut <text:span text:style-name="Source_Text">longdesc</text:span> qui donne l’adresse (URL) d’une page ou d’un emplacement dans la page contenant la <text:a xlink:type="simple" xlink:href="#description-detaillee-image" office:name=""><text:span text:style-name="Definition">description détaillée</text:span></text:a> ;</text:p>
            </text:list-item>
            <text:list-item>
              <text:p text:style-name="P79">Il existe une <text:a xlink:type="simple" xlink:href="#alternative-textuelle-image" office:name=""><text:span text:style-name="Definition">alternative textuelle</text:span></text:a> contenant la référence à une <text:a xlink:type="simple" xlink:href="#description-detaillee-image" office:name=""><text:span text:style-name="Definition">description détaillée</text:span></text:a> adjacente à l’image ;</text:p>
            </text:list-item>
            <text:list-item>
              <text:p text:style-name="P79">Il existe un <text:a xlink:type="simple" xlink:href="#lien-ou-bouton-adjacent" office:name=""><text:span text:style-name="Definition">lien ou un bouton adjacent</text:span></text:a> permettant d’accéder à la <text:a xlink:type="simple" xlink:href="#description-detaillee-image" office:name=""><text:span text:style-name="Definition">description détaillée</text:span></text:a>.</text:p>
            </text:list-item>
          </text:list>
        </text:list-item>
        <text:list-item>
          <text:p text:style-name="P76">Test 1.6.4 : Chaque <text:a xlink:type="simple" xlink:href="#bouton-formulaire" office:name=""><text:span text:style-name="Definition">bouton</text:span></text:a> de type image (balise <text:span text:style-name="Source_Text">&lt;input&gt;</text:span> avec l’attribut <text:span text:style-name="Source_Text">type="image"</text:span>) <text:a xlink:type="simple" xlink:href="#image-porteuse-d-information" office:name=""><text:span text:style-name="Definition">porteur d’information</text:span></text:a>, qui nécessite une <text:a xlink:type="simple" xlink:href="#description-detaillee-image" office:name=""><text:span text:style-name="Definition">description détaillée</text:span></text:a>, vérifie-t-il une de ces conditions ?</text:p>
          <text:list text:style-name="L80">
            <text:list-item>
              <text:p text:style-name="P80">Il existe un attribut <text:span text:style-name="Source_Text">longdesc</text:span> qui donne l’adresse (URL) d’une page ou d’un emplacement dans la page contenant la <text:a xlink:type="simple" xlink:href="#description-detaillee-image" office:name=""><text:span text:style-name="Definition">description détaillée</text:span></text:a> ;</text:p>
            </text:list-item>
            <text:list-item>
              <text:p text:style-name="P80">Il existe une <text:a xlink:type="simple" xlink:href="#alternative-textuelle-image" office:name=""><text:span text:style-name="Definition">alternative textuelle</text:span></text:a> contenant la référence à une <text:a xlink:type="simple" xlink:href="#description-detaillee-image" office:name=""><text:span text:style-name="Definition">description détaillée</text:span></text:a> adjacente à l’image ;</text:p>
            </text:list-item>
            <text:list-item>
              <text:p text:style-name="P80">Il existe un <text:a xlink:type="simple" xlink:href="#lien-ou-bouton-adjacent" office:name=""><text:span text:style-name="Definition">lien ou un bouton adjacent</text:span></text:a> permettant d’accéder à la <text:a xlink:type="simple" xlink:href="#description-detaillee-image" office:name=""><text:span text:style-name="Definition">description détaillée</text:span></text:a>.</text:p>
            </text:list-item>
          </text:list>
        </text:list-item>
        <text:list-item>
          <text:p text:style-name="P76">Test 1.6.5 : Chaque image vectorielle (balise <text:span text:style-name="Source_Text">&lt;svg&gt;</text:span>) <text:a xlink:type="simple" xlink:href="#image-porteuse-d-information" office:name=""><text:span text:style-name="Definition">porteuse d’information</text:span></text:a>, qui nécessite une <text:a xlink:type="simple" xlink:href="#description-detaillee-image" office:name=""><text:span text:style-name="Definition">description détaillée</text:span></text:a>, vérifie-t-elle une de ces conditions ?</text:p>
          <text:list text:style-name="L81">
            <text:list-item>
              <text:p text:style-name="P81">Il existe un attribut WAI-ARIA <text:span text:style-name="Source_Text">aria-label</text:span> contenant l’alternative textuelle et une référence à une <text:a xlink:type="simple" xlink:href="#description-detaillee-image" office:name=""><text:span text:style-name="Definition">description détaillée</text:span></text:a> adjacente ;</text:p>
            </text:list-item>
            <text:list-item>
              <text:p text:style-name="P81">Il existe un attribut WAI-ARIA <text:span text:style-name="Source_Text">aria-labelledby</text:span> associant un <text:a xlink:type="simple" xlink:href="#passage-de-texte-lie-par-aria-labelledby-ou-aria-describedby" office:name=""><text:span text:style-name="Definition">passage de texte</text:span></text:a> faisant office d’alternative textuelle et un autre faisant office de <text:a xlink:type="simple" xlink:href="#description-detaillee-image" office:name=""><text:span text:style-name="Definition">description détaillée</text:span></text:a> ;</text:p>
            </text:list-item>
            <text:list-item>
              <text:p text:style-name="P81">Il existe un attribut WAI-ARIA <text:span text:style-name="Source_Text">aria-describedby</text:span> associant un <text:a xlink:type="simple" xlink:href="#passage-de-texte-lie-par-aria-labelledby-ou-aria-describedby" office:name=""><text:span text:style-name="Definition">passage de texte</text:span></text:a> faisant office de <text:a xlink:type="simple" xlink:href="#description-detaillee-image" office:name=""><text:span text:style-name="Definition">description détaillée</text:span></text:a> ;</text:p>
            </text:list-item>
            <text:list-item>
              <text:p text:style-name="P81">Il existe un <text:a xlink:type="simple" xlink:href="#lien-ou-bouton-adjacent" office:name=""><text:span text:style-name="Definition">lien ou un bouton adjacent</text:span></text:a> permettant d’accéder à la <text:a xlink:type="simple" xlink:href="#description-detaillee-image" office:name=""><text:span text:style-name="Definition">description détaillée</text:span></text:a>.</text:p>
            </text:list-item>
          </text:list>
        </text:list-item>
        <text:list-item>
          <text:p text:style-name="P76">Test 1.6.6 : Pour chaque image vectorielle (balise <text:span text:style-name="Source_Text">&lt;svg&gt;</text:span>) <text:a xlink:type="simple" xlink:href="#image-porteuse-d-information" office:name=""><text:span text:style-name="Definition">porteuse d’information</text:span></text:a>, ayant une <text:a xlink:type="simple" xlink:href="#description-detaillee-image" office:name=""><text:span text:style-name="Definition">description détaillée</text:span></text:a>, la référence éventuelle à la <text:a xlink:type="simple" xlink:href="#description-detaillee-image" office:name=""><text:span text:style-name="Definition">description détaillée</text:span></text:a> dans l’attribut WAI-ARIA <text:span text:style-name="Source_Text">aria-label</text:span> et la <text:a xlink:type="simple" xlink:href="#description-detaillee-image" office:name=""><text:span text:style-name="Definition">description détaillée</text:span></text:a> associée par l’attribut WAI-ARIA <text:span text:style-name="Source_Text">aria-labelledby</text:span> ou <text:span text:style-name="Source_Text">aria-describedby</text:span> sont-elles correctement restituées par les technologies d’assistance ?</text:p>
        </text:list-item>
        <text:list-item>
          <text:p text:style-name="P76">Test 1.6.7 : Chaque image bitmap (balise <text:span text:style-name="Source_Text">&lt;canvas&gt;</text:span>), <text:a xlink:type="simple" xlink:href="#image-porteuse-d-information" office:name=""><text:span text:style-name="Definition">porteuse d’information</text:span></text:a>, qui nécessite une <text:a xlink:type="simple" xlink:href="#description-detaillee-image" office:name=""><text:span text:style-name="Definition">description détaillée</text:span></text:a>, vérifie-t-elle une de ces conditions ?</text:p>
          <text:list text:style-name="L82">
            <text:list-item>
              <text:p text:style-name="P82">Il existe un attribut WAI-ARIA <text:span text:style-name="Source_Text">aria-label</text:span> contenant l’alternative textuelle et une référence à une <text:a xlink:type="simple" xlink:href="#description-detaillee-image" office:name=""><text:span text:style-name="Definition">description détaillée</text:span></text:a> adjacente ;</text:p>
            </text:list-item>
            <text:list-item>
              <text:p text:style-name="P82">Il existe un attribut WAI-ARIA <text:span text:style-name="Source_Text">aria-labelledby</text:span> associant un passage de texte faisant office d’alternative textuelle et un autre faisant office de <text:a xlink:type="simple" xlink:href="#description-detaillee-image" office:name=""><text:span text:style-name="Definition">description détaillée</text:span></text:a> ;</text:p>
            </text:list-item>
            <text:list-item>
              <text:p text:style-name="P82">Il existe un contenu textuel entre <text:span text:style-name="Source_Text">&lt;canvas&gt;</text:span> et <text:span text:style-name="Source_Text">&lt;/canvas&gt;</text:span> faisant référence à une <text:a xlink:type="simple" xlink:href="#description-detaillee-image" office:name=""><text:span text:style-name="Definition">description détaillée</text:span></text:a> adjacente à l’image bitmap ;</text:p>
            </text:list-item>
            <text:list-item>
              <text:p text:style-name="P82">Il existe un contenu textuel entre <text:span text:style-name="Source_Text">&lt;canvas&gt;</text:span> et <text:span text:style-name="Source_Text">&lt;/canvas&gt;</text:span> faisant office de <text:a xlink:type="simple" xlink:href="#description-detaillee-image" office:name=""><text:span text:style-name="Definition">description détaillée</text:span></text:a> ;</text:p>
            </text:list-item>
            <text:list-item>
              <text:p text:style-name="P82">Il existe un <text:a xlink:type="simple" xlink:href="#lien-ou-bouton-adjacent" office:name=""><text:span text:style-name="Definition">lien ou bouton adjacent</text:span></text:a> permettant d’accéder à la <text:a xlink:type="simple" xlink:href="#description-detaillee-image" office:name=""><text:span text:style-name="Definition">description détaillée</text:span></text:a>.</text:p>
            </text:list-item>
          </text:list>
        </text:list-item>
        <text:list-item>
          <text:p text:style-name="P76">Test 1.6.8 : Pour chaque image bitmap (balise <text:span text:style-name="Source_Text">&lt;canvas&gt;</text:span>) <text:a xlink:type="simple" xlink:href="#image-porteuse-d-information" office:name=""><text:span text:style-name="Definition">porteuse d’information</text:span></text:a>, qui implémente une référence à une <text:a xlink:type="simple" xlink:href="#description-detaillee-image" office:name=""><text:span text:style-name="Definition">description détaillée</text:span></text:a> adjacente, cette référence est-elle correctement restituée par les technologies d’assistance ?</text:p>
        </text:list-item>
        <text:list-item>
          <text:p text:style-name="P76">Test 1.6.9 : Pour chaque image (balise <text:span text:style-name="Source_Text">&lt;img&gt;</text:span>, <text:span text:style-name="Source_Text">&lt;input&gt;</text:span> avec l’attribut <text:span text:style-name="Source_Text">type="image"</text:span>, <text:span text:style-name="Source_Text">&lt;area&gt;</text:span>, <text:span text:style-name="Source_Text">&lt;object&gt;</text:span>, <text:span text:style-name="Source_Text">&lt;embed&gt;</text:span>, <text:span text:style-name="Source_Text">&lt;svg&gt;</text:span>, <text:span text:style-name="Source_Text">&lt;canvas&gt;</text:span>, ou possédant un attribut WAI-ARIA <text:span text:style-name="Source_Text">role="img"</text:span>) <text:a xlink:type="simple" xlink:href="#image-porteuse-d-information" office:name=""><text:span text:style-name="Definition">porteuse d’information</text:span></text:a>, qui est accompagnée d’une <text:a xlink:type="simple" xlink:href="#description-detaillee-image" office:name=""><text:span text:style-name="Definition">description détaillée</text:span></text:a> et qui utilise un attribut WAI-ARIA <text:span text:style-name="Source_Text">aria-describedby</text:span>, l’attribut WAI-ARIA <text:span text:style-name="Source_Text">aria-describedby</text:span> associe-t-il la <text:a xlink:type="simple" xlink:href="#description-detaillee-image" office:name=""><text:span text:style-name="Definition">description détaillée</text:span></text:a> ?</text:p>
        </text:list-item>
        <text:list-item>
          <text:p text:style-name="P76">Test 1.6.10 : Chaque balise possédant un attribut WAI-ARIA <text:span text:style-name="Source_Text">role="img"</text:span> <text:a xlink:type="simple" xlink:href="#image-porteuse-d-information" office:name=""><text:span text:style-name="Definition">porteuse d’information</text:span></text:a>, qui nécessite une <text:a xlink:type="simple" xlink:href="#description-detaillee-image" office:name=""><text:span text:style-name="Definition">description détaillée</text:span></text:a>, vérifie-t-elle une de ces conditions ?</text:p>
          <text:list text:style-name="L83">
            <text:list-item>
              <text:p text:style-name="P83">Il existe un attribut WAI-ARIA <text:span text:style-name="Source_Text">aria-label</text:span> contenant l’<text:a xlink:type="simple" xlink:href="#alternative-textuelle-image" office:name=""><text:span text:style-name="Definition">alternative textuelle</text:span></text:a> et une référence à une <text:a xlink:type="simple" xlink:href="#description-detaillee-image" office:name=""><text:span text:style-name="Definition">description détaillée</text:span></text:a> adjacente ;</text:p>
            </text:list-item>
            <text:list-item>
              <text:p text:style-name="P83">Il existe un attribut WAI-ARIA <text:span text:style-name="Source_Text">aria-labelledby</text:span> associant un <text:a xlink:type="simple" xlink:href="#passage-de-texte-lie-par-aria-labelledby-ou-aria-describedby" office:name=""><text:span text:style-name="Definition">passage de texte</text:span></text:a> faisant office d’<text:a xlink:type="simple" xlink:href="#alternative-textuelle-image" office:name=""><text:span text:style-name="Definition">alternative textuelle</text:span></text:a> et un autre faisant office de <text:a xlink:type="simple" xlink:href="#description-detaillee-image" office:name=""><text:span text:style-name="Definition">description détaillée</text:span></text:a> ;</text:p>
            </text:list-item>
            <text:list-item>
              <text:p text:style-name="P83">Il existe un attribut WAI-ARIA <text:span text:style-name="Source_Text">aria-describedby</text:span> associant un <text:a xlink:type="simple" xlink:href="#passage-de-texte-lie-par-aria-labelledby-ou-aria-describedby" office:name=""><text:span text:style-name="Definition">passage de texte</text:span></text:a> faisant office de <text:a xlink:type="simple" xlink:href="#description-detaillee-image" office:name=""><text:span text:style-name="Definition">description détaillée</text:span></text:a> ;</text:p>
            </text:list-item>
            <text:list-item>
              <text:p text:style-name="P83">Il existe un <text:a xlink:type="simple" xlink:href="#lien-ou-bouton-adjacent" office:name=""><text:span text:style-name="Definition">lien ou un bouton adjacent</text:span></text:a> permettant d’accéder à la <text:a xlink:type="simple" xlink:href="#description-detaillee-image" office:name=""><text:span text:style-name="Definition">description détaillée</text:span></text:a>.</text:p>
            </text:list-item>
          </text:list>
        </text:list-item>
      </text:list>
      <text:h text:style-name="Heading_20_5" text:outline-level="5"><text:bookmark-start text:name="notes-techniques-1"/>Notes techniques<text:bookmark-end text:name="notes-techniques-1"/></text:h>
      <text:p text:style-name="First_20_paragraph">Dans le cas du SVG, le manque de support de l’élément <text:span text:style-name="Source_Text">&lt;title&gt;</text:span> et <text:span text:style-name="Source_Text">&lt;desc&gt;</text:span> par les technologies d’assistance crée une difficulté dans le cas de l’implémentation de l’<text:a xlink:type="simple" xlink:href="#alternative-textuelle-image" office:name=""><text:span text:style-name="Definition">alternative textuelle</text:span></text:a> de l’image et de sa <text:a xlink:type="simple" xlink:href="#description-detaillee-image" office:name=""><text:span text:style-name="Definition">description détaillée</text:span></text:a>. Dans ce cas, il est recommandé d’utiliser l’attribut WAI-ARIA <text:span text:style-name="Source_Text">aria-label</text:span> pour implémenter à la fois l’<text:a xlink:type="simple" xlink:href="#alternative-textuelle-image" office:name=""><text:span text:style-name="Definition">alternative textuelle</text:span></text:a> courte et la référence à la <text:a xlink:type="simple" xlink:href="#description-detaillee-image" office:name=""><text:span text:style-name="Definition">description détaillée</text:span></text:a> adjacente ou l’attribut WAI-ARIA <text:span text:style-name="Source_Text">aria-labelledby</text:span> pour associer les passages de texte faisant office d’alternative courte et de <text:a xlink:type="simple" xlink:href="#description-detaillee-image" office:name=""><text:span text:style-name="Definition">description détaillée</text:span></text:a>.</text:p>
      <text:p text:style-name="Text_20_body">L’utilisation de l’attribut WAI-ARIA aria-describedby n’est pas recommandée pour lier une image (<text:span text:style-name="Source_Text">&lt;img&gt;</text:span>, <text:span text:style-name="Source_Text">&lt;object&gt;</text:span>, <text:span text:style-name="Source_Text">&lt;embed&gt;</text:span>, <text:span text:style-name="Source_Text">&lt;canvas&gt;</text:span>) à sa <text:a xlink:type="simple" xlink:href="#description-detaillee-image" office:name=""><text:span text:style-name="Definition">description détaillée</text:span></text:a>, par manque de support des technologies d’assistance. Néanmoins, lorsqu’il est utilisé, l’attribut devra nécessairement faire référence à l’<text:span text:style-name="Source_Text">id</text:span> de la zone contenant la <text:a xlink:type="simple" xlink:href="#description-detaillee-image" office:name=""><text:span text:style-name="Definition">description détaillée</text:span></text:a>.</text:p>
      <text:p text:style-name="Text_20_body">La <text:a xlink:type="simple" xlink:href="#description-detaillee-image" office:name=""><text:span text:style-name="Definition">description détaillée</text:span></text:a> adjacente peut être implémentée via une balise <text:span text:style-name="Source_Text">&lt;figcaption&gt;</text:span>, dans ce cas le critère 1.9 doit être vérifié (utilisation de <text:span text:style-name="Source_Text">&lt;figure&gt;</text:span> et des attributs WAI-ARIA <text:span text:style-name="Source_Text">role="figure"</text:span> et <text:span text:style-name="Source_Text">aria-label</text:span>, notamment).</text:p>
      <text:p text:style-name="Text_20_body">L’attribut <text:span text:style-name="Source_Text">longdesc</text:span> qui constitue une des conditions du test 1.6.1 (et dont la pertinence est vérifiée avec le test 1.7.1) est désormais considéré comme obsolète par la spécification HTML en cours. La vérification de cet attribut ne sera donc requise que pour les versions de la spécification HTML antérieure à HTML 5.</text:p>
      <text:h text:style-name="Heading_20_5" text:outline-level="5"><text:bookmark-start text:name="références-5"/>Références<text:bookmark-end text:name="références-5"/></text:h>
      <text:p text:style-name="First_20_paragraph">EN 301 549 V2.1.2 / WCAG 2.1</text:p>
      <text:list text:style-name="L84">
        <text:list-item>
          <text:p text:style-name="P84"><text:span text:style-name="T3">9.1.1.1 Non-text Content (A)</text:span> / <text:a xlink:type="simple" xlink:href="https://www.w3.org/Translations/WCAG21-fr/#non-text-content" office:name=""><text:span text:style-name="Definition">1.1.1 Contenu non textuel</text:span></text:a></text:p>
        </text:list-item>
      </text:list>
      <text:p text:style-name="First_20_paragraph">Technique(s) suffisante(s) et/ou échec(s) WCAG 2.1 : <text:a xlink:type="simple" xlink:href="https://www.w3.org/WAI/WCAG21/Techniques/aria/ARIA6" office:name=""><text:span text:style-name="Definition">ARIA6</text:span></text:a> – <text:a xlink:type="simple" xlink:href="https://www.w3.org/WAI/WCAG21/Techniques/general/G73" office:name=""><text:span text:style-name="Definition">G73</text:span></text:a> – <text:a xlink:type="simple" xlink:href="https://www.w3.org/WAI/WCAG21/Techniques/general/G74" office:name=""><text:span text:style-name="Definition">G74</text:span></text:a> – <text:a xlink:type="simple" xlink:href="https://www.w3.org/WAI/WCAG21/Techniques/general/G92" office:name=""><text:span text:style-name="Definition">G92</text:span></text:a> – <text:a xlink:type="simple" xlink:href="https://www.w3.org/WAI/WCAG21/Techniques/html/H45" office:name=""><text:span text:style-name="Definition">H45</text:span></text:a></text:p>
      <text:h text:style-name="Heading_20_4" text:outline-level="4"><text:bookmark-start text:name="crit-1.7"/>Critère 1.7 Pour chaque image <text:a xlink:type="simple" xlink:href="#image-porteuse-d-information" office:name=""><text:span text:style-name="Definition">porteuse d’information</text:span></text:a> ayant une <text:a xlink:type="simple" xlink:href="#description-detaillee-image" office:name=""><text:span text:style-name="Definition">description détaillée</text:span></text:a>, cette description est-elle pertinente ?<text:bookmark-end text:name="crit-1.7"/></text:h>
      <text:list text:style-name="L85">
        <text:list-item>
          <text:p text:style-name="P85">Test 1.7.1 : Chaque image (balise <text:span text:style-name="Source_Text">&lt;img&gt;</text:span>) <text:a xlink:type="simple" xlink:href="#image-porteuse-d-information" office:name=""><text:span text:style-name="Definition">porteuse d’information</text:span></text:a>, ayant une <text:a xlink:type="simple" xlink:href="#description-detaillee-image" office:name=""><text:span text:style-name="Definition">description détaillée</text:span></text:a>, vérifie-t-elle ces conditions ?</text:p>
          <text:list text:style-name="L86">
            <text:list-item>
              <text:p text:style-name="P86">La <text:a xlink:type="simple" xlink:href="#description-detaillee-image" office:name=""><text:span text:style-name="Definition">description détaillée</text:span></text:a> via l’adresse référencée dans l’attribut <text:span text:style-name="Source_Text">longdesc</text:span> est pertinente ;</text:p>
            </text:list-item>
            <text:list-item>
              <text:p text:style-name="P86">La <text:a xlink:type="simple" xlink:href="#description-detaillee-image" office:name=""><text:span text:style-name="Definition">description détaillée</text:span></text:a> dans la page et signalée par l’<text:a xlink:type="simple" xlink:href="#alternative-textuelle-image" office:name=""><text:span text:style-name="Definition">alternative textuelle</text:span></text:a> est pertinente ;</text:p>
            </text:list-item>
            <text:list-item>
              <text:p text:style-name="P86">La <text:a xlink:type="simple" xlink:href="#description-detaillee-image" office:name=""><text:span text:style-name="Definition">description détaillée</text:span></text:a> via un <text:a xlink:type="simple" xlink:href="#lien-ou-bouton-adjacent" office:name=""><text:span text:style-name="Definition">lien ou un bouton adjacent</text:span></text:a> est pertinente ;</text:p>
            </text:list-item>
            <text:list-item>
              <text:p text:style-name="P86">Le passage de texte associé via l’attribut WAI-ARIA <text:span text:style-name="Source_Text">aria-describedby</text:span> est pertinent.</text:p>
            </text:list-item>
          </text:list>
        </text:list-item>
        <text:list-item>
          <text:p text:style-name="P85">Test 1.7.2 : Chaque <text:a xlink:type="simple" xlink:href="#bouton-formulaire" office:name=""><text:span text:style-name="Definition">bouton</text:span></text:a> de type image (balise <text:span text:style-name="Source_Text">&lt;input&gt;</text:span> avec l’attribut <text:span text:style-name="Source_Text">type="image"</text:span>) <text:a xlink:type="simple" xlink:href="#image-porteuse-d-information" office:name=""><text:span text:style-name="Definition">porteur d’information</text:span></text:a>, ayant une <text:a xlink:type="simple" xlink:href="#description-detaillee-image" office:name=""><text:span text:style-name="Definition">description détaillée</text:span></text:a>, vérifie-t-il ces conditions ?</text:p>
          <text:list text:style-name="L87">
            <text:list-item>
              <text:p text:style-name="P87">La <text:a xlink:type="simple" xlink:href="#description-detaillee-image" office:name=""><text:span text:style-name="Definition">description détaillée</text:span></text:a> dans la page et signalée par l’<text:a xlink:type="simple" xlink:href="#alternative-textuelle-image" office:name=""><text:span text:style-name="Definition">alternative textuelle</text:span></text:a> est pertinente ;</text:p>
            </text:list-item>
            <text:list-item>
              <text:p text:style-name="P87">La <text:a xlink:type="simple" xlink:href="#description-detaillee-image" office:name=""><text:span text:style-name="Definition">description détaillée</text:span></text:a> via un <text:a xlink:type="simple" xlink:href="#lien-ou-bouton-adjacent" office:name=""><text:span text:style-name="Definition">lien ou un bouton adjacent</text:span></text:a> est pertinente ;</text:p>
            </text:list-item>
            <text:list-item>
              <text:p text:style-name="P87">Le passage de texte associé via l’attribut WAI-ARIA <text:span text:style-name="Source_Text">aria-describedby</text:span> est pertinent.</text:p>
            </text:list-item>
          </text:list>
        </text:list-item>
        <text:list-item>
          <text:p text:style-name="P85">Test 1.7.3 : Chaque <text:a xlink:type="simple" xlink:href="#image-objet" office:name=""><text:span text:style-name="Definition">image objet</text:span></text:a> (balise <text:span text:style-name="Source_Text">&lt;object&gt;</text:span> avec l’attribut <text:span text:style-name="Source_Text">type="image/…"</text:span>) <text:a xlink:type="simple" xlink:href="#image-porteuse-d-information" office:name=""><text:span text:style-name="Definition">porteuse d’information</text:span></text:a>, ayant une <text:a xlink:type="simple" xlink:href="#description-detaillee-image" office:name=""><text:span text:style-name="Definition">description détaillée</text:span></text:a>, vérifie-t-elle ces conditions ?</text:p>
          <text:list text:style-name="L88">
            <text:list-item>
              <text:p text:style-name="P88">La <text:a xlink:type="simple" xlink:href="#description-detaillee-image" office:name=""><text:span text:style-name="Definition">description détaillée</text:span></text:a> dans la page et signalée par l’<text:a xlink:type="simple" xlink:href="#alternative-textuelle-image" office:name=""><text:span text:style-name="Definition">alternative textuelle</text:span></text:a> est pertinente ;</text:p>
            </text:list-item>
            <text:list-item>
              <text:p text:style-name="P88">La <text:a xlink:type="simple" xlink:href="#description-detaillee-image" office:name=""><text:span text:style-name="Definition">description détaillée</text:span></text:a> adjacente à l’<text:a xlink:type="simple" xlink:href="#image-objet" office:name=""><text:span text:style-name="Definition">image objet</text:span></text:a> est pertinente ;</text:p>
            </text:list-item>
            <text:list-item>
              <text:p text:style-name="P88">La <text:a xlink:type="simple" xlink:href="#description-detaillee-image" office:name=""><text:span text:style-name="Definition">description détaillée</text:span></text:a> via un <text:a xlink:type="simple" xlink:href="#lien-ou-bouton-adjacent" office:name=""><text:span text:style-name="Definition">lien ou un bouton adjacent</text:span></text:a> est pertinente ;</text:p>
            </text:list-item>
            <text:list-item>
              <text:p text:style-name="P88">Le passage de texte associé via l’attribut WAI-ARIA <text:span text:style-name="Source_Text">aria-describedby</text:span> est pertinent.</text:p>
            </text:list-item>
          </text:list>
        </text:list-item>
        <text:list-item>
          <text:p text:style-name="P85">Test 1.7.4 : Chaque image embarquée (balise <text:span text:style-name="Source_Text">&lt;embed&gt;</text:span> avec l’attribut <text:span text:style-name="Source_Text">type="image/…"</text:span>) <text:a xlink:type="simple" xlink:href="#image-porteuse-d-information" office:name=""><text:span text:style-name="Definition">porteuse d’information</text:span></text:a>, ayant une <text:a xlink:type="simple" xlink:href="#description-detaillee-image" office:name=""><text:span text:style-name="Definition">description détaillée</text:span></text:a>, vérifie-t-elle ces conditions ?</text:p>
          <text:list text:style-name="L89">
            <text:list-item>
              <text:p text:style-name="P89">La <text:a xlink:type="simple" xlink:href="#description-detaillee-image" office:name=""><text:span text:style-name="Definition">description détaillée</text:span></text:a> dans la page et signalée par l’<text:a xlink:type="simple" xlink:href="#alternative-textuelle-image" office:name=""><text:span text:style-name="Definition">alternative textuelle</text:span></text:a> est pertinente ;</text:p>
            </text:list-item>
            <text:list-item>
              <text:p text:style-name="P89">La <text:a xlink:type="simple" xlink:href="#description-detaillee-image" office:name=""><text:span text:style-name="Definition">description détaillée</text:span></text:a> adjacente à l’image embarquée est pertinente ;</text:p>
            </text:list-item>
            <text:list-item>
              <text:p text:style-name="P89">La <text:a xlink:type="simple" xlink:href="#description-detaillee-image" office:name=""><text:span text:style-name="Definition">description détaillée</text:span></text:a> via un <text:a xlink:type="simple" xlink:href="#lien-ou-bouton-adjacent" office:name=""><text:span text:style-name="Definition">lien ou un bouton adjacent</text:span></text:a> est pertinente ;</text:p>
            </text:list-item>
            <text:list-item>
              <text:p text:style-name="P89">Le passage de texte associé via l’attribut WAI-ARIA <text:span text:style-name="Source_Text">aria-describedby</text:span> est pertinent.</text:p>
            </text:list-item>
          </text:list>
        </text:list-item>
        <text:list-item>
          <text:p text:style-name="P85">Test 1.7.5 : Chaque image vectorielle (balise <text:span text:style-name="Source_Text">&lt;svg&gt;</text:span>) <text:a xlink:type="simple" xlink:href="#image-porteuse-d-information" office:name=""><text:span text:style-name="Definition">porteuse d’information</text:span></text:a>, ayant une <text:a xlink:type="simple" xlink:href="#description-detaillee-image" office:name=""><text:span text:style-name="Definition">description détaillée</text:span></text:a>, vérifie-t-elle ces conditions ?</text:p>
          <text:list text:style-name="L90">
            <text:list-item>
              <text:p text:style-name="P90">La <text:a xlink:type="simple" xlink:href="#description-detaillee-image" office:name=""><text:span text:style-name="Definition">description détaillée</text:span></text:a> dans la page et signalée par l’<text:a xlink:type="simple" xlink:href="#alternative-textuelle-image" office:name=""><text:span text:style-name="Definition">alternative textuelle</text:span></text:a> est pertinente ;</text:p>
            </text:list-item>
            <text:list-item>
              <text:p text:style-name="P90">La <text:a xlink:type="simple" xlink:href="#description-detaillee-image" office:name=""><text:span text:style-name="Definition">description détaillée</text:span></text:a> dans la page et signalée par le texte contenu dans la balise <text:span text:style-name="Source_Text">&lt;desc&gt;</text:span> ou <text:span text:style-name="Source_Text">&lt;title&gt;</text:span> est pertinente ;</text:p>
            </text:list-item>
            <text:list-item>
              <text:p text:style-name="P90">La <text:a xlink:type="simple" xlink:href="#description-detaillee-image" office:name=""><text:span text:style-name="Definition">description détaillée</text:span></text:a> adjacente contenue dans la balise <text:span text:style-name="Source_Text">&lt;desc&gt;</text:span> est pertinente ;</text:p>
            </text:list-item>
            <text:list-item>
              <text:p text:style-name="P90">La <text:a xlink:type="simple" xlink:href="#description-detaillee-image" office:name=""><text:span text:style-name="Definition">description détaillée</text:span></text:a> via un <text:a xlink:type="simple" xlink:href="#lien-ou-bouton-adjacent" office:name=""><text:span text:style-name="Definition">lien ou un bouton adjacent</text:span></text:a> est pertinente ;</text:p>
            </text:list-item>
            <text:list-item>
              <text:p text:style-name="P90">Le passage de texte associé via l’attribut WAI-ARIA <text:span text:style-name="Source_Text">aria-describedby</text:span> est pertinent.</text:p>
            </text:list-item>
          </text:list>
        </text:list-item>
        <text:list-item>
          <text:p text:style-name="P85">Test 1.7.6 : Chaque image bitmap (balise <text:span text:style-name="Source_Text">&lt;canvas&gt;</text:span>) <text:a xlink:type="simple" xlink:href="#image-porteuse-d-information" office:name=""><text:span text:style-name="Definition">porteuse d’information</text:span></text:a>, ayant une <text:a xlink:type="simple" xlink:href="#description-detaillee-image" office:name=""><text:span text:style-name="Definition">description détaillée</text:span></text:a>, vérifie-t-elle ces conditions ?</text:p>
          <text:list text:style-name="L91">
            <text:list-item>
              <text:p text:style-name="P91">La <text:a xlink:type="simple" xlink:href="#description-detaillee-image" office:name=""><text:span text:style-name="Definition">description détaillée</text:span></text:a> dans la page et signalée par l’<text:a xlink:type="simple" xlink:href="#alternative-textuelle-image" office:name=""><text:span text:style-name="Definition">alternative textuelle</text:span></text:a> est pertinente ;</text:p>
            </text:list-item>
            <text:list-item>
              <text:p text:style-name="P91">La <text:a xlink:type="simple" xlink:href="#description-detaillee-image" office:name=""><text:span text:style-name="Definition">description détaillée</text:span></text:a> dans la page et signalée par le texte contenu entre <text:span text:style-name="Source_Text">&lt;canvas&gt;</text:span> et <text:span text:style-name="Source_Text">&lt;/canvas&gt;</text:span> est pertinente ;</text:p>
            </text:list-item>
            <text:list-item>
              <text:p text:style-name="P91">La <text:a xlink:type="simple" xlink:href="#description-detaillee-image" office:name=""><text:span text:style-name="Definition">description détaillée</text:span></text:a> contenue entre <text:span text:style-name="Source_Text">&lt;canvas&gt;</text:span> et <text:span text:style-name="Source_Text">&lt;/canvas&gt;</text:span> est pertinente ;</text:p>
            </text:list-item>
            <text:list-item>
              <text:p text:style-name="P91">La <text:a xlink:type="simple" xlink:href="#description-detaillee-image" office:name=""><text:span text:style-name="Definition">description détaillée</text:span></text:a> adjacente à l’image bitmap est pertinente ;</text:p>
            </text:list-item>
            <text:list-item>
              <text:p text:style-name="P91">La <text:a xlink:type="simple" xlink:href="#description-detaillee-image" office:name=""><text:span text:style-name="Definition">description détaillée</text:span></text:a> via un <text:a xlink:type="simple" xlink:href="#lien-ou-bouton-adjacent" office:name=""><text:span text:style-name="Definition">lien ou un bouton adjacent</text:span></text:a> est pertinente ;</text:p>
            </text:list-item>
            <text:list-item>
              <text:p text:style-name="P91">Le passage de texte associé via l’attribut WAI-ARIA <text:span text:style-name="Source_Text">aria-describedby</text:span> est pertinent.</text:p>
            </text:list-item>
          </text:list>
        </text:list-item>
      </text:list>
      <text:h text:style-name="Heading_20_5" text:outline-level="5"><text:bookmark-start text:name="références-6"/>Références<text:bookmark-end text:name="références-6"/></text:h>
      <text:p text:style-name="First_20_paragraph">EN 301 549 V2.1.2 / WCAG 2.1</text:p>
      <text:list text:style-name="L92">
        <text:list-item>
          <text:p text:style-name="P92"><text:span text:style-name="T3">9.1.1.1 Non-text Content (A)</text:span> / <text:a xlink:type="simple" xlink:href="https://www.w3.org/Translations/WCAG21-fr/#non-text-content" office:name=""><text:span text:style-name="Definition">1.1.1 Contenu non textuel</text:span></text:a></text:p>
        </text:list-item>
      </text:list>
      <text:p text:style-name="First_20_paragraph">Technique(s) suffisante(s) et/ou échec(s) WCAG 2.1 : <text:a xlink:type="simple" xlink:href="https://www.w3.org/WAI/WCAG21/Techniques/failures/F67" office:name=""><text:span text:style-name="Definition">F67</text:span></text:a> – <text:a xlink:type="simple" xlink:href="https://www.w3.org/WAI/WCAG21/Techniques/general/G92" office:name=""><text:span text:style-name="Definition">G92</text:span></text:a></text:p>
      <text:h text:style-name="Heading_20_4" text:outline-level="4"><text:bookmark-start text:name="crit-1.8"/>Critère 1.8 Chaque <text:a xlink:type="simple" xlink:href="#image-texte" office:name=""><text:span text:style-name="Definition">image texte</text:span></text:a> <text:a xlink:type="simple" xlink:href="#image-porteuse-d-information" office:name=""><text:span text:style-name="Definition">porteuse d’information</text:span></text:a>, en l’absence d’un <text:a xlink:type="simple" xlink:href="#mecanisme-de-remplacement" office:name=""><text:span text:style-name="Definition">mécanisme de remplacement</text:span></text:a>, doit si possible être remplacée par du <text:a xlink:type="simple" xlink:href="#texte-style" office:name=""><text:span text:style-name="Definition">texte stylé</text:span></text:a>. Cette règle est-elle respectée (hors cas particuliers) ?<text:bookmark-end text:name="crit-1.8"/></text:h>
      <text:list text:style-name="L93">
        <text:list-item>
          <text:p text:style-name="P93">Test 1.8.1 : Chaque <text:a xlink:type="simple" xlink:href="#image-texte" office:name=""><text:span text:style-name="Definition">image texte</text:span></text:a> (balise <text:span text:style-name="Source_Text">&lt;img&gt;</text:span> ou possédant un attribut WAI-ARIA <text:span text:style-name="Source_Text">role="img"</text:span>) <text:a xlink:type="simple" xlink:href="#image-porteuse-d-information" office:name=""><text:span text:style-name="Definition">porteuse d’information</text:span></text:a>, en l’absence d’un <text:a xlink:type="simple" xlink:href="#mecanisme-de-remplacement" office:name=""><text:span text:style-name="Definition">mécanisme de remplacement</text:span></text:a>, doit si possible être remplacée par du <text:a xlink:type="simple" xlink:href="#texte-style" office:name=""><text:span text:style-name="Definition">texte stylé</text:span></text:a>. Cette règle est-elle respectée (hors cas particuliers) ?</text:p>
        </text:list-item>
        <text:list-item>
          <text:p text:style-name="P93">Test 1.8.2 : Chaque bouton « <text:a xlink:type="simple" xlink:href="#image-texte" office:name=""><text:span text:style-name="Definition">image texte</text:span></text:a> » (balise <text:span text:style-name="Source_Text">&lt;input&gt;</text:span> avec l’attribut <text:span text:style-name="Source_Text">type="image"</text:span>) <text:a xlink:type="simple" xlink:href="#image-porteuse-d-information" office:name=""><text:span text:style-name="Definition">porteur d’information</text:span></text:a>, en l’absence d’un <text:a xlink:type="simple" xlink:href="#mecanisme-de-remplacement" office:name=""><text:span text:style-name="Definition">mécanisme de remplacement</text:span></text:a>, doit si possible être remplacé par du <text:a xlink:type="simple" xlink:href="#texte-style" office:name=""><text:span text:style-name="Definition">texte stylé</text:span></text:a>. Cette règle est-elle respectée (hors cas particuliers) ?</text:p>
        </text:list-item>
        <text:list-item>
          <text:p text:style-name="P93">Test 1.8.3 : Chaque <text:a xlink:type="simple" xlink:href="#image-texte" office:name=""><text:span text:style-name="Definition">image texte</text:span></text:a> objet (balise <text:span text:style-name="Source_Text">&lt;object&gt;</text:span> avec l’attribut <text:span text:style-name="Source_Text">type="image/…"</text:span>) <text:a xlink:type="simple" xlink:href="#image-porteuse-d-information" office:name=""><text:span text:style-name="Definition">porteuse d’information</text:span></text:a>, en l’absence d’un <text:a xlink:type="simple" xlink:href="#mecanisme-de-remplacement" office:name=""><text:span text:style-name="Definition">mécanisme de remplacement</text:span></text:a>, doit si possible être remplacée par du <text:a xlink:type="simple" xlink:href="#texte-style" office:name=""><text:span text:style-name="Definition">texte stylé</text:span></text:a>. Cette règle est-elle respectée (hors cas particuliers) ?</text:p>
        </text:list-item>
        <text:list-item>
          <text:p text:style-name="P93">Test 1.8.4 : Chaque <text:a xlink:type="simple" xlink:href="#image-texte" office:name=""><text:span text:style-name="Definition">image texte</text:span></text:a> embarquée (balise <text:span text:style-name="Source_Text">&lt;embed&gt;</text:span> avec l’attribut <text:span text:style-name="Source_Text">type="image/…"</text:span>) <text:a xlink:type="simple" xlink:href="#image-porteuse-d-information" office:name=""><text:span text:style-name="Definition">porteuse d’information</text:span></text:a>, en l’absence d’un <text:a xlink:type="simple" xlink:href="#mecanisme-de-remplacement" office:name=""><text:span text:style-name="Definition">mécanisme de remplacement</text:span></text:a>, doit si possible être remplacée par du <text:a xlink:type="simple" xlink:href="#texte-style" office:name=""><text:span text:style-name="Definition">texte stylé</text:span></text:a>. Cette règle est-elle respectée (hors cas particuliers) ?</text:p>
        </text:list-item>
        <text:list-item>
          <text:p text:style-name="P93">Test 1.8.5 : Chaque <text:a xlink:type="simple" xlink:href="#image-texte" office:name=""><text:span text:style-name="Definition">image texte</text:span></text:a> bitmap (balise <text:span text:style-name="Source_Text">&lt;canvas&gt;</text:span>) <text:a xlink:type="simple" xlink:href="#image-porteuse-d-information" office:name=""><text:span text:style-name="Definition">porteuse d’information</text:span></text:a>, en l’absence d’un <text:a xlink:type="simple" xlink:href="#mecanisme-de-remplacement" office:name=""><text:span text:style-name="Definition">mécanisme de remplacement</text:span></text:a>, doit si possible être remplacée par du <text:a xlink:type="simple" xlink:href="#texte-style" office:name=""><text:span text:style-name="Definition">texte stylé</text:span></text:a>. Cette règle est-elle respectée (hors cas particuliers) ?</text:p>
        </text:list-item>
        <text:list-item>
          <text:p text:style-name="P93">Test 1.8.6 : Chaque <text:a xlink:type="simple" xlink:href="#image-texte" office:name=""><text:span text:style-name="Definition">image texte</text:span></text:a> SVG (balise <text:span text:style-name="Source_Text">&lt;svg&gt;</text:span>) <text:a xlink:type="simple" xlink:href="#image-porteuse-d-information" office:name=""><text:span text:style-name="Definition">porteuse d’information</text:span></text:a> et dont le texte n’est pas complètement structuré au moyen d’éléments <text:span text:style-name="Source_Text">&lt;text&gt;</text:span>, en l’absence d’un <text:a xlink:type="simple" xlink:href="#mecanisme-de-remplacement" office:name=""><text:span text:style-name="Definition">mécanisme de remplacement</text:span></text:a>, doit si possible être remplacée par du <text:a xlink:type="simple" xlink:href="#texte-style" office:name=""><text:span text:style-name="Definition">texte stylé</text:span></text:a>. Cette règle est-elle respectée (hors cas particuliers) ?</text:p>
        </text:list-item>
      </text:list>
      <text:h text:style-name="Heading_20_5" text:outline-level="5"><text:bookmark-start text:name="cas-particulier"/>Cas particulier<text:bookmark-end text:name="cas-particulier"/></text:h>
      <text:p text:style-name="First_20_paragraph">Pour ce critère, il existe une gestion de cas particulier lorsque le texte fait partie du logo, d’une dénomination commerciale, d’un <text:a xlink:type="simple" xlink:href="#captcha" office:name=""><text:span text:style-name="Definition">CAPTCHA</text:span></text:a>, d’une <text:a xlink:type="simple" xlink:href="#image-test" office:name=""><text:span text:style-name="Definition">image-test</text:span></text:a> ou d’une image dont l’exactitude graphique serait considérée comme essentielle à la bonne transmission de l’information véhiculée par l’image. Dans ces situations, le critère est non applicable pour ces éléments.</text:p>
      <text:h text:style-name="Heading_20_5" text:outline-level="5"><text:bookmark-start text:name="note-technique"/>Note technique<text:bookmark-end text:name="note-technique"/></text:h>
      <text:p text:style-name="First_20_paragraph">Le texte dans les images vectorielles étant du texte réel, il n’est pas concerné par ce critère.</text:p>
      <text:h text:style-name="Heading_20_5" text:outline-level="5"><text:bookmark-start text:name="références-7"/>Références<text:bookmark-end text:name="références-7"/></text:h>
      <text:p text:style-name="First_20_paragraph">EN 301 549 V2.1.2 / WCAG 2.1</text:p>
      <text:list text:style-name="L94">
        <text:list-item>
          <text:p text:style-name="P94"><text:span text:style-name="T3">9.1.4.5 Images of Text (AA)</text:span> / <text:a xlink:type="simple" xlink:href="https://www.w3.org/Translations/WCAG21-fr/#images-of-text" office:name=""><text:span text:style-name="Definition">1.4.5 Texte sous forme d’image</text:span></text:a></text:p>
        </text:list-item>
      </text:list>
      <text:p text:style-name="First_20_paragraph">Technique(s) suffisante(s) et/ou échec(s) WCAG 2.1 : <text:a xlink:type="simple" xlink:href="https://www.w3.org/WAI/WCAG21/Techniques/css/C22" office:name=""><text:span text:style-name="Definition">C22</text:span></text:a> – <text:a xlink:type="simple" xlink:href="https://www.w3.org/WAI/WCAG21/Techniques/css/C30" office:name=""><text:span text:style-name="Definition">C30</text:span></text:a> – <text:a xlink:type="simple" xlink:href="https://www.w3.org/WAI/WCAG21/Techniques/general/G136" office:name=""><text:span text:style-name="Definition">G136</text:span></text:a> – <text:a xlink:type="simple" xlink:href="https://www.w3.org/WAI/WCAG21/Techniques/general/G140" office:name=""><text:span text:style-name="Definition">G140</text:span></text:a></text:p>
      <text:h text:style-name="Heading_20_4" text:outline-level="4"><text:bookmark-start text:name="crit-1.9"/>Critère 1.9 Chaque <text:a xlink:type="simple" xlink:href="#legende-d-image" office:name=""><text:span text:style-name="Definition">légende d’image</text:span></text:a> est-elle, si nécessaire, correctement reliée à l’image correspondante ?<text:bookmark-end text:name="crit-1.9"/></text:h>
      <text:list text:style-name="L95">
        <text:list-item>
          <text:p text:style-name="P95">Test 1.9.1 : Chaque image pourvue d’une <text:a xlink:type="simple" xlink:href="#legende-d-image" office:name=""><text:span text:style-name="Definition">légende</text:span></text:a> (balise <text:span text:style-name="Source_Text">&lt;img&gt;</text:span>, <text:span text:style-name="Source_Text">&lt;input&gt;</text:span> avec l’attribut <text:span text:style-name="Source_Text">type="image"</text:span> ou possédant un attribut WAI-ARIA <text:span text:style-name="Source_Text">role="img"</text:span> associée à une <text:a xlink:type="simple" xlink:href="#legende-d-image" office:name=""><text:span text:style-name="Definition">légende</text:span></text:a> adjacente), vérifie-t-elle, si nécessaire, ces conditions ?</text:p>
          <text:list text:style-name="L96">
            <text:list-item>
              <text:p text:style-name="P96">L’image (balise <text:span text:style-name="Source_Text">&lt;img&gt;</text:span>, <text:span text:style-name="Source_Text">&lt;input&gt;</text:span> avec l’attribut <text:span text:style-name="Source_Text">type="image"</text:span> ou possédant un attribut WAI-ARIA <text:span text:style-name="Source_Text">role="img"</text:span>) et sa <text:a xlink:type="simple" xlink:href="#legende-d-image" office:name=""><text:span text:style-name="Definition">légende</text:span></text:a> adjacente sont contenues dans une balise <text:span text:style-name="Source_Text">&lt;figure&gt;</text:span> ;</text:p>
            </text:list-item>
            <text:list-item>
              <text:p text:style-name="P96">La balise <text:span text:style-name="Source_Text">&lt;figure&gt;</text:span> possède un attribut WAI-ARIA <text:span text:style-name="Source_Text">role="figure"</text:span> ou <text:span text:style-name="Source_Text">role="group"</text:span> ;</text:p>
            </text:list-item>
            <text:list-item>
              <text:p text:style-name="P96">La balise <text:span text:style-name="Source_Text">&lt;figure&gt;</text:span> possède un attribut WAI-ARIA <text:span text:style-name="Source_Text">aria-label</text:span> dont le contenu est identique au contenu de la <text:a xlink:type="simple" xlink:href="#legende-d-image" office:name=""><text:span text:style-name="Definition">légende</text:span></text:a> ;</text:p>
            </text:list-item>
            <text:list-item>
              <text:p text:style-name="P96">La <text:a xlink:type="simple" xlink:href="#legende-d-image" office:name=""><text:span text:style-name="Definition">légende</text:span></text:a> est contenue dans une balise <text:span text:style-name="Source_Text">&lt;figcaption&gt;</text:span>.</text:p>
            </text:list-item>
          </text:list>
        </text:list-item>
        <text:list-item>
          <text:p text:style-name="P95">Test 1.9.2 : Chaque <text:a xlink:type="simple" xlink:href="#image-objet" office:name=""><text:span text:style-name="Definition">image objet</text:span></text:a> pourvue d’une <text:a xlink:type="simple" xlink:href="#legende-d-image" office:name=""><text:span text:style-name="Definition">légende</text:span></text:a> (balise <text:span text:style-name="Source_Text">&lt;object&gt;</text:span> avec l’attribut <text:span text:style-name="Source_Text">type="image/…"</text:span> associée à une <text:a xlink:type="simple" xlink:href="#legende-d-image" office:name=""><text:span text:style-name="Definition">légende</text:span></text:a> adjacente), vérifie-t-elle, si nécessaire, ces conditions ?</text:p>
          <text:list text:style-name="L97">
            <text:list-item>
              <text:p text:style-name="P97">L’<text:a xlink:type="simple" xlink:href="#image-objet" office:name=""><text:span text:style-name="Definition">image objet</text:span></text:a> et sa <text:a xlink:type="simple" xlink:href="#legende-d-image" office:name=""><text:span text:style-name="Definition">légende</text:span></text:a> adjacente sont contenues dans une balise <text:span text:style-name="Source_Text">&lt;figure&gt;</text:span> ;</text:p>
            </text:list-item>
            <text:list-item>
              <text:p text:style-name="P97">La balise <text:span text:style-name="Source_Text">&lt;figure&gt;</text:span> possède un attribut WAI-ARIA <text:span text:style-name="Source_Text">role="figure"</text:span> ou <text:span text:style-name="Source_Text">role="group"</text:span> ;</text:p>
            </text:list-item>
            <text:list-item>
              <text:p text:style-name="P97">La balise <text:span text:style-name="Source_Text">&lt;figure&gt;</text:span> possède un attribut WAI-ARIA <text:span text:style-name="Source_Text">aria-label</text:span> dont le contenu est identique au contenu de la <text:a xlink:type="simple" xlink:href="#legende-d-image" office:name=""><text:span text:style-name="Definition">légende</text:span></text:a> ;</text:p>
            </text:list-item>
            <text:list-item>
              <text:p text:style-name="P97">La <text:a xlink:type="simple" xlink:href="#legende-d-image" office:name=""><text:span text:style-name="Definition">légende</text:span></text:a> est contenue dans une balise <text:span text:style-name="Source_Text">&lt;figcaption&gt;</text:span>.</text:p>
            </text:list-item>
          </text:list>
        </text:list-item>
        <text:list-item>
          <text:p text:style-name="P95">Test 1.9.3 : Chaque image embarquée pourvue d’une <text:a xlink:type="simple" xlink:href="#legende-d-image" office:name=""><text:span text:style-name="Definition">légende</text:span></text:a> (balise <text:span text:style-name="Source_Text">&lt;embed&gt;</text:span> associée à une <text:a xlink:type="simple" xlink:href="#legende-d-image" office:name=""><text:span text:style-name="Definition">légende</text:span></text:a> adjacente), vérifie-t-elle, si nécessaire, ces conditions ?</text:p>
          <text:list text:style-name="L98">
            <text:list-item>
              <text:p text:style-name="P98">L’image embarquée (balise <text:span text:style-name="Source_Text">&lt;embed&gt;</text:span>) et sa <text:a xlink:type="simple" xlink:href="#legende-d-image" office:name=""><text:span text:style-name="Definition">légende</text:span></text:a> adjacente sont contenues dans une balise <text:span text:style-name="Source_Text">&lt;figure&gt;</text:span> ;</text:p>
            </text:list-item>
            <text:list-item>
              <text:p text:style-name="P98">La balise <text:span text:style-name="Source_Text">&lt;figure&gt;</text:span> possède un attribut WAI-ARIA <text:span text:style-name="Source_Text">role="figure"</text:span> ou <text:span text:style-name="Source_Text">role="group"</text:span> ;</text:p>
            </text:list-item>
            <text:list-item>
              <text:p text:style-name="P98">La balise <text:span text:style-name="Source_Text">&lt;figure&gt;</text:span> possède un attribut WAI-ARIA <text:span text:style-name="Source_Text">aria-label</text:span> dont le contenu est identique au contenu de la <text:a xlink:type="simple" xlink:href="#legende-d-image" office:name=""><text:span text:style-name="Definition">légende</text:span></text:a> ;</text:p>
            </text:list-item>
            <text:list-item>
              <text:p text:style-name="P98">La <text:a xlink:type="simple" xlink:href="#legende-d-image" office:name=""><text:span text:style-name="Definition">légende</text:span></text:a> est contenue dans une balise <text:span text:style-name="Source_Text">&lt;figcaption&gt;</text:span>.</text:p>
            </text:list-item>
          </text:list>
        </text:list-item>
        <text:list-item>
          <text:p text:style-name="P95">Test 1.9.4 : Chaque image vectorielle pourvue d’une <text:a xlink:type="simple" xlink:href="#legende-d-image" office:name=""><text:span text:style-name="Definition">légende</text:span></text:a> (balise <text:span text:style-name="Source_Text">&lt;svg&gt;</text:span> associée à une <text:a xlink:type="simple" xlink:href="#legende-d-image" office:name=""><text:span text:style-name="Definition">légende</text:span></text:a> adjacente), vérifie-t-elle, si nécessaire, ces conditions ?</text:p>
          <text:list text:style-name="L99">
            <text:list-item>
              <text:p text:style-name="P99">L’image vectorielle (balise <text:span text:style-name="Source_Text">&lt;svg&gt;</text:span>) et sa <text:a xlink:type="simple" xlink:href="#legende-d-image" office:name=""><text:span text:style-name="Definition">légende</text:span></text:a> adjacente sont contenues dans une balise <text:span text:style-name="Source_Text">&lt;figure&gt;</text:span> ;</text:p>
            </text:list-item>
            <text:list-item>
              <text:p text:style-name="P99">La balise <text:span text:style-name="Source_Text">&lt;figure&gt;</text:span> possède un attribut WAI-ARIA <text:span text:style-name="Source_Text">role="figure"</text:span> ou <text:span text:style-name="Source_Text">role="group"</text:span> ;</text:p>
            </text:list-item>
            <text:list-item>
              <text:p text:style-name="P99">La balise <text:span text:style-name="Source_Text">&lt;figure&gt;</text:span> possède un attribut WAI-ARIA <text:span text:style-name="Source_Text">aria-label</text:span> dont le contenu est identique au contenu de la <text:a xlink:type="simple" xlink:href="#legende-d-image" office:name=""><text:span text:style-name="Definition">légende</text:span></text:a> ;</text:p>
            </text:list-item>
            <text:list-item>
              <text:p text:style-name="P99">La <text:a xlink:type="simple" xlink:href="#legende-d-image" office:name=""><text:span text:style-name="Definition">légende</text:span></text:a> est contenue dans une balise <text:span text:style-name="Source_Text">&lt;figcaption&gt;</text:span>.</text:p>
            </text:list-item>
          </text:list>
        </text:list-item>
        <text:list-item>
          <text:p text:style-name="P95">Test 1.9.5 : Chaque image bitmap pourvue d’une <text:a xlink:type="simple" xlink:href="#legende-d-image" office:name=""><text:span text:style-name="Definition">légende</text:span></text:a> (balise <text:span text:style-name="Source_Text">&lt;canvas&gt;</text:span> associée à une <text:a xlink:type="simple" xlink:href="#legende-d-image" office:name=""><text:span text:style-name="Definition">légende</text:span></text:a> adjacente), vérifie-t-elle, si nécessaire, ces conditions ?</text:p>
          <text:list text:style-name="L100">
            <text:list-item>
              <text:p text:style-name="P100">L’image bitmap (balise <text:span text:style-name="Source_Text">&lt;canvas&gt;</text:span>) et sa <text:a xlink:type="simple" xlink:href="#legende-d-image" office:name=""><text:span text:style-name="Definition">légende</text:span></text:a> adjacente sont contenues dans une balise <text:span text:style-name="Source_Text">&lt;figure&gt;</text:span> ;</text:p>
            </text:list-item>
            <text:list-item>
              <text:p text:style-name="P100">La balise <text:span text:style-name="Source_Text">&lt;figure&gt;</text:span> possède un attribut WAI-ARIA <text:span text:style-name="Source_Text">role="figure"</text:span> ou <text:span text:style-name="Source_Text">role="group"</text:span> ;</text:p>
            </text:list-item>
            <text:list-item>
              <text:p text:style-name="P100">La balise <text:span text:style-name="Source_Text">&lt;figure&gt;</text:span> possède un attribut WAI-ARIA <text:span text:style-name="Source_Text">aria-label</text:span> dont le contenu est identique au contenu de la <text:a xlink:type="simple" xlink:href="#legende-d-image" office:name=""><text:span text:style-name="Definition">légende</text:span></text:a> ;</text:p>
            </text:list-item>
            <text:list-item>
              <text:p text:style-name="P100">La <text:a xlink:type="simple" xlink:href="#legende-d-image" office:name=""><text:span text:style-name="Definition">légende</text:span></text:a> est contenue dans une balise <text:span text:style-name="Source_Text">&lt;figcaption&gt;</text:span>.</text:p>
            </text:list-item>
          </text:list>
        </text:list-item>
      </text:list>
      <text:h text:style-name="Heading_20_5" text:outline-level="5"><text:bookmark-start text:name="notes-techniques-2"/>Notes techniques<text:bookmark-end text:name="notes-techniques-2"/></text:h>
      <text:p text:style-name="First_20_paragraph">L’implémentation d’un attribut WAI-ARIA <text:span text:style-name="Source_Text">role="group"</text:span> ou <text:span text:style-name="Source_Text">role="figure"</text:span> sur l’élément parent <text:span text:style-name="Source_Text">&lt;figure&gt;</text:span> est destiné à pallier le manque de support actuel des éléments <text:span text:style-name="Source_Text">&lt;figure&gt;</text:span> par les technologies d’assistance. L’utilisation d’un élément <text:span text:style-name="Source_Text">&lt;figcaption&gt;</text:span> pour associer une <text:a xlink:type="simple" xlink:href="#legende-d-image" office:name=""><text:span text:style-name="Definition">légende</text:span></text:a> à une image impose au minimum l’utilisation d’un attribut WAI-ARIA <text:span text:style-name="Source_Text">aria-label</text:span> sur l’élément parent <text:span text:style-name="Source_Text">&lt;figure&gt;</text:span> dont le contenu sera identique au contenu de l’élément <text:span text:style-name="Source_Text">&lt;figcaption&gt;</text:span>. Pour s’assurer d’un support optimal, il peut également être fait une association explicite entre le contenu de l’<text:a xlink:type="simple" xlink:href="#alternative-textuelle-image" office:name=""><text:span text:style-name="Definition">alternative textuelle</text:span></text:a> de l’image et le contenu de l’élément <text:span text:style-name="Source_Text">&lt;figcaption&gt;</text:span>, par exemple :</text:p>
      <text:p text:style-name="Text_20_body"><text:span text:style-name="Source_Text">&lt;img src="image.png" alt="Photo : soleil couchant" /&gt;&lt;figcaption&gt;Photo : crédit xxx&lt;/figcaption&gt;</text:span></text:p>
      <text:p text:style-name="Text_20_body">Les attributs WAI-ARIA <text:span text:style-name="Source_Text">aria-labelledby</text:span> et <text:span text:style-name="Source_Text">aria-describedby</text:span> ne peuvent pas être utilisés actuellement par manque de support par les technologies d’assistance.</text:p>
      <text:p text:style-name="Text_20_body">Note : les images légendées doivent par ailleurs respecter le critère 1.1 et le critère 1.3 relatifs aux images porteuses d’information.</text:p>
      <text:h text:style-name="Heading_20_5" text:outline-level="5"><text:bookmark-start text:name="références-8"/>Références<text:bookmark-end text:name="références-8"/></text:h>
      <text:p text:style-name="First_20_paragraph">EN 301 549 V2.1.2 / WCAG 2.1</text:p>
      <text:list text:style-name="L101">
        <text:list-item>
          <text:p text:style-name="P101"><text:span text:style-name="T3">9.1.1.1 Non-text Content (A)</text:span> / <text:a xlink:type="simple" xlink:href="https://www.w3.org/Translations/WCAG21-fr/#non-text-content" office:name=""><text:span text:style-name="Definition">1.1.1 Contenu non textuel</text:span></text:a></text:p>
        </text:list-item>
        <text:list-item>
          <text:p text:style-name="P101"><text:span text:style-name="T3">9.4.1.2 Name, Role, Value (A)</text:span> / <text:a xlink:type="simple" xlink:href="https://www.w3.org/Translations/WCAG21-fr/#name-role-value" office:name=""><text:span text:style-name="Definition">4.1.2 Nom, rôle et valeur</text:span></text:a></text:p>
        </text:list-item>
      </text:list>
      <text:p text:style-name="First_20_paragraph">Technique(s) suffisante(s) et/ou échec(s) WCAG 2.1 : <text:a xlink:type="simple" xlink:href="https://www.w3.org/WAI/WCAG21/Techniques/aria/ARIA4" office:name=""><text:span text:style-name="Definition">ARIA4</text:span></text:a> – <text:a xlink:type="simple" xlink:href="https://www.w3.org/WAI/WCAG21/Techniques/aria/ARIA6" office:name=""><text:span text:style-name="Definition">ARIA6</text:span></text:a> – <text:a xlink:type="simple" xlink:href="https://www.w3.org/WAI/WCAG21/Techniques/general/G140" office:name=""><text:span text:style-name="Definition">G140</text:span></text:a></text:p>
      <text:h text:style-name="Heading_20_3" text:outline-level="3"><text:bookmark-start text:name="cadres"/>2. Cadres<text:bookmark-end text:name="cadres"/></text:h>
      <text:h text:style-name="Heading_20_4" text:outline-level="4"><text:bookmark-start text:name="crit-2.1"/>Critère 2.1 Chaque <text:a xlink:type="simple" xlink:href="#cadre" office:name=""><text:span text:style-name="Definition">cadre</text:span></text:a> a-t-il un <text:a xlink:type="simple" xlink:href="#titre-de-cadre" office:name=""><text:span text:style-name="Definition">titre de cadre</text:span></text:a> ?<text:bookmark-end text:name="crit-2.1"/></text:h>
      <text:list text:style-name="L102">
        <text:list-item>
          <text:p text:style-name="P102">Test 2.1.1 : Chaque cadre (balise <text:span text:style-name="Source_Text">&lt;iframe&gt;</text:span> ou <text:span text:style-name="Source_Text">&lt;frame&gt;</text:span>) a-t-il un attribut <text:span text:style-name="Source_Text">title</text:span> ?</text:p>
        </text:list-item>
      </text:list>
      <text:h text:style-name="Heading_20_5" text:outline-level="5"><text:bookmark-start text:name="références-9"/>Références<text:bookmark-end text:name="références-9"/></text:h>
      <text:p text:style-name="First_20_paragraph">EN 301 549 V2.1.2 / WCAG 2.1</text:p>
      <text:list text:style-name="L103">
        <text:list-item>
          <text:p text:style-name="P103"><text:span text:style-name="T3">9.4.1.2 Name, Role, Value (A)</text:span> / <text:a xlink:type="simple" xlink:href="https://www.w3.org/Translations/WCAG21-fr/#name-role-value" office:name=""><text:span text:style-name="Definition">4.1.2 Nom, rôle et valeur</text:span></text:a></text:p>
        </text:list-item>
      </text:list>
      <text:p text:style-name="First_20_paragraph">Technique(s) suffisante(s) et/ou échec(s) WCAG 2.1 : <text:a xlink:type="simple" xlink:href="https://www.w3.org/WAI/WCAG21/Techniques/html/H64" office:name=""><text:span text:style-name="Definition">H64</text:span></text:a></text:p>
      <text:h text:style-name="Heading_20_4" text:outline-level="4"><text:bookmark-start text:name="crit-2.2"/>Critère 2.2 Pour chaque <text:a xlink:type="simple" xlink:href="#cadre" office:name=""><text:span text:style-name="Definition">cadre</text:span></text:a> ayant un <text:a xlink:type="simple" xlink:href="#titre-de-cadre" office:name=""><text:span text:style-name="Definition">titre de cadre</text:span></text:a>, ce titre de cadre est-il pertinent ?<text:bookmark-end text:name="crit-2.2"/></text:h>
      <text:list text:style-name="L104">
        <text:list-item>
          <text:p text:style-name="P104">Test 2.2.1 : Pour chaque cadre (balise <text:span text:style-name="Source_Text">&lt;iframe&gt;</text:span> ou <text:span text:style-name="Source_Text">&lt;frame&gt;</text:span>) ayant un attribut <text:span text:style-name="Source_Text">title</text:span>, le contenu de cet attribut est-il pertinent ?</text:p>
        </text:list-item>
      </text:list>
      <text:h text:style-name="Heading_20_5" text:outline-level="5"><text:bookmark-start text:name="références-10"/>Références<text:bookmark-end text:name="références-10"/></text:h>
      <text:p text:style-name="First_20_paragraph">EN 301 549 V2.1.2 / WCAG 2.1</text:p>
      <text:list text:style-name="L105">
        <text:list-item>
          <text:p text:style-name="P105"><text:span text:style-name="T3">9.4.1.2 Name, Role, Value (A)</text:span> / <text:a xlink:type="simple" xlink:href="https://www.w3.org/Translations/WCAG21-fr/#name-role-value" office:name=""><text:span text:style-name="Definition">4.1.2 Nom, rôle et valeur</text:span></text:a></text:p>
        </text:list-item>
      </text:list>
      <text:p text:style-name="First_20_paragraph">Technique(s) suffisante(s) et/ou échec(s) WCAG 2.1 : <text:a xlink:type="simple" xlink:href="https://www.w3.org/WAI/WCAG21/Techniques/html/H64" office:name=""><text:span text:style-name="Definition">H64</text:span></text:a></text:p>
      <text:h text:style-name="Heading_20_3" text:outline-level="3"><text:bookmark-start text:name="couleurs"/>3. Couleurs<text:bookmark-end text:name="couleurs"/></text:h>
      <text:h text:style-name="Heading_20_4" text:outline-level="4"><text:bookmark-start text:name="crit-3.1"/>Critère 3.1 Dans chaque page web, l’<text:a xlink:type="simple" xlink:href="#information-donnee-par-la-couleur" office:name=""><text:span text:style-name="Definition">information</text:span></text:a> ne doit pas être donnée uniquement par la couleur. Cette règle est-elle respectée ?<text:bookmark-end text:name="crit-3.1"/></text:h>
      <text:list text:style-name="L106">
        <text:list-item>
          <text:p text:style-name="P106">Test 3.1.1 : Pour chaque mot ou ensemble de mots dont la mise en couleur est porteuse d’information, l’<text:a xlink:type="simple" xlink:href="#information-donnee-par-la-couleur" office:name=""><text:span text:style-name="Definition">information</text:span></text:a> ne doit pas être donnée uniquement par la couleur. Cette règle est-elle respectée ?</text:p>
        </text:list-item>
        <text:list-item>
          <text:p text:style-name="P106">Test 3.1.2 : Pour chaque indication de couleur donnée par un texte, l’<text:a xlink:type="simple" xlink:href="#information-donnee-par-la-couleur" office:name=""><text:span text:style-name="Definition">information</text:span></text:a> ne doit pas être donnée uniquement par la couleur. Cette règle est-elle respectée ?</text:p>
        </text:list-item>
        <text:list-item>
          <text:p text:style-name="P106">Test 3.1.3 : Pour chaque image <text:a xlink:type="simple" xlink:href="#image-vehiculant-une-information-donnee-par-la-couleur" office:name=""><text:span text:style-name="Definition">véhiculant une information</text:span></text:a>, l’<text:a xlink:type="simple" xlink:href="#information-donnee-par-la-couleur" office:name=""><text:span text:style-name="Definition">information</text:span></text:a> ne doit pas être donnée uniquement par la couleur. Cette règle est-elle respectée ?</text:p>
        </text:list-item>
        <text:list-item>
          <text:p text:style-name="P106">Test 3.1.4 : Pour chaque <text:a xlink:type="simple" xlink:href="#propriete-css-determinant-une-couleur" office:name=""><text:span text:style-name="Definition">propriété CSS déterminant une couleur</text:span></text:a> et <text:a xlink:type="simple" xlink:href="#image-vehiculant-une-information-donnee-par-la-couleur" office:name=""><text:span text:style-name="Definition">véhiculant une information</text:span></text:a>, l’<text:a xlink:type="simple" xlink:href="#information-donnee-par-la-couleur" office:name=""><text:span text:style-name="Definition">information</text:span></text:a> ne doit pas être donnée uniquement par la couleur. Cette règle est-elle respectée ?</text:p>
        </text:list-item>
        <text:list-item>
          <text:p text:style-name="P106">Test 3.1.5 : Pour chaque <text:a xlink:type="simple" xlink:href="#media-temporel-type-son-video-et-synchronise" office:name=""><text:span text:style-name="Definition">média temporel</text:span></text:a> <text:a xlink:type="simple" xlink:href="#image-vehiculant-une-information-donnee-par-la-couleur" office:name=""><text:span text:style-name="Definition">véhiculant une information</text:span></text:a>, l’<text:a xlink:type="simple" xlink:href="#information-donnee-par-la-couleur" office:name=""><text:span text:style-name="Definition">information</text:span></text:a> ne doit pas être donnée uniquement par la couleur. Cette règle est-elle respectée ?</text:p>
        </text:list-item>
        <text:list-item>
          <text:p text:style-name="P106">Test 3.1.6 : Pour chaque <text:a xlink:type="simple" xlink:href="#media-non-temporel" office:name=""><text:span text:style-name="Definition">média non temporel</text:span></text:a> <text:a xlink:type="simple" xlink:href="#image-vehiculant-une-information-donnee-par-la-couleur" office:name=""><text:span text:style-name="Definition">véhiculant une information</text:span></text:a>, l’<text:a xlink:type="simple" xlink:href="#information-donnee-par-la-couleur" office:name=""><text:span text:style-name="Definition">information</text:span></text:a> ne doit pas être donnée uniquement par la couleur. Cette règle est-elle respectée ?</text:p>
        </text:list-item>
      </text:list>
      <text:h text:style-name="Heading_20_5" text:outline-level="5"><text:bookmark-start text:name="références-11"/>Références<text:bookmark-end text:name="références-11"/></text:h>
      <text:p text:style-name="First_20_paragraph">EN 301 549 V2.1.2 / WCAG 2.1</text:p>
      <text:list text:style-name="L107">
        <text:list-item>
          <text:p text:style-name="P107"><text:span text:style-name="T3">9.1.3.1 Info and Relationships (A)</text:span> / <text:a xlink:type="simple" xlink:href="https://www.w3.org/Translations/WCAG21-fr/#info-and-relationships" office:name=""><text:span text:style-name="Definition">1.3.1 Information et relations</text:span></text:a></text:p>
        </text:list-item>
        <text:list-item>
          <text:p text:style-name="P107"><text:span text:style-name="T3">9.1.4.1 Use of color (A)</text:span> / <text:a xlink:type="simple" xlink:href="https://www.w3.org/Translations/WCAG21-fr/#use-of-color" office:name=""><text:span text:style-name="Definition">1.4.1 Utilisation de la couleur</text:span></text:a></text:p>
        </text:list-item>
      </text:list>
      <text:p text:style-name="First_20_paragraph">Technique(s) suffisante(s) et/ou échec(s) WCAG 2.1 : <text:a xlink:type="simple" xlink:href="https://www.w3.org/WAI/WCAG21/Techniques/general/G14" office:name=""><text:span text:style-name="Definition">G14</text:span></text:a> – <text:a xlink:type="simple" xlink:href="https://www.w3.org/WAI/WCAG21/Techniques/general/G111" office:name=""><text:span text:style-name="Definition">G111</text:span></text:a> – <text:a xlink:type="simple" xlink:href="https://www.w3.org/WAI/WCAG21/Techniques/general/G117" office:name=""><text:span text:style-name="Definition">G117</text:span></text:a> – <text:a xlink:type="simple" xlink:href="https://www.w3.org/WAI/WCAG21/Techniques/general/G138" office:name=""><text:span text:style-name="Definition">G138</text:span></text:a> – <text:a xlink:type="simple" xlink:href="https://www.w3.org/WAI/WCAG21/Techniques/general/G182" office:name=""><text:span text:style-name="Definition">G182</text:span></text:a> – <text:a xlink:type="simple" xlink:href="https://www.w3.org/WAI/WCAG21/Techniques/general/G205" office:name=""><text:span text:style-name="Definition">G205</text:span></text:a></text:p>
      <text:h text:style-name="Heading_20_4" text:outline-level="4"><text:bookmark-start text:name="crit-3.2"/>Critère 3.2 Dans chaque page web, le <text:a xlink:type="simple" xlink:href="#contraste" office:name=""><text:span text:style-name="Definition">contraste</text:span></text:a> entre la couleur du texte et la couleur de son arrière-plan est-il suffisamment élevé (hors cas particuliers) ?<text:bookmark-end text:name="crit-3.2"/></text:h>
      <text:list text:style-name="L108">
        <text:list-item>
          <text:p text:style-name="P108">Test 3.2.1 : Dans chaque page web, le texte et le texte en image sans effet de graisse d’une taille restituée inférieure à 24px vérifient-ils une de ces conditions (hors cas particuliers) ?</text:p>
          <text:list text:style-name="L109">
            <text:list-item>
              <text:p text:style-name="P109">Le rapport de <text:a xlink:type="simple" xlink:href="#contraste" office:name=""><text:span text:style-name="Definition">contraste</text:span></text:a> entre le texte et son arrière-plan est de 4.5:1, au moins ;</text:p>
            </text:list-item>
            <text:list-item>
              <text:p text:style-name="P109">Un mécanisme permet à l’utilisateur d’afficher le texte avec un rapport de <text:a xlink:type="simple" xlink:href="#contraste" office:name=""><text:span text:style-name="Definition">contraste</text:span></text:a> de 4.5:1, au moins.</text:p>
            </text:list-item>
          </text:list>
        </text:list-item>
        <text:list-item>
          <text:p text:style-name="P108">Test 3.2.2 : Dans chaque page web, le texte et le texte en image en gras d’une taille restituée inférieure à 18,5px vérifient-ils une de ces conditions (hors cas particuliers) ?</text:p>
          <text:list text:style-name="L110">
            <text:list-item>
              <text:p text:style-name="P110">Le rapport de <text:a xlink:type="simple" xlink:href="#contraste" office:name=""><text:span text:style-name="Definition">contraste</text:span></text:a> entre le texte et son arrière-plan est de 4.5:1, au moins ;</text:p>
            </text:list-item>
            <text:list-item>
              <text:p text:style-name="P110">Un mécanisme permet à l’utilisateur d’afficher le texte avec un rapport de <text:a xlink:type="simple" xlink:href="#contraste" office:name=""><text:span text:style-name="Definition">contraste</text:span></text:a> de 4.5:1, au moins.</text:p>
            </text:list-item>
          </text:list>
        </text:list-item>
        <text:list-item>
          <text:p text:style-name="P108">Test 3.2.3 : Dans chaque page web, le texte et le texte en image sans effet de graisse d’une taille restituée supérieure ou égale à 24px vérifient-ils une de ces conditions (hors cas particuliers) ?</text:p>
          <text:list text:style-name="L111">
            <text:list-item>
              <text:p text:style-name="P111">Le rapport de <text:a xlink:type="simple" xlink:href="#contraste" office:name=""><text:span text:style-name="Definition">contraste</text:span></text:a> entre le texte et son arrière-plan est de 3:1, au moins ;</text:p>
            </text:list-item>
            <text:list-item>
              <text:p text:style-name="P111">Un mécanisme permet à l’utilisateur d’afficher le texte avec un rapport de <text:a xlink:type="simple" xlink:href="#contraste" office:name=""><text:span text:style-name="Definition">contraste</text:span></text:a> de 3:1, au moins.</text:p>
            </text:list-item>
          </text:list>
        </text:list-item>
        <text:list-item>
          <text:p text:style-name="P108">Test 3.2.4 : Dans chaque page web, le texte et le texte en image en gras d’une taille restituée supérieure ou égale à 18,5px vérifient-ils une de ces conditions (hors cas particuliers) ?</text:p>
          <text:list text:style-name="L112">
            <text:list-item>
              <text:p text:style-name="P112">Le rapport de <text:a xlink:type="simple" xlink:href="#contraste" office:name=""><text:span text:style-name="Definition">contraste</text:span></text:a> entre le texte et son arrière-plan est de 3:1, au moins ;</text:p>
            </text:list-item>
            <text:list-item>
              <text:p text:style-name="P112">Un mécanisme permet à l’utilisateur d’afficher le texte avec un rapport de <text:a xlink:type="simple" xlink:href="#contraste" office:name=""><text:span text:style-name="Definition">contraste</text:span></text:a> de 3:1, au moins.</text:p>
            </text:list-item>
          </text:list>
        </text:list-item>
        <text:list-item>
          <text:p text:style-name="P108">Test 3.2.5 : Dans le <text:a xlink:type="simple" xlink:href="#mecanisme-qui-permet-d-afficher-un-rapport-de-contraste-conforme" office:name=""><text:span text:style-name="Definition">mécanisme qui permet d’afficher un rapport de contraste</text:span></text:a> conforme, le rapport de contraste entre le texte et la couleur d’arrière-plan est-il suffisamment élevé ?</text:p>
        </text:list-item>
      </text:list>
      <text:h text:style-name="Heading_20_5" text:outline-level="5"><text:bookmark-start text:name="cas-particuliers-1"/>Cas particuliers<text:bookmark-end text:name="cas-particuliers-1"/></text:h>
      <text:p text:style-name="First_20_paragraph">Dans ces situations, les critères sont non applicables pour ces éléments :</text:p>
      <text:list text:style-name="L113">
        <text:list-item>
          <text:p text:style-name="P113">Le texte fait partie d’un logo ou d’un nom de marque d’un organisme ou d’une société ;</text:p>
        </text:list-item>
        <text:list-item>
          <text:p text:style-name="P113">Le texte ou l’image de texte est purement décoratif ;</text:p>
        </text:list-item>
        <text:list-item>
          <text:p text:style-name="P113">Le texte fait partie d’une image véhiculant une information mais le texte lui-même n’apporte aucune information essentielle ;</text:p>
        </text:list-item>
        <text:list-item>
          <text:p text:style-name="P113">Le texte ou l’image de texte fait partie d’un élément d’interface sur lequel aucune action n’est possible (par exemple un bouton avec l’attribut <text:span text:style-name="Source_Text">disabled</text:span>).</text:p>
        </text:list-item>
      </text:list>
      <text:h text:style-name="Heading_20_5" text:outline-level="5"><text:bookmark-start text:name="références-12"/>Références<text:bookmark-end text:name="références-12"/></text:h>
      <text:p text:style-name="First_20_paragraph">EN 301 549 V2.1.2 / WCAG 2.1</text:p>
      <text:list text:style-name="L114">
        <text:list-item>
          <text:p text:style-name="P114"><text:span text:style-name="T3">9.1.4.3 Contrast (Minimum) (AA)</text:span> / <text:a xlink:type="simple" xlink:href="https://www.w3.org/Translations/WCAG21-fr/#contrast-minimum" office:name=""><text:span text:style-name="Definition">1.4.3 Contraste (minimum)</text:span></text:a></text:p>
        </text:list-item>
      </text:list>
      <text:p text:style-name="First_20_paragraph">Technique(s) suffisante(s) et/ou échec(s) WCAG 2.1 : <text:a xlink:type="simple" xlink:href="https://www.w3.org/WAI/WCAG21/Techniques/css/C29" office:name=""><text:span text:style-name="Definition">C29</text:span></text:a> – <text:a xlink:type="simple" xlink:href="https://www.w3.org/WAI/WCAG21/Techniques/general/G18" office:name=""><text:span text:style-name="Definition">G18</text:span></text:a> – <text:a xlink:type="simple" xlink:href="https://www.w3.org/WAI/WCAG21/Techniques/general/G136" office:name=""><text:span text:style-name="Definition">G136</text:span></text:a> – <text:a xlink:type="simple" xlink:href="https://www.w3.org/WAI/WCAG21/Techniques/general/G145" office:name=""><text:span text:style-name="Definition">G145</text:span></text:a> – <text:a xlink:type="simple" xlink:href="https://www.w3.org/WAI/WCAG21/Techniques/general/G148" office:name=""><text:span text:style-name="Definition">G148</text:span></text:a> – <text:a xlink:type="simple" xlink:href="https://www.w3.org/WAI/WCAG21/Techniques/general/G174" office:name=""><text:span text:style-name="Definition">G174</text:span></text:a></text:p>
      <text:h text:style-name="Heading_20_4" text:outline-level="4"><text:bookmark-start text:name="crit-3.3"/>Critère 3.3 Dans chaque page web, les couleurs utilisées dans les <text:a xlink:type="simple" xlink:href="#composant-d-interface" office:name=""><text:span text:style-name="Definition">composants d’interface</text:span></text:a> ou les éléments graphiques porteurs d’informations sont-elles suffisamment contrastées (hors cas particuliers) ?<text:bookmark-end text:name="crit-3.3"/></text:h>
      <text:list text:style-name="L115">
        <text:list-item>
          <text:p text:style-name="P115">Test 3.3.1 : Dans chaque page web, le rapport de <text:a xlink:type="simple" xlink:href="#contraste" office:name=""><text:span text:style-name="Definition">contraste</text:span></text:a> entre les couleurs d’un <text:a xlink:type="simple" xlink:href="#composant-d-interface" office:name=""><text:span text:style-name="Definition">composants d’interface</text:span></text:a> dans ses différents états et la <text:a xlink:type="simple" xlink:href="#couleur-d-arriere-plan-contigue-et-couleur-contigue" office:name=""><text:span text:style-name="Definition">couleur d’arrière-plan contiguë</text:span></text:a> vérifie-t-il une de ces conditions (hors cas particuliers) ?</text:p>
          <text:list text:style-name="L116">
            <text:list-item>
              <text:p text:style-name="P116">Le rapport de <text:a xlink:type="simple" xlink:href="#contraste" office:name=""><text:span text:style-name="Definition">contraste</text:span></text:a> est de 3:1, au moins ;</text:p>
            </text:list-item>
            <text:list-item>
              <text:p text:style-name="P116">Un <text:a xlink:type="simple" xlink:href="#mecanisme-qui-permet-d-afficher-un-rapport-de-contraste-conforme" office:name=""><text:span text:style-name="Definition">mécanisme</text:span></text:a> permet un rapport de <text:a xlink:type="simple" xlink:href="#contraste" office:name=""><text:span text:style-name="Definition">contraste</text:span></text:a> de 3:1, au moins.</text:p>
            </text:list-item>
          </text:list>
        </text:list-item>
        <text:list-item>
          <text:p text:style-name="P115">Test 3.3.2 : Dans chaque page web, le rapport de <text:a xlink:type="simple" xlink:href="#contraste" office:name=""><text:span text:style-name="Definition">contraste</text:span></text:a> des différentes couleurs composant un <text:a xlink:type="simple" xlink:href="#element-graphique" office:name=""><text:span text:style-name="Definition">élément graphique</text:span></text:a>, lorsqu’elles sont nécessaires à sa compréhension, et la <text:a xlink:type="simple" xlink:href="#couleur-d-arriere-plan-contigue-et-couleur-contigue" office:name=""><text:span text:style-name="Definition">couleur d’arrière-plan contiguë</text:span></text:a>, vérifie-t-il une de ces conditions (hors cas particuliers) ?</text:p>
          <text:list text:style-name="L117">
            <text:list-item>
              <text:p text:style-name="P117">Le rapport de <text:a xlink:type="simple" xlink:href="#contraste" office:name=""><text:span text:style-name="Definition">contraste</text:span></text:a> est de 3:1, au moins ;</text:p>
            </text:list-item>
            <text:list-item>
              <text:p text:style-name="P117">Un <text:a xlink:type="simple" xlink:href="#mecanisme-qui-permet-d-afficher-un-rapport-de-contraste-conforme" office:name=""><text:span text:style-name="Definition">mécanisme</text:span></text:a> permet un rapport de <text:a xlink:type="simple" xlink:href="#contraste" office:name=""><text:span text:style-name="Definition">contraste</text:span></text:a> de 3:1, au moins.</text:p>
            </text:list-item>
          </text:list>
        </text:list-item>
        <text:list-item>
          <text:p text:style-name="P115">Test 3.3.3 : Dans chaque page web, le rapport de <text:a xlink:type="simple" xlink:href="#contraste" office:name=""><text:span text:style-name="Definition">contraste</text:span></text:a> des différentes <text:a xlink:type="simple" xlink:href="#couleur-d-arriere-plan-contigue-et-couleur-contigue" office:name=""><text:span text:style-name="Definition">couleurs contiguës</text:span></text:a> entre elles d’un <text:a xlink:type="simple" xlink:href="#element-graphique" office:name=""><text:span text:style-name="Definition">élément graphique</text:span></text:a>, lorsqu’elles sont nécessaires à sa compréhension, vérifie-t-il une de ces conditions (hors cas particuliers) ?</text:p>
          <text:list text:style-name="L118">
            <text:list-item>
              <text:p text:style-name="P118">Le rapport de <text:a xlink:type="simple" xlink:href="#contraste" office:name=""><text:span text:style-name="Definition">contraste</text:span></text:a> est de 3:1, au moins ;</text:p>
            </text:list-item>
            <text:list-item>
              <text:p text:style-name="P118">Un <text:a xlink:type="simple" xlink:href="#mecanisme-qui-permet-d-afficher-un-rapport-de-contraste-conforme" office:name=""><text:span text:style-name="Definition">mécanisme</text:span></text:a> permet un rapport de <text:a xlink:type="simple" xlink:href="#contraste" office:name=""><text:span text:style-name="Definition">contraste</text:span></text:a> de 3:1, au moins.</text:p>
            </text:list-item>
          </text:list>
        </text:list-item>
        <text:list-item>
          <text:p text:style-name="P115">Test 3.3.4 : Dans le <text:a xlink:type="simple" xlink:href="#mecanisme-qui-permet-d-afficher-un-rapport-de-contraste-conforme" office:name=""><text:span text:style-name="Definition">mécanisme qui permet d’afficher un rapport de contraste</text:span></text:a> conforme, les couleurs du composant ou des éléments graphiques porteurs d’informations qui le composent, sont-elles suffisamment contrastées ?</text:p>
        </text:list-item>
      </text:list>
      <text:h text:style-name="Heading_20_5" text:outline-level="5"><text:bookmark-start text:name="cas-particuliers-2"/>Cas particuliers<text:bookmark-end text:name="cas-particuliers-2"/></text:h>
      <text:p text:style-name="First_20_paragraph">Les cas suivants sont non applicables pour ce critère :</text:p>
      <text:list text:style-name="L119">
        <text:list-item>
          <text:p text:style-name="P119">Composant d’interface inactif (par exemple, un bouton avec un attribut <text:span text:style-name="Source_Text">disabled</text:span>) sur lequel aucune action n’est possible ;</text:p>
        </text:list-item>
        <text:list-item>
          <text:p text:style-name="P119">Composant d’interface pour lequel l’apparence est gérée par les styles natifs du navigateur sans aucune modification par l’auteur (par exemple, le style au focus natif dans Chrome ou Firefox) ;</text:p>
        </text:list-item>
        <text:list-item>
          <text:p text:style-name="P119">Composant d’interface pour lequel la couleur n’est pas nécessaire pour identifier le composant ou son état (par exemple, un groupe de liens faisant office de navigation dont la position dans la page, la taille et la couleur du texte permettent de comprendre qu’il s’agit de liens même si la couleur du soulignement des liens avec le fond blanc n’a pas un ratio de 3:1 et que le texte lui a un ratio de 4.5:1) ;</text:p>
        </text:list-item>
        <text:list-item>
          <text:p text:style-name="P119"><text:a xlink:type="simple" xlink:href="#element-graphique" office:name=""><text:span text:style-name="Definition">Élément graphique</text:span></text:a> ou parties d’élément graphique non porteur d’information ou ayant une alternative (description longue, informations identiques visibles dans la page) ;</text:p>
        </text:list-item>
        <text:list-item>
          <text:p text:style-name="P119"><text:a xlink:type="simple" xlink:href="#element-graphique" office:name=""><text:span text:style-name="Definition">Élément graphique</text:span></text:a> ou parties d’élément graphique faisant partie d’un logo ou du nom de marque d’un organisme ou d’une société ;</text:p>
        </text:list-item>
        <text:list-item>
          <text:p text:style-name="P119"><text:a xlink:type="simple" xlink:href="#element-graphique" office:name=""><text:span text:style-name="Definition">Élément graphique</text:span></text:a> ou parties d’élément graphique dont la présentation est essentielle à l’information véhiculée (par exemple, drapeaux, logotypes, photos de personnes ou de scènes, captures d’écran, diagrammes médicaux, carte de chaleurs) ;</text:p>
        </text:list-item>
        <text:list-item>
          <text:p text:style-name="P119"><text:a xlink:type="simple" xlink:href="#element-graphique" office:name=""><text:span text:style-name="Definition">Élément graphique</text:span></text:a> ou parties d’élément graphique dynamiques dont le contraste au survol / focus est suffisant.</text:p>
        </text:list-item>
      </text:list>
      <text:h text:style-name="Heading_20_5" text:outline-level="5"><text:bookmark-start text:name="références-13"/>Références<text:bookmark-end text:name="références-13"/></text:h>
      <text:p text:style-name="First_20_paragraph">EN 301 549 V2.1.2 / WCAG 2.1</text:p>
      <text:list text:style-name="L120">
        <text:list-item>
          <text:p text:style-name="P120"><text:span text:style-name="T3">9.1.4.11 Non-text Contrast (AA)</text:span> / <text:a xlink:type="simple" xlink:href="https://www.w3.org/Translations/WCAG21-fr/#non-text-contrast" office:name=""><text:span text:style-name="Definition">1.4.11 Contraste du contenu non textuel</text:span></text:a></text:p>
        </text:list-item>
      </text:list>
      <text:p text:style-name="First_20_paragraph">Technique(s) suffisante(s) et/ou échec(s) WCAG 2.1 : <text:a xlink:type="simple" xlink:href="https://www.w3.org/WAI/WCAG21/Techniques/failures/F78" office:name=""><text:span text:style-name="Definition">F78</text:span></text:a> – <text:a xlink:type="simple" xlink:href="https://www.w3.org/WAI/WCAG21/Techniques/general/G18" office:name=""><text:span text:style-name="Definition">G18</text:span></text:a> – <text:a xlink:type="simple" xlink:href="https://www.w3.org/WAI/WCAG21/Techniques/general/G145" office:name=""><text:span text:style-name="Definition">G145</text:span></text:a> – <text:a xlink:type="simple" xlink:href="https://www.w3.org/WAI/WCAG21/Techniques/general/G174" office:name=""><text:span text:style-name="Definition">G174</text:span></text:a> – <text:a xlink:type="simple" xlink:href="https://www.w3.org/WAI/WCAG21/Techniques/general/G183" office:name=""><text:span text:style-name="Definition">G183</text:span></text:a> – <text:a xlink:type="simple" xlink:href="https://www.w3.org/WAI/WCAG21/Techniques/general/G195" office:name=""><text:span text:style-name="Definition">G195</text:span></text:a> – <text:a xlink:type="simple" xlink:href="https://www.w3.org/WAI/WCAG21/Techniques/general/G207" office:name=""><text:span text:style-name="Definition">G207</text:span></text:a></text:p>
      <text:h text:style-name="Heading_20_3" text:outline-level="3"><text:bookmark-start text:name="multimédia"/>4. Multimédia<text:bookmark-end text:name="multimédia"/></text:h>
      <text:h text:style-name="Heading_20_4" text:outline-level="4"><text:bookmark-start text:name="crit-4.1"/>Critère 4.1 Chaque <text:a xlink:type="simple" xlink:href="#media-temporel-type-son-video-et-synchronise" office:name=""><text:span text:style-name="Definition">média temporel</text:span></text:a> pré-enregistré a-t-il, si nécessaire, une <text:a xlink:type="simple" xlink:href="#transcription-textuelle-media-temporel" office:name=""><text:span text:style-name="Definition">transcription textuelle</text:span></text:a> ou une <text:a xlink:type="simple" xlink:href="#audiodescription-synchronisee-media-temporel" office:name=""><text:span text:style-name="Definition">audiodescription</text:span></text:a> (hors cas particuliers) ?<text:bookmark-end text:name="crit-4.1"/></text:h>
      <text:list text:style-name="L121">
        <text:list-item>
          <text:p text:style-name="P121">Test 4.1.1 : Chaque <text:a xlink:type="simple" xlink:href="#media-temporel-type-son-video-et-synchronise" office:name=""><text:span text:style-name="Definition">média temporel</text:span></text:a> pré-enregistré seulement audio, vérifie-t-il, si nécessaire, l’une de ces conditions (hors cas particuliers) ?</text:p>
          <text:list text:style-name="L122">
            <text:list-item>
              <text:p text:style-name="P122">Il existe une <text:a xlink:type="simple" xlink:href="#transcription-textuelle-media-temporel" office:name=""><text:span text:style-name="Definition">transcription textuelle</text:span></text:a> accessible via un <text:a xlink:type="simple" xlink:href="#lien-ou-bouton-adjacent" office:name=""><text:span text:style-name="Definition">lien ou bouton adjacent</text:span></text:a> ;</text:p>
            </text:list-item>
            <text:list-item>
              <text:p text:style-name="P122">Il existe une <text:a xlink:type="simple" xlink:href="#transcription-textuelle-media-temporel" office:name=""><text:span text:style-name="Definition">transcription textuelle</text:span></text:a> adjacente clairement identifiable.</text:p>
            </text:list-item>
          </text:list>
        </text:list-item>
        <text:list-item>
          <text:p text:style-name="P121">Test 4.1.2 : Chaque <text:a xlink:type="simple" xlink:href="#media-temporel-type-son-video-et-synchronise" office:name=""><text:span text:style-name="Definition">média temporel</text:span></text:a> pré-enregistré seulement vidéo vérifie-t-il, si nécessaire, l’une de ces conditions (hors cas particuliers) ?</text:p>
          <text:list text:style-name="L123">
            <text:list-item>
              <text:p text:style-name="P123">Il existe une <text:a xlink:type="simple" xlink:href="#version-alternative-audio-seulement" office:name=""><text:span text:style-name="Definition">version alternative « audio seulement »</text:span></text:a> accessible via un <text:a xlink:type="simple" xlink:href="#lien-ou-bouton-adjacent" office:name=""><text:span text:style-name="Definition">lien ou bouton adjacent</text:span></text:a> ;</text:p>
            </text:list-item>
            <text:list-item>
              <text:p text:style-name="P123">Il existe une <text:a xlink:type="simple" xlink:href="#version-alternative-audio-seulement" office:name=""><text:span text:style-name="Definition">version alternative « audio seulement »</text:span></text:a> adjacente clairement identifiable ;</text:p>
            </text:list-item>
            <text:list-item>
              <text:p text:style-name="P123">Il existe une <text:a xlink:type="simple" xlink:href="#transcription-textuelle-media-temporel" office:name=""><text:span text:style-name="Definition">transcription textuelle</text:span></text:a> accessible via un <text:a xlink:type="simple" xlink:href="#lien-ou-bouton-adjacent" office:name=""><text:span text:style-name="Definition">lien ou bouton adjacent</text:span></text:a> ;</text:p>
            </text:list-item>
            <text:list-item>
              <text:p text:style-name="P123">Il existe une <text:a xlink:type="simple" xlink:href="#transcription-textuelle-media-temporel" office:name=""><text:span text:style-name="Definition">transcription textuelle</text:span></text:a> adjacente clairement identifiable ;</text:p>
            </text:list-item>
            <text:list-item>
              <text:p text:style-name="P123">Il existe une <text:a xlink:type="simple" xlink:href="#audiodescription-synchronisee-media-temporel" office:name=""><text:span text:style-name="Definition">audiodescription</text:span></text:a> synchronisée ;</text:p>
            </text:list-item>
            <text:list-item>
              <text:p text:style-name="P123">Il existe une version alternative avec une <text:a xlink:type="simple" xlink:href="#audiodescription-synchronisee-media-temporel" office:name=""><text:span text:style-name="Definition">audiodescription</text:span></text:a> synchronisée accessible via un <text:a xlink:type="simple" xlink:href="#lien-ou-bouton-adjacent" office:name=""><text:span text:style-name="Definition">lien ou bouton adjacent</text:span></text:a>.</text:p>
            </text:list-item>
          </text:list>
        </text:list-item>
        <text:list-item>
          <text:p text:style-name="P121">Test 4.1.3 : Chaque <text:a xlink:type="simple" xlink:href="#media-temporel-type-son-video-et-synchronise" office:name=""><text:span text:style-name="Definition">média temporel</text:span></text:a> synchronisé pré-enregistré vérifie-t-il, si nécessaire, une de ces conditions (hors cas particuliers) ?</text:p>
          <text:list text:style-name="L124">
            <text:list-item>
              <text:p text:style-name="P124">Il existe une <text:a xlink:type="simple" xlink:href="#transcription-textuelle-media-temporel" office:name=""><text:span text:style-name="Definition">transcription textuelle</text:span></text:a> accessible via un <text:a xlink:type="simple" xlink:href="#lien-ou-bouton-adjacent" office:name=""><text:span text:style-name="Definition">lien ou bouton adjacent</text:span></text:a> ;</text:p>
            </text:list-item>
            <text:list-item>
              <text:p text:style-name="P124">Il existe une <text:a xlink:type="simple" xlink:href="#transcription-textuelle-media-temporel" office:name=""><text:span text:style-name="Definition">transcription textuelle</text:span></text:a> adjacente clairement identifiable ;</text:p>
            </text:list-item>
            <text:list-item>
              <text:p text:style-name="P124">Il existe une <text:a xlink:type="simple" xlink:href="#audiodescription-synchronisee-media-temporel" office:name=""><text:span text:style-name="Definition">audiodescription</text:span></text:a> synchronisée ;</text:p>
            </text:list-item>
            <text:list-item>
              <text:p text:style-name="P124">Il existe une version alternative avec une <text:a xlink:type="simple" xlink:href="#audiodescription-synchronisee-media-temporel" office:name=""><text:span text:style-name="Definition">audiodescription</text:span></text:a> synchronisée accessible via un <text:a xlink:type="simple" xlink:href="#lien-ou-bouton-adjacent" office:name=""><text:span text:style-name="Definition">lien ou bouton adjacent</text:span></text:a>.</text:p>
            </text:list-item>
          </text:list>
        </text:list-item>
      </text:list>
      <text:h text:style-name="Heading_20_5" text:outline-level="5"><text:bookmark-start text:name="cas-particuliers-3"/>Cas particuliers<text:bookmark-end text:name="cas-particuliers-3"/></text:h>
      <text:p text:style-name="First_20_paragraph">Il existe une gestion de cas particulier lorsque :</text:p>
      <text:list text:style-name="L125">
        <text:list-item>
          <text:p text:style-name="P125">Le <text:a xlink:type="simple" xlink:href="#media-temporel-type-son-video-et-synchronise" office:name=""><text:span text:style-name="Definition">média temporel</text:span></text:a> est utilisé à des fins décoratives (c’est-à-dire qu’il n’apporte aucune information) ;</text:p>
        </text:list-item>
        <text:list-item>
          <text:p text:style-name="P125">Le <text:a xlink:type="simple" xlink:href="#media-temporel-type-son-video-et-synchronise" office:name=""><text:span text:style-name="Definition">média temporel</text:span></text:a> est lui-même une alternative à un contenu de la page (une vidéo en langue des signes ou la vocalisation d’un texte, par exemple) ;</text:p>
        </text:list-item>
        <text:list-item>
          <text:p text:style-name="P125">Le <text:a xlink:type="simple" xlink:href="#media-temporel-type-son-video-et-synchronise" office:name=""><text:span text:style-name="Definition">média temporel</text:span></text:a> est utilisé pour accéder à une version agrandie ;</text:p>
        </text:list-item>
        <text:list-item>
          <text:p text:style-name="P125">Le <text:a xlink:type="simple" xlink:href="#media-temporel-type-son-video-et-synchronise" office:name=""><text:span text:style-name="Definition">média temporel</text:span></text:a> est utilisé comme un <text:a xlink:type="simple" xlink:href="#captcha" office:name=""><text:span text:style-name="Definition">CAPTCHA</text:span></text:a> ;</text:p>
        </text:list-item>
        <text:list-item>
          <text:p text:style-name="P125">Le <text:a xlink:type="simple" xlink:href="#media-temporel-type-son-video-et-synchronise" office:name=""><text:span text:style-name="Definition">média temporel</text:span></text:a> fait partie d’un test qui deviendrait inutile si la <text:a xlink:type="simple" xlink:href="#transcription-textuelle-media-temporel" office:name=""><text:span text:style-name="Definition">transcription textuelle</text:span></text:a>, les <text:a xlink:type="simple" xlink:href="#sous-titres-synchronises-objet-multimedia" office:name=""><text:span text:style-name="Definition">sous-titres synchronisés</text:span></text:a> ou l’<text:a xlink:type="simple" xlink:href="#audiodescription-synchronisee-media-temporel" office:name=""><text:span text:style-name="Definition">audiodescription</text:span></text:a> étaient communiqués ;</text:p>
        </text:list-item>
        <text:list-item>
          <text:p text:style-name="P125">Pour les services de l’État, les collectivités territoriales et leurs établissements : si le <text:a xlink:type="simple" xlink:href="#media-temporel-type-son-video-et-synchronise" office:name=""><text:span text:style-name="Definition">média temporel</text:span></text:a> a été publié entre le 23 septembre 2019 et le 23 septembre 2020 sur un site internet, intranet ou extranet créé depuis le 23 septembre 2018, il est exempté de l’obligation d’accessibilité ;</text:p>
        </text:list-item>
        <text:list-item>
          <text:p text:style-name="P125">Pour les personnes de droit privé mentionnées aux 2° à 4° du I de l’article 47 de la loi du 11 février 2005 : si le <text:a xlink:type="simple" xlink:href="#media-temporel-type-son-video-et-synchronise" office:name=""><text:span text:style-name="Definition">média temporel</text:span></text:a> a été publié avant le 23 septembre 2020, il est exempté de l’obligation d’accessibilité.</text:p>
        </text:list-item>
      </text:list>
      <text:p text:style-name="First_20_paragraph">Dans ces situations, le critère est non applicable.</text:p>
      <text:p text:style-name="Text_20_body">Ce cas particulier s’applique également aux critères 4.2, 4.3, 4.5.</text:p>
      <text:h text:style-name="Heading_20_5" text:outline-level="5"><text:bookmark-start text:name="références-14"/>Références<text:bookmark-end text:name="références-14"/></text:h>
      <text:p text:style-name="First_20_paragraph">EN 301 549 V2.1.2 / WCAG 2.1</text:p>
      <text:list text:style-name="L126">
        <text:list-item>
          <text:p text:style-name="P126"><text:span text:style-name="T3">9.1.2.1 Audio-only and Video-only (Prerecorded) (A)</text:span> / <text:a xlink:type="simple" xlink:href="https://www.w3.org/Translations/WCAG21-fr/#audio-only-and-video-only-prerecorded" office:name=""><text:span text:style-name="Definition">1.2.1 Contenus seulement audio et seulement vidéo (pré-enregistrés)</text:span></text:a></text:p>
        </text:list-item>
        <text:list-item>
          <text:p text:style-name="P126"><text:span text:style-name="T3">9.1.2.3 Audio Description or Media Alternative (Prerecorded) (A)</text:span> / <text:a xlink:type="simple" xlink:href="https://www.w3.org/Translations/WCAG21-fr/#audio-description-or-media-alternative-prerecorded" office:name=""><text:span text:style-name="Definition">1.2.3 Audio-description ou version de remplacement pour un média temporel (pré-enregistré)</text:span></text:a></text:p>
        </text:list-item>
      </text:list>
      <text:p text:style-name="First_20_paragraph">Technique(s) suffisante(s) et/ou échec(s) WCAG 2.1 : <text:a xlink:type="simple" xlink:href="https://www.w3.org/WAI/WCAG21/Techniques/general/G8" office:name=""><text:span text:style-name="Definition">G8</text:span></text:a> – <text:a xlink:type="simple" xlink:href="https://www.w3.org/WAI/WCAG21/Techniques/general/G58" office:name=""><text:span text:style-name="Definition">G58</text:span></text:a> – <text:a xlink:type="simple" xlink:href="https://www.w3.org/WAI/WCAG21/Techniques/general/G69" office:name=""><text:span text:style-name="Definition">G69</text:span></text:a> – <text:a xlink:type="simple" xlink:href="https://www.w3.org/WAI/WCAG21/Techniques/general/G78" office:name=""><text:span text:style-name="Definition">G78</text:span></text:a> – <text:a xlink:type="simple" xlink:href="https://www.w3.org/WAI/WCAG21/Techniques/general/G158" office:name=""><text:span text:style-name="Definition">G158</text:span></text:a> – <text:a xlink:type="simple" xlink:href="https://www.w3.org/WAI/WCAG21/Techniques/general/G159" office:name=""><text:span text:style-name="Definition">G159</text:span></text:a> – <text:a xlink:type="simple" xlink:href="https://www.w3.org/WAI/WCAG21/Techniques/general/G166" office:name=""><text:span text:style-name="Definition">G166</text:span></text:a> – <text:a xlink:type="simple" xlink:href="https://www.w3.org/WAI/WCAG21/Techniques/general/G173" office:name=""><text:span text:style-name="Definition">G173</text:span></text:a> – <text:a xlink:type="simple" xlink:href="https://www.w3.org/WAI/WCAG21/Techniques/html/H96" office:name=""><text:span text:style-name="Definition">H96</text:span></text:a> – <text:a xlink:type="simple" xlink:href="https://www.w3.org/WAI/WCAG21/Techniques/smil/SM6" office:name=""><text:span text:style-name="Definition">SM6</text:span></text:a> – <text:a xlink:type="simple" xlink:href="https://www.w3.org/WAI/WCAG21/Techniques/smil/SM7" office:name=""><text:span text:style-name="Definition">SM7</text:span></text:a></text:p>
      <text:h text:style-name="Heading_20_4" text:outline-level="4"><text:bookmark-start text:name="crit-4.2"/>Critère 4.2 Pour chaque <text:a xlink:type="simple" xlink:href="#media-temporel-type-son-video-et-synchronise" office:name=""><text:span text:style-name="Definition">média temporel</text:span></text:a> pré-enregistré ayant une <text:a xlink:type="simple" xlink:href="#transcription-textuelle-media-temporel" office:name=""><text:span text:style-name="Definition">transcription textuelle</text:span></text:a> ou une <text:a xlink:type="simple" xlink:href="#audiodescription-synchronisee-media-temporel" office:name=""><text:span text:style-name="Definition">audiodescription</text:span></text:a> synchronisée, celles-ci sont-elles pertinentes (hors cas particuliers) ?<text:bookmark-end text:name="crit-4.2"/></text:h>
      <text:list text:style-name="L127">
        <text:list-item>
          <text:p text:style-name="P127">Test 4.2.1 : Pour chaque <text:a xlink:type="simple" xlink:href="#media-temporel-type-son-video-et-synchronise" office:name=""><text:span text:style-name="Definition">média temporel</text:span></text:a> pré-enregistré seulement audio, ayant une <text:a xlink:type="simple" xlink:href="#transcription-textuelle-media-temporel" office:name=""><text:span text:style-name="Definition">transcription textuelle</text:span></text:a>, celle-ci est-elle pertinente (hors cas particuliers) ?</text:p>
        </text:list-item>
        <text:list-item>
          <text:p text:style-name="P127">Test 4.2.2 : Chaque <text:a xlink:type="simple" xlink:href="#media-temporel-type-son-video-et-synchronise" office:name=""><text:span text:style-name="Definition">média temporel</text:span></text:a> pré-enregistré seulement vidéo vérifie-t-il une de ces conditions (hors cas particuliers) ?</text:p>
          <text:list text:style-name="L128">
            <text:list-item>
              <text:p text:style-name="P128">La <text:a xlink:type="simple" xlink:href="#transcription-textuelle-media-temporel" office:name=""><text:span text:style-name="Definition">transcription textuelle</text:span></text:a> est pertinente ;</text:p>
            </text:list-item>
            <text:list-item>
              <text:p text:style-name="P128">L’<text:a xlink:type="simple" xlink:href="#audiodescription-synchronisee-media-temporel" office:name=""><text:span text:style-name="Definition">audiodescription</text:span></text:a> synchronisée est pertinente ;</text:p>
            </text:list-item>
            <text:list-item>
              <text:p text:style-name="P128">L’<text:a xlink:type="simple" xlink:href="#audiodescription-synchronisee-media-temporel" office:name=""><text:span text:style-name="Definition">audiodescription</text:span></text:a> synchronisée de la version alternative est pertinente ;</text:p>
            </text:list-item>
            <text:list-item>
              <text:p text:style-name="P128">La version alternative audio seulement est pertinente.</text:p>
            </text:list-item>
          </text:list>
        </text:list-item>
        <text:list-item>
          <text:p text:style-name="P127">Test 4.2.3 : Chaque <text:a xlink:type="simple" xlink:href="#media-temporel-type-son-video-et-synchronise" office:name=""><text:span text:style-name="Definition">média temporel</text:span></text:a> synchronisé pré-enregistré vérifie-t-il une de ces conditions (hors cas particuliers) ?</text:p>
          <text:list text:style-name="L129">
            <text:list-item>
              <text:p text:style-name="P129">La <text:a xlink:type="simple" xlink:href="#transcription-textuelle-media-temporel" office:name=""><text:span text:style-name="Definition">transcription textuelle</text:span></text:a> est pertinente ;</text:p>
            </text:list-item>
            <text:list-item>
              <text:p text:style-name="P129">L’<text:a xlink:type="simple" xlink:href="#audiodescription-synchronisee-media-temporel" office:name=""><text:span text:style-name="Definition">audiodescription</text:span></text:a> synchronisée est pertinente ;</text:p>
            </text:list-item>
            <text:list-item>
              <text:p text:style-name="P129">L’<text:a xlink:type="simple" xlink:href="#audiodescription-synchronisee-media-temporel" office:name=""><text:span text:style-name="Definition">audiodescription</text:span></text:a> synchronisée de la version alternative est pertinente.</text:p>
            </text:list-item>
          </text:list>
        </text:list-item>
      </text:list>
      <text:h text:style-name="Heading_20_5" text:outline-level="5"><text:bookmark-start text:name="cas-particulier-1"/>Cas particulier<text:bookmark-end text:name="cas-particulier-1"/></text:h>
      <text:p text:style-name="First_20_paragraph">Voir cas particuliers critère 4.1.</text:p>
      <text:h text:style-name="Heading_20_5" text:outline-level="5"><text:bookmark-start text:name="références-15"/>Références<text:bookmark-end text:name="références-15"/></text:h>
      <text:p text:style-name="First_20_paragraph">EN 301 549 V2.1.2 / WCAG 2.1</text:p>
      <text:list text:style-name="L130">
        <text:list-item>
          <text:p text:style-name="P130"><text:span text:style-name="T3">9.1.2.1 Audio-only and Video-only (Prerecorded) (A)</text:span> / <text:a xlink:type="simple" xlink:href="https://www.w3.org/Translations/WCAG21-fr/#audio-only-and-video-only-prerecorded" office:name=""><text:span text:style-name="Definition">1.2.1 Contenus seulement audio et seulement vidéo (pré-enregistrés)</text:span></text:a></text:p>
        </text:list-item>
        <text:list-item>
          <text:p text:style-name="P130"><text:span text:style-name="T3">9.1.2.3 Audio Description or Media Alternative (Prerecorded) (A)</text:span> / <text:a xlink:type="simple" xlink:href="https://www.w3.org/Translations/WCAG21-fr/#audio-description-or-media-alternative-prerecorded" office:name=""><text:span text:style-name="Definition">1.2.3 Audio-description ou version de remplacement pour un média temporel (pré-enregistré)</text:span></text:a></text:p>
        </text:list-item>
      </text:list>
      <text:p text:style-name="First_20_paragraph">Technique(s) suffisante(s) et/ou échec(s) WCAG 2.1 : <text:a xlink:type="simple" xlink:href="https://www.w3.org/WAI/WCAG21/Techniques/failures/F30" office:name=""><text:span text:style-name="Definition">F30</text:span></text:a> – <text:a xlink:type="simple" xlink:href="https://www.w3.org/WAI/WCAG21/Techniques/failures/F67" office:name=""><text:span text:style-name="Definition">F67</text:span></text:a> – <text:a xlink:type="simple" xlink:href="https://www.w3.org/WAI/WCAG21/Techniques/smil/SM6" office:name=""><text:span text:style-name="Definition">SM6</text:span></text:a> – <text:a xlink:type="simple" xlink:href="https://www.w3.org/WAI/WCAG21/Techniques/smil/SM7" office:name=""><text:span text:style-name="Definition">SM7</text:span></text:a></text:p>
      <text:h text:style-name="Heading_20_4" text:outline-level="4"><text:bookmark-start text:name="crit-4.3"/>Critère 4.3 Chaque <text:a xlink:type="simple" xlink:href="#media-temporel-type-son-video-et-synchronise" office:name=""><text:span text:style-name="Definition">média temporel</text:span></text:a> synchronisé pré-enregistré a-t-il, si nécessaire, des <text:a xlink:type="simple" xlink:href="#sous-titres-synchronises-objet-multimedia" office:name=""><text:span text:style-name="Definition">sous-titres synchronisés</text:span></text:a> (hors cas particuliers) ?<text:bookmark-end text:name="crit-4.3"/></text:h>
      <text:list text:style-name="L131">
        <text:list-item>
          <text:p text:style-name="P131">Test 4.3.1 : Chaque <text:a xlink:type="simple" xlink:href="#media-temporel-type-son-video-et-synchronise" office:name=""><text:span text:style-name="Definition">média temporel</text:span></text:a> synchronisé pré-enregistré vérifie-t-il, si nécessaire, l’une de ces conditions (hors cas particuliers) ?</text:p>
          <text:list text:style-name="L132">
            <text:list-item>
              <text:p text:style-name="P132">Le <text:a xlink:type="simple" xlink:href="#media-temporel-type-son-video-et-synchronise" office:name=""><text:span text:style-name="Definition">média temporel</text:span></text:a> synchronisé possède des <text:a xlink:type="simple" xlink:href="#sous-titres-synchronises-objet-multimedia" office:name=""><text:span text:style-name="Definition">sous-titres synchronisés</text:span></text:a> ;</text:p>
            </text:list-item>
            <text:list-item>
              <text:p text:style-name="P132">Il existe une version alternative possédant des <text:a xlink:type="simple" xlink:href="#sous-titres-synchronises-objet-multimedia" office:name=""><text:span text:style-name="Definition">sous-titres synchronisés</text:span></text:a> accessible via un <text:a xlink:type="simple" xlink:href="#lien-ou-bouton-adjacent" office:name=""><text:span text:style-name="Definition">lien ou bouton adjacent</text:span></text:a>.</text:p>
            </text:list-item>
          </text:list>
        </text:list-item>
        <text:list-item>
          <text:p text:style-name="P131">Test 4.3.2 : Pour chaque <text:a xlink:type="simple" xlink:href="#media-temporel-type-son-video-et-synchronise" office:name=""><text:span text:style-name="Definition">média temporel</text:span></text:a> synchronisé pré-enregistré possédant des <text:a xlink:type="simple" xlink:href="#sous-titres-synchronises-objet-multimedia" office:name=""><text:span text:style-name="Definition">sous-titres synchronisés</text:span></text:a> diffusés via une balise <text:span text:style-name="Source_Text">&lt;track&gt;</text:span>, la balise <text:span text:style-name="Source_Text">&lt;track&gt;</text:span> possède-t-elle un attribut <text:span text:style-name="Source_Text">kind="captions"</text:span> ?</text:p>
        </text:list-item>
      </text:list>
      <text:h text:style-name="Heading_20_5" text:outline-level="5"><text:bookmark-start text:name="cas-particulier-2"/>Cas particulier<text:bookmark-end text:name="cas-particulier-2"/></text:h>
      <text:p text:style-name="First_20_paragraph">Voir cas particuliers critère 4.1.</text:p>
      <text:h text:style-name="Heading_20_5" text:outline-level="5"><text:bookmark-start text:name="références-16"/>Références<text:bookmark-end text:name="références-16"/></text:h>
      <text:p text:style-name="First_20_paragraph">EN 301 549 V2.1.2 / WCAG 2.1</text:p>
      <text:list text:style-name="L133">
        <text:list-item>
          <text:p text:style-name="P133"><text:span text:style-name="T3">9.1.2.2 Captions (Prerecorded) (A)</text:span> / <text:a xlink:type="simple" xlink:href="https://www.w3.org/Translations/WCAG21-fr/#captions-prerecorded" office:name=""><text:span text:style-name="Definition">1.2.2 Sous-titres (pré-enregistrés)</text:span></text:a></text:p>
        </text:list-item>
      </text:list>
      <text:p text:style-name="First_20_paragraph">Technique(s) suffisante(s) et/ou échec(s) WCAG 2.1 : <text:a xlink:type="simple" xlink:href="https://www.w3.org/WAI/WCAG21/Techniques/failures/F74" office:name=""><text:span text:style-name="Definition">F74</text:span></text:a> – <text:a xlink:type="simple" xlink:href="https://www.w3.org/WAI/WCAG21/Techniques/failures/F75" office:name=""><text:span text:style-name="Definition">F75</text:span></text:a> – <text:a xlink:type="simple" xlink:href="https://www.w3.org/WAI/WCAG21/Techniques/general/G58" office:name=""><text:span text:style-name="Definition">G58</text:span></text:a> – <text:a xlink:type="simple" xlink:href="https://www.w3.org/WAI/WCAG21/Techniques/general/G87" office:name=""><text:span text:style-name="Definition">G87</text:span></text:a> – <text:a xlink:type="simple" xlink:href="https://www.w3.org/WAI/WCAG21/Techniques/general/G93" office:name=""><text:span text:style-name="Definition">G93</text:span></text:a> – <text:a xlink:type="simple" xlink:href="https://www.w3.org/WAI/WCAG21/Techniques/html/H95" office:name=""><text:span text:style-name="Definition">H95</text:span></text:a> – <text:a xlink:type="simple" xlink:href="https://www.w3.org/WAI/WCAG21/Techniques/smil/SM11" office:name=""><text:span text:style-name="Definition">SM11</text:span></text:a> – <text:a xlink:type="simple" xlink:href="https://www.w3.org/WAI/WCAG21/Techniques/smil/SM12" office:name=""><text:span text:style-name="Definition">SM12</text:span></text:a></text:p>
      <text:h text:style-name="Heading_20_4" text:outline-level="4"><text:bookmark-start text:name="crit-4.4"/>Critère 4.4 Pour chaque <text:a xlink:type="simple" xlink:href="#media-temporel-type-son-video-et-synchronise" office:name=""><text:span text:style-name="Definition">média temporel</text:span></text:a> synchronisé pré-enregistré ayant des <text:a xlink:type="simple" xlink:href="#sous-titres-synchronises-objet-multimedia" office:name=""><text:span text:style-name="Definition">sous-titres synchronisés</text:span></text:a>, ces sous-titres sont-ils pertinents ?<text:bookmark-end text:name="crit-4.4"/></text:h>
      <text:list text:style-name="L134">
        <text:list-item>
          <text:p text:style-name="P134">Test 4.4.1 : Pour chaque <text:a xlink:type="simple" xlink:href="#media-temporel-type-son-video-et-synchronise" office:name=""><text:span text:style-name="Definition">média temporel</text:span></text:a> synchronisé pré-enregistré ayant des <text:a xlink:type="simple" xlink:href="#sous-titres-synchronises-objet-multimedia" office:name=""><text:span text:style-name="Definition">sous-titres synchronisés</text:span></text:a>, ces sous-titres sont-ils pertinents ?</text:p>
        </text:list-item>
      </text:list>
      <text:h text:style-name="Heading_20_5" text:outline-level="5"><text:bookmark-start text:name="références-17"/>Références<text:bookmark-end text:name="références-17"/></text:h>
      <text:p text:style-name="First_20_paragraph">EN 301 549 V2.1.2 / WCAG 2.1</text:p>
      <text:list text:style-name="L135">
        <text:list-item>
          <text:p text:style-name="P135"><text:span text:style-name="T3">9.1.2.2 Captions (Prerecorded) (A)</text:span> / <text:a xlink:type="simple" xlink:href="https://www.w3.org/Translations/WCAG21-fr/#captions-prerecorded" office:name=""><text:span text:style-name="Definition">1.2.2 Sous-titres (pré-enregistrés)</text:span></text:a></text:p>
        </text:list-item>
      </text:list>
      <text:p text:style-name="First_20_paragraph">Technique(s) suffisante(s) et/ou échec(s) WCAG 2.1 : <text:a xlink:type="simple" xlink:href="https://www.w3.org/WAI/WCAG21/Techniques/failures/F8" office:name=""><text:span text:style-name="Definition">F8</text:span></text:a> – <text:a xlink:type="simple" xlink:href="https://www.w3.org/WAI/WCAG21/Techniques/failures/F74" office:name=""><text:span text:style-name="Definition">F74</text:span></text:a> – <text:a xlink:type="simple" xlink:href="https://www.w3.org/WAI/WCAG21/Techniques/failures/F75" office:name=""><text:span text:style-name="Definition">F75</text:span></text:a> – <text:a xlink:type="simple" xlink:href="https://www.w3.org/WAI/WCAG21/Techniques/general/G87" office:name=""><text:span text:style-name="Definition">G87</text:span></text:a> – <text:a xlink:type="simple" xlink:href="https://www.w3.org/WAI/WCAG21/Techniques/general/G93" office:name=""><text:span text:style-name="Definition">G93</text:span></text:a> – <text:a xlink:type="simple" xlink:href="https://www.w3.org/WAI/WCAG21/Techniques/smil/SM11" office:name=""><text:span text:style-name="Definition">SM11</text:span></text:a> – <text:a xlink:type="simple" xlink:href="https://www.w3.org/WAI/WCAG21/Techniques/smil/SM12" office:name=""><text:span text:style-name="Definition">SM12</text:span></text:a></text:p>
      <text:h text:style-name="Heading_20_4" text:outline-level="4"><text:bookmark-start text:name="crit-4.5"/>Critère 4.5 Chaque <text:a xlink:type="simple" xlink:href="#media-temporel-type-son-video-et-synchronise" office:name=""><text:span text:style-name="Definition">média temporel</text:span></text:a> pré-enregistré a-t-il, si nécessaire, une <text:a xlink:type="simple" xlink:href="#audiodescription-synchronisee-media-temporel" office:name=""><text:span text:style-name="Definition">audiodescription</text:span></text:a> synchronisée (hors cas particuliers) ?<text:bookmark-end text:name="crit-4.5"/></text:h>
      <text:list text:style-name="L136">
        <text:list-item>
          <text:p text:style-name="P136">Test 4.5.1 : Chaque <text:a xlink:type="simple" xlink:href="#media-temporel-type-son-video-et-synchronise" office:name=""><text:span text:style-name="Definition">média temporel</text:span></text:a> pré-enregistré seulement vidéo vérifie-t-il, si nécessaire, une de ces conditions (hors cas particuliers) ?</text:p>
          <text:list text:style-name="L137">
            <text:list-item>
              <text:p text:style-name="P137">Il existe une <text:a xlink:type="simple" xlink:href="#audiodescription-synchronisee-media-temporel" office:name=""><text:span text:style-name="Definition">audiodescription</text:span></text:a> synchronisée ;</text:p>
            </text:list-item>
            <text:list-item>
              <text:p text:style-name="P137">Il existe une version alternative avec une <text:a xlink:type="simple" xlink:href="#audiodescription-synchronisee-media-temporel" office:name=""><text:span text:style-name="Definition">audiodescription</text:span></text:a> synchronisée.</text:p>
            </text:list-item>
          </text:list>
        </text:list-item>
        <text:list-item>
          <text:p text:style-name="P136">Test 4.5.2 : Chaque <text:a xlink:type="simple" xlink:href="#media-temporel-type-son-video-et-synchronise" office:name=""><text:span text:style-name="Definition">média temporel</text:span></text:a> synchronisé pré-enregistré vérifie-t-il, si nécessaire, une de ces conditions (hors cas particuliers) ?</text:p>
          <text:list text:style-name="L138">
            <text:list-item>
              <text:p text:style-name="P138">Il existe une <text:a xlink:type="simple" xlink:href="#audiodescription-synchronisee-media-temporel" office:name=""><text:span text:style-name="Definition">audiodescription</text:span></text:a> synchronisée ;</text:p>
            </text:list-item>
            <text:list-item>
              <text:p text:style-name="P138">Il existe une version alternative avec une <text:a xlink:type="simple" xlink:href="#audiodescription-synchronisee-media-temporel" office:name=""><text:span text:style-name="Definition">audiodescription</text:span></text:a> synchronisée.</text:p>
            </text:list-item>
          </text:list>
        </text:list-item>
      </text:list>
      <text:h text:style-name="Heading_20_5" text:outline-level="5"><text:bookmark-start text:name="cas-particulier-3"/>Cas particulier<text:bookmark-end text:name="cas-particulier-3"/></text:h>
      <text:p text:style-name="First_20_paragraph">Voir cas particuliers critère 4.1.</text:p>
      <text:h text:style-name="Heading_20_5" text:outline-level="5"><text:bookmark-start text:name="références-18"/>Références<text:bookmark-end text:name="références-18"/></text:h>
      <text:p text:style-name="First_20_paragraph">EN 301 549 V2.1.2 / WCAG 2.1</text:p>
      <text:list text:style-name="L139">
        <text:list-item>
          <text:p text:style-name="P139"><text:span text:style-name="T3">9.1.2.5 Audio Description (Prerecorded) (AA)</text:span> / <text:a xlink:type="simple" xlink:href="https://www.w3.org/Translations/WCAG21-fr/#audio-description-prerecorded" office:name=""><text:span text:style-name="Definition">1.2.5 Audio-description (pré-enregistrée)</text:span></text:a></text:p>
        </text:list-item>
      </text:list>
      <text:p text:style-name="First_20_paragraph">Technique(s) suffisante(s) et/ou échec(s) WCAG 2.1 : <text:a xlink:type="simple" xlink:href="https://www.w3.org/WAI/WCAG21/Techniques/general/G8" office:name=""><text:span text:style-name="Definition">G8</text:span></text:a> – <text:a xlink:type="simple" xlink:href="https://www.w3.org/WAI/WCAG21/Techniques/general/G58" office:name=""><text:span text:style-name="Definition">G58</text:span></text:a> – <text:a xlink:type="simple" xlink:href="https://www.w3.org/WAI/WCAG21/Techniques/general/G78" office:name=""><text:span text:style-name="Definition">G78</text:span></text:a> – <text:a xlink:type="simple" xlink:href="https://www.w3.org/WAI/WCAG21/Techniques/general/G173" office:name=""><text:span text:style-name="Definition">G173</text:span></text:a> – <text:a xlink:type="simple" xlink:href="https://www.w3.org/WAI/WCAG21/Techniques/html/H96" office:name=""><text:span text:style-name="Definition">H96</text:span></text:a> – <text:a xlink:type="simple" xlink:href="https://www.w3.org/WAI/WCAG21/Techniques/smil/SM1" office:name=""><text:span text:style-name="Definition">SM1</text:span></text:a> – <text:a xlink:type="simple" xlink:href="https://www.w3.org/WAI/WCAG21/Techniques/smil/SM2" office:name=""><text:span text:style-name="Definition">SM2</text:span></text:a> – <text:a xlink:type="simple" xlink:href="https://www.w3.org/WAI/WCAG21/Techniques/smil/SM6" office:name=""><text:span text:style-name="Definition">SM6</text:span></text:a> – <text:a xlink:type="simple" xlink:href="https://www.w3.org/WAI/WCAG21/Techniques/smil/SM7" office:name=""><text:span text:style-name="Definition">SM7</text:span></text:a></text:p>
      <text:h text:style-name="Heading_20_4" text:outline-level="4"><text:bookmark-start text:name="crit-4.6"/>Critère 4.6 Pour chaque <text:a xlink:type="simple" xlink:href="#media-temporel-type-son-video-et-synchronise" office:name=""><text:span text:style-name="Definition">média temporel</text:span></text:a> pré-enregistré ayant une <text:a xlink:type="simple" xlink:href="#audiodescription-synchronisee-media-temporel" office:name=""><text:span text:style-name="Definition">audiodescription</text:span></text:a> synchronisée, celle-ci est-elle pertinente ?<text:bookmark-end text:name="crit-4.6"/></text:h>
      <text:list text:style-name="L140">
        <text:list-item>
          <text:p text:style-name="P140">Test 4.6.1 : Pour chaque <text:a xlink:type="simple" xlink:href="#media-temporel-type-son-video-et-synchronise" office:name=""><text:span text:style-name="Definition">média temporel</text:span></text:a> pré-enregistré seulement vidéo ayant une <text:a xlink:type="simple" xlink:href="#audiodescription-synchronisee-media-temporel" office:name=""><text:span text:style-name="Definition">audiodescription</text:span></text:a> synchronisée, celle-ci est-elle pertinente ?</text:p>
        </text:list-item>
        <text:list-item>
          <text:p text:style-name="P140">Test 4.6.2 : Pour chaque <text:a xlink:type="simple" xlink:href="#media-temporel-type-son-video-et-synchronise" office:name=""><text:span text:style-name="Definition">média temporel</text:span></text:a> synchronisé ayant une <text:a xlink:type="simple" xlink:href="#audiodescription-synchronisee-media-temporel" office:name=""><text:span text:style-name="Definition">audiodescription</text:span></text:a> synchronisée, celle-ci est-elle pertinente ?</text:p>
        </text:list-item>
      </text:list>
      <text:h text:style-name="Heading_20_5" text:outline-level="5"><text:bookmark-start text:name="références-19"/>Références<text:bookmark-end text:name="références-19"/></text:h>
      <text:p text:style-name="First_20_paragraph">EN 301 549 V2.1.2 / WCAG 2.1</text:p>
      <text:list text:style-name="L141">
        <text:list-item>
          <text:p text:style-name="P141"><text:span text:style-name="T3">9.1.2.5 Audio Description (Prerecorded) (AA)</text:span> / <text:a xlink:type="simple" xlink:href="https://www.w3.org/Translations/WCAG21-fr/#audio-description-prerecorded" office:name=""><text:span text:style-name="Definition">1.2.5 Audio-description (pré-enregistrée)</text:span></text:a></text:p>
        </text:list-item>
      </text:list>
      <text:p text:style-name="First_20_paragraph">Technique(s) suffisante(s) et/ou échec(s) WCAG 2.1 : <text:a xlink:type="simple" xlink:href="https://www.w3.org/WAI/WCAG21/Techniques/smil/SM1" office:name=""><text:span text:style-name="Definition">SM1</text:span></text:a> – <text:a xlink:type="simple" xlink:href="https://www.w3.org/WAI/WCAG21/Techniques/smil/SM2" office:name=""><text:span text:style-name="Definition">SM2</text:span></text:a> – <text:a xlink:type="simple" xlink:href="https://www.w3.org/WAI/WCAG21/Techniques/smil/SM6" office:name=""><text:span text:style-name="Definition">SM6</text:span></text:a> – <text:a xlink:type="simple" xlink:href="https://www.w3.org/WAI/WCAG21/Techniques/smil/SM7" office:name=""><text:span text:style-name="Definition">SM7</text:span></text:a></text:p>
      <text:h text:style-name="Heading_20_4" text:outline-level="4"><text:bookmark-start text:name="crit-4.7"/>Critère 4.7 Chaque <text:a xlink:type="simple" xlink:href="#media-temporel-type-son-video-et-synchronise" office:name=""><text:span text:style-name="Definition">média temporel</text:span></text:a> est-il clairement identifiable (hors cas particuliers) ?<text:bookmark-end text:name="crit-4.7"/></text:h>
      <text:list text:style-name="L142">
        <text:list-item>
          <text:p text:style-name="P142">Test 4.7.1 : Pour chaque <text:a xlink:type="simple" xlink:href="#media-temporel-type-son-video-et-synchronise" office:name=""><text:span text:style-name="Definition">média temporel</text:span></text:a> seulement son, seulement vidéo ou synchronisé, le contenu textuel adjacent permet-il d’identifier clairement le <text:a xlink:type="simple" xlink:href="#media-temporel-type-son-video-et-synchronise" office:name=""><text:span text:style-name="Definition">média temporel</text:span></text:a> (hors cas particuliers) ?</text:p>
        </text:list-item>
      </text:list>
      <text:h text:style-name="Heading_20_5" text:outline-level="5"><text:bookmark-start text:name="cas-particulier-4"/>Cas particulier<text:bookmark-end text:name="cas-particulier-4"/></text:h>
      <text:p text:style-name="First_20_paragraph">Il existe une gestion de cas particulier lorsque le <text:a xlink:type="simple" xlink:href="#media-temporel-type-son-video-et-synchronise" office:name=""><text:span text:style-name="Definition">média temporel</text:span></text:a> est utilisé à des fins décoratives (c’est-à-dire qu’il n’apporte aucune information). Dans cette situation, le critère est non applicable.</text:p>
      <text:h text:style-name="Heading_20_5" text:outline-level="5"><text:bookmark-start text:name="références-20"/>Références<text:bookmark-end text:name="références-20"/></text:h>
      <text:p text:style-name="First_20_paragraph">EN 301 549 V2.1.2 / WCAG 2.1</text:p>
      <text:list text:style-name="L143">
        <text:list-item>
          <text:p text:style-name="P143"><text:span text:style-name="T3">9.1.1.1 Non-text Content (A)</text:span> / <text:a xlink:type="simple" xlink:href="https://www.w3.org/Translations/WCAG21-fr/#non-text-content" office:name=""><text:span text:style-name="Definition">1.1.1 Contenu non textuel</text:span></text:a></text:p>
        </text:list-item>
      </text:list>
      <text:p text:style-name="First_20_paragraph">Technique(s) suffisante(s) et/ou échec(s) WCAG 2.1 : <text:a xlink:type="simple" xlink:href="https://www.w3.org/WAI/WCAG21/Techniques/general/G68" office:name=""><text:span text:style-name="Definition">G68</text:span></text:a> – <text:a xlink:type="simple" xlink:href="https://www.w3.org/WAI/WCAG21/Techniques/general/G100" office:name=""><text:span text:style-name="Definition">G100</text:span></text:a></text:p>
      <text:h text:style-name="Heading_20_4" text:outline-level="4"><text:bookmark-start text:name="crit-4.8"/>Critère 4.8 Chaque <text:a xlink:type="simple" xlink:href="#media-non-temporel" office:name=""><text:span text:style-name="Definition">média non temporel</text:span></text:a> a-t-il, si nécessaire, une alternative (hors cas particuliers) ?<text:bookmark-end text:name="crit-4.8"/></text:h>
      <text:list text:style-name="L144">
        <text:list-item>
          <text:p text:style-name="P144">Test 4.8.1 : Chaque <text:a xlink:type="simple" xlink:href="#media-non-temporel" office:name=""><text:span text:style-name="Definition">média non temporel</text:span></text:a> vérifie-t-il, si nécessaire, une de ces conditions (hors cas particuliers) ?</text:p>
          <text:list text:style-name="L145">
            <text:list-item>
              <text:p text:style-name="P145">Un <text:a xlink:type="simple" xlink:href="#lien-ou-bouton-adjacent" office:name=""><text:span text:style-name="Definition">lien ou un bouton adjacent</text:span></text:a>, clairement identifiable, permet d’accéder à une page contenant une alternative ;</text:p>
            </text:list-item>
            <text:list-item>
              <text:p text:style-name="P145">Un <text:a xlink:type="simple" xlink:href="#lien-ou-bouton-adjacent" office:name=""><text:span text:style-name="Definition">lien ou un bouton adjacent</text:span></text:a>, clairement identifiable, permet d’accéder à une alternative dans la page.</text:p>
            </text:list-item>
          </text:list>
        </text:list-item>
        <text:list-item>
          <text:p text:style-name="P144">Test 4.8.2 : Chaque <text:a xlink:type="simple" xlink:href="#media-non-temporel" office:name=""><text:span text:style-name="Definition">média non temporel</text:span></text:a> associé à une alternative vérifie-t-il une de ces conditions (hors cas particuliers) ?</text:p>
          <text:list text:style-name="L146">
            <text:list-item>
              <text:p text:style-name="P146">La page référencée par le <text:a xlink:type="simple" xlink:href="#lien-ou-bouton-adjacent" office:name=""><text:span text:style-name="Definition">lien ou bouton adjacent</text:span></text:a> est accessible ;</text:p>
            </text:list-item>
            <text:list-item>
              <text:p text:style-name="P146">L’alternative dans la page, référencée par le <text:a xlink:type="simple" xlink:href="#lien-ou-bouton-adjacent" office:name=""><text:span text:style-name="Definition">lien ou bouton adjacent</text:span></text:a>, est accessible.</text:p>
            </text:list-item>
          </text:list>
        </text:list-item>
      </text:list>
      <text:h text:style-name="Heading_20_5" text:outline-level="5"><text:bookmark-start text:name="cas-particuliers-4"/>Cas particuliers<text:bookmark-end text:name="cas-particuliers-4"/></text:h>
      <text:p text:style-name="First_20_paragraph">Il existe une gestion de cas particulier lorsque :</text:p>
      <text:list text:style-name="L147">
        <text:list-item>
          <text:p text:style-name="P147">Le <text:a xlink:type="simple" xlink:href="#media-non-temporel" office:name=""><text:span text:style-name="Definition">média non temporel</text:span></text:a> est utilisé à des fins décoratives (c’est-à-dire qu’il n’apporte aucune information) ;</text:p>
        </text:list-item>
        <text:list-item>
          <text:p text:style-name="P147">Le <text:a xlink:type="simple" xlink:href="#media-non-temporel" office:name=""><text:span text:style-name="Definition">média non temporel</text:span></text:a> est diffusé dans un <text:a xlink:type="simple" xlink:href="#environnement-maitrise" office:name=""><text:span text:style-name="Definition">environnement maîtrisé</text:span></text:a> ;</text:p>
        </text:list-item>
        <text:list-item>
          <text:p text:style-name="P147">Le <text:a xlink:type="simple" xlink:href="#media-non-temporel" office:name=""><text:span text:style-name="Definition">média non temporel</text:span></text:a> est inséré via JavaScript en vérifiant la présence et la version du plug-in, en remplacement d’un <text:a xlink:type="simple" xlink:href="#contenu-alternatif" office:name=""><text:span text:style-name="Definition">contenu alternatif</text:span></text:a> déjà présent.</text:p>
        </text:list-item>
      </text:list>
      <text:p text:style-name="First_20_paragraph">Dans ces situations, le critère est non applicable.</text:p>
      <text:h text:style-name="Heading_20_5" text:outline-level="5"><text:bookmark-start text:name="références-21"/>Références<text:bookmark-end text:name="références-21"/></text:h>
      <text:p text:style-name="First_20_paragraph">EN 301 549 V2.1.2 / WCAG 2.1</text:p>
      <text:list text:style-name="L148">
        <text:list-item>
          <text:p text:style-name="P148"><text:span text:style-name="T3">9.1.1.1 Non-text Content (A)</text:span> / <text:a xlink:type="simple" xlink:href="https://www.w3.org/Translations/WCAG21-fr/#non-text-content" office:name=""><text:span text:style-name="Definition">1.1.1 Contenu non textuel</text:span></text:a></text:p>
        </text:list-item>
      </text:list>
      <text:p text:style-name="First_20_paragraph">Technique(s) suffisante(s) et/ou échec(s) WCAG 2.1 : <text:a xlink:type="simple" xlink:href="https://www.w3.org/WAI/WCAG21/Techniques/html/H35" office:name=""><text:span text:style-name="Definition">H35</text:span></text:a> – <text:a xlink:type="simple" xlink:href="https://www.w3.org/WAI/WCAG21/Techniques/html/H46" office:name=""><text:span text:style-name="Definition">H46</text:span></text:a></text:p>
      <text:h text:style-name="Heading_20_4" text:outline-level="4"><text:bookmark-start text:name="crit-4.9"/>Critère 4.9 Pour chaque <text:a xlink:type="simple" xlink:href="#media-non-temporel" office:name=""><text:span text:style-name="Definition">média non temporel</text:span></text:a> ayant une alternative, cette alternative est-elle pertinente ?<text:bookmark-end text:name="crit-4.9"/></text:h>
      <text:list text:style-name="L149">
        <text:list-item>
          <text:p text:style-name="P149">Test 4.9.1 : Pour chaque <text:a xlink:type="simple" xlink:href="#media-non-temporel" office:name=""><text:span text:style-name="Definition">média non temporel</text:span></text:a> ayant une alternative, cette alternative permet-elle d’accéder au même contenu et à des fonctionnalités similaires ?</text:p>
        </text:list-item>
      </text:list>
      <text:h text:style-name="Heading_20_5" text:outline-level="5"><text:bookmark-start text:name="références-22"/>Références<text:bookmark-end text:name="références-22"/></text:h>
      <text:p text:style-name="First_20_paragraph">EN 301 549 V2.1.2 / WCAG 2.1</text:p>
      <text:list text:style-name="L150">
        <text:list-item>
          <text:p text:style-name="P150"><text:span text:style-name="T3">9.1.1.1 Non-text Content (A)</text:span> / <text:a xlink:type="simple" xlink:href="https://www.w3.org/Translations/WCAG21-fr/#non-text-content" office:name=""><text:span text:style-name="Definition">1.1.1 Contenu non textuel</text:span></text:a></text:p>
        </text:list-item>
      </text:list>
      <text:p text:style-name="First_20_paragraph">Technique(s) suffisante(s) et/ou échec(s) WCAG 2.1 : <text:a xlink:type="simple" xlink:href="https://www.w3.org/WAI/WCAG21/Techniques/failures/F30" office:name=""><text:span text:style-name="Definition">F30</text:span></text:a> – <text:a xlink:type="simple" xlink:href="https://www.w3.org/WAI/WCAG21/Techniques/html/H46" office:name=""><text:span text:style-name="Definition">H46</text:span></text:a></text:p>
      <text:h text:style-name="Heading_20_4" text:outline-level="4"><text:bookmark-start text:name="crit-4.10"/>Critère 4.10 Chaque son déclenché automatiquement est-il <text:a xlink:type="simple" xlink:href="#controle-son-declenche-automatiquement" office:name=""><text:span text:style-name="Definition">contrôlable</text:span></text:a> par l’utilisateur ?<text:bookmark-end text:name="crit-4.10"/></text:h>
      <text:list text:style-name="L151">
        <text:list-item>
          <text:p text:style-name="P151">Test 4.10.1 : Chaque séquence sonore déclenchée automatiquement via une balise <text:span text:style-name="Source_Text">&lt;object&gt;</text:span>, <text:span text:style-name="Source_Text">&lt;video&gt;</text:span>, <text:span text:style-name="Source_Text">&lt;audio&gt;</text:span>, <text:span text:style-name="Source_Text">&lt;embed&gt;</text:span>, <text:span text:style-name="Source_Text">&lt;bgsound&gt;</text:span> ou un code JavaScript vérifie-t-elle une de ces conditions ?</text:p>
          <text:list text:style-name="L152">
            <text:list-item>
              <text:p text:style-name="P152">La séquence sonore a une durée inférieure ou égale à 3 secondes ;</text:p>
            </text:list-item>
            <text:list-item>
              <text:p text:style-name="P152">La séquence sonore peut être stoppée sur action de l’utilisateur ;</text:p>
            </text:list-item>
            <text:list-item>
              <text:p text:style-name="P152">Le volume de la séquence sonore peut être contrôlé par l’utilisateur indépendamment du contrôle de volume du système.</text:p>
            </text:list-item>
          </text:list>
        </text:list-item>
      </text:list>
      <text:h text:style-name="Heading_20_5" text:outline-level="5"><text:bookmark-start text:name="références-23"/>Références<text:bookmark-end text:name="références-23"/></text:h>
      <text:p text:style-name="First_20_paragraph">EN 301 549 V2.1.2 / WCAG 2.1</text:p>
      <text:list text:style-name="L153">
        <text:list-item>
          <text:p text:style-name="P153"><text:span text:style-name="T3">9.1.4.2 Audio Control (A)</text:span> / <text:a xlink:type="simple" xlink:href="https://www.w3.org/Translations/WCAG21-fr/#audio-control" office:name=""><text:span text:style-name="Definition">1.4.2 Contrôle du son</text:span></text:a></text:p>
        </text:list-item>
      </text:list>
      <text:p text:style-name="First_20_paragraph">Technique(s) suffisante(s) et/ou échec(s) WCAG 2.1 : <text:a xlink:type="simple" xlink:href="https://www.w3.org/WAI/WCAG21/Techniques/failures/F23" office:name=""><text:span text:style-name="Definition">F23</text:span></text:a> – <text:a xlink:type="simple" xlink:href="https://www.w3.org/WAI/WCAG21/Techniques/failures/F93" office:name=""><text:span text:style-name="Definition">F93</text:span></text:a> – <text:a xlink:type="simple" xlink:href="https://www.w3.org/WAI/WCAG21/Techniques/general/G60" office:name=""><text:span text:style-name="Definition">G60</text:span></text:a> – <text:a xlink:type="simple" xlink:href="https://www.w3.org/WAI/WCAG21/Techniques/general/G170" office:name=""><text:span text:style-name="Definition">G170</text:span></text:a> – <text:a xlink:type="simple" xlink:href="https://www.w3.org/WAI/WCAG21/Techniques/general/G171" office:name=""><text:span text:style-name="Definition">G171</text:span></text:a></text:p>
      <text:h text:style-name="Heading_20_4" text:outline-level="4"><text:bookmark-start text:name="crit-4.11"/>Critère 4.11 La consultation de chaque <text:a xlink:type="simple" xlink:href="#media-temporel-type-son-video-et-synchronise" office:name=""><text:span text:style-name="Definition">média temporel</text:span></text:a> est-elle, si nécessaire, <text:a xlink:type="simple" xlink:href="#accessible-et-activable-par-le-clavier-et-tout-dispositif-de-pointage" office:name=""><text:span text:style-name="Definition">contrôlable par le clavier et tout dispositif de pointage</text:span></text:a> ?<text:bookmark-end text:name="crit-4.11"/></text:h>
      <text:list text:style-name="L154">
        <text:list-item>
          <text:p text:style-name="P154">Test 4.11.1 : Chaque <text:a xlink:type="simple" xlink:href="#media-temporel-type-son-video-et-synchronise" office:name=""><text:span text:style-name="Definition">média temporel</text:span></text:a> a-t-il, si nécessaire, les fonctionnalités de contrôle de sa consultation ?</text:p>
        </text:list-item>
        <text:list-item>
          <text:p text:style-name="P154">Test 4.11.2 : Pour chaque <text:a xlink:type="simple" xlink:href="#media-temporel-type-son-video-et-synchronise" office:name=""><text:span text:style-name="Definition">média temporel</text:span></text:a>, chaque fonctionnalité vérifie-t-elle une de ces conditions ?</text:p>
          <text:list text:style-name="L155">
            <text:list-item>
              <text:p text:style-name="P155">La fonctionnalité est <text:a xlink:type="simple" xlink:href="#accessible-et-activable-par-le-clavier-et-tout-dispositif-de-pointage" office:name=""><text:span text:style-name="Definition">accessible par le clavier et tout dispositif de pointage</text:span></text:a> ;</text:p>
            </text:list-item>
            <text:list-item>
              <text:p text:style-name="P155">Une fonctionnalité <text:a xlink:type="simple" xlink:href="#accessible-et-activable-par-le-clavier-et-tout-dispositif-de-pointage" office:name=""><text:span text:style-name="Definition">accessible par le clavier et tout dispositif de pointage</text:span></text:a> permettant de réaliser la même action est présente dans la page.</text:p>
            </text:list-item>
          </text:list>
        </text:list-item>
        <text:list-item>
          <text:p text:style-name="P154">Test 4.11.3 : Pour chaque <text:a xlink:type="simple" xlink:href="#media-temporel-type-son-video-et-synchronise" office:name=""><text:span text:style-name="Definition">média temporel</text:span></text:a>, chaque fonctionnalité vérifie-t-elle une de ces conditions ?</text:p>
          <text:list text:style-name="L156">
            <text:list-item>
              <text:p text:style-name="P156">La fonctionnalité est <text:a xlink:type="simple" xlink:href="#accessible-et-activable-par-le-clavier-et-tout-dispositif-de-pointage" office:name=""><text:span text:style-name="Definition">activable par le clavier et tout dispositif de pointage</text:span></text:a> ;</text:p>
            </text:list-item>
            <text:list-item>
              <text:p text:style-name="P156">Une fonctionnalité <text:a xlink:type="simple" xlink:href="#accessible-et-activable-par-le-clavier-et-tout-dispositif-de-pointage" office:name=""><text:span text:style-name="Definition">activable par le clavier et tout dispositif de pointage</text:span></text:a> permettant de réaliser la même action est présente dans la page.</text:p>
            </text:list-item>
          </text:list>
        </text:list-item>
      </text:list>
      <text:h text:style-name="Heading_20_5" text:outline-level="5"><text:bookmark-start text:name="références-24"/>Références<text:bookmark-end text:name="références-24"/></text:h>
      <text:p text:style-name="First_20_paragraph">EN 301 549 V2.1.2 / WCAG 2.1</text:p>
      <text:list text:style-name="L157">
        <text:list-item>
          <text:p text:style-name="P157"><text:span text:style-name="T3">9.2.1.1 Keyboard (A)</text:span> / <text:a xlink:type="simple" xlink:href="https://www.w3.org/Translations/WCAG21-fr/#keyboard" office:name=""><text:span text:style-name="Definition">2.1.1 Clavier</text:span></text:a></text:p>
        </text:list-item>
        <text:list-item>
          <text:p text:style-name="P157"><text:span text:style-name="T3">9.2.1.2 No Keyboard Trap (A)</text:span> / <text:a xlink:type="simple" xlink:href="https://www.w3.org/Translations/WCAG21-fr/#no-keyboard-trap" office:name=""><text:span text:style-name="Definition">2.1.2 Pas de piège au clavier</text:span></text:a></text:p>
        </text:list-item>
      </text:list>
      <text:p text:style-name="First_20_paragraph">Technique(s) suffisante(s) et/ou échec(s) WCAG 2.1 : <text:a xlink:type="simple" xlink:href="https://www.w3.org/WAI/WCAG21/Techniques/general/G4" office:name=""><text:span text:style-name="Definition">G4</text:span></text:a> – <text:a xlink:type="simple" xlink:href="https://www.w3.org/WAI/WCAG21/Techniques/general/G90" office:name=""><text:span text:style-name="Definition">G90</text:span></text:a> – <text:a xlink:type="simple" xlink:href="https://www.w3.org/WAI/WCAG21/Techniques/general/G202" office:name=""><text:span text:style-name="Definition">G202</text:span></text:a></text:p>
      <text:h text:style-name="Heading_20_4" text:outline-level="4"><text:bookmark-start text:name="crit-4.12"/>Critère 4.12 La consultation de chaque <text:a xlink:type="simple" xlink:href="#media-non-temporel" office:name=""><text:span text:style-name="Definition">média non temporel</text:span></text:a> est-elle <text:a xlink:type="simple" xlink:href="#accessible-et-activable-par-le-clavier-et-tout-dispositif-de-pointage" office:name=""><text:span text:style-name="Definition">contrôlable par le clavier et tout dispositif de pointage</text:span></text:a> ?<text:bookmark-end text:name="crit-4.12"/></text:h>
      <text:list text:style-name="L158">
        <text:list-item>
          <text:p text:style-name="P158">Test 4.12.1 : Pour chaque <text:a xlink:type="simple" xlink:href="#media-non-temporel" office:name=""><text:span text:style-name="Definition">média non temporel</text:span></text:a>, chaque fonctionnalité vérifie-t-elle une de ces conditions ?</text:p>
          <text:list text:style-name="L159">
            <text:list-item>
              <text:p text:style-name="P159">La fonctionnalité est <text:a xlink:type="simple" xlink:href="#accessible-et-activable-par-le-clavier-et-tout-dispositif-de-pointage" office:name=""><text:span text:style-name="Definition">accessible par le clavier et tout dispositif de pointage</text:span></text:a> ;</text:p>
            </text:list-item>
            <text:list-item>
              <text:p text:style-name="P159">Une fonctionnalité <text:a xlink:type="simple" xlink:href="#accessible-et-activable-par-le-clavier-et-tout-dispositif-de-pointage" office:name=""><text:span text:style-name="Definition">accessible par le clavier et tout dispositif de pointage</text:span></text:a> permettant de réaliser la même action est présente dans la page.</text:p>
            </text:list-item>
          </text:list>
        </text:list-item>
        <text:list-item>
          <text:p text:style-name="P158">Test 4.12.2 : Pour chaque <text:a xlink:type="simple" xlink:href="#media-non-temporel" office:name=""><text:span text:style-name="Definition">média non temporel</text:span></text:a>, chaque fonctionnalité vérifie-t-elle une de ces conditions ?</text:p>
          <text:list text:style-name="L160">
            <text:list-item>
              <text:p text:style-name="P160">La fonctionnalité est <text:a xlink:type="simple" xlink:href="#accessible-et-activable-par-le-clavier-et-tout-dispositif-de-pointage" office:name=""><text:span text:style-name="Definition">activable par le clavier et tout dispositif de pointage</text:span></text:a> ;</text:p>
            </text:list-item>
            <text:list-item>
              <text:p text:style-name="P160">Une fonctionnalité <text:a xlink:type="simple" xlink:href="#accessible-et-activable-par-le-clavier-et-tout-dispositif-de-pointage" office:name=""><text:span text:style-name="Definition">activable par le clavier et tout dispositif de pointage</text:span></text:a> permettant de réaliser la même action est présente dans la page.</text:p>
            </text:list-item>
          </text:list>
        </text:list-item>
      </text:list>
      <text:h text:style-name="Heading_20_5" text:outline-level="5"><text:bookmark-start text:name="références-25"/>Références<text:bookmark-end text:name="références-25"/></text:h>
      <text:p text:style-name="First_20_paragraph">EN 301 549 V2.1.2 / WCAG 2.1</text:p>
      <text:list text:style-name="L161">
        <text:list-item>
          <text:p text:style-name="P161"><text:span text:style-name="T3">9.2.1.1 Keyboard (A)</text:span> / <text:a xlink:type="simple" xlink:href="https://www.w3.org/Translations/WCAG21-fr/#keyboard" office:name=""><text:span text:style-name="Definition">2.1.1 Clavier</text:span></text:a></text:p>
        </text:list-item>
        <text:list-item>
          <text:p text:style-name="P161"><text:span text:style-name="T3">9.2.1.2 No Keyboard Trap (A)</text:span> / <text:a xlink:type="simple" xlink:href="https://www.w3.org/Translations/WCAG21-fr/#no-keyboard-trap" office:name=""><text:span text:style-name="Definition">2.1.2 Pas de piège au clavier</text:span></text:a></text:p>
        </text:list-item>
      </text:list>
      <text:p text:style-name="First_20_paragraph">Technique(s) suffisante(s) et/ou échec(s) WCAG 2.1 : <text:a xlink:type="simple" xlink:href="https://www.w3.org/WAI/WCAG21/Techniques/general/G4" office:name=""><text:span text:style-name="Definition">G4</text:span></text:a> – <text:a xlink:type="simple" xlink:href="https://www.w3.org/WAI/WCAG21/Techniques/general/G90" office:name=""><text:span text:style-name="Definition">G90</text:span></text:a></text:p>
      <text:h text:style-name="Heading_20_4" text:outline-level="4"><text:bookmark-start text:name="crit-4.13"/>Critère 4.13 Chaque <text:a xlink:type="simple" xlink:href="#media-temporel-type-son-video-et-synchronise" office:name=""><text:span text:style-name="Definition">média temporel</text:span></text:a> et <text:a xlink:type="simple" xlink:href="#media-non-temporel" office:name=""><text:span text:style-name="Definition">non temporel</text:span></text:a> est-il <text:a xlink:type="simple" xlink:href="#compatible-avec-les-technologies-d-assistance" office:name=""><text:span text:style-name="Definition">compatible avec les technologies d’assistance</text:span></text:a> (hors cas particuliers) ?<text:bookmark-end text:name="crit-4.13"/></text:h>
      <text:list text:style-name="L162">
        <text:list-item>
          <text:p text:style-name="P162">Test 4.13.1 : Chaque <text:a xlink:type="simple" xlink:href="#media-temporel-type-son-video-et-synchronise" office:name=""><text:span text:style-name="Definition">média temporel</text:span></text:a> et <text:a xlink:type="simple" xlink:href="#media-non-temporel" office:name=""><text:span text:style-name="Definition">non temporel</text:span></text:a> vérifie-t-il une de ces conditions (hors cas particuliers) ?</text:p>
          <text:list text:style-name="L163">
            <text:list-item>
              <text:p text:style-name="P163">Le nom, le rôle, la valeur, le paramétrage et les changements d’états des composants d’interfaces sont accessibles aux technologies d’assistance via une API d’accessibilité ;</text:p>
            </text:list-item>
            <text:list-item>
              <text:p text:style-name="P163">Une alternative <text:a xlink:type="simple" xlink:href="#compatible-avec-les-technologies-d-assistance" office:name=""><text:span text:style-name="Definition">compatible avec une API d’accessibilité</text:span></text:a> permet d’accéder aux mêmes fonctionnalités.</text:p>
            </text:list-item>
          </text:list>
        </text:list-item>
        <text:list-item>
          <text:p text:style-name="P162">Test 4.13.2 : Chaque <text:a xlink:type="simple" xlink:href="#media-temporel-type-son-video-et-synchronise" office:name=""><text:span text:style-name="Definition">média temporel</text:span></text:a>et <text:a xlink:type="simple" xlink:href="#media-non-temporel" office:name=""><text:span text:style-name="Definition">non temporel</text:span></text:a> qui possède une alternative <text:a xlink:type="simple" xlink:href="#compatible-avec-les-technologies-d-assistance" office:name=""><text:span text:style-name="Definition">compatible avec les technologies d’assistance</text:span></text:a>, vérifie-t-il une de ces conditions ?</text:p>
          <text:list text:style-name="L164">
            <text:list-item>
              <text:p text:style-name="P164">L’alternative est adjacente au <text:a xlink:type="simple" xlink:href="#media-temporel-type-son-video-et-synchronise" office:name=""><text:span text:style-name="Definition">média temporel</text:span></text:a> ou <text:a xlink:type="simple" xlink:href="#media-non-temporel" office:name=""><text:span text:style-name="Definition">non temporel</text:span></text:a> ;</text:p>
            </text:list-item>
            <text:list-item>
              <text:p text:style-name="P164">L’alternative est accessible via un <text:a xlink:type="simple" xlink:href="#lien-ou-bouton-adjacent" office:name=""><text:span text:style-name="Definition">lien ou bouton adjacent</text:span></text:a> ;</text:p>
            </text:list-item>
            <text:list-item>
              <text:p text:style-name="P164">Un mécanisme permet de remplacer le <text:a xlink:type="simple" xlink:href="#media-temporel-type-son-video-et-synchronise" office:name=""><text:span text:style-name="Definition">média temporel</text:span></text:a> ou <text:a xlink:type="simple" xlink:href="#media-non-temporel" office:name=""><text:span text:style-name="Definition">non temporel</text:span></text:a> par son alternative.</text:p>
            </text:list-item>
          </text:list>
        </text:list-item>
      </text:list>
      <text:h text:style-name="Heading_20_5" text:outline-level="5"><text:bookmark-start text:name="cas-particuliers-5"/>Cas particuliers<text:bookmark-end text:name="cas-particuliers-5"/></text:h>
      <text:p text:style-name="First_20_paragraph">Il existe une gestion de cas particulier lorsque le <text:a xlink:type="simple" xlink:href="#media-temporel-type-son-video-et-synchronise" office:name=""><text:span text:style-name="Definition">média temporel</text:span></text:a> ou <text:a xlink:type="simple" xlink:href="#media-non-temporel" office:name=""><text:span text:style-name="Definition">non temporel</text:span></text:a> est utilisé à des fins décoratives (c’est-à-dire qu’il n’apporte aucune information).</text:p>
      <text:p text:style-name="Text_20_body">Dans ces situations, le critère est non applicable.</text:p>
      <text:h text:style-name="Heading_20_5" text:outline-level="5"><text:bookmark-start text:name="références-26"/>Références<text:bookmark-end text:name="références-26"/></text:h>
      <text:p text:style-name="First_20_paragraph">EN 301 549 V2.1.2 / WCAG 2.1</text:p>
      <text:list text:style-name="L165">
        <text:list-item>
          <text:p text:style-name="P165"><text:span text:style-name="T3">9.4.1.2 Name, role, Value (A)</text:span> / <text:a xlink:type="simple" xlink:href="https://www.w3.org/Translations/WCAG21-fr/#name-role-value" office:name=""><text:span text:style-name="Definition">4.1.2 Nom, rôle et valeur</text:span></text:a></text:p>
        </text:list-item>
      </text:list>
      <text:p text:style-name="First_20_paragraph">Technique(s) suffisante(s) et/ou échec(s) WCAG 2.1 : <text:a xlink:type="simple" xlink:href="https://www.w3.org/WAI/WCAG21/Techniques/failures/F15" office:name=""><text:span text:style-name="Definition">F15</text:span></text:a> – <text:a xlink:type="simple" xlink:href="https://www.w3.org/WAI/WCAG21/Techniques/failures/F54" office:name=""><text:span text:style-name="Definition">F54</text:span></text:a> – <text:a xlink:type="simple" xlink:href="https://www.w3.org/WAI/WCAG21/Techniques/general/G10" office:name=""><text:span text:style-name="Definition">G10</text:span></text:a> – <text:a xlink:type="simple" xlink:href="https://www.w3.org/WAI/WCAG21/Techniques/general/G135" office:name=""><text:span text:style-name="Definition">G135</text:span></text:a></text:p>
      <text:h text:style-name="Heading_20_3" text:outline-level="3"><text:bookmark-start text:name="tableaux"/>5. Tableaux<text:bookmark-end text:name="tableaux"/></text:h>
      <text:h text:style-name="Heading_20_4" text:outline-level="4"><text:bookmark-start text:name="crit-5.1"/>Critère 5.1 Chaque <text:a xlink:type="simple" xlink:href="#tableau-de-donnees-complexe" office:name=""><text:span text:style-name="Definition">tableau de données complexe</text:span></text:a> a-t-il un <text:a xlink:type="simple" xlink:href="#resume-de-tableau" office:name=""><text:span text:style-name="Definition">résumé</text:span></text:a> ?<text:bookmark-end text:name="crit-5.1"/></text:h>
      <text:list text:style-name="L166">
        <text:list-item>
          <text:p text:style-name="P166">Test 5.1.1 : Pour chaque <text:a xlink:type="simple" xlink:href="#tableau-de-donnees-complexe" office:name=""><text:span text:style-name="Definition">tableau de données complexe</text:span></text:a>, un <text:a xlink:type="simple" xlink:href="#resume-de-tableau" office:name=""><text:span text:style-name="Definition">résumé</text:span></text:a> est-il disponible ?</text:p>
        </text:list-item>
      </text:list>
      <text:h text:style-name="Heading_20_5" text:outline-level="5"><text:bookmark-start text:name="note-technique-1"/>Note technique<text:bookmark-end text:name="note-technique-1"/></text:h>
      <text:p text:style-name="First_20_paragraph">La spécification HTML propose plusieurs <text:a xlink:type="simple" xlink:href="#table-descriptions-techniques" office:name=""><text:span text:style-name="Definition">méthodes pour lier un résumé à un tableau</text:span></text:a> (tableau lié à un passage de texte avec l’attribut <text:span text:style-name="Source_Text">aria-describedby</text:span>, tableau groupé dans un élément <text:span text:style-name="Source_Text">figure</text:span> avec un résumé présent dans un élément <text:span text:style-name="Source_Text">figcaption</text:span> ou un élément <text:span text:style-name="Source_Text">p</text:span>, résumé présent dans un élément <text:span text:style-name="Source_Text">details</text:span> contenu dans l’élément <text:span text:style-name="Source_Text">caption</text:span>). Ces méthodes n’ont pas un support suffisant pour être utilisées actuellement.</text:p>
      <text:h text:style-name="Heading_20_5" text:outline-level="5"><text:bookmark-start text:name="références-27"/>Références<text:bookmark-end text:name="références-27"/></text:h>
      <text:p text:style-name="First_20_paragraph">EN 301 549 V2.1.2 / WCAG 2.1</text:p>
      <text:list text:style-name="L167">
        <text:list-item>
          <text:p text:style-name="P167"><text:span text:style-name="T3">9.1.3.1 Info and Relationships (A)</text:span> / <text:a xlink:type="simple" xlink:href="https://www.w3.org/Translations/WCAG21-fr/#info-and-relationships" office:name=""><text:span text:style-name="Definition">1.3.1 Information et relations</text:span></text:a></text:p>
        </text:list-item>
      </text:list>
      <text:p text:style-name="First_20_paragraph">Technique(s) suffisante(s) et/ou échec(s) WCAG 2.1 : <text:a xlink:type="simple" xlink:href="https://www.w3.org/WAI/WCAG21/Techniques/html/H73" office:name=""><text:span text:style-name="Definition">H73</text:span></text:a></text:p>
      <text:h text:style-name="Heading_20_4" text:outline-level="4"><text:bookmark-start text:name="crit-5.2"/>Critère 5.2 Pour chaque <text:a xlink:type="simple" xlink:href="#tableau-de-donnees-complexe" office:name=""><text:span text:style-name="Definition">tableau de données complexe</text:span></text:a> ayant un <text:a xlink:type="simple" xlink:href="#resume-de-tableau" office:name=""><text:span text:style-name="Definition">résumé</text:span></text:a>, celui-ci est-il pertinent ?<text:bookmark-end text:name="crit-5.2"/></text:h>
      <text:list text:style-name="L168">
        <text:list-item>
          <text:p text:style-name="P168">Test 5.2.1 : Pour chaque <text:a xlink:type="simple" xlink:href="#tableau-de-donnees-complexe" office:name=""><text:span text:style-name="Definition">tableau de données complexe</text:span></text:a> ayant un <text:a xlink:type="simple" xlink:href="#resume-de-tableau" office:name=""><text:span text:style-name="Definition">résumé</text:span></text:a>, celui-ci est-il pertinent ?</text:p>
        </text:list-item>
      </text:list>
      <text:h text:style-name="Heading_20_5" text:outline-level="5"><text:bookmark-start text:name="références-28"/>Références<text:bookmark-end text:name="références-28"/></text:h>
      <text:p text:style-name="First_20_paragraph">EN 301 549 V2.1.2 / WCAG 2.1</text:p>
      <text:list text:style-name="L169">
        <text:list-item>
          <text:p text:style-name="P169"><text:span text:style-name="T3">9.1.3.1 Info and Relationships (A)</text:span> / <text:a xlink:type="simple" xlink:href="https://www.w3.org/Translations/WCAG21-fr/#info-and-relationships" office:name=""><text:span text:style-name="Definition">1.3.1 Information et relations</text:span></text:a></text:p>
        </text:list-item>
      </text:list>
      <text:p text:style-name="First_20_paragraph">Technique(s) suffisante(s) et/ou échec(s) WCAG 2.1 : <text:a xlink:type="simple" xlink:href="https://www.w3.org/WAI/WCAG21/Techniques/html/H73" office:name=""><text:span text:style-name="Definition">H73</text:span></text:a></text:p>
      <text:h text:style-name="Heading_20_4" text:outline-level="4"><text:bookmark-start text:name="crit-5.3"/>Critère 5.3 Pour chaque <text:a xlink:type="simple" xlink:href="#tableau-de-mise-en-forme" office:name=""><text:span text:style-name="Definition">tableau de mise en forme</text:span></text:a>, le contenu linéarisé reste-t-il compréhensible ?<text:bookmark-end text:name="crit-5.3"/></text:h>
      <text:list text:style-name="L170">
        <text:list-item>
          <text:p text:style-name="P170">Test 5.3.1 : Chaque <text:a xlink:type="simple" xlink:href="#tableau-de-mise-en-forme" office:name=""><text:span text:style-name="Definition">tableau de mise en forme</text:span></text:a> vérifie-t-il ces conditions ?</text:p>
          <text:list text:style-name="L171">
            <text:list-item>
              <text:p text:style-name="P171">Le contenu linéarisé reste compréhensible ;</text:p>
            </text:list-item>
            <text:list-item>
              <text:p text:style-name="P171">La balise <text:span text:style-name="Source_Text">&lt;table&gt;</text:span> possède un attribut <text:span text:style-name="Source_Text">role="presentation"</text:span>.</text:p>
            </text:list-item>
          </text:list>
        </text:list-item>
      </text:list>
      <text:h text:style-name="Heading_20_5" text:outline-level="5"><text:bookmark-start text:name="références-29"/>Références<text:bookmark-end text:name="références-29"/></text:h>
      <text:p text:style-name="First_20_paragraph">EN 301 549 V2.1.2 / WCAG 2.1</text:p>
      <text:list text:style-name="L172">
        <text:list-item>
          <text:p text:style-name="P172"><text:span text:style-name="T3">9.1.3.2 Meaningful Sequence (A)</text:span> / <text:a xlink:type="simple" xlink:href="https://www.w3.org/Translations/WCAG21-fr/#meaningful-sequence" office:name=""><text:span text:style-name="Definition">1.3.2 Ordre séquentiel logique</text:span></text:a></text:p>
        </text:list-item>
        <text:list-item>
          <text:p text:style-name="P172"><text:span text:style-name="T3">9.4.1.2 Name, Role, Value (A)</text:span> / <text:a xlink:type="simple" xlink:href="https://www.w3.org/Translations/WCAG21-fr/#name-role-value" office:name=""><text:span text:style-name="Definition">4.1.2 Nom, rôle et valeur</text:span></text:a></text:p>
        </text:list-item>
      </text:list>
      <text:p text:style-name="First_20_paragraph">Technique(s) suffisante(s) et/ou échec(s) WCAG 2.1 : <text:a xlink:type="simple" xlink:href="https://www.w3.org/WAI/WCAG21/Techniques/aria/ARIA4" office:name=""><text:span text:style-name="Definition">ARIA4</text:span></text:a> – <text:a xlink:type="simple" xlink:href="https://www.w3.org/WAI/WCAG21/Techniques/failures/F49" office:name=""><text:span text:style-name="Definition">F49</text:span></text:a></text:p>
      <text:h text:style-name="Heading_20_4" text:outline-level="4"><text:bookmark-start text:name="crit-5.4"/>Critère 5.4 Pour chaque <text:a xlink:type="simple" xlink:href="#tableau-de-donnees-ayant-un-titre" office:name=""><text:span text:style-name="Definition">tableau de données ayant un titre</text:span></text:a>, le titre est-il correctement associé au tableau de données ?<text:bookmark-end text:name="crit-5.4"/></text:h>
      <text:list text:style-name="L173">
        <text:list-item>
          <text:p text:style-name="P173">Test 5.4.1 : Pour chaque <text:a xlink:type="simple" xlink:href="#tableau-de-donnees-ayant-un-titre" office:name=""><text:span text:style-name="Definition">tableau de données ayant un titre</text:span></text:a>, le titre est-il correctement associé au tableau de données ?</text:p>
        </text:list-item>
      </text:list>
      <text:h text:style-name="Heading_20_5" text:outline-level="5"><text:bookmark-start text:name="références-30"/>Références<text:bookmark-end text:name="références-30"/></text:h>
      <text:p text:style-name="First_20_paragraph">EN 301 549 V2.1.2 / WCAG 2.1</text:p>
      <text:list text:style-name="L174">
        <text:list-item>
          <text:p text:style-name="P174"><text:span text:style-name="T3">9.1.3.1 Info and Relationships (A)</text:span> / <text:a xlink:type="simple" xlink:href="https://www.w3.org/Translations/WCAG21-fr/#info-and-relationships" office:name=""><text:span text:style-name="Definition">1.3.1 Information et relations</text:span></text:a></text:p>
        </text:list-item>
      </text:list>
      <text:p text:style-name="First_20_paragraph">Technique(s) suffisante(s) et/ou échec(s) WCAG 2.1 : <text:a xlink:type="simple" xlink:href="https://www.w3.org/WAI/WCAG21/Techniques/html/H39" office:name=""><text:span text:style-name="Definition">H39</text:span></text:a></text:p>
      <text:h text:style-name="Heading_20_4" text:outline-level="4"><text:bookmark-start text:name="crit-5.5"/>Critère 5.5 Pour chaque <text:a xlink:type="simple" xlink:href="#tableau-de-donnees-ayant-un-titre" office:name=""><text:span text:style-name="Definition">tableau de données ayant un titre</text:span></text:a>, celui-ci est-il pertinent ?<text:bookmark-end text:name="crit-5.5"/></text:h>
      <text:list text:style-name="L175">
        <text:list-item>
          <text:p text:style-name="P175">Test 5.5.1 : Pour chaque <text:a xlink:type="simple" xlink:href="#tableau-de-donnees-ayant-un-titre" office:name=""><text:span text:style-name="Definition">tableau de données ayant un titre</text:span></text:a>, ce titre permet-il d’identifier le contenu du <text:a xlink:type="simple" xlink:href="#tableau-de-donnees" office:name=""><text:span text:style-name="Definition">tableau de données</text:span></text:a> de manière claire et concise ?</text:p>
        </text:list-item>
      </text:list>
      <text:h text:style-name="Heading_20_5" text:outline-level="5"><text:bookmark-start text:name="références-31"/>Références<text:bookmark-end text:name="références-31"/></text:h>
      <text:p text:style-name="First_20_paragraph">EN 301 549 V2.1.2 / WCAG 2.1</text:p>
      <text:list text:style-name="L176">
        <text:list-item>
          <text:p text:style-name="P176"><text:span text:style-name="T3">9.1.3.1 Info and Relationships (A)</text:span> / <text:a xlink:type="simple" xlink:href="https://www.w3.org/Translations/WCAG21-fr/#info-and-relationships" office:name=""><text:span text:style-name="Definition">1.3.1 Information et relations</text:span></text:a></text:p>
        </text:list-item>
      </text:list>
      <text:p text:style-name="First_20_paragraph">Technique(s) suffisante(s) et/ou échec(s) WCAG 2.1 : <text:a xlink:type="simple" xlink:href="https://www.w3.org/WAI/WCAG21/Techniques/html/H39" office:name=""><text:span text:style-name="Definition">H39</text:span></text:a></text:p>
      <text:h text:style-name="Heading_20_4" text:outline-level="4"><text:bookmark-start text:name="crit-5.6"/>Critère 5.6 Pour chaque <text:a xlink:type="simple" xlink:href="#tableau-de-donnees" office:name=""><text:span text:style-name="Definition">tableau de données</text:span></text:a>, chaque <text:a xlink:type="simple" xlink:href="#en-tete-de-colonne-ou-de-ligne" office:name=""><text:span text:style-name="Definition">en-tête de colonne</text:span></text:a> et chaque <text:a xlink:type="simple" xlink:href="#en-tete-de-colonne-ou-de-ligne" office:name=""><text:span text:style-name="Definition">en-tête de ligne</text:span></text:a> sont-ils correctement déclarés ?<text:bookmark-end text:name="crit-5.6"/></text:h>
      <text:list text:style-name="L177">
        <text:list-item>
          <text:p text:style-name="P177">Test 5.6.1 : Pour chaque <text:a xlink:type="simple" xlink:href="#tableau-de-donnees" office:name=""><text:span text:style-name="Definition">tableau de données</text:span></text:a>, chaque <text:a xlink:type="simple" xlink:href="#en-tete-de-colonne-ou-de-ligne" office:name=""><text:span text:style-name="Definition">en-tête de colonne</text:span></text:a> s’appliquant à la totalité de la colonne vérifie-t-il une de ces conditions ?</text:p>
          <text:list text:style-name="L178">
            <text:list-item>
              <text:p text:style-name="P178">L’<text:a xlink:type="simple" xlink:href="#en-tete-de-colonne-ou-de-ligne" office:name=""><text:span text:style-name="Definition">en-tête de colonnes</text:span></text:a> est structuré au moyen d’une balise <text:span text:style-name="Source_Text">&lt;th&gt;</text:span> ;</text:p>
            </text:list-item>
            <text:list-item>
              <text:p text:style-name="P178">L’<text:a xlink:type="simple" xlink:href="#en-tete-de-colonne-ou-de-ligne" office:name=""><text:span text:style-name="Definition">en-tête de colonnes</text:span></text:a> est structuré au moyen d’une balise pourvue d’un attribut WAI-ARIA <text:span text:style-name="Source_Text">role="columnheader"</text:span>.</text:p>
            </text:list-item>
          </text:list>
        </text:list-item>
        <text:list-item>
          <text:p text:style-name="P177">Test 5.6.2 : Pour chaque <text:a xlink:type="simple" xlink:href="#tableau-de-donnees" office:name=""><text:span text:style-name="Definition">tableau de données</text:span></text:a>, chaque <text:a xlink:type="simple" xlink:href="#en-tete-de-colonne-ou-de-ligne" office:name=""><text:span text:style-name="Definition">en-tête de ligne</text:span></text:a> s’appliquant à la totalité de la ligne vérifie-t-il une de ces conditions ?</text:p>
          <text:list text:style-name="L179">
            <text:list-item>
              <text:p text:style-name="P179">L’<text:a xlink:type="simple" xlink:href="#en-tete-de-colonne-ou-de-ligne" office:name=""><text:span text:style-name="Definition">en-tête de lignes</text:span></text:a> est structuré au moyen d’une balise <text:span text:style-name="Source_Text">&lt;th&gt;</text:span> ;</text:p>
            </text:list-item>
            <text:list-item>
              <text:p text:style-name="P179">L’<text:a xlink:type="simple" xlink:href="#en-tete-de-colonne-ou-de-ligne" office:name=""><text:span text:style-name="Definition">en-tête de lignes</text:span></text:a> est structuré au moyen d’une balise pourvue d’un attribut WAI-ARIA <text:span text:style-name="Source_Text">role="rowheader"</text:span>.</text:p>
            </text:list-item>
          </text:list>
        </text:list-item>
        <text:list-item>
          <text:p text:style-name="P177">Test 5.6.3 : Pour chaque <text:a xlink:type="simple" xlink:href="#tableau-de-donnees" office:name=""><text:span text:style-name="Definition">tableau de données</text:span></text:a>, chaque en-tête ne s’appliquant pas à la totalité de la ligne ou de la colonne est-il structuré au moyen d’une balise <text:span text:style-name="Source_Text">&lt;th&gt;</text:span> ?</text:p>
        </text:list-item>
        <text:list-item>
          <text:p text:style-name="P177">Test 5.6.4 : Pour chaque <text:a xlink:type="simple" xlink:href="#tableau-de-donnees" office:name=""><text:span text:style-name="Definition">tableau de données</text:span></text:a>, chaque cellule associée à plusieurs en-têtes est-elle structurée au moyen d’une balise <text:span text:style-name="Source_Text">&lt;td&gt;</text:span> ou <text:span text:style-name="Source_Text">&lt;th&gt;</text:span> ?</text:p>
        </text:list-item>
      </text:list>
      <text:h text:style-name="Heading_20_5" text:outline-level="5"><text:bookmark-start text:name="références-32"/>Références<text:bookmark-end text:name="références-32"/></text:h>
      <text:p text:style-name="First_20_paragraph">EN 301 549 V2.1.2 / WCAG 2.1</text:p>
      <text:list text:style-name="L180">
        <text:list-item>
          <text:p text:style-name="P180"><text:span text:style-name="T3">9.1.3.1 Info and Relationships (A)</text:span> / <text:a xlink:type="simple" xlink:href="https://www.w3.org/Translations/WCAG21-fr/#info-and-relationships" office:name=""><text:span text:style-name="Definition">1.3.1 Information et relations</text:span></text:a></text:p>
        </text:list-item>
      </text:list>
      <text:p text:style-name="First_20_paragraph">Technique(s) suffisante(s) et/ou échec(s) WCAG 2.1 : <text:a xlink:type="simple" xlink:href="https://www.w3.org/WAI/WCAG21/Techniques/failures/F91" office:name=""><text:span text:style-name="Definition">F91</text:span></text:a> – <text:a xlink:type="simple" xlink:href="https://www.w3.org/WAI/WCAG21/Techniques/html/H51" office:name=""><text:span text:style-name="Definition">H51</text:span></text:a></text:p>
      <text:h text:style-name="Heading_20_4" text:outline-level="4"><text:bookmark-start text:name="crit-5.7"/>Critère 5.7 Pour chaque <text:a xlink:type="simple" xlink:href="#tableau-de-donnees" office:name=""><text:span text:style-name="Definition">tableau de données</text:span></text:a>, la technique appropriée permettant d’associer chaque cellule avec ses <text:a xlink:type="simple" xlink:href="#en-tete-de-colonne-ou-de-ligne" office:name=""><text:span text:style-name="Definition">en-têtes</text:span></text:a> est-elle utilisée (hors cas particuliers) ?<text:bookmark-end text:name="crit-5.7"/></text:h>
      <text:list text:style-name="L181">
        <text:list-item>
          <text:p text:style-name="P181">Test 5.7.1 : Pour chaque contenu de balise <text:span text:style-name="Source_Text">&lt;th&gt;</text:span> s’appliquant à la totalité de la ligne ou de la colonne, la balise <text:span text:style-name="Source_Text">&lt;th&gt;</text:span> respecte-t-elle une de ces conditions (hors cas particuliers) ?</text:p>
          <text:list text:style-name="L182">
            <text:list-item>
              <text:p text:style-name="P182">La balise <text:span text:style-name="Source_Text">&lt;th&gt;</text:span> possède un attribut <text:span text:style-name="Source_Text">id</text:span> unique ;</text:p>
            </text:list-item>
            <text:list-item>
              <text:p text:style-name="P182">La balise <text:span text:style-name="Source_Text">&lt;th&gt;</text:span> possède un attribut <text:span text:style-name="Source_Text">scope</text:span> ;</text:p>
            </text:list-item>
            <text:list-item>
              <text:p text:style-name="P182">La balise <text:span text:style-name="Source_Text">&lt;th&gt;</text:span> possède un attribut WAI-ARIA <text:span text:style-name="Source_Text">role="rowheader"</text:span> ou <text:span text:style-name="Source_Text">role="columnheader"</text:span>.</text:p>
            </text:list-item>
          </text:list>
        </text:list-item>
        <text:list-item>
          <text:p text:style-name="P181">Test 5.7.2 : Pour chaque contenu de balise <text:span text:style-name="Source_Text">&lt;th&gt;</text:span> s’appliquant à la totalité de la ligne ou de la colonne et possédant un attribut <text:span text:style-name="Source_Text">scope</text:span>, la balise <text:span text:style-name="Source_Text">&lt;th&gt;</text:span> vérifie-t-elle une de ces conditions ?</text:p>
          <text:list text:style-name="L183">
            <text:list-item>
              <text:p text:style-name="P183">La balise <text:span text:style-name="Source_Text">&lt;th&gt;</text:span> possède un attribut <text:span text:style-name="Source_Text">scope</text:span> avec la valeur <text:span text:style-name="Source_Text">"row"</text:span> pour les <text:a xlink:type="simple" xlink:href="#en-tete-de-colonne-ou-de-ligne" office:name=""><text:span text:style-name="Definition">en-têtes de ligne</text:span></text:a> ;</text:p>
            </text:list-item>
            <text:list-item>
              <text:p text:style-name="P183">La balise <text:span text:style-name="Source_Text">&lt;th&gt;</text:span> possède un attribut <text:span text:style-name="Source_Text">scope</text:span> avec la valeur <text:span text:style-name="Source_Text">"col"</text:span> pour les <text:a xlink:type="simple" xlink:href="#en-tete-de-colonne-ou-de-ligne" office:name=""><text:span text:style-name="Definition">en-têtes de colonne</text:span></text:a>.</text:p>
            </text:list-item>
          </text:list>
        </text:list-item>
        <text:list-item>
          <text:p text:style-name="P181">Test 5.7.3 : Pour chaque contenu de balise <text:span text:style-name="Source_Text">&lt;th&gt;</text:span> ne s’appliquant pas à la totalité de la ligne ou de la colonne, la balise <text:span text:style-name="Source_Text">&lt;th&gt;</text:span> vérifie-t-elle ces conditions ?</text:p>
          <text:list text:style-name="L184">
            <text:list-item>
              <text:p text:style-name="P184">La balise <text:span text:style-name="Source_Text">&lt;th&gt;</text:span> ne possède pas d’attribut <text:span text:style-name="Source_Text">scope</text:span> ;</text:p>
            </text:list-item>
            <text:list-item>
              <text:p text:style-name="P184">La balise <text:span text:style-name="Source_Text">&lt;th&gt;</text:span> ne possède pas d’attribut WAI-ARIA <text:span text:style-name="Source_Text">role="rowheader"</text:span> ou <text:span text:style-name="Source_Text">role="columnheader"</text:span> ;</text:p>
            </text:list-item>
            <text:list-item>
              <text:p text:style-name="P184">La balise <text:span text:style-name="Source_Text">&lt;th&gt;</text:span> possède un attribut <text:span text:style-name="Source_Text">id</text:span> unique.</text:p>
            </text:list-item>
          </text:list>
        </text:list-item>
        <text:list-item>
          <text:p text:style-name="P181">Test 5.7.4 : Pour chaque contenu de balise <text:span text:style-name="Source_Text">&lt;td&gt;</text:span> ou <text:span text:style-name="Source_Text">&lt;th&gt;</text:span> associée à un ou plusieurs en-têtes possédant un attribut <text:span text:style-name="Source_Text">id</text:span>, la balise vérifie-t-elle ces conditions ?</text:p>
          <text:list text:style-name="L185">
            <text:list-item>
              <text:p text:style-name="P185">La balise possède un attribut <text:span text:style-name="Source_Text">headers</text:span> ;</text:p>
            </text:list-item>
            <text:list-item>
              <text:p text:style-name="P185">L’attribut <text:span text:style-name="Source_Text">headers</text:span> possède la liste des valeurs d’attribut <text:span text:style-name="Source_Text">id</text:span> des <text:a xlink:type="simple" xlink:href="#en-tete-de-colonne-ou-de-ligne" office:name=""><text:span text:style-name="Definition">en-têtes</text:span></text:a> associés.</text:p>
            </text:list-item>
          </text:list>
        </text:list-item>
        <text:list-item>
          <text:p text:style-name="P181">Test 5.7.5 : Pour chaque balise pourvue d’un attribut WAI-ARIA <text:span text:style-name="Source_Text">role="rowheader"</text:span> ou <text:span text:style-name="Source_Text">role="columnheader"</text:span> dont le contenu s’applique à la totalité de la ligne ou de la colonne, la balise vérifie-t-elle une de ces conditions ?</text:p>
          <text:list text:style-name="L186">
            <text:list-item>
              <text:p text:style-name="P186">La balise possède un attribut WAI-ARIA <text:span text:style-name="Source_Text">role="rowheader"</text:span> pour les <text:a xlink:type="simple" xlink:href="#en-tete-de-colonne-ou-de-ligne" office:name=""><text:span text:style-name="Definition">en-têtes de ligne</text:span></text:a> ;</text:p>
            </text:list-item>
            <text:list-item>
              <text:p text:style-name="P186">La balise possède un attribut WAI-ARIA <text:span text:style-name="Source_Text">role="columnheader"</text:span> pour les <text:a xlink:type="simple" xlink:href="#en-tete-de-colonne-ou-de-ligne" office:name=""><text:span text:style-name="Definition">en-têtes de colonne</text:span></text:a>.</text:p>
            </text:list-item>
          </text:list>
        </text:list-item>
      </text:list>
      <text:h text:style-name="Heading_20_5" text:outline-level="5"><text:bookmark-start text:name="cas-particulier-5"/>Cas particulier<text:bookmark-end text:name="cas-particulier-5"/></text:h>
      <text:p text:style-name="First_20_paragraph">Dans le cas de tableaux de données ayant des en-têtes sur une seule ligne ou une seule colonne, les en-têtes peuvent être structurés à l’aide de balise <text:span text:style-name="Source_Text">&lt;th&gt;</text:span> sans attribut <text:span text:style-name="Source_Text">scope</text:span>.</text:p>
      <text:h text:style-name="Heading_20_5" text:outline-level="5"><text:bookmark-start text:name="note-technique-2"/>Note technique<text:bookmark-end text:name="note-technique-2"/></text:h>
      <text:p text:style-name="First_20_paragraph">Si l’attribut <text:span text:style-name="Source_Text">headers</text:span> est implémenté sur une cellule déjà reliée à un en-tête (de ligne ou de colonne) avec l’attribut <text:span text:style-name="Source_Text">scope</text:span> (avec la valeur <text:span text:style-name="Source_Text">col</text:span> ou <text:span text:style-name="Source_Text">row</text:span>), c’est l’en-tête ou les en-têtes référencés par l’attribut <text:span text:style-name="Source_Text">headers</text:span> qui seront restitués aux technologies d’assistance. Les en-têtes reliés avec l’attribut <text:span text:style-name="Source_Text">scope</text:span> seront ignorés.</text:p>
      <text:h text:style-name="Heading_20_5" text:outline-level="5"><text:bookmark-start text:name="références-33"/>Références<text:bookmark-end text:name="références-33"/></text:h>
      <text:p text:style-name="First_20_paragraph">EN 301 549 V2.1.2 / WCAG 2.1</text:p>
      <text:list text:style-name="L187">
        <text:list-item>
          <text:p text:style-name="P187"><text:span text:style-name="T3">9.1.3.1 Info and Relationships (A)</text:span> / <text:a xlink:type="simple" xlink:href="https://www.w3.org/Translations/WCAG21-fr/#info-and-relationships" office:name=""><text:span text:style-name="Definition">1.3.1 Information et relations</text:span></text:a></text:p>
        </text:list-item>
      </text:list>
      <text:p text:style-name="First_20_paragraph">Technique(s) suffisante(s) et/ou échec(s) WCAG 2.1 : <text:a xlink:type="simple" xlink:href="https://www.w3.org/WAI/WCAG21/Techniques/failures/F90" office:name=""><text:span text:style-name="Definition">F90</text:span></text:a> – <text:a xlink:type="simple" xlink:href="https://www.w3.org/WAI/WCAG21/Techniques/html/H43" office:name=""><text:span text:style-name="Definition">H43</text:span></text:a> – <text:a xlink:type="simple" xlink:href="https://www.w3.org/WAI/WCAG21/Techniques/html/H63" office:name=""><text:span text:style-name="Definition">H63</text:span></text:a></text:p>
      <text:h text:style-name="Heading_20_4" text:outline-level="4"><text:bookmark-start text:name="crit-5.8"/>Critère 5.8 Chaque <text:a xlink:type="simple" xlink:href="#tableau-de-mise-en-forme" office:name=""><text:span text:style-name="Definition">tableau de mise en forme</text:span></text:a> ne doit pas utiliser d’éléments propres aux <text:a xlink:type="simple" xlink:href="#tableau-de-donnees" office:name=""><text:span text:style-name="Definition">tableaux de données</text:span></text:a>. Cette règle est-elle respectée ?<text:bookmark-end text:name="crit-5.8"/></text:h>
      <text:list text:style-name="L188">
        <text:list-item>
          <text:p text:style-name="P188">Test 5.8.1 : Chaque <text:a xlink:type="simple" xlink:href="#tableau-de-mise-en-forme" office:name=""><text:span text:style-name="Definition">tableau de mise en forme</text:span></text:a> (balise <text:span text:style-name="Source_Text">&lt;table&gt;</text:span>) vérifie-t-il ces conditions ?</text:p>
          <text:list text:style-name="L189">
            <text:list-item>
              <text:p text:style-name="P189">Le tableau de mise en forme (balise <text:span text:style-name="Source_Text">&lt;table&gt;</text:span>) n’a pas d’attribut <text:span text:style-name="Source_Text">summary</text:span> (sinon vide) et ne contient pas de balises <text:span text:style-name="Source_Text">&lt;caption&gt;</text:span>, <text:span text:style-name="Source_Text">&lt;th&gt;</text:span>, <text:span text:style-name="Source_Text">&lt;thead&gt;</text:span>, <text:span text:style-name="Source_Text">&lt;tfoot&gt;</text:span> ou de balises ayant un attribut WAI-ARIA <text:span text:style-name="Source_Text">role="rowheader"</text:span>, <text:span text:style-name="Source_Text">role="columnheader"</text:span> ;</text:p>
            </text:list-item>
            <text:list-item>
              <text:p text:style-name="P189">Les cellules du tableau de mise en forme (balises <text:span text:style-name="Source_Text">&lt;td&gt;</text:span>) ne possèdent pas d’attributs <text:span text:style-name="Source_Text">scope</text:span>, <text:span text:style-name="Source_Text">headers</text:span> et <text:span text:style-name="Source_Text">axis</text:span>.</text:p>
            </text:list-item>
          </text:list>
        </text:list-item>
      </text:list>
      <text:h text:style-name="Heading_20_5" text:outline-level="5"><text:bookmark-start text:name="références-34"/>Références<text:bookmark-end text:name="références-34"/></text:h>
      <text:p text:style-name="First_20_paragraph">EN 301 549 V2.1.2 / WCAG 2.1</text:p>
      <text:list text:style-name="L190">
        <text:list-item>
          <text:p text:style-name="P190"><text:span text:style-name="T3">9.1.3.1 Info and Relationships (A)</text:span> / <text:a xlink:type="simple" xlink:href="https://www.w3.org/Translations/WCAG21-fr/#info-and-relationships" office:name=""><text:span text:style-name="Definition">1.3.1 Information et relations</text:span></text:a></text:p>
        </text:list-item>
      </text:list>
      <text:p text:style-name="First_20_paragraph">Technique(s) suffisante(s) et/ou échec(s) WCAG 2.1 : <text:a xlink:type="simple" xlink:href="https://www.w3.org/WAI/WCAG21/Techniques/failures/F46" office:name=""><text:span text:style-name="Definition">F46</text:span></text:a></text:p>
      <text:h text:style-name="Heading_20_3" text:outline-level="3"><text:bookmark-start text:name="liens"/>6. Liens<text:bookmark-end text:name="liens"/></text:h>
      <text:h text:style-name="Heading_20_4" text:outline-level="4"><text:bookmark-start text:name="crit-6.1"/>Critère 6.1 Chaque <text:a xlink:type="simple" xlink:href="#lien" office:name=""><text:span text:style-name="Definition">lien</text:span></text:a> est-il explicite (hors cas particuliers) ?<text:bookmark-end text:name="crit-6.1"/></text:h>
      <text:list text:style-name="L191">
        <text:list-item>
          <text:p text:style-name="P191">Test 6.1.1 : Chaque <text:a xlink:type="simple" xlink:href="#lien-texte" office:name=""><text:span text:style-name="Definition">lien texte</text:span></text:a> vérifie-t-il une de ces conditions (hors cas particuliers) ?</text:p>
          <text:list text:style-name="L192">
            <text:list-item>
              <text:p text:style-name="P192">L’<text:a xlink:type="simple" xlink:href="#intitule-ou-nom-accessible-de-lien" office:name=""><text:span text:style-name="Definition">intitulé de lien</text:span></text:a> seul permet d’en comprendre la fonction et la destination ;</text:p>
            </text:list-item>
            <text:list-item>
              <text:p text:style-name="P192">L’<text:a xlink:type="simple" xlink:href="#intitule-ou-nom-accessible-de-lien" office:name=""><text:span text:style-name="Definition">intitulé de lien</text:span></text:a> additionné au <text:a xlink:type="simple" xlink:href="#contexte-du-lien" office:name=""><text:span text:style-name="Definition">contexte du lien</text:span></text:a> permet d’en comprendre la fonction et la destination.</text:p>
            </text:list-item>
          </text:list>
        </text:list-item>
        <text:list-item>
          <text:p text:style-name="P191">Test 6.1.2 : Chaque <text:a xlink:type="simple" xlink:href="#lien-image" office:name=""><text:span text:style-name="Definition">lien image</text:span></text:a> vérifie-t-il une de ces conditions (hors cas particuliers) ?</text:p>
          <text:list text:style-name="L193">
            <text:list-item>
              <text:p text:style-name="P193">L’<text:a xlink:type="simple" xlink:href="#intitule-ou-nom-accessible-de-lien" office:name=""><text:span text:style-name="Definition">intitulé de lien</text:span></text:a> seul permet d’en comprendre la fonction et la destination ;</text:p>
            </text:list-item>
            <text:list-item>
              <text:p text:style-name="P193">L’<text:a xlink:type="simple" xlink:href="#intitule-ou-nom-accessible-de-lien" office:name=""><text:span text:style-name="Definition">intitulé de lien</text:span></text:a> additionné au <text:a xlink:type="simple" xlink:href="#contexte-du-lien" office:name=""><text:span text:style-name="Definition">contexte du lien</text:span></text:a> permet d’en comprendre la fonction et la destination.</text:p>
            </text:list-item>
          </text:list>
        </text:list-item>
        <text:list-item>
          <text:p text:style-name="P191">Test 6.1.3 : Chaque <text:a xlink:type="simple" xlink:href="#lien-composite" office:name=""><text:span text:style-name="Definition">lien composite</text:span></text:a> vérifie-t-il une de ces conditions (hors cas particuliers) ?</text:p>
          <text:list text:style-name="L194">
            <text:list-item>
              <text:p text:style-name="P194">L’<text:a xlink:type="simple" xlink:href="#intitule-ou-nom-accessible-de-lien" office:name=""><text:span text:style-name="Definition">intitulé de lien</text:span></text:a> seul permet d’en comprendre la fonction et la destination ;</text:p>
            </text:list-item>
            <text:list-item>
              <text:p text:style-name="P194">L’<text:a xlink:type="simple" xlink:href="#intitule-ou-nom-accessible-de-lien" office:name=""><text:span text:style-name="Definition">intitulé de lien</text:span></text:a> additionné au <text:a xlink:type="simple" xlink:href="#contexte-du-lien" office:name=""><text:span text:style-name="Definition">contexte du lien</text:span></text:a> permet d’en comprendre la fonction et la destination.</text:p>
            </text:list-item>
          </text:list>
        </text:list-item>
        <text:list-item>
          <text:p text:style-name="P191">Test 6.1.4 : Chaque <text:a xlink:type="simple" xlink:href="#lien-svg" office:name=""><text:span text:style-name="Definition">lien SVG</text:span></text:a> vérifie-t-il une de ces conditions (hors cas particuliers) ?</text:p>
          <text:list text:style-name="L195">
            <text:list-item>
              <text:p text:style-name="P195">L’<text:a xlink:type="simple" xlink:href="#intitule-ou-nom-accessible-de-lien" office:name=""><text:span text:style-name="Definition">intitulé de lien</text:span></text:a> seul permet d’en comprendre la fonction et la destination ;</text:p>
            </text:list-item>
            <text:list-item>
              <text:p text:style-name="P195">L’<text:a xlink:type="simple" xlink:href="#intitule-ou-nom-accessible-de-lien" office:name=""><text:span text:style-name="Definition">intitulé de lien</text:span></text:a> additionné au <text:a xlink:type="simple" xlink:href="#contexte-du-lien" office:name=""><text:span text:style-name="Definition">contexte du lien</text:span></text:a> permet d’en comprendre la fonction et la destination.</text:p>
            </text:list-item>
          </text:list>
        </text:list-item>
        <text:list-item>
          <text:p text:style-name="P191">Test 6.1.5 : Pour chaque <text:a xlink:type="simple" xlink:href="#lien" office:name=""><text:span text:style-name="Definition">lien</text:span></text:a> ayant un <text:a xlink:type="simple" xlink:href="#intitule-visible" office:name=""><text:span text:style-name="Definition">intitulé visible</text:span></text:a>, le <text:a xlink:type="simple" xlink:href="#intitule-ou-nom-accessible-de-lien" office:name=""><text:span text:style-name="Definition">nom accessible du lien</text:span></text:a> contient-il au moins l’<text:a xlink:type="simple" xlink:href="#intitule-visible" office:name=""><text:span text:style-name="Definition">intitulé visible</text:span></text:a> (hors cas particuliers) ?</text:p>
        </text:list-item>
      </text:list>
      <text:h text:style-name="Heading_20_5" text:outline-level="5"><text:bookmark-start text:name="cas-particuliers-6"/>Cas particuliers<text:bookmark-end text:name="cas-particuliers-6"/></text:h>
      <text:p text:style-name="First_20_paragraph">Il existe une gestion de cas particuliers pour les tests 6.1.1, 6.1.2, 6.1.3 et 6.1.4 lorsque le lien est <text:a xlink:type="simple" xlink:href="#ambigu-pour-tout-le-monde" office:name=""><text:span text:style-name="Definition">ambigu pour tout le monde</text:span></text:a>. Dans cette situation, où il n’est pas possible de rendre le lien explicite dans son contexte, le critère est non applicable.</text:p>
      <text:p text:style-name="Text_20_body">Il existe une gestion de cas particuliers pour le test 6.1.5 lorsque :</text:p>
      <text:list text:style-name="L196">
        <text:list-item>
          <text:p text:style-name="P196">La ponctuation et les lettres majuscules sont présentes dans le texte de l’<text:a xlink:type="simple" xlink:href="#intitule-visible" office:name=""><text:span text:style-name="Definition">intitulé visible</text:span></text:a> : elles peuvent être ignorées dans le nom accessible sans porter à conséquence ;</text:p>
        </text:list-item>
        <text:list-item>
          <text:p text:style-name="P196">Le texte de l’<text:a xlink:type="simple" xlink:href="#intitule-visible" office:name=""><text:span text:style-name="Definition">intitulé visible</text:span></text:a> sert de symbole : le texte ne doit pas être interprété littéralement au niveau du nom accessible. Le nom doit exprimer la fonction véhiculée par le symbole (par exemple, “B” au niveau d’un éditeur de texte aura pour nom accessible “Mettre en gras”, le signe “&gt;” en fonction du contexte signifiera “Suivant” ou “Lancer la vidéo”). Le cas des symboles mathématiques fait cependant exception (voir la note ci-dessous).</text:p>
        </text:list-item>
      </text:list>
      <text:p text:style-name="First_20_paragraph">Note : si l’étiquette visible représente une expression mathématique, les symboles mathématiques peuvent être repris littéralement pour servir d’étiquette au nom accessible (ex. : “A&gt;B”). Il est laissé à l’utilisateur le soin d’opérer la correspondance entre l’expression et ce qu’il doit épeler compte tenu de la connaissance qu’il a du fonctionnement de son logiciel de saisie vocale (“A plus grand que B” ou “A supérieur à B”).</text:p>
      <text:h text:style-name="Heading_20_5" text:outline-level="5"><text:bookmark-start text:name="notes-techniques-3"/>Notes techniques<text:bookmark-end text:name="notes-techniques-3"/></text:h>
      <text:p text:style-name="First_20_paragraph">Lorsque l’intitulé visible est complété par une autre expression dans le nom accessible :</text:p>
      <text:list text:style-name="L197">
        <text:list-item>
          <text:p text:style-name="P197">WCAG insiste sur le placement de l’intitulé visible au début du nom accessible sans toutefois réserver l’exclusivité de cet emplacement ;</text:p>
        </text:list-item>
        <text:list-item>
          <text:p text:style-name="P197">WCAG considère comme un cas d’échec une correspondance non exacte de la chaîne de caractères de l’intitulé visible au sein du nom accessible.</text:p>
        </text:list-item>
      </text:list>
      <text:p text:style-name="First_20_paragraph">Par exemple, si l’on considère l’intitulé visible « Commander maintenant » complété dans le nom accessible par l’expression « produit X », on peut avoir les différents cas suivants :</text:p>
      <text:list text:style-name="L198">
        <text:list-item>
          <text:p text:style-name="P198">« Commander maintenant produit X » est valide (bonne pratique) ;</text:p>
        </text:list-item>
        <text:list-item>
          <text:p text:style-name="P198">« Produit X : commander maintenant » est valide ;</text:p>
        </text:list-item>
        <text:list-item>
          <text:p text:style-name="P198">« Commander produit X maintenant » est non valide.</text:p>
        </text:list-item>
      </text:list>
      <text:h text:style-name="Heading_20_5" text:outline-level="5"><text:bookmark-start text:name="références-35"/>Références<text:bookmark-end text:name="références-35"/></text:h>
      <text:p text:style-name="First_20_paragraph">EN 301 549 V2.1.2 / WCAG 2.1</text:p>
      <text:list text:style-name="L199">
        <text:list-item>
          <text:p text:style-name="P199"><text:span text:style-name="T3">9.1.1.1 Non-text Content (A)</text:span> / <text:a xlink:type="simple" xlink:href="https://www.w3.org/Translations/WCAG21-fr/#non-text-content" office:name=""><text:span text:style-name="Definition">1.1.1 Contenu non textuel</text:span></text:a></text:p>
        </text:list-item>
        <text:list-item>
          <text:p text:style-name="P199"><text:span text:style-name="T3">9.2.4.4 Link Purpose (In Context) (A)</text:span> / <text:a xlink:type="simple" xlink:href="https://www.w3.org/Translations/WCAG21-fr/#link-purpose-in-context" office:name=""><text:span text:style-name="Definition">2.4.4 Fonction du lien (selon le contexte)</text:span></text:a></text:p>
        </text:list-item>
        <text:list-item>
          <text:p text:style-name="P199"><text:span text:style-name="T3">9.2.5.3 Label in Name (A)</text:span> / <text:a xlink:type="simple" xlink:href="https://www.w3.org/Translations/WCAG21-fr/#label-in-name" office:name=""><text:span text:style-name="Definition">2.5.3 Étiquette dans le nom</text:span></text:a></text:p>
        </text:list-item>
      </text:list>
      <text:p text:style-name="First_20_paragraph">Technique(s) suffisante(s) et/ou échec(s) WCAG 2.1 : <text:a xlink:type="simple" xlink:href="https://www.w3.org/WAI/WCAG21/Techniques/aria/ARIA7" office:name=""><text:span text:style-name="Definition">ARIA7</text:span></text:a> – <text:a xlink:type="simple" xlink:href="https://www.w3.org/WAI/WCAG21/Techniques/aria/ARIA8" office:name=""><text:span text:style-name="Definition">ARIA8</text:span></text:a> – <text:a xlink:type="simple" xlink:href="https://www.w3.org/WAI/WCAG21/Techniques/failures/F63" office:name=""><text:span text:style-name="Definition">F63</text:span></text:a> – <text:a xlink:type="simple" xlink:href="https://www.w3.org/WAI/WCAG21/Techniques/failures/F89" office:name=""><text:span text:style-name="Definition">F89</text:span></text:a> – <text:a xlink:type="simple" xlink:href="https://www.w3.org/WAI/WCAG21/Techniques/general/G53" office:name=""><text:span text:style-name="Definition">G53</text:span></text:a> – <text:a xlink:type="simple" xlink:href="https://www.w3.org/WAI/WCAG21/Techniques/general/G91" office:name=""><text:span text:style-name="Definition">G91</text:span></text:a> – <text:a xlink:type="simple" xlink:href="https://www.w3.org/WAI/WCAG21/Techniques/html/H30" office:name=""><text:span text:style-name="Definition">H30</text:span></text:a> – <text:a xlink:type="simple" xlink:href="https://www.w3.org/WAI/WCAG21/Techniques/html/H78" office:name=""><text:span text:style-name="Definition">H78</text:span></text:a> – <text:a xlink:type="simple" xlink:href="https://www.w3.org/WAI/WCAG21/Techniques/html/H79" office:name=""><text:span text:style-name="Definition">H79</text:span></text:a> – <text:a xlink:type="simple" xlink:href="https://www.w3.org/WAI/WCAG21/Techniques/html/H80" office:name=""><text:span text:style-name="Definition">H80</text:span></text:a> – <text:a xlink:type="simple" xlink:href="https://www.w3.org/WAI/WCAG21/Techniques/html/H81" office:name=""><text:span text:style-name="Definition">H81</text:span></text:a></text:p>
      <text:h text:style-name="Heading_20_4" text:outline-level="4"><text:bookmark-start text:name="crit-6.2"/>Critère 6.2 Dans chaque page web, chaque <text:a xlink:type="simple" xlink:href="#lien" office:name=""><text:span text:style-name="Definition">lien</text:span></text:a> a-t-il un <text:a xlink:type="simple" xlink:href="#intitule-ou-nom-accessible-de-lien" office:name=""><text:span text:style-name="Definition">intitulé</text:span></text:a> ?<text:bookmark-end text:name="crit-6.2"/></text:h>
      <text:list text:style-name="L200">
        <text:list-item>
          <text:p text:style-name="P200">Test 6.2.1 : Dans chaque page web, chaque <text:a xlink:type="simple" xlink:href="#lien" office:name=""><text:span text:style-name="Definition">lien</text:span></text:a> a-t-il un <text:a xlink:type="simple" xlink:href="#intitule-ou-nom-accessible-de-lien" office:name=""><text:span text:style-name="Definition">intitulé</text:span></text:a> entre <text:span text:style-name="Source_Text">&lt;a&gt;</text:span> et <text:span text:style-name="Source_Text">&lt;/a&gt;</text:span> ?</text:p>
        </text:list-item>
      </text:list>
      <text:h text:style-name="Heading_20_5" text:outline-level="5"><text:bookmark-start text:name="note-technique-3"/>Note technique<text:bookmark-end text:name="note-technique-3"/></text:h>
      <text:p text:style-name="First_20_paragraph">Une ancre n’est pas un lien même si pendant longtemps l’élément <text:span text:style-name="Source_Text">&lt;a&gt;</text:span> a servi de support à cette technique. Elle n’est donc pas concernée par le présent critère.</text:p>
      <text:h text:style-name="Heading_20_5" text:outline-level="5"><text:bookmark-start text:name="références-36"/>Références<text:bookmark-end text:name="références-36"/></text:h>
      <text:p text:style-name="First_20_paragraph">EN 301 549 V2.1.2 / WCAG 2.1</text:p>
      <text:list text:style-name="L201">
        <text:list-item>
          <text:p text:style-name="P201"><text:span text:style-name="T3">9.1.1.1 Non-text Content (A)</text:span> / <text:a xlink:type="simple" xlink:href="https://www.w3.org/Translations/WCAG21-fr/#non-text-content" office:name=""><text:span text:style-name="Definition">1.1.1 Contenu non textuel</text:span></text:a></text:p>
        </text:list-item>
        <text:list-item>
          <text:p text:style-name="P201"><text:span text:style-name="T3">9.2.4.4 Link Purpose (In Context) (A)</text:span> / <text:a xlink:type="simple" xlink:href="https://www.w3.org/Translations/WCAG21-fr/#link-purpose-in-context" office:name=""><text:span text:style-name="Definition">2.4.4 Fonction du lien (selon le contexte)</text:span></text:a></text:p>
        </text:list-item>
      </text:list>
      <text:p text:style-name="First_20_paragraph">Technique(s) suffisante(s) et/ou échec(s) WCAG 2.1 : <text:a xlink:type="simple" xlink:href="https://www.w3.org/WAI/WCAG21/Techniques/failures/F89" office:name=""><text:span text:style-name="Definition">F89</text:span></text:a> – <text:a xlink:type="simple" xlink:href="https://www.w3.org/WAI/WCAG21/Techniques/general/G91" office:name=""><text:span text:style-name="Definition">G91</text:span></text:a> – <text:a xlink:type="simple" xlink:href="https://www.w3.org/WAI/WCAG21/Techniques/html/H30" office:name=""><text:span text:style-name="Definition">H30</text:span></text:a></text:p>
      <text:h text:style-name="Heading_20_3" text:outline-level="3"><text:bookmark-start text:name="scripts"/>7. Scripts<text:bookmark-end text:name="scripts"/></text:h>
      <text:h text:style-name="Heading_20_4" text:outline-level="4"><text:bookmark-start text:name="crit-7.1"/>Critère 7.1 Chaque <text:a xlink:type="simple" xlink:href="#script" office:name=""><text:span text:style-name="Definition">script</text:span></text:a> est-il, si nécessaire, <text:a xlink:type="simple" xlink:href="#compatible-avec-les-technologies-d-assistance" office:name=""><text:span text:style-name="Definition">compatible avec les technologies d’assistance</text:span></text:a> ?<text:bookmark-end text:name="crit-7.1"/></text:h>
      <text:list text:style-name="L202">
        <text:list-item>
          <text:p text:style-name="P202">Test 7.1.1 : Chaque <text:a xlink:type="simple" xlink:href="#script" office:name=""><text:span text:style-name="Definition">script</text:span></text:a> qui génère ou contrôle un <text:a xlink:type="simple" xlink:href="#composant-d-interface" office:name=""><text:span text:style-name="Definition">composant d’interface</text:span></text:a> vérifie-t-il, si nécessaire, une de ces conditions ?</text:p>
          <text:list text:style-name="L203">
            <text:list-item>
              <text:p text:style-name="P203">Le <text:a xlink:type="simple" xlink:href="#le-nom-le-role-la-valeur-le-parametrage-et-les-changements-d-etats" office:name=""><text:span text:style-name="Definition">nom, le rôle, la valeur, le paramétrage et les changements d’états</text:span></text:a> sont accessibles aux technologies d’assistance via une API d’accessibilité ;</text:p>
            </text:list-item>
            <text:list-item>
              <text:p text:style-name="P203">Un <text:a xlink:type="simple" xlink:href="#composant-d-interface" office:name=""><text:span text:style-name="Definition">composant d’interface</text:span></text:a> accessible permettant d’accéder aux mêmes fonctionnalités est présent dans la page ;</text:p>
            </text:list-item>
            <text:list-item>
              <text:p text:style-name="P203">Une <text:a xlink:type="simple" xlink:href="#alternative-a-script" office:name=""><text:span text:style-name="Definition">alternative</text:span></text:a> accessible permet d’accéder aux mêmes fonctionnalités.</text:p>
            </text:list-item>
          </text:list>
        </text:list-item>
        <text:list-item>
          <text:p text:style-name="P202">Test 7.1.2 : Chaque <text:a xlink:type="simple" xlink:href="#script" office:name=""><text:span text:style-name="Definition">script</text:span></text:a> qui génère ou contrôle un <text:a xlink:type="simple" xlink:href="#composant-d-interface" office:name=""><text:span text:style-name="Definition">composant d’interface</text:span></text:a> respecte-t-il une de ces conditions ?</text:p>
          <text:list text:style-name="L204">
            <text:list-item>
              <text:p text:style-name="P204">Le <text:a xlink:type="simple" xlink:href="#composant-d-interface" office:name=""><text:span text:style-name="Definition">composant d’interface</text:span></text:a> est <text:a xlink:type="simple" xlink:href="#correctement-restitue-par-les-technologies-d-assistance" office:name=""><text:span text:style-name="Definition">correctement restitué</text:span></text:a> par les technologies d’assistance ;</text:p>
            </text:list-item>
            <text:list-item>
              <text:p text:style-name="P204">Une <text:a xlink:type="simple" xlink:href="#alternative-a-script" office:name=""><text:span text:style-name="Definition">alternative</text:span></text:a> accessible permet d’accéder aux mêmes fonctionnalités.</text:p>
            </text:list-item>
          </text:list>
        </text:list-item>
        <text:list-item>
          <text:p text:style-name="P202">Test 7.1.3 : Chaque <text:a xlink:type="simple" xlink:href="#script" office:name=""><text:span text:style-name="Definition">script</text:span></text:a> qui génère ou contrôle un <text:a xlink:type="simple" xlink:href="#composant-d-interface" office:name=""><text:span text:style-name="Definition">composant d’interface</text:span></text:a> vérifie-t-il ces conditions (hors cas particuliers) ?</text:p>
          <text:list text:style-name="L205">
            <text:list-item>
              <text:p text:style-name="P205">Le composant possède un nom pertinent ;</text:p>
            </text:list-item>
            <text:list-item>
              <text:p text:style-name="P205">Le nom accessible du composant contient au moins l’<text:a xlink:type="simple" xlink:href="#intitule-visible" office:name=""><text:span text:style-name="Definition">intitulé visible</text:span></text:a> ;</text:p>
            </text:list-item>
            <text:list-item>
              <text:p text:style-name="P205">Le composant possède un rôle pertinent.</text:p>
            </text:list-item>
          </text:list>
        </text:list-item>
      </text:list>
      <text:h text:style-name="Heading_20_5" text:outline-level="5"><text:bookmark-start text:name="cas-particuliers-7"/>Cas particuliers<text:bookmark-end text:name="cas-particuliers-7"/></text:h>
      <text:p text:style-name="First_20_paragraph">Il existe une gestion de cas particuliers pour le test 7.1.3 lorsque :</text:p>
      <text:list text:style-name="L206">
        <text:list-item>
          <text:p text:style-name="P206">La ponctuation et les lettres majuscules sont présentes dans le texte de l’intitulé visible : elles peuvent être ignorées dans le nom accessible sans porter à conséquence ;</text:p>
        </text:list-item>
        <text:list-item>
          <text:p text:style-name="P206">Le texte de l’intitulé visible sert de symbole : le texte ne doit pas être interprété littéralement au niveau du nom accessible. Le nom doit exprimer la fonction véhiculée par le symbole (par exemple, “B” au niveau d’un éditeur de texte aura pour nom accessible “Mettre en gras”, le signe “&gt;” en fonction du contexte signifiera “Suivant” ou “Lancer la vidéo”). Le cas des symboles mathématiques fait cependant exception (voir la note ci-dessous).</text:p>
        </text:list-item>
      </text:list>
      <text:p text:style-name="First_20_paragraph">Note : si l’étiquette visible représente une expression mathématique, les symboles mathématiques peuvent être repris littéralement pour servir d’étiquette au nom accessible (ex. : “A&gt;B”). Il est laissé à l’utilisateur le soin d’opérer la correspondance entre l’expression et ce qu’il doit épeler compte tenu de la connaissance qu’il a du fonctionnement de son logiciel de saisie vocale (“A plus grand que B” ou “A supérieur à B”).</text:p>
      <text:h text:style-name="Heading_20_5" text:outline-level="5"><text:bookmark-start text:name="notes-techniques-4"/>Notes techniques<text:bookmark-end text:name="notes-techniques-4"/></text:h>
      <text:p text:style-name="First_20_paragraph">Le critère 7.1 implémente la notion de « compatible avec les technologies d’assistance » telle que définie par les WCAG, ainsi que le recours à WAI-ARIA pour rendre un composant ou une fonctionnalité accessible. Le bon usage de WAI-ARIA est vérifié via les tests 7.1.1, 7.1.2, 7.1.3.</text:p>
      <text:p text:style-name="Text_20_body">Note importante : dans un environnement HTML5, beaucoup de composants peuvent nécessiter JavaScript pour fonctionner ; en conséquence la fourniture d’une alternative à un composant JavaScript qui ne pourrait pas être rendu accessible devra bénéficier d’une méthode spécifique au composant en cause, permettant de le remplacer par une alternative accessible (et de le réactiver). Cela signifie que la désactivation de JavaScript pour l’ensemble de la page ne sera pas acceptée comme une méthode valable, à moins qu’elle ne remette pas en cause l’utilisation des autres composants.</text:p>
      <text:h text:style-name="Heading_20_5" text:outline-level="5"><text:bookmark-start text:name="références-37"/>Références<text:bookmark-end text:name="références-37"/></text:h>
      <text:p text:style-name="First_20_paragraph">EN 301 549 V2.1.2 / WCAG 2.1</text:p>
      <text:list text:style-name="L207">
        <text:list-item>
          <text:p text:style-name="P207"><text:span text:style-name="T3">9.2.5.3 Label in Name (A)</text:span> / <text:a xlink:type="simple" xlink:href="https://www.w3.org/Translations/WCAG21-fr/#label-in-name" office:name=""><text:span text:style-name="Definition">2.5.3 Étiquette dans le nom</text:span></text:a></text:p>
        </text:list-item>
        <text:list-item>
          <text:p text:style-name="P207"><text:span text:style-name="T3">9.4.1.2 Name, Role, Value (A)</text:span> / <text:a xlink:type="simple" xlink:href="https://www.w3.org/Translations/WCAG21-fr/#name-role-value" office:name=""><text:span text:style-name="Definition">4.1.2 Nom, rôle et valeur</text:span></text:a></text:p>
        </text:list-item>
      </text:list>
      <text:p text:style-name="First_20_paragraph">Technique(s) suffisante(s) et/ou échec(s) WCAG 2.1 : <text:a xlink:type="simple" xlink:href="https://www.w3.org/WAI/WCAG21/Techniques/aria/ARIA4" office:name=""><text:span text:style-name="Definition">ARIA4</text:span></text:a> – <text:a xlink:type="simple" xlink:href="https://www.w3.org/WAI/WCAG21/Techniques/aria/ARIA5" office:name=""><text:span text:style-name="Definition">ARIA5</text:span></text:a> – <text:a xlink:type="simple" xlink:href="https://www.w3.org/WAI/WCAG21/Techniques/aria/ARIA18" office:name=""><text:span text:style-name="Definition">ARIA18</text:span></text:a> – <text:a xlink:type="simple" xlink:href="https://www.w3.org/WAI/WCAG21/Techniques/aria/ARIA19" office:name=""><text:span text:style-name="Definition">ARIA19</text:span></text:a> – <text:a xlink:type="simple" xlink:href="https://www.w3.org/WAI/WCAG21/Techniques/failures/F15" office:name=""><text:span text:style-name="Definition">F15</text:span></text:a> – <text:a xlink:type="simple" xlink:href="https://www.w3.org/WAI/WCAG21/Techniques/failures/F19" office:name=""><text:span text:style-name="Definition">F19</text:span></text:a> – <text:a xlink:type="simple" xlink:href="https://www.w3.org/WAI/WCAG21/Techniques/failures/F20" office:name=""><text:span text:style-name="Definition">F20</text:span></text:a> – <text:a xlink:type="simple" xlink:href="https://www.w3.org/WAI/WCAG21/Techniques/failures/F42" office:name=""><text:span text:style-name="Definition">F42</text:span></text:a> – <text:a xlink:type="simple" xlink:href="https://www.w3.org/WAI/WCAG21/Techniques/failures/F59" office:name=""><text:span text:style-name="Definition">F59</text:span></text:a> – <text:a xlink:type="simple" xlink:href="https://www.w3.org/WAI/WCAG21/Techniques/failures/F79" office:name=""><text:span text:style-name="Definition">F79</text:span></text:a> – <text:a xlink:type="simple" xlink:href="https://www.w3.org/WAI/WCAG21/Techniques/general/G10" office:name=""><text:span text:style-name="Definition">G10</text:span></text:a> – <text:a xlink:type="simple" xlink:href="https://www.w3.org/WAI/WCAG21/Techniques/general/G135" office:name=""><text:span text:style-name="Definition">G135</text:span></text:a> – <text:a xlink:type="simple" xlink:href="https://www.w3.org/WAI/WCAG21/Techniques/general/G136" office:name=""><text:span text:style-name="Definition">G136</text:span></text:a> – <text:a xlink:type="simple" xlink:href="https://www.w3.org/WAI/WCAG21/Techniques/client-side-script/SCR21" office:name=""><text:span text:style-name="Definition">SCR21</text:span></text:a></text:p>
      <text:h text:style-name="Heading_20_4" text:outline-level="4"><text:bookmark-start text:name="crit-7.2"/>Critère 7.2 Pour chaque <text:a xlink:type="simple" xlink:href="#script" office:name=""><text:span text:style-name="Definition">script</text:span></text:a> ayant une <text:a xlink:type="simple" xlink:href="#alternative-a-script" office:name=""><text:span text:style-name="Definition">alternative</text:span></text:a>, cette alternative est-elle pertinente ?<text:bookmark-end text:name="crit-7.2"/></text:h>
      <text:list text:style-name="L208">
        <text:list-item>
          <text:p text:style-name="P208">Test 7.2.1 : Chaque <text:a xlink:type="simple" xlink:href="#script" office:name=""><text:span text:style-name="Definition">script</text:span></text:a> débutant par la balise <text:span text:style-name="Source_Text">&lt;script&gt;</text:span> et ayant une <text:a xlink:type="simple" xlink:href="#alternative-a-script" office:name=""><text:span text:style-name="Definition">alternative</text:span></text:a> vérifie-t-il une de ces conditions ?</text:p>
          <text:list text:style-name="L209">
            <text:list-item>
              <text:p text:style-name="P209">L’<text:a xlink:type="simple" xlink:href="#alternative-a-script" office:name=""><text:span text:style-name="Definition">alternative</text:span></text:a> entre <text:span text:style-name="Source_Text">&lt;noscript&gt;</text:span> et <text:span text:style-name="Source_Text">&lt;/noscript&gt;</text:span> permet d’accéder à des contenus et des fonctionnalités similaires ;</text:p>
            </text:list-item>
            <text:list-item>
              <text:p text:style-name="P209">La page affichée, lorsque JavaScript est désactivé, permet d’accéder à des contenus et des fonctionnalités similaires ;</text:p>
            </text:list-item>
            <text:list-item>
              <text:p text:style-name="P209">La page alternative permet d’accéder à des contenus et des fonctionnalités similaires ;</text:p>
            </text:list-item>
            <text:list-item>
              <text:p text:style-name="P209">Le langage de script côté serveur permet d’accéder à des contenus et des fonctionnalités similaires ;</text:p>
            </text:list-item>
            <text:list-item>
              <text:p text:style-name="P209">L’alternative présente dans la page permet d’accéder à des contenus et des fonctionnalités similaires.</text:p>
            </text:list-item>
          </text:list>
        </text:list-item>
        <text:list-item>
          <text:p text:style-name="P208">Test 7.2.2 : Chaque élément non textuel mis à jour par un <text:a xlink:type="simple" xlink:href="#script" office:name=""><text:span text:style-name="Definition">script</text:span></text:a> (dans la page, ou dans un <text:a xlink:type="simple" xlink:href="#cadre" office:name=""><text:span text:style-name="Definition">cadre</text:span></text:a>) et ayant une <text:a xlink:type="simple" xlink:href="#alternative-a-script" office:name=""><text:span text:style-name="Definition">alternative</text:span></text:a> vérifie-t-il ces conditions ?</text:p>
          <text:list text:style-name="L210">
            <text:list-item>
              <text:p text:style-name="P210">L’alternative de l’élément non textuel est mise à jour ;</text:p>
            </text:list-item>
            <text:list-item>
              <text:p text:style-name="P210">L’alternative mise à jour est pertinente.</text:p>
            </text:list-item>
          </text:list>
        </text:list-item>
      </text:list>
      <text:h text:style-name="Heading_20_5" text:outline-level="5"><text:bookmark-start text:name="références-38"/>Références<text:bookmark-end text:name="références-38"/></text:h>
      <text:p text:style-name="First_20_paragraph">EN 301 549 V2.1.2 / WCAG 2.1</text:p>
      <text:list text:style-name="L211">
        <text:list-item>
          <text:p text:style-name="P211"><text:span text:style-name="T3">9.1.1.1 Non-text Content (A)</text:span> / <text:a xlink:type="simple" xlink:href="https://www.w3.org/Translations/WCAG21-fr/#non-text-content" office:name=""><text:span text:style-name="Definition">1.1.1 Contenu non textuel</text:span></text:a></text:p>
        </text:list-item>
        <text:list-item>
          <text:p text:style-name="P211"><text:span text:style-name="T3">9.4.1.2 Name, Role, Value (A)</text:span> / <text:a xlink:type="simple" xlink:href="https://www.w3.org/Translations/WCAG21-fr/#name-role-value" office:name=""><text:span text:style-name="Definition">4.1.2 Nom, rôle et valeur</text:span></text:a></text:p>
        </text:list-item>
      </text:list>
      <text:p text:style-name="First_20_paragraph">Technique(s) suffisante(s) et/ou échec(s) WCAG 2.1 : <text:a xlink:type="simple" xlink:href="https://www.w3.org/WAI/WCAG21/Techniques/failures/F19" office:name=""><text:span text:style-name="Definition">F19</text:span></text:a> – <text:a xlink:type="simple" xlink:href="https://www.w3.org/WAI/WCAG21/Techniques/failures/F20" office:name=""><text:span text:style-name="Definition">F20</text:span></text:a> – <text:a xlink:type="simple" xlink:href="https://www.w3.org/WAI/WCAG21/Techniques/general/G136" office:name=""><text:span text:style-name="Definition">G136</text:span></text:a></text:p>
      <text:h text:style-name="Heading_20_4" text:outline-level="4"><text:bookmark-start text:name="crit-7.3"/>Critère 7.3 Chaque <text:a xlink:type="simple" xlink:href="#script" office:name=""><text:span text:style-name="Definition">script</text:span></text:a> est-il <text:a xlink:type="simple" xlink:href="#accessible-et-activable-par-le-clavier-et-tout-dispositif-de-pointage" office:name=""><text:span text:style-name="Definition">contrôlable par le clavier et par tout dispositif de pointage</text:span></text:a> (hors cas particuliers) ?<text:bookmark-end text:name="crit-7.3"/></text:h>
      <text:list text:style-name="L212">
        <text:list-item>
          <text:p text:style-name="P212">Test 7.3.1 : Chaque élément possédant un gestionnaire d’événement contrôlé par un script vérifie-t-il une de ces conditions (hors cas particuliers) ?</text:p>
          <text:list text:style-name="L213">
            <text:list-item>
              <text:p text:style-name="P213">L’élément est <text:a xlink:type="simple" xlink:href="#accessible-et-activable-par-le-clavier-et-tout-dispositif-de-pointage" office:name=""><text:span text:style-name="Definition">accessible par le clavier et tout dispositif de pointage</text:span></text:a> ;</text:p>
            </text:list-item>
            <text:list-item>
              <text:p text:style-name="P213">Un élément <text:a xlink:type="simple" xlink:href="#accessible-et-activable-par-le-clavier-et-tout-dispositif-de-pointage" office:name=""><text:span text:style-name="Definition">accessible par le clavier et tout dispositif de pointage</text:span></text:a> permettant de réaliser la même action est présent dans la page.</text:p>
            </text:list-item>
          </text:list>
        </text:list-item>
        <text:list-item>
          <text:p text:style-name="P212">Test 7.3.2 : Un <text:a xlink:type="simple" xlink:href="#script" office:name=""><text:span text:style-name="Definition">script</text:span></text:a> ne doit pas supprimer le focus d’un élément qui le reçoit. Cette règle est-elle respectée (hors cas particuliers) ?</text:p>
        </text:list-item>
      </text:list>
      <text:h text:style-name="Heading_20_5" text:outline-level="5"><text:bookmark-start text:name="cas-particulier-6"/>Cas particulier<text:bookmark-end text:name="cas-particulier-6"/></text:h>
      <text:p text:style-name="First_20_paragraph">Il existe une gestion de cas particuliers lorsque la fonctionnalité dépend de l’utilisation d’un gestionnaire d’événement sans équivalent universel ; par exemple, une application de dessin à main levée ne pourra pas être rendue contrôlable au clavier. Dans ces situations, le critère est non applicable.</text:p>
      <text:h text:style-name="Heading_20_5" text:outline-level="5"><text:bookmark-start text:name="références-39"/>Références<text:bookmark-end text:name="références-39"/></text:h>
      <text:p text:style-name="First_20_paragraph">EN 301 549 V2.1.2 / WCAG 2.1</text:p>
      <text:list text:style-name="L214">
        <text:list-item>
          <text:p text:style-name="P214"><text:span text:style-name="T3">9.1.3.1 Info and Relationships (A)</text:span> / <text:a xlink:type="simple" xlink:href="https://www.w3.org/Translations/WCAG21-fr/#info-and-relationships" office:name=""><text:span text:style-name="Definition">1.3.1 Information et relations</text:span></text:a></text:p>
        </text:list-item>
        <text:list-item>
          <text:p text:style-name="P214"><text:span text:style-name="T3">9.2.1.1 Keyboard (A)</text:span> / <text:a xlink:type="simple" xlink:href="https://www.w3.org/Translations/WCAG21-fr/#keyboard" office:name=""><text:span text:style-name="Definition">2.1.1 Clavier</text:span></text:a></text:p>
        </text:list-item>
        <text:list-item>
          <text:p text:style-name="P214"><text:span text:style-name="T3">9.2.4.7 Focus Visible (AA)</text:span> / <text:a xlink:type="simple" xlink:href="https://www.w3.org/Translations/WCAG21-fr/#focus-visible" office:name=""><text:span text:style-name="Definition">2.4.7 Visibilité du focus</text:span></text:a></text:p>
        </text:list-item>
      </text:list>
      <text:p text:style-name="First_20_paragraph">Technique(s) suffisante(s) et/ou échec(s) WCAG 2.1 : <text:a xlink:type="simple" xlink:href="https://www.w3.org/WAI/WCAG21/Techniques/failures/F42" office:name=""><text:span text:style-name="Definition">F42</text:span></text:a> – <text:a xlink:type="simple" xlink:href="https://www.w3.org/WAI/WCAG21/Techniques/failures/F54" office:name=""><text:span text:style-name="Definition">F54</text:span></text:a> – <text:a xlink:type="simple" xlink:href="https://www.w3.org/WAI/WCAG21/Techniques/failures/F55" office:name=""><text:span text:style-name="Definition">F55</text:span></text:a> – <text:a xlink:type="simple" xlink:href="https://www.w3.org/WAI/WCAG21/Techniques/general/G90" office:name=""><text:span text:style-name="Definition">G90</text:span></text:a> – <text:a xlink:type="simple" xlink:href="https://www.w3.org/WAI/WCAG21/Techniques/general/G202" office:name=""><text:span text:style-name="Definition">G202</text:span></text:a> – <text:a xlink:type="simple" xlink:href="https://www.w3.org/WAI/WCAG21/Techniques/client-side-script/SCR2" office:name=""><text:span text:style-name="Definition">SCR2</text:span></text:a> – <text:a xlink:type="simple" xlink:href="https://www.w3.org/WAI/WCAG21/Techniques/client-side-script/SCR20" office:name=""><text:span text:style-name="Definition">SCR20</text:span></text:a> – <text:a xlink:type="simple" xlink:href="https://www.w3.org/WAI/WCAG21/Techniques/client-side-script/SCR29" office:name=""><text:span text:style-name="Definition">SCR29</text:span></text:a> – <text:a xlink:type="simple" xlink:href="https://www.w3.org/WAI/WCAG21/Techniques/client-side-script/SCR35" office:name=""><text:span text:style-name="Definition">SCR35</text:span></text:a></text:p>
      <text:h text:style-name="Heading_20_4" text:outline-level="4"><text:bookmark-start text:name="crit-7.4"/>Critère 7.4 Pour chaque <text:a xlink:type="simple" xlink:href="#script" office:name=""><text:span text:style-name="Definition">script</text:span></text:a> qui initie un <text:a xlink:type="simple" xlink:href="#changement-de-contexte" office:name=""><text:span text:style-name="Definition">changement de contexte</text:span></text:a>, l’utilisateur est-il averti ou en a-t-il le contrôle ?<text:bookmark-end text:name="crit-7.4"/></text:h>
      <text:list text:style-name="L215">
        <text:list-item>
          <text:p text:style-name="P215">Test 7.4.1 : Chaque <text:a xlink:type="simple" xlink:href="#script" office:name=""><text:span text:style-name="Definition">script</text:span></text:a> qui initie un <text:a xlink:type="simple" xlink:href="#changement-de-contexte" office:name=""><text:span text:style-name="Definition">changement de contexte</text:span></text:a> vérifie-t-il une de ces conditions ?</text:p>
          <text:list text:style-name="L216">
            <text:list-item>
              <text:p text:style-name="P216">L’utilisateur est averti par un texte de l’action du script et du type de changement avant son déclenchement ;</text:p>
            </text:list-item>
            <text:list-item>
              <text:p text:style-name="P216">Le changement de contexte est initié par un bouton (input de type <text:span text:style-name="Source_Text">submit</text:span>, <text:span text:style-name="Source_Text">button</text:span> ou <text:span text:style-name="Source_Text">image</text:span> ou balise <text:span text:style-name="Source_Text">&lt;button&gt;</text:span>) explicite ;</text:p>
            </text:list-item>
            <text:list-item>
              <text:p text:style-name="P216">Le changement de contexte est initié par un lien explicite.</text:p>
            </text:list-item>
          </text:list>
        </text:list-item>
      </text:list>
      <text:h text:style-name="Heading_20_5" text:outline-level="5"><text:bookmark-start text:name="références-40"/>Références<text:bookmark-end text:name="références-40"/></text:h>
      <text:p text:style-name="First_20_paragraph">EN 301 549 V2.1.2 / WCAG 2.1</text:p>
      <text:list text:style-name="L217">
        <text:list-item>
          <text:p text:style-name="P217"><text:span text:style-name="T3">9.3.2.1 On Focus (A)</text:span> / <text:a xlink:type="simple" xlink:href="https://www.w3.org/Translations/WCAG21-fr/#on-focus" office:name=""><text:span text:style-name="Definition">3.2.1 Au focus</text:span></text:a></text:p>
        </text:list-item>
        <text:list-item>
          <text:p text:style-name="P217"><text:span text:style-name="T3">9.3.2.2 On Input (A)</text:span> / <text:a xlink:type="simple" xlink:href="https://www.w3.org/Translations/WCAG21-fr/#on-input" office:name=""><text:span text:style-name="Definition">3.2.2 À la saisie</text:span></text:a></text:p>
        </text:list-item>
      </text:list>
      <text:p text:style-name="First_20_paragraph">Technique(s) suffisante(s) et/ou échec(s) WCAG 2.1 : <text:a xlink:type="simple" xlink:href="https://www.w3.org/WAI/WCAG21/Techniques/failures/F9" office:name=""><text:span text:style-name="Definition">F9</text:span></text:a> – <text:a xlink:type="simple" xlink:href="https://www.w3.org/WAI/WCAG21/Techniques/failures/F22" office:name=""><text:span text:style-name="Definition">F22</text:span></text:a> – <text:a xlink:type="simple" xlink:href="https://www.w3.org/WAI/WCAG21/Techniques/failures/F36" office:name=""><text:span text:style-name="Definition">F36</text:span></text:a> – <text:a xlink:type="simple" xlink:href="https://www.w3.org/WAI/WCAG21/Techniques/failures/F37" office:name=""><text:span text:style-name="Definition">F37</text:span></text:a> – <text:a xlink:type="simple" xlink:href="https://www.w3.org/WAI/WCAG21/Techniques/failures/F41" office:name=""><text:span text:style-name="Definition">F41</text:span></text:a> – <text:a xlink:type="simple" xlink:href="https://www.w3.org/WAI/WCAG21/Techniques/general/G13" office:name=""><text:span text:style-name="Definition">G13</text:span></text:a> – <text:a xlink:type="simple" xlink:href="https://www.w3.org/WAI/WCAG21/Techniques/general/G76" office:name=""><text:span text:style-name="Definition">G76</text:span></text:a> – <text:a xlink:type="simple" xlink:href="https://www.w3.org/WAI/WCAG21/Techniques/general/G80" office:name=""><text:span text:style-name="Definition">G80</text:span></text:a> – <text:a xlink:type="simple" xlink:href="https://www.w3.org/WAI/WCAG21/Techniques/general/G107" office:name=""><text:span text:style-name="Definition">G107</text:span></text:a> – <text:a xlink:type="simple" xlink:href="https://www.w3.org/WAI/WCAG21/Techniques/html/H32" office:name=""><text:span text:style-name="Definition">H32</text:span></text:a> – <text:a xlink:type="simple" xlink:href="https://www.w3.org/WAI/WCAG21/Techniques/html/H84" office:name=""><text:span text:style-name="Definition">H84</text:span></text:a> – <text:a xlink:type="simple" xlink:href="https://www.w3.org/WAI/WCAG21/Techniques/client-side-script/SCR19" office:name=""><text:span text:style-name="Definition">SCR19</text:span></text:a></text:p>
      <text:h text:style-name="Heading_20_4" text:outline-level="4"><text:bookmark-start text:name="crit-7.5"/>Critère 7.5 Dans chaque page web, les <text:a xlink:type="simple" xlink:href="#message-de-statut" office:name=""><text:span text:style-name="Definition">messages de statut</text:span></text:a> sont-ils correctement restitués par les technologies d’assistance ?<text:bookmark-end text:name="crit-7.5"/></text:h>
      <text:list text:style-name="L218">
        <text:list-item>
          <text:p text:style-name="P218">Test 7.5.1 : Chaque <text:a xlink:type="simple" xlink:href="#message-de-statut" office:name=""><text:span text:style-name="Definition">message de statut</text:span></text:a> qui informe de la réussite, du résultat d’une action ou bien de l’état d’une application utilise-t-il l’attribut WAI-ARIA <text:span text:style-name="Source_Text">role="status"</text:span> ?</text:p>
        </text:list-item>
        <text:list-item>
          <text:p text:style-name="P218">Test 7.5.2 : Chaque <text:a xlink:type="simple" xlink:href="#message-de-statut" office:name=""><text:span text:style-name="Definition">message de statut</text:span></text:a> qui présente une suggestion, ou avertit de l’existence d’une erreur utilise-t-il l’attribut WAI-ARIA <text:span text:style-name="Source_Text">role="alert"</text:span> ?</text:p>
        </text:list-item>
        <text:list-item>
          <text:p text:style-name="P218">Test 7.5.3 : Chaque <text:a xlink:type="simple" xlink:href="#message-de-statut" office:name=""><text:span text:style-name="Definition">message de statut</text:span></text:a> qui indique la progression d’un processus utilise-t-il l’un des attributs WAI-ARIA <text:span text:style-name="Source_Text">role="log"</text:span>, <text:span text:style-name="Source_Text">role="progressbar"</text:span> ou <text:span text:style-name="Source_Text">role="status"</text:span> ?</text:p>
        </text:list-item>
      </text:list>
      <text:h text:style-name="Heading_20_5" text:outline-level="5"><text:bookmark-start text:name="notes-techniques-5"/>Notes techniques<text:bookmark-end text:name="notes-techniques-5"/></text:h>
      <text:p text:style-name="First_20_paragraph">Les rôles WAI-ARIA <text:span text:style-name="Source_Text">log</text:span>, <text:span text:style-name="Source_Text">status</text:span> et <text:span text:style-name="Source_Text">alert</text:span> ont implicitement une valeur d’attribut WAI-ARIA <text:span text:style-name="Source_Text">aria-live</text:span> et <text:span text:style-name="Source_Text">aria-atomic</text:span>. On pourra donc considérer (conformément à la spécification WAI-ARIA 1.1) que :</text:p>
      <text:list text:style-name="L219">
        <text:list-item>
          <text:p text:style-name="P219">Un attribut WAI-ARIA <text:span text:style-name="Source_Text">aria-live="polite"</text:span> associé à un message de statut peut valoir pour un rôle WAI-ARIA <text:span text:style-name="Source_Text">log</text:span> ;</text:p>
        </text:list-item>
        <text:list-item>
          <text:p text:style-name="P219">Un attribut WAI-ARIA <text:span text:style-name="Source_Text">aria-live="polite"</text:span> et un attribut WAI-ARIA <text:span text:style-name="Source_Text">aria-atomic="true"</text:span> associés à un message de statut peuvent valoir pour un rôle WAI-ARIA <text:span text:style-name="Source_Text">status</text:span> ;</text:p>
        </text:list-item>
        <text:list-item>
          <text:p text:style-name="P219">Un attribut WAI-ARIA <text:span text:style-name="Source_Text">aria-live="assertive"</text:span> et un attribut WAI-ARIA <text:span text:style-name="Source_Text">aria-atomic="true"</text:span> associés à un message de statut peuvent valoir pour un rôle WAI-ARIA <text:span text:style-name="Source_Text">alert</text:span>.</text:p>
        </text:list-item>
      </text:list>
      <text:p text:style-name="First_20_paragraph">C’est sous réserve que la nature du message de statut satisfasse bien à la correspondance implicitement établie. Dans le cas d’un message de statut indiquant la progression d’un processus et matérialisé graphiquement par une barre de progression, un rôle WAI-ARIA <text:span text:style-name="Source_Text">progressbar</text:span> explicite est nécessaire.</text:p>
      <text:h text:style-name="Heading_20_5" text:outline-level="5"><text:bookmark-start text:name="références-41"/>Références<text:bookmark-end text:name="références-41"/></text:h>
      <text:p text:style-name="First_20_paragraph">EN 301 549 V2.1.2 / WCAG 2.1</text:p>
      <text:list text:style-name="L220">
        <text:list-item>
          <text:p text:style-name="P220"><text:span text:style-name="T3">9.4.1.3 Status Messages (AA)</text:span> / <text:a xlink:type="simple" xlink:href="https://www.w3.org/Translations/WCAG21-fr/#status-messages" office:name=""><text:span text:style-name="Definition">4.1.3 Messages d’état</text:span></text:a></text:p>
        </text:list-item>
      </text:list>
      <text:p text:style-name="First_20_paragraph">Technique(s) suffisante(s) et/ou échec(s) WCAG 2.1 : <text:a xlink:type="simple" xlink:href="https://www.w3.org/WAI/WCAG21/Techniques/aria/ARIA19" office:name=""><text:span text:style-name="Definition">ARIA19</text:span></text:a> – <text:a xlink:type="simple" xlink:href="https://www.w3.org/WAI/WCAG21/Techniques/aria/ARIA22" office:name=""><text:span text:style-name="Definition">ARIA22</text:span></text:a> – <text:a xlink:type="simple" xlink:href="https://www.w3.org/WAI/WCAG21/Techniques/aria/ARIA23" office:name=""><text:span text:style-name="Definition">ARIA23</text:span></text:a></text:p>
      <text:h text:style-name="Heading_20_3" text:outline-level="3"><text:bookmark-start text:name="éléments-obligatoires"/>8. Éléments obligatoires<text:bookmark-end text:name="éléments-obligatoires"/></text:h>
      <text:h text:style-name="Heading_20_4" text:outline-level="4"><text:bookmark-start text:name="crit-8.1"/>Critère 8.1 Chaque page web est-elle définie par un <text:a xlink:type="simple" xlink:href="#type-de-document" office:name=""><text:span text:style-name="Definition">type de document</text:span></text:a> ?<text:bookmark-end text:name="crit-8.1"/></text:h>
      <text:list text:style-name="L221">
        <text:list-item>
          <text:p text:style-name="P221">Test 8.1.1 : Pour chaque page web, le <text:a xlink:type="simple" xlink:href="#type-de-document" office:name=""><text:span text:style-name="Definition">type de document</text:span></text:a> (balise <text:span text:style-name="Source_Text">doctype</text:span>) est-il présent ?</text:p>
        </text:list-item>
        <text:list-item>
          <text:p text:style-name="P221">Test 8.1.2 : Pour chaque page web, le <text:a xlink:type="simple" xlink:href="#type-de-document" office:name=""><text:span text:style-name="Definition">type de document</text:span></text:a> (balise <text:span text:style-name="Source_Text">doctype</text:span>) est-il valide ?</text:p>
        </text:list-item>
        <text:list-item>
          <text:p text:style-name="P221">Test 8.1.3 : Pour chaque page web possédant une déclaration de <text:a xlink:type="simple" xlink:href="#type-de-document" office:name=""><text:span text:style-name="Definition">type de document</text:span></text:a>, celle-ci est-elle située avant la balise <text:span text:style-name="Source_Text">&lt;html&gt;</text:span> dans le code source ?</text:p>
        </text:list-item>
      </text:list>
      <text:h text:style-name="Heading_20_5" text:outline-level="5"><text:bookmark-start text:name="références-42"/>Références<text:bookmark-end text:name="références-42"/></text:h>
      <text:p text:style-name="First_20_paragraph">EN 301 549 V2.1.2 / WCAG 2.1</text:p>
      <text:list text:style-name="L222">
        <text:list-item>
          <text:p text:style-name="P222"><text:span text:style-name="T3">9.4.1.1 Parsing (A)</text:span> / <text:a xlink:type="simple" xlink:href="https://www.w3.org/Translations/WCAG21-fr/#parsing" office:name=""><text:span text:style-name="Definition">4.1.1 Analyse syntaxique</text:span></text:a></text:p>
        </text:list-item>
      </text:list>
      <text:p text:style-name="First_20_paragraph">Technique(s) suffisante(s) et/ou échec(s) WCAG 2.1 : <text:a xlink:type="simple" xlink:href="https://www.w3.org/WAI/WCAG21/Techniques/general/G134" office:name=""><text:span text:style-name="Definition">G134</text:span></text:a> – <text:a xlink:type="simple" xlink:href="https://www.w3.org/WAI/WCAG21/Techniques/general/G192" office:name=""><text:span text:style-name="Definition">G192</text:span></text:a></text:p>
      <text:h text:style-name="Heading_20_4" text:outline-level="4"><text:bookmark-start text:name="crit-8.2"/>Critère 8.2 Pour chaque page web, le code source généré est-il valide selon le <text:a xlink:type="simple" xlink:href="#type-de-document" office:name=""><text:span text:style-name="Definition">type de document</text:span></text:a> spécifié ?<text:bookmark-end text:name="crit-8.2"/></text:h>
      <text:list text:style-name="L223">
        <text:list-item>
          <text:p text:style-name="P223">Test 8.2.1 : Pour chaque déclaration de <text:a xlink:type="simple" xlink:href="#type-de-document" office:name=""><text:span text:style-name="Definition">type de document</text:span></text:a>, le code source généré de la page vérifie-t-il ces conditions ?</text:p>
          <text:list text:style-name="L224">
            <text:list-item>
              <text:p text:style-name="P224">Les balises, attributs et valeurs d’attributs respectent les <text:a xlink:type="simple" xlink:href="#regles-d-ecriture" office:name=""><text:span text:style-name="Definition">règles d’écriture</text:span></text:a> ;</text:p>
            </text:list-item>
            <text:list-item>
              <text:p text:style-name="P224">L’imbrication des balises est conforme ;</text:p>
            </text:list-item>
            <text:list-item>
              <text:p text:style-name="P224">L’ouverture et la fermeture des balises sont conformes ;</text:p>
            </text:list-item>
            <text:list-item>
              <text:p text:style-name="P224">Les valeurs d’attribut id sont uniques dans la page ;</text:p>
            </text:list-item>
            <text:list-item>
              <text:p text:style-name="P224">Les attributs ne sont pas doublés sur un même élément.</text:p>
            </text:list-item>
          </text:list>
        </text:list-item>
      </text:list>
      <text:h text:style-name="Heading_20_5" text:outline-level="5"><text:bookmark-start text:name="références-43"/>Références<text:bookmark-end text:name="références-43"/></text:h>
      <text:p text:style-name="First_20_paragraph">EN 301 549 V2.1.2 / WCAG 2.1</text:p>
      <text:list text:style-name="L225">
        <text:list-item>
          <text:p text:style-name="P225"><text:span text:style-name="T3">9.4.1.1 Parsing (A)</text:span> / <text:a xlink:type="simple" xlink:href="https://www.w3.org/Translations/WCAG21-fr/#parsing" office:name=""><text:span text:style-name="Definition">4.1.1 Analyse syntaxique</text:span></text:a></text:p>
        </text:list-item>
        <text:list-item>
          <text:p text:style-name="P225"><text:span text:style-name="T3">9.4.1.2 Name, Role, Value (A)</text:span> / <text:a xlink:type="simple" xlink:href="https://www.w3.org/Translations/WCAG21-fr/#name-role-value" office:name=""><text:span text:style-name="Definition">4.1.2 Nom, rôle et valeur</text:span></text:a></text:p>
        </text:list-item>
      </text:list>
      <text:p text:style-name="First_20_paragraph">Technique(s) suffisante(s) et/ou échec(s) WCAG 2.1 : <text:a xlink:type="simple" xlink:href="https://www.w3.org/WAI/WCAG21/Techniques/failures/F70" office:name=""><text:span text:style-name="Definition">F70</text:span></text:a> – <text:a xlink:type="simple" xlink:href="https://www.w3.org/WAI/WCAG21/Techniques/failures/F77" office:name=""><text:span text:style-name="Definition">F77</text:span></text:a> – <text:a xlink:type="simple" xlink:href="https://www.w3.org/WAI/WCAG21/Techniques/html/H74" office:name=""><text:span text:style-name="Definition">H74</text:span></text:a> – <text:a xlink:type="simple" xlink:href="https://www.w3.org/WAI/WCAG21/Techniques/html/H93" office:name=""><text:span text:style-name="Definition">H93</text:span></text:a> – <text:a xlink:type="simple" xlink:href="https://www.w3.org/WAI/WCAG21/Techniques/html/H94" office:name=""><text:span text:style-name="Definition">H94</text:span></text:a></text:p>
      <text:h text:style-name="Heading_20_4" text:outline-level="4"><text:bookmark-start text:name="crit-8.3"/>Critère 8.3 Dans chaque page web, la <text:a xlink:type="simple" xlink:href="#langue-par-defaut" office:name=""><text:span text:style-name="Definition">langue par défaut</text:span></text:a> est-elle présente ?<text:bookmark-end text:name="crit-8.3"/></text:h>
      <text:list text:style-name="L226">
        <text:list-item>
          <text:p text:style-name="P226">Test 8.3.1 : Pour chaque page web, l’indication de langue par défaut vérifie-t-elle une de ces conditions ?</text:p>
          <text:list text:style-name="L227">
            <text:list-item>
              <text:p text:style-name="P227">L’indication de la langue de la page (attribut <text:span text:style-name="Source_Text">lang</text:span> et/ou <text:span text:style-name="Source_Text">xml:lang</text:span>) est donnée pour l’élément <text:span text:style-name="Source_Text">html</text:span> ;</text:p>
            </text:list-item>
            <text:list-item>
              <text:p text:style-name="P227">L’indication de la langue de la page (attribut <text:span text:style-name="Source_Text">lang</text:span> et/ou <text:span text:style-name="Source_Text">xml:lang</text:span>) est donnée sur chaque élément de texte ou sur l’un des éléments parents.</text:p>
            </text:list-item>
          </text:list>
        </text:list-item>
      </text:list>
      <text:h text:style-name="Heading_20_5" text:outline-level="5"><text:bookmark-start text:name="références-44"/>Références<text:bookmark-end text:name="références-44"/></text:h>
      <text:p text:style-name="First_20_paragraph">EN 301 549 V2.1.2 / WCAG 2.1</text:p>
      <text:list text:style-name="L228">
        <text:list-item>
          <text:p text:style-name="P228"><text:span text:style-name="T3">9.3.1.1 Language of Page (A)</text:span> / <text:a xlink:type="simple" xlink:href="https://www.w3.org/Translations/WCAG21-fr/#language-of-page" office:name=""><text:span text:style-name="Definition">3.1.1 Langue de la page</text:span></text:a></text:p>
        </text:list-item>
      </text:list>
      <text:p text:style-name="First_20_paragraph">Technique(s) suffisante(s) et/ou échec(s) WCAG 2.1 : <text:a xlink:type="simple" xlink:href="https://www.w3.org/WAI/WCAG21/Techniques/html/H57" office:name=""><text:span text:style-name="Definition">H57</text:span></text:a></text:p>
      <text:h text:style-name="Heading_20_4" text:outline-level="4"><text:bookmark-start text:name="crit-8.4"/>Critère 8.4 Pour chaque page web ayant une <text:a xlink:type="simple" xlink:href="#langue-par-defaut" office:name=""><text:span text:style-name="Definition">langue par défaut</text:span></text:a>, le <text:a xlink:type="simple" xlink:href="#code-de-langue" office:name=""><text:span text:style-name="Definition">code de langue</text:span></text:a> est-il pertinent ?<text:bookmark-end text:name="crit-8.4"/></text:h>
      <text:list text:style-name="L229">
        <text:list-item>
          <text:p text:style-name="P229">Test 8.4.1 : Pour chaque page web ayant une langue par défaut, le code de langue vérifie-t-il ces conditions ?</text:p>
          <text:list text:style-name="L230">
            <text:list-item>
              <text:p text:style-name="P230">Le code de langue est valide ;</text:p>
            </text:list-item>
            <text:list-item>
              <text:p text:style-name="P230">Le code de langue est pertinent.</text:p>
            </text:list-item>
          </text:list>
        </text:list-item>
      </text:list>
      <text:h text:style-name="Heading_20_5" text:outline-level="5"><text:bookmark-start text:name="références-45"/>Références<text:bookmark-end text:name="références-45"/></text:h>
      <text:p text:style-name="First_20_paragraph">EN 301 549 V2.1.2 / WCAG 2.1</text:p>
      <text:list text:style-name="L231">
        <text:list-item>
          <text:p text:style-name="P231"><text:span text:style-name="T3">9.3.1.1 Language of Page (A)</text:span> / <text:a xlink:type="simple" xlink:href="https://www.w3.org/Translations/WCAG21-fr/#language-of-page" office:name=""><text:span text:style-name="Definition">3.1.1 Langue de la page</text:span></text:a></text:p>
        </text:list-item>
      </text:list>
      <text:p text:style-name="First_20_paragraph">Technique(s) suffisante(s) et/ou échec(s) WCAG 2.1 : <text:a xlink:type="simple" xlink:href="https://www.w3.org/WAI/WCAG21/Techniques/html/H57" office:name=""><text:span text:style-name="Definition">H57</text:span></text:a></text:p>
      <text:h text:style-name="Heading_20_4" text:outline-level="4"><text:bookmark-start text:name="crit-8.5"/>Critère 8.5 Chaque page web a-t-elle un <text:a xlink:type="simple" xlink:href="#titre-de-page" office:name=""><text:span text:style-name="Definition">titre de page</text:span></text:a> ?<text:bookmark-end text:name="crit-8.5"/></text:h>
      <text:list text:style-name="L232">
        <text:list-item>
          <text:p text:style-name="P232">Test 8.5.1 : Chaque page web a-t-elle un <text:a xlink:type="simple" xlink:href="#titre-de-page" office:name=""><text:span text:style-name="Definition">titre de page</text:span></text:a> (balise <text:span text:style-name="Source_Text">&lt;title&gt;</text:span>) ?</text:p>
        </text:list-item>
      </text:list>
      <text:h text:style-name="Heading_20_5" text:outline-level="5"><text:bookmark-start text:name="références-46"/>Références<text:bookmark-end text:name="références-46"/></text:h>
      <text:p text:style-name="First_20_paragraph">EN 301 549 V2.1.2 / WCAG 2.1</text:p>
      <text:list text:style-name="L233">
        <text:list-item>
          <text:p text:style-name="P233"><text:span text:style-name="T3">9.2.4.2 Page Titled (A)</text:span> / <text:a xlink:type="simple" xlink:href="https://www.w3.org/Translations/WCAG21-fr/#page-titled" office:name=""><text:span text:style-name="Definition">2.4.2 Titre de page</text:span></text:a></text:p>
        </text:list-item>
      </text:list>
      <text:p text:style-name="First_20_paragraph">Technique(s) suffisante(s) et/ou échec(s) WCAG 2.1 : <text:a xlink:type="simple" xlink:href="https://www.w3.org/WAI/WCAG21/Techniques/general/G88" office:name=""><text:span text:style-name="Definition">G88</text:span></text:a> – <text:a xlink:type="simple" xlink:href="https://www.w3.org/WAI/WCAG21/Techniques/general/G127" office:name=""><text:span text:style-name="Definition">G127</text:span></text:a> – <text:a xlink:type="simple" xlink:href="https://www.w3.org/WAI/WCAG21/Techniques/html/H25" office:name=""><text:span text:style-name="Definition">H25</text:span></text:a></text:p>
      <text:h text:style-name="Heading_20_4" text:outline-level="4"><text:bookmark-start text:name="crit-8.6"/>Critère 8.6 Pour chaque page web ayant un <text:a xlink:type="simple" xlink:href="#titre-de-page" office:name=""><text:span text:style-name="Definition">titre de page</text:span></text:a>, ce titre est-il pertinent ?<text:bookmark-end text:name="crit-8.6"/></text:h>
      <text:list text:style-name="L234">
        <text:list-item>
          <text:p text:style-name="P234">Test 8.6.1 : Pour chaque page web ayant un <text:a xlink:type="simple" xlink:href="#titre-de-page" office:name=""><text:span text:style-name="Definition">titre de page</text:span></text:a> (balise <text:span text:style-name="Source_Text">&lt;title&gt;</text:span>), le contenu de cette balise est-il pertinent ?</text:p>
        </text:list-item>
      </text:list>
      <text:h text:style-name="Heading_20_5" text:outline-level="5"><text:bookmark-start text:name="références-47"/>Références<text:bookmark-end text:name="références-47"/></text:h>
      <text:p text:style-name="First_20_paragraph">EN 301 549 V2.1.2 / WCAG 2.1</text:p>
      <text:list text:style-name="L235">
        <text:list-item>
          <text:p text:style-name="P235"><text:span text:style-name="T3">9.2.4.2 Page Titled (A)</text:span> / <text:a xlink:type="simple" xlink:href="https://www.w3.org/Translations/WCAG21-fr/#page-titled" office:name=""><text:span text:style-name="Definition">2.4.2 Titre de page</text:span></text:a></text:p>
        </text:list-item>
      </text:list>
      <text:p text:style-name="First_20_paragraph">Technique(s) suffisante(s) et/ou échec(s) WCAG 2.1 : <text:a xlink:type="simple" xlink:href="https://www.w3.org/WAI/WCAG21/Techniques/general/G88" office:name=""><text:span text:style-name="Definition">G88</text:span></text:a> – <text:a xlink:type="simple" xlink:href="https://www.w3.org/WAI/WCAG21/Techniques/general/G127" office:name=""><text:span text:style-name="Definition">G127</text:span></text:a> – <text:a xlink:type="simple" xlink:href="https://www.w3.org/WAI/WCAG21/Techniques/html/H25" office:name=""><text:span text:style-name="Definition">H25</text:span></text:a></text:p>
      <text:h text:style-name="Heading_20_4" text:outline-level="4"><text:bookmark-start text:name="crit-8.7"/>Critère 8.7 Dans chaque page web, chaque <text:a xlink:type="simple" xlink:href="#changement-de-langue" office:name=""><text:span text:style-name="Definition">changement de langue</text:span></text:a> est-il indiqué dans le code source (hors cas particuliers) ?<text:bookmark-end text:name="crit-8.7"/></text:h>
      <text:list text:style-name="L236">
        <text:list-item>
          <text:p text:style-name="P236">Test 8.7.1 : Dans chaque page web, chaque texte écrit dans une langue différente de la <text:a xlink:type="simple" xlink:href="#langue-par-defaut" office:name=""><text:span text:style-name="Definition">langue par défaut</text:span></text:a> vérifie-t-il une de ces conditions (hors cas particuliers) ?</text:p>
          <text:list text:style-name="L237">
            <text:list-item>
              <text:p text:style-name="P237">L’indication de langue est donnée sur l’élément contenant le texte (attribut <text:span text:style-name="Source_Text">lang</text:span> et/ou <text:span text:style-name="Source_Text">xml:lang</text:span>) ;</text:p>
            </text:list-item>
            <text:list-item>
              <text:p text:style-name="P237">L’indication de langue est donnée sur un des éléments parents (attribut <text:span text:style-name="Source_Text">lang</text:span> et/ou <text:span text:style-name="Source_Text">xml:lang</text:span>)</text:p>
            </text:list-item>
          </text:list>
        </text:list-item>
      </text:list>
      <text:h text:style-name="Heading_20_5" text:outline-level="5"><text:bookmark-start text:name="cas-particuliers-8"/>Cas particuliers<text:bookmark-end text:name="cas-particuliers-8"/></text:h>
      <text:p text:style-name="First_20_paragraph">Il y a une gestion de cas particuliers sur le changement de langue pour les cas suivants :</text:p>
      <text:list text:style-name="L238">
        <text:list-item>
          <text:p text:style-name="P238">Nom propre, le critère est non applicable ;</text:p>
        </text:list-item>
        <text:list-item>
          <text:p text:style-name="P238">Nom commun de langue étrangère présent dans le dictionnaire officiel de la langue (voir note 1 ci-dessous) par défaut de la page web, le critère est non applicable ;</text:p>
        </text:list-item>
        <text:list-item>
          <text:p text:style-name="P238">Le terme de langue étrangère soumis, via un <text:a xlink:type="simple" xlink:href="#champ-de-saisie-de-formulaire" office:name=""><text:span text:style-name="Definition">champ de formulaire</text:span></text:a> et rappelé dans la page (par exemple comme indication du terme recherché dans le cas d’un moteur de recherche), le critère est non applicable ;</text:p>
        </text:list-item>
        <text:list-item>
          <text:p text:style-name="P238">Passage de texte dont la langue ne peut pas être déterminée : le critère est non applicable ;</text:p>
        </text:list-item>
        <text:list-item>
          <text:p text:style-name="P238">Terme ou passage de texte issus d’une langue morte ou imaginaire pour laquelle il n’existe pas d’interprétation vocale : le critère est non applicable.</text:p>
        </text:list-item>
      </text:list>
      <text:p text:style-name="First_20_paragraph">Note 1 : le dictionnaire officiel est celui recommandé par l’académie en charge de la langue en question. Pour la France, par exemple, le lien vers le dictionnaire officiel se trouve sur le site de l’Académie française à l’adresse suivante : http://www.academie-francaise.fr/le-dictionnaire/la-9e-edition. Pour toute demande auprès du service du dictionnaire de l’Académie française, utiliser le formulaire de contact du service du dictionnaire.</text:p>
      <text:p text:style-name="Text_20_body">Note 2 : pour les noms communs de langue étrangère, absents dans le dictionnaire officiel de la langue par défaut de la page web, et qui sont passés dans le langage commun (exemple : newsletter) : le critère est applicable, uniquement lorsque l’absence d’indication de langue peut provoquer une incompréhension pour la restitution.</text:p>
      <text:h text:style-name="Heading_20_5" text:outline-level="5"><text:bookmark-start text:name="références-48"/>Références<text:bookmark-end text:name="références-48"/></text:h>
      <text:p text:style-name="First_20_paragraph">EN 301 549 V2.1.2 / WCAG 2.1</text:p>
      <text:list text:style-name="L239">
        <text:list-item>
          <text:p text:style-name="P239"><text:span text:style-name="T3">9.3.1.2 Language of Parts (AA)</text:span> / <text:a xlink:type="simple" xlink:href="https://www.w3.org/Translations/WCAG21-fr/#language-of-parts" office:name=""><text:span text:style-name="Definition">3.1.2 Langue d’un passage</text:span></text:a></text:p>
        </text:list-item>
      </text:list>
      <text:p text:style-name="First_20_paragraph">Technique(s) suffisante(s) et/ou échec(s) WCAG 2.1 : <text:a xlink:type="simple" xlink:href="https://www.w3.org/WAI/WCAG21/Techniques/html/H58" office:name=""><text:span text:style-name="Definition">H58</text:span></text:a></text:p>
      <text:h text:style-name="Heading_20_4" text:outline-level="4"><text:bookmark-start text:name="crit-8.8"/>Critère 8.8 Dans chaque page web, le code de langue de chaque <text:a xlink:type="simple" xlink:href="#changement-de-langue" office:name=""><text:span text:style-name="Definition">changement de langue</text:span></text:a> est-il valide et pertinent ?<text:bookmark-end text:name="crit-8.8"/></text:h>
      <text:list text:style-name="L240">
        <text:list-item>
          <text:p text:style-name="P240">Test 8.8.1 : Pour chaque page web, le code de langue de chaque <text:a xlink:type="simple" xlink:href="#changement-de-langue" office:name=""><text:span text:style-name="Definition">changement de langue</text:span></text:a> vérifie-t-il ces conditions ?</text:p>
          <text:list text:style-name="L241">
            <text:list-item>
              <text:p text:style-name="P241">Le code de langue est valide ;</text:p>
            </text:list-item>
            <text:list-item>
              <text:p text:style-name="P241">Le code de langue est pertinent.</text:p>
            </text:list-item>
          </text:list>
        </text:list-item>
      </text:list>
      <text:h text:style-name="Heading_20_5" text:outline-level="5"><text:bookmark-start text:name="références-49"/>Références<text:bookmark-end text:name="références-49"/></text:h>
      <text:p text:style-name="First_20_paragraph">EN 301 549 V2.1.2 / WCAG 2.1</text:p>
      <text:list text:style-name="L242">
        <text:list-item>
          <text:p text:style-name="P242"><text:span text:style-name="T3">9.3.1.2 Language of Parts (AA)</text:span> / <text:a xlink:type="simple" xlink:href="https://www.w3.org/Translations/WCAG21-fr/#language-of-parts" office:name=""><text:span text:style-name="Definition">3.1.2 Langue d’un passage</text:span></text:a></text:p>
        </text:list-item>
      </text:list>
      <text:p text:style-name="First_20_paragraph">Technique(s) suffisante(s) et/ou échec(s) WCAG 2.1 : <text:a xlink:type="simple" xlink:href="https://www.w3.org/WAI/WCAG21/Techniques/html/H58" office:name=""><text:span text:style-name="Definition">H58</text:span></text:a></text:p>
      <text:h text:style-name="Heading_20_4" text:outline-level="4"><text:bookmark-start text:name="crit-8.9"/>Critère 8.9 Dans chaque page web, les balises ne doivent pas être utilisées <text:a xlink:type="simple" xlink:href="#uniquement-a-des-fins-de-presentation" office:name=""><text:span text:style-name="Definition">uniquement à des fins de présentation</text:span></text:a>. Cette règle est-elle respectée ?<text:bookmark-end text:name="crit-8.9"/></text:h>
      <text:list text:style-name="L243">
        <text:list-item>
          <text:p text:style-name="P243">Test 8.9.1 : Dans chaque page web les balises (à l’exception de <text:span text:style-name="Source_Text">&lt;div&gt;</text:span>, <text:span text:style-name="Source_Text">&lt;span&gt;</text:span> et <text:span text:style-name="Source_Text">&lt;table&gt;</text:span>) ne doivent pas être utilisées <text:a xlink:type="simple" xlink:href="#uniquement-a-des-fins-de-presentation" office:name=""><text:span text:style-name="Definition">uniquement à des fins de présentation</text:span></text:a>. Cette règle est-elle respectée ?</text:p>
        </text:list-item>
      </text:list>
      <text:h text:style-name="Heading_20_5" text:outline-level="5"><text:bookmark-start text:name="références-50"/>Références<text:bookmark-end text:name="références-50"/></text:h>
      <text:p text:style-name="First_20_paragraph">EN 301 549 V2.1.2 / WCAG 2.1</text:p>
      <text:list text:style-name="L244">
        <text:list-item>
          <text:p text:style-name="P244"><text:span text:style-name="T3">9.1.3.1 Info and Relationships (A)</text:span> / <text:a xlink:type="simple" xlink:href="https://www.w3.org/Translations/WCAG21-fr/#info-and-relationships" office:name=""><text:span text:style-name="Definition">1.3.1 Information et relations</text:span></text:a></text:p>
        </text:list-item>
      </text:list>
      <text:p text:style-name="First_20_paragraph">Technique(s) suffisante(s) et/ou échec(s) WCAG 2.1 : <text:a xlink:type="simple" xlink:href="https://www.w3.org/WAI/WCAG21/Techniques/failures/F43" office:name=""><text:span text:style-name="Definition">F43</text:span></text:a> – <text:a xlink:type="simple" xlink:href="https://www.w3.org/WAI/WCAG21/Techniques/failures/F92" office:name=""><text:span text:style-name="Definition">F92</text:span></text:a> – <text:a xlink:type="simple" xlink:href="https://www.w3.org/WAI/WCAG21/Techniques/general/G115" office:name=""><text:span text:style-name="Definition">G115</text:span></text:a> – <text:a xlink:type="simple" xlink:href="https://www.w3.org/WAI/WCAG21/Techniques/html/H88" office:name=""><text:span text:style-name="Definition">H88</text:span></text:a></text:p>
      <text:h text:style-name="Heading_20_4" text:outline-level="4"><text:bookmark-start text:name="crit-8.10"/>Critère 8.10 Dans chaque page web, les changements du <text:a xlink:type="simple" xlink:href="#sens-de-lecture" office:name=""><text:span text:style-name="Definition">sens de lecture</text:span></text:a> sont-ils signalés ?<text:bookmark-end text:name="crit-8.10"/></text:h>
      <text:list text:style-name="L245">
        <text:list-item>
          <text:p text:style-name="P245">Test 8.10.1 : Dans chaque page web, chaque texte dont le sens de lecture est différent du <text:a xlink:type="simple" xlink:href="#sens-de-lecture" office:name=""><text:span text:style-name="Definition">sens de lecture</text:span></text:a> par défaut est contenu dans une balise possédant un attribut <text:span text:style-name="Source_Text">dir</text:span> ?</text:p>
        </text:list-item>
        <text:list-item>
          <text:p text:style-name="P245">Test 8.10.2 : Dans chaque page web, chaque changement du <text:a xlink:type="simple" xlink:href="#sens-de-lecture" office:name=""><text:span text:style-name="Definition">sens de lecture</text:span></text:a> (attribut <text:span text:style-name="Source_Text">dir</text:span>) vérifie-t-il ces conditions ?</text:p>
          <text:list text:style-name="L246">
            <text:list-item>
              <text:p text:style-name="P246">La valeur de l’attribut <text:span text:style-name="Source_Text">dir</text:span> est conforme (<text:span text:style-name="Source_Text">rtl</text:span> ou <text:span text:style-name="Source_Text">ltr</text:span>) ;</text:p>
            </text:list-item>
            <text:list-item>
              <text:p text:style-name="P246">La valeur de l’attribut <text:span text:style-name="Source_Text">dir</text:span> est pertinente.</text:p>
            </text:list-item>
          </text:list>
        </text:list-item>
      </text:list>
      <text:h text:style-name="Heading_20_5" text:outline-level="5"><text:bookmark-start text:name="références-51"/>Références<text:bookmark-end text:name="références-51"/></text:h>
      <text:p text:style-name="First_20_paragraph">EN 301 549 V2.1.2 / WCAG 2.1</text:p>
      <text:list text:style-name="L247">
        <text:list-item>
          <text:p text:style-name="P247"><text:span text:style-name="T3">9.1.3.2 Meaningful Sequence (A)</text:span> / <text:a xlink:type="simple" xlink:href="https://www.w3.org/Translations/WCAG21-fr/#meaningful-sequence" office:name=""><text:span text:style-name="Definition">1.3.2 Ordre séquentiel logique</text:span></text:a></text:p>
        </text:list-item>
      </text:list>
      <text:p text:style-name="First_20_paragraph">Technique(s) suffisante(s) et/ou échec(s) WCAG 2.1 : <text:a xlink:type="simple" xlink:href="https://www.w3.org/WAI/WCAG21/Techniques/html/H56" office:name=""><text:span text:style-name="Definition">H56</text:span></text:a></text:p>
      <text:h text:style-name="Heading_20_3" text:outline-level="3"><text:bookmark-start text:name="structuration-de-linformation"/>9. Structuration de l’information<text:bookmark-end text:name="structuration-de-linformation"/></text:h>
      <text:h text:style-name="Heading_20_4" text:outline-level="4"><text:bookmark-start text:name="crit-9.1"/>Critère 9.1 Dans chaque page web, l’information est-elle structurée par l’utilisation appropriée de <text:a xlink:type="simple" xlink:href="#titre" office:name=""><text:span text:style-name="Definition">titres</text:span></text:a> ?<text:bookmark-end text:name="crit-9.1"/></text:h>
      <text:list text:style-name="L248">
        <text:list-item>
          <text:p text:style-name="P248">Test 9.1.1 : Dans chaque page web, la hiérarchie entre les <text:a xlink:type="simple" xlink:href="#titre" office:name=""><text:span text:style-name="Definition">titres</text:span></text:a> (balise <text:span text:style-name="Source_Text">&lt;hx&gt;</text:span> ou balise possédant un attribut WAI-ARIA <text:span text:style-name="Source_Text">role="heading"</text:span> associé à un attribut WAI-ARIA <text:span text:style-name="Source_Text">aria-level</text:span>) est-elle pertinente ?</text:p>
        </text:list-item>
        <text:list-item>
          <text:p text:style-name="P248">Test 9.1.2 : Dans chaque page web, le contenu de chaque <text:a xlink:type="simple" xlink:href="#titre" office:name=""><text:span text:style-name="Definition">titre</text:span></text:a> (balise <text:span text:style-name="Source_Text">&lt;hx&gt;</text:span> ou balise possédant un attribut WAI-ARIA <text:span text:style-name="Source_Text">role="heading"</text:span> associé à un attribut WAI-ARIA <text:span text:style-name="Source_Text">aria-level</text:span>) est-il pertinent ?</text:p>
        </text:list-item>
        <text:list-item>
          <text:p text:style-name="P248">Test 9.1.3 : Dans chaque page web, chaque passage de texte constituant un <text:a xlink:type="simple" xlink:href="#titre" office:name=""><text:span text:style-name="Definition">titre</text:span></text:a> est-il structuré à l’aide d’une balise <text:span text:style-name="Source_Text">&lt;hx&gt;</text:span> ou d’une balise possédant un attribut WAI-ARIA <text:span text:style-name="Source_Text">role="heading"</text:span> associé à un attribut WAI-ARIA <text:span text:style-name="Source_Text">aria-level</text:span> ?</text:p>
        </text:list-item>
      </text:list>
      <text:h text:style-name="Heading_20_5" text:outline-level="5"><text:bookmark-start text:name="note-technique-4"/>Note technique<text:bookmark-end text:name="note-technique-4"/></text:h>
      <text:p text:style-name="First_20_paragraph">WAI-ARIA permet de définir des titres via le rôle <text:span text:style-name="Source_Text">heading</text:span> et l’attribut <text:span text:style-name="Source_Text">aria-level</text:span> (indication du niveau de titre). Bien qu’il soit préférable d’utiliser l’élément de titre natif en HTML <text:span text:style-name="Source_Text">&lt;hx&gt;</text:span>, l’utilisation du rôle WAI-ARIA <text:span text:style-name="Source_Text">heading</text:span> est compatible avec l’accessibilité.</text:p>
      <text:h text:style-name="Heading_20_5" text:outline-level="5"><text:bookmark-start text:name="références-52"/>Références<text:bookmark-end text:name="références-52"/></text:h>
      <text:p text:style-name="First_20_paragraph">EN 301 549 V2.1.2 / WCAG 2.1</text:p>
      <text:list text:style-name="L249">
        <text:list-item>
          <text:p text:style-name="P249"><text:span text:style-name="T3">9.1.3.1 Info and Relationships (A)</text:span> / <text:a xlink:type="simple" xlink:href="https://www.w3.org/Translations/WCAG21-fr/#info-and-relationships" office:name=""><text:span text:style-name="Definition">1.3.1 Information et relations</text:span></text:a></text:p>
        </text:list-item>
        <text:list-item>
          <text:p text:style-name="P249"><text:span text:style-name="T3">9.2.4.1 Bypass Blocks (A)</text:span> / <text:a xlink:type="simple" xlink:href="https://www.w3.org/Translations/WCAG21-fr/#bypass-blocks" office:name=""><text:span text:style-name="Definition">2.4.1 Contourner des blocs</text:span></text:a></text:p>
        </text:list-item>
        <text:list-item>
          <text:p text:style-name="P249"><text:span text:style-name="T3">9.2.4.6 Headings and Labels (AA)</text:span> / <text:a xlink:type="simple" xlink:href="https://www.w3.org/Translations/WCAG21-fr/#headings-and-labels" office:name=""><text:span text:style-name="Definition">2.4.6 En-têtes et étiquettes</text:span></text:a></text:p>
        </text:list-item>
        <text:list-item>
          <text:p text:style-name="P249"><text:span text:style-name="T3">9.4.1.2 Name, Role, Value (A)</text:span> / <text:a xlink:type="simple" xlink:href="https://www.w3.org/Translations/WCAG21-fr/#name-role-value" office:name=""><text:span text:style-name="Definition">4.1.2 Nom, rôle et valeur</text:span></text:a></text:p>
        </text:list-item>
      </text:list>
      <text:p text:style-name="First_20_paragraph">Technique(s) suffisante(s) et/ou échec(s) WCAG 2.1 : <text:a xlink:type="simple" xlink:href="https://www.w3.org/WAI/WCAG21/Techniques/aria/ARIA4" office:name=""><text:span text:style-name="Definition">ARIA4</text:span></text:a> – <text:a xlink:type="simple" xlink:href="https://www.w3.org/WAI/WCAG21/Techniques/aria/ARIA12" office:name=""><text:span text:style-name="Definition">ARIA12</text:span></text:a> – <text:a xlink:type="simple" xlink:href="https://www.w3.org/WAI/WCAG21/Techniques/general/G115" office:name=""><text:span text:style-name="Definition">G115</text:span></text:a> – <text:a xlink:type="simple" xlink:href="https://www.w3.org/WAI/WCAG21/Techniques/general/G130" office:name=""><text:span text:style-name="Definition">G130</text:span></text:a> – <text:a xlink:type="simple" xlink:href="https://www.w3.org/WAI/WCAG21/Techniques/general/G141" office:name=""><text:span text:style-name="Definition">G141</text:span></text:a> – <text:a xlink:type="simple" xlink:href="https://www.w3.org/WAI/WCAG21/Techniques/html/H42" office:name=""><text:span text:style-name="Definition">H42</text:span></text:a></text:p>
      <text:h text:style-name="Heading_20_4" text:outline-level="4"><text:bookmark-start text:name="crit-9.2"/>Critère 9.2 Dans chaque page web, la <text:a xlink:type="simple" xlink:href="#structure-du-document" office:name=""><text:span text:style-name="Definition">structure du document</text:span></text:a> est-elle cohérente (hors cas particuliers) ?<text:bookmark-end text:name="crit-9.2"/></text:h>
      <text:list text:style-name="L250">
        <text:list-item>
          <text:p text:style-name="P250">Test 9.2.1 : Dans chaque page web, la <text:a xlink:type="simple" xlink:href="#structure-du-document" office:name=""><text:span text:style-name="Definition">structure du document</text:span></text:a> vérifie-t-elle ces conditions (hors cas particuliers) ?</text:p>
          <text:list text:style-name="L251">
            <text:list-item>
              <text:p text:style-name="P251">La <text:a xlink:type="simple" xlink:href="#zone-d-en-tete" office:name=""><text:span text:style-name="Definition">zone d’en-tête de la page</text:span></text:a> est structurée via une balise <text:span text:style-name="Source_Text">&lt;header&gt;</text:span> ;</text:p>
            </text:list-item>
            <text:list-item>
              <text:p text:style-name="P251">Les <text:a xlink:type="simple" xlink:href="#menu-et-barre-de-navigation" office:name=""><text:span text:style-name="Definition">zones de navigation principales et secondaires</text:span></text:a> sont structurées via une balise <text:span text:style-name="Source_Text">&lt;nav&gt;</text:span> ;</text:p>
            </text:list-item>
            <text:list-item>
              <text:p text:style-name="P251">La balise <text:span text:style-name="Source_Text">&lt;nav&gt;</text:span> est réservée à la structuration des <text:a xlink:type="simple" xlink:href="#menu-et-barre-de-navigation" office:name=""><text:span text:style-name="Definition">zones de navigation principales et secondaires</text:span></text:a> ;</text:p>
            </text:list-item>
            <text:list-item>
              <text:p text:style-name="P251">La <text:a xlink:type="simple" xlink:href="#zone-de-contenu-principal" office:name=""><text:span text:style-name="Definition">zone de contenu principal</text:span></text:a> est structurée via une balise <text:span text:style-name="Source_Text">&lt;main&gt;</text:span> ;</text:p>
            </text:list-item>
            <text:list-item>
              <text:p text:style-name="P251">La <text:a xlink:type="simple" xlink:href="#structure-du-document" office:name=""><text:span text:style-name="Definition">structure du document</text:span></text:a> utilise une balise <text:span text:style-name="Source_Text">&lt;main&gt;</text:span> visible unique ;</text:p>
            </text:list-item>
            <text:list-item>
              <text:p text:style-name="P251">La <text:a xlink:type="simple" xlink:href="#zone-de-pied-de-page" office:name=""><text:span text:style-name="Definition">zone de pied de page</text:span></text:a> est structurée via une balise <text:span text:style-name="Source_Text">&lt;footer&gt;</text:span>.</text:p>
            </text:list-item>
          </text:list>
        </text:list-item>
      </text:list>
      <text:h text:style-name="Heading_20_5" text:outline-level="5"><text:bookmark-start text:name="cas-particulier-7"/>Cas particulier<text:bookmark-end text:name="cas-particulier-7"/></text:h>
      <text:p text:style-name="First_20_paragraph">Lorsque le doctype déclaré dans la page n’est pas le doctype HTML5, ce critère est non applicable.</text:p>
      <text:h text:style-name="Heading_20_5" text:outline-level="5"><text:bookmark-start text:name="note-technique-5"/>Note technique<text:bookmark-end text:name="note-technique-5"/></text:h>
      <text:p text:style-name="First_20_paragraph">La balise <text:span text:style-name="Source_Text">&lt;main&gt;</text:span> peut être utilisée plusieurs fois dans le même document HTML. Néanmoins, il ne peut y avoir en permanence qu’une seule balise visible et lisible par les technologies d’assistances, les autres devant disposer d’un attribut <text:span text:style-name="Source_Text">hidden</text:span> ou d’un style permettant de les masquer aux technologies d’assistances. À noter cependant que l’utilisation d’un style seul restera insuffisante pour assurer l’unicité d’une balise <text:span text:style-name="Source_Text">&lt;main&gt;</text:span> visible en cas de désactivation des feuilles de styles.</text:p>
      <text:h text:style-name="Heading_20_5" text:outline-level="5"><text:bookmark-start text:name="références-53"/>Références<text:bookmark-end text:name="références-53"/></text:h>
      <text:p text:style-name="First_20_paragraph">EN 301 549 V2.1.2 / WCAG 2.1</text:p>
      <text:list text:style-name="L252">
        <text:list-item>
          <text:p text:style-name="P252"><text:span text:style-name="T3">9.1.3.1 Info and Relationships (A)</text:span> / <text:a xlink:type="simple" xlink:href="https://www.w3.org/Translations/WCAG21-fr/#info-and-relationships" office:name=""><text:span text:style-name="Definition">1.3.1 Information et relations</text:span></text:a></text:p>
        </text:list-item>
      </text:list>
      <text:p text:style-name="First_20_paragraph">Technique(s) suffisante(s) et/ou échec(s) WCAG 2.1 : <text:a xlink:type="simple" xlink:href="https://www.w3.org/WAI/WCAG21/Techniques/aria/ARIA11" office:name=""><text:span text:style-name="Definition">ARIA11</text:span></text:a> – <text:a xlink:type="simple" xlink:href="https://www.w3.org/WAI/WCAG21/Techniques/general/G115" office:name=""><text:span text:style-name="Definition">G115</text:span></text:a></text:p>
      <text:h text:style-name="Heading_20_4" text:outline-level="4"><text:bookmark-start text:name="crit-9.3"/>Critère 9.3 Dans chaque page web, chaque <text:a xlink:type="simple" xlink:href="#listes" office:name=""><text:span text:style-name="Definition">liste</text:span></text:a> est-elle correctement structurée ?<text:bookmark-end text:name="crit-9.3"/></text:h>
      <text:list text:style-name="L253">
        <text:list-item>
          <text:p text:style-name="P253">Test 9.3.1 : Dans chaque page web, les informations regroupées visuellement sous forme de <text:a xlink:type="simple" xlink:href="#listes" office:name=""><text:span text:style-name="Definition">liste</text:span></text:a> non ordonnée vérifient-elles une de ces conditions ?</text:p>
          <text:list text:style-name="L254">
            <text:list-item>
              <text:p text:style-name="P254">La liste utilise les balises HTML <text:span text:style-name="Source_Text">&lt;ul&gt;</text:span> et <text:span text:style-name="Source_Text">&lt;li&gt;</text:span> ;</text:p>
            </text:list-item>
            <text:list-item>
              <text:p text:style-name="P254">La liste utilise les attributs WAI-ARIA <text:span text:style-name="Source_Text">role="list"</text:span> et <text:span text:style-name="Source_Text">role="listitem"</text:span>.</text:p>
            </text:list-item>
          </text:list>
        </text:list-item>
        <text:list-item>
          <text:p text:style-name="P253">Test 9.3.2 : Dans chaque page web, les informations regroupées visuellement sous forme de <text:a xlink:type="simple" xlink:href="#listes" office:name=""><text:span text:style-name="Definition">liste</text:span></text:a> ordonnée vérifient-elles une de ces conditions ?</text:p>
          <text:list text:style-name="L255">
            <text:list-item>
              <text:p text:style-name="P255">La liste utilise les balises HTML <text:span text:style-name="Source_Text">&lt;ol&gt;</text:span> et <text:span text:style-name="Source_Text">&lt;li&gt;</text:span> ;</text:p>
            </text:list-item>
            <text:list-item>
              <text:p text:style-name="P255">La liste utilise les attributs WAI-ARIA <text:span text:style-name="Source_Text">role="list"</text:span> et <text:span text:style-name="Source_Text">role="listitem"</text:span>.</text:p>
            </text:list-item>
          </text:list>
        </text:list-item>
        <text:list-item>
          <text:p text:style-name="P253">Test 9.3.3 : Dans chaque page web, les informations regroupées sous forme de <text:a xlink:type="simple" xlink:href="#listes" office:name=""><text:span text:style-name="Definition">liste</text:span></text:a> de description utilisent-elles les balises <text:span text:style-name="Source_Text">&lt;dl&gt;</text:span> et <text:span text:style-name="Source_Text">&lt;dt&gt;/&lt;dd&gt;</text:span> ?</text:p>
        </text:list-item>
      </text:list>
      <text:h text:style-name="Heading_20_5" text:outline-level="5"><text:bookmark-start text:name="notes-techniques-6"/>Notes techniques<text:bookmark-end text:name="notes-techniques-6"/></text:h>
      <text:p text:style-name="First_20_paragraph">Les attributs WAI-ARIA <text:span text:style-name="Source_Text">role="list"</text:span> et <text:span text:style-name="Source_Text">role="listitem"</text:span> peuvent nécessiter l’utilisation des attributs WAI-ARIA <text:span text:style-name="Source_Text">aria-setsize</text:span> et <text:span text:style-name="Source_Text">aria-posinset</text:span> dans le cas où l’ensemble de la liste n’est pas disponible via le DOM généré au moment de la consultation.</text:p>
      <text:p text:style-name="Text_20_body">Les attributs WAI-ARIA <text:span text:style-name="Source_Text">role="tree"</text:span>, <text:span text:style-name="Source_Text">role="tablist"</text:span>, <text:span text:style-name="Source_Text">role="menu"</text:span>, <text:span text:style-name="Source_Text">role="combobox"</text:span> et <text:span text:style-name="Source_Text">role="listbox"</text:span> ne sont pas équivalents à une liste HTML <text:span text:style-name="Source_Text">&lt;ul&gt;</text:span> ou <text:span text:style-name="Source_Text">&lt;ol&gt;</text:span>.</text:p>
      <text:h text:style-name="Heading_20_5" text:outline-level="5"><text:bookmark-start text:name="références-54"/>Références<text:bookmark-end text:name="références-54"/></text:h>
      <text:p text:style-name="First_20_paragraph">EN 301 549 V2.1.2 / WCAG 2.1</text:p>
      <text:list text:style-name="L256">
        <text:list-item>
          <text:p text:style-name="P256"><text:span text:style-name="T3">9.1.3.1 Info and Relationships (A)</text:span> / <text:a xlink:type="simple" xlink:href="https://www.w3.org/Translations/WCAG21-fr/#info-and-relationships" office:name=""><text:span text:style-name="Definition">1.3.1 Information et relations</text:span></text:a></text:p>
        </text:list-item>
      </text:list>
      <text:p text:style-name="First_20_paragraph">Technique(s) suffisante(s) et/ou échec(s) WCAG 2.1 : <text:a xlink:type="simple" xlink:href="https://www.w3.org/WAI/WCAG21/Techniques/failures/F2" office:name=""><text:span text:style-name="Definition">F2</text:span></text:a> – <text:a xlink:type="simple" xlink:href="https://www.w3.org/WAI/WCAG21/Techniques/general/G115" office:name=""><text:span text:style-name="Definition">G115</text:span></text:a> – <text:a xlink:type="simple" xlink:href="https://www.w3.org/WAI/WCAG21/Techniques/general/G153" office:name=""><text:span text:style-name="Definition">G153</text:span></text:a> – <text:a xlink:type="simple" xlink:href="https://www.w3.org/WAI/WCAG21/Techniques/html/H40" office:name=""><text:span text:style-name="Definition">H40</text:span></text:a> – <text:a xlink:type="simple" xlink:href="https://www.w3.org/WAI/WCAG21/Techniques/html/H48" office:name=""><text:span text:style-name="Definition">H48</text:span></text:a></text:p>
      <text:h text:style-name="Heading_20_4" text:outline-level="4"><text:bookmark-start text:name="crit-9.4"/>Critère 9.4 Dans chaque page web, chaque citation est-elle correctement indiquée ?<text:bookmark-end text:name="crit-9.4"/></text:h>
      <text:list text:style-name="L257">
        <text:list-item>
          <text:p text:style-name="P257">Test 9.4.1 : Dans chaque page web, chaque citation courte utilise-t-elle une balise <text:span text:style-name="Source_Text">&lt;q&gt;</text:span> ?</text:p>
        </text:list-item>
        <text:list-item>
          <text:p text:style-name="P257">Test 9.4.2 : Dans chaque page web, chaque bloc de citation utilise-t-il une balise <text:span text:style-name="Source_Text">&lt;blockquote&gt;</text:span> ?</text:p>
        </text:list-item>
      </text:list>
      <text:h text:style-name="Heading_20_5" text:outline-level="5"><text:bookmark-start text:name="références-55"/>Références<text:bookmark-end text:name="références-55"/></text:h>
      <text:p text:style-name="First_20_paragraph">EN 301 549 V2.1.2 / WCAG 2.1</text:p>
      <text:list text:style-name="L258">
        <text:list-item>
          <text:p text:style-name="P258"><text:span text:style-name="T3">9.1.3.1 Info and Relationships (A)</text:span> / <text:a xlink:type="simple" xlink:href="https://www.w3.org/Translations/WCAG21-fr/#info-and-relationships" office:name=""><text:span text:style-name="Definition">1.3.1 Information et relations</text:span></text:a></text:p>
        </text:list-item>
      </text:list>
      <text:p text:style-name="First_20_paragraph">Technique(s) suffisante(s) et/ou échec(s) WCAG 2.1 : <text:a xlink:type="simple" xlink:href="https://www.w3.org/WAI/WCAG21/Techniques/failures/F2" office:name=""><text:span text:style-name="Definition">F2</text:span></text:a> – <text:a xlink:type="simple" xlink:href="https://www.w3.org/WAI/WCAG21/Techniques/general/G115" office:name=""><text:span text:style-name="Definition">G115</text:span></text:a> – <text:a xlink:type="simple" xlink:href="https://www.w3.org/WAI/WCAG21/Techniques/html/H49" office:name=""><text:span text:style-name="Definition">H49</text:span></text:a></text:p>
      <text:h text:style-name="Heading_20_3" text:outline-level="3"><text:bookmark-start text:name="présentation-de-linformation"/>10. Présentation de l’information<text:bookmark-end text:name="présentation-de-linformation"/></text:h>
      <text:h text:style-name="Heading_20_4" text:outline-level="4"><text:bookmark-start text:name="crit-10.1"/>Critère 10.1 Dans le site web, des <text:a xlink:type="simple" xlink:href="#feuille-de-style" office:name=""><text:span text:style-name="Definition">feuilles de styles</text:span></text:a> sont-elles utilisées pour contrôler la <text:a xlink:type="simple" xlink:href="#presentation-de-l-information" office:name=""><text:span text:style-name="Definition">présentation de l’information</text:span></text:a> ?<text:bookmark-end text:name="crit-10.1"/></text:h>
      <text:list text:style-name="L259">
        <text:list-item>
          <text:p text:style-name="P259">Test 10.1.1 : Dans chaque page web, les balises servant à la <text:a xlink:type="simple" xlink:href="#presentation-de-l-information" office:name=""><text:span text:style-name="Definition">présentation de l’information</text:span></text:a> ne doivent pas être présentes dans le code source généré des pages. Cette règle est-elle respectée ?</text:p>
        </text:list-item>
        <text:list-item>
          <text:p text:style-name="P259">Test 10.1.2 : Dans chaque page web, les attributs servant à la <text:a xlink:type="simple" xlink:href="#presentation-de-l-information" office:name=""><text:span text:style-name="Definition">présentation de l’information</text:span></text:a> ne doivent pas être présents dans le code source généré des pages. Cette règle est-elle respectée ?</text:p>
        </text:list-item>
        <text:list-item>
          <text:p text:style-name="P259">Test 10.1.3 : Dans chaque page web, l’utilisation des espaces vérifie-t-elle ces conditions ?</text:p>
          <text:list text:style-name="L260">
            <text:list-item>
              <text:p text:style-name="P260">Les espaces ne sont pas utilisées pour séparer les lettres d’un mot ;</text:p>
            </text:list-item>
            <text:list-item>
              <text:p text:style-name="P260">Les espaces ne sont pas utilisées pour simuler des tableaux ;</text:p>
            </text:list-item>
            <text:list-item>
              <text:p text:style-name="P260">Les espaces ne sont pas utilisées pour simuler des colonnes de texte.</text:p>
            </text:list-item>
          </text:list>
        </text:list-item>
      </text:list>
      <text:h text:style-name="Heading_20_5" text:outline-level="5"><text:bookmark-start text:name="références-56"/>Références<text:bookmark-end text:name="références-56"/></text:h>
      <text:p text:style-name="First_20_paragraph">EN 301 549 V2.1.2 / WCAG 2.1</text:p>
      <text:list text:style-name="L261">
        <text:list-item>
          <text:p text:style-name="P261"><text:span text:style-name="T3">9.1.3.1 Info and Relationships (A)</text:span> / <text:a xlink:type="simple" xlink:href="https://www.w3.org/Translations/WCAG21-fr/#info-and-relationships" office:name=""><text:span text:style-name="Definition">1.3.1 Information et relations</text:span></text:a></text:p>
        </text:list-item>
        <text:list-item>
          <text:p text:style-name="P261"><text:span text:style-name="T3">9.1.3.2 Meaningful Sequence (A)</text:span> / <text:a xlink:type="simple" xlink:href="https://www.w3.org/Translations/WCAG21-fr/#meaningful-sequence" office:name=""><text:span text:style-name="Definition">1.3.2 Ordre séquentiel logique</text:span></text:a></text:p>
        </text:list-item>
      </text:list>
      <text:p text:style-name="First_20_paragraph">Technique(s) suffisante(s) et/ou échec(s) WCAG 2.1 : <text:a xlink:type="simple" xlink:href="https://www.w3.org/WAI/WCAG21/Techniques/css/C6" office:name=""><text:span text:style-name="Definition">C6</text:span></text:a> – <text:a xlink:type="simple" xlink:href="https://www.w3.org/WAI/WCAG21/Techniques/css/C8" office:name=""><text:span text:style-name="Definition">C8</text:span></text:a> – <text:a xlink:type="simple" xlink:href="https://www.w3.org/WAI/WCAG21/Techniques/css/C18" office:name=""><text:span text:style-name="Definition">C18</text:span></text:a> – <text:a xlink:type="simple" xlink:href="https://www.w3.org/WAI/WCAG21/Techniques/css/C22" office:name=""><text:span text:style-name="Definition">C22</text:span></text:a> – <text:a xlink:type="simple" xlink:href="https://www.w3.org/WAI/WCAG21/Techniques/failures/F32" office:name=""><text:span text:style-name="Definition">F32</text:span></text:a> – <text:a xlink:type="simple" xlink:href="https://www.w3.org/WAI/WCAG21/Techniques/failures/F33" office:name=""><text:span text:style-name="Definition">F33</text:span></text:a> – <text:a xlink:type="simple" xlink:href="https://www.w3.org/WAI/WCAG21/Techniques/failures/F34" office:name=""><text:span text:style-name="Definition">F34</text:span></text:a> – <text:a xlink:type="simple" xlink:href="https://www.w3.org/WAI/WCAG21/Techniques/failures/F48" office:name=""><text:span text:style-name="Definition">F48</text:span></text:a> – <text:a xlink:type="simple" xlink:href="https://www.w3.org/WAI/WCAG21/Techniques/general/G140" office:name=""><text:span text:style-name="Definition">G140</text:span></text:a></text:p>
      <text:h text:style-name="Heading_20_4" text:outline-level="4"><text:bookmark-start text:name="crit-10.2"/>Critère 10.2 Dans chaque page web, le <text:a xlink:type="simple" xlink:href="#contenu-visible" office:name=""><text:span text:style-name="Definition">contenu visible</text:span></text:a> porteur d’information reste-t-il présent lorsque les <text:a xlink:type="simple" xlink:href="#feuille-de-style" office:name=""><text:span text:style-name="Definition">feuilles de styles</text:span></text:a> sont désactivées ?<text:bookmark-end text:name="crit-10.2"/></text:h>
      <text:list text:style-name="L262">
        <text:list-item>
          <text:p text:style-name="P262">Test 10.2.1 : Dans chaque page web, l’information reste-t-elle présente lorsque les <text:a xlink:type="simple" xlink:href="#feuille-de-style" office:name=""><text:span text:style-name="Definition">feuilles de styles</text:span></text:a> sont désactivées ?</text:p>
        </text:list-item>
      </text:list>
      <text:h text:style-name="Heading_20_5" text:outline-level="5"><text:bookmark-start text:name="références-57"/>Références<text:bookmark-end text:name="références-57"/></text:h>
      <text:p text:style-name="First_20_paragraph">EN 301 549 V2.1.2 / WCAG 2.1</text:p>
      <text:list text:style-name="L263">
        <text:list-item>
          <text:p text:style-name="P263"><text:span text:style-name="T3">9.1.1.1 Non-text Content (A)</text:span> / <text:a xlink:type="simple" xlink:href="https://www.w3.org/Translations/WCAG21-fr/#non-text-content" office:name=""><text:span text:style-name="Definition">1.1.1 Contenu non textuel</text:span></text:a></text:p>
        </text:list-item>
        <text:list-item>
          <text:p text:style-name="P263"><text:span text:style-name="T3">9.1.3.1 Info and Relationships (A)</text:span> / <text:a xlink:type="simple" xlink:href="https://www.w3.org/Translations/WCAG21-fr/#info-and-relationships" office:name=""><text:span text:style-name="Definition">1.3.1 Information et relations</text:span></text:a></text:p>
        </text:list-item>
      </text:list>
      <text:p text:style-name="First_20_paragraph">Technique(s) suffisante(s) et/ou échec(s) WCAG 2.1 : <text:a xlink:type="simple" xlink:href="https://www.w3.org/WAI/WCAG21/Techniques/failures/F3" office:name=""><text:span text:style-name="Definition">F3</text:span></text:a> – <text:a xlink:type="simple" xlink:href="https://www.w3.org/WAI/WCAG21/Techniques/failures/F87" office:name=""><text:span text:style-name="Definition">F87</text:span></text:a> – <text:a xlink:type="simple" xlink:href="https://www.w3.org/WAI/WCAG21/Techniques/general/G140" office:name=""><text:span text:style-name="Definition">G140</text:span></text:a></text:p>
      <text:h text:style-name="Heading_20_4" text:outline-level="4"><text:bookmark-start text:name="crit-10.3"/>Critère 10.3 Dans chaque page web, l’information reste-t-elle <text:a xlink:type="simple" xlink:href="#comprehensible-ordre-de-lecture" office:name=""><text:span text:style-name="Definition">compréhensible</text:span></text:a> lorsque les <text:a xlink:type="simple" xlink:href="#feuille-de-style" office:name=""><text:span text:style-name="Definition">feuilles de styles</text:span></text:a> sont désactivées ?<text:bookmark-end text:name="crit-10.3"/></text:h>
      <text:list text:style-name="L264">
        <text:list-item>
          <text:p text:style-name="P264">Test 10.3.1 : Dans chaque page web, l’information reste-t-elle <text:a xlink:type="simple" xlink:href="#comprehensible-ordre-de-lecture" office:name=""><text:span text:style-name="Definition">compréhensible</text:span></text:a> lorsque les <text:a xlink:type="simple" xlink:href="#feuille-de-style" office:name=""><text:span text:style-name="Definition">feuilles de styles</text:span></text:a> sont désactivées ?</text:p>
        </text:list-item>
      </text:list>
      <text:h text:style-name="Heading_20_5" text:outline-level="5"><text:bookmark-start text:name="références-58"/>Références<text:bookmark-end text:name="références-58"/></text:h>
      <text:p text:style-name="First_20_paragraph">EN 301 549 V2.1.2 / WCAG 2.1</text:p>
      <text:list text:style-name="L265">
        <text:list-item>
          <text:p text:style-name="P265"><text:span text:style-name="T3">9.1.3.2 Meaningful Sequence (A)</text:span> / <text:a xlink:type="simple" xlink:href="https://www.w3.org/Translations/WCAG21-fr/#meaningful-sequence" office:name=""><text:span text:style-name="Definition">1.3.2 Ordre séquentiel logique</text:span></text:a></text:p>
        </text:list-item>
        <text:list-item>
          <text:p text:style-name="P265"><text:span text:style-name="T3">9.2.4.3 Focus Order (A)</text:span> / <text:a xlink:type="simple" xlink:href="https://www.w3.org/Translations/WCAG21-fr/#focus-order" office:name=""><text:span text:style-name="Definition">2.4.3 Parcours du focus</text:span></text:a></text:p>
        </text:list-item>
      </text:list>
      <text:p text:style-name="First_20_paragraph">Technique(s) suffisante(s) et/ou échec(s) WCAG 2.1 : <text:a xlink:type="simple" xlink:href="https://www.w3.org/WAI/WCAG21/Techniques/failures/F1" office:name=""><text:span text:style-name="Definition">F1</text:span></text:a> – <text:a xlink:type="simple" xlink:href="https://www.w3.org/WAI/WCAG21/Techniques/general/G59" office:name=""><text:span text:style-name="Definition">G59</text:span></text:a> – <text:a xlink:type="simple" xlink:href="https://www.w3.org/WAI/WCAG21/Techniques/general/G140" office:name=""><text:span text:style-name="Definition">G140</text:span></text:a></text:p>
      <text:h text:style-name="Heading_20_4" text:outline-level="4"><text:bookmark-start text:name="crit-10.4"/>Critère 10.4 Dans chaque page web, le texte reste-t-il lisible lorsque la <text:a xlink:type="simple" xlink:href="#taille-des-caracteres" office:name=""><text:span text:style-name="Definition">taille des caractères</text:span></text:a> est augmentée jusqu’à 200 %, au moins (hors cas particuliers) ?<text:bookmark-end text:name="crit-10.4"/></text:h>
      <text:list text:style-name="L266">
        <text:list-item>
          <text:p text:style-name="P266">Test 10.4.1 : Dans chaque page web, l’augmentation de la <text:a xlink:type="simple" xlink:href="#taille-des-caracteres" office:name=""><text:span text:style-name="Definition">taille des caractères</text:span></text:a> jusqu’à 200 %, au moins, ne doit pas provoquer de perte d’information. Cette règle est-elle respectée selon une de ces conditions (hors cas particuliers) ?</text:p>
          <text:list text:style-name="L267">
            <text:list-item>
              <text:p text:style-name="P267">Lors de l’utilisation de la fonction d’agrandissement du texte du navigateur ;</text:p>
            </text:list-item>
            <text:list-item>
              <text:p text:style-name="P267">Lors de l’utilisation des fonctions de zoom graphique du navigateur ;</text:p>
            </text:list-item>
            <text:list-item>
              <text:p text:style-name="P267">Lors de l’utilisation d’un <text:a xlink:type="simple" xlink:href="#composant-d-interface" office:name=""><text:span text:style-name="Definition">composant d’interface</text:span></text:a> propre au site permettant d’agrandir le texte ou de zoomer.</text:p>
            </text:list-item>
          </text:list>
        </text:list-item>
        <text:list-item>
          <text:p text:style-name="P266">Test 10.4.2 : Dans chaque page web, l’augmentation de la taille des caractères jusqu’à 200 %, au moins, doit être possible pour l’ensemble du texte dans la page. Cette règle est-elle respectée selon une de ces conditions (hors cas particuliers) ?</text:p>
          <text:list text:style-name="L268">
            <text:list-item>
              <text:p text:style-name="P268">Lors de l’utilisation de la fonction d’agrandissement du texte du navigateur ;</text:p>
            </text:list-item>
            <text:list-item>
              <text:p text:style-name="P268">Lors de l’utilisation des fonctions de zoom graphique du navigateur ;</text:p>
            </text:list-item>
            <text:list-item>
              <text:p text:style-name="P268">Lors de l’utilisation d’un <text:a xlink:type="simple" xlink:href="#composant-d-interface" office:name=""><text:span text:style-name="Definition">composant d’interface</text:span></text:a> propre au site permettant d’agrandir le texte ou de zoomer.</text:p>
            </text:list-item>
          </text:list>
        </text:list-item>
      </text:list>
      <text:h text:style-name="Heading_20_5" text:outline-level="5"><text:bookmark-start text:name="références-59"/>Références<text:bookmark-end text:name="références-59"/></text:h>
      <text:p text:style-name="First_20_paragraph">EN 301 549 V2.1.2 / WCAG 2.1</text:p>
      <text:list text:style-name="L269">
        <text:list-item>
          <text:p text:style-name="P269"><text:span text:style-name="T3">9.1.4.4 Resize Text (AA)</text:span> / <text:a xlink:type="simple" xlink:href="https://www.w3.org/Translations/WCAG21-fr/#resize-text" office:name=""><text:span text:style-name="Definition">1.4.4 Redimensionnement du texte</text:span></text:a></text:p>
        </text:list-item>
      </text:list>
      <text:p text:style-name="First_20_paragraph">Technique(s) suffisante(s) et/ou échec(s) WCAG 2.1 : <text:a xlink:type="simple" xlink:href="https://www.w3.org/WAI/WCAG21/Techniques/css/C12" office:name=""><text:span text:style-name="Definition">C12</text:span></text:a> – <text:a xlink:type="simple" xlink:href="https://www.w3.org/WAI/WCAG21/Techniques/css/C13" office:name=""><text:span text:style-name="Definition">C13</text:span></text:a> – <text:a xlink:type="simple" xlink:href="https://www.w3.org/WAI/WCAG21/Techniques/css/C14" office:name=""><text:span text:style-name="Definition">C14</text:span></text:a> – <text:a xlink:type="simple" xlink:href="https://www.w3.org/WAI/WCAG21/Techniques/css/C17" office:name=""><text:span text:style-name="Definition">C17</text:span></text:a> – <text:a xlink:type="simple" xlink:href="https://www.w3.org/WAI/WCAG21/Techniques/css/C28" office:name=""><text:span text:style-name="Definition">C28</text:span></text:a> – <text:a xlink:type="simple" xlink:href="https://www.w3.org/WAI/WCAG21/Techniques/failures/F69" office:name=""><text:span text:style-name="Definition">F69</text:span></text:a> – <text:a xlink:type="simple" xlink:href="https://www.w3.org/WAI/WCAG21/Techniques/failures/F80" office:name=""><text:span text:style-name="Definition">F80</text:span></text:a> – <text:a xlink:type="simple" xlink:href="https://www.w3.org/WAI/WCAG21/Techniques/general/G146" office:name=""><text:span text:style-name="Definition">G146</text:span></text:a> – <text:a xlink:type="simple" xlink:href="https://www.w3.org/WAI/WCAG21/Techniques/general/G179" office:name=""><text:span text:style-name="Definition">G179</text:span></text:a> – <text:a xlink:type="simple" xlink:href="https://www.w3.org/WAI/WCAG21/Techniques/client-side-script/SCR34" office:name=""><text:span text:style-name="Definition">SCR34</text:span></text:a></text:p>
      <text:h text:style-name="Heading_20_4" text:outline-level="4"><text:bookmark-start text:name="crit-10.5"/>Critère 10.5 Dans chaque page web, les déclarations CSS de couleurs de fond d’élément et de police sont-elles correctement utilisées ?<text:bookmark-end text:name="crit-10.5"/></text:h>
      <text:list text:style-name="L270">
        <text:list-item>
          <text:p text:style-name="P270">Test 10.5.1 : Dans chaque page web, chaque déclaration CSS de couleurs de police (<text:span text:style-name="Source_Text">color</text:span>), d’un élément susceptible de contenir du texte, est-elle accompagnée d’une déclaration de couleur de fond (<text:span text:style-name="Source_Text">background</text:span>, <text:span text:style-name="Source_Text">background-color</text:span>), au moins, héritée d’un parent ?</text:p>
        </text:list-item>
        <text:list-item>
          <text:p text:style-name="P270">Test 10.5.2 : Dans chaque page web, chaque déclaration de couleur de fond (<text:span text:style-name="Source_Text">background</text:span>, <text:span text:style-name="Source_Text">background-color</text:span>), d’un élément susceptible de contenir du texte, est-elle accompagnée d’une déclaration de couleur de police (<text:span text:style-name="Source_Text">color</text:span>) au moins, héritée d’un parent ?</text:p>
        </text:list-item>
        <text:list-item>
          <text:p text:style-name="P270">Test 10.5.3 : Dans chaque page web, chaque utilisation d’une image pour créer une couleur de fond d’un élément susceptible de contenir du texte, via CSS (<text:span text:style-name="Source_Text">background</text:span>, <text:span text:style-name="Source_Text">background-image</text:span>), est-elle accompagnée d’une déclaration de couleur de fond (<text:span text:style-name="Source_Text">background</text:span>, <text:span text:style-name="Source_Text">background-color</text:span>), au moins, héritée d’un parent ?</text:p>
        </text:list-item>
      </text:list>
      <text:h text:style-name="Heading_20_5" text:outline-level="5"><text:bookmark-start text:name="références-60"/>Références<text:bookmark-end text:name="références-60"/></text:h>
      <text:p text:style-name="First_20_paragraph">EN 301 549 V2.1.2 / WCAG 2.1</text:p>
      <text:list text:style-name="L271">
        <text:list-item>
          <text:p text:style-name="P271"><text:span text:style-name="T3">9.1.4.3 Contrast (Minimum) (AA)</text:span> / <text:a xlink:type="simple" xlink:href="https://www.w3.org/Translations/WCAG21-fr/#contrast-minimum" office:name=""><text:span text:style-name="Definition">1.4.3 Contraste (minimum)</text:span></text:a></text:p>
        </text:list-item>
      </text:list>
      <text:p text:style-name="First_20_paragraph">Technique(s) suffisante(s) et/ou échec(s) WCAG 2.1 : <text:a xlink:type="simple" xlink:href="https://www.w3.org/WAI/WCAG21/Techniques/failures/F24" office:name=""><text:span text:style-name="Definition">F24</text:span></text:a></text:p>
      <text:h text:style-name="Heading_20_4" text:outline-level="4"><text:bookmark-start text:name="crit-10.6"/>Critère 10.6 Dans chaque page web, chaque <text:a xlink:type="simple" xlink:href="#lien-dont-la-nature-n-est-pas-evidente" office:name=""><text:span text:style-name="Definition">lien dont la nature n’est pas évidente</text:span></text:a> est-il visible par rapport au texte environnant ?<text:bookmark-end text:name="crit-10.6"/></text:h>
      <text:list text:style-name="L272">
        <text:list-item>
          <text:p text:style-name="P272">Test 10.6.1 : Dans chaque page web, chaque <text:a xlink:type="simple" xlink:href="#lien-texte" office:name=""><text:span text:style-name="Definition">lien texte</text:span></text:a> signalé uniquement par la couleur, et dont la nature n’est pas évidente, vérifie-t-il ces conditions ?</text:p>
          <text:list text:style-name="L273">
            <text:list-item>
              <text:p text:style-name="P273">La couleur du lien a un rapport de <text:a xlink:type="simple" xlink:href="#contraste" office:name=""><text:span text:style-name="Definition">contraste</text:span></text:a> supérieur ou égal à 3:1 par rapport au texte environnant ;</text:p>
            </text:list-item>
            <text:list-item>
              <text:p text:style-name="P273">Le lien dispose d’une indication visuelle au survol autre qu’un changement de couleur ;</text:p>
            </text:list-item>
            <text:list-item>
              <text:p text:style-name="P273">Le lien dispose d’une indication visuelle au focus autre qu’un changement de couleur.</text:p>
            </text:list-item>
          </text:list>
        </text:list-item>
      </text:list>
      <text:h text:style-name="Heading_20_5" text:outline-level="5"><text:bookmark-start text:name="références-61"/>Références<text:bookmark-end text:name="références-61"/></text:h>
      <text:p text:style-name="First_20_paragraph">EN 301 549 V2.1.2 / WCAG 2.1</text:p>
      <text:list text:style-name="L274">
        <text:list-item>
          <text:p text:style-name="P274"><text:span text:style-name="T3">9.1.4.1 Use of Color (A)</text:span> / <text:a xlink:type="simple" xlink:href="https://www.w3.org/Translations/WCAG21-fr/#use-of-color" office:name=""><text:span text:style-name="Definition">1.4.1 Utilisation de la couleur</text:span></text:a></text:p>
        </text:list-item>
      </text:list>
      <text:p text:style-name="First_20_paragraph">Technique(s) suffisante(s) et/ou échec(s) WCAG 2.1 : <text:a xlink:type="simple" xlink:href="https://www.w3.org/WAI/WCAG21/Techniques/failures/F73" office:name=""><text:span text:style-name="Definition">F73</text:span></text:a> – <text:a xlink:type="simple" xlink:href="https://www.w3.org/WAI/WCAG21/Techniques/general/G183" office:name=""><text:span text:style-name="Definition">G183</text:span></text:a></text:p>
      <text:h text:style-name="Heading_20_4" text:outline-level="4"><text:bookmark-start text:name="crit-10.7"/>Critère 10.7 Dans chaque page web, pour chaque élément recevant le focus, la <text:a xlink:type="simple" xlink:href="#prise-de-focus" office:name=""><text:span text:style-name="Definition">prise de focus</text:span></text:a> est-elle visible ?<text:bookmark-end text:name="crit-10.7"/></text:h>
      <text:list text:style-name="L275">
        <text:list-item>
          <text:p text:style-name="P275">Test 10.7.1 : Pour chaque élément recevant le focus, la <text:a xlink:type="simple" xlink:href="#prise-de-focus" office:name=""><text:span text:style-name="Definition">prise de focus</text:span></text:a> vérifie-t-elle une de ces conditions ?</text:p>
          <text:list text:style-name="L276">
            <text:list-item>
              <text:p text:style-name="P276">Le style du focus natif du navigateur n’est pas supprimé ou dégradé ;</text:p>
            </text:list-item>
            <text:list-item>
              <text:p text:style-name="P276">Un style du focus défini par l’auteur est visible.</text:p>
            </text:list-item>
          </text:list>
        </text:list-item>
      </text:list>
      <text:h text:style-name="Heading_20_5" text:outline-level="5"><text:bookmark-start text:name="références-62"/>Références<text:bookmark-end text:name="références-62"/></text:h>
      <text:p text:style-name="First_20_paragraph">EN 301 549 V2.1.2 / WCAG 2.1</text:p>
      <text:list text:style-name="L277">
        <text:list-item>
          <text:p text:style-name="P277"><text:span text:style-name="T3">9.1.4.1 Use of Color (A)</text:span> / <text:a xlink:type="simple" xlink:href="https://www.w3.org/Translations/WCAG21-fr/#use-of-color" office:name=""><text:span text:style-name="Definition">1.4.1 Utilisation de la couleur</text:span></text:a></text:p>
        </text:list-item>
        <text:list-item>
          <text:p text:style-name="P277"><text:span text:style-name="T3">9.2.4.7 Focus Visible (AA)</text:span> / <text:a xlink:type="simple" xlink:href="https://www.w3.org/Translations/WCAG21-fr/#focus-visible" office:name=""><text:span text:style-name="Definition">2.4.7 Visibilité du focus</text:span></text:a></text:p>
        </text:list-item>
      </text:list>
      <text:p text:style-name="First_20_paragraph">Technique(s) suffisante(s) et/ou échec(s) WCAG 2.1 : <text:a xlink:type="simple" xlink:href="https://www.w3.org/WAI/WCAG21/Techniques/css/C15" office:name=""><text:span text:style-name="Definition">C15</text:span></text:a> – <text:a xlink:type="simple" xlink:href="https://www.w3.org/WAI/WCAG21/Techniques/failures/F73" office:name=""><text:span text:style-name="Definition">F73</text:span></text:a> – <text:a xlink:type="simple" xlink:href="https://www.w3.org/WAI/WCAG21/Techniques/failures/F78" office:name=""><text:span text:style-name="Definition">F78</text:span></text:a> – <text:a xlink:type="simple" xlink:href="https://www.w3.org/WAI/WCAG21/Techniques/general/G149" office:name=""><text:span text:style-name="Definition">G149</text:span></text:a> – <text:a xlink:type="simple" xlink:href="https://www.w3.org/WAI/WCAG21/Techniques/general/G165" office:name=""><text:span text:style-name="Definition">G165</text:span></text:a> – <text:a xlink:type="simple" xlink:href="https://www.w3.org/WAI/WCAG21/Techniques/general/G183" office:name=""><text:span text:style-name="Definition">G183</text:span></text:a> – <text:a xlink:type="simple" xlink:href="https://www.w3.org/WAI/WCAG21/Techniques/general/G195" office:name=""><text:span text:style-name="Definition">G195</text:span></text:a> – <text:a xlink:type="simple" xlink:href="https://www.w3.org/WAI/WCAG21/Techniques/client-side-script/SCR31" office:name=""><text:span text:style-name="Definition">SCR31</text:span></text:a></text:p>
      <text:h text:style-name="Heading_20_4" text:outline-level="4"><text:bookmark-start text:name="crit-10.8"/>Critère 10.8 Pour chaque page web, les <text:a xlink:type="simple" xlink:href="#contenu-cache" office:name=""><text:span text:style-name="Definition">contenus cachés</text:span></text:a> ont-ils vocation à être ignorés par les technologies d’assistance ?<text:bookmark-end text:name="crit-10.8"/></text:h>
      <text:list text:style-name="L278">
        <text:list-item>
          <text:p text:style-name="P278">Test 10.8.1 : Dans chaque page web, chaque contenu caché vérifie-t-il une de ces conditions ?</text:p>
          <text:list text:style-name="L279">
            <text:list-item>
              <text:p text:style-name="P279">Le <text:a xlink:type="simple" xlink:href="#contenu-cache" office:name=""><text:span text:style-name="Definition">contenu caché</text:span></text:a> a vocation à être ignoré par les technologies d’assistance ;</text:p>
            </text:list-item>
            <text:list-item>
              <text:p text:style-name="P279">Le <text:a xlink:type="simple" xlink:href="#contenu-cache" office:name=""><text:span text:style-name="Definition">contenu caché</text:span></text:a> n’a pas vocation à être ignoré par les technologies d’assistance et est rendu restituable par les technologies d’assistance suite à une action de l’utilisateur réalisable au clavier ou par tout dispositif de pointage sur un élément précédent le contenu caché ou suite à un repositionnement du focus dessus.</text:p>
            </text:list-item>
          </text:list>
        </text:list-item>
      </text:list>
      <text:h text:style-name="Heading_20_5" text:outline-level="5"><text:bookmark-start text:name="notes-techniques-7"/>Notes techniques<text:bookmark-end text:name="notes-techniques-7"/></text:h>
      <text:p text:style-name="First_20_paragraph">WAI-ARIA propose un attribut <text:span text:style-name="Source_Text">aria-hidden</text:span> (<text:span text:style-name="Source_Text">true</text:span> ou <text:span text:style-name="Source_Text">false</text:span>) qui permet d’inhiber la restitution d’un contenu en direction des technologies d’assistance, sans action sur sa visibilité en direction des agents utilisateurs : un contenu avec <text:span text:style-name="Source_Text">aria-hidden="true"</text:span> ne sera donc plus vocalisable, mais restera visible.</text:p>
      <text:p text:style-name="Text_20_body">Sauf si le contenu contrôlé par <text:span text:style-name="Source_Text">aria-hidden</text:span> n’a pas vocation à être restitué par les technologies d’assistance, la valeur de l’attribut <text:span text:style-name="Source_Text">aria-hidden</text:span> doit être cohérente avec l’état affiché ou masqué du contenu à l’écran.</text:p>
      <text:p text:style-name="Text_20_body">La spécification HTML5 propose un attribut <text:span text:style-name="Source_Text">hidden</text:span> qui permet de rendre indisponible (quand l’attribut <text:span text:style-name="Source_Text">hidden</text:span> est présent) un contenu dans le DOM généré (de manière similaire au <text:span text:style-name="Source_Text">type="hidden"</text:span> sur un contrôle de formulaire).</text:p>
      <text:p text:style-name="Text_20_body">Il est possible d’avoir des situations où un contenu contrôlé par <text:span text:style-name="Source_Text">hidden</text:span> ou <text:span text:style-name="Source_Text">aria-hidden</text:span> se trouve momentanément dans un état incohérent avec le statut affiché ou masqué du contenu, par exemple si l’on désire rendre disponible un élément, mais que son affichage à l’écran reste dépendant d’une action ultérieure. Dans ce cas, c’est l’état final du contenu qui doit être considéré.</text:p>
      <text:h text:style-name="Heading_20_5" text:outline-level="5"><text:bookmark-start text:name="références-63"/>Références<text:bookmark-end text:name="références-63"/></text:h>
      <text:p text:style-name="First_20_paragraph">EN 301 549 V2.1.2 / WCAG 2.1</text:p>
      <text:list text:style-name="L280">
        <text:list-item>
          <text:p text:style-name="P280"><text:span text:style-name="T3">9.1.3.2 Meaningful Sequence (A)</text:span> / <text:a xlink:type="simple" xlink:href="https://www.w3.org/Translations/WCAG21-fr/#meaningful-sequence" office:name=""><text:span text:style-name="Definition">1.3.2 Ordre séquentiel logique</text:span></text:a></text:p>
        </text:list-item>
        <text:list-item>
          <text:p text:style-name="P280"><text:span text:style-name="T3">9.4.1.2 Name, Role, Value (A)</text:span> / <text:a xlink:type="simple" xlink:href="https://www.w3.org/Translations/WCAG21-fr/#name-role-value" office:name=""><text:span text:style-name="Definition">4.1.2 Nom, rôle et valeur</text:span></text:a></text:p>
        </text:list-item>
      </text:list>
      <text:p text:style-name="First_20_paragraph">Technique(s) suffisante(s) et/ou échec(s) WCAG 2.1 : <text:a xlink:type="simple" xlink:href="https://www.w3.org/WAI/WCAG21/Techniques/general/G57" office:name=""><text:span text:style-name="Definition">G57</text:span></text:a></text:p>
      <text:h text:style-name="Heading_20_4" text:outline-level="4"><text:bookmark-start text:name="crit-10.9"/>Critère 10.9 Dans chaque page web, l’information ne doit pas être donnée uniquement <text:a xlink:type="simple" xlink:href="#indication-donnee-par-la-forme-la-taille-ou-la-position" office:name=""><text:span text:style-name="Definition">par la forme, taille ou position</text:span></text:a>. Cette règle est-elle respectée ?<text:bookmark-end text:name="crit-10.9"/></text:h>
      <text:list text:style-name="L281">
        <text:list-item>
          <text:p text:style-name="P281">Test 10.9.1 : Dans chaque page web, pour chaque texte ou ensemble de textes, l’information ne doit pas être donnée uniquement <text:a xlink:type="simple" xlink:href="#indication-donnee-par-la-forme-la-taille-ou-la-position" office:name=""><text:span text:style-name="Definition">par la forme, taille ou position</text:span></text:a>. Cette règle est-elle respectée ?</text:p>
        </text:list-item>
        <text:list-item>
          <text:p text:style-name="P281">Test 10.9.2 : Dans chaque page web, pour chaque image ou ensemble d’images, l’information ne doit pas être donnée uniquement <text:a xlink:type="simple" xlink:href="#indication-donnee-par-la-forme-la-taille-ou-la-position" office:name=""><text:span text:style-name="Definition">par la forme, taille ou position</text:span></text:a>. Cette règle est-elle respectée ?</text:p>
        </text:list-item>
        <text:list-item>
          <text:p text:style-name="P281">Test 10.9.3 : Dans chaque page web, pour chaque <text:a xlink:type="simple" xlink:href="#media-temporel-type-son-video-et-synchronise" office:name=""><text:span text:style-name="Definition">média temporel</text:span></text:a>, l’information ne doit pas être donnée uniquement <text:a xlink:type="simple" xlink:href="#indication-donnee-par-la-forme-la-taille-ou-la-position" office:name=""><text:span text:style-name="Definition">par la forme, taille ou position</text:span></text:a>. Cette règle est-elle respectée ?</text:p>
        </text:list-item>
        <text:list-item>
          <text:p text:style-name="P281">Test 10.9.4 : Dans chaque page web, pour chaque <text:a xlink:type="simple" xlink:href="#media-non-temporel" office:name=""><text:span text:style-name="Definition">média non temporel</text:span></text:a>, l’information ne doit pas être donnée uniquement <text:a xlink:type="simple" xlink:href="#indication-donnee-par-la-forme-la-taille-ou-la-position" office:name=""><text:span text:style-name="Definition">par la forme, taille ou position</text:span></text:a>. Cette règle est-elle respectée ?</text:p>
        </text:list-item>
      </text:list>
      <text:h text:style-name="Heading_20_5" text:outline-level="5"><text:bookmark-start text:name="références-64"/>Références<text:bookmark-end text:name="références-64"/></text:h>
      <text:p text:style-name="First_20_paragraph">EN 301 549 V2.1.2 / WCAG 2.1</text:p>
      <text:list text:style-name="L282">
        <text:list-item>
          <text:p text:style-name="P282"><text:span text:style-name="T3">9.1.3.3 Sensory Characteristics (A)</text:span> / <text:a xlink:type="simple" xlink:href="https://www.w3.org/Translations/WCAG21-fr/#sensory-characteristics" office:name=""><text:span text:style-name="Definition">1.3.3 Caractéristiques sensorielles</text:span></text:a></text:p>
        </text:list-item>
        <text:list-item>
          <text:p text:style-name="P282"><text:span text:style-name="T3">9.1.4.1 Use of Color (A)</text:span> / <text:a xlink:type="simple" xlink:href="https://www.w3.org/Translations/WCAG21-fr/#use-of-color" office:name=""><text:span text:style-name="Definition">1.4.1 Utilisation de la couleur</text:span></text:a></text:p>
        </text:list-item>
      </text:list>
      <text:p text:style-name="First_20_paragraph">Technique(s) suffisante(s) et/ou échec(s) WCAG 2.1 : <text:a xlink:type="simple" xlink:href="https://www.w3.org/WAI/WCAG21/Techniques/failures/F14" office:name=""><text:span text:style-name="Definition">F14</text:span></text:a> – <text:a xlink:type="simple" xlink:href="https://www.w3.org/WAI/WCAG21/Techniques/failures/F26" office:name=""><text:span text:style-name="Definition">F26</text:span></text:a> – <text:a xlink:type="simple" xlink:href="https://www.w3.org/WAI/WCAG21/Techniques/general/G96" office:name=""><text:span text:style-name="Definition">G96</text:span></text:a> – <text:a xlink:type="simple" xlink:href="https://www.w3.org/WAI/WCAG21/Techniques/general/G140" office:name=""><text:span text:style-name="Definition">G140</text:span></text:a></text:p>
      <text:h text:style-name="Heading_20_4" text:outline-level="4"><text:bookmark-start text:name="crit-10.10"/>Critère 10.10 Dans chaque page web, l’information ne doit pas être donnée <text:a xlink:type="simple" xlink:href="#indication-donnee-par-la-forme-la-taille-ou-la-position" office:name=""><text:span text:style-name="Definition">par la forme, taille ou position</text:span></text:a> uniquement. Cette règle est-elle implémentée de façon pertinente ?<text:bookmark-end text:name="crit-10.10"/></text:h>
      <text:list text:style-name="L283">
        <text:list-item>
          <text:p text:style-name="P283">Test 10.10.1 : Dans chaque page web, pour chaque texte ou ensemble de textes, l’information ne doit pas être donnée uniquement <text:a xlink:type="simple" xlink:href="#indication-donnee-par-la-forme-la-taille-ou-la-position" office:name=""><text:span text:style-name="Definition">par la forme, taille ou position</text:span></text:a>. Cette règle est-elle implémentée de façon pertinente ?</text:p>
        </text:list-item>
        <text:list-item>
          <text:p text:style-name="P283">Test 10.10.2 : Dans chaque page web, pour chaque image ou ensemble d’images, l’information ne doit pas être donnée uniquement <text:a xlink:type="simple" xlink:href="#indication-donnee-par-la-forme-la-taille-ou-la-position" office:name=""><text:span text:style-name="Definition">par la forme, taille ou position</text:span></text:a>. Cette règle est-elle implémentée de façon pertinente ?</text:p>
        </text:list-item>
        <text:list-item>
          <text:p text:style-name="P283">Test 10.10.3 : Dans chaque page web, pour chaque <text:a xlink:type="simple" xlink:href="#media-temporel-type-son-video-et-synchronise" office:name=""><text:span text:style-name="Definition">média temporel</text:span></text:a>, l’information ne doit pas être donnée uniquement <text:a xlink:type="simple" xlink:href="#indication-donnee-par-la-forme-la-taille-ou-la-position" office:name=""><text:span text:style-name="Definition">par la forme, taille ou position</text:span></text:a>. Cette règle est-elle implémentée de façon pertinente ?</text:p>
        </text:list-item>
        <text:list-item>
          <text:p text:style-name="P283">Test 10.10.4 : Dans chaque page web, pour chaque <text:a xlink:type="simple" xlink:href="#media-non-temporel" office:name=""><text:span text:style-name="Definition">média non temporel</text:span></text:a>, l’information ne doit pas être donnée uniquement <text:a xlink:type="simple" xlink:href="#indication-donnee-par-la-forme-la-taille-ou-la-position" office:name=""><text:span text:style-name="Definition">par la forme, taille ou position</text:span></text:a>. Cette règle est-elle implémentée de façon pertinente ?</text:p>
        </text:list-item>
      </text:list>
      <text:h text:style-name="Heading_20_5" text:outline-level="5"><text:bookmark-start text:name="références-65"/>Références<text:bookmark-end text:name="références-65"/></text:h>
      <text:p text:style-name="First_20_paragraph">EN 301 549 V2.1.2 / WCAG 2.1</text:p>
      <text:list text:style-name="L284">
        <text:list-item>
          <text:p text:style-name="P284"><text:span text:style-name="T3">9.1.3.3 Sensory Characteristics (A)</text:span> / <text:a xlink:type="simple" xlink:href="https://www.w3.org/Translations/WCAG21-fr/#sensory-characteristics" office:name=""><text:span text:style-name="Definition">1.3.3 Caractéristiques sensorielles</text:span></text:a></text:p>
        </text:list-item>
        <text:list-item>
          <text:p text:style-name="P284"><text:span text:style-name="T3">9.1.4.1 Use of Color (A)</text:span> / <text:a xlink:type="simple" xlink:href="https://www.w3.org/Translations/WCAG21-fr/#use-of-color" office:name=""><text:span text:style-name="Definition">1.4.1 Utilisation de la couleur</text:span></text:a></text:p>
        </text:list-item>
      </text:list>
      <text:p text:style-name="First_20_paragraph">Technique(s) suffisante(s) et/ou échec(s) WCAG 2.1 : <text:a xlink:type="simple" xlink:href="https://www.w3.org/WAI/WCAG21/Techniques/failures/F14" office:name=""><text:span text:style-name="Definition">F14</text:span></text:a> – <text:a xlink:type="simple" xlink:href="https://www.w3.org/WAI/WCAG21/Techniques/failures/F26" office:name=""><text:span text:style-name="Definition">F26</text:span></text:a> – <text:a xlink:type="simple" xlink:href="https://www.w3.org/WAI/WCAG21/Techniques/general/G96" office:name=""><text:span text:style-name="Definition">G96</text:span></text:a> – <text:a xlink:type="simple" xlink:href="https://www.w3.org/WAI/WCAG21/Techniques/general/G140" office:name=""><text:span text:style-name="Definition">G140</text:span></text:a></text:p>
      <text:h text:style-name="Heading_20_4" text:outline-level="4"><text:bookmark-start text:name="crit-10.11"/>Critère 10.11 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bookmark-end text:name="crit-10.11"/></text:h>
      <text:list text:style-name="L285">
        <text:list-item>
          <text:p text:style-name="P285">Test 10.11.1 : Pour chaque page web, lorsque le contenu dont le sens de lecture est horizontal est affiché dans une fenêtre réduite à une largeur de 320 px, l’ensemble des informations et des fonctionnalités sont-elles disponibles sans aucun défilement horizontal (hors cas particuliers) ?</text:p>
        </text:list-item>
        <text:list-item>
          <text:p text:style-name="P285">Test 10.11.2 : Pour chaque page web, lorsque le contenu dont le sens de lecture est vertical est affiché dans une fenêtre réduite à une hauteur de 256 px, l’ensemble des informations et des fonctionnalités sont-elles disponibles sans aucun défilement vertical (hors cas particuliers) ?</text:p>
        </text:list-item>
      </text:list>
      <text:h text:style-name="Heading_20_5" text:outline-level="5"><text:bookmark-start text:name="cas-particuliers-9"/>Cas particuliers<text:bookmark-end text:name="cas-particuliers-9"/></text:h>
      <text:p text:style-name="First_20_paragraph">L’objectif de ce critère est de garantir un défilement dans une unique direction pour une lecture facilitée selon le sens de l’écriture.</text:p>
      <text:p text:style-name="Text_20_body">Font exception à ce critère, les contenus dont l’agencement requiert deux dimensions pour être compris ou utilisés comme :</text:p>
      <text:list text:style-name="L286">
        <text:list-item>
          <text:p text:style-name="P286">Les images, les graphiques ou les vidéos ;</text:p>
        </text:list-item>
        <text:list-item>
          <text:p text:style-name="P286">Les jeux (jeux de plateforme, par exemple) ;</text:p>
        </text:list-item>
        <text:list-item>
          <text:p text:style-name="P286">Les présentations (type diaporama, par exemple) ;</text:p>
        </text:list-item>
        <text:list-item>
          <text:p text:style-name="P286">Les tableaux de données ;</text:p>
        </text:list-item>
        <text:list-item>
          <text:p text:style-name="P286">Les interfaces où il est nécessaire d’avoir un ascenseur horizontal lors de la manipulation de l’interface.</text:p>
        </text:list-item>
      </text:list>
      <text:p text:style-name="First_20_paragraph">Note : la majorité des navigateurs sur les systèmes d’exploitation sur mobile (Android, iOS) ne gère pas correctement la redistribution en cas de zoom. Dans ce contexte, le critère sera considéré comme non applicable sur ces environnements.</text:p>
      <text:h text:style-name="Heading_20_5" text:outline-level="5"><text:bookmark-start text:name="note-technique-6"/>Note technique<text:bookmark-end text:name="note-technique-6"/></text:h>
      <text:p text:style-name="First_20_paragraph">Lorsqu’il est ici question de pixel, il s’agit du pixel CSS tel que défini par le W3C https://www.w3.org/TR/css3-values/</text:p>
      <text:h text:style-name="Heading_20_5" text:outline-level="5"><text:bookmark-start text:name="références-66"/>Références<text:bookmark-end text:name="références-66"/></text:h>
      <text:p text:style-name="First_20_paragraph">EN 301 549 V2.1.2 / WCAG 2.1</text:p>
      <text:list text:style-name="L287">
        <text:list-item>
          <text:p text:style-name="P287"><text:span text:style-name="T3">9.1.4.10 Reflow (AA)</text:span> / <text:a xlink:type="simple" xlink:href="https://www.w3.org/Translations/WCAG21-fr/#reflow" office:name=""><text:span text:style-name="Definition">1.4.10 Redistribution</text:span></text:a></text:p>
        </text:list-item>
      </text:list>
      <text:p text:style-name="First_20_paragraph">Technique(s) suffisante(s) et/ou échec(s) WCAG 2.1 : <text:a xlink:type="simple" xlink:href="https://www.w3.org/WAI/WCAG21/Techniques/css/C34" office:name=""><text:span text:style-name="Definition">C34</text:span></text:a> – <text:a xlink:type="simple" xlink:href="https://www.w3.org/WAI/WCAG21/Techniques/css/C37" office:name=""><text:span text:style-name="Definition">C37</text:span></text:a></text:p>
      <text:h text:style-name="Heading_20_4" text:outline-level="4"><text:bookmark-start text:name="crit-10.12"/>Critère 10.12 Dans chaque page web, les propriétés d’espacement du texte peuvent-elles être redéfinies par l’utilisateur sans perte de contenu ou de fonctionnalité (hors cas particuliers) ?<text:bookmark-end text:name="crit-10.12"/></text:h>
      <text:list text:style-name="L288">
        <text:list-item>
          <text:p text:style-name="P288">Test 10.12.1 : Dans chaque page web, le texte reste-t-il lisible lorsque l’affichage est modifié selon ces conditions (hors cas particuliers) ?</text:p>
          <text:list text:style-name="L289">
            <text:list-item>
              <text:p text:style-name="P289">L’espacement entre les lignes (<text:span text:style-name="Source_Text">line-height</text:span>) est augmenté jusqu’à 1,5 fois la taille de la police ;</text:p>
            </text:list-item>
            <text:list-item>
              <text:p text:style-name="P289">L’espacement suivant les paragraphes (balise <text:span text:style-name="Source_Text">&lt;p&gt;</text:span>) est augmenté jusqu’à 2 fois la taille de la police ;</text:p>
            </text:list-item>
            <text:list-item>
              <text:p text:style-name="P289">L’espacement des lettres (<text:span text:style-name="Source_Text">letter-spacing</text:span>) est augmenté jusqu’à 0,12 fois la taille de la police ;</text:p>
            </text:list-item>
            <text:list-item>
              <text:p text:style-name="P289">L’espacement des mots (<text:span text:style-name="Source_Text">word-spacing</text:span>) est augmenté jusqu’à 0,16 fois la taille de la police.</text:p>
            </text:list-item>
          </text:list>
        </text:list-item>
      </text:list>
      <text:h text:style-name="Heading_20_5" text:outline-level="5"><text:bookmark-start text:name="cas-particuliers-10"/>Cas particuliers<text:bookmark-end text:name="cas-particuliers-10"/></text:h>
      <text:p text:style-name="First_20_paragraph">Font exception à ce critère, les contenus pour lesquels l’utilisateur n’a pas de possibilité de personnalisation :</text:p>
      <text:list text:style-name="L290">
        <text:list-item>
          <text:p text:style-name="P290">Les sous-titres directement intégrés à une vidéo ;</text:p>
        </text:list-item>
        <text:list-item>
          <text:p text:style-name="P290">Les images texte ;</text:p>
        </text:list-item>
        <text:list-item>
          <text:p text:style-name="P290">Le texte au sein d’une balise <text:span text:style-name="Source_Text">&lt;canvas&gt;</text:span>.</text:p>
        </text:list-item>
      </text:list>
      <text:h text:style-name="Heading_20_5" text:outline-level="5"><text:bookmark-start text:name="références-67"/>Références<text:bookmark-end text:name="références-67"/></text:h>
      <text:p text:style-name="First_20_paragraph">EN 301 549 V2.1.2 / WCAG 2.1</text:p>
      <text:list text:style-name="L291">
        <text:list-item>
          <text:p text:style-name="P291"><text:span text:style-name="T3">9.1.4.12 Text Spacing (AA)</text:span> / <text:a xlink:type="simple" xlink:href="https://www.w3.org/Translations/WCAG21-fr/#text-spacing" office:name=""><text:span text:style-name="Definition">1.4.12 Espacement du texte</text:span></text:a></text:p>
        </text:list-item>
      </text:list>
      <text:p text:style-name="First_20_paragraph">Technique(s) suffisante(s) et/ou échec(s) WCAG 2.1 : <text:a xlink:type="simple" xlink:href="https://www.w3.org/WAI/WCAG21/Techniques/css/C8" office:name=""><text:span text:style-name="Definition">C8</text:span></text:a> – <text:a xlink:type="simple" xlink:href="https://www.w3.org/WAI/WCAG21/Techniques/css/C21" office:name=""><text:span text:style-name="Definition">C21</text:span></text:a> – <text:a xlink:type="simple" xlink:href="https://www.w3.org/WAI/WCAG21/Techniques/css/C35" office:name=""><text:span text:style-name="Definition">C35</text:span></text:a> – <text:a xlink:type="simple" xlink:href="https://www.w3.org/WAI/WCAG21/Techniques/css/C36" office:name=""><text:span text:style-name="Definition">C36</text:span></text:a></text:p>
      <text:h text:style-name="Heading_20_4" text:outline-level="4"><text:bookmark-start text:name="crit-10.13"/>Critère 10.13 Dans chaque page web, les contenus additionnels apparaissant à la prise de focus ou au survol d’un <text:a xlink:type="simple" xlink:href="#composant-d-interface" office:name=""><text:span text:style-name="Definition">composant d’interface</text:span></text:a> sont-ils contrôlables par l’utilisateur (hors cas particuliers) ?<text:bookmark-end text:name="crit-10.13"/></text:h>
      <text:list text:style-name="L292">
        <text:list-item>
          <text:p text:style-name="P292">Test 10.13.1 : Chaque contenu additionnel devenant visible à la prise de focus ou au survol d’un <text:a xlink:type="simple" xlink:href="#composant-d-interface" office:name=""><text:span text:style-name="Definition">composant d’interface</text:span></text:a> peut-il être masqué par une action de l’utilisateur sans déplacer le focus ou le pointeur de la souris (hors cas particuliers) ?</text:p>
        </text:list-item>
        <text:list-item>
          <text:p text:style-name="P292">Test 10.13.2 : Chaque contenu additionnel qui apparait au survol d’un <text:a xlink:type="simple" xlink:href="#composant-d-interface" office:name=""><text:span text:style-name="Definition">composant d’interface</text:span></text:a> peut-il être survolé par le pointeur de la souris sans disparaître (hors cas particuliers) ?</text:p>
        </text:list-item>
        <text:list-item>
          <text:p text:style-name="P292">Test 10.13.3 : Chaque contenu additionnel qui apparaît à la prise de focus ou au survol d’un <text:a xlink:type="simple" xlink:href="#composant-d-interface" office:name=""><text:span text:style-name="Definition">composant d’interface</text:span></text:a> vérifie-t-il une de ces conditions (hors cas particuliers) ?</text:p>
          <text:list text:style-name="L293">
            <text:list-item>
              <text:p text:style-name="P293">Le contenu additionnel reste visible jusqu’à ce que l’utilisateur retire le pointeur souris ou le focus du contenu additionnel et du <text:a xlink:type="simple" xlink:href="#composant-d-interface" office:name=""><text:span text:style-name="Definition">composant d’interface</text:span></text:a> ayant déclenché son apparition ;</text:p>
            </text:list-item>
            <text:list-item>
              <text:p text:style-name="P293">Le contenu additionnel reste visible jusqu’à ce que l’utilisateur déclenche une action masquant ce contenu sans déplacer le focus ou le pointeur de la souris du <text:a xlink:type="simple" xlink:href="#composant-d-interface" office:name=""><text:span text:style-name="Definition">composant d’interface</text:span></text:a> ayant déclenché son apparition ;</text:p>
            </text:list-item>
            <text:list-item>
              <text:p text:style-name="P293">Le contenu additionnel reste visible jusqu’à ce qu’il ne soit plus valide.</text:p>
            </text:list-item>
          </text:list>
        </text:list-item>
      </text:list>
      <text:h text:style-name="Heading_20_5" text:outline-level="5"><text:bookmark-start text:name="cas-particuliers-11"/>Cas particuliers<text:bookmark-end text:name="cas-particuliers-11"/></text:h>
      <text:p text:style-name="First_20_paragraph">Lorsque le contenu additionnel est contrôlé par l’agent utilisateur (par exemple, attribut <text:span text:style-name="Source_Text">title</text:span> ou validation native de formulaire) ou correspond à une fenêtre modale conforme au <text:a xlink:type="simple" xlink:href="#motif-de-conception" office:name=""><text:span text:style-name="Definition">motif de conception</text:span></text:a> WAI-ARIA <text:span text:style-name="Source_Text">dialog</text:span>, le critère 10.13 est non applicable.</text:p>
      <text:p text:style-name="Text_20_body">Lorsque le contenu additionnel ne masque ou ne remplace aucun contenu porteur d’information, le test 10.13.1 est non applicable.</text:p>
      <text:h text:style-name="Heading_20_5" text:outline-level="5"><text:bookmark-start text:name="références-68"/>Références<text:bookmark-end text:name="références-68"/></text:h>
      <text:p text:style-name="First_20_paragraph">EN 301 549 V2.1.2 / WCAG 2.1</text:p>
      <text:list text:style-name="L294">
        <text:list-item>
          <text:p text:style-name="P294"><text:span text:style-name="T3">9.1.4.13 Content on Hover or Focus (AA)</text:span> / <text:a xlink:type="simple" xlink:href="https://www.w3.org/Translations/WCAG21-fr/#content-on-hover-or-focus" office:name=""><text:span text:style-name="Definition">1.4.13 Contenu au survol ou au focus</text:span></text:a></text:p>
        </text:list-item>
      </text:list>
      <text:p text:style-name="First_20_paragraph">Technique(s) suffisante(s) et/ou échec(s) WCAG 2.1 : <text:a xlink:type="simple" xlink:href="https://www.w3.org/WAI/WCAG21/Techniques/failures/F95" office:name=""><text:span text:style-name="Definition">F95</text:span></text:a></text:p>
      <text:h text:style-name="Heading_20_4" text:outline-level="4"><text:bookmark-start text:name="crit-10.14"/>Critère 10.14 Dans chaque page web, les contenus additionnels apparaissant via les styles CSS uniquement peuvent-ils être rendus visibles au clavier et par tout dispositif de pointage ?<text:bookmark-end text:name="crit-10.14"/></text:h>
      <text:list text:style-name="L295">
        <text:list-item>
          <text:p text:style-name="P295">Test 10.14.1 : Dans chaque page web, les contenus additionnels apparaissant au survol d’un <text:a xlink:type="simple" xlink:href="#composant-d-interface" office:name=""><text:span text:style-name="Definition">composant d’interface</text:span></text:a> via les styles CSS respectent-ils si nécessaire une de ces conditions ?</text:p>
          <text:list text:style-name="L296">
            <text:list-item>
              <text:p text:style-name="P296">Les contenus additionnels apparaissent également à l’activation du composant via le clavier et tout dispositif de pointage ;</text:p>
            </text:list-item>
            <text:list-item>
              <text:p text:style-name="P296">Les contenus additionnels apparaissent également à la prise de focus du composant ;</text:p>
            </text:list-item>
            <text:list-item>
              <text:p text:style-name="P296">Les contenus additionnels apparaissent également par le biais de l’activation ou de la prise de focus d’un autre composant.</text:p>
            </text:list-item>
          </text:list>
        </text:list-item>
        <text:list-item>
          <text:p text:style-name="P295">Test 10.14.2 : Dans chaque page web, les contenus additionnels apparaissant au focus d’un <text:a xlink:type="simple" xlink:href="#composant-d-interface" office:name=""><text:span text:style-name="Definition">composant d’interface</text:span></text:a> via les styles CSS respectent-ils si nécessaire une de ces conditions ?</text:p>
          <text:list text:style-name="L297">
            <text:list-item>
              <text:p text:style-name="P297">Les contenus additionnels apparaissent également à l’activation du composant via le clavier et tout dispositif de pointage ;</text:p>
            </text:list-item>
            <text:list-item>
              <text:p text:style-name="P297">Les contenus additionnels apparaissent également au survol du composant ;</text:p>
            </text:list-item>
            <text:list-item>
              <text:p text:style-name="P297">Les contenus additionnels apparaissent également par le biais de l’activation ou du survol d’un autre composant.</text:p>
            </text:list-item>
          </text:list>
        </text:list-item>
      </text:list>
      <text:h text:style-name="Heading_20_5" text:outline-level="5"><text:bookmark-start text:name="références-69"/>Références<text:bookmark-end text:name="références-69"/></text:h>
      <text:p text:style-name="First_20_paragraph">EN 301 549 V2.1.2 / WCAG 2.1</text:p>
      <text:list text:style-name="L298">
        <text:list-item>
          <text:p text:style-name="P298"><text:span text:style-name="T3">9.2.1.1 Keyboard (A)</text:span> / <text:a xlink:type="simple" xlink:href="https://www.w3.org/Translations/WCAG21-fr/#keyboard" office:name=""><text:span text:style-name="Definition">2.1.1 Clavier</text:span></text:a></text:p>
        </text:list-item>
      </text:list>
      <text:p text:style-name="First_20_paragraph">Technique(s) suffisante(s) et/ou échec(s) WCAG 2.1 : <text:a xlink:type="simple" xlink:href="https://www.w3.org/WAI/WCAG21/Techniques/general/G202" office:name=""><text:span text:style-name="Definition">G202</text:span></text:a></text:p>
      <text:h text:style-name="Heading_20_3" text:outline-level="3"><text:bookmark-start text:name="formulaires"/>11. Formulaires<text:bookmark-end text:name="formulaires"/></text:h>
      <text:h text:style-name="Heading_20_4" text:outline-level="4"><text:bookmark-start text:name="crit-11.1"/>Critère 11.1 Chaque <text:a xlink:type="simple" xlink:href="#champ-de-saisie-de-formulaire" office:name=""><text:span text:style-name="Definition">champ de formulaire</text:span></text:a> a-t-il une <text:a xlink:type="simple" xlink:href="#etiquette-de-champ-de-formulaire" office:name=""><text:span text:style-name="Definition">étiquette</text:span></text:a> ?<text:bookmark-end text:name="crit-11.1"/></text:h>
      <text:list text:style-name="L299">
        <text:list-item>
          <text:p text:style-name="P299">Test 11.1.1 : Chaque <text:a xlink:type="simple" xlink:href="#champ-de-saisie-de-formulaire" office:name=""><text:span text:style-name="Definition">champ de formulaire</text:span></text:a> vérifie-t-il une de ces conditions ?</text:p>
          <text:list text:style-name="L300">
            <text:list-item>
              <text:p text:style-name="P300">Le <text:a xlink:type="simple" xlink:href="#champ-de-saisie-de-formulaire" office:name=""><text:span text:style-name="Definition">champ de formulaire</text:span></text:a> possède un attribut WAI-ARIA <text:span text:style-name="Source_Text">aria-labelledby</text:span> référençant un <text:a xlink:type="simple" xlink:href="#passage-de-texte-lie-par-aria-labelledby-ou-aria-describedby" office:name=""><text:span text:style-name="Definition">passage de texte</text:span></text:a> identifié ;</text:p>
            </text:list-item>
            <text:list-item>
              <text:p text:style-name="P300">Le <text:a xlink:type="simple" xlink:href="#champ-de-saisie-de-formulaire" office:name=""><text:span text:style-name="Definition">champ de formulaire</text:span></text:a> possède un attribut WAI-ARIA <text:span text:style-name="Source_Text">aria-label</text:span> ;</text:p>
            </text:list-item>
            <text:list-item>
              <text:p text:style-name="P300">Une balise <text:span text:style-name="Source_Text">&lt;label&gt;</text:span> ayant un attribut <text:span text:style-name="Source_Text">for</text:span> est associée au <text:a xlink:type="simple" xlink:href="#champ-de-saisie-de-formulaire" office:name=""><text:span text:style-name="Definition">champ de formulaire</text:span></text:a> ;</text:p>
            </text:list-item>
            <text:list-item>
              <text:p text:style-name="P300">Le <text:a xlink:type="simple" xlink:href="#champ-de-saisie-de-formulaire" office:name=""><text:span text:style-name="Definition">champ de formulaire</text:span></text:a> possède un attribut <text:span text:style-name="Source_Text">title</text:span> ;</text:p>
            </text:list-item>
            <text:list-item>
              <text:p text:style-name="P300">Un bouton adjacent au <text:a xlink:type="simple" xlink:href="#champ-de-saisie-de-formulaire" office:name=""><text:span text:style-name="Definition">champ de formulaire</text:span></text:a> lui fournit une étiquette visible et un élément <text:span text:style-name="Source_Text">&lt;label&gt;</text:span> visuellement caché ou un attribut WAI-ARIA <text:span text:style-name="Source_Text">aria-label</text:span>, <text:span text:style-name="Source_Text">aria-labelledby</text:span> ou <text:span text:style-name="Source_Text">title</text:span> lui fournit un nom accessible.</text:p>
            </text:list-item>
          </text:list>
        </text:list-item>
        <text:list-item>
          <text:p text:style-name="P299">Test 11.1.2 : Chaque <text:a xlink:type="simple" xlink:href="#champ-de-saisie-de-formulaire" office:name=""><text:span text:style-name="Definition">champ de formulaire</text:span></text:a> associé à une balise <text:span text:style-name="Source_Text">&lt;label&gt;</text:span> ayant un attribut <text:span text:style-name="Source_Text">for</text:span>, vérifie-t-il ces conditions ?</text:p>
          <text:list text:style-name="L301">
            <text:list-item>
              <text:p text:style-name="P301">Le <text:a xlink:type="simple" xlink:href="#champ-de-saisie-de-formulaire" office:name=""><text:span text:style-name="Definition">champ de formulaire</text:span></text:a> possède un attribut <text:span text:style-name="Source_Text">id</text:span> ;</text:p>
            </text:list-item>
            <text:list-item>
              <text:p text:style-name="P301">La valeur de l’attribut <text:span text:style-name="Source_Text">for</text:span> est égale à la valeur de l’attribut <text:span text:style-name="Source_Text">id</text:span> du <text:a xlink:type="simple" xlink:href="#champ-de-saisie-de-formulaire" office:name=""><text:span text:style-name="Definition">champ de formulaire</text:span></text:a> associé.</text:p>
            </text:list-item>
          </text:list>
        </text:list-item>
        <text:list-item>
          <text:p text:style-name="P299">Test 11.1.3 : Chaque <text:a xlink:type="simple" xlink:href="#champ-de-saisie-de-formulaire" office:name=""><text:span text:style-name="Definition">champ de formulaire</text:span></text:a> ayant une <text:a xlink:type="simple" xlink:href="#etiquette-de-champ-de-formulaire" office:name=""><text:span text:style-name="Definition">étiquette</text:span></text:a> dont le contenu n’est pas visible ou à proximité (masqué, <text:span text:style-name="Source_Text">aria-label</text:span>) ou qui n’est pas <text:a xlink:type="simple" xlink:href="#accoles-etiquette-et-champ-accoles" office:name=""><text:span text:style-name="Definition">accolé</text:span></text:a> au champ (<text:span text:style-name="Source_Text">aria-labelledby</text:span>), vérifie-t-il une de ses conditions ?</text:p>
          <text:list text:style-name="L302">
            <text:list-item>
              <text:p text:style-name="P302">Le <text:a xlink:type="simple" xlink:href="#champ-de-saisie-de-formulaire" office:name=""><text:span text:style-name="Definition">champ de formulaire</text:span></text:a> possède un attribut <text:span text:style-name="Source_Text">title</text:span> dont le contenu permet de comprendre la nature de la saisie attendue ;</text:p>
            </text:list-item>
            <text:list-item>
              <text:p text:style-name="P302">Le <text:a xlink:type="simple" xlink:href="#champ-de-saisie-de-formulaire" office:name=""><text:span text:style-name="Definition">champ de formulaire</text:span></text:a> est accompagné d’un <text:a xlink:type="simple" xlink:href="#passage-de-texte-lie-par-aria-labelledby-ou-aria-describedby" office:name=""><text:span text:style-name="Definition">passage de texte</text:span></text:a> accolé au champ qui devient visible à la prise de focus permettant de comprendre la nature de la saisie attendue ;</text:p>
            </text:list-item>
            <text:list-item>
              <text:p text:style-name="P302">Le <text:a xlink:type="simple" xlink:href="#champ-de-saisie-de-formulaire" office:name=""><text:span text:style-name="Definition">champ de formulaire</text:span></text:a> est accompagné d’un <text:a xlink:type="simple" xlink:href="#passage-de-texte-lie-par-aria-labelledby-ou-aria-describedby" office:name=""><text:span text:style-name="Definition">passage de texte</text:span></text:a> visible accolé au champ permettant de comprendre la nature de la saisie attendue.</text:p>
            </text:list-item>
          </text:list>
        </text:list-item>
      </text:list>
      <text:h text:style-name="Heading_20_5" text:outline-level="5"><text:bookmark-start text:name="références-70"/>Références<text:bookmark-end text:name="références-70"/></text:h>
      <text:p text:style-name="First_20_paragraph">EN 301 549 V2.1.2 / WCAG 2.1</text:p>
      <text:list text:style-name="L303">
        <text:list-item>
          <text:p text:style-name="P303"><text:span text:style-name="T3">9.1.3.1 Info and Relationships (A)</text:span> / <text:a xlink:type="simple" xlink:href="https://www.w3.org/Translations/WCAG21-fr/#info-and-relationships" office:name=""><text:span text:style-name="Definition">1.3.1 Information et relations</text:span></text:a></text:p>
        </text:list-item>
        <text:list-item>
          <text:p text:style-name="P303"><text:span text:style-name="T3">9.2.4.6 Headings and Labels (AA)</text:span> / <text:a xlink:type="simple" xlink:href="https://www.w3.org/Translations/WCAG21-fr/#headings-and-labels" office:name=""><text:span text:style-name="Definition">2.4.6 En-têtes et étiquettes</text:span></text:a></text:p>
        </text:list-item>
        <text:list-item>
          <text:p text:style-name="P303"><text:span text:style-name="T3">9.3.3.2 Labels or Instructions (A)</text:span> / <text:a xlink:type="simple" xlink:href="https://www.w3.org/Translations/WCAG21-fr/#labels-or-instructions" office:name=""><text:span text:style-name="Definition">3.3.2 Étiquettes ou instructions</text:span></text:a></text:p>
        </text:list-item>
        <text:list-item>
          <text:p text:style-name="P303"><text:span text:style-name="T3">9.4.1.2 Name, Role, Value (A)</text:span> / <text:a xlink:type="simple" xlink:href="https://www.w3.org/Translations/WCAG21-fr/#name-role-value" office:name=""><text:span text:style-name="Definition">4.1.2 Nom, rôle et valeur</text:span></text:a></text:p>
        </text:list-item>
      </text:list>
      <text:p text:style-name="First_20_paragraph">Technique(s) suffisante(s) et/ou échec(s) WCAG 2.1 : <text:a xlink:type="simple" xlink:href="https://www.w3.org/WAI/WCAG21/Techniques/aria/ARIA6" office:name=""><text:span text:style-name="Definition">ARIA6</text:span></text:a> – <text:a xlink:type="simple" xlink:href="https://www.w3.org/WAI/WCAG21/Techniques/aria/ARIA9" office:name=""><text:span text:style-name="Definition">ARIA9</text:span></text:a> – <text:a xlink:type="simple" xlink:href="https://www.w3.org/WAI/WCAG21/Techniques/aria/ARIA14" office:name=""><text:span text:style-name="Definition">ARIA14</text:span></text:a> – <text:a xlink:type="simple" xlink:href="https://www.w3.org/WAI/WCAG21/Techniques/aria/ARIA16" office:name=""><text:span text:style-name="Definition">ARIA16</text:span></text:a> – <text:a xlink:type="simple" xlink:href="https://www.w3.org/WAI/WCAG21/Techniques/failures/F68" office:name=""><text:span text:style-name="Definition">F68</text:span></text:a> – <text:a xlink:type="simple" xlink:href="https://www.w3.org/WAI/WCAG21/Techniques/failures/F82" office:name=""><text:span text:style-name="Definition">F82</text:span></text:a> – <text:a xlink:type="simple" xlink:href="https://www.w3.org/WAI/WCAG21/Techniques/failures/F86" office:name=""><text:span text:style-name="Definition">F86</text:span></text:a> – <text:a xlink:type="simple" xlink:href="https://www.w3.org/WAI/WCAG21/Techniques/general/G82" office:name=""><text:span text:style-name="Definition">G82</text:span></text:a> – <text:a xlink:type="simple" xlink:href="https://www.w3.org/WAI/WCAG21/Techniques/general/G131" office:name=""><text:span text:style-name="Definition">G131</text:span></text:a> – <text:a xlink:type="simple" xlink:href="https://www.w3.org/WAI/WCAG21/Techniques/html/H44" office:name=""><text:span text:style-name="Definition">H44</text:span></text:a> – <text:a xlink:type="simple" xlink:href="https://www.w3.org/WAI/WCAG21/Techniques/html/H65" office:name=""><text:span text:style-name="Definition">H65</text:span></text:a></text:p>
      <text:h text:style-name="Heading_20_4" text:outline-level="4"><text:bookmark-start text:name="crit-11.2"/>Critère 11.2 Chaque <text:a xlink:type="simple" xlink:href="#etiquette-de-champ-de-formulaire" office:name=""><text:span text:style-name="Definition">étiquette</text:span></text:a> associée à un <text:a xlink:type="simple" xlink:href="#champ-de-saisie-de-formulaire" office:name=""><text:span text:style-name="Definition">champ de formulaire</text:span></text:a> est-elle pertinente (hors cas particuliers) ?<text:bookmark-end text:name="crit-11.2"/></text:h>
      <text:list text:style-name="L304">
        <text:list-item>
          <text:p text:style-name="P304">Test 11.2.1 : Chaque balise <text:span text:style-name="Source_Text">&lt;label&gt;</text:span> permet-elle de connaître la fonction exacte du <text:a xlink:type="simple" xlink:href="#champ-de-saisie-de-formulaire" office:name=""><text:span text:style-name="Definition">champ de formulaire</text:span></text:a> auquel elle est associée ?</text:p>
        </text:list-item>
        <text:list-item>
          <text:p text:style-name="P304">Test 11.2.2 : Chaque attribut <text:span text:style-name="Source_Text">title</text:span> permet-il de connaître la fonction exacte du <text:a xlink:type="simple" xlink:href="#champ-de-saisie-de-formulaire" office:name=""><text:span text:style-name="Definition">champ de formulaire</text:span></text:a> auquel il est associé ?</text:p>
        </text:list-item>
        <text:list-item>
          <text:p text:style-name="P304">Test 11.2.3 : Chaque étiquette implémentée via l’attribut WAI-ARIA <text:span text:style-name="Source_Text">aria-label</text:span> permet-elle de connaître la fonction exacte du <text:a xlink:type="simple" xlink:href="#champ-de-saisie-de-formulaire" office:name=""><text:span text:style-name="Definition">champ de formulaire</text:span></text:a> auquel elle est associée ?</text:p>
        </text:list-item>
        <text:list-item>
          <text:p text:style-name="P304">Test 11.2.4 : Chaque <text:a xlink:type="simple" xlink:href="#passage-de-texte-lie-par-aria-labelledby-ou-aria-describedby" office:name=""><text:span text:style-name="Definition">passage de texte</text:span></text:a> associé via l’attribut WAI-ARIA <text:span text:style-name="Source_Text">aria-labelledby</text:span> permet-il de connaître la fonction exacte du <text:a xlink:type="simple" xlink:href="#champ-de-saisie-de-formulaire" office:name=""><text:span text:style-name="Definition">champ de formulaire</text:span></text:a> auquel il est associé ?</text:p>
        </text:list-item>
        <text:list-item>
          <text:p text:style-name="P304">Test 11.2.5 : Chaque <text:a xlink:type="simple" xlink:href="#champ-de-saisie-de-formulaire" office:name=""><text:span text:style-name="Definition">champ de formulaire</text:span></text:a> ayant un <text:a xlink:type="simple" xlink:href="#intitule-visible" office:name=""><text:span text:style-name="Definition">intitulé visible</text:span></text:a> vérifie-t-il ces conditions (hors cas particuliers) ?</text:p>
          <text:list text:style-name="L305">
            <text:list-item>
              <text:p text:style-name="P305">S’il est présent, le contenu de l’attribut WAI-ARIA <text:span text:style-name="Source_Text">aria-label</text:span> du <text:a xlink:type="simple" xlink:href="#champ-de-saisie-de-formulaire" office:name=""><text:span text:style-name="Definition">champ de formulaire</text:span></text:a> contient au moins l’<text:a xlink:type="simple" xlink:href="#intitule-visible" office:name=""><text:span text:style-name="Definition">intitulé visible</text:span></text:a> ;</text:p>
            </text:list-item>
            <text:list-item>
              <text:p text:style-name="P305">S’il est présent, le <text:a xlink:type="simple" xlink:href="#passage-de-texte-lie-par-aria-labelledby-ou-aria-describedby" office:name=""><text:span text:style-name="Definition">passage de texte</text:span></text:a> lié au <text:a xlink:type="simple" xlink:href="#champ-de-saisie-de-formulaire" office:name=""><text:span text:style-name="Definition">champ de formulaire</text:span></text:a> via un attribut WAI-ARIA <text:span text:style-name="Source_Text">aria-labelledby</text:span> contient au moins l’<text:a xlink:type="simple" xlink:href="#intitule-visible" office:name=""><text:span text:style-name="Definition">intitulé visible</text:span></text:a> ;</text:p>
            </text:list-item>
            <text:list-item>
              <text:p text:style-name="P305">S’il est présent, le contenu de l’attribut <text:span text:style-name="Source_Text">title</text:span> du <text:a xlink:type="simple" xlink:href="#champ-de-saisie-de-formulaire" office:name=""><text:span text:style-name="Definition">champ de formulaire</text:span></text:a> contient au moins l’<text:a xlink:type="simple" xlink:href="#intitule-visible" office:name=""><text:span text:style-name="Definition">intitulé visible</text:span></text:a> ;</text:p>
            </text:list-item>
            <text:list-item>
              <text:p text:style-name="P305">S’il est présent le contenu de la balise <text:span text:style-name="Source_Text">&lt;label&gt;</text:span> associé au <text:a xlink:type="simple" xlink:href="#champ-de-saisie-de-formulaire" office:name=""><text:span text:style-name="Definition">champ de formulaire</text:span></text:a> contient au moins l’<text:a xlink:type="simple" xlink:href="#intitule-visible" office:name=""><text:span text:style-name="Definition">intitulé visible</text:span></text:a>.</text:p>
            </text:list-item>
          </text:list>
        </text:list-item>
        <text:list-item>
          <text:p text:style-name="P304">Test 11.2.6 : Chaque bouton adjacent au <text:a xlink:type="simple" xlink:href="#champ-de-saisie-de-formulaire" office:name=""><text:span text:style-name="Definition">champ de formulaire</text:span></text:a> qui fournit une étiquette visible permet-il de connaître la fonction exacte du <text:a xlink:type="simple" xlink:href="#champ-de-saisie-de-formulaire" office:name=""><text:span text:style-name="Definition">champ de formulaire</text:span></text:a> auquel il est associé ?</text:p>
        </text:list-item>
      </text:list>
      <text:h text:style-name="Heading_20_5" text:outline-level="5"><text:bookmark-start text:name="cas-particuliers-12"/>Cas particuliers<text:bookmark-end text:name="cas-particuliers-12"/></text:h>
      <text:p text:style-name="First_20_paragraph">Il existe une gestion de cas particuliers pour le test 11.2.5 lorsque :</text:p>
      <text:list text:style-name="L306">
        <text:list-item>
          <text:p text:style-name="P306">La ponctuation et les lettres majuscules sont présentes dans le texte de l’<text:a xlink:type="simple" xlink:href="#intitule-visible" office:name=""><text:span text:style-name="Definition">intitulé visible</text:span></text:a> : elles peuvent être ignorées dans le nom accessible sans porter à conséquence ;</text:p>
        </text:list-item>
        <text:list-item>
          <text:p text:style-name="P306">Le texte de l’<text:a xlink:type="simple" xlink:href="#intitule-visible" office:name=""><text:span text:style-name="Definition">intitulé visible</text:span></text:a> sert de symbole : le texte ne doit pas être interprété littéralement au niveau du nom accessible. Le nom doit exprimer la fonction véhiculée par le symbole (par exemple, “B” au niveau d’un éditeur de texte aura pour nom accessible “Mettre en gras”, le signe “&gt;” en fonction du contexte signifiera “Suivant” ou “Lancer la vidéo”). Le cas des symboles mathématiques fait cependant exception (voir la note ci-dessous).</text:p>
        </text:list-item>
      </text:list>
      <text:p text:style-name="First_20_paragraph">Note : si l’étiquette visible représente une expression mathématique, les symboles mathématiques peuvent être repris littéralement pour servir d’étiquette au nom accessible (ex. : “A&gt;B”). Il est laissé à l’utilisateur le soin d’opérer la correspondance entre l’expression et ce qu’il doit épeler compte tenu de la connaissance qu’il a du fonctionnement de son logiciel de saisie vocale (“A plus grand que B” ou “A supérieur à B”).</text:p>
      <text:p text:style-name="Text_20_body">Ce cas particulier s’applique également au test 11.9.2.</text:p>
      <text:h text:style-name="Heading_20_5" text:outline-level="5"><text:bookmark-start text:name="références-71"/>Références<text:bookmark-end text:name="références-71"/></text:h>
      <text:p text:style-name="First_20_paragraph">EN 301 549 V2.1.2 / WCAG 2.1</text:p>
      <text:list text:style-name="L307">
        <text:list-item>
          <text:p text:style-name="P307"><text:span text:style-name="T3">9.2.4.6 Headings and Labels (AA)</text:span> / <text:a xlink:type="simple" xlink:href="https://www.w3.org/Translations/WCAG21-fr/#headings-and-labels" office:name=""><text:span text:style-name="Definition">2.4.6 En-têtes et étiquettes</text:span></text:a></text:p>
        </text:list-item>
        <text:list-item>
          <text:p text:style-name="P307"><text:span text:style-name="T3">9.2.5.3 Label in Name (A)</text:span> / <text:a xlink:type="simple" xlink:href="https://www.w3.org/Translations/WCAG21-fr/#label-in-name" office:name=""><text:span text:style-name="Definition">2.5.3 Étiquette dans le nom</text:span></text:a></text:p>
        </text:list-item>
        <text:list-item>
          <text:p text:style-name="P307"><text:span text:style-name="T3">9.3.3.2 Labels or Instructions (A)</text:span> / <text:a xlink:type="simple" xlink:href="https://www.w3.org/Translations/WCAG21-fr/#labels-or-instructions" office:name=""><text:span text:style-name="Definition">3.3.2 Étiquettes ou instructions</text:span></text:a></text:p>
        </text:list-item>
      </text:list>
      <text:p text:style-name="First_20_paragraph">Technique(s) suffisante(s) et/ou échec(s) WCAG 2.1 : <text:a xlink:type="simple" xlink:href="https://www.w3.org/WAI/WCAG21/Techniques/aria/ARIA6" office:name=""><text:span text:style-name="Definition">ARIA6</text:span></text:a> – <text:a xlink:type="simple" xlink:href="https://www.w3.org/WAI/WCAG21/Techniques/aria/ARIA9" office:name=""><text:span text:style-name="Definition">ARIA9</text:span></text:a> – <text:a xlink:type="simple" xlink:href="https://www.w3.org/WAI/WCAG21/Techniques/aria/ARIA14" office:name=""><text:span text:style-name="Definition">ARIA14</text:span></text:a> – <text:a xlink:type="simple" xlink:href="https://www.w3.org/WAI/WCAG21/Techniques/aria/ARIA16" office:name=""><text:span text:style-name="Definition">ARIA16</text:span></text:a> – <text:a xlink:type="simple" xlink:href="https://www.w3.org/WAI/WCAG21/Techniques/general/G82" office:name=""><text:span text:style-name="Definition">G82</text:span></text:a> – <text:a xlink:type="simple" xlink:href="https://www.w3.org/WAI/WCAG21/Techniques/general/G131" office:name=""><text:span text:style-name="Definition">G131</text:span></text:a> – <text:a xlink:type="simple" xlink:href="https://www.w3.org/WAI/WCAG21/Techniques/html/H44" office:name=""><text:span text:style-name="Definition">H44</text:span></text:a> – <text:a xlink:type="simple" xlink:href="https://www.w3.org/WAI/WCAG21/Techniques/html/H65" office:name=""><text:span text:style-name="Definition">H65</text:span></text:a></text:p>
      <text:h text:style-name="Heading_20_4" text:outline-level="4"><text:bookmark-start text:name="crit-11.3"/>Critère 11.3 Dans chaque <text:a xlink:type="simple" xlink:href="#formulaire" office:name=""><text:span text:style-name="Definition">formulaire</text:span></text:a>, chaque <text:a xlink:type="simple" xlink:href="#etiquette-de-champ-de-formulaire" office:name=""><text:span text:style-name="Definition">étiquette</text:span></text:a> associée à un <text:a xlink:type="simple" xlink:href="#champ-de-saisie-de-formulaire" office:name=""><text:span text:style-name="Definition">champ de formulaire</text:span></text:a> ayant la même fonction et répétée plusieurs fois dans une même page ou dans un <text:a xlink:type="simple" xlink:href="#ensemble-de-pages" office:name=""><text:span text:style-name="Definition">ensemble de pages</text:span></text:a> est-elle <text:a xlink:type="simple" xlink:href="#etiquettes-coherentes" office:name=""><text:span text:style-name="Definition">cohérente</text:span></text:a> ?<text:bookmark-end text:name="crit-11.3"/></text:h>
      <text:list text:style-name="L308">
        <text:list-item>
          <text:p text:style-name="P308">Test 11.3.1 : Chaque <text:a xlink:type="simple" xlink:href="#etiquette-de-champ-de-formulaire" office:name=""><text:span text:style-name="Definition">étiquette</text:span></text:a> associée à un <text:a xlink:type="simple" xlink:href="#champ-de-saisie-de-formulaire" office:name=""><text:span text:style-name="Definition">champ de formulaire</text:span></text:a> ayant la même fonction et répétée plusieurs fois dans une même page est-elle <text:a xlink:type="simple" xlink:href="#etiquettes-coherentes" office:name=""><text:span text:style-name="Definition">cohérente</text:span></text:a> ?</text:p>
        </text:list-item>
        <text:list-item>
          <text:p text:style-name="P308">Test 11.3.2 : Chaque <text:a xlink:type="simple" xlink:href="#etiquette-de-champ-de-formulaire" office:name=""><text:span text:style-name="Definition">étiquette</text:span></text:a> associée à un <text:a xlink:type="simple" xlink:href="#champ-de-saisie-de-formulaire" office:name=""><text:span text:style-name="Definition">champ de formulaire</text:span></text:a> ayant la même fonction et répétée dans un ensemble de pages est-elle <text:a xlink:type="simple" xlink:href="#etiquettes-coherentes" office:name=""><text:span text:style-name="Definition">cohérente</text:span></text:a> ?</text:p>
        </text:list-item>
      </text:list>
      <text:h text:style-name="Heading_20_5" text:outline-level="5"><text:bookmark-start text:name="références-72"/>Références<text:bookmark-end text:name="références-72"/></text:h>
      <text:p text:style-name="First_20_paragraph">EN 301 549 V2.1.2 / WCAG 2.1</text:p>
      <text:list text:style-name="L309">
        <text:list-item>
          <text:p text:style-name="P309"><text:span text:style-name="T3">9.3.2.4 Consistent Identification (AA)</text:span> / <text:a xlink:type="simple" xlink:href="https://www.w3.org/Translations/WCAG21-fr/#consistent-identification" office:name=""><text:span text:style-name="Definition">3.2.4 Identification cohérente</text:span></text:a></text:p>
        </text:list-item>
      </text:list>
      <text:p text:style-name="First_20_paragraph">Technique(s) suffisante(s) et/ou échec(s) WCAG 2.1 : <text:a xlink:type="simple" xlink:href="https://www.w3.org/WAI/WCAG21/Techniques/failures/F31" office:name=""><text:span text:style-name="Definition">F31</text:span></text:a></text:p>
      <text:h text:style-name="Heading_20_4" text:outline-level="4"><text:bookmark-start text:name="crit-11.4"/>Critère 11.4 Dans chaque <text:a xlink:type="simple" xlink:href="#formulaire" office:name=""><text:span text:style-name="Definition">formulaire</text:span></text:a>, chaque <text:a xlink:type="simple" xlink:href="#etiquette-de-champ-de-formulaire" office:name=""><text:span text:style-name="Definition">étiquette de champ</text:span></text:a> et son champ associé sont-ils <text:a xlink:type="simple" xlink:href="#accoles-etiquette-et-champ-accoles" office:name=""><text:span text:style-name="Definition">accolés</text:span></text:a> (hors cas particuliers) ?<text:bookmark-end text:name="crit-11.4"/></text:h>
      <text:list text:style-name="L310">
        <text:list-item>
          <text:p text:style-name="P310">Test 11.4.1 : Chaque <text:a xlink:type="simple" xlink:href="#etiquette-de-champ-de-formulaire" office:name=""><text:span text:style-name="Definition">étiquette de champ</text:span></text:a> et son <text:a xlink:type="simple" xlink:href="#champ-de-saisie-de-formulaire" office:name=""><text:span text:style-name="Definition">champ</text:span></text:a> associé sont-ils <text:a xlink:type="simple" xlink:href="#accoles-etiquette-et-champ-accoles" office:name=""><text:span text:style-name="Definition">accolés</text:span></text:a> ?</text:p>
        </text:list-item>
        <text:list-item>
          <text:p text:style-name="P310">Test 11.4.2 : Chaque <text:a xlink:type="simple" xlink:href="#etiquette-de-champ-de-formulaire" office:name=""><text:span text:style-name="Definition">étiquette</text:span></text:a> <text:a xlink:type="simple" xlink:href="#accoles-etiquette-et-champ-accoles" office:name=""><text:span text:style-name="Definition">accolée</text:span></text:a> à un <text:a xlink:type="simple" xlink:href="#champ-de-saisie-de-formulaire" office:name=""><text:span text:style-name="Definition">champ</text:span></text:a> (à l’exception des cases à cocher, bouton radio ou balises ayant un attribut WAI-ARIA <text:span text:style-name="Source_Text">role="checkbox"</text:span>, <text:span text:style-name="Source_Text">role="radio"</text:span> ou <text:span text:style-name="Source_Text">role="switch"</text:span>), vérifie-t-elle ces conditions (hors cas particuliers) ?</text:p>
          <text:list text:style-name="L311">
            <text:list-item>
              <text:p text:style-name="P311">L’étiquette est visuellement <text:a xlink:type="simple" xlink:href="#accoles-etiquette-et-champ-accoles" office:name=""><text:span text:style-name="Definition">accolée</text:span></text:a> immédiatement au-dessus ou à gauche du <text:a xlink:type="simple" xlink:href="#champ-de-saisie-de-formulaire" office:name=""><text:span text:style-name="Definition">champ de formulaire</text:span></text:a> lorsque le sens de lecture de la langue de l’étiquette est de gauche à droite ;</text:p>
            </text:list-item>
            <text:list-item>
              <text:p text:style-name="P311">L’étiquette est visuellement <text:a xlink:type="simple" xlink:href="#accoles-etiquette-et-champ-accoles" office:name=""><text:span text:style-name="Definition">accolée</text:span></text:a> immédiatement au-dessus ou à droite du <text:a xlink:type="simple" xlink:href="#champ-de-saisie-de-formulaire" office:name=""><text:span text:style-name="Definition">champ de formulaire</text:span></text:a> lorsque le sens de lecture de la langue de l’étiquette est de droite à gauche.</text:p>
            </text:list-item>
          </text:list>
        </text:list-item>
        <text:list-item>
          <text:p text:style-name="P310">Test 11.4.3 : Chaque <text:a xlink:type="simple" xlink:href="#etiquette-de-champ-de-formulaire" office:name=""><text:span text:style-name="Definition">étiquette</text:span></text:a> <text:a xlink:type="simple" xlink:href="#accoles-etiquette-et-champ-accoles" office:name=""><text:span text:style-name="Definition">accolée</text:span></text:a> à un <text:a xlink:type="simple" xlink:href="#champ-de-saisie-de-formulaire" office:name=""><text:span text:style-name="Definition">champ</text:span></text:a> de type <text:span text:style-name="Source_Text">checkbox</text:span> ou <text:span text:style-name="Source_Text">radio</text:span> ou à une balise ayant un attribut WAI-ARIA <text:span text:style-name="Source_Text">role="checkbox"</text:span>, <text:span text:style-name="Source_Text">role="radio"</text:span> ou <text:span text:style-name="Source_Text">role="switch"</text:span>, vérifie-t-elle ces conditions (hors cas particuliers) ?</text:p>
          <text:list text:style-name="L312">
            <text:list-item>
              <text:p text:style-name="P312">L’étiquette est visuellement <text:a xlink:type="simple" xlink:href="#accoles-etiquette-et-champ-accoles" office:name=""><text:span text:style-name="Definition">accolée</text:span></text:a> immédiatement au-dessous ou à droite du <text:a xlink:type="simple" xlink:href="#champ-de-saisie-de-formulaire" office:name=""><text:span text:style-name="Definition">champ de formulaire</text:span></text:a> lorsque le sens de lecture de la langue de l’étiquette est de gauche à droite ;</text:p>
            </text:list-item>
            <text:list-item>
              <text:p text:style-name="P312">L’étiquette est visuellement <text:a xlink:type="simple" xlink:href="#accoles-etiquette-et-champ-accoles" office:name=""><text:span text:style-name="Definition">accolée</text:span></text:a> immédiatement au-dessous ou à gauche du <text:a xlink:type="simple" xlink:href="#champ-de-saisie-de-formulaire" office:name=""><text:span text:style-name="Definition">champ de formulaire</text:span></text:a> lorsque le sens de lecture de la langue de l’étiquette est de droite à gauche.</text:p>
            </text:list-item>
          </text:list>
        </text:list-item>
      </text:list>
      <text:h text:style-name="Heading_20_5" text:outline-level="5"><text:bookmark-start text:name="cas-particuliers-13"/>Cas particuliers<text:bookmark-end text:name="cas-particuliers-13"/></text:h>
      <text:p text:style-name="First_20_paragraph">Les tests 11.4.2 et 11.4.3 seront considérés comme non applicables :</text:p>
      <text:list text:style-name="L313">
        <text:list-item>
          <text:p text:style-name="P313">Dans le cas où l’<text:a xlink:type="simple" xlink:href="#etiquette-de-champ-de-formulaire" office:name=""><text:span text:style-name="Definition">étiquette</text:span></text:a> mélange une portion de texte qui se lit de droite à gauche avec une portion de texte qui se lit de gauche à droite ;</text:p>
        </text:list-item>
        <text:list-item>
          <text:p text:style-name="P313">Dans le cas où un formulaire contient des labels de plusieurs langues qui se liraient de droite à gauche et inversement. Par exemple, un formulaire de commande en arabe qui propose une liste de cases à cocher de produit en langue française ou mixant des produits en langue arabe ou en langue française ;</text:p>
        </text:list-item>
        <text:list-item>
          <text:p text:style-name="P313">Dans le cas où les champs de type <text:span text:style-name="Source_Text">radio</text:span> ou <text:span text:style-name="Source_Text">checkbox</text:span> et les balises ayant un attribut WAI-ARIA <text:span text:style-name="Source_Text">role="checkbox"</text:span>, <text:span text:style-name="Source_Text">role="radio"</text:span> ou <text:span text:style-name="Source_Text">role="switch"</text:span> ne sont pas visuellement présentés sous forme de bouton radio ou de case à cocher ;</text:p>
        </text:list-item>
        <text:list-item>
          <text:p text:style-name="P313">Dans le cas où les champs seraient utilisés dans un contexte où il pourrait être légitime, du point de vue de l’expérience utilisateur, de placer les étiquettes de manière différente à celle requise dans les tests 11.4.2 et 11.4.3.</text:p>
        </text:list-item>
      </text:list>
      <text:h text:style-name="Heading_20_5" text:outline-level="5"><text:bookmark-start text:name="références-73"/>Références<text:bookmark-end text:name="références-73"/></text:h>
      <text:p text:style-name="First_20_paragraph">EN 301 549 V2.1.2 / WCAG 2.1</text:p>
      <text:list text:style-name="L314">
        <text:list-item>
          <text:p text:style-name="P314"><text:span text:style-name="T3">9.3.3.2 Labels or Instructions (A)</text:span> / <text:a xlink:type="simple" xlink:href="https://www.w3.org/Translations/WCAG21-fr/#labels-or-instructions" office:name=""><text:span text:style-name="Definition">3.3.2 Étiquettes ou instructions</text:span></text:a></text:p>
        </text:list-item>
      </text:list>
      <text:p text:style-name="First_20_paragraph">Technique(s) suffisante(s) et/ou échec(s) WCAG 2.1 : <text:a xlink:type="simple" xlink:href="https://www.w3.org/WAI/WCAG21/Techniques/general/G162" office:name=""><text:span text:style-name="Definition">G162</text:span></text:a></text:p>
      <text:h text:style-name="Heading_20_4" text:outline-level="4"><text:bookmark-start text:name="crit-11.5"/>Critère 11.5 Dans chaque <text:a xlink:type="simple" xlink:href="#formulaire" office:name=""><text:span text:style-name="Definition">formulaire</text:span></text:a>, les <text:a xlink:type="simple" xlink:href="#champs-de-meme-nature" office:name=""><text:span text:style-name="Definition">champs de même nature</text:span></text:a> sont-ils regroupés, si nécessaire ?<text:bookmark-end text:name="crit-11.5"/></text:h>
      <text:list text:style-name="L315">
        <text:list-item>
          <text:p text:style-name="P315">Test 11.5.1 : Les <text:a xlink:type="simple" xlink:href="#champs-de-meme-nature" office:name=""><text:span text:style-name="Definition">champs de même nature</text:span></text:a> vérifient-ils l’une de ces conditions, si nécessaire ?</text:p>
          <text:list text:style-name="L316">
            <text:list-item>
              <text:p text:style-name="P316">Les <text:a xlink:type="simple" xlink:href="#champs-de-meme-nature" office:name=""><text:span text:style-name="Definition">champs de même nature</text:span></text:a> sont regroupés dans une balise <text:span text:style-name="Source_Text">&lt;fieldset&gt;</text:span> ;</text:p>
            </text:list-item>
            <text:list-item>
              <text:p text:style-name="P316">Les <text:a xlink:type="simple" xlink:href="#champs-de-meme-nature" office:name=""><text:span text:style-name="Definition">champs de même nature</text:span></text:a> sont regroupés dans une balise possédant un attribut WAI-ARIA <text:span text:style-name="Source_Text">role="group"</text:span> ;</text:p>
            </text:list-item>
            <text:list-item>
              <text:p text:style-name="P316">Les <text:a xlink:type="simple" xlink:href="#champs-de-meme-nature" office:name=""><text:span text:style-name="Definition">champs de même nature</text:span></text:a> de type radio (<text:span text:style-name="Source_Text">&lt;input type="radio"&gt;</text:span>) ou balises possédant un attribut WAI-ARIA <text:span text:style-name="Source_Text">role="radio"</text:span>) sont regroupés dans une balise possédant un attribut WAI-ARIA <text:span text:style-name="Source_Text">role="radiogroup"</text:span> ou <text:span text:style-name="Source_Text">role="group"</text:span>.</text:p>
            </text:list-item>
          </text:list>
        </text:list-item>
      </text:list>
      <text:h text:style-name="Heading_20_5" text:outline-level="5"><text:bookmark-start text:name="références-74"/>Références<text:bookmark-end text:name="références-74"/></text:h>
      <text:p text:style-name="First_20_paragraph">EN 301 549 V2.1.2 / WCAG 2.1</text:p>
      <text:list text:style-name="L317">
        <text:list-item>
          <text:p text:style-name="P317"><text:span text:style-name="T3">9.1.3.1 Info and Relationships (A)</text:span> / <text:a xlink:type="simple" xlink:href="https://www.w3.org/Translations/WCAG21-fr/#info-and-relationships" office:name=""><text:span text:style-name="Definition">1.3.1 Information et relations</text:span></text:a></text:p>
        </text:list-item>
        <text:list-item>
          <text:p text:style-name="P317"><text:span text:style-name="T3">9.3.3.2 Labels or Instructions (A)</text:span> / <text:a xlink:type="simple" xlink:href="https://www.w3.org/Translations/WCAG21-fr/#labels-or-instructions" office:name=""><text:span text:style-name="Definition">3.3.2 Étiquettes ou instructions</text:span></text:a></text:p>
        </text:list-item>
      </text:list>
      <text:p text:style-name="First_20_paragraph">Technique(s) suffisante(s) et/ou échec(s) WCAG 2.1 : <text:a xlink:type="simple" xlink:href="https://www.w3.org/WAI/WCAG21/Techniques/aria/ARIA17" office:name=""><text:span text:style-name="Definition">ARIA17</text:span></text:a> – <text:a xlink:type="simple" xlink:href="https://www.w3.org/WAI/WCAG21/Techniques/html/H71" office:name=""><text:span text:style-name="Definition">H71</text:span></text:a></text:p>
      <text:h text:style-name="Heading_20_4" text:outline-level="4"><text:bookmark-start text:name="crit-11.6"/>Critère 11.6 Dans chaque <text:a xlink:type="simple" xlink:href="#formulaire" office:name=""><text:span text:style-name="Definition">formulaire</text:span></text:a>, chaque regroupement de <text:a xlink:type="simple" xlink:href="#champs-de-meme-nature" office:name=""><text:span text:style-name="Definition">champs de même nature</text:span></text:a> a-t-il une <text:a xlink:type="simple" xlink:href="#legende" office:name=""><text:span text:style-name="Definition">légende</text:span></text:a> ?<text:bookmark-end text:name="crit-11.6"/></text:h>
      <text:list text:style-name="L318">
        <text:list-item>
          <text:p text:style-name="P318">Test 11.6.1 : Chaque regroupement de <text:a xlink:type="simple" xlink:href="#champs-de-meme-nature" office:name=""><text:span text:style-name="Definition">champs de même nature</text:span></text:a> possède-t-il une <text:a xlink:type="simple" xlink:href="#legende" office:name=""><text:span text:style-name="Definition">légende</text:span></text:a> ?</text:p>
        </text:list-item>
      </text:list>
      <text:h text:style-name="Heading_20_5" text:outline-level="5"><text:bookmark-start text:name="références-75"/>Références<text:bookmark-end text:name="références-75"/></text:h>
      <text:p text:style-name="First_20_paragraph">EN 301 549 V2.1.2 / WCAG 2.1</text:p>
      <text:list text:style-name="L319">
        <text:list-item>
          <text:p text:style-name="P319"><text:span text:style-name="T3">9.1.3.1 Info and Relationships (A)</text:span> / <text:a xlink:type="simple" xlink:href="https://www.w3.org/Translations/WCAG21-fr/#info-and-relationships" office:name=""><text:span text:style-name="Definition">1.3.1 Information et relations</text:span></text:a></text:p>
        </text:list-item>
        <text:list-item>
          <text:p text:style-name="P319"><text:span text:style-name="T3">9.3.3.2 Labels or Instructions (A)</text:span> / <text:a xlink:type="simple" xlink:href="https://www.w3.org/Translations/WCAG21-fr/#labels-or-instructions" office:name=""><text:span text:style-name="Definition">3.3.2 Étiquettes ou instructions</text:span></text:a></text:p>
        </text:list-item>
      </text:list>
      <text:p text:style-name="First_20_paragraph">Technique(s) suffisante(s) et/ou échec(s) WCAG 2.1 : <text:a xlink:type="simple" xlink:href="https://www.w3.org/WAI/WCAG21/Techniques/aria/ARIA17" office:name=""><text:span text:style-name="Definition">ARIA17</text:span></text:a> – <text:a xlink:type="simple" xlink:href="https://www.w3.org/WAI/WCAG21/Techniques/html/H71" office:name=""><text:span text:style-name="Definition">H71</text:span></text:a></text:p>
      <text:h text:style-name="Heading_20_4" text:outline-level="4"><text:bookmark-start text:name="crit-11.7"/>Critère 11.7 Dans chaque <text:a xlink:type="simple" xlink:href="#formulaire" office:name=""><text:span text:style-name="Definition">formulaire</text:span></text:a>, chaque <text:a xlink:type="simple" xlink:href="#legende" office:name=""><text:span text:style-name="Definition">légende</text:span></text:a> associée à un regroupement de <text:a xlink:type="simple" xlink:href="#champs-de-meme-nature" office:name=""><text:span text:style-name="Definition">champs de même nature</text:span></text:a> est-elle pertinente ?<text:bookmark-end text:name="crit-11.7"/></text:h>
      <text:list text:style-name="L320">
        <text:list-item>
          <text:p text:style-name="P320">Test 11.7.1 : Chaque <text:a xlink:type="simple" xlink:href="#legende" office:name=""><text:span text:style-name="Definition">légende</text:span></text:a> associée à un regroupement de <text:a xlink:type="simple" xlink:href="#champs-de-meme-nature" office:name=""><text:span text:style-name="Definition">champs de même nature</text:span></text:a> est-elle pertinente ?</text:p>
        </text:list-item>
      </text:list>
      <text:h text:style-name="Heading_20_5" text:outline-level="5"><text:bookmark-start text:name="références-76"/>Références<text:bookmark-end text:name="références-76"/></text:h>
      <text:p text:style-name="First_20_paragraph">EN 301 549 V2.1.2 / WCAG 2.1</text:p>
      <text:list text:style-name="L321">
        <text:list-item>
          <text:p text:style-name="P321"><text:span text:style-name="T3">9.1.3.1 Info and Relationships (A)</text:span> / <text:a xlink:type="simple" xlink:href="https://www.w3.org/Translations/WCAG21-fr/#info-and-relationships" office:name=""><text:span text:style-name="Definition">1.3.1 Information et relations</text:span></text:a></text:p>
        </text:list-item>
        <text:list-item>
          <text:p text:style-name="P321"><text:span text:style-name="T3">9.3.3.2 Labels or Instructions (A)</text:span> / <text:a xlink:type="simple" xlink:href="https://www.w3.org/Translations/WCAG21-fr/#labels-or-instructions" office:name=""><text:span text:style-name="Definition">3.3.2 Étiquettes ou instructions</text:span></text:a></text:p>
        </text:list-item>
      </text:list>
      <text:p text:style-name="First_20_paragraph">Technique(s) suffisante(s) et/ou échec(s) WCAG 2.1 : <text:a xlink:type="simple" xlink:href="https://www.w3.org/WAI/WCAG21/Techniques/aria/ARIA17" office:name=""><text:span text:style-name="Definition">ARIA17</text:span></text:a> – <text:a xlink:type="simple" xlink:href="https://www.w3.org/WAI/WCAG21/Techniques/html/H71" office:name=""><text:span text:style-name="Definition">H71</text:span></text:a></text:p>
      <text:h text:style-name="Heading_20_4" text:outline-level="4"><text:bookmark-start text:name="crit-11.8"/>Critère 11.8 Dans chaque <text:a xlink:type="simple" xlink:href="#formulaire" office:name=""><text:span text:style-name="Definition">formulaire</text:span></text:a>, les <text:a xlink:type="simple" xlink:href="#items-de-meme-nature-d-une-liste-de-choix" office:name=""><text:span text:style-name="Definition">items de même nature d’une liste de choix</text:span></text:a> sont-ils regroupés de manière pertinente ?<text:bookmark-end text:name="crit-11.8"/></text:h>
      <text:list text:style-name="L322">
        <text:list-item>
          <text:p text:style-name="P322">Test 11.8.1 : Pour chaque balise <text:span text:style-name="Source_Text">&lt;select&gt;</text:span>, les <text:a xlink:type="simple" xlink:href="#items-de-meme-nature-d-une-liste-de-choix" office:name=""><text:span text:style-name="Definition">items de même nature d’une liste de choix</text:span></text:a> sont-ils regroupés avec une balise <text:span text:style-name="Source_Text">&lt;optgroup&gt;</text:span>, si nécessaire ?</text:p>
        </text:list-item>
        <text:list-item>
          <text:p text:style-name="P322">Test 11.8.2 : Dans chaque balise <text:span text:style-name="Source_Text">&lt;select&gt;</text:span>, chaque balise <text:span text:style-name="Source_Text">&lt;optgroup&gt;</text:span> possède-t-elle un attribut <text:span text:style-name="Source_Text">label</text:span> ?</text:p>
        </text:list-item>
        <text:list-item>
          <text:p text:style-name="P322">Test 11.8.3 : Pour chaque balise <text:span text:style-name="Source_Text">&lt;optgroup&gt;</text:span> ayant un attribut <text:span text:style-name="Source_Text">label</text:span>, le contenu de l’attribut <text:span text:style-name="Source_Text">label</text:span> est-il pertinent ?</text:p>
        </text:list-item>
      </text:list>
      <text:h text:style-name="Heading_20_5" text:outline-level="5"><text:bookmark-start text:name="note-technique-7"/>Note technique<text:bookmark-end text:name="note-technique-7"/></text:h>
      <text:p text:style-name="First_20_paragraph">Il est possible d’utiliser une balise ayant un attribut WAI-ARIA <text:span text:style-name="Source_Text">role="listbox"</text:span> en remplacement d’une balise <text:span text:style-name="Source_Text">&lt;select&gt;</text:span>. En revanche, il est impossible de créer des groupes d’options via l’utilisation de WAI-ARIA. De ce fait, une liste nécessitant un regroupement d’options structurée à l’aide d’une balise ayant un attribut WAI-ARIA <text:span text:style-name="Source_Text">role="listbox"</text:span> sera considérée comme non conforme au critère 11.8.</text:p>
      <text:h text:style-name="Heading_20_5" text:outline-level="5"><text:bookmark-start text:name="références-77"/>Références<text:bookmark-end text:name="références-77"/></text:h>
      <text:p text:style-name="First_20_paragraph">EN 301 549 V2.1.2 / WCAG 2.1</text:p>
      <text:list text:style-name="L323">
        <text:list-item>
          <text:p text:style-name="P323"><text:span text:style-name="T3">9.1.3.1 Info and Relationships (A)</text:span> / <text:a xlink:type="simple" xlink:href="https://www.w3.org/Translations/WCAG21-fr/#info-and-relationships" office:name=""><text:span text:style-name="Definition">1.3.1 Information et relations</text:span></text:a></text:p>
        </text:list-item>
      </text:list>
      <text:p text:style-name="First_20_paragraph">Technique(s) suffisante(s) et/ou échec(s) WCAG 2.1 : <text:a xlink:type="simple" xlink:href="https://www.w3.org/WAI/WCAG21/Techniques/html/H85" office:name=""><text:span text:style-name="Definition">H85</text:span></text:a></text:p>
      <text:h text:style-name="Heading_20_4" text:outline-level="4"><text:bookmark-start text:name="crit-11.9"/>Critère 11.9 Dans chaque <text:a xlink:type="simple" xlink:href="#formulaire" office:name=""><text:span text:style-name="Definition">formulaire</text:span></text:a>, l’intitulé de chaque <text:a xlink:type="simple" xlink:href="#bouton-formulaire" office:name=""><text:span text:style-name="Definition">bouton</text:span></text:a> est-il pertinent (hors cas particuliers) ?<text:bookmark-end text:name="crit-11.9"/></text:h>
      <text:list text:style-name="L324">
        <text:list-item>
          <text:p text:style-name="P324">Test 11.9.1 : L’intitulé de chaque <text:a xlink:type="simple" xlink:href="#bouton-formulaire" office:name=""><text:span text:style-name="Definition">bouton</text:span></text:a> vérifie-t-il ces conditions (hors cas particuliers) ?</text:p>
          <text:list text:style-name="L325">
            <text:list-item>
              <text:p text:style-name="P325">S’il est présent, le contenu de l’attribut WAI-ARIA <text:span text:style-name="Source_Text">aria-label</text:span> est pertinent ;</text:p>
            </text:list-item>
            <text:list-item>
              <text:p text:style-name="P325">S’il est présent, le <text:a xlink:type="simple" xlink:href="#passage-de-texte-lie-par-aria-labelledby-ou-aria-describedby" office:name=""><text:span text:style-name="Definition">passage de texte</text:span></text:a> lié au bouton via un attribut WAI-ARIA <text:span text:style-name="Source_Text">aria-labelledby</text:span> est pertinent ;</text:p>
            </text:list-item>
            <text:list-item>
              <text:p text:style-name="P325">S’il est présent, le contenu de l’attribut <text:span text:style-name="Source_Text">value</text:span> d’une balise <text:span text:style-name="Source_Text">&lt;input&gt;</text:span> de type <text:span text:style-name="Source_Text">submit</text:span>, <text:span text:style-name="Source_Text">reset</text:span> ou <text:span text:style-name="Source_Text">button</text:span> est pertinent ;</text:p>
            </text:list-item>
            <text:list-item>
              <text:p text:style-name="P325">S’il est présent, le contenu de la balise <text:span text:style-name="Source_Text">&lt;button&gt;</text:span> est pertinent ;</text:p>
            </text:list-item>
            <text:list-item>
              <text:p text:style-name="P325">S’il est présent, le contenu de l’attribut <text:span text:style-name="Source_Text">alt</text:span> d’une balise <text:span text:style-name="Source_Text">&lt;input&gt;</text:span> de type <text:span text:style-name="Source_Text">image</text:span> est pertinent ;</text:p>
            </text:list-item>
            <text:list-item>
              <text:p text:style-name="P325">S’il est présent, le contenu de l’attribut <text:span text:style-name="Source_Text">title</text:span> est pertinent.</text:p>
            </text:list-item>
          </text:list>
        </text:list-item>
        <text:list-item>
          <text:p text:style-name="P324">Test 11.9.2 : Chaque <text:a xlink:type="simple" xlink:href="#bouton-formulaire" office:name=""><text:span text:style-name="Definition">bouton</text:span></text:a> affichant un <text:a xlink:type="simple" xlink:href="#intitule-visible" office:name=""><text:span text:style-name="Definition">intitulé visible</text:span></text:a> vérifie-t-il ces conditions (hors cas particuliers) ?</text:p>
          <text:list text:style-name="L326">
            <text:list-item>
              <text:p text:style-name="P326">S’il est présent, le contenu de l’attribut WAI-ARIA <text:span text:style-name="Source_Text">aria-label</text:span>contient au moins l’<text:a xlink:type="simple" xlink:href="#intitule-visible" office:name=""><text:span text:style-name="Definition">intitulé visible</text:span></text:a> ;</text:p>
            </text:list-item>
            <text:list-item>
              <text:p text:style-name="P326">S’il est présent, le <text:a xlink:type="simple" xlink:href="#passage-de-texte-lie-par-aria-labelledby-ou-aria-describedby" office:name=""><text:span text:style-name="Definition">passage de texte</text:span></text:a> lié au bouton via un attribut WAI-ARIA <text:span text:style-name="Source_Text">aria-labelledby</text:span> contient au moins l’<text:a xlink:type="simple" xlink:href="#intitule-visible" office:name=""><text:span text:style-name="Definition">intitulé visible</text:span></text:a> ;</text:p>
            </text:list-item>
            <text:list-item>
              <text:p text:style-name="P326">S’il est présent, le contenu de l’attribut value d’une balise <text:span text:style-name="Source_Text">&lt;input&gt;</text:span> de type <text:span text:style-name="Source_Text">submit</text:span>, <text:span text:style-name="Source_Text">reset</text:span> ou <text:span text:style-name="Source_Text">button</text:span> contient au moins l’<text:a xlink:type="simple" xlink:href="#intitule-visible" office:name=""><text:span text:style-name="Definition">intitulé visible</text:span></text:a> ;</text:p>
            </text:list-item>
            <text:list-item>
              <text:p text:style-name="P326">S’il est présent, le contenu de la balise <text:span text:style-name="Source_Text">&lt;button&gt;</text:span> contient au moins l’<text:a xlink:type="simple" xlink:href="#intitule-visible" office:name=""><text:span text:style-name="Definition">intitulé visible</text:span></text:a> ;</text:p>
            </text:list-item>
            <text:list-item>
              <text:p text:style-name="P326">S’il est présent, le contenu de l’attribut <text:span text:style-name="Source_Text">alt</text:span> d’une balise <text:span text:style-name="Source_Text">&lt;input&gt;</text:span> de type <text:span text:style-name="Source_Text">image</text:span> contient au moins l’<text:a xlink:type="simple" xlink:href="#intitule-visible" office:name=""><text:span text:style-name="Definition">intitulé visible</text:span></text:a> ;</text:p>
            </text:list-item>
            <text:list-item>
              <text:p text:style-name="P326">S’il est présent, le contenu de l’attribut <text:span text:style-name="Source_Text">title</text:span> contient au moins l’<text:a xlink:type="simple" xlink:href="#intitule-visible" office:name=""><text:span text:style-name="Definition">intitulé visible</text:span></text:a>.</text:p>
            </text:list-item>
          </text:list>
        </text:list-item>
      </text:list>
      <text:h text:style-name="Heading_20_5" text:outline-level="5"><text:bookmark-start text:name="cas-particulier-8"/>Cas particulier<text:bookmark-end text:name="cas-particulier-8"/></text:h>
      <text:p text:style-name="First_20_paragraph">Pour le test 11.9.2, voir cas particuliers critère 11.2.</text:p>
      <text:h text:style-name="Heading_20_5" text:outline-level="5"><text:bookmark-start text:name="références-78"/>Références<text:bookmark-end text:name="références-78"/></text:h>
      <text:p text:style-name="First_20_paragraph">EN 301 549 V2.1.2 / WCAG 2.1</text:p>
      <text:list text:style-name="L327">
        <text:list-item>
          <text:p text:style-name="P327"><text:span text:style-name="T3">9.2.5.3 Label in Name (A)</text:span> / <text:a xlink:type="simple" xlink:href="https://www.w3.org/Translations/WCAG21-fr/#label-in-name" office:name=""><text:span text:style-name="Definition">2.5.3 Étiquette dans le nom</text:span></text:a></text:p>
        </text:list-item>
        <text:list-item>
          <text:p text:style-name="P327"><text:span text:style-name="T3">9.4.1.2 Name, Role, Value (A)</text:span> / <text:a xlink:type="simple" xlink:href="https://www.w3.org/Translations/WCAG21-fr/#name-role-value" office:name=""><text:span text:style-name="Definition">4.1.2 Nom, rôle et valeur</text:span></text:a></text:p>
        </text:list-item>
      </text:list>
      <text:p text:style-name="First_20_paragraph">Technique(s) suffisante(s) et/ou échec(s) WCAG 2.1 : <text:a xlink:type="simple" xlink:href="https://www.w3.org/WAI/WCAG21/Techniques/aria/ARIA6" office:name=""><text:span text:style-name="Definition">ARIA6</text:span></text:a> – <text:a xlink:type="simple" xlink:href="https://www.w3.org/WAI/WCAG21/Techniques/aria/ARIA9" office:name=""><text:span text:style-name="Definition">ARIA9</text:span></text:a> – <text:a xlink:type="simple" xlink:href="https://www.w3.org/WAI/WCAG21/Techniques/aria/ARIA14" office:name=""><text:span text:style-name="Definition">ARIA14</text:span></text:a> – <text:a xlink:type="simple" xlink:href="https://www.w3.org/WAI/WCAG21/Techniques/aria/ARIA16" office:name=""><text:span text:style-name="Definition">ARIA16</text:span></text:a> – <text:a xlink:type="simple" xlink:href="https://www.w3.org/WAI/WCAG21/Techniques/html/H36" office:name=""><text:span text:style-name="Definition">H36</text:span></text:a> – <text:a xlink:type="simple" xlink:href="https://www.w3.org/WAI/WCAG21/Techniques/html/H91" office:name=""><text:span text:style-name="Definition">H91</text:span></text:a></text:p>
      <text:h text:style-name="Heading_20_4" text:outline-level="4"><text:bookmark-start text:name="crit-11.10"/>Critère 11.10 Dans chaque <text:a xlink:type="simple" xlink:href="#formulaire" office:name=""><text:span text:style-name="Definition">formulaire</text:span></text:a>, le <text:a xlink:type="simple" xlink:href="#controle-de-saisie-formulaire" office:name=""><text:span text:style-name="Definition">contrôle de saisie</text:span></text:a> est-il utilisé de manière pertinente (hors cas particuliers) ?<text:bookmark-end text:name="crit-11.10"/></text:h>
      <text:list text:style-name="L328">
        <text:list-item>
          <text:p text:style-name="P328">Test 11.10.1 : Les <text:a xlink:type="simple" xlink:href="#indication-de-champ-obligatoire" office:name=""><text:span text:style-name="Definition">indications du caractère obligatoire</text:span></text:a> de la saisie des champs vérifient-elles une de ces conditions (hors cas particuliers) ?</text:p>
          <text:list text:style-name="L329">
            <text:list-item>
              <text:p text:style-name="P329">Une <text:a xlink:type="simple" xlink:href="#indication-de-champ-obligatoire" office:name=""><text:span text:style-name="Definition">indication de champ obligatoire</text:span></text:a> est visible et permet d’identifier nommément le champ concerné préalablement à la validation du formulaire ;</text:p>
            </text:list-item>
            <text:list-item>
              <text:p text:style-name="P329">Le champ obligatoire dispose de l’attribut <text:span text:style-name="Source_Text">aria-required="true"</text:span> ou <text:span text:style-name="Source_Text">required</text:span> préalablement à la validation du formulaire.</text:p>
            </text:list-item>
          </text:list>
        </text:list-item>
        <text:list-item>
          <text:p text:style-name="P328">Test 11.10.2 : Les champs obligatoires ayant l’attribut <text:span text:style-name="Source_Text">aria-required="true"</text:span> ou <text:span text:style-name="Source_Text">required</text:span> vérifient-ils une de ces conditions ?</text:p>
          <text:list text:style-name="L330">
            <text:list-item>
              <text:p text:style-name="P330">Une <text:a xlink:type="simple" xlink:href="#indication-de-champ-obligatoire" office:name=""><text:span text:style-name="Definition">indication de champ obligatoire</text:span></text:a> est visible et située dans l’étiquette associée au champ préalablement à la validation du formulaire ;</text:p>
            </text:list-item>
            <text:list-item>
              <text:p text:style-name="P330">Une <text:a xlink:type="simple" xlink:href="#indication-de-champ-obligatoire" office:name=""><text:span text:style-name="Definition">indication de champ obligatoire</text:span></text:a> est visible et située dans le <text:a xlink:type="simple" xlink:href="#passage-de-texte-lie-par-aria-labelledby-ou-aria-describedby" office:name=""><text:span text:style-name="Definition">passage de texte</text:span></text:a> associé au champ préalablement à la validation du formulaire.</text:p>
            </text:list-item>
          </text:list>
        </text:list-item>
        <text:list-item>
          <text:p text:style-name="P328">Test 11.10.3 : Les messages d’erreur indiquant l’absence de saisie d’un champ obligatoire vérifient-ils une de ces conditions ?</text:p>
          <text:list text:style-name="L331">
            <text:list-item>
              <text:p text:style-name="P331">Le message d’erreur indiquant l’absence de saisie d’un champ obligatoire est visible et permet d’identifier nommément le champ concerné ;</text:p>
            </text:list-item>
            <text:list-item>
              <text:p text:style-name="P331">Le champ obligatoire dispose de l’attribut <text:span text:style-name="Source_Text">aria-invalid="true"</text:span>.</text:p>
            </text:list-item>
          </text:list>
        </text:list-item>
        <text:list-item>
          <text:p text:style-name="P328">Test 11.10.4 : Les champs obligatoires ayant l’attribut <text:span text:style-name="Source_Text">aria-invalid="true"</text:span> vérifient-ils une de ces conditions ?</text:p>
          <text:list text:style-name="L332">
            <text:list-item>
              <text:p text:style-name="P332">Le message d’erreur indiquant le caractère invalide de la saisie est visible et situé dans l’étiquette associée au champ ;</text:p>
            </text:list-item>
            <text:list-item>
              <text:p text:style-name="P332">Le message d’erreur indiquant le caractère invalide de la saisie est visible et situé dans le <text:a xlink:type="simple" xlink:href="#passage-de-texte-lie-par-aria-labelledby-ou-aria-describedby" office:name=""><text:span text:style-name="Definition">passage de texte</text:span></text:a> associé au champ.</text:p>
            </text:list-item>
          </text:list>
        </text:list-item>
        <text:list-item>
          <text:p text:style-name="P328">Test 11.10.5 : Les instructions et indications du type de données et/ou de format obligatoires vérifient-elles une de ces conditions ?</text:p>
          <text:list text:style-name="L333">
            <text:list-item>
              <text:p text:style-name="P333">Une instruction ou une indication du type de données et/ou de format obligatoire est visible et permet d’identifier nommément le champ concerné préalablement à la validation du formulaire ;</text:p>
            </text:list-item>
            <text:list-item>
              <text:p text:style-name="P333">Une instruction ou une indication du type de données et/ou de format obligatoire est visible dans l’étiquette ou le <text:a xlink:type="simple" xlink:href="#passage-de-texte-lie-par-aria-labelledby-ou-aria-describedby" office:name=""><text:span text:style-name="Definition">passage de texte</text:span></text:a> associé au champ préalablement à la validation du formulaire.</text:p>
            </text:list-item>
          </text:list>
        </text:list-item>
        <text:list-item>
          <text:p text:style-name="P328">Test 11.10.6 : Les messages d’erreurs fournissant une instruction ou une indication du type de données et/ou de format obligatoire des champs vérifient-ils une de ces conditions ?</text:p>
          <text:list text:style-name="L334">
            <text:list-item>
              <text:p text:style-name="P334">Le message d’erreur fournissant une instruction ou une indication du type de données et/ou de format obligatoires est visible et identifie le champ concerné ;</text:p>
            </text:list-item>
            <text:list-item>
              <text:p text:style-name="P334">Le champ dispose de l’attribut <text:span text:style-name="Source_Text">aria-invalid="true"</text:span>.</text:p>
            </text:list-item>
          </text:list>
        </text:list-item>
        <text:list-item>
          <text:p text:style-name="P328">Test 11.10.7 : Les champs ayant l’attribut <text:span text:style-name="Source_Text">aria-invalid="true"</text:span> dont la saisie requiert un type de données et/ou de format obligatoires vérifient-ils une de ces conditions ?</text:p>
          <text:list text:style-name="L335">
            <text:list-item>
              <text:p text:style-name="P335">Une instruction ou une indication du type de données et/ou de format obligatoire est visible et située dans la balise <text:span text:style-name="Source_Text">&lt;label&gt;</text:span> associée au champ ;</text:p>
            </text:list-item>
            <text:list-item>
              <text:p text:style-name="P335">Une instruction ou une indication du type de données et/ou de format obligatoire est visible et située dans le <text:a xlink:type="simple" xlink:href="#passage-de-texte-lie-par-aria-labelledby-ou-aria-describedby" office:name=""><text:span text:style-name="Definition">passage de texte</text:span></text:a> associé au champ.</text:p>
            </text:list-item>
          </text:list>
        </text:list-item>
      </text:list>
      <text:h text:style-name="Heading_20_5" text:outline-level="5"><text:bookmark-start text:name="cas-particuliers-14"/>Cas particuliers<text:bookmark-end text:name="cas-particuliers-14"/></text:h>
      <text:p text:style-name="First_20_paragraph">Le test 11.10.1 et le test 11.10.2 seront considérés comme non applicables lorsque le formulaire comporte un seul <text:a xlink:type="simple" xlink:href="#champ-de-saisie-de-formulaire" office:name=""><text:span text:style-name="Definition">champ de formulaire</text:span></text:a> ou qu’il indique les champs optionnels de manière :</text:p>
      <text:list text:style-name="L336">
        <text:list-item>
          <text:p text:style-name="P336">Visible ;</text:p>
        </text:list-item>
        <text:list-item>
          <text:p text:style-name="P336">Dans la balise <text:span text:style-name="Source_Text">&lt;label&gt;</text:span> ou dans la <text:a xlink:type="simple" xlink:href="#legende" office:name=""><text:span text:style-name="Definition">légende</text:span></text:a> associée au champ.</text:p>
        </text:list-item>
      </text:list>
      <text:p text:style-name="First_20_paragraph">Dans le cas où l’ensemble des champs d’un formulaire sont obligatoires, les tests 11.10.1 et 11.10.2 restent applicables.</text:p>
      <text:h text:style-name="Heading_20_5" text:outline-level="5"><text:bookmark-start text:name="notes-techniques-8"/>Notes techniques<text:bookmark-end text:name="notes-techniques-8"/></text:h>
      <text:p text:style-name="First_20_paragraph">Dans un long formulaire dont la majorité des champs sont obligatoires, on pourrait constater que ce sont les quelques champs restés facultatifs qui sont explicitement signalés comme tels. Dans ce cas, il faudrait s’assurer que :</text:p>
      <text:list text:style-name="L337">
        <text:list-item>
          <text:p text:style-name="P337">Un message précise visuellement en haut de formulaire que “tous les champs sont obligatoires sauf ceux indiqués comme étant facultatifs” ;</text:p>
        </text:list-item>
        <text:list-item>
          <text:p text:style-name="P337">Une mention “facultatif” est présente visuellement dans le libellé des champs facultatifs ou dans la légende d’un groupe de champs facultatifs ;</text:p>
        </text:list-item>
        <text:list-item>
          <text:p text:style-name="P337">Un attribut <text:span text:style-name="Source_Text">required</text:span> ou <text:span text:style-name="Source_Text">aria-required="true"</text:span> reste associé à chaque champ qui n’est pas concerné par ce caractère facultatif.</text:p>
        </text:list-item>
      </text:list>
      <text:h text:style-name="Heading_20_5" text:outline-level="5"><text:bookmark-start text:name="références-79"/>Références<text:bookmark-end text:name="références-79"/></text:h>
      <text:p text:style-name="First_20_paragraph">EN 301 549 V2.1.2 / WCAG 2.1</text:p>
      <text:list text:style-name="L338">
        <text:list-item>
          <text:p text:style-name="P338"><text:span text:style-name="T3">9.3.3.1 Error Identification (A)</text:span> / <text:a xlink:type="simple" xlink:href="https://www.w3.org/Translations/WCAG21-fr/#error-identification" office:name=""><text:span text:style-name="Definition">3.3.1 Identification des erreurs</text:span></text:a></text:p>
        </text:list-item>
        <text:list-item>
          <text:p text:style-name="P338"><text:span text:style-name="T3">9.3.3.2 Labels or Instructions (A)</text:span> / <text:a xlink:type="simple" xlink:href="https://www.w3.org/Translations/WCAG21-fr/#labels-or-instructions" office:name=""><text:span text:style-name="Definition">3.3.2 Étiquettes ou instructions</text:span></text:a></text:p>
        </text:list-item>
      </text:list>
      <text:p text:style-name="First_20_paragraph">Technique(s) suffisante(s) et/ou échec(s) WCAG 2.1 : <text:a xlink:type="simple" xlink:href="https://www.w3.org/WAI/WCAG21/Techniques/aria/ARIA1" office:name=""><text:span text:style-name="Definition">ARIA1</text:span></text:a> – <text:a xlink:type="simple" xlink:href="https://www.w3.org/WAI/WCAG21/Techniques/aria/ARIA2" office:name=""><text:span text:style-name="Definition">ARIA2</text:span></text:a> – <text:a xlink:type="simple" xlink:href="https://www.w3.org/WAI/WCAG21/Techniques/aria/ARIA6" office:name=""><text:span text:style-name="Definition">ARIA6</text:span></text:a> – <text:a xlink:type="simple" xlink:href="https://www.w3.org/WAI/WCAG21/Techniques/aria/ARIA9" office:name=""><text:span text:style-name="Definition">ARIA9</text:span></text:a> – <text:a xlink:type="simple" xlink:href="https://www.w3.org/WAI/WCAG21/Techniques/aria/ARIA16" office:name=""><text:span text:style-name="Definition">ARIA16</text:span></text:a> – <text:a xlink:type="simple" xlink:href="https://www.w3.org/WAI/WCAG21/Techniques/aria/ARIA21" office:name=""><text:span text:style-name="Definition">ARIA21</text:span></text:a> – <text:a xlink:type="simple" xlink:href="https://www.w3.org/WAI/WCAG21/Techniques/failures/F81" office:name=""><text:span text:style-name="Definition">F81</text:span></text:a> – <text:a xlink:type="simple" xlink:href="https://www.w3.org/WAI/WCAG21/Techniques/general/G83" office:name=""><text:span text:style-name="Definition">G83</text:span></text:a> – <text:a xlink:type="simple" xlink:href="https://www.w3.org/WAI/WCAG21/Techniques/general/G84" office:name=""><text:span text:style-name="Definition">G84</text:span></text:a> – <text:a xlink:type="simple" xlink:href="https://www.w3.org/WAI/WCAG21/Techniques/general/G85" office:name=""><text:span text:style-name="Definition">G85</text:span></text:a> – <text:a xlink:type="simple" xlink:href="https://www.w3.org/WAI/WCAG21/Techniques/general/G89" office:name=""><text:span text:style-name="Definition">G89</text:span></text:a> – <text:a xlink:type="simple" xlink:href="https://www.w3.org/WAI/WCAG21/Techniques/general/G184" office:name=""><text:span text:style-name="Definition">G184</text:span></text:a> – <text:a xlink:type="simple" xlink:href="https://www.w3.org/WAI/WCAG21/Techniques/html/H44" office:name=""><text:span text:style-name="Definition">H44</text:span></text:a> – <text:a xlink:type="simple" xlink:href="https://www.w3.org/WAI/WCAG21/Techniques/html/H81" office:name=""><text:span text:style-name="Definition">H81</text:span></text:a> – <text:a xlink:type="simple" xlink:href="https://www.w3.org/WAI/WCAG21/Techniques/html/H89" office:name=""><text:span text:style-name="Definition">H89</text:span></text:a> – <text:a xlink:type="simple" xlink:href="https://www.w3.org/WAI/WCAG21/Techniques/html/H90" office:name=""><text:span text:style-name="Definition">H90</text:span></text:a> – <text:a xlink:type="simple" xlink:href="https://www.w3.org/WAI/WCAG21/Techniques/client-side-script/SCR18" office:name=""><text:span text:style-name="Definition">SCR18</text:span></text:a> – <text:a xlink:type="simple" xlink:href="https://www.w3.org/WAI/WCAG21/Techniques/client-side-script/SCR32" office:name=""><text:span text:style-name="Definition">SCR32</text:span></text:a></text:p>
      <text:h text:style-name="Heading_20_4" text:outline-level="4"><text:bookmark-start text:name="crit-11.11"/>Critère 11.11 Dans chaque <text:a xlink:type="simple" xlink:href="#formulaire" office:name=""><text:span text:style-name="Definition">formulaire</text:span></text:a>, le <text:a xlink:type="simple" xlink:href="#controle-de-saisie-formulaire" office:name=""><text:span text:style-name="Definition">contrôle de saisie</text:span></text:a> est-il accompagné, si nécessaire, de suggestions facilitant la correction des erreurs de saisie ?<text:bookmark-end text:name="crit-11.11"/></text:h>
      <text:list text:style-name="L339">
        <text:list-item>
          <text:p text:style-name="P339">Test 11.11.1 : Pour chaque erreur de saisie, les types et les formats de données sont-ils suggérés, si nécessaire ?</text:p>
        </text:list-item>
        <text:list-item>
          <text:p text:style-name="P339">Test 11.11.2 : Pour chaque erreur de saisie, des exemples de valeurs attendues sont-ils suggérés, si nécessaire ?</text:p>
        </text:list-item>
      </text:list>
      <text:h text:style-name="Heading_20_5" text:outline-level="5"><text:bookmark-start text:name="note-technique-8"/>Note technique<text:bookmark-end text:name="note-technique-8"/></text:h>
      <text:p text:style-name="First_20_paragraph">Certains types de contrôles en HTML5 proposent des messages d’aide à la saisie automatique : par exemple le type <text:span text:style-name="Source_Text">email</text:span> affiche un message du type « veuillez saisir une adresse e-mail valide » dans le cas où l’adresse e-mail saisie ne correspond pas au format attendu. Ces messages sont personnalisables via l’API Constraint Validation, ce qui permet de personnaliser les messages d’erreur et de valider le critère. L’attribut <text:span text:style-name="Source_Text">pattern</text:span> permet d’effectuer automatiquement des contrôles de format (via des expressions régulières) et affiche un message d’aide personnalisable via l’attribut <text:span text:style-name="Source_Text">title</text:span> : ce dispositif valide également le critère.</text:p>
      <text:h text:style-name="Heading_20_5" text:outline-level="5"><text:bookmark-start text:name="références-80"/>Références<text:bookmark-end text:name="références-80"/></text:h>
      <text:p text:style-name="First_20_paragraph">EN 301 549 V2.1.2 / WCAG 2.1</text:p>
      <text:list text:style-name="L340">
        <text:list-item>
          <text:p text:style-name="P340"><text:span text:style-name="T3">9.3.3.3 Eror Suggestion (AA)</text:span> / <text:a xlink:type="simple" xlink:href="https://www.w3.org/Translations/WCAG21-fr/#error-suggestion" office:name=""><text:span text:style-name="Definition">3.3.3 Suggestion après une erreur</text:span></text:a></text:p>
        </text:list-item>
      </text:list>
      <text:p text:style-name="First_20_paragraph">Technique(s) suffisante(s) et/ou échec(s) WCAG 2.1 : <text:a xlink:type="simple" xlink:href="https://www.w3.org/WAI/WCAG21/Techniques/general/G84" office:name=""><text:span text:style-name="Definition">G84</text:span></text:a> – <text:a xlink:type="simple" xlink:href="https://www.w3.org/WAI/WCAG21/Techniques/general/G85" office:name=""><text:span text:style-name="Definition">G85</text:span></text:a> – <text:a xlink:type="simple" xlink:href="https://www.w3.org/WAI/WCAG21/Techniques/general/G89" office:name=""><text:span text:style-name="Definition">G89</text:span></text:a> – <text:a xlink:type="simple" xlink:href="https://www.w3.org/WAI/WCAG21/Techniques/general/G177" office:name=""><text:span text:style-name="Definition">G177</text:span></text:a> – <text:a xlink:type="simple" xlink:href="https://www.w3.org/WAI/WCAG21/Techniques/html/H89" office:name=""><text:span text:style-name="Definition">H89</text:span></text:a></text:p>
      <text:h text:style-name="Heading_20_4" text:outline-level="4"><text:bookmark-start text:name="crit-11.12"/>Critère 11.12 Pour chaque <text:a xlink:type="simple" xlink:href="#formulaire" office:name=""><text:span text:style-name="Definition">formulaire</text:span></text:a> qui modifie ou supprime des données, ou qui transmet des réponses à un test ou à un examen, ou dont la validation a des conséquences financières ou juridiques, les données saisies peuvent-elles être modifiées, mises à jour ou récupérées par l’utilisateur ?<text:bookmark-end text:name="crit-11.12"/></text:h>
      <text:list text:style-name="L341">
        <text:list-item>
          <text:p text:style-name="P341">Test 11.12.1 : Pour chaque formulaire qui modifie ou supprime des données, ou qui transmet des réponses à un test ou un examen, ou dont la validation a des conséquences financières ou juridiques, la saisie des données vérifie-t-elle une de ces conditions ?</text:p>
          <text:list text:style-name="L342">
            <text:list-item>
              <text:p text:style-name="P342">L’utilisateur peut <text:a xlink:type="simple" xlink:href="#modifier-ou-annuler-les-donnees-et-les-actions-effectues" office:name=""><text:span text:style-name="Definition">modifier ou annuler les données et les actions effectuées</text:span></text:a> sur ces données après la validation du formulaire ;</text:p>
            </text:list-item>
            <text:list-item>
              <text:p text:style-name="P342">L’utilisateur peut vérifier et corriger les données avant la validation d’un formulaire en plusieurs étapes ;</text:p>
            </text:list-item>
            <text:list-item>
              <text:p text:style-name="P342">Un mécanisme de confirmation explicite, via une case à cocher (balise <text:span text:style-name="Source_Text">&lt;input&gt;</text:span> de type <text:span text:style-name="Source_Text">checkbox</text:span> ou balise ayant un attribut WAI-ARIA <text:span text:style-name="Source_Text">role="checkbox"</text:span>) ou une étape supplémentaire, est présent.</text:p>
            </text:list-item>
          </text:list>
        </text:list-item>
        <text:list-item>
          <text:p text:style-name="P341">Test 11.12.2 : Chaque formulaire dont la validation modifie ou supprime des données à caractère financier, juridique ou personnel vérifie-t-il une de ces conditions ?</text:p>
          <text:list text:style-name="L343">
            <text:list-item>
              <text:p text:style-name="P343">Un mécanisme permet de récupérer les données supprimées ou modifiées par l’utilisateur ;</text:p>
            </text:list-item>
            <text:list-item>
              <text:p text:style-name="P343">Un mécanisme de demande de confirmation explicite de la suppression ou de la modification, via un <text:a xlink:type="simple" xlink:href="#champ-de-saisie-de-formulaire" office:name=""><text:span text:style-name="Definition">champ de formulaire</text:span></text:a> ou une étape supplémentaire, est proposé.</text:p>
            </text:list-item>
          </text:list>
        </text:list-item>
      </text:list>
      <text:h text:style-name="Heading_20_5" text:outline-level="5"><text:bookmark-start text:name="références-81"/>Références<text:bookmark-end text:name="références-81"/></text:h>
      <text:p text:style-name="First_20_paragraph">EN 301 549 V2.1.2 / WCAG 2.1</text:p>
      <text:list text:style-name="L344">
        <text:list-item>
          <text:p text:style-name="P344"><text:span text:style-name="T3">9.3.3.4 Error Prevention (Legal, Financial, Data) (AA)</text:span> / <text:a xlink:type="simple" xlink:href="https://www.w3.org/Translations/WCAG21-fr/#error-prevention-legal-financial-data" office:name=""><text:span text:style-name="Definition">3.3.4 Prévention des erreurs (juridiques, financières, de données)</text:span></text:a></text:p>
        </text:list-item>
      </text:list>
      <text:p text:style-name="First_20_paragraph">Technique(s) suffisante(s) et/ou échec(s) WCAG 2.1 : <text:a xlink:type="simple" xlink:href="https://www.w3.org/WAI/WCAG21/Techniques/general/G98" office:name=""><text:span text:style-name="Definition">G98</text:span></text:a> – <text:a xlink:type="simple" xlink:href="https://www.w3.org/WAI/WCAG21/Techniques/general/G99" office:name=""><text:span text:style-name="Definition">G99</text:span></text:a> – <text:a xlink:type="simple" xlink:href="https://www.w3.org/WAI/WCAG21/Techniques/general/G155" office:name=""><text:span text:style-name="Definition">G155</text:span></text:a> – <text:a xlink:type="simple" xlink:href="https://www.w3.org/WAI/WCAG21/Techniques/general/G164" office:name=""><text:span text:style-name="Definition">G164</text:span></text:a> – <text:a xlink:type="simple" xlink:href="https://www.w3.org/WAI/WCAG21/Techniques/general/G168" office:name=""><text:span text:style-name="Definition">G168</text:span></text:a></text:p>
      <text:h text:style-name="Heading_20_4" text:outline-level="4"><text:bookmark-start text:name="crit-11.13"/>Critère 11.13 La finalité d’un champ de saisie peut-elle être déduite pour faciliter le remplissage automatique des champs avec les données de l’utilisateur ?<text:bookmark-end text:name="crit-11.13"/></text:h>
      <text:list text:style-name="L345">
        <text:list-item>
          <text:p text:style-name="P345">Test 11.13.1 : Chaque <text:a xlink:type="simple" xlink:href="#champ-de-saisie-de-formulaire" office:name=""><text:span text:style-name="Definition">champ de formulaire</text:span></text:a> dont l’objet se rapporte à une information concernant l’utilisateur vérifie-t-il ces conditions ?</text:p>
          <text:list text:style-name="L346">
            <text:list-item>
              <text:p text:style-name="P346">Le <text:a xlink:type="simple" xlink:href="#champ-de-saisie-de-formulaire" office:name=""><text:span text:style-name="Definition">champ de formulaire</text:span></text:a> possède un attribut <text:span text:style-name="Source_Text">autocomplete </text:span>;</text:p>
            </text:list-item>
            <text:list-item>
              <text:p text:style-name="P346">L’attribut <text:span text:style-name="Source_Text">autocomplete</text:span> est pourvu d’une valeur présente dans la <text:a xlink:type="simple" xlink:href="#liste-des-valeurs-possibles-pour-l-attribut-autocomplete" office:name=""><text:span text:style-name="Definition">liste des valeurs possibles pour l’attribut <text:span text:style-name="Source_Text">autocomplete</text:span></text:span></text:a> associés à un <text:a xlink:type="simple" xlink:href="#champ-de-saisie-de-formulaire" office:name=""><text:span text:style-name="Definition">champ de formulaire</text:span></text:a> ;</text:p>
            </text:list-item>
            <text:list-item>
              <text:p text:style-name="P346">La valeur indiquée pour l’attribut <text:span text:style-name="Source_Text">autocomplete</text:span> est pertinente au regard du type d’information attendu.</text:p>
            </text:list-item>
          </text:list>
        </text:list-item>
      </text:list>
      <text:h text:style-name="Heading_20_5" text:outline-level="5"><text:bookmark-start text:name="notes-techniques-9"/>Notes techniques<text:bookmark-end text:name="notes-techniques-9"/></text:h>
      <text:p text:style-name="First_20_paragraph">La <text:a xlink:type="simple" xlink:href="#liste-des-valeurs-possibles-pour-l-attribut-autocomplete" office:name=""><text:span text:style-name="Definition">liste des valeurs possibles pour l’attribut <text:span text:style-name="Source_Text">autocomplete</text:span></text:span></text:a> repose sur la liste des valeurs présentes dans la spécification WCAG2.1 qui reprend elle-même la liste des valeurs de type “field name” de la spécification HTML5.2. Le critère WCAG demande à ce que l’une de ces valeurs soit présente pour qualifier un champ de saisie concernant l’utilisateur.</text:p>
      <text:p text:style-name="Text_20_body">Ce que le critère WCAG laisse implicite, ce sont les différentes règles de construction possibles pour obtenir une valeur (simple ou composée) pour l’attribut <text:span text:style-name="Source_Text">autocomplete</text:span>. C’est cependant l’affaire du développeur de fournir à l’attribut <text:span text:style-name="Source_Text">autocomplete</text:span> une valeur ou un ensemble de valeurs valides au regard des exigences de l’algorithme fourni par la spécification HTML5.2. Ainsi, un attribut <text:span text:style-name="Source_Text">autocomplete</text:span> ne peut contenir qu’une seule valeur de type <text:span text:style-name="Source_Text">“field name”</text:span>, comme <text:span text:style-name="Source_Text">"name"</text:span> ou <text:span text:style-name="Source_Text">"street-address"</text:span>. On peut avoir également un ensemble composé de différentes valeurs comme, par exemple, <text:span text:style-name="Source_Text">autocomplete="shipping name"</text:span> ou <text:span text:style-name="Source_Text">autocomplete="section-software shipping street-address"</text:span> : <text:span text:style-name="Source_Text">"section-software"</text:span> renvoie à une valeur de type “<text:span text:style-name="T3">scope</text:span>” et <text:span text:style-name="Source_Text">"shipping"</text:span> à une valeur de type “<text:span text:style-name="T3">hint set</text:span>”, mais toujours une seule valeur de type “<text:span text:style-name="T3">field name</text:span>”.</text:p>
      <text:h text:style-name="Heading_20_5" text:outline-level="5"><text:bookmark-start text:name="références-82"/>Références<text:bookmark-end text:name="références-82"/></text:h>
      <text:p text:style-name="First_20_paragraph">EN 301 549 V2.1.2 / WCAG 2.1</text:p>
      <text:list text:style-name="L347">
        <text:list-item>
          <text:p text:style-name="P347"><text:span text:style-name="T3">9.1.3.5 Identify Input Purpose (AA)</text:span> / <text:a xlink:type="simple" xlink:href="https://www.w3.org/Translations/WCAG21-fr/#identify-input-purpose" office:name=""><text:span text:style-name="Definition">1.3.5 Identifier la finalité de la saisie</text:span></text:a></text:p>
        </text:list-item>
      </text:list>
      <text:p text:style-name="First_20_paragraph">Technique(s) suffisante(s) et/ou échec(s) WCAG 2.1 : <text:a xlink:type="simple" xlink:href="https://www.w3.org/WAI/WCAG21/Techniques/html/H98" office:name=""><text:span text:style-name="Definition">H98</text:span></text:a></text:p>
      <text:h text:style-name="Heading_20_3" text:outline-level="3"><text:bookmark-start text:name="navigation"/>12. Navigation<text:bookmark-end text:name="navigation"/></text:h>
      <text:h text:style-name="Heading_20_4" text:outline-level="4"><text:bookmark-start text:name="crit-12.1"/>Critère 12.1 Chaque <text:a xlink:type="simple" xlink:href="#ensemble-de-pages" office:name=""><text:span text:style-name="Definition">ensemble de pages</text:span></text:a> dispose-t-il de deux <text:a xlink:type="simple" xlink:href="#systeme-de-navigation" office:name=""><text:span text:style-name="Definition">systèmes de navigation</text:span></text:a> différents, au moins (hors cas particuliers) ?<text:bookmark-end text:name="crit-12.1"/></text:h>
      <text:list text:style-name="L348">
        <text:list-item>
          <text:p text:style-name="P348">Test 12.1.1 : Chaque <text:a xlink:type="simple" xlink:href="#ensemble-de-pages" office:name=""><text:span text:style-name="Definition">ensemble de pages</text:span></text:a> vérifie-t-il une de ces conditions (hors cas particuliers) ?</text:p>
          <text:list text:style-name="L349">
            <text:list-item>
              <text:p text:style-name="P349">Un <text:a xlink:type="simple" xlink:href="#menu-et-barre-de-navigation" office:name=""><text:span text:style-name="Definition">menu de navigation</text:span></text:a> et un <text:a xlink:type="simple" xlink:href="#page-plan-du-site" office:name=""><text:span text:style-name="Definition">plan du site</text:span></text:a> sont présents ;</text:p>
            </text:list-item>
            <text:list-item>
              <text:p text:style-name="P349">Un <text:a xlink:type="simple" xlink:href="#menu-et-barre-de-navigation" office:name=""><text:span text:style-name="Definition">menu de navigation</text:span></text:a> et un <text:a xlink:type="simple" xlink:href="#moteur-de-recherche-interne-a-un-site-web" office:name=""><text:span text:style-name="Definition">moteur de recherche</text:span></text:a> sont présents ;</text:p>
            </text:list-item>
            <text:list-item>
              <text:p text:style-name="P349">Un <text:a xlink:type="simple" xlink:href="#moteur-de-recherche-interne-a-un-site-web" office:name=""><text:span text:style-name="Definition">moteur de recherche</text:span></text:a> et un <text:a xlink:type="simple" xlink:href="#page-plan-du-site" office:name=""><text:span text:style-name="Definition">plan du site</text:span></text:a> sont présents.</text:p>
            </text:list-item>
          </text:list>
        </text:list-item>
      </text:list>
      <text:h text:style-name="Heading_20_5" text:outline-level="5"><text:bookmark-start text:name="cas-particuliers-15"/>Cas particuliers<text:bookmark-end text:name="cas-particuliers-15"/></text:h>
      <text:p text:style-name="First_20_paragraph">Il existe une gestion de cas particulier lorsque le site web est constitué d’une seule page ou d’un nombre très limité de pages (cf. note). Dans ce cas-là, le critère est non applicable.</text:p>
      <text:p text:style-name="Text_20_body">Le critère est également non applicable pour les pages d’un ensemble de pages qui sont le résultat ou une partie d’un processus (un processus de paiement ou de prise de commande, par exemple).</text:p>
      <text:p text:style-name="Text_20_body">Note : l’appréciation d’un nombre très limité de pages devrait être réservé à un site dont l’ensemble des pages sont atteignables depuis la page d’accueil.</text:p>
      <text:h text:style-name="Heading_20_5" text:outline-level="5"><text:bookmark-start text:name="références-83"/>Références<text:bookmark-end text:name="références-83"/></text:h>
      <text:p text:style-name="First_20_paragraph">EN 301 549 V2.1.2 / WCAG 2.1</text:p>
      <text:list text:style-name="L350">
        <text:list-item>
          <text:p text:style-name="P350"><text:span text:style-name="T3">9.2.4.5 Multiple Ways (AA)</text:span> / <text:a xlink:type="simple" xlink:href="https://www.w3.org/Translations/WCAG21-fr/#multiple-ways" office:name=""><text:span text:style-name="Definition">2.4.5 Accès multiples</text:span></text:a></text:p>
        </text:list-item>
      </text:list>
      <text:p text:style-name="First_20_paragraph">Technique(s) suffisante(s) et/ou échec(s) WCAG 2.1 : <text:a xlink:type="simple" xlink:href="https://www.w3.org/WAI/WCAG21/Techniques/general/G63" office:name=""><text:span text:style-name="Definition">G63</text:span></text:a> – <text:a xlink:type="simple" xlink:href="https://www.w3.org/WAI/WCAG21/Techniques/general/G64" office:name=""><text:span text:style-name="Definition">G64</text:span></text:a> – <text:a xlink:type="simple" xlink:href="https://www.w3.org/WAI/WCAG21/Techniques/general/G161" office:name=""><text:span text:style-name="Definition">G161</text:span></text:a></text:p>
      <text:h text:style-name="Heading_20_4" text:outline-level="4"><text:bookmark-start text:name="crit-12.2"/>Critère 12.2 Dans chaque <text:a xlink:type="simple" xlink:href="#ensemble-de-pages" office:name=""><text:span text:style-name="Definition">ensemble de pages</text:span></text:a>, le <text:a xlink:type="simple" xlink:href="#menu-et-barre-de-navigation" office:name=""><text:span text:style-name="Definition">menu et les barres de navigation</text:span></text:a> sont-ils toujours à la même place (hors cas particuliers) ?<text:bookmark-end text:name="crit-12.2"/></text:h>
      <text:list text:style-name="L351">
        <text:list-item>
          <text:p text:style-name="P351">Test 12.2.1 : Dans chaque <text:a xlink:type="simple" xlink:href="#ensemble-de-pages" office:name=""><text:span text:style-name="Definition">ensemble de pages</text:span></text:a>, chaque page disposant d’un <text:a xlink:type="simple" xlink:href="#menu-et-barre-de-navigation" office:name=""><text:span text:style-name="Definition">menu et les barres de navigation</text:span></text:a> vérifie-t-elle ces conditions (hors cas particuliers) ?</text:p>
          <text:list text:style-name="L352">
            <text:list-item>
              <text:p text:style-name="P352">Le <text:a xlink:type="simple" xlink:href="#menu-et-barre-de-navigation" office:name=""><text:span text:style-name="Definition">menu et les barres de navigation</text:span></text:a> sont toujours à la même place dans la présentation ;</text:p>
            </text:list-item>
            <text:list-item>
              <text:p text:style-name="P352">Le <text:a xlink:type="simple" xlink:href="#menu-et-barre-de-navigation" office:name=""><text:span text:style-name="Definition">menu et les barres de navigation</text:span></text:a> se présentent toujours dans le même ordre relatif dans le code source.</text:p>
            </text:list-item>
          </text:list>
        </text:list-item>
      </text:list>
      <text:h text:style-name="Heading_20_5" text:outline-level="5"><text:bookmark-start text:name="cas-particuliers-16"/>Cas particuliers<text:bookmark-end text:name="cas-particuliers-16"/></text:h>
      <text:p text:style-name="First_20_paragraph">Il existe une gestion de cas particuliers lorsque :</text:p>
      <text:list text:style-name="L353">
        <text:list-item>
          <text:p text:style-name="P353">La page est la page d’accueil ;</text:p>
        </text:list-item>
        <text:list-item>
          <text:p text:style-name="P353">Le site web est constitué d’une seule page ;</text:p>
        </text:list-item>
        <text:list-item>
          <text:p text:style-name="P353">Le changement fait suite à une modification initiée par l’utilisateur.</text:p>
        </text:list-item>
      </text:list>
      <text:p text:style-name="First_20_paragraph">Dans ces situations, le critère est non applicable.</text:p>
      <text:h text:style-name="Heading_20_5" text:outline-level="5"><text:bookmark-start text:name="références-84"/>Références<text:bookmark-end text:name="références-84"/></text:h>
      <text:p text:style-name="First_20_paragraph">EN 301 549 V2.1.2 / WCAG 2.1</text:p>
      <text:list text:style-name="L354">
        <text:list-item>
          <text:p text:style-name="P354"><text:span text:style-name="T3">9.3.2.3 Consistent Navigation (AA)</text:span> / <text:a xlink:type="simple" xlink:href="https://www.w3.org/Translations/WCAG21-fr/#consistent-navigation" office:name=""><text:span text:style-name="Definition">3.2.3 Navigation cohérente</text:span></text:a></text:p>
        </text:list-item>
      </text:list>
      <text:p text:style-name="First_20_paragraph">Technique(s) suffisante(s) et/ou échec(s) WCAG 2.1 : <text:a xlink:type="simple" xlink:href="https://www.w3.org/WAI/WCAG21/Techniques/failures/F66" office:name=""><text:span text:style-name="Definition">F66</text:span></text:a> – <text:a xlink:type="simple" xlink:href="https://www.w3.org/WAI/WCAG21/Techniques/general/G61" office:name=""><text:span text:style-name="Definition">G61</text:span></text:a></text:p>
      <text:h text:style-name="Heading_20_4" text:outline-level="4"><text:bookmark-start text:name="crit-12.3"/>Critère 12.3 La <text:a xlink:type="simple" xlink:href="#page-plan-du-site" office:name=""><text:span text:style-name="Definition">page « plan du site »</text:span></text:a> est-elle pertinente ?<text:bookmark-end text:name="crit-12.3"/></text:h>
      <text:list text:style-name="L355">
        <text:list-item>
          <text:p text:style-name="P355">Test 12.3.1 : La <text:a xlink:type="simple" xlink:href="#page-plan-du-site" office:name=""><text:span text:style-name="Definition">page « plan du site »</text:span></text:a> est-elle représentative de l’architecture générale du site ?</text:p>
        </text:list-item>
        <text:list-item>
          <text:p text:style-name="P355">Test 12.3.2 : Les liens du <text:a xlink:type="simple" xlink:href="#page-plan-du-site" office:name=""><text:span text:style-name="Definition">plan du site</text:span></text:a> sont-ils fonctionnels ?</text:p>
        </text:list-item>
        <text:list-item>
          <text:p text:style-name="P355">Test 12.3.3 : Les liens du <text:a xlink:type="simple" xlink:href="#page-plan-du-site" office:name=""><text:span text:style-name="Definition">plan du site</text:span></text:a> renvoient-ils bien vers les pages indiquées par l’intitulé ?</text:p>
        </text:list-item>
      </text:list>
      <text:h text:style-name="Heading_20_5" text:outline-level="5"><text:bookmark-start text:name="références-85"/>Références<text:bookmark-end text:name="références-85"/></text:h>
      <text:p text:style-name="First_20_paragraph">EN 301 549 V2.1.2 / WCAG 2.1</text:p>
      <text:list text:style-name="L356">
        <text:list-item>
          <text:p text:style-name="P356"><text:span text:style-name="T3">9.2.4.5 Multiple Ways (AA)</text:span> / <text:a xlink:type="simple" xlink:href="https://www.w3.org/Translations/WCAG21-fr/#multiple-ways" office:name=""><text:span text:style-name="Definition">2.4.5 Accès multiples</text:span></text:a></text:p>
        </text:list-item>
      </text:list>
      <text:p text:style-name="First_20_paragraph">Technique(s) suffisante(s) et/ou échec(s) WCAG 2.1 : <text:a xlink:type="simple" xlink:href="https://www.w3.org/WAI/WCAG21/Techniques/general/G63" office:name=""><text:span text:style-name="Definition">G63</text:span></text:a></text:p>
      <text:h text:style-name="Heading_20_4" text:outline-level="4"><text:bookmark-start text:name="crit-12.4"/>Critère 12.4 Dans chaque <text:a xlink:type="simple" xlink:href="#ensemble-de-pages" office:name=""><text:span text:style-name="Definition">ensemble de pages</text:span></text:a>, la <text:a xlink:type="simple" xlink:href="#page-plan-du-site" office:name=""><text:span text:style-name="Definition">page « plan du site »</text:span></text:a> est-elle accessible à partir d’une fonctionnalité identique ?<text:bookmark-end text:name="crit-12.4"/></text:h>
      <text:list text:style-name="L357">
        <text:list-item>
          <text:p text:style-name="P357">Test 12.4.1 : Dans chaque <text:a xlink:type="simple" xlink:href="#ensemble-de-pages" office:name=""><text:span text:style-name="Definition">ensemble de pages</text:span></text:a>, la <text:a xlink:type="simple" xlink:href="#page-plan-du-site" office:name=""><text:span text:style-name="Definition">page « plan du site »</text:span></text:a> est-elle accessible à partir d’une fonctionnalité identique ?</text:p>
        </text:list-item>
        <text:list-item>
          <text:p text:style-name="P357">Test 12.4.2 : Dans chaque <text:a xlink:type="simple" xlink:href="#ensemble-de-pages" office:name=""><text:span text:style-name="Definition">ensemble de pages</text:span></text:a>, la fonctionnalité vers la <text:a xlink:type="simple" xlink:href="#page-plan-du-site" office:name=""><text:span text:style-name="Definition">page « plan du site »</text:span></text:a> est-elle située à la même place dans la présentation ?</text:p>
        </text:list-item>
        <text:list-item>
          <text:p text:style-name="P357">Test 12.4.3 : Dans chaque <text:a xlink:type="simple" xlink:href="#ensemble-de-pages" office:name=""><text:span text:style-name="Definition">ensemble de pages</text:span></text:a>, la fonctionnalité vers la <text:a xlink:type="simple" xlink:href="#page-plan-du-site" office:name=""><text:span text:style-name="Definition">page « plan du site »</text:span></text:a> se présente-t-elle toujours dans le même ordre relatif dans le code source ?</text:p>
        </text:list-item>
      </text:list>
      <text:h text:style-name="Heading_20_5" text:outline-level="5"><text:bookmark-start text:name="références-86"/>Références<text:bookmark-end text:name="références-86"/></text:h>
      <text:p text:style-name="First_20_paragraph">EN 301 549 V2.1.2 / WCAG 2.1</text:p>
      <text:list text:style-name="L358">
        <text:list-item>
          <text:p text:style-name="P358"><text:span text:style-name="T3">9.2.4.5 Multiple Ways (AA)</text:span> / <text:a xlink:type="simple" xlink:href="https://www.w3.org/Translations/WCAG21-fr/#multiple-ways" office:name=""><text:span text:style-name="Definition">2.4.5 Accès multiples</text:span></text:a></text:p>
        </text:list-item>
        <text:list-item>
          <text:p text:style-name="P358"><text:span text:style-name="T3">9.3.2.3 Consistent Navigation (AA)</text:span> / <text:a xlink:type="simple" xlink:href="https://www.w3.org/Translations/WCAG21-fr/#consistent-navigation" office:name=""><text:span text:style-name="Definition">3.2.3 Navigation cohérente</text:span></text:a></text:p>
        </text:list-item>
      </text:list>
      <text:p text:style-name="First_20_paragraph">Technique(s) suffisante(s) et/ou échec(s) WCAG 2.1 : <text:a xlink:type="simple" xlink:href="https://www.w3.org/WAI/WCAG21/Techniques/general/G61" office:name=""><text:span text:style-name="Definition">G61</text:span></text:a> – <text:a xlink:type="simple" xlink:href="https://www.w3.org/WAI/WCAG21/Techniques/general/G63" office:name=""><text:span text:style-name="Definition">G63</text:span></text:a></text:p>
      <text:h text:style-name="Heading_20_4" text:outline-level="4"><text:bookmark-start text:name="crit-12.5"/>Critère 12.5 Dans chaque <text:a xlink:type="simple" xlink:href="#ensemble-de-pages" office:name=""><text:span text:style-name="Definition">ensemble de pages</text:span></text:a>, le <text:a xlink:type="simple" xlink:href="#moteur-de-recherche-interne-a-un-site-web" office:name=""><text:span text:style-name="Definition">moteur de recherche</text:span></text:a> est-il atteignable de manière identique ?<text:bookmark-end text:name="crit-12.5"/></text:h>
      <text:list text:style-name="L359">
        <text:list-item>
          <text:p text:style-name="P359">Test 12.5.1 : Dans chaque <text:a xlink:type="simple" xlink:href="#ensemble-de-pages" office:name=""><text:span text:style-name="Definition">ensemble de pages</text:span></text:a>, le <text:a xlink:type="simple" xlink:href="#moteur-de-recherche-interne-a-un-site-web" office:name=""><text:span text:style-name="Definition">moteur de recherche</text:span></text:a> est-il accessible à partir d’une fonctionnalité identique ?</text:p>
        </text:list-item>
        <text:list-item>
          <text:p text:style-name="P359">Test 12.5.2 : Dans chaque <text:a xlink:type="simple" xlink:href="#ensemble-de-pages" office:name=""><text:span text:style-name="Definition">ensemble de pages</text:span></text:a>, la fonctionnalité vers le <text:a xlink:type="simple" xlink:href="#moteur-de-recherche-interne-a-un-site-web" office:name=""><text:span text:style-name="Definition">moteur de recherche</text:span></text:a> est-elle située à la même place dans la présentation ?</text:p>
        </text:list-item>
        <text:list-item>
          <text:p text:style-name="P359">Test 12.5.3 : Dans chaque <text:a xlink:type="simple" xlink:href="#ensemble-de-pages" office:name=""><text:span text:style-name="Definition">ensemble de pages</text:span></text:a>, la fonctionnalité vers le <text:a xlink:type="simple" xlink:href="#moteur-de-recherche-interne-a-un-site-web" office:name=""><text:span text:style-name="Definition">moteur de recherche</text:span></text:a> se présente-t-elle toujours dans le même ordre relatif dans le code source ?</text:p>
        </text:list-item>
      </text:list>
      <text:h text:style-name="Heading_20_5" text:outline-level="5"><text:bookmark-start text:name="références-87"/>Références<text:bookmark-end text:name="références-87"/></text:h>
      <text:p text:style-name="First_20_paragraph">EN 301 549 V2.1.2 / WCAG 2.1</text:p>
      <text:list text:style-name="L360">
        <text:list-item>
          <text:p text:style-name="P360"><text:span text:style-name="T3">9.3.2.3 Consistent Navigation (AA)</text:span> / <text:a xlink:type="simple" xlink:href="https://www.w3.org/Translations/WCAG21-fr/#consistent-navigation" office:name=""><text:span text:style-name="Definition">3.2.3 Navigation cohérente</text:span></text:a></text:p>
        </text:list-item>
      </text:list>
      <text:p text:style-name="First_20_paragraph">Technique(s) suffisante(s) et/ou échec(s) WCAG 2.1 : <text:a xlink:type="simple" xlink:href="https://www.w3.org/WAI/WCAG21/Techniques/failures/F66" office:name=""><text:span text:style-name="Definition">F66</text:span></text:a> – <text:a xlink:type="simple" xlink:href="https://www.w3.org/WAI/WCAG21/Techniques/general/G61" office:name=""><text:span text:style-name="Definition">G61</text:span></text:a></text:p>
      <text:h text:style-name="Heading_20_4" text:outline-level="4"><text:bookmark-start text:name="crit-12.6"/>Critère 12.6 Les zones de regroupement de contenus présentes dans plusieurs pages web (zones d’<text:a xlink:type="simple" xlink:href="#zone-d-en-tete" office:name=""><text:span text:style-name="Definition">en-tête</text:span></text:a>, de <text:a xlink:type="simple" xlink:href="#menu-et-barre-de-navigation" office:name=""><text:span text:style-name="Definition">navigation principale</text:span></text:a>, de <text:a xlink:type="simple" xlink:href="#zone-de-contenu-principal" office:name=""><text:span text:style-name="Definition">contenu principal</text:span></text:a>, de <text:a xlink:type="simple" xlink:href="#zone-de-pied-de-page" office:name=""><text:span text:style-name="Definition">pied de page</text:span></text:a> et de <text:a xlink:type="simple" xlink:href="#moteur-de-recherche-interne-a-un-site-web" office:name=""><text:span text:style-name="Definition">moteur de recherche</text:span></text:a>) peuvent-elles être atteintes ou évitées ?<text:bookmark-end text:name="crit-12.6"/></text:h>
      <text:list text:style-name="L361">
        <text:list-item>
          <text:p text:style-name="P361">Test 12.6.1 : Dans chaque page web où elles sont présentes, la zone d’<text:a xlink:type="simple" xlink:href="#zone-d-en-tete" office:name=""><text:span text:style-name="Definition">en-tête</text:span></text:a>, de <text:a xlink:type="simple" xlink:href="#menu-et-barre-de-navigation" office:name=""><text:span text:style-name="Definition">navigation principale</text:span></text:a>, de <text:a xlink:type="simple" xlink:href="#zone-de-contenu-principal" office:name=""><text:span text:style-name="Definition">contenu principal</text:span></text:a>, de <text:a xlink:type="simple" xlink:href="#zone-de-pied-de-page" office:name=""><text:span text:style-name="Definition">pied de page</text:span></text:a> et de <text:a xlink:type="simple" xlink:href="#moteur-de-recherche-interne-a-un-site-web" office:name=""><text:span text:style-name="Definition">moteur de recherche</text:span></text:a> respectent-elles au moins une de ces conditions ?</text:p>
          <text:list text:style-name="L362">
            <text:list-item>
              <text:p text:style-name="P362">La zone possède un rôle WAI-ARIA de type <text:a xlink:type="simple" xlink:href="#landmarks" office:name=""><text:span text:style-name="Definition">landmark</text:span></text:a> correspondant à sa nature ;</text:p>
            </text:list-item>
            <text:list-item>
              <text:p text:style-name="P362">La zone possède un titre dont le contenu permet de comprendre la nature du contenu de la zone ;</text:p>
            </text:list-item>
            <text:list-item>
              <text:p text:style-name="P362">La zone peut être masquée par le biais d’un bouton précédent directement la zone dans l’ordre du code source ;</text:p>
            </text:list-item>
            <text:list-item>
              <text:p text:style-name="P362">La zone peut être évitée par le biais d’un <text:a xlink:type="simple" xlink:href="#liens-d-evitement-ou-d-acces-rapide" office:name=""><text:span text:style-name="Definition">lien d’évitement</text:span></text:a> précédent directement la zone dans l’ordre du code source ;</text:p>
            </text:list-item>
            <text:list-item>
              <text:p text:style-name="P362">La zone peut être atteinte par le biais d’un <text:a xlink:type="simple" xlink:href="#liens-d-evitement-ou-d-acces-rapide" office:name=""><text:span text:style-name="Definition">lien d’accès rapide</text:span></text:a> visible ou, à défaut, visible à la prise de focus.</text:p>
            </text:list-item>
          </text:list>
        </text:list-item>
      </text:list>
      <text:h text:style-name="Heading_20_5" text:outline-level="5"><text:bookmark-start text:name="références-88"/>Références<text:bookmark-end text:name="références-88"/></text:h>
      <text:p text:style-name="First_20_paragraph">EN 301 549 V2.1.2 / WCAG 2.1</text:p>
      <text:list text:style-name="L363">
        <text:list-item>
          <text:p text:style-name="P363"><text:span text:style-name="T3">9.1.3.1 Info and Relationships (A)</text:span> / <text:a xlink:type="simple" xlink:href="https://www.w3.org/Translations/WCAG21-fr/#info-and-relationships" office:name=""><text:span text:style-name="Definition">1.3.1 Information et relations</text:span></text:a></text:p>
        </text:list-item>
        <text:list-item>
          <text:p text:style-name="P363"><text:span text:style-name="T3">9.2.4.1 Bypass Blocks (A)</text:span> / <text:a xlink:type="simple" xlink:href="https://www.w3.org/Translations/WCAG21-fr/#bypass-blocks" office:name=""><text:span text:style-name="Definition">2.4.1 Contourner des blocs</text:span></text:a></text:p>
        </text:list-item>
        <text:list-item>
          <text:p text:style-name="P363"><text:span text:style-name="T3">9.4.1.2 Name, Role, Value (A)</text:span> / <text:a xlink:type="simple" xlink:href="https://www.w3.org/Translations/WCAG21-fr/#name-role-value" office:name=""><text:span text:style-name="Definition">4.1.2 Nom, rôle et valeur</text:span></text:a></text:p>
        </text:list-item>
      </text:list>
      <text:p text:style-name="First_20_paragraph">Technique(s) suffisante(s) et/ou échec(s) WCAG 2.1 : <text:a xlink:type="simple" xlink:href="https://www.w3.org/WAI/WCAG21/Techniques/aria/ARIA4" office:name=""><text:span text:style-name="Definition">ARIA4</text:span></text:a> – <text:a xlink:type="simple" xlink:href="https://www.w3.org/WAI/WCAG21/Techniques/aria/ARIA11" office:name=""><text:span text:style-name="Definition">ARIA11</text:span></text:a> – <text:a xlink:type="simple" xlink:href="https://www.w3.org/WAI/WCAG21/Techniques/general/G115" office:name=""><text:span text:style-name="Definition">G115</text:span></text:a> – <text:a xlink:type="simple" xlink:href="https://www.w3.org/WAI/WCAG21/Techniques/html/H69" office:name=""><text:span text:style-name="Definition">H69</text:span></text:a></text:p>
      <text:h text:style-name="Heading_20_4" text:outline-level="4"><text:bookmark-start text:name="crit-12.7"/>Critère 12.7 Dans chaque page web, un <text:a xlink:type="simple" xlink:href="#liens-d-evitement-ou-d-acces-rapide" office:name=""><text:span text:style-name="Definition">lien d’évitement ou d’accès rapide</text:span></text:a> à la <text:a xlink:type="simple" xlink:href="#zone-de-contenu-principal" office:name=""><text:span text:style-name="Definition">zone de contenu principal</text:span></text:a> est-il présent (hors cas particuliers) ?<text:bookmark-end text:name="crit-12.7"/></text:h>
      <text:list text:style-name="L364">
        <text:list-item>
          <text:p text:style-name="P364">Test 12.7.1 : Dans chaque page web, un lien permet-il d’éviter la <text:a xlink:type="simple" xlink:href="#zone-de-contenu-principal" office:name=""><text:span text:style-name="Definition">zone de contenu principal</text:span></text:a> ou d’y accéder (hors cas particuliers) ?</text:p>
        </text:list-item>
        <text:list-item>
          <text:p text:style-name="P364">Test 12.7.2 : Dans chaque ensemble de pages, le <text:a xlink:type="simple" xlink:href="#liens-d-evitement-ou-d-acces-rapide" office:name=""><text:span text:style-name="Definition">lien d’évitement ou d’accès rapide</text:span></text:a> à la <text:a xlink:type="simple" xlink:href="#zone-de-contenu-principal" office:name=""><text:span text:style-name="Definition">zone de contenu principal</text:span></text:a> vérifie-t-il ces conditions (hors cas particuliers) ?</text:p>
          <text:list text:style-name="L365">
            <text:list-item>
              <text:p text:style-name="P365">Le lien est situé à la même place dans la présentation ;</text:p>
            </text:list-item>
            <text:list-item>
              <text:p text:style-name="P365">Le lien se présente toujours dans le même ordre relatif dans le code source ;</text:p>
            </text:list-item>
            <text:list-item>
              <text:p text:style-name="P365">Le lien est visible ou, à défaut, visible à la prise de focus ;</text:p>
            </text:list-item>
            <text:list-item>
              <text:p text:style-name="P365">Le lien est fonctionnel.</text:p>
            </text:list-item>
          </text:list>
        </text:list-item>
      </text:list>
      <text:h text:style-name="Heading_20_5" text:outline-level="5"><text:bookmark-start text:name="cas-particuliers-17"/>Cas particuliers<text:bookmark-end text:name="cas-particuliers-17"/></text:h>
      <text:p text:style-name="First_20_paragraph">Il existe une gestion de cas particuliers lorsque le site web est constitué d’une seule page.</text:p>
      <text:p text:style-name="Text_20_body">Dans ce cas de figure, l’obligation de la présence d’un lien d’accès rapide est liée au contexte de la page : présence ou absence de navigation ou de contenus additionnels, par exemple. Le critère peut être considéré comme non applicable lorsqu’il est avéré qu’un lien d’accès rapide est inutile.</text:p>
      <text:h text:style-name="Heading_20_5" text:outline-level="5"><text:bookmark-start text:name="références-89"/>Références<text:bookmark-end text:name="références-89"/></text:h>
      <text:p text:style-name="First_20_paragraph">EN 301 549 V2.1.2 / WCAG 2.1</text:p>
      <text:list text:style-name="L366">
        <text:list-item>
          <text:p text:style-name="P366"><text:span text:style-name="T3">9.2.4.1 Bypass Blocks (A)</text:span> / <text:a xlink:type="simple" xlink:href="https://www.w3.org/Translations/WCAG21-fr/#bypass-blocks" office:name=""><text:span text:style-name="Definition">2.4.1 Contourner des blocs</text:span></text:a></text:p>
        </text:list-item>
        <text:list-item>
          <text:p text:style-name="P366"><text:span text:style-name="T3">9.2.4.3 Focus Order (A)</text:span> / <text:a xlink:type="simple" xlink:href="https://www.w3.org/Translations/WCAG21-fr/#focus-order" office:name=""><text:span text:style-name="Definition">2.4.3 Parcours du focus</text:span></text:a></text:p>
        </text:list-item>
        <text:list-item>
          <text:p text:style-name="P366"><text:span text:style-name="T3">9.3.2.3 Consistent Navigation (AA)</text:span> / <text:a xlink:type="simple" xlink:href="https://www.w3.org/Translations/WCAG21-fr/#consistent-navigation" office:name=""><text:span text:style-name="Definition">3.2.3 Navigation cohérente</text:span></text:a></text:p>
        </text:list-item>
      </text:list>
      <text:p text:style-name="First_20_paragraph">Technique(s) suffisante(s) et/ou échec(s) WCAG 2.1 : <text:a xlink:type="simple" xlink:href="https://www.w3.org/WAI/WCAG21/Techniques/failures/F66" office:name=""><text:span text:style-name="Definition">F66</text:span></text:a> – <text:a xlink:type="simple" xlink:href="https://www.w3.org/WAI/WCAG21/Techniques/general/G1" office:name=""><text:span text:style-name="Definition">G1</text:span></text:a> – <text:a xlink:type="simple" xlink:href="https://www.w3.org/WAI/WCAG21/Techniques/general/G59" office:name=""><text:span text:style-name="Definition">G59</text:span></text:a> – <text:a xlink:type="simple" xlink:href="https://www.w3.org/WAI/WCAG21/Techniques/general/G123" office:name=""><text:span text:style-name="Definition">G123</text:span></text:a> – <text:a xlink:type="simple" xlink:href="https://www.w3.org/WAI/WCAG21/Techniques/general/G124" office:name=""><text:span text:style-name="Definition">G124</text:span></text:a> – <text:a xlink:type="simple" xlink:href="https://www.w3.org/WAI/WCAG21/Techniques/client-side-script/SCR28" office:name=""><text:span text:style-name="Definition">SCR28</text:span></text:a></text:p>
      <text:h text:style-name="Heading_20_4" text:outline-level="4"><text:bookmark-start text:name="crit-12.8"/>Critère 12.8 Dans chaque page web, l’<text:a xlink:type="simple" xlink:href="#ordre-de-tabulation" office:name=""><text:span text:style-name="Definition">ordre de tabulation</text:span></text:a> est-il <text:a xlink:type="simple" xlink:href="#comprehensible-ordre-de-lecture" office:name=""><text:span text:style-name="Definition">cohérent</text:span></text:a> ?<text:bookmark-end text:name="crit-12.8"/></text:h>
      <text:list text:style-name="L367">
        <text:list-item>
          <text:p text:style-name="P367">Test 12.8.1 : Dans chaque page web, l’<text:a xlink:type="simple" xlink:href="#ordre-de-tabulation" office:name=""><text:span text:style-name="Definition">ordre de tabulation</text:span></text:a> dans le contenu est-il <text:a xlink:type="simple" xlink:href="#comprehensible-ordre-de-lecture" office:name=""><text:span text:style-name="Definition">cohérent</text:span></text:a> ?</text:p>
        </text:list-item>
        <text:list-item>
          <text:p text:style-name="P367">Test 12.8.2 : Pour chaque <text:a xlink:type="simple" xlink:href="#script" office:name=""><text:span text:style-name="Definition">script</text:span></text:a> qui met à jour ou insère un contenu, l’<text:a xlink:type="simple" xlink:href="#ordre-de-tabulation" office:name=""><text:span text:style-name="Definition">ordre de tabulation</text:span></text:a> reste-t-il <text:a xlink:type="simple" xlink:href="#comprehensible-ordre-de-lecture" office:name=""><text:span text:style-name="Definition">cohérent</text:span></text:a> ?</text:p>
        </text:list-item>
      </text:list>
      <text:h text:style-name="Heading_20_5" text:outline-level="5"><text:bookmark-start text:name="références-90"/>Références<text:bookmark-end text:name="références-90"/></text:h>
      <text:p text:style-name="First_20_paragraph">EN 301 549 V2.1.2 / WCAG 2.1</text:p>
      <text:list text:style-name="L368">
        <text:list-item>
          <text:p text:style-name="P368"><text:span text:style-name="T3">9.2.4.3 Focus Order (A)</text:span> / <text:a xlink:type="simple" xlink:href="https://www.w3.org/Translations/WCAG21-fr/#focus-order" office:name=""><text:span text:style-name="Definition">2.4.3 Parcours du focus</text:span></text:a></text:p>
        </text:list-item>
      </text:list>
      <text:p text:style-name="First_20_paragraph">Technique(s) suffisante(s) et/ou échec(s) WCAG 2.1 : <text:a xlink:type="simple" xlink:href="https://www.w3.org/WAI/WCAG21/Techniques/css/C27" office:name=""><text:span text:style-name="Definition">C27</text:span></text:a> – <text:a xlink:type="simple" xlink:href="https://www.w3.org/WAI/WCAG21/Techniques/failures/F44" office:name=""><text:span text:style-name="Definition">F44</text:span></text:a> – <text:a xlink:type="simple" xlink:href="https://www.w3.org/WAI/WCAG21/Techniques/failures/F85" office:name=""><text:span text:style-name="Definition">F85</text:span></text:a> – <text:a xlink:type="simple" xlink:href="https://www.w3.org/WAI/WCAG21/Techniques/general/G59" office:name=""><text:span text:style-name="Definition">G59</text:span></text:a> – <text:a xlink:type="simple" xlink:href="https://www.w3.org/WAI/WCAG21/Techniques/html/H4" office:name=""><text:span text:style-name="Definition">H4</text:span></text:a> – <text:a xlink:type="simple" xlink:href="https://www.w3.org/WAI/WCAG21/Techniques/client-side-script/SCR26" office:name=""><text:span text:style-name="Definition">SCR26</text:span></text:a> – <text:a xlink:type="simple" xlink:href="https://www.w3.org/WAI/WCAG21/Techniques/client-side-script/SCR27" office:name=""><text:span text:style-name="Definition">SCR27</text:span></text:a> – <text:a xlink:type="simple" xlink:href="https://www.w3.org/WAI/WCAG21/Techniques/client-side-script/SCR37" office:name=""><text:span text:style-name="Definition">SCR37</text:span></text:a></text:p>
      <text:h text:style-name="Heading_20_4" text:outline-level="4"><text:bookmark-start text:name="crit-12.9"/>Critère 12.9 Dans chaque page web, la navigation ne doit pas contenir de piège au clavier. Cette règle est-elle respectée ?<text:bookmark-end text:name="crit-12.9"/></text:h>
      <text:list text:style-name="L369">
        <text:list-item>
          <text:p text:style-name="P369">Test 12.9.1 : Dans chaque page web, chaque <text:a xlink:type="simple" xlink:href="#prise-de-focus" office:name=""><text:span text:style-name="Definition">élément recevant le focus</text:span></text:a> vérifie-t-il une de ces conditions ?</text:p>
          <text:list text:style-name="L370">
            <text:list-item>
              <text:p text:style-name="P370">Il est possible d’atteindre l’élément suivant ou précédent pouvant recevoir le focus avec la touche de tabulation ;</text:p>
            </text:list-item>
            <text:list-item>
              <text:p text:style-name="P370">L’utilisateur est informé d’un mécanisme fonctionnel permettant d’atteindre au clavier l’élément suivant ou précédent pouvant recevoir le focus.</text:p>
            </text:list-item>
          </text:list>
        </text:list-item>
      </text:list>
      <text:h text:style-name="Heading_20_5" text:outline-level="5"><text:bookmark-start text:name="références-91"/>Références<text:bookmark-end text:name="références-91"/></text:h>
      <text:p text:style-name="First_20_paragraph">EN 301 549 V2.1.2 / WCAG 2.1</text:p>
      <text:list text:style-name="L371">
        <text:list-item>
          <text:p text:style-name="P371"><text:span text:style-name="T3">9.2.1.1 Keyboard (A)</text:span> / <text:a xlink:type="simple" xlink:href="https://www.w3.org/Translations/WCAG21-fr/#keyboard" office:name=""><text:span text:style-name="Definition">2.1.1 Clavier</text:span></text:a></text:p>
        </text:list-item>
        <text:list-item>
          <text:p text:style-name="P371"><text:span text:style-name="T3">9.2.1.2 No Keyboard Trap (A)</text:span> / <text:a xlink:type="simple" xlink:href="https://www.w3.org/Translations/WCAG21-fr/#no-keyboard-trap" office:name=""><text:span text:style-name="Definition">2.1.2 Pas de piège au clavier</text:span></text:a></text:p>
        </text:list-item>
      </text:list>
      <text:p text:style-name="First_20_paragraph">Technique(s) suffisante(s) et/ou échec(s) WCAG 2.1 : <text:a xlink:type="simple" xlink:href="https://www.w3.org/WAI/WCAG21/Techniques/failures/F10" office:name=""><text:span text:style-name="Definition">F10</text:span></text:a> – <text:a xlink:type="simple" xlink:href="https://www.w3.org/WAI/WCAG21/Techniques/general/G21" office:name=""><text:span text:style-name="Definition">G21</text:span></text:a> – <text:a xlink:type="simple" xlink:href="https://www.w3.org/WAI/WCAG21/Techniques/html/H91" office:name=""><text:span text:style-name="Definition">H91</text:span></text:a></text:p>
      <text:h text:style-name="Heading_20_4" text:outline-level="4"><text:bookmark-start text:name="crit-12.10"/>Critère 12.10 Dans chaque page web, les <text:a xlink:type="simple" xlink:href="#raccourci-clavier" office:name=""><text:span text:style-name="Definition">raccourcis clavier</text:span></text:a> n’utilisant qu’une seule touche (lettre minuscule ou majuscule, ponctuation, chiffre ou symbole) sont-ils contrôlables par l’utilisateur ?<text:bookmark-end text:name="crit-12.10"/></text:h>
      <text:list text:style-name="L372">
        <text:list-item>
          <text:p text:style-name="P372">Test 12.10.1 : Dans chaque page web, chaque <text:a xlink:type="simple" xlink:href="#raccourci-clavier" office:name=""><text:span text:style-name="Definition">raccourci clavier</text:span></text:a> n’utilisant qu’une seule touche (lettre minuscule ou majuscule, ponctuation, chiffre ou symbole) vérifie-t-il l’une de ces conditions ?</text:p>
          <text:list text:style-name="L373">
            <text:list-item>
              <text:p text:style-name="P373">Un mécanisme est disponible pour désactiver le <text:a xlink:type="simple" xlink:href="#raccourci-clavier" office:name=""><text:span text:style-name="Definition">raccourci clavier</text:span></text:a> ;</text:p>
            </text:list-item>
            <text:list-item>
              <text:p text:style-name="P373">Un mécanisme est disponible pour configurer la touche de <text:a xlink:type="simple" xlink:href="#raccourci-clavier" office:name=""><text:span text:style-name="Definition">raccourci clavier</text:span></text:a> au moyen des touches de modification (Ctrl, Alt, Maj, etc.) ;</text:p>
            </text:list-item>
            <text:list-item>
              <text:p text:style-name="P373">Dans le cas d’un <text:a xlink:type="simple" xlink:href="#composant-d-interface" office:name=""><text:span text:style-name="Definition">composant d’interface</text:span></text:a> utilisateur, le <text:a xlink:type="simple" xlink:href="#raccourci-clavier" office:name=""><text:span text:style-name="Definition">raccourci clavier</text:span></text:a> qui lui est associé ne peut être activé que si le focus clavier est sur ce composant.</text:p>
            </text:list-item>
          </text:list>
        </text:list-item>
      </text:list>
      <text:h text:style-name="Heading_20_5" text:outline-level="5"><text:bookmark-start text:name="références-92"/>Références<text:bookmark-end text:name="références-92"/></text:h>
      <text:p text:style-name="First_20_paragraph">EN 301 549 V2.1.2 / WCAG 2.1</text:p>
      <text:list text:style-name="L374">
        <text:list-item>
          <text:p text:style-name="P374"><text:span text:style-name="T3">9.2.1.4 Character Key Shortcuts (A)</text:span> / <text:a xlink:type="simple" xlink:href="https://www.w3.org/Translations/WCAG21-fr/#character-key-shortcuts" office:name=""><text:span text:style-name="Definition">2.1.4 Raccourcis clavier utilisant des caractères</text:span></text:a></text:p>
        </text:list-item>
      </text:list>
      <text:p text:style-name="First_20_paragraph">Technique(s) suffisante(s) et/ou échec(s) WCAG 2.1 : <text:a xlink:type="simple" xlink:href="https://www.w3.org/WAI/WCAG21/Techniques/failures/F99" office:name=""><text:span text:style-name="Definition">F99</text:span></text:a> – <text:a xlink:type="simple" xlink:href="https://www.w3.org/WAI/WCAG21/Techniques/general/G217" office:name=""><text:span text:style-name="Definition">G217</text:span></text:a></text:p>
      <text:h text:style-name="Heading_20_4" text:outline-level="4"><text:bookmark-start text:name="crit-12.11"/>Critère 12.11 Dans chaque page web, les contenus additionnels apparaissant au survol, à la prise de focus ou à l’activation d’un <text:a xlink:type="simple" xlink:href="#composant-d-interface" office:name=""><text:span text:style-name="Definition">composant d’interface</text:span></text:a> sont-ils si nécessaire atteignables au clavier ?<text:bookmark-end text:name="crit-12.11"/></text:h>
      <text:list text:style-name="L375">
        <text:list-item>
          <text:p text:style-name="P375">Test 12.11.1 : Dans chaque page web, les contenus additionnels apparaissant au survol, à la prise de focus ou à l’activation d’un <text:a xlink:type="simple" xlink:href="#composant-d-interface" office:name=""><text:span text:style-name="Definition">composant d’interface</text:span></text:a> sont-ils si nécessaire atteignables au clavier ?</text:p>
        </text:list-item>
      </text:list>
      <text:h text:style-name="Heading_20_5" text:outline-level="5"><text:bookmark-start text:name="note-technique-9"/>Note technique<text:bookmark-end text:name="note-technique-9"/></text:h>
      <text:p text:style-name="First_20_paragraph">Ce critère adresse les situations où un contenu additionnel contient des <text:a xlink:type="simple" xlink:href="#composant-d-interface" office:name=""><text:span text:style-name="Definition">composants d’interface</text:span></text:a> avec lesquels il doit être possible d’interagir au clavier. Par exemple, une infobulle personnalisée qui propose un lien dans son contenu.</text:p>
      <text:h text:style-name="Heading_20_5" text:outline-level="5"><text:bookmark-start text:name="références-93"/>Références<text:bookmark-end text:name="références-93"/></text:h>
      <text:p text:style-name="First_20_paragraph">EN 301 549 V2.1.2 / WCAG 2.1</text:p>
      <text:list text:style-name="L376">
        <text:list-item>
          <text:p text:style-name="P376"><text:span text:style-name="T3">9.2.1.1 Keyboard (A)</text:span> / <text:a xlink:type="simple" xlink:href="https://www.w3.org/Translations/WCAG21-fr/#keyboard" office:name=""><text:span text:style-name="Definition">2.1.1 Clavier</text:span></text:a></text:p>
        </text:list-item>
      </text:list>
      <text:h text:style-name="Heading_20_3" text:outline-level="3"><text:bookmark-start text:name="consultation"/>13. Consultation<text:bookmark-end text:name="consultation"/></text:h>
      <text:h text:style-name="Heading_20_4" text:outline-level="4"><text:bookmark-start text:name="crit-13.1"/>Critère 13.1 Pour chaque page web, l’utilisateur a-t-il le contrôle de chaque limite de temps modifiant le contenu (hors cas particuliers) ?<text:bookmark-end text:name="crit-13.1"/></text:h>
      <text:list text:style-name="L377">
        <text:list-item>
          <text:p text:style-name="P377">Test 13.1.1 : Pour chaque page web, chaque <text:a xlink:type="simple" xlink:href="#procede-de-rafraichissement" office:name=""><text:span text:style-name="Definition">procédé de rafraîchissement</text:span></text:a> (balise <text:span text:style-name="Source_Text">&lt;object&gt;</text:span>, balise <text:span text:style-name="Source_Text">&lt;embed&gt;</text:span>, balise <text:span text:style-name="Source_Text">&lt;svg&gt;</text:span>, balise <text:span text:style-name="Source_Text">&lt;canvas&gt;</text:span>, balise <text:span text:style-name="Source_Text">&lt;meta&gt;</text:span>) vérifie-t-il une de ces conditions (hors cas particuliers) ?</text:p>
          <text:list text:style-name="L378">
            <text:list-item>
              <text:p text:style-name="P378">L’utilisateur peut arrêter ou relancer le rafraîchissement ;</text:p>
            </text:list-item>
            <text:list-item>
              <text:p text:style-name="P378">L’utilisateur peut augmenter la limite de temps entre deux rafraîchissements de dix fois, au moins ;</text:p>
            </text:list-item>
            <text:list-item>
              <text:p text:style-name="P378">L’utilisateur est averti de l’imminence du rafraîchissement et dispose de vingt secondes, au moins, pour augmenter la limite de temps avant le prochain rafraîchissement ;</text:p>
            </text:list-item>
            <text:list-item>
              <text:p text:style-name="P378">La limite de temps entre deux rafraîchissements est de vingt heures, au moins.</text:p>
            </text:list-item>
          </text:list>
        </text:list-item>
        <text:list-item>
          <text:p text:style-name="P377">Test 13.1.2 : Pour chaque page web, chaque procédé de <text:a xlink:type="simple" xlink:href="#redirection" office:name=""><text:span text:style-name="Definition">redirection</text:span></text:a> effectué via une balise <text:span text:style-name="Source_Text">&lt;meta&gt;</text:span> est-il immédiat (hors cas particuliers) ?</text:p>
        </text:list-item>
        <text:list-item>
          <text:p text:style-name="P377">Test 13.1.3 : Pour chaque page web, chaque procédé de <text:a xlink:type="simple" xlink:href="#redirection" office:name=""><text:span text:style-name="Definition">redirection</text:span></text:a> effectué via un <text:a xlink:type="simple" xlink:href="#script" office:name=""><text:span text:style-name="Definition">script</text:span></text:a> vérifie-t-il une de ces conditions (hors cas particuliers) ?</text:p>
          <text:list text:style-name="L379">
            <text:list-item>
              <text:p text:style-name="P379">L’utilisateur peut arrêter ou relancer la redirection ;</text:p>
            </text:list-item>
            <text:list-item>
              <text:p text:style-name="P379">L’utilisateur peut augmenter la limite de temps avant la redirection de dix fois, au moins ;</text:p>
            </text:list-item>
            <text:list-item>
              <text:p text:style-name="P379">L’utilisateur est averti de l’imminence de la redirection et dispose de vingt secondes, au moins, pour augmenter la limite de temps avant la prochaine redirection ;</text:p>
            </text:list-item>
            <text:list-item>
              <text:p text:style-name="P379">La limite de temps avant la redirection est de vingt heures, au moins.</text:p>
            </text:list-item>
          </text:list>
        </text:list-item>
        <text:list-item>
          <text:p text:style-name="P377">Test 13.1.4 : Pour chaque page web, chaque procédé limitant le temps d’une session vérifie-t-il une de ces conditions (hors cas particuliers) ?</text:p>
          <text:list text:style-name="L380">
            <text:list-item>
              <text:p text:style-name="P380">L’utilisateur peut supprimer la limite de temps ;</text:p>
            </text:list-item>
            <text:list-item>
              <text:p text:style-name="P380">L’utilisateur peut augmenter la limite de temps ;</text:p>
            </text:list-item>
            <text:list-item>
              <text:p text:style-name="P380">La limite de temps avant la fin de la session est de vingt heures au moins.</text:p>
            </text:list-item>
          </text:list>
        </text:list-item>
      </text:list>
      <text:h text:style-name="Heading_20_5" text:outline-level="5"><text:bookmark-start text:name="cas-particuliers-18"/>Cas particuliers<text:bookmark-end text:name="cas-particuliers-18"/></text:h>
      <text:p text:style-name="First_20_paragraph">Il existe une gestion de cas particuliers lorsque la limite de temps est essentielle, notamment lorsqu’elle ne pourrait pas être supprimée sans changer fondamentalement le contenu ou les fonctionnalités liées au contenu.</text:p>
      <text:p text:style-name="Text_20_body">Dans ces situations, le critère est non applicable. Par exemple, le rafraîchissement d’un flux RSS dans une page n’est pas une limite de temps essentielle ; le critère est applicable. En revanche, une redirection automatique qui amène vers la nouvelle version d’une page à partir d’une URL obsolète est essentielle ; le critère est non applicable.</text:p>
      <text:h text:style-name="Heading_20_5" text:outline-level="5"><text:bookmark-start text:name="références-94"/>Références<text:bookmark-end text:name="références-94"/></text:h>
      <text:p text:style-name="First_20_paragraph">EN 301 549 V2.1.2 / WCAG 2.1</text:p>
      <text:list text:style-name="L381">
        <text:list-item>
          <text:p text:style-name="P381"><text:span text:style-name="T3">9.2.2.1 Timing Adjustable (A)</text:span> / <text:a xlink:type="simple" xlink:href="https://www.w3.org/Translations/WCAG21-fr/#timing-adjustable" office:name=""><text:span text:style-name="Definition">2.2.1 Réglage du délai</text:span></text:a></text:p>
        </text:list-item>
        <text:list-item>
          <text:p text:style-name="P381"><text:span text:style-name="T3">9.2.2.2 Pause, Stop, Hide (A)</text:span> / <text:a xlink:type="simple" xlink:href="https://www.w3.org/Translations/WCAG21-fr/#pause-stop-hide" office:name=""><text:span text:style-name="Definition">2.2.2 Mettre en pause, arrêter, masquer</text:span></text:a></text:p>
        </text:list-item>
      </text:list>
      <text:p text:style-name="First_20_paragraph">Technique(s) suffisante(s) et/ou échec(s) WCAG 2.1 : <text:a xlink:type="simple" xlink:href="https://www.w3.org/WAI/WCAG21/Techniques/failures/F40" office:name=""><text:span text:style-name="Definition">F40</text:span></text:a> – <text:a xlink:type="simple" xlink:href="https://www.w3.org/WAI/WCAG21/Techniques/failures/F41" office:name=""><text:span text:style-name="Definition">F41</text:span></text:a> – <text:a xlink:type="simple" xlink:href="https://www.w3.org/WAI/WCAG21/Techniques/failures/F58" office:name=""><text:span text:style-name="Definition">F58</text:span></text:a> – <text:a xlink:type="simple" xlink:href="https://www.w3.org/WAI/WCAG21/Techniques/failures/F61" office:name=""><text:span text:style-name="Definition">F61</text:span></text:a> – <text:a xlink:type="simple" xlink:href="https://www.w3.org/WAI/WCAG21/Techniques/general/G75" office:name=""><text:span text:style-name="Definition">G75</text:span></text:a> – <text:a xlink:type="simple" xlink:href="https://www.w3.org/WAI/WCAG21/Techniques/general/G76" office:name=""><text:span text:style-name="Definition">G76</text:span></text:a> – <text:a xlink:type="simple" xlink:href="https://www.w3.org/WAI/WCAG21/Techniques/general/G110" office:name=""><text:span text:style-name="Definition">G110</text:span></text:a> – <text:a xlink:type="simple" xlink:href="https://www.w3.org/WAI/WCAG21/Techniques/general/G133" office:name=""><text:span text:style-name="Definition">G133</text:span></text:a> – <text:a xlink:type="simple" xlink:href="https://www.w3.org/WAI/WCAG21/Techniques/general/G180" office:name=""><text:span text:style-name="Definition">G180</text:span></text:a> – <text:a xlink:type="simple" xlink:href="https://www.w3.org/WAI/WCAG21/Techniques/general/G186" office:name=""><text:span text:style-name="Definition">G186</text:span></text:a> – <text:a xlink:type="simple" xlink:href="https://www.w3.org/WAI/WCAG21/Techniques/general/G198" office:name=""><text:span text:style-name="Definition">G198</text:span></text:a> – <text:a xlink:type="simple" xlink:href="https://www.w3.org/WAI/WCAG21/Techniques/html/H76" office:name=""><text:span text:style-name="Definition">H76</text:span></text:a> – <text:a xlink:type="simple" xlink:href="https://www.w3.org/WAI/WCAG21/Techniques/client-side-script/SCR1" office:name=""><text:span text:style-name="Definition">SCR1</text:span></text:a> – <text:a xlink:type="simple" xlink:href="https://www.w3.org/WAI/WCAG21/Techniques/client-side-script/SCR16" office:name=""><text:span text:style-name="Definition">SCR16</text:span></text:a> – <text:a xlink:type="simple" xlink:href="https://www.w3.org/WAI/WCAG21/Techniques/client-side-script/SCR36" office:name=""><text:span text:style-name="Definition">SCR36</text:span></text:a> – <text:a xlink:type="simple" xlink:href="https://www.w3.org/WAI/WCAG21/Techniques/server-side-script/SVR1" office:name=""><text:span text:style-name="Definition">SVR1</text:span></text:a></text:p>
      <text:h text:style-name="Heading_20_4" text:outline-level="4"><text:bookmark-start text:name="crit-13.2"/>Critère 13.2 Dans chaque page web, l’ouverture d’une nouvelle fenêtre ne doit pas être déclenchée sans action de l’utilisateur. Cette règle est-elle respectée ?<text:bookmark-end text:name="crit-13.2"/></text:h>
      <text:list text:style-name="L382">
        <text:list-item>
          <text:p text:style-name="P382">Test 13.2.1 : Dans chaque page web, l’ouverture d’une nouvelle fenêtre ne doit pas être déclenchée sans action de l’utilisateur. Cette règle est-elle respectée ?</text:p>
        </text:list-item>
      </text:list>
      <text:h text:style-name="Heading_20_5" text:outline-level="5"><text:bookmark-start text:name="références-95"/>Références<text:bookmark-end text:name="références-95"/></text:h>
      <text:p text:style-name="First_20_paragraph">EN 301 549 V2.1.2 / WCAG 2.1</text:p>
      <text:list text:style-name="L383">
        <text:list-item>
          <text:p text:style-name="P383"><text:span text:style-name="T3">9.3.2.1 On focus (A)</text:span> / <text:a xlink:type="simple" xlink:href="https://www.w3.org/Translations/WCAG21-fr/#on-focus" office:name=""><text:span text:style-name="Definition">3.2.1 Au focus</text:span></text:a></text:p>
        </text:list-item>
      </text:list>
      <text:p text:style-name="First_20_paragraph">Technique(s) suffisante(s) et/ou échec(s) WCAG 2.1 : <text:a xlink:type="simple" xlink:href="https://www.w3.org/WAI/WCAG21/Techniques/failures/F55" office:name=""><text:span text:style-name="Definition">F55</text:span></text:a> – <text:a xlink:type="simple" xlink:href="https://www.w3.org/WAI/WCAG21/Techniques/general/G107" office:name=""><text:span text:style-name="Definition">G107</text:span></text:a></text:p>
      <text:h text:style-name="Heading_20_4" text:outline-level="4"><text:bookmark-start text:name="crit-13.3"/>Critère 13.3 Dans chaque page web, chaque document bureautique en téléchargement possède-t-il, si nécessaire, une <text:a xlink:type="simple" xlink:href="#version-accessible-pour-un-document-en-telechargement" office:name=""><text:span text:style-name="Definition">version accessible</text:span></text:a> (hors cas particuliers) ?<text:bookmark-end text:name="crit-13.3"/></text:h>
      <text:list text:style-name="L384">
        <text:list-item>
          <text:p text:style-name="P384">Test 13.3.1 : Dans chaque page web, chaque fonctionnalité de téléchargement d’un document bureautique vérifie-t-elle une de ces conditions ?</text:p>
          <text:list text:style-name="L385">
            <text:list-item>
              <text:p text:style-name="P385">Le document en téléchargement est compatible avec l’accessibilité ;</text:p>
            </text:list-item>
            <text:list-item>
              <text:p text:style-name="P385">Il en existe une version alternative en téléchargement compatible avec l’accessibilité ;</text:p>
            </text:list-item>
            <text:list-item>
              <text:p text:style-name="P385">Il en existe une version alternative au format HTML compatible avec l’accessibilité.</text:p>
            </text:list-item>
          </text:list>
        </text:list-item>
      </text:list>
      <text:h text:style-name="Heading_20_5" text:outline-level="5"><text:bookmark-start text:name="cas-particuliers-19"/>Cas particuliers<text:bookmark-end text:name="cas-particuliers-19"/></text:h>
      <text:p text:style-name="First_20_paragraph">Il existe une gestion de cas particuliers :</text:p>
      <text:list text:style-name="L386">
        <text:list-item>
          <text:p text:style-name="P386">Pour les personnes de droit privé mentionnées aux 2° à 4° du I de l’article 47 de la loi du 11 février 2005 : si les fichiers bureautiques (ex : PDF, documents Microsoft ou LibreOffice, etc.) ont été publiés avant le 23 septembre 2018 (sauf si ce sont des documents nécessaires pour accomplir une démarche administrative relevant des tâches effectuées par l’organisme concerné), ils sont exemptés de l’obligation d’accessibilité.</text:p>
        </text:list-item>
      </text:list>
      <text:p text:style-name="First_20_paragraph">Dans cette situation, le critère est non applicable.</text:p>
      <text:h text:style-name="Heading_20_5" text:outline-level="5"><text:bookmark-start text:name="références-96"/>Références<text:bookmark-end text:name="références-96"/></text:h>
      <text:p text:style-name="First_20_paragraph">EN 301 549 V2.1.2 / WCAG 2.1</text:p>
      <text:list text:style-name="L387">
        <text:list-item>
          <text:p text:style-name="P387"><text:span text:style-name="T3">9.1.1.1 Non-text Content (A)</text:span> / <text:a xlink:type="simple" xlink:href="https://www.w3.org/Translations/WCAG21-fr/#non-text-content" office:name=""><text:span text:style-name="Definition">1.1.1 Contenu non textuel</text:span></text:a></text:p>
        </text:list-item>
        <text:list-item>
          <text:p text:style-name="P387"><text:span text:style-name="T3">9.1.3.1 Info and Relationships (A)</text:span> / <text:a xlink:type="simple" xlink:href="https://www.w3.org/Translations/WCAG21-fr/#info-and-relationships" office:name=""><text:span text:style-name="Definition">1.3.1 Information et relations</text:span></text:a></text:p>
        </text:list-item>
        <text:list-item>
          <text:p text:style-name="P387"><text:span text:style-name="T3">9.1.3.2 Meaningful Sequence (A)</text:span> / <text:a xlink:type="simple" xlink:href="https://www.w3.org/Translations/WCAG21-fr/#meaningful-sequence" office:name=""><text:span text:style-name="Definition">1.3.2 Ordre séquentiel logique</text:span></text:a></text:p>
        </text:list-item>
        <text:list-item>
          <text:p text:style-name="P387"><text:span text:style-name="T3">9.2.4.1 Bypass Blocks (A)</text:span> / <text:a xlink:type="simple" xlink:href="https://www.w3.org/Translations/WCAG21-fr/#bypass-blocks" office:name=""><text:span text:style-name="Definition">2.4.1 Contourner des blocs</text:span></text:a></text:p>
        </text:list-item>
        <text:list-item>
          <text:p text:style-name="P387"><text:span text:style-name="T3">9.2.4.3 Focus Order (A)</text:span> / <text:a xlink:type="simple" xlink:href="https://www.w3.org/Translations/WCAG21-fr/#focus-order" office:name=""><text:span text:style-name="Definition">2.4.3 Parcours du focus</text:span></text:a></text:p>
        </text:list-item>
        <text:list-item>
          <text:p text:style-name="P387"><text:span text:style-name="T3">9.3.1.1 Language of Page (A)</text:span> / <text:a xlink:type="simple" xlink:href="https://www.w3.org/Translations/WCAG21-fr/#language-of-page" office:name=""><text:span text:style-name="Definition">3.1.1 Langue de la page</text:span></text:a></text:p>
        </text:list-item>
        <text:list-item>
          <text:p text:style-name="P387"><text:span text:style-name="T3">9.4.1.2 Name, Role, Value (A)</text:span> / <text:a xlink:type="simple" xlink:href="https://www.w3.org/Translations/WCAG21-fr/#name-role-value" office:name=""><text:span text:style-name="Definition">4.1.2 Nom, rôle et valeur</text:span></text:a></text:p>
        </text:list-item>
      </text:list>
      <text:p text:style-name="First_20_paragraph">Technique(s) suffisante(s) et/ou échec(s) WCAG 2.1 : <text:a xlink:type="simple" xlink:href="https://www.w3.org/WAI/WCAG21/Techniques/failures/F15" office:name=""><text:span text:style-name="Definition">F15</text:span></text:a> – <text:a xlink:type="simple" xlink:href="https://www.w3.org/WAI/WCAG21/Techniques/general/G10" office:name=""><text:span text:style-name="Definition">G10</text:span></text:a> – <text:a xlink:type="simple" xlink:href="https://www.w3.org/WAI/WCAG21/Techniques/general/G135" office:name=""><text:span text:style-name="Definition">G135</text:span></text:a></text:p>
      <text:h text:style-name="Heading_20_4" text:outline-level="4"><text:bookmark-start text:name="crit-13.4"/>Critère 13.4 Pour chaque document bureautique ayant une <text:a xlink:type="simple" xlink:href="#version-accessible-pour-un-document-en-telechargement" office:name=""><text:span text:style-name="Definition">version accessible</text:span></text:a>, cette version offre-t-elle la même information ?<text:bookmark-end text:name="crit-13.4"/></text:h>
      <text:list text:style-name="L388">
        <text:list-item>
          <text:p text:style-name="P388">Test 13.4.1 : Chaque document bureautique ayant une version accessible vérifie-t-il une de ces conditions ?</text:p>
          <text:list text:style-name="L389">
            <text:list-item>
              <text:p text:style-name="P389">La version compatible avec l’accessibilité offre la même information ;</text:p>
            </text:list-item>
            <text:list-item>
              <text:p text:style-name="P389">La version alternative au format HTML est pertinente et offre la même information.</text:p>
            </text:list-item>
          </text:list>
        </text:list-item>
      </text:list>
      <text:h text:style-name="Heading_20_5" text:outline-level="5"><text:bookmark-start text:name="références-97"/>Références<text:bookmark-end text:name="références-97"/></text:h>
      <text:p text:style-name="First_20_paragraph">EN 301 549 V2.1.2 / WCAG 2.1</text:p>
      <text:list text:style-name="L390">
        <text:list-item>
          <text:p text:style-name="P390"><text:span text:style-name="T3">9.1.1.1 Non-text Content (A)</text:span> / <text:a xlink:type="simple" xlink:href="https://www.w3.org/Translations/WCAG21-fr/#non-text-content" office:name=""><text:span text:style-name="Definition">1.1.1 Contenu non textuel</text:span></text:a></text:p>
        </text:list-item>
        <text:list-item>
          <text:p text:style-name="P390"><text:span text:style-name="T3">9.1.3.1 Info and Relationships (A)</text:span> / <text:a xlink:type="simple" xlink:href="https://www.w3.org/Translations/WCAG21-fr/#info-and-relationships" office:name=""><text:span text:style-name="Definition">1.3.1 Information et relations</text:span></text:a></text:p>
        </text:list-item>
        <text:list-item>
          <text:p text:style-name="P390"><text:span text:style-name="T3">9.1.3.2 Meaningful Sequence (A)</text:span> / <text:a xlink:type="simple" xlink:href="https://www.w3.org/Translations/WCAG21-fr/#meaningful-sequence" office:name=""><text:span text:style-name="Definition">1.3.2 Ordre séquentiel logique</text:span></text:a></text:p>
        </text:list-item>
        <text:list-item>
          <text:p text:style-name="P390"><text:span text:style-name="T3">9.2.4.1 Bypass Blocks (A)</text:span> / <text:a xlink:type="simple" xlink:href="https://www.w3.org/Translations/WCAG21-fr/#bypass-blocks" office:name=""><text:span text:style-name="Definition">2.4.1 Contourner des blocs</text:span></text:a></text:p>
        </text:list-item>
        <text:list-item>
          <text:p text:style-name="P390"><text:span text:style-name="T3">9.2.4.3 Focus Order (A)</text:span> / <text:a xlink:type="simple" xlink:href="https://www.w3.org/Translations/WCAG21-fr/#focus-order" office:name=""><text:span text:style-name="Definition">2.4.3 Parcours du focus</text:span></text:a></text:p>
        </text:list-item>
        <text:list-item>
          <text:p text:style-name="P390"><text:span text:style-name="T3">9.3.1.1 Language of Page (A)</text:span> / <text:a xlink:type="simple" xlink:href="https://www.w3.org/Translations/WCAG21-fr/#language-of-page" office:name=""><text:span text:style-name="Definition">3.1.1 Langue de la page</text:span></text:a></text:p>
        </text:list-item>
        <text:list-item>
          <text:p text:style-name="P390"><text:span text:style-name="T3">9.4.1.2 Name, Role, Value (A)</text:span> / <text:a xlink:type="simple" xlink:href="https://www.w3.org/Translations/WCAG21-fr/#name-role-value" office:name=""><text:span text:style-name="Definition">4.1.2 Nom, rôle et valeur</text:span></text:a></text:p>
        </text:list-item>
      </text:list>
      <text:p text:style-name="First_20_paragraph">Technique(s) suffisante(s) et/ou échec(s) WCAG 2.1 : <text:a xlink:type="simple" xlink:href="https://www.w3.org/WAI/WCAG21/Techniques/failures/F15" office:name=""><text:span text:style-name="Definition">F15</text:span></text:a> – <text:a xlink:type="simple" xlink:href="https://www.w3.org/WAI/WCAG21/Techniques/general/G10" office:name=""><text:span text:style-name="Definition">G10</text:span></text:a> – <text:a xlink:type="simple" xlink:href="https://www.w3.org/WAI/WCAG21/Techniques/general/G135" office:name=""><text:span text:style-name="Definition">G135</text:span></text:a></text:p>
      <text:h text:style-name="Heading_20_4" text:outline-level="4"><text:bookmark-start text:name="crit-13.5"/>Critère 13.5 Dans chaque page web, chaque contenu cryptique (art ASCII, émoticône, syntaxe cryptique) a-t-il une alternative ?<text:bookmark-end text:name="crit-13.5"/></text:h>
      <text:list text:style-name="L391">
        <text:list-item>
          <text:p text:style-name="P391">Test 13.5.1 : Dans chaque page web, chaque contenu cryptique (art ASCII, émoticône, syntaxe cryptique) vérifie-t-il une de ces conditions ?</text:p>
          <text:list text:style-name="L392">
            <text:list-item>
              <text:p text:style-name="P392">Un attribut title est disponible ;</text:p>
            </text:list-item>
            <text:list-item>
              <text:p text:style-name="P392">Une définition est donnée par le contexte adjacent.</text:p>
            </text:list-item>
          </text:list>
        </text:list-item>
      </text:list>
      <text:h text:style-name="Heading_20_5" text:outline-level="5"><text:bookmark-start text:name="références-98"/>Références<text:bookmark-end text:name="références-98"/></text:h>
      <text:p text:style-name="First_20_paragraph">EN 301 549 V2.1.2 / WCAG 2.1</text:p>
      <text:list text:style-name="L393">
        <text:list-item>
          <text:p text:style-name="P393"><text:span text:style-name="T3">9.1.1.1 Non-text Content (A)</text:span> / <text:a xlink:type="simple" xlink:href="https://www.w3.org/Translations/WCAG21-fr/#non-text-content" office:name=""><text:span text:style-name="Definition">1.1.1 Contenu non textuel</text:span></text:a></text:p>
        </text:list-item>
      </text:list>
      <text:p text:style-name="First_20_paragraph">Technique(s) suffisante(s) et/ou échec(s) WCAG 2.1 : <text:a xlink:type="simple" xlink:href="https://www.w3.org/WAI/WCAG21/Techniques/failures/F70" office:name=""><text:span text:style-name="Definition">F70</text:span></text:a> – <text:a xlink:type="simple" xlink:href="https://www.w3.org/WAI/WCAG21/Techniques/failures/F71" office:name=""><text:span text:style-name="Definition">F71</text:span></text:a> – <text:a xlink:type="simple" xlink:href="https://www.w3.org/WAI/WCAG21/Techniques/general/G135" office:name=""><text:span text:style-name="Definition">G135</text:span></text:a> – <text:a xlink:type="simple" xlink:href="https://www.w3.org/WAI/WCAG21/Techniques/html/H86" office:name=""><text:span text:style-name="Definition">H86</text:span></text:a></text:p>
      <text:h text:style-name="Heading_20_4" text:outline-level="4"><text:bookmark-start text:name="crit-13.6"/>Critère 13.6 Dans chaque page web, pour chaque contenu cryptique (art ASCII, émoticône, syntaxe cryptique) ayant une alternative, cette alternative est-elle pertinente ?<text:bookmark-end text:name="crit-13.6"/></text:h>
      <text:list text:style-name="L394">
        <text:list-item>
          <text:p text:style-name="P394">Test 13.6.1 : Dans chaque page web, chaque contenu cryptique (art ASCII, émoticône, syntaxe cryptique) vérifie-t-il une de ces conditions ?</text:p>
          <text:list text:style-name="L395">
            <text:list-item>
              <text:p text:style-name="P395">Le contenu de l’attribut <text:span text:style-name="Source_Text">title</text:span> est pertinent ;</text:p>
            </text:list-item>
            <text:list-item>
              <text:p text:style-name="P395">La définition donnée par le contexte adjacent est pertinente.</text:p>
            </text:list-item>
          </text:list>
        </text:list-item>
      </text:list>
      <text:h text:style-name="Heading_20_5" text:outline-level="5"><text:bookmark-start text:name="références-99"/>Références<text:bookmark-end text:name="références-99"/></text:h>
      <text:p text:style-name="First_20_paragraph">EN 301 549 V2.1.2 / WCAG 2.1</text:p>
      <text:list text:style-name="L396">
        <text:list-item>
          <text:p text:style-name="P396"><text:span text:style-name="T3">9.1.1.1 Non-text Content (A)</text:span> / <text:a xlink:type="simple" xlink:href="https://www.w3.org/Translations/WCAG21-fr/#non-text-content" office:name=""><text:span text:style-name="Definition">1.1.1 Contenu non textuel</text:span></text:a></text:p>
        </text:list-item>
      </text:list>
      <text:p text:style-name="First_20_paragraph">Technique(s) suffisante(s) et/ou échec(s) WCAG 2.1 : <text:a xlink:type="simple" xlink:href="https://www.w3.org/WAI/WCAG21/Techniques/failures/F71" office:name=""><text:span text:style-name="Definition">F71</text:span></text:a> – <text:a xlink:type="simple" xlink:href="https://www.w3.org/WAI/WCAG21/Techniques/failures/F72" office:name=""><text:span text:style-name="Definition">F72</text:span></text:a> – <text:a xlink:type="simple" xlink:href="https://www.w3.org/WAI/WCAG21/Techniques/html/H86" office:name=""><text:span text:style-name="Definition">H86</text:span></text:a></text:p>
      <text:h text:style-name="Heading_20_4" text:outline-level="4"><text:bookmark-start text:name="crit-13.7"/>Critère 13.7 Dans chaque page web, <text:a xlink:type="simple" xlink:href="#changement-brusque-de-luminosite-ou-effet-de-flash" office:name=""><text:span text:style-name="Definition">les changements brusques de luminosité ou les effets de flash</text:span></text:a> sont-ils correctement utilisés ?<text:bookmark-end text:name="crit-13.7"/></text:h>
      <text:list text:style-name="L397">
        <text:list-item>
          <text:p text:style-name="P397">Test 13.7.1 : Dans chaque page web, chaque image ou élément multimédia (balise <text:span text:style-name="Source_Text">&lt;video&gt;</text:span>, balise <text:span text:style-name="Source_Text">&lt;img&gt;</text:span>, balise <text:span text:style-name="Source_Text">&lt;svg&gt;</text:span>, balise <text:span text:style-name="Source_Text">&lt;canvas&gt;</text:span>, balise <text:span text:style-name="Source_Text">&lt;embed&gt;</text:span> ou balise <text:span text:style-name="Source_Text">&lt;object&gt;</text:span>) qui provoque un changement brusque de luminosité ou un effet de flash vérifie-t-il une de ces conditions ?</text:p>
          <text:list text:style-name="L398">
            <text:list-item>
              <text:p text:style-name="P398">La fréquence de l’effet est inférieure à 3 par seconde ;</text:p>
            </text:list-item>
            <text:list-item>
              <text:p text:style-name="P398">La surface totale cumulée des effets est inférieure ou égale à 21824 pixels.</text:p>
            </text:list-item>
          </text:list>
        </text:list-item>
        <text:list-item>
          <text:p text:style-name="P397">Test 13.7.2 : Dans chaque page web, chaque script qui provoque <text:a xlink:type="simple" xlink:href="#changement-brusque-de-luminosite-ou-effet-de-flash" office:name=""><text:span text:style-name="Definition">un changement brusque de luminosité ou un effet de flash</text:span></text:a> vérifie-t-il une de ces conditions ?</text:p>
          <text:list text:style-name="L399">
            <text:list-item>
              <text:p text:style-name="P399">La fréquence de l’effet est inférieure à 3 par seconde ;</text:p>
            </text:list-item>
            <text:list-item>
              <text:p text:style-name="P399">La surface totale cumulée des effets est inférieure ou égale à 21824 pixels.</text:p>
            </text:list-item>
          </text:list>
        </text:list-item>
        <text:list-item>
          <text:p text:style-name="P397">Test 13.7.3 : Dans chaque page web, chaque mise en forme CSS qui provoque <text:a xlink:type="simple" xlink:href="#changement-brusque-de-luminosite-ou-effet-de-flash" office:name=""><text:span text:style-name="Definition">un changement brusque de luminosité ou un effet de flash</text:span></text:a> vérifie-t-il une de ces conditions ?</text:p>
          <text:list text:style-name="L400">
            <text:list-item>
              <text:p text:style-name="P400">La fréquence de l’effet est inférieure à 3 par seconde ;</text:p>
            </text:list-item>
            <text:list-item>
              <text:p text:style-name="P400">La surface totale cumulée des effets est inférieure ou égale à 21824 pixels.</text:p>
            </text:list-item>
          </text:list>
        </text:list-item>
      </text:list>
      <text:h text:style-name="Heading_20_5" text:outline-level="5"><text:bookmark-start text:name="références-100"/>Références<text:bookmark-end text:name="références-100"/></text:h>
      <text:p text:style-name="First_20_paragraph">EN 301 549 V2.1.2 / WCAG 2.1</text:p>
      <text:list text:style-name="L401">
        <text:list-item>
          <text:p text:style-name="P401"><text:span text:style-name="T3">9.2.3.1 Three Flashes or Below Threshold (A)</text:span> / <text:a xlink:type="simple" xlink:href="https://www.w3.org/Translations/WCAG21-fr/#three-flashes-or-below-threshold" office:name=""><text:span text:style-name="Definition">2.3.1 Pas plus de trois flashs ou sous le seuil critique</text:span></text:a></text:p>
        </text:list-item>
      </text:list>
      <text:p text:style-name="First_20_paragraph">Technique(s) suffisante(s) et/ou échec(s) WCAG 2.1 : <text:a xlink:type="simple" xlink:href="https://www.w3.org/WAI/WCAG21/Techniques/general/G15" office:name=""><text:span text:style-name="Definition">G15</text:span></text:a> – <text:a xlink:type="simple" xlink:href="https://www.w3.org/WAI/WCAG21/Techniques/general/G19" office:name=""><text:span text:style-name="Definition">G19</text:span></text:a> – <text:a xlink:type="simple" xlink:href="https://www.w3.org/WAI/WCAG21/Techniques/general/G176" office:name=""><text:span text:style-name="Definition">G176</text:span></text:a></text:p>
      <text:h text:style-name="Heading_20_4" text:outline-level="4"><text:bookmark-start text:name="crit-13.8"/>Critère 13.8 Dans chaque page web, chaque contenu en mouvement ou clignotant est-il <text:a xlink:type="simple" xlink:href="#controle-contenu-en-mouvement-ou-clignotant" office:name=""><text:span text:style-name="Definition">contrôlable</text:span></text:a> par l’utilisateur ?<text:bookmark-end text:name="crit-13.8"/></text:h>
      <text:list text:style-name="L402">
        <text:list-item>
          <text:p text:style-name="P402">Test 13.8.1 : Dans chaque page web, chaque contenu en mouvement déclenché automatiquement, vérifie-t-il une de ces conditions ?</text:p>
          <text:list text:style-name="L403">
            <text:list-item>
              <text:p text:style-name="P403">La durée du mouvement est inférieure ou égale à 5 secondes ;</text:p>
            </text:list-item>
            <text:list-item>
              <text:p text:style-name="P403">L’utilisateur peut arrêter et relancer le mouvement ;</text:p>
            </text:list-item>
            <text:list-item>
              <text:p text:style-name="P403">L’utilisateur peut afficher et masquer le contenu en mouvement ;</text:p>
            </text:list-item>
            <text:list-item>
              <text:p text:style-name="P403">L’utilisateur peut afficher la totalité de l’information sans le mouvement.</text:p>
            </text:list-item>
          </text:list>
        </text:list-item>
        <text:list-item>
          <text:p text:style-name="P402">Test 13.8.2 : Dans chaque page web, chaque contenu clignotant déclenché automatiquement, vérifie-t-il une de ces conditions ?</text:p>
          <text:list text:style-name="L404">
            <text:list-item>
              <text:p text:style-name="P404">La durée du clignotement est inférieure ou égale à 5 secondes ;</text:p>
            </text:list-item>
            <text:list-item>
              <text:p text:style-name="P404">L’utilisateur peut arrêter et relancer le clignotement ;</text:p>
            </text:list-item>
            <text:list-item>
              <text:p text:style-name="P404">L’utilisateur peut afficher et masquer le contenu clignotant ;</text:p>
            </text:list-item>
            <text:list-item>
              <text:p text:style-name="P404">L’utilisateur peut afficher la totalité de l’information sans le clignotement.</text:p>
            </text:list-item>
          </text:list>
        </text:list-item>
      </text:list>
      <text:h text:style-name="Heading_20_5" text:outline-level="5"><text:bookmark-start text:name="références-101"/>Références<text:bookmark-end text:name="références-101"/></text:h>
      <text:p text:style-name="First_20_paragraph">EN 301 549 V2.1.2 / WCAG 2.1</text:p>
      <text:list text:style-name="L405">
        <text:list-item>
          <text:p text:style-name="P405"><text:span text:style-name="T3">9.2.2.1 Timing Adjustable (A)</text:span> / <text:a xlink:type="simple" xlink:href="https://www.w3.org/Translations/WCAG21-fr/#timing-adjustable" office:name=""><text:span text:style-name="Definition">2.2.1 Réglage du délai</text:span></text:a></text:p>
        </text:list-item>
        <text:list-item>
          <text:p text:style-name="P405"><text:span text:style-name="T3">9.2.2.2 Pause, Stop, Hide (A)</text:span> / <text:a xlink:type="simple" xlink:href="https://www.w3.org/Translations/WCAG21-fr/#pause-stop-hide" office:name=""><text:span text:style-name="Definition">2.2.2 Mettre en pause, arrêter, masquer</text:span></text:a></text:p>
        </text:list-item>
      </text:list>
      <text:p text:style-name="First_20_paragraph">Technique(s) suffisante(s) et/ou échec(s) WCAG 2.1 : <text:a xlink:type="simple" xlink:href="https://www.w3.org/WAI/WCAG21/Techniques/failures/F4" office:name=""><text:span text:style-name="Definition">F4</text:span></text:a> – <text:a xlink:type="simple" xlink:href="https://www.w3.org/WAI/WCAG21/Techniques/failures/F7" office:name=""><text:span text:style-name="Definition">F7</text:span></text:a> – <text:a xlink:type="simple" xlink:href="https://www.w3.org/WAI/WCAG21/Techniques/failures/F16" office:name=""><text:span text:style-name="Definition">F16</text:span></text:a> – <text:a xlink:type="simple" xlink:href="https://www.w3.org/WAI/WCAG21/Techniques/failures/F47" office:name=""><text:span text:style-name="Definition">F47</text:span></text:a> – <text:a xlink:type="simple" xlink:href="https://www.w3.org/WAI/WCAG21/Techniques/failures/F50" office:name=""><text:span text:style-name="Definition">F50</text:span></text:a> – <text:a xlink:type="simple" xlink:href="https://www.w3.org/WAI/WCAG21/Techniques/general/G4" office:name=""><text:span text:style-name="Definition">G4</text:span></text:a> – <text:a xlink:type="simple" xlink:href="https://www.w3.org/WAI/WCAG21/Techniques/general/G11" office:name=""><text:span text:style-name="Definition">G11</text:span></text:a> – <text:a xlink:type="simple" xlink:href="https://www.w3.org/WAI/WCAG21/Techniques/general/G152" office:name=""><text:span text:style-name="Definition">G152</text:span></text:a> – <text:a xlink:type="simple" xlink:href="https://www.w3.org/WAI/WCAG21/Techniques/general/G186" office:name=""><text:span text:style-name="Definition">G186</text:span></text:a> – <text:a xlink:type="simple" xlink:href="https://www.w3.org/WAI/WCAG21/Techniques/general/G187" office:name=""><text:span text:style-name="Definition">G187</text:span></text:a> – <text:a xlink:type="simple" xlink:href="https://www.w3.org/WAI/WCAG21/Techniques/general/G191" office:name=""><text:span text:style-name="Definition">G191</text:span></text:a> – <text:a xlink:type="simple" xlink:href="https://www.w3.org/WAI/WCAG21/Techniques/client-side-script/SCR22" office:name=""><text:span text:style-name="Definition">SCR22</text:span></text:a> – <text:a xlink:type="simple" xlink:href="https://www.w3.org/WAI/WCAG21/Techniques/client-side-script/SCR33" office:name=""><text:span text:style-name="Definition">SCR33</text:span></text:a> – <text:a xlink:type="simple" xlink:href="https://www.w3.org/WAI/WCAG21/Techniques/client-side-script/SCR36" office:name=""><text:span text:style-name="Definition">SCR36</text:span></text:a> – <text:a xlink:type="simple" xlink:href="https://www.w3.org/WAI/WCAG21/Techniques/smil/SM11" office:name=""><text:span text:style-name="Definition">SM11</text:span></text:a> – <text:a xlink:type="simple" xlink:href="https://www.w3.org/WAI/WCAG21/Techniques/smil/SM12" office:name=""><text:span text:style-name="Definition">SM12</text:span></text:a></text:p>
      <text:h text:style-name="Heading_20_4" text:outline-level="4"><text:bookmark-start text:name="crit-13.9"/>Critère 13.9 Dans chaque page web, le contenu proposé est-il consultable quelle que soit l’orientation de l’écran (portrait ou paysage) (hors cas particuliers) ?<text:bookmark-end text:name="crit-13.9"/></text:h>
      <text:list text:style-name="L406">
        <text:list-item>
          <text:p text:style-name="P406">Test 13.9.1 : Dans chaque page web, chaque contenu vérifie-t-il ces conditions (hors cas particuliers) ?</text:p>
          <text:list text:style-name="L407">
            <text:list-item>
              <text:p text:style-name="P407">La consultation est possible quel que soit le mode d’orientation de l’écran ;</text:p>
            </text:list-item>
            <text:list-item>
              <text:p text:style-name="P407">Le contenu proposé reste le même quel que soit le mode d’orientation de l’écran utilisé même si sa présentation et le moyen d’y accéder peut différer.</text:p>
            </text:list-item>
          </text:list>
        </text:list-item>
      </text:list>
      <text:h text:style-name="Heading_20_5" text:outline-level="5"><text:bookmark-start text:name="cas-particuliers-20"/>Cas particuliers<text:bookmark-end text:name="cas-particuliers-20"/></text:h>
      <text:p text:style-name="First_20_paragraph">Il existe des interfaces pour lesquelles l’orientation du périphérique est essentielle à leur utilisation.</text:p>
      <text:p text:style-name="Text_20_body">Dans ces situations, le critère est non applicable. Il peut s’agir d’interfaces de jeu, de piano, de dépôt de chèques bancaires, etc.</text:p>
      <text:p text:style-name="Text_20_body">Si l’interface est le seul moyen d’accéder au service proposé, une alternative devrait être mise en place pour pallier cette carence.</text:p>
      <text:h text:style-name="Heading_20_5" text:outline-level="5"><text:bookmark-start text:name="références-102"/>Références<text:bookmark-end text:name="références-102"/></text:h>
      <text:p text:style-name="First_20_paragraph">EN 301 549 V2.1.2 / WCAG 2.1</text:p>
      <text:list text:style-name="L408">
        <text:list-item>
          <text:p text:style-name="P408"><text:span text:style-name="T3">9.1.3.4 Orientation (AA)</text:span> / <text:a xlink:type="simple" xlink:href="https://www.w3.org/Translations/WCAG21-fr/#orientation" office:name=""><text:span text:style-name="Definition">1.3.4 Orientation</text:span></text:a></text:p>
        </text:list-item>
      </text:list>
      <text:h text:style-name="Heading_20_4" text:outline-level="4"><text:bookmark-start text:name="crit-13.10"/>Critère 13.10 Dans chaque page web, les fonctionnalités utilisables ou disponibles au moyen d’un <text:a xlink:type="simple" xlink:href="#gestes-complexes-et-gestes-simples" office:name=""><text:span text:style-name="Definition">geste complexe</text:span></text:a> peuvent-elles être également disponibles au moyen d’un <text:a xlink:type="simple" xlink:href="#gestes-complexes-et-gestes-simples" office:name=""><text:span text:style-name="Definition">geste simple</text:span></text:a> (hors cas particuliers) ?<text:bookmark-end text:name="crit-13.10"/></text:h>
      <text:list text:style-name="L409">
        <text:list-item>
          <text:p text:style-name="P409">Test 13.10.1 : Dans chaque page web, chaque fonctionnalité utilisable ou disponible suite à un contact multipoint est-elle également utilisable ou disponible suite à un contact en un point unique de l’écran (hors cas particuliers).</text:p>
        </text:list-item>
        <text:list-item>
          <text:p text:style-name="P409">Test 13.10.2 : Dans chaque page web, chaque fonctionnalité utilisable ou disponible suite à un geste basé sur le suivi d’une trajectoire sur l’écran est-elle également utilisable ou disponible suite à un contact en un point unique de l’écran (hors cas particuliers).</text:p>
        </text:list-item>
      </text:list>
      <text:h text:style-name="Heading_20_5" text:outline-level="5"><text:bookmark-start text:name="cas-particuliers-21"/>Cas particuliers<text:bookmark-end text:name="cas-particuliers-21"/></text:h>
      <text:p text:style-name="First_20_paragraph">Il existe une gestion de cas particuliers dans deux types de situation :</text:p>
      <text:list text:style-name="L410">
        <text:list-item>
          <text:p text:style-name="P410">Le critère ne s’applique qu’à des fonctionnalités mises en place par l’auteur du site. Il ne concerne donc pas les gestes requis par l’agent utilisateur ou le système d’exploitation ;</text:p>
        </text:list-item>
        <text:list-item>
          <text:p text:style-name="P410">Le critère ne s’applique pas aux fonctionnalités dont la réalisation d’un geste complexe est essentielle (exécuter le tracé d’une signature, par exemple).</text:p>
        </text:list-item>
      </text:list>
      <text:h text:style-name="Heading_20_5" text:outline-level="5"><text:bookmark-start text:name="références-103"/>Références<text:bookmark-end text:name="références-103"/></text:h>
      <text:p text:style-name="First_20_paragraph">EN 301 549 V2.1.2 / WCAG 2.1</text:p>
      <text:list text:style-name="L411">
        <text:list-item>
          <text:p text:style-name="P411"><text:span text:style-name="T3">9.2.5.1 Pointer Gestures (A)</text:span> / <text:a xlink:type="simple" xlink:href="https://www.w3.org/Translations/WCAG21-fr/#pointer-gestures" office:name=""><text:span text:style-name="Definition">2.5.1 Gestes pour le contrôle du pointeur</text:span></text:a></text:p>
        </text:list-item>
      </text:list>
      <text:p text:style-name="First_20_paragraph">Technique(s) suffisante(s) et/ou échec(s) WCAG 2.1 : <text:a xlink:type="simple" xlink:href="https://www.w3.org/WAI/WCAG21/Techniques/general/G215" office:name=""><text:span text:style-name="Definition">G215</text:span></text:a> – <text:a xlink:type="simple" xlink:href="https://www.w3.org/WAI/WCAG21/Techniques/general/G216" office:name=""><text:span text:style-name="Definition">G216</text:span></text:a></text:p>
      <text:h text:style-name="Heading_20_4" text:outline-level="4"><text:bookmark-start text:name="crit-13.11"/>Critère 13.11 Dans chaque page web, les actions déclenchées au moyen d’un dispositif de pointage sur un point unique de l’écran peuvent-elles faire l’objet d’une annulation (hors cas particuliers) ?<text:bookmark-end text:name="crit-13.11"/></text:h>
      <text:list text:style-name="L412">
        <text:list-item>
          <text:p text:style-name="P412">Test 13.11.1 : Dans chaque page web, les actions déclenchées au moyen d’un dispositif de pointage sur un point unique de l’écran vérifient-elles l’une de ces conditions (hors cas particuliers) ?</text:p>
          <text:list text:style-name="L413">
            <text:list-item>
              <text:p text:style-name="P413">L’action est déclenchée au moment où le dispositif de pointage est <text:a xlink:type="simple" xlink:href="#relache-ou-releve" office:name=""><text:span text:style-name="Definition">relâché ou relevé</text:span></text:a> ;</text:p>
            </text:list-item>
            <text:list-item>
              <text:p text:style-name="P413">L’action est déclenchée au moment où le dispositif de pointage est <text:a xlink:type="simple" xlink:href="#presse-ou-pose" office:name=""><text:span text:style-name="Definition">pressé ou posé</text:span></text:a> puis annulée lorsque le dispositif de pointage est <text:a xlink:type="simple" xlink:href="#relache-ou-releve" office:name=""><text:span text:style-name="Definition">relâché ou relevé</text:span></text:a> ;</text:p>
            </text:list-item>
            <text:list-item>
              <text:p text:style-name="P413">Un mécanisme est disponible pour abandonner (avant achèvement de l’action) ou annuler (après achèvement) l’exécution de l’action.</text:p>
            </text:list-item>
          </text:list>
        </text:list-item>
      </text:list>
      <text:h text:style-name="Heading_20_5" text:outline-level="5"><text:bookmark-start text:name="cas-particulier-9"/>Cas particulier<text:bookmark-end text:name="cas-particulier-9"/></text:h>
      <text:p text:style-name="First_20_paragraph">Il existe une gestion de cas particulier lorsque la fonctionnalité nécessite que le comportement attendu soit réalisé lors d’un événement descendant, par exemple, un émulateur de clavier dont les touches doivent s’activer à la pression comme sur un clavier physique. Dans ces situations, le critère est non applicable.</text:p>
      <text:h text:style-name="Heading_20_5" text:outline-level="5"><text:bookmark-start text:name="notes-techniques-10"/>Notes techniques<text:bookmark-end text:name="notes-techniques-10"/></text:h>
      <text:p text:style-name="First_20_paragraph">Deux exemples de mécanisme mis en place pour annuler ou abandonner une action déclenchée au moyen d’un dispositif de pointage sur un point unique de l’écran :</text:p>
      <text:list text:style-name="L414">
        <text:list-item>
          <text:p text:style-name="P414">Une fenêtre modale permettant d’annuler l’action après son achèvement ;</text:p>
        </text:list-item>
        <text:list-item>
          <text:p text:style-name="P414">Pour une fonction de glisser/déposer, le fait d’abandonner l’action si l’utilisateur relâche l’élément en dehors de la zone cible.</text:p>
        </text:list-item>
      </text:list>
      <text:h text:style-name="Heading_20_5" text:outline-level="5"><text:bookmark-start text:name="références-104"/>Références<text:bookmark-end text:name="références-104"/></text:h>
      <text:p text:style-name="First_20_paragraph">EN 301 549 V2.1.2 / WCAG 2.1</text:p>
      <text:list text:style-name="L415">
        <text:list-item>
          <text:p text:style-name="P415"><text:span text:style-name="T3">9.2.5.2 Pointer Cancellation (A)</text:span> / <text:a xlink:type="simple" xlink:href="https://www.w3.org/Translations/WCAG21-fr/#pointer-cancellation" office:name=""><text:span text:style-name="Definition">2.5.2 Annulation de l’action du pointeur</text:span></text:a></text:p>
        </text:list-item>
      </text:list>
      <text:h text:style-name="Heading_20_4" text:outline-level="4"><text:bookmark-start text:name="crit-13.12"/>Critère 13.12 Dans chaque page web, les fonctionnalités qui impliquent un mouvement de l’appareil ou vers l’appareil peuvent-elles être satisfaites de manière alternative (hors cas particuliers) ?<text:bookmark-end text:name="crit-13.12"/></text:h>
      <text:list text:style-name="L416">
        <text:list-item>
          <text:p text:style-name="P416">Test 13.12.1 : Dans chaque page web, les fonctionnalités disponibles en bougeant l’appareil peuvent-elles être accomplies avec des <text:a xlink:type="simple" xlink:href="#composant-d-interface" office:name=""><text:span text:style-name="Definition">composants d’interface</text:span></text:a> utilisateur (hors cas particuliers) ?</text:p>
        </text:list-item>
        <text:list-item>
          <text:p text:style-name="P416">Test 13.12.2 : Dans chaque page web, les fonctionnalités disponibles en faisant un geste en direction de l’appareil peuvent-elles être accomplies avec des <text:a xlink:type="simple" xlink:href="#composant-d-interface" office:name=""><text:span text:style-name="Definition">composants d’interface</text:span></text:a> utilisateur (hors cas particuliers) ?</text:p>
        </text:list-item>
        <text:list-item>
          <text:p text:style-name="P416">Test 13.12.3 : L’utilisateur a-t-il la possibilité de désactiver la détection du mouvement pour éviter un déclenchement accidentel de la fonctionnalité (hors cas particuliers) ?</text:p>
        </text:list-item>
      </text:list>
      <text:h text:style-name="Heading_20_5" text:outline-level="5"><text:bookmark-start text:name="cas-particuliers-22"/>Cas particuliers<text:bookmark-end text:name="cas-particuliers-22"/></text:h>
      <text:p text:style-name="First_20_paragraph">Il existe une gestion de cas particulier lorsque :</text:p>
      <text:list text:style-name="L417">
        <text:list-item>
          <text:p text:style-name="P417">Le mouvement est essentiel à l’accomplissement de la fonctionnalité (ex. podomètre) ;</text:p>
        </text:list-item>
        <text:list-item>
          <text:p text:style-name="P417">La détection du mouvement est utilisée pour contrôler une fonctionnalité au travers d’une interface compatible avec l’accessibilité.</text:p>
        </text:list-item>
      </text:list>
      <text:h text:style-name="Heading_20_5" text:outline-level="5"><text:bookmark-start text:name="références-105"/>Références<text:bookmark-end text:name="références-105"/></text:h>
      <text:p text:style-name="First_20_paragraph">EN 301 549 V2.1.2 / WCAG 2.1</text:p>
      <text:list text:style-name="L418">
        <text:list-item>
          <text:p text:style-name="P418"><text:span text:style-name="T3">9.2.5.4 Motion Actuation (A)</text:span> / <text:a xlink:type="simple" xlink:href="https://www.w3.org/Translations/WCAG21-fr/#motion-actuation" office:name=""><text:span text:style-name="Definition">2.5.4 Activation par le mouvement</text:span></text:a></text:p>
        </text:list-item>
      </text:list>
      <text:h text:style-name="Heading_20_2" text:outline-level="2"><text:bookmark-start text:name="rgaa-glossaire"/>RGAA – Glossaire<text:bookmark-end text:name="rgaa-glossaire"/></text:h>
      <text:h text:style-name="Heading_20_3" text:outline-level="3"><text:bookmark-start text:name="A"/>A<text:bookmark-end text:name="A"/></text:h>
      <text:h text:style-name="Heading_20_4" text:outline-level="4"><text:bookmark-start text:name="accessible-et-activable-par-le-clavier-et-tout-dispositif-de-pointage"/>Accessible et activable par le clavier et tout dispositif de pointage<text:bookmark-end text:name="accessible-et-activable-par-le-clavier-et-tout-dispositif-de-pointage"/></text:h>
      <text:list text:style-name="L419">
        <text:list-item>
          <text:p text:style-name="P419">Un composant d’interface (lien, bouton…) est accessible au clavier et par tout dispositif de pointage lorsque l’utilisateur peut prendre, indifféremment, le focus par un pointeur ou la touche tabulation ;</text:p>
        </text:list-item>
        <text:list-item>
          <text:p text:style-name="P419">Un composant d’interface (lien, bouton…) est activable au clavier et par tout dispositif de pointage lorsque l’utilisateur peut enclencher, indifféremment, l’action prévue par le composant d’interface par une pression du pointeur ou la touche entrée du clavier ;</text:p>
        </text:list-item>
        <text:list-item>
          <text:p text:style-name="P419">Attention : pour certains composants d’interface comme les <text:span text:style-name="Source_Text">sliders</text:span> (bouton coulissant ou rotatif…), il n’est pas possible de contrôler le composant par la seule touche d’entrée. Dans ces situations, d’autres touches (comme les touches de direction) peuvent être utilisées. En particulier pour les éléments ayant un rôle WAI-ARIA correspondant à un motif de conception il est recommandé de considérer le document <text:a xlink:type="simple" xlink:href="http://www.w3.org/TR/wai-aria-practices/" office:name=""><text:span text:style-name="Definition"><text:span text:style-name="T3">WAI-ARIA 1.1 Authoring Practices</text:span></text:span></text:a> lors de leur implémentation.</text:p>
        </text:list-item>
      </text:list>
      <text:p text:style-name="First_20_paragraph">Dans le référentiel, l’expression « contrôlable par le clavier et tout dispositif de pointage » se rapporte également à la présente définition.</text:p>
      <text:p text:style-name="Text_20_body">Note importante : le recours à certaines technologies peut rendre la gestion du focus trop complexe ou trop instable pour ne reposer que sur la tabulation, les touches de direction et la touche entrée. Dans ce cas, la mise à disposition de raccourcis clavier peut être la seule solution pour rendre le composant utilisable.</text:p>
      <text:p text:style-name="Text_20_body">Le critère ne peut être considéré comme conforme qu’à la condition que les raccourcis clavier utilisés soient correctement documentés, qu’ils soient fonctionnels et qu’ils respectent le <text:a xlink:type="simple" xlink:href="#crit-12.10" office:name=""><text:span text:style-name="Definition">critère 12.10</text:span></text:a>.</text:p>
      <text:h text:style-name="Heading_20_4" text:outline-level="4"><text:bookmark-start text:name="accoles-etiquette-et-champ-accoles"/>Accolés (étiquette et champ accolés)<text:bookmark-end text:name="accoles-etiquette-et-champ-accoles"/></text:h>
      <text:p text:style-name="First_20_paragraph">Il faut que l’étiquette et son champ soient visuellement proches de manière à ce que la relation entre les deux ne puisse pas prêter à confusion.</text:p>
      <text:h text:style-name="Heading_20_4" text:outline-level="4"><text:bookmark-start text:name="alternative-a-script"/>Alternative (à script)<text:bookmark-end text:name="alternative-a-script"/></text:h>
      <text:p text:style-name="First_20_paragraph">Texte ou procédé associé au script via une technique appropriée et permettant de mettre à disposition une fonction ou un contenu similaire à celui proposé par script.</text:p>
      <text:p text:style-name="Text_20_body">Note : lorsqu’une alternative à un procédé ou une fonctionnalité JavaScript est proposée, le moyen d’y accéder doit être fourni par le site lui-même. Il peut s’agir d’un lien ou d’un bouton permettant d’accéder à une page alternative fonctionnant sans JavaScript ou permettant de remplacer le(s) composant(s) par un composant alternatif fonctionnant sans JavaScript par exemple.</text:p>
      <text:h text:style-name="Heading_20_4" text:outline-level="4"><text:bookmark-start text:name="alternative-courte-et-concise"/>Alternative courte et concise<text:bookmark-end text:name="alternative-courte-et-concise"/></text:h>
      <text:p text:style-name="First_20_paragraph">Les conditions de restitution d’une alternative textuelle via des technologies d’assistance (par exemple une loupe d’écran) nécessitent qu’elle soit la plus courte possible. Une longueur maximale de 80 caractères est fortement recommandée ; elle limitera le nombre de manipulations nécessaires pour lire l’alternative par les utilisateurs de plages braille ou de loupes d’écran notamment.</text:p>
      <text:h text:style-name="Heading_20_4" text:outline-level="4"><text:bookmark-start text:name="alternative-textuelle-image"/>Alternative textuelle (image)<text:bookmark-end text:name="alternative-textuelle-image"/></text:h>
      <text:p text:style-name="First_20_paragraph">« Nom accessible » restitué par les technologies d’assistance pour les éléments graphiques de type :</text:p>
      <text:list text:style-name="L420">
        <text:list-item>
          <text:p text:style-name="P420">Image (balise <text:span text:style-name="Source_Text">&lt;img&gt;</text:span> ou balise ouvrante possédant un attribut WAI-ARIA <text:span text:style-name="Source_Text">role="img"</text:span>) ;</text:p>
        </text:list-item>
        <text:list-item>
          <text:p text:style-name="P420">Zone d’image réactive (balise <text:span text:style-name="Source_Text">&lt;area&gt;</text:span>) ;</text:p>
        </text:list-item>
        <text:list-item>
          <text:p text:style-name="P420">Bouton de type image (balise <text:span text:style-name="Source_Text">&lt;input&gt;</text:span> avec l’attribut <text:span text:style-name="Source_Text">type="image"</text:span>) ;</text:p>
        </text:list-item>
        <text:list-item>
          <text:p text:style-name="P420">Image objet (balise <text:span text:style-name="Source_Text">&lt;object type="image/…"&gt;</text:span>) ;</text:p>
        </text:list-item>
        <text:list-item>
          <text:p text:style-name="P420">Image vectorielle (balise <text:span text:style-name="Source_Text">&lt;svg&gt;</text:span>) ;</text:p>
        </text:list-item>
        <text:list-item>
          <text:p text:style-name="P420">Image bitmap (balise <text:span text:style-name="Source_Text">&lt;canvas&gt;</text:span>) ;</text:p>
        </text:list-item>
        <text:list-item>
          <text:p text:style-name="P420">Image embarquée (balise <text:span text:style-name="Source_Text">&lt;embed&gt;</text:span>).</text:p>
        </text:list-item>
      </text:list>
      <text:p text:style-name="First_20_paragraph">Dans le cas d’un élément graphique, le « nom accessible » est obtenu selon l’ordre suivant :</text:p>
      <text:list text:style-name="L421">
        <text:list-item>
          <text:p text:style-name="P421">Passage de texte associé via l’attribut WAI-ARIA <text:span text:style-name="Source_Text">aria-labelledby</text:span> pour les balises :</text:p>
          <text:list text:style-name="L422">
            <text:list-item>
              <text:p text:style-name="P422"><text:span text:style-name="Source_Text">&lt;img&gt;</text:span> ;</text:p>
            </text:list-item>
            <text:list-item>
              <text:p text:style-name="P422"><text:span text:style-name="Source_Text">&lt;input type="image"&gt;</text:span> ;</text:p>
            </text:list-item>
            <text:list-item>
              <text:p text:style-name="P422"><text:span text:style-name="Source_Text">&lt;svg&gt;</text:span> ;</text:p>
            </text:list-item>
            <text:list-item>
              <text:p text:style-name="P422"><text:span text:style-name="Source_Text">&lt;object type="image/…"&gt;</text:span> ;</text:p>
            </text:list-item>
            <text:list-item>
              <text:p text:style-name="P422"><text:span text:style-name="Source_Text">&lt;embed type="image/…"&gt;</text:span> ;</text:p>
            </text:list-item>
            <text:list-item>
              <text:p text:style-name="P422"><text:span text:style-name="Source_Text">&lt;canvas&gt;</text:span> ;</text:p>
            </text:list-item>
            <text:list-item>
              <text:p text:style-name="P422">balises possédant un attribut WAI-ARIA <text:span text:style-name="Source_Text">role="img"</text:span>.</text:p>
            </text:list-item>
          </text:list>
        </text:list-item>
        <text:list-item>
          <text:p text:style-name="P421">Sinon, contenu de l’attribut WAI-ARIA <text:span text:style-name="Source_Text">aria-label</text:span> pour les éléments :</text:p>
          <text:list text:style-name="L423">
            <text:list-item>
              <text:p text:style-name="P423"><text:span text:style-name="Source_Text">&lt;img&gt;</text:span> ;</text:p>
            </text:list-item>
            <text:list-item>
              <text:p text:style-name="P423"><text:span text:style-name="Source_Text">&lt;area&gt;</text:span> ;</text:p>
            </text:list-item>
            <text:list-item>
              <text:p text:style-name="P423"><text:span text:style-name="Source_Text">&lt;input type="image"&gt;</text:span> ;</text:p>
            </text:list-item>
            <text:list-item>
              <text:p text:style-name="P423"><text:span text:style-name="Source_Text">&lt;svg&gt;</text:span> ;</text:p>
            </text:list-item>
            <text:list-item>
              <text:p text:style-name="P423"><text:span text:style-name="Source_Text">&lt;object type="image/…"&gt;</text:span> ;</text:p>
            </text:list-item>
            <text:list-item>
              <text:p text:style-name="P423"><text:span text:style-name="Source_Text">&lt;embed type="image/…"&gt;</text:span> ;</text:p>
            </text:list-item>
            <text:list-item>
              <text:p text:style-name="P423"><text:span text:style-name="Source_Text">&lt;canvas&gt;</text:span> ;</text:p>
            </text:list-item>
            <text:list-item>
              <text:p text:style-name="P423">balises ouvrantes possédant un attribut WAI-ARIA <text:span text:style-name="Source_Text">role="img"</text:span>.</text:p>
            </text:list-item>
          </text:list>
        </text:list-item>
        <text:list-item>
          <text:p text:style-name="P421">Sinon, contenu de l’attribut <text:span text:style-name="Source_Text">alt</text:span> pour les balises :</text:p>
          <text:list text:style-name="L424">
            <text:list-item>
              <text:p text:style-name="P424"><text:span text:style-name="Source_Text">&lt;img&gt;</text:span> ;</text:p>
            </text:list-item>
            <text:list-item>
              <text:p text:style-name="P424"><text:span text:style-name="Source_Text">&lt;area&gt;</text:span> ;</text:p>
            </text:list-item>
            <text:list-item>
              <text:p text:style-name="P424"><text:span text:style-name="Source_Text">&lt;input type="image"&gt;</text:span>.</text:p>
            </text:list-item>
          </text:list>
        </text:list-item>
        <text:list-item>
          <text:p text:style-name="P421">Sinon, contenu de l’attribut <text:span text:style-name="Source_Text">title</text:span> pour les balises :</text:p>
          <text:list text:style-name="L425">
            <text:list-item>
              <text:p text:style-name="P425"><text:span text:style-name="Source_Text">&lt;img&gt;</text:span> ;</text:p>
            </text:list-item>
            <text:list-item>
              <text:p text:style-name="P425"><text:span text:style-name="Source_Text">&lt;input type="image"&gt;</text:span> ;</text:p>
            </text:list-item>
            <text:list-item>
              <text:p text:style-name="P425"><text:span text:style-name="Source_Text">&lt;object type="image/…"&gt;</text:span> ;</text:p>
            </text:list-item>
            <text:list-item>
              <text:p text:style-name="P425"><text:span text:style-name="Source_Text">&lt;embed type="image/…"&gt;</text:span>.</text:p>
            </text:list-item>
          </text:list>
        </text:list-item>
      </text:list>
      <text:p text:style-name="First_20_paragraph">Cet ordre doit être utilisé pour déterminer ce qui constitue l’alternative textuelle.</text:p>
      <text:p text:style-name="Text_20_body">Néanmoins, en cas de support partiel de l’algorithme de calcul du « nom accessible », c’est la valeur réellement restituée par les technologies d’assistance utilisées dans l’environnement de test (ou « base de référence ») qu’il faudra considérer comme alternative textuelle.</text:p>
      <text:p text:style-name="Text_20_body">Par exemple :</text:p>
      <text:list text:style-name="L426">
        <text:list-item>
          <text:p text:style-name="P426">En cas de présence conjointe d’un attribut WAI-ARIA <text:span text:style-name="Source_Text">aria-label</text:span> et d’un attribut WAI-ARIA <text:span text:style-name="Source_Text">aria-labelledby</text:span> sur une balise <text:span text:style-name="Source_Text">&lt;img&gt;</text:span>, c’est le passage de texte référencé par l’attribut WAI-ARIA <text:span text:style-name="Source_Text">aria-labelledby</text:span> qui doit être considérée comme alternative textuelle si le contenu du passage de texte est réellement restitué par les technologies d’assistance utilisées dans l’environnement de test ;</text:p>
        </text:list-item>
        <text:list-item>
          <text:p text:style-name="P426">En cas de présence conjointe d’un attribut WAI-ARIA <text:span text:style-name="Source_Text">aria-label</text:span> et d’un attribut <text:span text:style-name="Source_Text">alt</text:span> sur une balise <text:span text:style-name="Source_Text">&lt;img&gt;</text:span>, c’est le contenu de l’attribut WAI-ARIA <text:span text:style-name="Source_Text">aria-label</text:span> qui doit être considéré comme alternative textuelle si le contenu de l’attribut WAI-ARIA <text:span text:style-name="Source_Text">aria-label</text:span> est réellement restitué par les technologies d’assistance utilisées dans l’environnement de test.</text:p>
        </text:list-item>
      </text:list>
      <text:p text:style-name="First_20_paragraph">Référence : <text:a xlink:type="simple" xlink:href="https://www.w3.org/TR/html-aam-1.0/#accessible-name-and-description-computation" office:name=""><text:span text:style-name="Definition"><text:span text:style-name="T3">Accessible name and description calculation</text:span></text:span></text:a>.</text:p>
      <text:p text:style-name="Text_20_body">RGAA considère trois types d’alternatives textuelles liées à la nature de l’image :</text:p>
      <text:list text:style-name="L427">
        <text:list-item>
          <text:p text:style-name="P427">Pour une image porteuse d’information, l’alternative textuelle apporte l’information nécessaire à la compréhension du contenu qu’elle véhicule ;</text:p>
        </text:list-item>
        <text:list-item>
          <text:p text:style-name="P427">Pour une image de décoration, aucune alternative textuelle ne doit être restituée ;</text:p>
        </text:list-item>
        <text:list-item>
          <text:p text:style-name="P427">Pour une image <text:a xlink:type="simple" xlink:href="#captcha" office:name=""><text:span text:style-name="Definition">CAPTCHA</text:span></text:a> ou une <text:a xlink:type="simple" xlink:href="#image-test" office:name=""><text:span text:style-name="Definition">image-test</text:span></text:a>, l’alternative textuelle décrit seulement la nature et la fonction de l’image. En effet, l’alternative textuelle ne peut apporter l’information véhiculée par l’image sans rendre la fonction associée inopérante.</text:p>
        </text:list-item>
      </text:list>
      <text:p text:style-name="First_20_paragraph">Note 1 : pour une image <text:a xlink:type="simple" xlink:href="#captcha" office:name=""><text:span text:style-name="Definition">CAPTCHA</text:span></text:a> l’alternative peut être, par exemple : « Code de sécurité anti-spam » ou « code pour vérifier que vous êtes un humain » ou toute autre alternative permettant à l’utilisateur de comprendre la nature et la fonction de l’image.</text:p>
      <text:p text:style-name="Text_20_body">Note 2 : pour un groupe d’images, par exemple un système de vote constitué de plusieurs images d’étoile, il est fortement conseillé d’utiliser soit la première image du groupe pour donner une alternative cohérente au groupe d’image (voir la <text:a xlink:type="simple" xlink:href="https://www.w3.org/WAI/WCAG21/Techniques/general/G196" office:name=""><text:span text:style-name="Definition">technique WCAG2.1 G196</text:span></text:a>), soit une balise conteneur pourvue d’un rôle WAI-ARIA <text:span text:style-name="Source_Text">img</text:span> et d’une alternative textuelle. Dans le premier cas, les autres images du groupe sont considérées comme des images de décoration. Dans le second cas, toutes les images du groupe sont considérées comme des images de décoration.</text:p>
      <text:p text:style-name="Text_20_body">Note 3 : pour les image-lien, l’alternative doit permettre de comprendre la fonction et la destination du lien ; ce cas est traité dans la thématique liens.</text:p>
      <text:p text:style-name="Text_20_body">Note 4 : pour les images vectorielles (balise <text:span text:style-name="Source_Text">&lt;svg&gt;</text:span>) l’alternative textuelle pourrait se trouver aussi présente dans une balise <text:span text:style-name="Source_Text">&lt;title&gt;</text:span> ou dans une balise <text:span text:style-name="Source_Text">&lt;text&gt;</text:span> que cette dernière balise soit ou non visible, même si ce n’est pas le rôle dévolu à cet élément en SVG.</text:p>
      <text:p text:style-name="Text_20_body">Note 5 : l’utilisation de l’attribut <text:span text:style-name="Source_Text">alt</text:span> étant la seule technique totalement supportée par les aides techniques il est recommandé de privilégier cette solution lors de la mise en œuvre d’une alternative à une balise <text:span text:style-name="Source_Text">&lt;img&gt;</text:span>, <text:span text:style-name="Source_Text">&lt;area&gt;</text:span> et <text:span text:style-name="Source_Text">&lt;input type="image"&gt;</text:span>.</text:p>
      <text:p text:style-name="Text_20_body">Note 6 : bien que l’attribut <text:span text:style-name="Source_Text">title</text:span> soit considéré comme une possibilité d’alternative textuelle à une image, son usage peut poser problème, notamment du fait qu’une image avec un attribut <text:span text:style-name="Source_Text">alt</text:span> absent ou vide est considérée comme une image pourvue d’un <text:span text:style-name="Source_Text">role=“présentation”</text:span> par WAI-ARIA : <text:a xlink:type="simple" xlink:href="https://www.w3.org/TR/html-aam-1.0/#details-id-54" office:name=""><text:span text:style-name="Definition">https://www.w3.org/TR/html-aam-1.0/#details-id-54</text:span></text:a>. Il faut s’assurer que les assistances techniques présentes dans l’environnement de test retenu restituent correctement l’alternative proposée par l’attribut <text:span text:style-name="Source_Text">title</text:span>.</text:p>
      <text:h text:style-name="Heading_20_4" text:outline-level="4"><text:bookmark-start text:name="ambigu-pour-tout-le-monde"/>Ambigu pour tout le monde<text:bookmark-end text:name="ambigu-pour-tout-le-monde"/></text:h>
      <text:p text:style-name="First_20_paragraph">L’intention ne peut être déterminée à partir du lien et de toute l’information de la page web présentée à l’utilisateur en même temps que ce lien (c’est-à-dire qu’un lecteur sans limitation fonctionnelle ne connaîtrait pas la fonction d’un lien avant de l’activer). Exemple : le mot « goyave » dans la phrase suivante utilisé comme lien : « L’une des exportations importantes est la goyave ». Ce lien pourrait conduire à une définition de la goyave, à un graphe présentant une liste des quantités de goyaves exportées ou à une photo de personnes récoltant la goyave. Jusqu’à ce que le lien soit activé, tout utilisateur est dans l’incertitude et une personne handicapée n’est donc pas désavantagée.</text:p>
      <text:h text:style-name="Heading_20_4" text:outline-level="4"><text:bookmark-start text:name="audiodescription-synchronisee-media-temporel"/>Audiodescription synchronisée (média temporel)<text:bookmark-end text:name="audiodescription-synchronisee-media-temporel"/></text:h>
      <text:p text:style-name="First_20_paragraph">Narration ajoutée (via un fichier son) à une piste sonore pour décrire les détails visuels importants qui ne peuvent être compris à partir de la piste sonore principale seulement. L’audiodescription doit être synchronisée avec le média temporel par un dispositif applicatif lié au lecteur lui-même ou fourni par le développement par exemple avec JavaScript.</text:p>
      <text:p text:style-name="Text_20_body">Note 1 : l’audiodescription d’une vidéo fournit de l’information à propos des actions, des personnages, des changements de scènes, du texte apparaissant à l’écran et d’autres contenus visuels.</text:p>
      <text:p text:style-name="Text_20_body">Note 2 : dans une audiodescription standard, la narration est ajoutée durant les pauses qui existent dans le dialogue. (Voir aussi audiodescription étendue.)</text:p>
      <text:p text:style-name="Text_20_body">Note 3 : lorsque toute l’information de la vidéo est déjà donnée dans la piste audio, aucune audiodescription supplémentaire n’est requise.</text:p>
      <text:h text:style-name="Heading_20_3" text:outline-level="3"><text:bookmark-start text:name="B"/>B<text:bookmark-end text:name="B"/></text:h>
      <text:h text:style-name="Heading_20_4" text:outline-level="4"><text:bookmark-start text:name="bouton-formulaire"/>Bouton (formulaire)<text:bookmark-end text:name="bouton-formulaire"/></text:h>
      <text:p text:style-name="First_20_paragraph">Élément d’un formulaire qui permet d’effectuer une action prédéfinie. Par exemple, le bouton de soumission d’un formulaire permet l’envoi au serveur des informations collectées pour leur traitement. L’intitulé d’un bouton doit décrire l’action qui résulte de son activation (par exemple : « Lancer votre recherche », « Envoyer votre message »).</text:p>
      <text:p text:style-name="Text_20_body">En HTML, il y a trois types de boutons de formulaire :</text:p>
      <text:list text:style-name="L428">
        <text:list-item>
          <text:p text:style-name="P428">Balise <text:span text:style-name="Source_Text">&lt;input&gt;</text:span> de type <text:span text:style-name="Source_Text">submit</text:span>, <text:span text:style-name="Source_Text">reset</text:span> ou <text:span text:style-name="Source_Text">button</text:span> ;</text:p>
        </text:list-item>
        <text:list-item>
          <text:p text:style-name="P428">Balise <text:span text:style-name="Source_Text">&lt;input&gt;</text:span> de type <text:span text:style-name="Source_Text">image</text:span> ;</text:p>
        </text:list-item>
        <text:list-item>
          <text:p text:style-name="P428">Balise <text:span text:style-name="Source_Text">&lt;button&gt;</text:span>.</text:p>
        </text:list-item>
      </text:list>
      <text:p text:style-name="First_20_paragraph">Il est également possible de restituer un bouton à l’aide du rôle WAI-ARIA <text:span text:style-name="Source_Text">button</text:span>.</text:p>
      <text:p text:style-name="Text_20_body">L’intitulé du bouton peut être de six types :</text:p>
      <text:list text:style-name="L429">
        <text:list-item>
          <text:p text:style-name="P429">Le contenu du passage de texte associé au bouton via l’attribut WAI-ARIA <text:span text:style-name="Source_Text">aria-labelledby</text:span> lorsqu’il est présent ;</text:p>
        </text:list-item>
        <text:list-item>
          <text:p text:style-name="P429">Le contenu de l’attribut <text:span text:style-name="Source_Text">aria-label</text:span> lorsqu’il est présent ;</text:p>
        </text:list-item>
        <text:list-item>
          <text:p text:style-name="P429">Le contenu de l’attribut <text:span text:style-name="Source_Text">alt</text:span> d’un bouton de type <text:span text:style-name="Source_Text">image</text:span> ;</text:p>
        </text:list-item>
        <text:list-item>
          <text:p text:style-name="P429">Le contenu de l’attribut <text:span text:style-name="Source_Text">value</text:span> des boutons de type <text:span text:style-name="Source_Text">submit</text:span>, <text:span text:style-name="Source_Text">reset</text:span> ou <text:span text:style-name="Source_Text">button</text:span> ;</text:p>
        </text:list-item>
        <text:list-item>
          <text:p text:style-name="P429">Le contenu de la balise <text:span text:style-name="Source_Text">&lt;button&gt;</text:span> ;</text:p>
        </text:list-item>
        <text:list-item>
          <text:p text:style-name="P429">Le contenu de l’attribut <text:span text:style-name="Source_Text">title</text:span> lorsqu’il est présent.</text:p>
        </text:list-item>
      </text:list>
      <text:p text:style-name="First_20_paragraph">Note importante : lorsque plusieurs de ces techniques sont présentes sur un même bouton, le calcul du « nom accessible », c’est-à-dire ce qui sera restitué, obéit à un ordre strict :</text:p>
      <text:list text:style-name="L430">
        <text:list-item>
          <text:p text:style-name="P430"><text:span text:style-name="Source_Text">aria-labelledby</text:span> ;</text:p>
        </text:list-item>
        <text:list-item>
          <text:p text:style-name="P430">Sinon <text:span text:style-name="Source_Text">aria-label</text:span> ;</text:p>
        </text:list-item>
        <text:list-item>
          <text:p text:style-name="P430">Sinon <text:span text:style-name="Source_Text">alt</text:span> pour le cas des <text:span text:style-name="T3">input</text:span> <text:span text:style-name="Source_Text">image</text:span> ;</text:p>
        </text:list-item>
        <text:list-item>
          <text:p text:style-name="P430">Sinon <text:span text:style-name="Source_Text">value</text:span> pour le cas des <text:span text:style-name="T3">input</text:span> <text:span text:style-name="Source_Text">submit</text:span>, <text:span text:style-name="Source_Text">reset</text:span> ou <text:span text:style-name="Source_Text">button</text:span> ;</text:p>
        </text:list-item>
        <text:list-item>
          <text:p text:style-name="P430">Sinon contenu de la balise <text:span text:style-name="Source_Text">&lt;button&gt;</text:span> ;</text:p>
        </text:list-item>
        <text:list-item>
          <text:p text:style-name="P430">Sinon <text:span text:style-name="Source_Text">title</text:span>.</text:p>
        </text:list-item>
      </text:list>
      <text:p text:style-name="First_20_paragraph">Cet ordre doit être utilisé pour l’évaluation de la pertinence du « nom accessible » du bouton. Par exemple, même dans le cas de la présence d’un <text:span text:style-name="Source_Text">title</text:span> et d’un passage de texte référencé par <text:span text:style-name="Source_Text">aria-labelledby</text:span> sur le même bouton, c’est le passage de texte référencé par <text:span text:style-name="Source_Text">aria-labelledby</text:span> qui doit être évalué.</text:p>
      <text:p text:style-name="Text_20_body">Référence : <text:a xlink:type="simple" xlink:href="https://www.w3.org/TR/html-aam-1.0/#accessible-name-and-description-computation" office:name=""><text:span text:style-name="Definition"><text:span text:style-name="T3">Accessible name and description calculation</text:span></text:span></text:a>.</text:p>
      <text:p text:style-name="Text_20_body">Par ailleurs, un « nom accessible » sera considéré comme non-pertinent s’il ne reprend pas le texte visible du bouton. Par exemple : <text:span text:style-name="Source_Text">&lt;button aria-label="confirmer la saisie"&gt;valider la saisie&lt;/button&gt;</text:span> sera considéré comme non conforme au <text:a xlink:type="simple" xlink:href="#crit-11.9" office:name=""><text:span text:style-name="Definition">critère 11.9</text:span></text:a>.</text:p>
      <text:h text:style-name="Heading_20_3" text:outline-level="3"><text:bookmark-start text:name="C"/>C<text:bookmark-end text:name="C"/></text:h>
      <text:h text:style-name="Heading_20_4" text:outline-level="4"><text:bookmark-start text:name="cadre"/>Cadre<text:bookmark-end text:name="cadre"/></text:h>
      <text:p text:style-name="First_20_paragraph">Cadre : élément HTML (balise <text:span text:style-name="Source_Text">&lt;frame&gt;</text:span>) permettant d’afficher un contenu dans la page web dans laquelle il est implémenté.</text:p>
      <text:p text:style-name="Text_20_body">Cadre en ligne : élément HTML (balise <text:span text:style-name="Source_Text">&lt;iframe&gt;</text:span>) permettant d’afficher un contenu dans la page web dans laquelle il est implémenté.</text:p>
      <text:h text:style-name="Heading_20_4" text:outline-level="4"><text:bookmark-start text:name="captcha"/>CAPTCHA<text:bookmark-end text:name="captcha"/></text:h>
      <text:p text:style-name="First_20_paragraph">Un CAPTCHA est un test utilisé pour distinguer un utilisateur humain d’un ordinateur. Le test utilise souvent des images contenant du texte déformé, mélangé avec d’autres formes ou utilisant des jeux de couleur altérées, que l’utilisateur est invité à retaper. D’autres formes de CAPTCHA peuvent être basées sur des questions logiques ou des extraits sonores.</text:p>
      <text:h text:style-name="Heading_20_4" text:outline-level="4"><text:bookmark-start text:name="champ-de-saisie-de-formulaire"/>Champ de saisie de formulaire<text:bookmark-end text:name="champ-de-saisie-de-formulaire"/></text:h>
      <text:p text:style-name="First_20_paragraph">Objet d’un formulaire permettant à l’utilisateur :</text:p>
      <text:list text:style-name="L431">
        <text:list-item>
          <text:p text:style-name="P431">De saisir des données textuelles ou préformatées :</text:p>
          <text:list text:style-name="L432">
            <text:list-item>
              <text:p text:style-name="P432"><text:span text:style-name="Source_Text">input type="text"</text:span> ;</text:p>
            </text:list-item>
            <text:list-item>
              <text:p text:style-name="P432"><text:span text:style-name="Source_Text">input type="password"</text:span> ;</text:p>
            </text:list-item>
            <text:list-item>
              <text:p text:style-name="P432"><text:span text:style-name="Source_Text">input type="search"</text:span> ;</text:p>
            </text:list-item>
            <text:list-item>
              <text:p text:style-name="P432"><text:span text:style-name="Source_Text">input type="email"</text:span> ;</text:p>
            </text:list-item>
            <text:list-item>
              <text:p text:style-name="P432"><text:span text:style-name="Source_Text">input type="number"</text:span> ;</text:p>
            </text:list-item>
            <text:list-item>
              <text:p text:style-name="P432"><text:span text:style-name="Source_Text">input type="tel"</text:span> ;</text:p>
            </text:list-item>
            <text:list-item>
              <text:p text:style-name="P432"><text:span text:style-name="Source_Text">input type="url"</text:span> ;</text:p>
            </text:list-item>
            <text:list-item>
              <text:p text:style-name="P432"><text:span text:style-name="Source_Text">textarea</text:span>.</text:p>
            </text:list-item>
          </text:list>
        </text:list-item>
        <text:list-item>
          <text:p text:style-name="P431">De sélectionner des valeurs prédéfinies :</text:p>
          <text:list text:style-name="L433">
            <text:list-item>
              <text:p text:style-name="P433"><text:span text:style-name="Source_Text">input type="checkbox"</text:span> ;</text:p>
            </text:list-item>
            <text:list-item>
              <text:p text:style-name="P433"><text:span text:style-name="Source_Text">input type="radio"</text:span> ;</text:p>
            </text:list-item>
            <text:list-item>
              <text:p text:style-name="P433"><text:span text:style-name="Source_Text">input type="date"</text:span> ;</text:p>
            </text:list-item>
            <text:list-item>
              <text:p text:style-name="P433"><text:span text:style-name="Source_Text">input type="range"</text:span> ;</text:p>
            </text:list-item>
            <text:list-item>
              <text:p text:style-name="P433"><text:span text:style-name="Source_Text">input type="color"</text:span> ;</text:p>
            </text:list-item>
            <text:list-item>
              <text:p text:style-name="P433"><text:span text:style-name="Source_Text">input type="time"</text:span> ;</text:p>
            </text:list-item>
            <text:list-item>
              <text:p text:style-name="P433"><text:span text:style-name="Source_Text">input type="month"</text:span> ;</text:p>
            </text:list-item>
            <text:list-item>
              <text:p text:style-name="P433"><text:span text:style-name="Source_Text">input type="week"</text:span> ;</text:p>
            </text:list-item>
            <text:list-item>
              <text:p text:style-name="P433"><text:span text:style-name="Source_Text">input type="datetime-local"</text:span> ;</text:p>
            </text:list-item>
            <text:list-item>
              <text:p text:style-name="P433"><text:span text:style-name="Source_Text">select</text:span> ;</text:p>
            </text:list-item>
            <text:list-item>
              <text:p text:style-name="P433"><text:span text:style-name="Source_Text">datalist</text:span> ;</text:p>
            </text:list-item>
            <text:list-item>
              <text:p text:style-name="P433"><text:span text:style-name="Source_Text">optgroup</text:span> ;</text:p>
            </text:list-item>
            <text:list-item>
              <text:p text:style-name="P433"><text:span text:style-name="Source_Text">option</text:span>.</text:p>
            </text:list-item>
          </text:list>
        </text:list-item>
        <text:list-item>
          <text:p text:style-name="P431">De télécharger des fichiers :</text:p>
          <text:list text:style-name="L434">
            <text:list-item>
              <text:p text:style-name="P434"><text:span text:style-name="Source_Text">input type="file"</text:span>.</text:p>
            </text:list-item>
          </text:list>
        </text:list-item>
        <text:list-item>
          <text:p text:style-name="P431">Ou d’afficher des résultats :</text:p>
          <text:list text:style-name="L435">
            <text:list-item>
              <text:p text:style-name="P435"><text:span text:style-name="Source_Text">output</text:span> ;</text:p>
            </text:list-item>
            <text:list-item>
              <text:p text:style-name="P435"><text:span text:style-name="Source_Text">progress</text:span> ;</text:p>
            </text:list-item>
            <text:list-item>
              <text:p text:style-name="P435"><text:span text:style-name="Source_Text">meter</text:span>.</text:p>
            </text:list-item>
          </text:list>
        </text:list-item>
        <text:list-item>
          <text:p text:style-name="P431">Les balises possédant un rôle WAI-ARIA permettant de restituer un champ de formulaire sont également couvertes par cette définition :</text:p>
          <text:list text:style-name="L436">
            <text:list-item>
              <text:p text:style-name="P436"><text:span text:style-name="Source_Text">progressbar</text:span> ;</text:p>
            </text:list-item>
            <text:list-item>
              <text:p text:style-name="P436"><text:span text:style-name="Source_Text">slider</text:span> ;</text:p>
            </text:list-item>
            <text:list-item>
              <text:p text:style-name="P436"><text:span text:style-name="Source_Text">spinbutton</text:span> ;</text:p>
            </text:list-item>
            <text:list-item>
              <text:p text:style-name="P436"><text:span text:style-name="Source_Text">textbox</text:span> ;</text:p>
            </text:list-item>
            <text:list-item>
              <text:p text:style-name="P436"><text:span text:style-name="Source_Text">listbox</text:span> ;</text:p>
            </text:list-item>
            <text:list-item>
              <text:p text:style-name="P436"><text:span text:style-name="Source_Text">searchbox</text:span> ;</text:p>
            </text:list-item>
            <text:list-item>
              <text:p text:style-name="P436"><text:span text:style-name="Source_Text">combobox</text:span> ;</text:p>
            </text:list-item>
            <text:list-item>
              <text:p text:style-name="P436"><text:span text:style-name="Source_Text">option</text:span> ;</text:p>
            </text:list-item>
            <text:list-item>
              <text:p text:style-name="P436"><text:span text:style-name="Source_Text">checkbox</text:span> ;</text:p>
            </text:list-item>
            <text:list-item>
              <text:p text:style-name="P436"><text:span text:style-name="Source_Text">radio</text:span> ;</text:p>
            </text:list-item>
            <text:list-item>
              <text:p text:style-name="P436"><text:span text:style-name="Source_Text">switch</text:span>.</text:p>
            </text:list-item>
          </text:list>
        </text:list-item>
        <text:list-item>
          <text:p text:style-name="P431">Les objets de formulaires et rôle WAI-ARIA suivants ne sont pas considérés comme des champs de formulaires :</text:p>
          <text:list text:style-name="L437">
            <text:list-item>
              <text:p text:style-name="P437"><text:span text:style-name="Source_Text">input type="submit"</text:span> ;</text:p>
            </text:list-item>
            <text:list-item>
              <text:p text:style-name="P437"><text:span text:style-name="Source_Text">input type="reset"</text:span> ;</text:p>
            </text:list-item>
            <text:list-item>
              <text:p text:style-name="P437"><text:span text:style-name="Source_Text">input type="hidden"</text:span> ;</text:p>
            </text:list-item>
            <text:list-item>
              <text:p text:style-name="P437"><text:span text:style-name="Source_Text">input type="image"</text:span> ;</text:p>
            </text:list-item>
            <text:list-item>
              <text:p text:style-name="P437"><text:span text:style-name="Source_Text">input type="button"</text:span> ;</text:p>
            </text:list-item>
            <text:list-item>
              <text:p text:style-name="P437"><text:span text:style-name="Source_Text">button</text:span> ;</text:p>
            </text:list-item>
            <text:list-item>
              <text:p text:style-name="P437">attribut WAI-ARIA <text:span text:style-name="Source_Text">role="button"</text:span>.</text:p>
            </text:list-item>
          </text:list>
        </text:list-item>
      </text:list>
      <text:h text:style-name="Heading_20_4" text:outline-level="4"><text:bookmark-start text:name="champs-de-meme-nature"/>Champs de même nature<text:bookmark-end text:name="champs-de-meme-nature"/></text:h>
      <text:p text:style-name="First_20_paragraph">Dans un formulaire, ensemble des champs pouvant être regroupés par la nature des informations attendues. Le regroupement vise à identifier les champs devant être traités comme un ensemble.</text:p>
      <text:p text:style-name="Text_20_body">Quelques exemples :</text:p>
      <text:list text:style-name="L438">
        <text:list-item>
          <text:p text:style-name="P438">Trois champs successifs pour saisir une date (jour/mois/année) ;</text:p>
        </text:list-item>
        <text:list-item>
          <text:p text:style-name="P438">Champs successifs pour un numéro de téléphone ;</text:p>
        </text:list-item>
        <text:list-item>
          <text:p text:style-name="P438">Un bloc destiné à saisir l’identité et l’adresse de l’utilisateur, lorsque le formulaire contient plusieurs blocs de contact ;</text:p>
        </text:list-item>
        <text:list-item>
          <text:p text:style-name="P438">Un ensemble de boutons radio ou de cases à cocher qui se rapportent à une question.</text:p>
        </text:list-item>
      </text:list>
      <text:p text:style-name="First_20_paragraph">Ces champs doivent être regroupés lorsque les intitulés de label ne sont pas suffisants pour informer l’utilisateur que les champs font partie d’un regroupement.</text:p>
      <text:h text:style-name="Heading_20_4" text:outline-level="4"><text:bookmark-start text:name="changement-brusque-de-luminosite-ou-effet-de-flash"/>Changement brusque de luminosité ou effet de flash<text:bookmark-end text:name="changement-brusque-de-luminosite-ou-effet-de-flash"/></text:h>
      <text:p text:style-name="First_20_paragraph">Alternance de luminance relative qui peut causer des crises chez certaines personnes si leur taille est suffisamment importante dans une gamme de fréquences spécifiques.</text:p>
      <text:h text:style-name="Heading_20_4" text:outline-level="4"><text:bookmark-start text:name="changement-de-contexte"/>Changement de contexte<text:bookmark-end text:name="changement-de-contexte"/></text:h>
      <text:p text:style-name="First_20_paragraph">Changements majeurs dans le contenu d’une page web qui, s’ils sont faits sans que l’utilisateur n’en soit conscient, peuvent désorienter l’utilisateur qui ne peut voir l’ensemble de la page en même temps. Les changements de contexte comprennent les changements :</text:p>
      <text:list text:style-name="L439">
        <text:list-item>
          <text:p text:style-name="P439">d’agent utilisateur ;</text:p>
        </text:list-item>
        <text:list-item>
          <text:p text:style-name="P439">d’espace de restitution ;</text:p>
        </text:list-item>
        <text:list-item>
          <text:p text:style-name="P439">de focus ;</text:p>
        </text:list-item>
        <text:list-item>
          <text:p text:style-name="P439">de contenu qui modifie la signification de la page web.</text:p>
        </text:list-item>
      </text:list>
      <text:p text:style-name="First_20_paragraph">Note : Un changement de contenu n’est pas toujours un changement de contexte. Un changement dans le contenu comme le déploiement d’une arborescence, un menu dynamique ou un déplacement de tabulation ne change pas nécessairement le contexte à moins qu’il ne change aussi l’un des éléments énumérés ci-dessus (le focus, par exemple).</text:p>
      <text:p text:style-name="Text_20_body">Par exemple, l’ouverture d’une nouvelle fenêtre, le déplacement du focus sur un composant différent, le déplacement vers une nouvelle page (y compris tout ce qui, pour l’utilisateur, aurait l’air d’un déplacement vers une autre page) ou la réorganisation significative du contenu d’une page sont autant d’illustrations d’un changement de contexte.</text:p>
      <text:h text:style-name="Heading_20_4" text:outline-level="4"><text:bookmark-start text:name="changement-de-langue"/>Changement de langue<text:bookmark-end text:name="changement-de-langue"/></text:h>
      <text:p text:style-name="First_20_paragraph">L’indication des changements de langue est nécessaire pour indiquer aux technologies d’assistance de modifier la restitution vocale d’un élément. Les changements de langue concernent tous les contenus, y compris les valeurs de certains attributs comme <text:span text:style-name="Source_Text">title</text:span>.</text:p>
      <text:p text:style-name="Text_20_body">Note : il n’est pas possible d’indiquer des changements de langue dans une valeur d’attribut elle-même, dans ce cas le changement de langue est indiqué sur l’élément qui contient l’attribut. Par exemple un lien affecté d’un <text:span text:style-name="Source_Text">title</text:span> en anglais devra comporter un attribut <text:span text:style-name="Source_Text">lang="en"</text:span>. Lorsque l’attribut contient plusieurs passages de texte dans des langues différentes, le critère est non applicable.</text:p>
      <text:h text:style-name="Heading_20_4" text:outline-level="4"><text:bookmark-start text:name="code-de-langue"/>Code de langue<text:bookmark-end text:name="code-de-langue"/></text:h>
      <text:p text:style-name="First_20_paragraph">Code de 2 caractères (ISO 639-1) ou 3 caractères (ISO 639-2 et suivants) permettant d’indiquer la langue d’un document ou d’un passage de texte. L’indication du code de langue est constituée de deux parties séparées par un tiret sur le modèle <text:span text:style-name="Source_Text">lang="[code]-[option]"</text:span>.</text:p>
      <text:list text:style-name="L440">
        <text:list-item>
          <text:p text:style-name="P440">[code] représente un code de langue valide sur 2 ou 3 caractères ;</text:p>
        </text:list-item>
        <text:list-item>
          <text:p text:style-name="P440">[option] est une indication laissée à l’appréciation de l’auteur.</text:p>
        </text:list-item>
      </text:list>
      <text:p text:style-name="First_20_paragraph">Lorsqu’un code de pays est utilisé comme option, il peut servir à indiquer une régionalisation de la langue, l’indication “en-us” indique la langue américaine, par exemple. L’indication du code de langue ne concerne que la partie [code] avant le tiret.</text:p>
      <text:h text:style-name="Heading_20_4" text:outline-level="4"><text:bookmark-start text:name="compatible-avec-les-technologies-d-assistance"/>Compatible avec les technologies d’assistance<text:bookmark-end text:name="compatible-avec-les-technologies-d-assistance"/></text:h>
      <text:p text:style-name="First_20_paragraph">Un contenu ou une fonctionnalité doit être compatible avec les technologies d’assistance des utilisateurs ainsi qu’avec les fonctions d’accessibilité des navigateurs et des autres agents utilisateurs via une API d’accessibilité.</text:p>
      <text:p text:style-name="Text_20_body">Cela concerne, à la fois, la technologie, ses fonctionnalités et ses usages :</text:p>
      <text:list text:style-name="L441">
        <text:list-item>
          <text:p text:style-name="P441">La façon dont la technologie Web est utilisée doit être compatible avec les technologies d’assistance des utilisateurs. Cela signifie que la façon dont la technologie est utilisée a été testée dans une perspective d’interopérabilité avec des utilisateurs des technologies d’assistance dans la ou les langues du contenu ;</text:p>
        </text:list-item>
        <text:list-item>
          <text:p text:style-name="P441">La technologie fonctionne de façon native dans des agents utilisateurs largement distribués qui sont, eux-mêmes, compatibles avec l’accessibilité (comme HTML et CSS) ou avec un module d’extension largement distribué qui est, lui-même, compatible avec l’accessibilité.</text:p>
        </text:list-item>
      </text:list>
      <text:p text:style-name="First_20_paragraph">La vérification de la compatibilité avec les technologies d’assistance nécessite de réaliser un certain nombre de tests spécifiques à la technologie utilisée, par exemple :</text:p>
      <text:list text:style-name="L442">
        <text:list-item>
          <text:p text:style-name="P442">Vérifier le nom, le rôle, le paramétrage et les changements d’états des composants d’interface ;</text:p>
        </text:list-item>
        <text:list-item>
          <text:p text:style-name="P442">Vérifier que la restitution d’un composant d’interface est correcte pour la ou les technologies d’assistance utilisées.</text:p>
        </text:list-item>
      </text:list>
      <text:h text:style-name="Heading_20_4" text:outline-level="4"><text:bookmark-start text:name="composant-d-interface"/>Composant d’interface<text:bookmark-end text:name="composant-d-interface"/></text:h>
      <text:p text:style-name="First_20_paragraph">Un composant d’interface est un élément avec lequel l’utilisateur peut interagir, par exemple un bouton, un lien, une zone de saisie. Certains composants peuvent être plus complexes comme un menu, une fenêtre de dialogue, un système d’onglets. Enfin, un composant d’interface peut être basé sur des éléments natifs de HTML ou développés de toutes pièces en JavaScript et des attributs WAI-ARIA. En particulier pour les éléments ayant des attributs WAI-ARIA correspondant à un <text:a xlink:type="simple" xlink:href="#motif-de-conception" office:name=""><text:span text:style-name="Definition">motif de conception</text:span></text:a> il est recommandé de considérer le document <text:a xlink:type="simple" xlink:href="http://www.w3.org/TR/wai-aria-practices/" office:name=""><text:span text:style-name="Definition"><text:span text:style-name="T3">WAI-ARIA 1.1 Authoring Practices</text:span></text:span></text:a> lors de leur implémentation.</text:p>
      <text:h text:style-name="Heading_20_4" text:outline-level="4"><text:bookmark-start text:name="comprehensible-ordre-de-lecture"/>Compréhensible (ordre de lecture)<text:bookmark-end text:name="comprehensible-ordre-de-lecture"/></text:h>
      <text:p text:style-name="First_20_paragraph">Un contenu compréhensible est lisible (l’ordre des éléments est logique) et cohérent (l’enchaînement de la lecture est cohérent).</text:p>
      <text:h text:style-name="Heading_20_4" text:outline-level="4"><text:bookmark-start text:name="contenu-alternatif"/>Contenu alternatif<text:bookmark-end text:name="contenu-alternatif"/></text:h>
      <text:p text:style-name="First_20_paragraph">Contenu venant se substituer à un autre apportant la même information mais pouvant être présenté de façon différente. Ce contenu peut être de forme textuelle mais également être lui-même structuré à l’aide de balises. Un contenu alternatif devra respecter l’ensemble des critères du RGAA qui lui sont applicables pour être considéré comme une alternative accessible à l’élément qu’il remplace. Exemple : un tableau de données peut être le contenu alternatif d’une image bitmap (balise <text:span text:style-name="Source_Text">&lt;canvas&gt;</text:span>) affichant un graphique statistique.</text:p>
      <text:h text:style-name="Heading_20_4" text:outline-level="4"><text:bookmark-start text:name="contenu-cache"/>Contenu caché<text:bookmark-end text:name="contenu-cache"/></text:h>
      <text:p text:style-name="First_20_paragraph">Les technologies d’assistance (notamment les lecteurs d’écran) ne restituent pas le contenu masqué via les propriétés :</text:p>
      <text:list text:style-name="L443">
        <text:list-item>
          <text:p text:style-name="P443"><text:span text:style-name="Source_Text">display</text:span> avec la valeur <text:span text:style-name="Source_Text">none</text:span> (<text:span text:style-name="Source_Text">display: none</text:span>) ;</text:p>
        </text:list-item>
        <text:list-item>
          <text:p text:style-name="P443"><text:span text:style-name="Source_Text">visibility</text:span> avec la valeur <text:span text:style-name="Source_Text">hidden</text:span> (<text:span text:style-name="Source_Text">visibility: hidden</text:span>) ;</text:p>
        </text:list-item>
        <text:list-item>
          <text:p text:style-name="P443"><text:span text:style-name="Source_Text">font-size</text:span> avec la valeur <text:span text:style-name="Source_Text">0</text:span> (<text:span text:style-name="Source_Text">font-size:0</text:span>) ;</text:p>
        </text:list-item>
        <text:list-item>
          <text:p text:style-name="P443">Attribut HTML5 <text:span text:style-name="Source_Text">hidden</text:span> ;</text:p>
        </text:list-item>
        <text:list-item>
          <text:p text:style-name="P443">Attribut WAI-ARIA <text:span text:style-name="Source_Text">aria-hidden="true"</text:span>.</text:p>
        </text:list-item>
      </text:list>
      <text:p text:style-name="First_20_paragraph">Tous les contenus utilisant une ou plusieurs de ces propriétés et attributs sont applicables pour le <text:a xlink:type="simple" xlink:href="#crit-10.8" office:name=""><text:span text:style-name="Definition">critère 10.8</text:span></text:a>.</text:p>
      <text:h text:style-name="Heading_20_4" text:outline-level="4"><text:bookmark-start text:name="contenu-visible"/>Contenu visible<text:bookmark-end text:name="contenu-visible"/></text:h>
      <text:p text:style-name="First_20_paragraph">Pour le <text:a xlink:type="simple" xlink:href="#test-12.2.1" office:name=""><text:span text:style-name="Definition">test 12.2.1</text:span></text:a> : « Contenu présent » signifie que le contenu visible reste présent lorsque CSS est désactivé. Par exemple, une image porteuse d’information en propriété de fond CSS invalide ce test car l’information n’est plus « présente » lorsque CSS est désactivé. En revanche, une image porteuse d’information en propriété de fond CSS mais accompagnée d’un texte caché valide ce test car l’information est bien « présente » lorsque CSS est désactivé.</text:p>
      <text:p text:style-name="Text_20_body">Note : la pratique qui consiste à gérer des images en propriété de fond d’éléments via CSS est formellement déconseillée, même si elle est accompagnée d’un texte caché.</text:p>
      <text:h text:style-name="Heading_20_4" text:outline-level="4"><text:bookmark-start text:name="contexte-du-lien"/>Contexte du lien<text:bookmark-end text:name="contexte-du-lien"/></text:h>
      <text:p text:style-name="First_20_paragraph">Le contexte du lien représente les informations supplémentaires (on parle d’informations de contexte) qui peuvent être mises en relation par un programme informatique avec l’<text:a xlink:type="simple" xlink:href="#intitule-ou-nom-accessible-de-lien" office:name=""><text:span text:style-name="Definition">intitulé du lien</text:span></text:a>. Les informations de contexte qui permettent de compléter l’<text:a xlink:type="simple" xlink:href="#intitule-ou-nom-accessible-de-lien" office:name=""><text:span text:style-name="Definition">intitulé du lien</text:span></text:a> sont les suivantes :</text:p>
      <text:list text:style-name="L444">
        <text:list-item>
          <text:p text:style-name="P444">Le contenu de la phrase dans laquelle le lien texte est présent ;</text:p>
        </text:list-item>
        <text:list-item>
          <text:p text:style-name="P444">Le contenu du paragraphe (balise <text:span text:style-name="Source_Text">&lt;p&gt;</text:span>) dans lequel le lien texte est présent ;</text:p>
        </text:list-item>
        <text:list-item>
          <text:p text:style-name="P444">Le contenu de l’item de liste (balise <text:span text:style-name="Source_Text">&lt;li&gt;</text:span>) ou le contenu d’un item de liste parent (balise <text:span text:style-name="Source_Text">&lt;li&gt;</text:span>) dans lequel le lien texte est présent ;</text:p>
        </text:list-item>
        <text:list-item>
          <text:p text:style-name="P444">Le contenu du titre (balise <text:span text:style-name="Source_Text">&lt;hx&gt;</text:span>) précédent le lien texte ;</text:p>
        </text:list-item>
        <text:list-item>
          <text:p text:style-name="P444">Le contenu de la ou les cellule(s) d’en-tête de tableau (balise(s) <text:span text:style-name="Source_Text">&lt;th&gt;</text:span>) associée(s) à la cellule de donnée (balise <text:span text:style-name="Source_Text">&lt;td&gt;</text:span>) dans laquelle le lien texte est présent ;</text:p>
        </text:list-item>
        <text:list-item>
          <text:p text:style-name="P444">Le contenu de la cellule de donnée (balise <text:span text:style-name="Source_Text">&lt;td&gt;</text:span>) dans laquelle le lien texte est présent.</text:p>
        </text:list-item>
      </text:list>
      <text:p text:style-name="First_20_paragraph">Note 1 : l’un des 6 contextes de lien combiné à l’<text:a xlink:type="simple" xlink:href="#intitule-ou-nom-accessible-de-lien" office:name=""><text:span text:style-name="Definition">intitulé du lien</text:span></text:a> doit permettre de comprendre la fonction et la destination du lien.</text:p>
      <text:p text:style-name="Text_20_body">Note 2 : RGAA considère qu’une adresse e-mail de type <text:span text:style-name="Source_Text">xxx@xxx.yyy</text:span> est un texte de lien suffisant pour comprendre la fonction du lien et ne requiert pas de signaler plus explicitement l’action.</text:p>
      <text:h text:style-name="Heading_20_4" text:outline-level="4"><text:bookmark-start text:name="contraste"/>Contraste<text:bookmark-end text:name="contraste"/></text:h>
      <text:p text:style-name="First_20_paragraph">Opposition marquée entre la luminosité d’une couleur de premier plan et d’une couleur d’arrière-plan. Le rapport de contraste est basé sur la différence de luminance relative entre l’arrière-plan et le premier plan selon la règle : (L1 + 0,05) / (L2 + 0,05) où L1 est la luminance relative la plus claire et L2 la luminance relative la plus sombre. La luminosité est calculée selon la formule suivante : L = 0,2126 * R + 0,7152 * G + 0,0722 * B. Où R, G et B sont définis par :</text:p>
      <text:list text:style-name="L445">
        <text:list-item>
          <text:p text:style-name="P445">Si R sRGB ≤ 0,03928 alors R = R sRGB /12,92 sinon R = ((R sRGB +0,055)/1,055) ^ 2,4 ;</text:p>
        </text:list-item>
        <text:list-item>
          <text:p text:style-name="P445">Si G sRGB ≤ 0,03928 alors G = G sRGB /12,92 sinon G = ((G sRGB +0,055)/1,055) ^ 2,4 ;</text:p>
        </text:list-item>
        <text:list-item>
          <text:p text:style-name="P445">Si B sRGB ≤ 0,03928 alors B = B sRGB /12.92 sinon B = ((B sRGB +0,055)/1,055) ^ 2,4.</text:p>
        </text:list-item>
      </text:list>
      <text:p text:style-name="First_20_paragraph">et R sRGB, G sRGB et B sRGB sont définis par :</text:p>
      <text:list text:style-name="L446">
        <text:list-item>
          <text:p text:style-name="P446">R sRGB = R8bit/255 ;</text:p>
        </text:list-item>
        <text:list-item>
          <text:p text:style-name="P446">G sRGB = G8bit/255 ;</text:p>
        </text:list-item>
        <text:list-item>
          <text:p text:style-name="P446">B sRGB = B8bit/255.</text:p>
        </text:list-item>
      </text:list>
      <text:p text:style-name="First_20_paragraph">Le caractère « ^ » est l’opérateur de puissance.</text:p>
      <text:p text:style-name="Text_20_body">Note : la mesure de contraste concerne le texte, le texte en image, le texte et le texte en image dans les animations, le texte de sous-titrage et le texte incrusté dans les vidéos. Pour le texte et le texte en image dans les animations, le texte de sous-titrage et le texte incrusté dans les vidéos, la taille de la police doit être mesurée par rapport à la taille d’affichage par défaut (telle qu’affichée). Les textes présents dans les éléments d’une image ou d’une vidéo (par exemple un écriteau, une affiche…) ne sont pas concernés.</text:p>
      <text:p text:style-name="Text_20_body">Source (en anglais) : <text:a xlink:type="simple" xlink:href="https://www.w3.org/WAI/WCAG21/Techniques/general/G18#procedure" office:name=""><text:span text:style-name="Definition">Procédure de calcul de contraste des WCAG</text:span></text:a>.</text:p>
      <text:h text:style-name="Heading_20_4" text:outline-level="4"><text:bookmark-start text:name="controle-contenu-en-mouvement-ou-clignotant"/>Contrôle (contenu en mouvement ou clignotant)<text:bookmark-end text:name="controle-contenu-en-mouvement-ou-clignotant"/></text:h>
      <text:p text:style-name="First_20_paragraph">Possibilité pour l’utilisateur de contrôler l’affichage ou la lecture d’un contenu en mouvement ou clignotant par le clavier et la souris, au moins.</text:p>
      <text:p text:style-name="Text_20_body">Tous les contenus en mouvement, à l’exception des médias temporels pris en charge par la thématique multimédia, sont concernés : les images animées (par exemple un gif animé), les contenus en mouvement proposés via une balise <text:span text:style-name="Source_Text">&lt;object&gt;</text:span>, du code JavaScript ou des effets CSS par exemple.</text:p>
      <text:p text:style-name="Text_20_body">Note 1 : lorsque c’est approprié, la méthode de contrôle devrait être disponible comme premier élément de la page.</text:p>
      <text:p text:style-name="Text_20_body">Note 2 : la méthode de contrôle du contenu en mouvement ou clignotant doit permettre à l’utilisateur d’interagir avec le reste de la page. En conséquence, l’arrêt ou la mise en pause via un événement déclenché uniquement sur la prise de focus ne permet pas de valider le critère.</text:p>
      <text:p text:style-name="Text_20_body">Note 3 : Dans certains cas, le mouvement fait partie intégrante du composant et il n’est pas possible d’en donner le contrôle à l’utilisateur, par exemple une barre de progression dont la fonction est d’indiquer par un mouvement la progression d’un évènement comme un téléchargement. Dans ce cas le critère est Non Applicable.</text:p>
      <text:h text:style-name="Heading_20_4" text:outline-level="4"><text:bookmark-start text:name="controle-de-la-consultation-d-un-media-temporel"/>Contrôle de la consultation (d’un média temporel)<text:bookmark-end text:name="controle-de-la-consultation-d-un-media-temporel"/></text:h>
      <text:p text:style-name="First_20_paragraph">Possibilité pour l’utilisateur de contrôler la consultation d’un média temporel par le clavier et tout dispositif de pointage, au moins. Les points suivants doivent être respectés :</text:p>
      <text:list text:style-name="L447">
        <text:list-item>
          <text:p text:style-name="P447">Liste des fonctionnalités obligatoires de contrôle de la consultation :</text:p>
          <text:list text:style-name="L448">
            <text:list-item>
              <text:p text:style-name="P448">L’objet multimédia doit toujours avoir les fonctionnalités suivantes, au minimum : lecture, pause ou stop ;</text:p>
            </text:list-item>
            <text:list-item>
              <text:p text:style-name="P448">Si l’objet multimédia a du son, il doit avoir une fonctionnalité d’activation / désactivation du son ;</text:p>
            </text:list-item>
            <text:list-item>
              <text:p text:style-name="P448">Si l’objet multimédia a des sous-titres, il doit avoir une fonctionnalité de contrôle de l’apparition / disparition des sous-titres ;</text:p>
            </text:list-item>
            <text:list-item>
              <text:p text:style-name="P448">Si l’objet multimédia a une audiodescription, il doit avoir une fonctionnalité de contrôle de l’apparition / disparition de l’audiodescription.</text:p>
            </text:list-item>
          </text:list>
        </text:list-item>
        <text:list-item>
          <text:p text:style-name="P447">Chaque fonctionnalité doit être accessible par le clavier, via la touche de tabulation, et par tout dispositif de pointage au moins.</text:p>
        </text:list-item>
        <text:list-item>
          <text:p text:style-name="P447">Chaque fonctionnalité doit être activable par le clavier et par tout dispositif de pointage, au moins.</text:p>
        </text:list-item>
      </text:list>
      <text:p text:style-name="First_20_paragraph">Note : s’il n’y a pas de son à un média temporel, il n’est pas utile de mettre une fonctionnalité d’activation / désactivation du son. Si cette fonctionnalité est cependant présente et qu’elle nécessite une alternative textuelle pour être comprise par certains utilisateurs, il faut alors lui en donner une puisque l’utilisateur est susceptible d’y accéder et de vouloir l’activer.</text:p>
      <text:h text:style-name="Heading_20_4" text:outline-level="4"><text:bookmark-start text:name="controle-de-saisie-formulaire"/>Contrôle de saisie (formulaire)<text:bookmark-end text:name="controle-de-saisie-formulaire"/></text:h>
      <text:p text:style-name="First_20_paragraph">Ensemble des processus qui permettent de prévenir l’utilisateur des champs obligatoires, des indications de type ou de format attendus et des erreurs de saisie dans un formulaire. Ces contrôles de saisie peuvent être implémentés par l’auteur des contenus ou s’appuyer sur des attributs (comme <text:span text:style-name="Source_Text">required</text:span> ou <text:span text:style-name="Source_Text">pattern</text:span>), des attributs WAI-ARIA (comme <text:span text:style-name="Source_Text">aria-required</text:span>) ou des types de champ qui produisent de manière automatique des indications de saisie ou d’erreurs (comme les types <text:span text:style-name="Source_Text">url</text:span>, <text:span text:style-name="Source_Text">email</text:span>, <text:span text:style-name="Source_Text">date</text:span>, <text:span text:style-name="Source_Text">time</text:span> par exemple).</text:p>
      <text:h text:style-name="Heading_20_4" text:outline-level="4"><text:bookmark-start text:name="controle-son-declenche-automatiquement"/>Contrôle (son déclenché automatiquement)<text:bookmark-end text:name="controle-son-declenche-automatiquement"/></text:h>
      <text:p text:style-name="First_20_paragraph">Possibilité pour l’utilisateur d’arrêter ou de relancer un son déclenché automatiquement.</text:p>
      <text:p text:style-name="Text_20_body">Note : la méthode de contrôle du son devrait être disponible comme premier élément de la page.</text:p>
      <text:h text:style-name="Heading_20_4" text:outline-level="4"><text:bookmark-start text:name="correctement-restitue-par-les-technologies-d-assistance"/>Correctement restitué (par les technologies d’assistance)<text:bookmark-end text:name="correctement-restitue-par-les-technologies-d-assistance"/></text:h>
      <text:p text:style-name="First_20_paragraph">Lorsqu’un critère, un test ou une condition de test demande de vérifier la restitution d’un dispositif, il faut s’assurer que ladite restitution est compatible avec l’accessibilité.</text:p>
      <text:p text:style-name="Text_20_body">Le test consiste à vérifier que la restitution est pertinente pour au moins une des combinaisons de l’environnement de test (ou « base de référence ») utilisé pour déclarer qu’un élément, un dispositif ou une alternative est « compatible avec l’accessibilité ».</text:p>
      <text:p text:style-name="Text_20_body">Par exemple : le <text:a xlink:type="simple" xlink:href="#test-1.3.8" office:name=""><text:span text:style-name="Definition">test 1.3.8</text:span></text:a> demande de vérifier que l’alternative d’une image bitmap (balise <text:span text:style-name="Source_Text">&lt;canvas&gt;</text:span>) porteuse d’information est correctement restituée.</text:p>
      <text:p text:style-name="Text_20_body">On procède alors à un test avec les outils de l’environnement de test défini pour le site.</text:p>
      <text:p text:style-name="Text_20_body">Si on constate que l’alternative est correctement restituée, le test est validé.</text:p>
      <text:h text:style-name="Heading_20_4" text:outline-level="4"><text:bookmark-start text:name="couleur-d-arriere-plan-contigue-et-couleur-contigue"/>Couleur d’arrière-plan contiguë et couleur contiguë<text:bookmark-end text:name="couleur-d-arriere-plan-contigue-et-couleur-contigue"/></text:h>
      <text:p text:style-name="First_20_paragraph">Couleur d’arrière-plan contiguë : couleur d’arrière-plan directement en contact avec le bord extérieur du composant d’interface ou de l’<text:a xlink:type="simple" xlink:href="#element-graphique" office:name=""><text:span text:style-name="Definition">élément graphique</text:span></text:a>.</text:p>
      <text:p text:style-name="Text_20_body">Exemples :</text:p>
      <text:list text:style-name="L449">
        <text:list-item>
          <text:p text:style-name="P449">Pour un bouton blanc avec une bordure bleue sur un fond blanc, le fond blanc à l’extérieur de la bordure bleue correspond à la couleur d’arrière-plan contiguë ;</text:p>
        </text:list-item>
        <text:list-item>
          <text:p text:style-name="P449">Pour un bouton rouge sur fond blanc, le fond blanc à l’extérieur du rouge correspond à la couleur d’arrière-plan contiguë ;</text:p>
        </text:list-item>
        <text:list-item>
          <text:p text:style-name="P449">Pour un bouton blanc avec une bordure verte qui devient noire à la prise de focus et au survol, le fond blanc à l’extérieur de la bordure verte de l’état par défaut et de la bordure noire de l’état au survol et au focus correspond à la couleur d’arrière-plan contiguë.</text:p>
        </text:list-item>
      </text:list>
      <text:p text:style-name="First_20_paragraph">Couleur contiguë : couleur directement en contact avec une autre couleur. Exemple dans un panneau de « sens interdit » le rouge du panneau est la couleur contiguë au trait blanc au centre du panneau.</text:p>
      <text:p text:style-name="Text_20_body">Note 1 : dans le cas de la présence d’un dégradé, c’est la couleur contiguë la moins contrastée du dégradé qui sera à considérer comme la couleur contiguë ou couleur d’arrière-plan contiguë.</text:p>
      <text:p text:style-name="Text_20_body">Note 2 : dans le cas de la présence de plusieurs couleurs, c’est l’ensemble des couleurs qui seront à considérer comme couleur contiguë ou couleur d’arrière-plan contiguë.</text:p>
      <text:h text:style-name="Heading_20_3" text:outline-level="3"><text:bookmark-start text:name="D"/>D<text:bookmark-end text:name="D"/></text:h>
      <text:h text:style-name="Heading_20_4" text:outline-level="4"><text:bookmark-start text:name="description-detaillee-image"/>Description détaillée (image)<text:bookmark-end text:name="description-detaillee-image"/></text:h>
      <text:p text:style-name="First_20_paragraph">Contenu associé à une image en complément de son alternative textuelle afin de décrire en totalité l’information véhiculée par l’image. La description détaillée peut être associée à l’image via :</text:p>
      <text:list text:style-name="L450">
        <text:list-item>
          <text:p text:style-name="P450">Un attribut <text:span text:style-name="Source_Text">longdesc</text:span> qui contient l’adresse d’une page ou d’un emplacement dans la page contenant la description détaillée ;</text:p>
        </text:list-item>
        <text:list-item>
          <text:p text:style-name="P450">Une référence à une description détaillée adjacente à l’image dans l’alternative textuelle ;</text:p>
        </text:list-item>
        <text:list-item>
          <text:p text:style-name="P450">Un <text:a xlink:type="simple" xlink:href="#lien-ou-bouton-adjacent" office:name=""><text:span text:style-name="Definition">lien ou un bouton adjacent</text:span></text:a> qui permet d’accéder à la description détaillée dans la page ou dans une autre page ;</text:p>
        </text:list-item>
        <text:list-item>
          <text:p text:style-name="P450">Un ou plusieurs passages de texte identifiés par un id et liés par un attribut WAI-ARIA <text:span text:style-name="Source_Text">aria-describedby</text:span> sur le modèle <text:span text:style-name="Source_Text">aria-describedby="ID1 ID2 ID3…"</text:span>.</text:p>
        </text:list-item>
      </text:list>
      <text:p text:style-name="First_20_paragraph">Note 1 : Si le support de l’attribut <text:span text:style-name="Source_Text">aria-describedby</text:span> fait défaut, il est possible d’utiliser un ou plusieurs passages de texte identifiés par un <text:span text:style-name="Source_Text">id</text:span> et liés par un attribut WAI-ARIA <text:span text:style-name="Source_Text">aria-labelledby</text:span> à la suite de l’alternative textuelle.</text:p>
      <text:p text:style-name="Text_20_body">Note 2 : Pour assurer une compatibilité maximum avec les agents utilisateurs, notamment Internet Explorer 11, il est recommandé d’implémenter un <text:span text:style-name="Source_Text">tabindex="-1"</text:span> sur les balises qui contiennent un passage de texte et qui ne sont pas des éléments interactifs (bouton, liens, éléments de formulaires, etc.).</text:p>
      <text:h text:style-name="Heading_20_3" text:outline-level="3"><text:bookmark-start text:name="E"/>E<text:bookmark-end text:name="E"/></text:h>
      <text:h text:style-name="Heading_20_4" text:outline-level="4"><text:bookmark-start text:name="element-graphique"/>Élément graphique<text:bookmark-end text:name="element-graphique"/></text:h>
      <text:p text:style-name="First_20_paragraph">Élément faisant appel à une représentation visuelle telle que des images, des pictogrammes ou des graphiques.</text:p>
      <text:p text:style-name="Text_20_body">Cet élément peut être composé d’une ou plusieurs parties dont la visibilité est nécessaire à sa compréhension (par exemple chaque point sur chaque ligne d’un graphique de statistiques).</text:p>
      <text:h text:style-name="Heading_20_4" text:outline-level="4"><text:bookmark-start text:name="ensemble-de-pages"/>Ensemble de pages<text:bookmark-end text:name="ensemble-de-pages"/></text:h>
      <text:p text:style-name="First_20_paragraph">Pages web liées les unes aux autres par des liens et constituant un ensemble cohérent à l’intérieur d’un site web. Par exemple, les pages d’une rubrique spécifique, les pages d’un blog, les pages d’administration d’un compte client sont autant d’ensembles de page.</text:p>
      <text:p text:style-name="Text_20_body">Note : la page d’accueil d’un site web peut constituer, à elle seule, un « ensemble de pages » du fait de son unicité.</text:p>
      <text:h text:style-name="Heading_20_4" text:outline-level="4"><text:bookmark-start text:name="en-tete-de-colonne-ou-de-ligne"/>En-tête de colonne ou de ligne<text:bookmark-end text:name="en-tete-de-colonne-ou-de-ligne"/></text:h>
      <text:p text:style-name="First_20_paragraph">Contenu d’une cellule dans un tableau de données (la première cellule d’une colonne ou d’une ligne, généralement) qui sert d’intitulé pour la totalité ou une partie des cellules de la colonne ou de la ligne. Une colonne ou une ligne peut contenir plusieurs en-têtes (en-tête intermédiaire). Lorsque les en-têtes s’appliquent à l’ensemble d’une ligne ou d’une colonne, ils peuvent être structurés avec une balise <text:span text:style-name="Source_Text">&lt;th&gt;</text:span> ou une balise pourvue d’un attribut WAI-ARIA <text:span text:style-name="Source_Text">role="rowheader"</text:span> ou <text:span text:style-name="Source_Text">role="columnheader"</text:span>. Dans le cas contraire, seule une balise <text:span text:style-name="Source_Text">&lt;th&gt;</text:span> peut être utilisée.</text:p>
      <text:p text:style-name="Text_20_body">Note : seule la balise <text:span text:style-name="Source_Text">&lt;th&gt;</text:span> étant totalement supportée par l’ensemble des technologies d’assistance, il est fortement recommandé de privilégier cette solution lors de la mise en œuvre afin d’éviter de nombreuses vérifications dans les différentes combinaisons prévues dans l’environnement de test (ou « base de référence »).</text:p>
      <text:h text:style-name="Heading_20_4" text:outline-level="4"><text:bookmark-start text:name="environnement-maitrise"/>Environnement maîtrisé<text:bookmark-end text:name="environnement-maitrise"/></text:h>
      <text:p text:style-name="First_20_paragraph">Tout environnement dans lequel l’accès à l’information, les technologies, les conditions d’utilisation et le profil des utilisateurs peuvent être connus et maîtrisés. Les principaux éléments dont la maîtrise est essentielle sont :</text:p>
      <text:list text:style-name="L451">
        <text:list-item>
          <text:p text:style-name="P451">Le type et la version des navigateurs ;</text:p>
        </text:list-item>
        <text:list-item>
          <text:p text:style-name="P451">Les technologies supportées, leur version et leur activation (JavaScript, WAI-ARIA, Flash, Silverlight…) ;</text:p>
        </text:list-item>
        <text:list-item>
          <text:p text:style-name="P451">Les technologies d’assistance et tout dispositif utilisé de manière spécifique par les utilisateurs handicapés ;</text:p>
        </text:list-item>
        <text:list-item>
          <text:p text:style-name="P451">Les systèmes d’exploitation et les APIs d’accessibilité supportées ;</text:p>
        </text:list-item>
        <text:list-item>
          <text:p text:style-name="P451">La formation des utilisateurs de technologies d’assistance à l’utilisation de tout dispositif particulier (interface, application en ligne…).</text:p>
        </text:list-item>
      </text:list>
      <text:p text:style-name="First_20_paragraph">Les auteurs et les administrateurs doivent garantir la compatibilité des technologies utilisées et de leurs usages par les utilisateurs et leurs technologies (y compris les technologies d’assistance). Les services d’information ou les sites Web, quel que soit leur statut, qui offrent un accès public ne peuvent pas être considérés comme des environnements maîtrisés.</text:p>
      <text:h text:style-name="Heading_20_4" text:outline-level="4"><text:bookmark-start text:name="etiquette-de-champ-de-formulaire"/>Étiquette de champ de formulaire<text:bookmark-end text:name="etiquette-de-champ-de-formulaire"/></text:h>
      <text:p text:style-name="First_20_paragraph">Texte à proximité du champ de formulaire permettant d’en connaître la nature, le type ou le format des informations attendues. L’étiquette peut être associée au champ de formulaire de plusieurs manières :</text:p>
      <text:list text:style-name="L452">
        <text:list-item>
          <text:p text:style-name="P452">Par l’utilisation d’une balise <text:span text:style-name="Source_Text">&lt;label&gt;</text:span> ;</text:p>
        </text:list-item>
        <text:list-item>
          <text:p text:style-name="P452">Par l’utilisation de l’attribut WAI-ARIA <text:span text:style-name="Source_Text">aria-label</text:span> ;</text:p>
        </text:list-item>
        <text:list-item>
          <text:p text:style-name="P452">Par l’utilisation d’une liaison entre le texte et le champ par l’attribut WAI-ARIA <text:span text:style-name="Source_Text">aria-labelledby</text:span> ;</text:p>
        </text:list-item>
        <text:list-item>
          <text:p text:style-name="P452">Par l’utilisation de l’attribut <text:span text:style-name="Source_Text">title</text:span>.</text:p>
        </text:list-item>
      </text:list>
      <text:p text:style-name="First_20_paragraph">Note importante : lorsque plusieurs de ces techniques sont présentes sur un même champ, le calcul du « nom accessible », c’est-à-dire ce qui sera restitué, obéit à un ordre strict :</text:p>
      <text:list text:style-name="L453">
        <text:list-item>
          <text:p text:style-name="P453"><text:span text:style-name="Source_Text">aria-labelledby</text:span> ;</text:p>
        </text:list-item>
        <text:list-item>
          <text:p text:style-name="P453">Sinon <text:span text:style-name="Source_Text">aria-label</text:span> ;</text:p>
        </text:list-item>
        <text:list-item>
          <text:p text:style-name="P453">Sinon <text:span text:style-name="Source_Text">&lt;label&gt;</text:span> ;</text:p>
        </text:list-item>
        <text:list-item>
          <text:p text:style-name="P453">Sinon <text:span text:style-name="Source_Text">title</text:span>.</text:p>
        </text:list-item>
      </text:list>
      <text:p text:style-name="First_20_paragraph">Cet ordre doit être utilisé pour l’évaluation de la pertinence de l’étiquette (<text:a xlink:type="simple" xlink:href="#crit-11.2" office:name=""><text:span text:style-name="Definition">critère 11.2</text:span></text:a>). Par exemple, même dans le cas de la présence d’un <text:span text:style-name="Source_Text">&lt;label&gt;</text:span>, c’est le passage de texte référencé par <text:span text:style-name="Source_Text">aria-labelledby</text:span> qui doit être pris en compte.</text:p>
      <text:p text:style-name="Text_20_body">Référence : <text:a xlink:type="simple" xlink:href="https://www.w3.org/TR/html-aam-1.0/#accessible-name-and-description-computation" office:name=""><text:span text:style-name="Definition"><text:span text:style-name="T3">Accessible name and description calculation</text:span></text:span></text:a>.</text:p>
      <text:p text:style-name="Text_20_body">Note importante au sujet de l’utilisation de <text:span text:style-name="Source_Text">placeholder</text:span> : lorsque l’attribut <text:span text:style-name="Source_Text">placeholder</text:span> est présent, il est susceptible d’être restitué à la place de l’attribut <text:span text:style-name="Source_Text">title</text:span>. Par conséquent, lorsque ces deux attributs <text:span text:style-name="Source_Text">title</text:span> et <text:span text:style-name="Source_Text">placeholder</text:span> sont présents, ils doivent être identiques.</text:p>
      <text:p text:style-name="Text_20_body">Note au sujet des étiquettes liées par <text:span text:style-name="Source_Text">aria-labelledby</text:span> : Il s’agit d’un ou de plusieurs passages de texte identifiés par des <text:span text:style-name="Source_Text">id</text:span> et liés par <text:span text:style-name="Source_Text">aria-labelledby</text:span> sur le modèle suivant : <text:span text:style-name="Source_Text">aria-labelledby="ID1 ID2 ID3…"</text:span>. Pour assurer une compatibilité maximum avec les agents utilisateurs, notamment Internet Explorer 11, il est recommandé d’implémenter un <text:span text:style-name="Source_Text">tabindex="-1"</text:span> sur les passages de textes qui ne sont pas des éléments interactifs (bouton, liens, éléments de formulaires, etc.).</text:p>
      <text:p text:style-name="Text_20_body">Note : l’attribut <text:span text:style-name="Source_Text">aria-label</text:span> ne peut pas être utilisé pour indiquer le caractère obligatoire d’un champ.</text:p>
      <text:h text:style-name="Heading_20_4" text:outline-level="4"><text:bookmark-start text:name="etiquettes-coherentes"/>Étiquettes cohérentes<text:bookmark-end text:name="etiquettes-coherentes"/></text:h>
      <text:p text:style-name="First_20_paragraph">Les étiquettes de champs de formulaire présentes dans une même page ou dans un ensemble de pages et réclamant la saisie d’une même information doivent être formulées sans ambiguïté pour que l’utilisateur sache que l’information qu’il doit communiquer est la même.</text:p>
      <text:h text:style-name="Heading_20_3" text:outline-level="3"><text:bookmark-start text:name="F"/>F<text:bookmark-end text:name="F"/></text:h>
      <text:h text:style-name="Heading_20_4" text:outline-level="4"><text:bookmark-start text:name="feuille-de-style"/>Feuille de style<text:bookmark-end text:name="feuille-de-style"/></text:h>
      <text:p text:style-name="First_20_paragraph">Le langage CSS destiné à la mise en forme des éléments du contenu (exemples : couleur du fond de la page, taille / police / couleur des caractères, positionnement de l’information dans la page web…). Les styles CSS peuvent être externes (fichier CSS), embarqués (déclarés dans l’en-tête de la page) ou en ligne (déclarés via l’attribut <text:span text:style-name="Source_Text">style</text:span> d’une balise).</text:p>
      <text:h text:style-name="Heading_20_4" text:outline-level="4"><text:bookmark-start text:name="formulaire"/>Formulaire<text:bookmark-end text:name="formulaire"/></text:h>
      <text:p text:style-name="First_20_paragraph">Balise <text:span text:style-name="Source_Text">&lt;form&gt;</text:span> ou balise possédant un attribut WAI-ARIA <text:span text:style-name="Source_Text">role="form"</text:span>.</text:p>
      <text:h text:style-name="Heading_20_3" text:outline-level="3"><text:bookmark-start text:name="G"/>G<text:bookmark-end text:name="G"/></text:h>
      <text:h text:style-name="Heading_20_4" text:outline-level="4"><text:bookmark-start text:name="gestes-complexes-et-gestes-simples"/>Gestes complexes et gestes simples<text:bookmark-end text:name="gestes-complexes-et-gestes-simples"/></text:h>
      <text:p text:style-name="First_20_paragraph">Un geste simple implique un contact en un point unique de l’écran. Il peut s’agir d’une pression ou d’un clic simple, d’une double-pression ou d’un double-clic, d’une pression prolongée.</text:p>
      <text:p text:style-name="Text_20_body">Un geste complexe peut être à la fois un geste impliquant plusieurs points de contact sur l’écran (exemple : un geste avec deux doigts sur l’écran pour zoomer ou dézoomer une carte) et un geste basé sur le suivi d’une trajectoire sur l’écran (exemple : fonction JavaScript permettant de détection le déplacement d’un doigt vers la gauche ou droite sur une surface tactile pour déclencher le passage à l’item précédent / suivant d’un carrousel).</text:p>
      <text:h text:style-name="Heading_20_3" text:outline-level="3"><text:bookmark-start text:name="I"/>I<text:bookmark-end text:name="I"/></text:h>
      <text:h text:style-name="Heading_20_4" text:outline-level="4"><text:bookmark-start text:name="image-de-decoration"/>Image de décoration<text:bookmark-end text:name="image-de-decoration"/></text:h>
      <text:p text:style-name="First_20_paragraph">Image n’ayant aucune fonction et ne véhiculant aucune information particulière par rapport au contenu auquel elle est associée.</text:p>
      <text:p text:style-name="Text_20_body">Exemples :</text:p>
      <text:list text:style-name="L454">
        <text:list-item>
          <text:p text:style-name="P454">Une image précédant chaque item d’une liste ;</text:p>
        </text:list-item>
        <text:list-item>
          <text:p text:style-name="P454">Une image servant à caler la mise en page ;</text:p>
        </text:list-item>
        <text:list-item>
          <text:p text:style-name="P454">Une image de coin arrondie pour habiller un bloc d’information ;</text:p>
        </text:list-item>
        <text:list-item>
          <text:p text:style-name="P454">Une image d’illustration n’apportant aucune information nécessaire à la compréhension du texte auquel elle est associée.</text:p>
        </text:list-item>
      </text:list>
      <text:p text:style-name="First_20_paragraph">Note : les balises possédant un attribut WAI-ARIA <text:span text:style-name="Source_Text">role="img"</text:span> ne peuvent faire office d’image de décoration qu’à la condition qu’elles possèdent un attribut WAI-ARIA <text:span text:style-name="Source_Text">aria-hidden="true"</text:span>.</text:p>
      <text:h text:style-name="Heading_20_4" text:outline-level="4"><text:bookmark-start text:name="image-objet"/>Image objet<text:bookmark-end text:name="image-objet"/></text:h>
      <text:p text:style-name="First_20_paragraph">Image incorporée ou générée par une balise <text:span text:style-name="Source_Text">&lt;object&gt;</text:span>.</text:p>
      <text:h text:style-name="Heading_20_4" text:outline-level="4"><text:bookmark-start text:name="image-porteuse-d-information"/>Image porteuse d’information<text:bookmark-end text:name="image-porteuse-d-information"/></text:h>
      <text:p text:style-name="First_20_paragraph">Image qui véhicule une information nécessaire à la compréhension du contenu auquel elle est associée.</text:p>
      <text:p text:style-name="Text_20_body">Note 1 : lorsque l’image est le seul contenu d’un lien, son alternative est l’intitulé du lien. Dans ce cas, l’alternative de l’image devrait être évaluée avec la thématique « Liens ».</text:p>
      <text:p text:style-name="Text_20_body">Note 2 : lorsqu’un bouton de formulaire, inséré avec l’élément <text:span text:style-name="Source_Text">&lt;button&gt;</text:span>, ne contient qu’une image (balise <text:span text:style-name="Source_Text">&lt;img&gt;</text:span>, <text:span text:style-name="Source_Text">&lt;object&gt;</text:span>, <text:span text:style-name="Source_Text">&lt;embed&gt;</text:span>, <text:span text:style-name="Source_Text">&lt;canvas&gt;</text:span> ou <text:span text:style-name="Source_Text">&lt;svg&gt;</text:span>), l’alternative de l’image est l’intitulé du bouton. Deux cas peuvent se présenter :</text:p>
      <text:list text:style-name="L455">
        <text:list-item>
          <text:p text:style-name="P455">Le bouton est contrôlé par son type, par exemple, le type <text:span text:style-name="Source_Text">submit</text:span> ou <text:span text:style-name="Source_Text">reset</text:span>, et fait partie d’un formulaire. Dans ce cas, le bouton image doit être évalué avec la thématique « Formulaires » ;</text:p>
        </text:list-item>
        <text:list-item>
          <text:p text:style-name="P455">Le bouton est contrôlé par un dispositif JavaScript. Dans ce cas, le bouton image doit être évalué avec la thématique « Scripts ».</text:p>
        </text:list-item>
      </text:list>
      <text:h text:style-name="Heading_20_4" text:outline-level="4"><text:bookmark-start text:name="image-reactive"/>Image réactive<text:bookmark-end text:name="image-reactive"/></text:h>
      <text:list text:style-name="L456">
        <text:list-item>
          <text:p text:style-name="P456">Image réactive côté client (attribut <text:span text:style-name="Source_Text">usemap</text:span>) : image divisée en zones cliquables ou neutres (attribut <text:span text:style-name="Source_Text">nohref</text:span>) ;</text:p>
        </text:list-item>
        <text:list-item>
          <text:p text:style-name="P456">Image réactive côté serveur (attribut <text:span text:style-name="Source_Text">ismap</text:span>) : image pour laquelle le navigateur transmet au serveur les coordonnées du pointeur, chaque jeu de coordonnées correspondant à une ressource (page web). L’image réactive côté serveur est extrêmement rare.</text:p>
        </text:list-item>
      </text:list>
      <text:p text:style-name="First_20_paragraph">Note : en HTML5, l’attribut <text:span text:style-name="Source_Text">ismap</text:span> est obsolète et non conforme pour les boutons de type <text:span text:style-name="Source_Text">image</text:span> (<text:span text:style-name="Source_Text">input type="image"</text:span>).</text:p>
      <text:h text:style-name="Heading_20_4" text:outline-level="4"><text:bookmark-start text:name="image-test"/>Image-test<text:bookmark-end text:name="image-test"/></text:h>
      <text:p text:style-name="First_20_paragraph">Image servant dans un test, captcha ou une image servant de test dans un quiz ou un jeu.</text:p>
      <text:p text:style-name="Text_20_body">Exemple : une série d’images présente un détail issu de tableaux célèbres ; il faut reconnaître le titre et le peintre de chaque tableau. Dans cette situation, il n’est pas possible de donner une alternative pertinente (par exemple le nom du tableau et/ou du peintre) sans rendre le test inutilisable. L’alternative doit alors se contenter de donner la possibilité d’identifier l’image, par exemple “image 1 du test”.</text:p>
      <text:h text:style-name="Heading_20_4" text:outline-level="4"><text:bookmark-start text:name="image-texte"/>Image texte<text:bookmark-end text:name="image-texte"/></text:h>
      <text:p text:style-name="First_20_paragraph">Image affichant du texte.</text:p>
      <text:p text:style-name="Text_20_body">Note : il n’est pas recommandé d’utiliser des images-textes. Lorsqu’il est possible de reproduire les mêmes effets en CSS, le <text:a xlink:type="simple" xlink:href="#crit-1.8" office:name=""><text:span text:style-name="Definition">critère 1.8</text:span></text:a> impose que le texte soit reproduit en texte CSS, ou qu’un mécanisme de remplacement permette à l’utilisateur de remplacer ces images par du <text:a xlink:type="simple" xlink:href="#texte-style" office:name=""><text:span text:style-name="Definition">texte stylé</text:span></text:a> en CSS.</text:p>
      <text:h text:style-name="Heading_20_4" text:outline-level="4"><text:bookmark-start text:name="image-texte-objet"/>Image texte objet<text:bookmark-end text:name="image-texte-objet"/></text:h>
      <text:p text:style-name="First_20_paragraph">Image générée par la balise <text:span text:style-name="Source_Text">&lt;object&gt;</text:span> et affichant du texte.</text:p>
      <text:h text:style-name="Heading_20_4" text:outline-level="4"><text:bookmark-start text:name="image-vehiculant-une-information-donnee-par-la-couleur"/>Image véhiculant une information (donnée par la couleur)<text:bookmark-end text:name="image-vehiculant-une-information-donnee-par-la-couleur"/></text:h>
      <text:p text:style-name="First_20_paragraph">Image dont tout ou partie du contenu transmet visuellement une information par l’intermédiaire d’une couleur uniquement.</text:p>
      <text:h text:style-name="Heading_20_4" text:outline-level="4"><text:bookmark-start text:name="indication-de-champ-obligatoire"/>Indication de champ obligatoire<text:bookmark-end text:name="indication-de-champ-obligatoire"/></text:h>
      <text:p text:style-name="First_20_paragraph">Indication textuelle ou graphique (icône) permettant à l’utilisateur de savoir que la saisie d’un champ est obligatoire préalablement à la saisie.</text:p>
      <text:p text:style-name="Text_20_body">Note : Dans le cas où cette indication n’est pas réalisée de manière textuelle explicite (icône, “*”, “!”, etc.), l’explication de la signification de cette indication doit se situer, visuellement et dans l’ordre du code source, avant la première utilisation de l’indication.</text:p>
      <text:h text:style-name="Heading_20_4" text:outline-level="4"><text:bookmark-start text:name="indication-donnee-par-la-forme-la-taille-ou-la-position"/>Indication donnée par la forme, la taille ou la position<text:bookmark-end text:name="indication-donnee-par-la-forme-la-taille-ou-la-position"/></text:h>
      <text:p text:style-name="First_20_paragraph">Il peut s’agir, par exemple :</text:p>
      <text:list text:style-name="L457">
        <text:list-item>
          <text:p text:style-name="P457">De la présence d’un marqueur visuel, pour indiquer la page active dans un menu de navigation (indication donnée par la position) ;</text:p>
        </text:list-item>
        <text:list-item>
          <text:p text:style-name="P457">D’une mise en avant-plan pour indiquer un onglet actif (indication donnée par la forme) ;</text:p>
        </text:list-item>
        <text:list-item>
          <text:p text:style-name="P457">D’une modification de la taille de police dans un nuage de tags (indication donnée par la taille).</text:p>
        </text:list-item>
      </text:list>
      <text:p text:style-name="First_20_paragraph">Ou de tout autre effet graphique similaire.</text:p>
      <text:h text:style-name="Heading_20_4" text:outline-level="4"><text:bookmark-start text:name="indication-du-type-de-donnees-et-ou-de-format"/>Indication du type de données et/ou de format<text:bookmark-end text:name="indication-du-type-de-donnees-et-ou-de-format"/></text:h>
      <text:p text:style-name="First_20_paragraph">Indication textuelle permettant à l’utilisateur de savoir quel est le type de donnée et/ou le format de saisie requis par un champ obligatoire, préalablement à son renseignement.</text:p>
      <text:p text:style-name="Text_20_body">Exemples :</text:p>
      <text:list text:style-name="L458">
        <text:list-item>
          <text:p text:style-name="P458">Courriel (format : vous@domaine.com) ;</text:p>
        </text:list-item>
        <text:list-item>
          <text:p text:style-name="P458">Code postal (format : 00000) ;</text:p>
        </text:list-item>
        <text:list-item>
          <text:p text:style-name="P458">Date (format : JJ/MM/AAAA).</text:p>
        </text:list-item>
      </text:list>
      <text:h text:style-name="Heading_20_4" text:outline-level="4"><text:bookmark-start text:name="information-donnee-par-la-couleur"/>Information (donnée par la couleur)<text:bookmark-end text:name="information-donnee-par-la-couleur"/></text:h>
      <text:p text:style-name="First_20_paragraph">Information transmise visuellement par l’intermédiaire d’une couleur. L’indication que les champs en rouge sont obligatoires dans un formulaire, l’utilisation d’un fond bleu pour indiquer la page en cours de consultation dans un menu avec le fond vert, le changement de couleur d’un nom d’article pour indiquer son indisponibilité dans une liste d’articles sont autant d’exemples d’indication donnée par la couleur.</text:p>
      <text:p text:style-name="Text_20_body">Lorsqu’une information donnée par la couleur est accompagnée d’une autre méthode à destination des utilisateurs qui ne voient pas ou perçoivent mal les couleurs ou leurs associations, le critère sera considéré comme non applicable.</text:p>
      <text:p text:style-name="Text_20_body">Les moyens de transmettre une information autrement que par la couleur peuvent être :</text:p>
      <text:list text:style-name="L459">
        <text:list-item>
          <text:p text:style-name="P459">Une indication textuelle visible ;</text:p>
        </text:list-item>
        <text:list-item>
          <text:p text:style-name="P459">Un moyen faisant intervenir du graphisme (pictogramme, image de fond, forme, style de bordure différent, etc.) et par le biais d’un complément au niveau du code (<text:span text:style-name="Source_Text">aria-label</text:span>, <text:span text:style-name="Source_Text">title</text:span>, texte masqué, <text:span text:style-name="Source_Text">aria-current</text:span>, etc.) ;</text:p>
        </text:list-item>
        <text:list-item>
          <text:p text:style-name="P459">Un autre style typographique (gras, italique, taille de texte, autre police, etc) et par le biais d’un complément au niveau du code (<text:span text:style-name="Source_Text">aria-label</text:span>, <text:span text:style-name="Source_Text">title</text:span>, texte masqué, <text:span text:style-name="Source_Text">aria-current</text:span>, etc.).</text:p>
        </text:list-item>
      </text:list>
      <text:h text:style-name="Heading_20_4" text:outline-level="4"><text:bookmark-start text:name="intitule-ou-nom-accessible-de-lien"/>Intitulé (ou nom accessible) de lien<text:bookmark-end text:name="intitule-ou-nom-accessible-de-lien"/></text:h>
      <text:p text:style-name="First_20_paragraph">« Nom accessible » restitué par les technologies d’assistance.</text:p>
      <text:p text:style-name="Text_20_body">Dans le cas d’un lien HTML, le « nom accessible » est obtenu selon l’ordre suivant :</text:p>
      <text:list text:style-name="L460">
        <text:list-item>
          <text:p text:style-name="P460">passage de texte associé par l’attribut WAI-ARIA <text:span text:style-name="Source_Text">aria-labelledby</text:span> ;</text:p>
        </text:list-item>
        <text:list-item>
          <text:p text:style-name="P460">sinon, contenu de l’attribut WAI-ARIA <text:span text:style-name="Source_Text">aria-label</text:span> ;</text:p>
        </text:list-item>
        <text:list-item>
          <text:p text:style-name="P460">sinon, contenu du lien ;</text:p>
        </text:list-item>
        <text:list-item>
          <text:p text:style-name="P460">sinon, contenu de l’attribut <text:span text:style-name="Source_Text">title</text:span>.</text:p>
        </text:list-item>
      </text:list>
      <text:p text:style-name="First_20_paragraph">Cet ordre doit être utilisé pour déterminer ce qui constitue l’intitulé du lien. Par exemple :</text:p>
      <text:list text:style-name="L461">
        <text:list-item>
          <text:p text:style-name="P461">en cas de présence conjointe d’un attribut WAI-ARIA <text:span text:style-name="Source_Text">aria-label</text:span> et d’un attribut WAI-ARIA <text:span text:style-name="Source_Text">aria-labelledby</text:span>, c’est le passage de texte référencé par l’attribut WAI-ARIA <text:span text:style-name="Source_Text">aria-labelledby</text:span> qui doit être considéré comme l’intitulé ;</text:p>
        </text:list-item>
        <text:list-item>
          <text:p text:style-name="P461">en cas de présence conjointe d’un attribut WAI-ARIA <text:span text:style-name="Source_Text">aria-label</text:span> et d’un contenu dans le lien, c’est le contenu de l’attribut WAI-ARIA <text:span text:style-name="Source_Text">aria-label</text:span> qui doit être considéré comme l’intitulé.</text:p>
        </text:list-item>
      </text:list>
      <text:p text:style-name="First_20_paragraph">Référence : <text:a xlink:type="simple" xlink:href="https://www.w3.org/TR/html-aam-1.0/#accessible-name-and-description-computation" office:name=""><text:span text:style-name="Definition"><text:span text:style-name="T3">Accessible name and description calculation</text:span></text:span></text:a>.</text:p>
      <text:p text:style-name="Text_20_body">Dans le cas où le « nom accessible » est obtenu à partir du contenu du lien, celui-ci sera variable en fonction des cas suivants :</text:p>
      <text:p text:style-name="Text_20_body">Lien texte :</text:p>
      <text:p text:style-name="Text_20_body">En HTML, le « nom accessible » correspond au texte constitué à partir :</text:p>
      <text:list text:style-name="L462">
        <text:list-item>
          <text:p text:style-name="P462">du texte contenu dans le lien ;</text:p>
        </text:list-item>
        <text:list-item>
          <text:p text:style-name="P462">du texte contenu dans les éléments enfants du lien.</text:p>
        </text:list-item>
      </text:list>
      <text:p text:style-name="First_20_paragraph">Lien image :</text:p>
      <text:p text:style-name="Text_20_body">En HTML, le « nom accessible » correspond au texte constitué à partir de l’alternative textuelle d’une ou plusieurs images dans le lien du type :</text:p>
      <text:list text:style-name="L463">
        <text:list-item>
          <text:p text:style-name="P463">Image (élément <text:span text:style-name="Source_Text">&lt;img&gt;</text:span> ou balise ouvrante ayant l’attribut WAI-ARIA <text:span text:style-name="Source_Text">role="img"</text:span>) ;</text:p>
        </text:list-item>
        <text:list-item>
          <text:p text:style-name="P463">Image objet (élément <text:span text:style-name="Source_Text">&lt;object&gt;</text:span>) ;</text:p>
        </text:list-item>
        <text:list-item>
          <text:p text:style-name="P463">Image bitmap (élément <text:span text:style-name="Source_Text">&lt;canvas&gt;</text:span>) ;</text:p>
        </text:list-item>
        <text:list-item>
          <text:p text:style-name="P463">Image vectorielle (élément <text:span text:style-name="Source_Text">&lt;svg&gt;</text:span>).</text:p>
        </text:list-item>
      </text:list>
      <text:p text:style-name="First_20_paragraph">Lien composite :</text:p>
      <text:p text:style-name="Text_20_body">En HTML, le « nom accessible » correspond au texte constitué à partir de l’ensemble :</text:p>
      <text:list text:style-name="L464">
        <text:list-item>
          <text:p text:style-name="P464">du texte contenu dans le lien ;</text:p>
        </text:list-item>
        <text:list-item>
          <text:p text:style-name="P464">du texte contenu dans les éléments enfant du lien ;</text:p>
        </text:list-item>
        <text:list-item>
          <text:p text:style-name="P464">du contenu de l’alternative textuelle de la ou des images comprises dans le lien.</text:p>
        </text:list-item>
      </text:list>
      <text:p text:style-name="First_20_paragraph">Dans le cas d’un lien SVG (version 1.1), le « nom accessible » est obtenu comme suit :</text:p>
      <text:list text:style-name="L465">
        <text:list-item>
          <text:p text:style-name="P465">Passage de texte associé par l’attribut WAI-ARIA <text:span text:style-name="Source_Text">aria-labelledby</text:span> ;</text:p>
        </text:list-item>
        <text:list-item>
          <text:p text:style-name="P465">Sinon, contenu de l’attribut WAI-ARIA <text:span text:style-name="Source_Text">aria-label</text:span> ;</text:p>
        </text:list-item>
        <text:list-item>
          <text:p text:style-name="P465">Sinon, contenu de l’élément <text:span text:style-name="Source_Text">&lt;title&gt;</text:span> enfant direct du lien ;</text:p>
        </text:list-item>
        <text:list-item>
          <text:p text:style-name="P465">Sinon, contenu de l’attribut <text:span text:style-name="Source_Text">xlink:title</text:span> ;</text:p>
        </text:list-item>
        <text:list-item>
          <text:p text:style-name="P465">Sinon, contenu texte d’un ou plusieurs éléments <text:span text:style-name="Source_Text">&lt;text&gt;</text:span>.</text:p>
        </text:list-item>
      </text:list>
      <text:p text:style-name="First_20_paragraph">Il faut cependant être vigilant car cet algorithme de calcul n’est pas encore pris en compte et effectif au sein des différents lecteurs d’écran. À ce jour, le support est disponible avec VoiceOver, mais incomplet ou lacunaire avec JAWS et NVDA. Si bien que le plus petit dénominateur commun sur lequel il est possible de se reposer pour fournir un intitulé au lien est l’élément <text:span text:style-name="Source_Text">&lt;text&gt;</text:span>.</text:p>
      <text:p text:style-name="Text_20_body">Note 1 : un intitulé de lien sera considéré comme non-explicite dans le cas où le « nom accessible » ne reprend pas l’<text:a xlink:type="simple" xlink:href="#intitule-visible" office:name=""><text:span text:style-name="Definition">intitulé visible</text:span></text:a> du lien.</text:p>
      <text:p text:style-name="Text_20_body">Note 2 : en raison de la configuration possible des aides techniques permettant de forcer la restitution du « nom accessible » issu du contenu de l’attribut <text:span text:style-name="Source_Text">title</text:span> au détriment du « nom accessible » issu du contenu du lien. Un intitulé de lien sera considéré comme non-explicite dans le cas où le lien possède un attribut <text:span text:style-name="Source_Text">title</text:span> dont la valeur ne reprendrait pas au moins le « nom accessible » issu du contenu du lien.</text:p>
      <text:p text:style-name="Text_20_body">Note 3 : dans le cas de la présence de plusieurs liens ayant une destination différente dont le « nom accessible » est identique. L’intitulé de lien seul sera considéré comme non-explicite si le contexte de lien ne permet pas de les différencier.</text:p>
      <text:p text:style-name="Text_20_body">Note 4 : lorsqu’un lien ne comporte aucun contenu, il sera non conforme au regard du <text:a xlink:type="simple" xlink:href="#crit-10.2" office:name=""><text:span text:style-name="Definition">critère 10.2</text:span></text:a> et du <text:a xlink:type="simple" xlink:href="#crit-6.2" office:name=""><text:span text:style-name="Definition">critère 6.2</text:span></text:a>.</text:p>
      <text:p text:style-name="Text_20_body">Note 5 : bien que le calcul du nom accessible d’un lien tienne compte de contenus texte générés en CSS via les pseudo-éléments <text:span text:style-name="Source_Text">::before</text:span> et <text:span text:style-name="Source_Text">::after</text:span>, cette pratique ne doit pas être utilisée, car elle constitue une non-conformité au critère 1.3.1 des WCAG 2.1 (cf. <text:a xlink:type="simple" xlink:href="https://www.w3.org/WAI/WCAG21/Techniques/failures/F87" office:name=""><text:span text:style-name="Definition">F87</text:span></text:a>).</text:p>
      <text:h text:style-name="Heading_20_4" text:outline-level="4"><text:bookmark-start text:name="intitule-visible"/>Intitulé visible<text:bookmark-end text:name="intitule-visible"/></text:h>
      <text:p text:style-name="First_20_paragraph">Texte affiché faisant office d’intitulé visible à l’écran au sein d’un bouton ou d’un lien.</text:p>
      <text:p text:style-name="Text_20_body">Texte affiché faisant office d’<text:a xlink:type="simple" xlink:href="#etiquette-de-champ-de-formulaire" office:name=""><text:span text:style-name="Definition">étiquette</text:span></text:a> pour un champ formulaire.</text:p>
      <text:p text:style-name="Text_20_body">Ce texte peut être constitué de texte ou d’une image contenant du texte.</text:p>
      <text:h text:style-name="Heading_20_4" text:outline-level="4"><text:bookmark-start text:name="items-de-meme-nature-d-une-liste-de-choix"/>Items de même nature d’une liste de choix<text:bookmark-end text:name="items-de-meme-nature-d-une-liste-de-choix"/></text:h>
      <text:p text:style-name="First_20_paragraph">Dans une liste déroulante (balise <text:span text:style-name="Source_Text">&lt;select&gt;</text:span>), ensemble d’items (balises <text:span text:style-name="Source_Text">&lt;option&gt;</text:span>) pouvant être regroupés par leur nature. Le regroupement vise à identifier les items devant être traités comme un ensemble (par exemple, une liste de départements regroupés par régions).</text:p>
      <text:h text:style-name="Heading_20_3" text:outline-level="3"><text:bookmark-start text:name="L"/>L<text:bookmark-end text:name="L"/></text:h>
      <text:h text:style-name="Heading_20_4" text:outline-level="4"><text:bookmark-start text:name="landmarks"/>Landmarks<text:bookmark-end text:name="landmarks"/></text:h>
      <text:p text:style-name="First_20_paragraph">WAI-ARIA propose des rôles permettant d’indiquer les zones principales (régions) du document. Ces rôles sont très profitables aux utilisateurs de lecteurs d’écran notamment, mais également aux utilisateurs de la navigation au clavier qui peuvent ainsi bénéficier de fonctionnalités de navigation rapide dans la <text:a xlink:type="simple" xlink:href="#structure-du-document" office:name=""><text:span text:style-name="Definition">structure du document</text:span></text:a>.</text:p>
      <text:p text:style-name="Text_20_body">Les rôles doivent être définis dans le document en fonction de la nature de la zone :</text:p>
      <text:list text:style-name="L466">
        <text:list-item>
          <text:p text:style-name="P466">La zone d’<text:a xlink:type="simple" xlink:href="#zone-d-en-tete" office:name=""><text:span text:style-name="Definition">en-tête</text:span></text:a> doit avoir un attribut WAI-ARIA <text:span text:style-name="Source_Text">role="banner"</text:span> ;</text:p>
        </text:list-item>
        <text:list-item>
          <text:p text:style-name="P466">Le <text:a xlink:type="simple" xlink:href="#menu-et-barre-de-navigation" office:name=""><text:span text:style-name="Definition">menu de navigation</text:span></text:a> principal doit avoir un attribut WAI-ARIA <text:span text:style-name="Source_Text">role="navigation"</text:span> ;</text:p>
        </text:list-item>
        <text:list-item>
          <text:p text:style-name="P466">La zone de <text:a xlink:type="simple" xlink:href="#zone-de-contenu-principal" office:name=""><text:span text:style-name="Definition">contenu principal</text:span></text:a> doit avoir un attribut WAI-ARIA <text:span text:style-name="Source_Text">role="main"</text:span> ;</text:p>
        </text:list-item>
        <text:list-item>
          <text:p text:style-name="P466">La zone de <text:a xlink:type="simple" xlink:href="#zone-de-pied-de-page" office:name=""><text:span text:style-name="Definition">pied de page</text:span></text:a> doit avoir un attribut WAI-ARIA <text:span text:style-name="Source_Text">role="contentinfo"</text:span> ;</text:p>
        </text:list-item>
        <text:list-item>
          <text:p text:style-name="P466">La zone de <text:a xlink:type="simple" xlink:href="#moteur-de-recherche-interne-a-un-site-web" office:name=""><text:span text:style-name="Definition">moteur de recherche</text:span></text:a> sur le site doit avoir un attribut WAI-ARIA <text:span text:style-name="Source_Text">role="search"</text:span>.</text:p>
        </text:list-item>
      </text:list>
      <text:p text:style-name="First_20_paragraph">Note 1 : Si la plupart des lecteurs d’écran mettent à disposition ces fonctionnalités, les navigateurs n’ont pas encore proposé de fonctionnalité de navigation dédiée pour les utilisateurs qui ne peuvent pas utiliser la souris. La mise en place des liens d’évitement reste donc à privilégier par rapport aux <text:span text:style-name="T3">landmarks</text:span>.</text:p>
      <text:p text:style-name="Text_20_body">Note 2 : Les rôles WAI-ARIA <text:span text:style-name="Source_Text">banner</text:span>, <text:span text:style-name="Source_Text">main</text:span> et <text:span text:style-name="Source_Text">contentinfo</text:span> doivent être uniques dans la page. Le rôle WAI-ARIA <text:span text:style-name="Source_Text">navigation</text:span> est réservé aux zones de navigations principales et secondaires. Lorsqu’il y a plusieurs rôles WAI-ARIA <text:span text:style-name="Source_Text">navigation</text:span>, il peut être utile de les différencier en précisant un nom à chacune des zones via l’attribut WAI-ARIA <text:span text:style-name="Source_Text">aria-label</text:span> ou <text:span text:style-name="Source_Text">aria-labelledby</text:span>.</text:p>
      <text:h text:style-name="Heading_20_4" text:outline-level="4"><text:bookmark-start text:name="langue-par-defaut"/>Langue par défaut<text:bookmark-end text:name="langue-par-defaut"/></text:h>
      <text:p text:style-name="First_20_paragraph">Indication de la langue de traitement principale du document qui peut être présente sur l’élément racine <text:span text:style-name="Source_Text">html</text:span> ou sur chaque élément de la page concerné via les attributs <text:span text:style-name="Source_Text">lang</text:span> et/ou <text:span text:style-name="Source_Text">xml:lang</text:span> selon le schéma suivant :</text:p>
      <text:list text:style-name="L467">
        <text:list-item>
          <text:p text:style-name="P467">Pour HTML jusqu’à la version 4.01 : attribut <text:span text:style-name="Source_Text">lang</text:span> obligatoire, attribut <text:span text:style-name="Source_Text">xml:lang</text:span> non supporté ;</text:p>
        </text:list-item>
        <text:list-item>
          <text:p text:style-name="P467">Pour XHTML 1.0 servi en <text:span text:style-name="Source_Text">"text/html"</text:span> : attribut <text:span text:style-name="Source_Text">lang</text:span> et <text:span text:style-name="Source_Text">xml:lang</text:span> obligatoires ;</text:p>
        </text:list-item>
        <text:list-item>
          <text:p text:style-name="P467">Pour XHTML 1.0 servi en <text:span text:style-name="Source_Text">"application/xhtml+xml"</text:span> : attribut <text:span text:style-name="Source_Text">xml:lang</text:span> obligatoire, attribut <text:span text:style-name="Source_Text">lang</text:span> recommandé ;</text:p>
        </text:list-item>
        <text:list-item>
          <text:p text:style-name="P467">Pour XHTML 1.1 : attribut <text:span text:style-name="Source_Text">xml:lang</text:span> obligatoire, attribut <text:span text:style-name="Source_Text">lang</text:span> non supporté ;</text:p>
        </text:list-item>
        <text:list-item>
          <text:p text:style-name="P467">Pour HTML5 : attribut <text:span text:style-name="Source_Text">lang</text:span> obligatoire.</text:p>
        </text:list-item>
      </text:list>
      <text:h text:style-name="Heading_20_4" text:outline-level="4"><text:bookmark-start text:name="legende"/>Légende<text:bookmark-end text:name="legende"/></text:h>
      <text:p text:style-name="First_20_paragraph">HTML propose un dispositif permettant de titrer les groupes de champs de même nature par l’intermédiaire des éléments <text:span text:style-name="Source_Text">&lt;fieldset&gt;</text:span> et <text:span text:style-name="Source_Text">&lt;legend&gt;</text:span>.</text:p>
      <text:p text:style-name="Text_20_body">Il est également possible de créer des regroupements avec le rôle WAI-ARIA <text:span text:style-name="Source_Text">group</text:span> et un passage de texte, faisant office de légende, lié par l’attribut WAI-ARIA <text:span text:style-name="Source_Text">aria-labelledby</text:span> ou fourni par un attribut WAI-ARIA <text:span text:style-name="Source_Text">aria-label</text:span>.</text:p>
      <text:p text:style-name="Text_20_body">Note 1 : Les regroupements de champs peuvent utiliser d’autres méthodes qui associent l’information du regroupement directement dans l’étiquette du champ. Par exemple, par l’intermédiaire d’un attribut <text:span text:style-name="Source_Text">title</text:span>, d’un attribut WAI-ARIA <text:span text:style-name="Source_Text">aria-label</text:span>, d’une liaison <text:span text:style-name="Source_Text">aria-labelledby</text:span> faisant office d’étiquette ou encore par l’attribut WAI-ARIA <text:span text:style-name="Source_Text">aria-describedby</text:span> associant un texte complémentaire. Dans ce cas, le regroupement de champs devient inutile puisque les labels sont suffisamment pertinents.</text:p>
      <text:p text:style-name="Text_20_body">Note 2 : Lorsque le formulaire est constitué d’un seul bloc d’informations de même nature (l’identité et l’adresse de l’utilisateur, par exemple) ou d’un champ unique (un moteur de recherche, par exemple), le regroupement des champs n’est pas obligatoire.</text:p>
      <text:h text:style-name="Heading_20_4" text:outline-level="4"><text:bookmark-start text:name="legende-d-image"/>Légende d’image<text:bookmark-end text:name="legende-d-image"/></text:h>
      <text:p text:style-name="First_20_paragraph">Lorsqu’un texte, adjacent à une image, contient des informations sur l’image (par exemple un copyright, une date, un auteur…) ou est destiné à compléter les informations apportées par l’image (par exemple un texte associé à une image dans une galerie d’images), on parle de légende d’image.</text:p>
      <text:p text:style-name="Text_20_body">Lorsqu’une image est légendée il est nécessaire d’associer la légende de l’image à l’image par une relation de structure, de telle sorte que les technologies d’assistance puissent traiter l’image et sa légende comme un ensemble unique.</text:p>
      <text:p text:style-name="Text_20_body">HTML5 propose d’associer une légende à une image via les éléments <text:span text:style-name="Source_Text">figure</text:span> (l’ensemble de l’image et la légende) et <text:span text:style-name="Source_Text">figcaption</text:span> (la légende).</text:p>
      <text:p text:style-name="Text_20_body">Une image sans légende peut définir :</text:p>
      <text:list text:style-name="L468">
        <text:list-item>
          <text:p text:style-name="P468">Une image qui n’est pas insérée dans un élément <text:span text:style-name="Source_Text">figure</text:span> ;</text:p>
        </text:list-item>
        <text:list-item>
          <text:p text:style-name="P468">Une image insérée dans un élément <text:span text:style-name="Source_Text">figure</text:span> sans élément <text:span text:style-name="Source_Text">figcaption</text:span>.</text:p>
        </text:list-item>
      </text:list>
      <text:p text:style-name="First_20_paragraph">Note : lorsque le texte adjacent à l’image peut faire office de texte de remplacement, il n’est pas obligatoire de recourir à l’ensemble <text:span text:style-name="Source_Text">figure</text:span>, <text:span text:style-name="Source_Text">figcaption</text:span>, l’image pouvant être simplement traitée comme une image de décoration.</text:p>
      <text:p text:style-name="Text_20_body">Vous pouvez consulter, à ce sujet, la note en anglais <text:a xlink:type="simple" xlink:href="https://www.w3.org/TR/html51/semantics-embedded-content.html#alt-text" office:name=""><text:span text:style-name="Definition"><text:span text:style-name="T3">Requirements for providing text to act as an alternative for images</text:span></text:span></text:a> du W3C.</text:p>
      <text:h text:style-name="Heading_20_4" text:outline-level="4"><text:bookmark-start text:name="le-nom-le-role-la-valeur-le-parametrage-et-les-changements-d-etats"/>Le nom, le rôle, la valeur, le paramétrage et les changements d’états<text:bookmark-end text:name="le-nom-le-role-la-valeur-le-parametrage-et-les-changements-d-etats"/></text:h>
      <text:p text:style-name="First_20_paragraph">Un composant doit avoir un rôle et un nom appropriés. Ses valeurs, états et paramètres éventuels doivent également être accessibles et correctement transmis aux APIs d’accessibilité notamment.</text:p>
      <text:p text:style-name="Text_20_body">Un composant peut s’appuyer sur un élément interactif HTML ou sur un élément non interactif surchargé par WAI-ARIA via un rôle ad hoc. Important : les boutons (balises <text:span text:style-name="Source_Text">&lt;button&gt;</text:span> ou <text:span text:style-name="Source_Text">&lt;input type="button"&gt;</text:span>) lorsqu’ils sont contrôlés via JavaScript sont à évaluer avec le <text:a xlink:type="simple" xlink:href="#crit-7.1" office:name=""><text:span text:style-name="Definition">critère 7.1</text:span></text:a>.</text:p>
      <text:p text:style-name="Text_20_body">Le nom peut être l’intitulé du composant (l’intitulé d’un bouton, par exemple).</text:p>
      <text:p text:style-name="Text_20_body">La valeur est, par exemple, l’élément sélectionné d’une liste déroulante ou la valeur actuelle d’un curseur (<text:span text:style-name="Source_Text">slider</text:span>).</text:p>
      <text:p text:style-name="Text_20_body">Le rôle correspond au type d’élément défini par la spécification HTML ou WAI-ARIA (comme la balise <text:span text:style-name="Source_Text">&lt;button&gt;</text:span> ou l’attribut WAI-ARIA <text:span text:style-name="Source_Text">role="button"</text:span>).</text:p>
      <text:p text:style-name="Text_20_body">Le paramétrage correspond aux informations particulières d’un composant, généralement mis à disposition par WAI-ARIA. Par exemple <text:span text:style-name="Source_Text">aria-controls</text:span> est un paramètre qui transmet aux APIs l’information que le composant contrôle tel ou tel contenu (référencé par son identifiant – attribut <text:span text:style-name="Source_Text">id</text:span>).</text:p>
      <text:p text:style-name="Text_20_body">Les changements d’état sont également mis à disposition par WAI-ARIA. Par exemple <text:span text:style-name="Source_Text">aria-expanded</text:span> est un état permettant de signaler aux APIs que le composant est « ouvert » ou « fermé ». À noter qu’un état peut également être transmis via le nom, lorsque l’intitulé est changé dynamiquement pour correspondre à l’état de la zone contrôlée notamment.</text:p>
      <text:p text:style-name="Text_20_body">Ces paramètres ne sont pas obligatoires mais peuvent être requis s’ils sont indispensables pour rendre le composant accessible. C’est à l’auditeur de considérer les cas où ces paramètres sont indispensables en fonction du contexte lié à l’utilisation du composant.</text:p>
      <text:p text:style-name="Text_20_body">L’auditeur doit également vérifier que, lorsqu’ils sont présents, ces paramètres sont correctement utilisés.</text:p>
      <text:p text:style-name="Text_20_body">Pour ce faire (s’il juge cela pertinent compte tenu du contexte d’implémentation des composants et des choix ergonomiques mis en œuvre) il peut s’appuyer sur les recommandations d’utilisation de WAI-ARIA pour les composants ayant des attributs WAI-ARIA correspondant à un motif de conception tel que décrit dans le document <text:a xlink:type="simple" xlink:href="http://www.w3.org/TR/wai-aria-practices/" office:name=""><text:span text:style-name="Definition"><text:span text:style-name="T3">WAI-ARIA 1.1 Authoring Practices</text:span></text:span></text:a>.</text:p>
      <text:p text:style-name="Text_20_body">Note : les rôles, propriétés et états WAI-ARIA s’implémentent via des attributs, par exemple <text:span text:style-name="Source_Text">role="banner"</text:span>, <text:span text:style-name="Source_Text">aria-hidden="true"</text:span>.</text:p>
      <text:h text:style-name="Heading_20_4" text:outline-level="4"><text:bookmark-start text:name="lien"/>Lien<text:bookmark-end text:name="lien"/></text:h>
      <text:p text:style-name="First_20_paragraph">En HTML :</text:p>
      <text:list text:style-name="L469">
        <text:list-item>
          <text:p text:style-name="P469">Balise <text:span text:style-name="Source_Text">&lt;a&gt;</text:span> possédant un attribut <text:span text:style-name="Source_Text">href</text:span> ;</text:p>
        </text:list-item>
        <text:list-item>
          <text:p text:style-name="P469">Balise possédant un attribut WAI-ARIA <text:span text:style-name="Source_Text">role="link"</text:span> et dont l’action de navigation est prise en charge par un script.</text:p>
        </text:list-item>
      </text:list>
      <text:p text:style-name="First_20_paragraph">En SVG :</text:p>
      <text:list text:style-name="L470">
        <text:list-item>
          <text:p text:style-name="P470">Balise <text:span text:style-name="Source_Text">&lt;a&gt;</text:span> possédant un attribut <text:span text:style-name="Source_Text">xlink:href</text:span> en SVG 1.1.</text:p>
        </text:list-item>
      </text:list>
      <text:h text:style-name="Heading_20_4" text:outline-level="4"><text:bookmark-start text:name="lien-composite"/>Lien composite<text:bookmark-end text:name="lien-composite"/></text:h>
      <text:p text:style-name="First_20_paragraph">En HTML, <text:a xlink:type="simple" xlink:href="#lien" office:name=""><text:span text:style-name="Definition">lien</text:span></text:a> contenant à la fois du texte et un ou plusieurs enfants de type image :</text:p>
      <text:list text:style-name="L471">
        <text:list-item>
          <text:p text:style-name="P471">Image (balise <text:span text:style-name="Source_Text">&lt;img&gt;</text:span> ou balise ouvrante ayant l’attribut WAI-ARIA <text:span text:style-name="Source_Text">role="img"</text:span>) ;</text:p>
        </text:list-item>
        <text:list-item>
          <text:p text:style-name="P471">Zone cliquable (balise <text:span text:style-name="Source_Text">&lt;area&gt;</text:span>) possédant un attribut <text:span text:style-name="Source_Text">href</text:span> ;</text:p>
        </text:list-item>
        <text:list-item>
          <text:p text:style-name="P471">Image objet (balise <text:span text:style-name="Source_Text">&lt;object&gt;</text:span>) ;</text:p>
        </text:list-item>
        <text:list-item>
          <text:p text:style-name="P471">Image bitmap (balise <text:span text:style-name="Source_Text">&lt;canvas&gt;</text:span>) ;</text:p>
        </text:list-item>
        <text:list-item>
          <text:p text:style-name="P471">Image vectorielle (balise <text:span text:style-name="Source_Text">&lt;svg&gt;</text:span>).</text:p>
        </text:list-item>
      </text:list>
      <text:p text:style-name="First_20_paragraph">Note importante : il est rappelé que l’utilisation de deux liens adjacents (lien image et lien texte) et identiques constitue une gêne importante pour l’utilisateur. Même si cela ne constitue pas une non-conformité, cet usage devrait être évité. Une manière de traiter ce type de liens est d’inclure l’image dans le lien texte de façon à constituer un lien composite, ce qui évitera la redondance.</text:p>
      <text:p text:style-name="Text_20_body">Vous pouvez consulter à ce sujet la technique <text:a xlink:type="simple" xlink:href="https://www.w3.org/WAI/WCAG21/Techniques/html/H2" office:name=""><text:span text:style-name="Definition"><text:span text:style-name="T3">H2 : Combining adjacent image and text links for the same resource</text:span></text:span></text:a>.</text:p>
      <text:h text:style-name="Heading_20_4" text:outline-level="4"><text:bookmark-start text:name="lien-dont-la-nature-n-est-pas-evidente"/>Lien dont la nature n’est pas évidente<text:bookmark-end text:name="lien-dont-la-nature-n-est-pas-evidente"/></text:h>
      <text:p text:style-name="First_20_paragraph">Lien qui peut être confondu avec un texte normal lorsqu’il est signalé uniquement par la couleur par certains types d’utilisateurs ne percevant pas ou mal les couleurs. Par exemple, dans ce texte “Nouvelle grève à la SNCF”, si le mot “grève” est un lien signalé uniquement par la couleur, sa nature peut être ignorée par les utilisateurs ne percevant pas la couleur et accédant au contenu CSS activé.</text:p>
      <text:p text:style-name="Text_20_body">Note : “signalés uniquement par la couleur” signifie que le lien n’est accompagné d’aucun marqueur visuel (icône, soulignement, bordure…). En conséquence, un lien de la même couleur que le texte environnant est concerné par ce critère.</text:p>
      <text:h text:style-name="Heading_20_4" text:outline-level="4"><text:bookmark-start text:name="lien-image"/>Lien image<text:bookmark-end text:name="lien-image"/></text:h>
      <text:p text:style-name="First_20_paragraph">En HTML, <text:a xlink:type="simple" xlink:href="#lien" office:name=""><text:span text:style-name="Definition">lien</text:span></text:a> contenant uniquement un ou plusieurs enfants de type image :</text:p>
      <text:list text:style-name="L472">
        <text:list-item>
          <text:p text:style-name="P472">Image (balise <text:span text:style-name="Source_Text">&lt;img&gt;</text:span> ou balise ouvrante ayant l’attribut WAI-ARIA <text:span text:style-name="Source_Text">role="img"</text:span>) ;</text:p>
        </text:list-item>
        <text:list-item>
          <text:p text:style-name="P472">Zone cliquable (balise <text:span text:style-name="Source_Text">&lt;area&gt;</text:span>) possédant un attribut <text:span text:style-name="Source_Text">href</text:span> ;</text:p>
        </text:list-item>
        <text:list-item>
          <text:p text:style-name="P472">Image objet (balise <text:span text:style-name="Source_Text">&lt;object&gt;</text:span>) ;</text:p>
        </text:list-item>
        <text:list-item>
          <text:p text:style-name="P472">Image bitmap (balise <text:span text:style-name="Source_Text">&lt;canvas&gt;</text:span>) ;</text:p>
        </text:list-item>
        <text:list-item>
          <text:p text:style-name="P472">Image vectorielle (balise <text:span text:style-name="Source_Text">&lt;svg&gt;</text:span>).</text:p>
        </text:list-item>
      </text:list>
      <text:h text:style-name="Heading_20_4" text:outline-level="4"><text:bookmark-start text:name="lien-ou-bouton-adjacent"/>Lien ou bouton adjacent<text:bookmark-end text:name="lien-ou-bouton-adjacent"/></text:h>
      <text:p text:style-name="First_20_paragraph">Lien ou bouton présenté de manière adjacente à un élément dans la page. Le lien ou bouton doit être adjacent visuellement dans la représentation graphique (CSS activé) et dans le code HTML. Dans le code HTML, le lien ou bouton doit se situer juste avant ou juste après l’élément auquel il est adjacent.</text:p>
      <text:h text:style-name="Heading_20_4" text:outline-level="4"><text:bookmark-start text:name="liens-d-evitement-ou-d-acces-rapide"/>Liens d’évitement ou d’accès rapide<text:bookmark-end text:name="liens-d-evitement-ou-d-acces-rapide"/></text:h>
      <text:p text:style-name="First_20_paragraph">Liens dont la fonction est de permettre de naviguer à l’intérieur de la page (lien d’évitement, lien d’accès au formulaire de recherche ou au menu…). Ces liens peuvent soit permettre d’accéder à une zone de la page (lien d’accès rapide) ou de sauter une zone dans la page (lien d’évitement).</text:p>
      <text:p text:style-name="Text_20_body">Note 1 : Un lien d’évitement ou d’accès rapide fonctionnel est un lien dont l’activation permet de reprendre la lecture et la navigation clavier à partir de la cible du lien lors de l’utilisation des navigateurs et des aides techniques retenus dans l’environnement de test (ou « base de référence ») de l’audit.</text:p>
      <text:p text:style-name="Text_20_body">Note 2 : les liens d’évitements ou d’accès rapide doivent être situés à la même place dans la présentation et dans le même ordre relatif dans le code source afin de satisfaire au <text:a xlink:type="simple" xlink:href="#crit-12.2" office:name=""><text:span text:style-name="Definition">critère 12.2</text:span></text:a>.</text:p>
      <text:h text:style-name="Heading_20_4" text:outline-level="4"><text:bookmark-start text:name="lien-svg"/>Lien SVG<text:bookmark-end text:name="lien-svg"/></text:h>
      <text:p text:style-name="First_20_paragraph">Lien contenu dans un élément <text:span text:style-name="Source_Text">&lt;svg&gt;</text:span>.</text:p>
      <text:p text:style-name="Text_20_body">Dans le cas d’un lien SVG (version 1.1), le « nom accessible » est obtenu comme suit :</text:p>
      <text:list text:style-name="L473">
        <text:list-item>
          <text:p text:style-name="P473">Passage de texte associé par l’attribut WAI-ARIA <text:span text:style-name="Source_Text">aria-labelledby</text:span> ;</text:p>
        </text:list-item>
        <text:list-item>
          <text:p text:style-name="P473">Sinon, contenu de l’attribut WAI-ARIA <text:span text:style-name="Source_Text">aria-label</text:span> ;</text:p>
        </text:list-item>
        <text:list-item>
          <text:p text:style-name="P473">Sinon, contenu de l’élément <text:span text:style-name="Source_Text">&lt;title&gt;</text:span> enfant direct du lien ;</text:p>
        </text:list-item>
        <text:list-item>
          <text:p text:style-name="P473">Sinon, contenu de l’attribut <text:span text:style-name="Source_Text">xlink:title</text:span> ;</text:p>
        </text:list-item>
        <text:list-item>
          <text:p text:style-name="P473">Sinon, contenu texte d’un ou plusieurs éléments <text:span text:style-name="Source_Text">&lt;text&gt;</text:span>.</text:p>
        </text:list-item>
      </text:list>
      <text:p text:style-name="First_20_paragraph">Il faut cependant être vigilant car cet algorithme de calcul n’est pas encore pris en compte et effectif au sein des différents lecteurs d’écran. À ce jour, le support est disponible avec VoiceOver, mais incomplet ou lacunaire avec JAWS et NVDA. Si bien que le plus petit dénominateur commun sur lequel il est possible de se reposer pour fournir un intitulé au lien est l’élément <text:span text:style-name="Source_Text">&lt;text&gt;</text:span>.</text:p>
      <text:h text:style-name="Heading_20_4" text:outline-level="4"><text:bookmark-start text:name="lien-texte"/>Lien texte<text:bookmark-end text:name="lien-texte"/></text:h>
      <text:p text:style-name="First_20_paragraph">En HTML, <text:a xlink:type="simple" xlink:href="#lien" office:name=""><text:span text:style-name="Definition">lien</text:span></text:a> ne contenant aucun élément enfant de type :</text:p>
      <text:list text:style-name="L474">
        <text:list-item>
          <text:p text:style-name="P474">Image (balise <text:span text:style-name="Source_Text">&lt;img&gt;</text:span> ou balise ouvrante ayant l’attribut WAI-ARIA <text:span text:style-name="Source_Text">role="img"</text:span>) ;</text:p>
        </text:list-item>
        <text:list-item>
          <text:p text:style-name="P474">Image objet (balise <text:span text:style-name="Source_Text">&lt;object&gt;</text:span>) ;</text:p>
        </text:list-item>
        <text:list-item>
          <text:p text:style-name="P474">Image bitmap (balise <text:span text:style-name="Source_Text">&lt;canvas&gt;</text:span>) ;</text:p>
        </text:list-item>
        <text:list-item>
          <text:p text:style-name="P474">Image vectorielle (balise <text:span text:style-name="Source_Text">&lt;svg&gt;</text:span>).</text:p>
        </text:list-item>
      </text:list>
      <text:h text:style-name="Heading_20_4" text:outline-level="4"><text:bookmark-start text:name="liste-des-valeurs-possibles-pour-l-attribut-autocomplete"/>Liste des valeurs possibles pour l’attribut <text:span text:style-name="Source_Text">autocomplete</text:span><text:bookmark-end text:name="liste-des-valeurs-possibles-pour-l-attribut-autocomplete"/></text:h>
      <text:p text:style-name="First_20_paragraph"><text:a xlink:type="simple" xlink:href="https://www.w3.org/Translations/WCAG21-fr/#input-purposes" office:name=""><text:span text:style-name="Definition">La liste des valeurs</text:span></text:a> disponibles est fournie par la spécification WCAG 2.1 :</text:p>
      <text:list text:style-name="L475">
        <text:list-item>
          <text:p text:style-name="P475"><text:span text:style-name="Source_Text">name</text:span> – Nom complet ;</text:p>
        </text:list-item>
        <text:list-item>
          <text:p text:style-name="P475"><text:span text:style-name="Source_Text">honorific-prefix</text:span> – Abréviation, civilité ou titre ;</text:p>
        </text:list-item>
        <text:list-item>
          <text:p text:style-name="P475"><text:span text:style-name="Source_Text">given-name</text:span> – Prénom ;</text:p>
        </text:list-item>
        <text:list-item>
          <text:p text:style-name="P475"><text:span text:style-name="Source_Text">additional-name</text:span> – Prénoms additionnels ;</text:p>
        </text:list-item>
        <text:list-item>
          <text:p text:style-name="P475"><text:span text:style-name="Source_Text">family-name</text:span> – Nom de famille ;</text:p>
        </text:list-item>
        <text:list-item>
          <text:p text:style-name="P475"><text:span text:style-name="Source_Text">honorific-suffix</text:span> – Suffixe honorifique ;</text:p>
        </text:list-item>
        <text:list-item>
          <text:p text:style-name="P475"><text:span text:style-name="Source_Text">nickname</text:span> – Surnom, diminutif ;</text:p>
        </text:list-item>
        <text:list-item>
          <text:p text:style-name="P475"><text:span text:style-name="Source_Text">organization-title</text:span> – Fonction, intitulé de poste ;</text:p>
        </text:list-item>
        <text:list-item>
          <text:p text:style-name="P475"><text:span text:style-name="Source_Text">username</text:span> – Nom d’utilisateur ;</text:p>
        </text:list-item>
        <text:list-item>
          <text:p text:style-name="P475"><text:span text:style-name="Source_Text">new-password</text:span> – Nouveau mot de passe (par exemple, lors de la création d’un compte ou d’un changement de mot de passe) ;</text:p>
        </text:list-item>
        <text:list-item>
          <text:p text:style-name="P475"><text:span text:style-name="Source_Text">current-password</text:span> – Mot de passe actuel pour le compte identifié par le champ <text:span text:style-name="Source_Text">username</text:span> (par exemple, lors d’une connexion) ;</text:p>
        </text:list-item>
        <text:list-item>
          <text:p text:style-name="P475"><text:span text:style-name="Source_Text">organization</text:span> – Nom de l’organisation correspondant à la personne, à l’adresse ou à l’information de contact dans les autres champs associés avec ce champ ;</text:p>
        </text:list-item>
        <text:list-item>
          <text:p text:style-name="P475"><text:span text:style-name="Source_Text">street-address</text:span> – Adresse postale (multiligne, nouvelles lignes conservées) ;</text:p>
        </text:list-item>
        <text:list-item>
          <text:p text:style-name="P475"><text:span text:style-name="Source_Text">address-line1</text:span> – Adresse postale (une ligne par champ, ligne 1) ;</text:p>
        </text:list-item>
        <text:list-item>
          <text:p text:style-name="P475"><text:span text:style-name="Source_Text">address-line2</text:span> – Adresse postale (une ligne par champ, ligne 2) ;</text:p>
        </text:list-item>
        <text:list-item>
          <text:p text:style-name="P475"><text:span text:style-name="Source_Text">address-line3</text:span> – Adresse postale (une ligne par champ, ligne 3) ;</text:p>
        </text:list-item>
        <text:list-item>
          <text:p text:style-name="P475"><text:span text:style-name="Source_Text">address-level4</text:span> – Le niveau administratif le plus détaillé, pour les adresses pourvues de quatre niveaux administratifs ;</text:p>
        </text:list-item>
        <text:list-item>
          <text:p text:style-name="P475"><text:span text:style-name="Source_Text">address-level3</text:span> – Le troisième niveau administratif, pour les adresses pourvues d’au moins trois niveaux administratifs ;</text:p>
        </text:list-item>
        <text:list-item>
          <text:p text:style-name="P475"><text:span text:style-name="Source_Text">address-level2</text:span> – Le deuxième niveau administratif, pour les adresses pourvues d’au moins deux niveaux administratifs ;</text:p>
        </text:list-item>
        <text:list-item>
          <text:p text:style-name="P475"><text:span text:style-name="Source_Text">address-level1</text:span> – Le plus large niveau administratif d’une adresse, c’est-à-dire la province dans laquelle se trouve la localité ;</text:p>
        </text:list-item>
        <text:list-item>
          <text:p text:style-name="P475"><text:span text:style-name="Source_Text">country</text:span> – Code pays ;</text:p>
        </text:list-item>
        <text:list-item>
          <text:p text:style-name="P475"><text:span text:style-name="Source_Text">country-name</text:span> – Nom de pays ;</text:p>
        </text:list-item>
        <text:list-item>
          <text:p text:style-name="P475"><text:span text:style-name="Source_Text">postal-code</text:span> – Code postal, code CEDEX (si le CEDEX est présent, ajouter “CEDEX”, et ce qui le suit doit être ajouté dans le champ <text:span text:style-name="Source_Text">address-level2</text:span>) ;</text:p>
        </text:list-item>
        <text:list-item>
          <text:p text:style-name="P475"><text:span text:style-name="Source_Text">cc-name</text:span> – Nom complet figurant sur le moyen de paiement ;</text:p>
        </text:list-item>
        <text:list-item>
          <text:p text:style-name="P475"><text:span text:style-name="Source_Text">cc-given-name</text:span> – Prénom figurant sur le moyen de paiement ;</text:p>
        </text:list-item>
        <text:list-item>
          <text:p text:style-name="P475"><text:span text:style-name="Source_Text">cc-additional-name</text:span> – Prénoms additionnels figurant sur le moyen de paiement ;</text:p>
        </text:list-item>
        <text:list-item>
          <text:p text:style-name="P475"><text:span text:style-name="Source_Text">cc-family-name</text:span> – Nom de famille figurant sur le moyen de paiement ;</text:p>
        </text:list-item>
        <text:list-item>
          <text:p text:style-name="P475"><text:span text:style-name="Source_Text">cc-number</text:span> – Code identifiant le moyen de paiement (e.g., un numéro de carte bancaire) ;</text:p>
        </text:list-item>
        <text:list-item>
          <text:p text:style-name="P475"><text:span text:style-name="Source_Text">cc-exp</text:span> – Date d’expiration du moyen de paiement ;</text:p>
        </text:list-item>
        <text:list-item>
          <text:p text:style-name="P475"><text:span text:style-name="Source_Text">cc-exp-month</text:span> – Le mois de la date d’expiration du moyen de paiement ;</text:p>
        </text:list-item>
        <text:list-item>
          <text:p text:style-name="P475"><text:span text:style-name="Source_Text">cc-exp-year</text:span> – L’année de la date d’expiration du moyen de paiement ;</text:p>
        </text:list-item>
        <text:list-item>
          <text:p text:style-name="P475"><text:span text:style-name="Source_Text">cc-csc</text:span> – Code de sécurité du moyen de paiement <text:span text:style-name="T3">(also known as the card security code (CSC), card validation code (CVC), card verification value (CVV), signature panel code (SPC), credit card ID (CCID), etc.)</text:span> ;</text:p>
        </text:list-item>
        <text:list-item>
          <text:p text:style-name="P475"><text:span text:style-name="Source_Text">cc-type</text:span> – Type de moyen de paiement (e.g. Visa) ;</text:p>
        </text:list-item>
        <text:list-item>
          <text:p text:style-name="P475"><text:span text:style-name="Source_Text">transaction-currency</text:span> – La devise qui a la préférence de l’utilisateur lors d’une transaction ;</text:p>
        </text:list-item>
        <text:list-item>
          <text:p text:style-name="P475"><text:span text:style-name="Source_Text">transaction-amount</text:span> – Le montant qui a la préférence de l’utilisateur lors d’une transaction (e.g., en réponse à une enchère ou à un prix soldé) ;</text:p>
        </text:list-item>
        <text:list-item>
          <text:p text:style-name="P475"><text:span text:style-name="Source_Text">language</text:span> – Langue préférée ;</text:p>
        </text:list-item>
        <text:list-item>
          <text:p text:style-name="P475"><text:span text:style-name="Source_Text">bday</text:span> – Date d’anniversaire ;</text:p>
        </text:list-item>
        <text:list-item>
          <text:p text:style-name="P475"><text:span text:style-name="Source_Text">bday-day</text:span> – Le jour de la date d’anniversaire ;</text:p>
        </text:list-item>
        <text:list-item>
          <text:p text:style-name="P475"><text:span text:style-name="Source_Text">bday-month</text:span> – Le mois de la date d’anniversaire ;</text:p>
        </text:list-item>
        <text:list-item>
          <text:p text:style-name="P475"><text:span text:style-name="Source_Text">bday-year</text:span> – L’année de la date d’anniversaire ;</text:p>
        </text:list-item>
        <text:list-item>
          <text:p text:style-name="P475"><text:span text:style-name="Source_Text">sex</text:span> – Identité de genre ;</text:p>
        </text:list-item>
        <text:list-item>
          <text:p text:style-name="P475"><text:span text:style-name="Source_Text">url</text:span> – Page d’accueil ou une autre page Web correspondant à l’organisation, la personne, l’adresse ou à l’information de contact dans les autres champs associés avec ce champ ;</text:p>
        </text:list-item>
        <text:list-item>
          <text:p text:style-name="P475"><text:span text:style-name="Source_Text">photo</text:span> – Photographie, icône ou une autre image correspondant à l’organisation, la personne, l’adresse ou à l’information de contact dans les autres champs associés avec ce champ ;</text:p>
        </text:list-item>
        <text:list-item>
          <text:p text:style-name="P475"><text:span text:style-name="Source_Text">tel</text:span> – Numéro de téléphone complet, y compris le code pays ;</text:p>
        </text:list-item>
        <text:list-item>
          <text:p text:style-name="P475"><text:span text:style-name="Source_Text">tel-country-code</text:span> – Code pays du numéro de téléphone ;</text:p>
        </text:list-item>
        <text:list-item>
          <text:p text:style-name="P475"><text:span text:style-name="Source_Text">tel-national</text:span> – Numéro de téléphone sans la partie code pays, avec un préfixe interne au pays, s’il y a lieu ;</text:p>
        </text:list-item>
        <text:list-item>
          <text:p text:style-name="P475"><text:span text:style-name="Source_Text">tel-area-code</text:span> – Indicatif régional du numéro de téléphone, avec un préfixe interne au pays, s’il y a lieu ;</text:p>
        </text:list-item>
        <text:list-item>
          <text:p text:style-name="P475"><text:span text:style-name="Source_Text">tel-local</text:span> – Numéro de téléphone sans la partie code pays ni l’indicatif régional ;</text:p>
        </text:list-item>
        <text:list-item>
          <text:p text:style-name="P475"><text:span text:style-name="Source_Text">tel-local-prefix</text:span> – La première partie du composant du numéro de téléphone qui suit l’indicatif régional, lorsque ce composant est scindé en deux parties ;</text:p>
        </text:list-item>
        <text:list-item>
          <text:p text:style-name="P475"><text:span text:style-name="Source_Text">tel-local-suffix</text:span> – La seconde partie du composant du numéro de téléphone qui suit l’indicatif régional, lorsque ce composant est scindé en deux parties ;</text:p>
        </text:list-item>
        <text:list-item>
          <text:p text:style-name="P475"><text:span text:style-name="Source_Text">tel-extension</text:span> – Numéro de téléphone d’un poste interne ;</text:p>
        </text:list-item>
        <text:list-item>
          <text:p text:style-name="P475"><text:span text:style-name="Source_Text">email</text:span> – Adresse électronique ;</text:p>
        </text:list-item>
        <text:list-item>
          <text:p text:style-name="P475"><text:span text:style-name="Source_Text">impp</text:span> – URL correspondant d’un protocole de messagerie instantanée (par exemple, <text:span text:style-name="Source_Text">"aim:goim?screenname=example"</text:span> ou <text:span text:style-name="Source_Text">"xmpp:fred@example.net"</text:span>).</text:p>
        </text:list-item>
      </text:list>
      <text:h text:style-name="Heading_20_4" text:outline-level="4"><text:bookmark-start text:name="listes"/>Listes<text:bookmark-end text:name="listes"/></text:h>
      <text:p text:style-name="First_20_paragraph">Suite d’éléments pouvant être regroupés sous la forme d’une liste structurée ordonnée, non ordonnée ou de définition. Par exemple la suite des liens d’un menu de navigation est une liste de liens non ordonnée, les différentes étapes d’une procédure sont une liste d’éléments ordonnés, le couple terme/description d’un glossaire est une liste de description. En HTML, les listes utilisent les balises suivantes :</text:p>
      <text:list text:style-name="L476">
        <text:list-item>
          <text:p text:style-name="P476">Liste ordonnée : balises <text:span text:style-name="Source_Text">&lt;ol&gt;</text:span> et <text:span text:style-name="Source_Text">&lt;li&gt;</text:span> (chaque élément de la liste est affecté d’un marqueur indexé) ;</text:p>
        </text:list-item>
        <text:list-item>
          <text:p text:style-name="P476">Liste non ordonnée : balises <text:span text:style-name="Source_Text">&lt;ul&gt;</text:span> et <text:span text:style-name="Source_Text">&lt;li&gt;</text:span> (chaque élément de la liste est affecté d’un marqueur non-indexé ;</text:p>
        </text:list-item>
        <text:list-item>
          <text:p text:style-name="P476">Liste de description : balises <text:span text:style-name="Source_Text">&lt;dl&gt;</text:span>, <text:span text:style-name="Source_Text">&lt;dt&gt;</text:span> (terme à décrire) et <text:span text:style-name="Source_Text">&lt;dd&gt;</text:span> (description).</text:p>
        </text:list-item>
      </text:list>
      <text:p text:style-name="First_20_paragraph">Note 1 : En HTML5, la balise <text:span text:style-name="Source_Text">&lt;dl&gt;</text:span> ne représente plus seulement une liste de définition, mais de manière générique toute liste de description qui peut comprendre comme groupe de termes-descriptions des noms et des définitions, des questions et réponses, des catégories et des sujets, etc.</text:p>
      <text:p text:style-name="Text_20_body">Note 2 : Il est également possible de structurer les listes à l’aide des attributs WAI-ARIA <text:span text:style-name="Source_Text">role="list"</text:span> et <text:span text:style-name="Source_Text">role="listitem"</text:span> pour les listes ordonnées et non ordonnées.</text:p>
      <text:p text:style-name="Text_20_body">Note 3 : la notion de « regroupés visuellement sous forme de liste » se caractérise par :</text:p>
      <text:list text:style-name="L477">
        <text:list-item>
          <text:p text:style-name="P477">La présence d’un marqueur visuel permettant de faire comprendre qu’il s’agit d’une liste non ordonnée par exemple <text:span text:style-name="Source_Text">-</text:span>, <text:span text:style-name="Source_Text">•</text:span>, <text:span text:style-name="Source_Text">\*</text:span>, etc. ;</text:p>
        </text:list-item>
        <text:list-item>
          <text:p text:style-name="P477">La présence d’un marqueur visuel permettant de faire comprendre qu’il s’agit d’une liste ordonnée par exemple un chiffre, une lettre grecque, etc. ;</text:p>
        </text:list-item>
        <text:list-item>
          <text:p text:style-name="P477">La présence d’une série d’éléments se suivant visuellement les uns les autres, avec une forme visuelle, une nature et un fonctionnement identique, mais sans avoir directement de marqueur visuel de liste (non ordonnée ou ordonnée), par exemple un menu de navigation.</text:p>
        </text:list-item>
      </text:list>
      <text:p text:style-name="First_20_paragraph">Attention cependant toutes les listes ne nécessitent pas obligatoirement une structure de liste, par exemple une série de termes séparés par une virgule.</text:p>
      <text:h text:style-name="Heading_20_3" text:outline-level="3"><text:bookmark-start text:name="M"/>M<text:bookmark-end text:name="M"/></text:h>
      <text:h text:style-name="Heading_20_4" text:outline-level="4"><text:bookmark-start text:name="mecanisme-de-remplacement"/>Mécanisme de remplacement<text:bookmark-end text:name="mecanisme-de-remplacement"/></text:h>
      <text:p text:style-name="First_20_paragraph">Mécanisme généralement basé sur CSS, permettant à l’utilisateur de remplacer du texte par du texte en image et inversement sur le principe du style switcher. Le mécanisme peut utiliser un langage de script côté serveur ou un langage de script côté client.</text:p>
      <text:h text:style-name="Heading_20_4" text:outline-level="4"><text:bookmark-start text:name="mecanisme-qui-permet-d-afficher-un-rapport-de-contraste-conforme"/>Mécanisme qui permet d’afficher un rapport de contraste conforme<text:bookmark-end text:name="mecanisme-qui-permet-d-afficher-un-rapport-de-contraste-conforme"/></text:h>
      <text:p text:style-name="First_20_paragraph">Composant d’interface dont l’activation permet de modifier l’apparence du site ou de la page de manière à afficher les contenus avec un ratio de contraste suffisant. Le design de ce composant d’interface devra être conforme au <text:a xlink:type="simple" xlink:href="#crit-3.2" office:name=""><text:span text:style-name="Definition">critère 3.2</text:span></text:a> et au <text:a xlink:type="simple" xlink:href="#crit-3.3" office:name=""><text:span text:style-name="Definition">critère 3.3</text:span></text:a> sans avoir recours lui-même à un mécanisme permettant d’afficher un rapport de contraste conforme. Ce mécanisme doit conserver à l’identique les contenus et les fonctionnalités du site ou de la page qu’il modifie.</text:p>
      <text:h text:style-name="Heading_20_4" text:outline-level="4"><text:bookmark-start text:name="media-non-temporel"/>Média non temporel<text:bookmark-end text:name="media-non-temporel"/></text:h>
      <text:p text:style-name="First_20_paragraph">Contenu qui ne se déroule pas dans le temps, consultable via un plugin (Flash, Java, Silverlight…) ou via les éléments <text:span text:style-name="Source_Text">svg</text:span> et <text:span text:style-name="Source_Text">canvas</text:span> ; par exemple, une carte interactive en Flash, une application Flash ou Java, un diaporama sont des médias non temporels. Un média non temporel peut contenir des médias temporels (un lecteur Flash qui propose une liste de vidéos à consulter, par exemple).</text:p>
      <text:p text:style-name="Text_20_body">Note : l’utilisation du paramètre <text:span text:style-name="Source_Text">wmode</text:span> pour un objet Flash avec les valeurs <text:span text:style-name="Source_Text">"transparent"</text:span> et <text:span text:style-name="Source_Text">"opaque"</text:span> invalide de fait le <text:a xlink:type="simple" xlink:href="#crit-4.13" office:name=""><text:span text:style-name="Definition">critère 4.13</text:span></text:a>. En effet, l’utilisation de ces valeurs a pour conséquence que l’animation Flash vue du côté des utilisateurs de lecteur d’écran est invisible.</text:p>
      <text:h text:style-name="Heading_20_4" text:outline-level="4"><text:bookmark-start text:name="media-temporel-type-son-video-et-synchronise"/>Média temporel (type son, vidéo et synchronisé)<text:bookmark-end text:name="media-temporel-type-son-video-et-synchronise"/></text:h>
      <text:list text:style-name="L478">
        <text:list-item>
          <text:p text:style-name="P478">Média temporel seulement audio : contenu sonore (Wav, Mp3…) ;</text:p>
        </text:list-item>
        <text:list-item>
          <text:p text:style-name="P478">Média temporel seulement vidéo : images ou photos en mouvement ou en séquence ;</text:p>
        </text:list-item>
        <text:list-item>
          <text:p text:style-name="P478">Média temporel synchronisé : flux audio ou vidéo synchronisé avec un autre format pour présenter de l’information et/ou comportant des composants temporels interactifs. Un média temporel peut être consulté de 2 manières différentes :</text:p>
        </text:list-item>
        <text:list-item>
          <text:p text:style-name="P478">Fichier à télécharger consultable avec un logiciel externe à la page web ;</text:p>
        </text:list-item>
        <text:list-item>
          <text:p text:style-name="P478">Contenu embarqué dans la page web et consultable dans la page web via :</text:p>
          <text:list text:style-name="L479">
            <text:list-item>
              <text:p text:style-name="P479">Un plugin (par exemple une vidéo diffusée par un lecteur Flash) ;</text:p>
            </text:list-item>
            <text:list-item>
              <text:p text:style-name="P479">L’élément <text:span text:style-name="Source_Text">&lt;video&gt;</text:span> (par exemple une vidéo) ;</text:p>
            </text:list-item>
            <text:list-item>
              <text:p text:style-name="P479">L’élément <text:span text:style-name="Source_Text">&lt;audio&gt;</text:span> (par exemple un podcast) ;</text:p>
            </text:list-item>
            <text:list-item>
              <text:p text:style-name="P479">L’élément <text:span text:style-name="Source_Text">&lt;svg&gt;</text:span> (par exemple un dessin animé vectoriel) ;</text:p>
            </text:list-item>
            <text:list-item>
              <text:p text:style-name="P479">L’élément <text:span text:style-name="Source_Text">&lt;canvas&gt;</text:span> (par exemple un dessin animé en image bitmap) ;</text:p>
            </text:list-item>
            <text:list-item>
              <text:p text:style-name="P479">L’élément <text:span text:style-name="Source_Text">&lt;bgsound&gt;</text:span> pour diffuser un arrière-plan sonore à la page web.</text:p>
            </text:list-item>
          </text:list>
        </text:list-item>
      </text:list>
      <text:p text:style-name="First_20_paragraph">Un média temporel peut être diffusé en temps réel ou être proposé en lecture de manière asynchrone (média pré-enregistré).</text:p>
      <text:p text:style-name="Text_20_body">Note 1 : l’utilisation du paramètre <text:span text:style-name="Source_Text">wmode</text:span> pour un objet Flash avec les valeurs <text:span text:style-name="Source_Text">"transparent"</text:span> et <text:span text:style-name="Source_Text">"opaque"</text:span> invalide de fait le <text:a xlink:type="simple" xlink:href="#crit-4.13" office:name=""><text:span text:style-name="Definition">critère 4.13</text:span></text:a>. En effet, l’utilisation de ces valeurs a pour conséquence que l’animation Flash vue du côté des utilisateurs de lecteur d’écran est invisible.</text:p>
      <text:p text:style-name="Text_20_body">Note 2 : les gif animés, les animations d’images réalisées par JavaScript ou CSS ne sont pas considérés comme étant des médias temporels.</text:p>
      <text:p text:style-name="Text_20_body">Note 3 : l’élément <text:span text:style-name="Source_Text">&lt;bgsound&gt;</text:span> est spécifique à Internet Explorer et ne devrait pas être utilisé.</text:p>
      <text:h text:style-name="Heading_20_4" text:outline-level="4"><text:bookmark-start text:name="menu-et-barre-de-navigation"/>Menu et barre de navigation<text:bookmark-end text:name="menu-et-barre-de-navigation"/></text:h>
      <text:p text:style-name="First_20_paragraph">Liste de liens permettant une navigation spécifique dans le site, dans une rubrique ou dans une collection de pages.</text:p>
      <text:p text:style-name="Text_20_body">Les principales barres de navigation (<text:a xlink:type="simple" xlink:href="#crit-12.2" office:name=""><text:span text:style-name="Definition">critère 12.2</text:span></text:a>) sont :</text:p>
      <text:list text:style-name="L480">
        <text:list-item>
          <text:p text:style-name="P480">Un menu de navigation ;</text:p>
        </text:list-item>
        <text:list-item>
          <text:p text:style-name="P480">Un fil d’ariane ;</text:p>
        </text:list-item>
        <text:list-item>
          <text:p text:style-name="P480">Une liste de navigation d’une liste de résultats ;</text:p>
        </text:list-item>
        <text:list-item>
          <text:p text:style-name="P480">Des liens d’évitement.</text:p>
        </text:list-item>
      </text:list>
      <text:p text:style-name="First_20_paragraph">Il existe différents types de menu de navigation (<text:a xlink:type="simple" xlink:href="#crit-12.1" office:name=""><text:span text:style-name="Definition">critère 12.1</text:span></text:a> et <text:a xlink:type="simple" xlink:href="#crit-12.2" office:name=""><text:span text:style-name="Definition">critère 12.2</text:span></text:a>) :</text:p>
      <text:list text:style-name="L481">
        <text:list-item>
          <text:p text:style-name="P481">Menu de navigation principal ;</text:p>
        </text:list-item>
        <text:list-item>
          <text:p text:style-name="P481">Menu de sous-rubrique ;</text:p>
        </text:list-item>
        <text:list-item>
          <text:p text:style-name="P481">Menu contextuel ;</text:p>
        </text:list-item>
        <text:list-item>
          <text:p text:style-name="P481">Table des matières concernant un ensemble de pages.</text:p>
        </text:list-item>
      </text:list>
      <text:p text:style-name="First_20_paragraph">Note : Les liens de pied de page renvoyant vers les mentions légales, plan du site et autres informations concernant le site ne sont pas considérés comme un menu de navigation principal.</text:p>
      <text:h text:style-name="Heading_20_4" text:outline-level="4"><text:bookmark-start text:name="message-de-statut"/>Message de statut<text:bookmark-end text:name="message-de-statut"/></text:h>
      <text:p text:style-name="First_20_paragraph">Un message de statut informe l’utilisateur d’un changement de contenu dans la page sans interrompre son activité principale (il n’y a pas de changement de contexte par exemple un repositionnement du focus sur le message).</text:p>
      <text:p text:style-name="Text_20_body">Un message de statut peut informer sur :</text:p>
      <text:list text:style-name="L482">
        <text:list-item>
          <text:p text:style-name="P482">Le succès ou le résultat d’une action ;</text:p>
        </text:list-item>
        <text:list-item>
          <text:p text:style-name="P482">L’état occupé d’une application ;</text:p>
        </text:list-item>
        <text:list-item>
          <text:p text:style-name="P482">L’état de progression d’un processus ;</text:p>
        </text:list-item>
        <text:list-item>
          <text:p text:style-name="P482">L’existence d’erreur.</text:p>
        </text:list-item>
      </text:list>
      <text:h text:style-name="Heading_20_4" text:outline-level="4"><text:bookmark-start text:name="modifier-ou-annuler-les-donnees-et-les-actions-effectues"/>Modifier ou annuler les données et les actions effectués<text:bookmark-end text:name="modifier-ou-annuler-les-donnees-et-les-actions-effectues"/></text:h>
      <text:p text:style-name="First_20_paragraph">Procédés par lesquels un utilisateur peut modifier les données qu’il a saisies, faire annuler sa saisie ou faire annuler les actions découlant de sa saisie par exemple annuler une commande ou un virement bancaire.</text:p>
      <text:p text:style-name="Text_20_body">Note : La page contenant un formulaire qui modifie ou supprime des données, ou qui transmet des réponses à un test ou un examen, ou dont la validation a des conséquences financières ou juridiques, doit indiquer explicitement la durée pendant laquelle l’utilisateur peut demander l’annulation de sa saisie. Elle devra également contenir la procédure à effectuer pour annuler cette saisie. Cette procédure n’a pas à être obligatoirement réalisable en ligne même si cela reste recommandé.</text:p>
      <text:h text:style-name="Heading_20_4" text:outline-level="4"><text:bookmark-start text:name="moteur-de-recherche-interne-a-un-site-web"/>Moteur de recherche (interne à un site web)<text:bookmark-end text:name="moteur-de-recherche-interne-a-un-site-web"/></text:h>
      <text:p text:style-name="First_20_paragraph">Zone donnant accès directement (formulaire) ou indirectement (élément d’interface donnant accès au formulaire) au moteur de recherche qui permet d’effectuer des recherches sur les contenus de l’ensemble du site.</text:p>
      <text:p text:style-name="Text_20_body">Note : Attention à ne pas confondre cette zone de recherche, unique dans le site, avec tout autre moteur de recherche permettant par exemple de faire des recherches sur une partie restreinte du site : un catalogue, les offres sur une section marchés publics…</text:p>
      <text:p text:style-name="Text_20_body">Voir la définition technique de zone d’en-tête fournie par WAI-ARIA <text:a xlink:type="simple" xlink:href="https://www.w3.org/TR/wai-aria-1.1/#search" office:name=""><text:span text:style-name="Definition"><text:span text:style-name="Source_Text">search(role)</text:span></text:span></text:a>.</text:p>
      <text:h text:style-name="Heading_20_4" text:outline-level="4"><text:bookmark-start text:name="motif-de-conception"/>Motif de conception<text:bookmark-end text:name="motif-de-conception"/></text:h>
      <text:p text:style-name="First_20_paragraph">Un motif de conception <text:span text:style-name="T3">(Design Pattern)</text:span> est un modèle défini dans le document <text:a xlink:type="simple" xlink:href="http://www.w3.org/TR/wai-aria-practices/" office:name=""><text:span text:style-name="Definition"><text:span text:style-name="T3">WAI-ARIA 1.1 Authoring Practices</text:span></text:span></text:a> qui décrit la structure, les rôles et propriétés et le comportement clavier que doit respecter un composant JavaScript (widget).</text:p>
      <text:p text:style-name="Text_20_body">Il est recommandé que les composants développés en JavaScript utilisant des attributs WAI-ARIA correspondant à un motif de conception respectent celui-ci. Attention cependant, les motifs de conception ne sont pas tous adaptés à un usage non applicatif, en particulier pour les sites proposant un affichage en contexte mobile.</text:p>
      <text:p text:style-name="Text_20_body">Note 1 : compte tenu du manque de support de certaines propriétés et de certains rôles WAI-ARIA et de la grande variabilité des situations dans lesquelles un composant JavaScript peut être proposé, il est possible d’adapter des motifs de conception à des contextes ou des utilisations particulières. Dans ce cas, le motif de conception adapté doit :</text:p>
      <text:list text:style-name="L483">
        <text:list-item>
          <text:p text:style-name="P483">Respecter la structure générale : par exemple un ensemble de panneaux (rôle WAI-ARIA <text:span text:style-name="Source_Text">tabpanel</text:span>) d’un système d’onglets est forcément lié à un ensemble d’onglets (rôle WAI-ARIA <text:span text:style-name="Source_Text">tablist</text:span>) ;</text:p>
        </text:list-item>
        <text:list-item>
          <text:p text:style-name="P483">Utiliser en remplacement d’un rôle ou d’une propriété WAI-ARIA mal supporté, un rôle ou une propriété WAI-ARIA équivalent, offrant un comportement et une restitution similaire.</text:p>
        </text:list-item>
      </text:list>
      <text:p text:style-name="First_20_paragraph">Note 2 : Le fait d’enrichir un motif de conception de rôles ou propriétés WAI-ARIA supplémentaires dont la compatibilité avec l’accessibilité est contrôlée par le test de restitution sur l’environnement de test (ou « base de référence ») ne constitue pas une adaptation d’un motif de conception. Par exemple l’ajout de l’attribut WAI-ARIA <text:span text:style-name="Source_Text">aria-hidden</text:span> sur les panneaux (rôle WAI-ARIA <text:span text:style-name="Source_Text">tabpanel</text:span>) d’un système d’onglets ne définit pas un motif de conception adapté.</text:p>
      <text:h text:style-name="Heading_20_3" text:outline-level="3"><text:bookmark-start text:name="O"/>O<text:bookmark-end text:name="O"/></text:h>
      <text:h text:style-name="Heading_20_4" text:outline-level="4"><text:bookmark-start text:name="ordre-de-tabulation"/>Ordre de tabulation<text:bookmark-end text:name="ordre-de-tabulation"/></text:h>
      <text:p text:style-name="First_20_paragraph">Ordre dans lequel le focus se déplace (vers un élément suivant ou vers un élément précédent). L’ordre naturel est celui qui est implémenté via le code source. Lorsqu’il est modifié par l’utilisation de l’attribut <text:span text:style-name="Source_Text">tabindex</text:span> ou par l’utilisation d’une commande JavaScript, c’est l’ordre modifié qui fait référence.</text:p>
      <text:p text:style-name="Text_20_body">Attention : lorsqu’un élément initie un changement dans la page (changement de contexte, gestion de zones cachées, ajout de contenu, gestion de champs de formulaire…) il est nécessaire d’activer l’élément qui initie le changement pour tester la cohérence de l’ordre de tabulation.</text:p>
      <text:h text:style-name="Heading_20_3" text:outline-level="3"><text:bookmark-start text:name="P"/>P<text:bookmark-end text:name="P"/></text:h>
      <text:h text:style-name="Heading_20_4" text:outline-level="4"><text:bookmark-start text:name="page-plan-du-site"/>Page « plan du site »<text:bookmark-end text:name="page-plan-du-site"/></text:h>
      <text:p text:style-name="First_20_paragraph">Page dédiée présentant l’arborescence d’un site web, généralement sous forme de listes de liens organisées en rubriques et sous-rubriques donnant accès à l’ensemble des pages du site.</text:p>
      <text:p text:style-name="Text_20_body">Note 1 : les liens du plan du site peuvent être constitués de balises <text:span text:style-name="Source_Text">&lt;a&gt;</text:span> ou de balises <text:span text:style-name="Source_Text">&lt;area&gt;</text:span>.</text:p>
      <text:p text:style-name="Text_20_body">Note 2 : il n’est pas nécessaire que le plan du site contienne les liens vers toutes les pages du site, en revanche il est nécessaire qu’à partir du plan du site, l’utilisateur puisse atteindre l’ensemble des pages du site.</text:p>
      <text:h text:style-name="Heading_20_4" text:outline-level="4"><text:bookmark-start text:name="passage-de-texte-lie-par-aria-labelledby-ou-aria-describedby"/>Passage de texte lié par <text:span text:style-name="Source_Text">aria-labelledby</text:span> ou <text:span text:style-name="Source_Text">aria-describedby</text:span><text:bookmark-end text:name="passage-de-texte-lie-par-aria-labelledby-ou-aria-describedby"/></text:h>
      <text:p text:style-name="First_20_paragraph">Il s’agit d’un ou de plusieurs passages de texte identifiés par des <text:span text:style-name="Source_Text">id</text:span> dont la valeur est unique dans la page et associés à un élément (champ de formulaire, bouton, etc.) par les attributs WAI-ARIA <text:span text:style-name="Source_Text">aria-labelledby</text:span> ou <text:span text:style-name="Source_Text">aria-describedby</text:span> sur le modèle suivant : <text:span text:style-name="Source_Text">aria-labelledby="ID1 ID2 ID3…"</text:span> où la valeur de l’attribut utilisé est égale à la liste des valeurs d’attributs <text:span text:style-name="Source_Text">id</text:span> des passages de texte à associer présents dans la page.</text:p>
      <text:p text:style-name="Text_20_body">Note 1 : pour assurer une compatibilité maximum avec les agents utilisateurs, notamment Internet Explorer 11, il est recommandé d’implémenter un <text:span text:style-name="Source_Text">tabindex="-1"</text:span> sur les passages de textes qui ne sont pas des éléments interactifs (bouton, liens, éléments de formulaires, etc.).</text:p>
      <text:p text:style-name="Text_20_body">Note 2 : la valeur des attributs WAI-ARIA <text:span text:style-name="Source_Text">aria-labelledby</text:span> ou <text:span text:style-name="Source_Text">aria-describedby</text:span> ne doivent pas créer de référence récursive (A référence B qui référence A) ou traversante (A qui référence B qui référence C).</text:p>
      <text:h text:style-name="Heading_20_4" text:outline-level="4"><text:bookmark-start text:name="presentation-de-l-information"/>Présentation de l’information<text:bookmark-end text:name="presentation-de-l-information"/></text:h>
      <text:p text:style-name="First_20_paragraph">Restitution visuelle des contenus via un navigateur en mode graphique. La présentation concerne le style, la position et les dimensions des éléments HTML et de leur contenu. La présentation de l’information doit être réalisée via CSS. Les éléments (<text:span text:style-name="Source_Text">basefont</text:span>, <text:span text:style-name="Source_Text">big</text:span>, <text:span text:style-name="Source_Text">blink</text:span>, <text:span text:style-name="Source_Text">center</text:span>, <text:span text:style-name="Source_Text">font</text:span>, <text:span text:style-name="Source_Text">marquee</text:span>, <text:span text:style-name="Source_Text">s</text:span>, <text:span text:style-name="Source_Text">strike</text:span> et <text:span text:style-name="Source_Text">tt</text:span>) et les attributs (<text:span text:style-name="Source_Text">align</text:span>, <text:span text:style-name="Source_Text">alink</text:span>, <text:span text:style-name="Source_Text">background</text:span>, <text:span text:style-name="Source_Text">bgcolor</text:span>, <text:span text:style-name="Source_Text">border</text:span>, <text:span text:style-name="Source_Text">cellpadding</text:span>, <text:span text:style-name="Source_Text">cellspacing</text:span>, <text:span text:style-name="Source_Text">char</text:span>, <text:span text:style-name="Source_Text">charoff</text:span>, <text:span text:style-name="Source_Text">clear</text:span>, <text:span text:style-name="Source_Text">compact</text:span>, <text:span text:style-name="Source_Text">color</text:span>, <text:span text:style-name="Source_Text">frameborder</text:span>, <text:span text:style-name="Source_Text">hspace</text:span>, <text:span text:style-name="Source_Text">link</text:span>, <text:span text:style-name="Source_Text">marginheight</text:span>, <text:span text:style-name="Source_Text">marginwidth</text:span>, <text:span text:style-name="Source_Text">text</text:span>, <text:span text:style-name="Source_Text">valign</text:span>, <text:span text:style-name="Source_Text">vlink</text:span>, <text:span text:style-name="Source_Text">vspace</text:span>) sont interdits.</text:p>
      <text:p text:style-name="Text_20_body">Notes :</text:p>
      <text:list text:style-name="L484">
        <text:list-item>
          <text:p text:style-name="P484">Les attributs <text:span text:style-name="Source_Text">width</text:span> et <text:span text:style-name="Source_Text">height</text:span> utilisés sur d’autres éléments que les éléments <text:span text:style-name="Source_Text">&lt;img&gt;</text:span>, <text:span text:style-name="Source_Text">&lt;object&gt;</text:span>, <text:span text:style-name="Source_Text">&lt;embed&gt;</text:span>, <text:span text:style-name="Source_Text">&lt;canvas&gt;</text:span> et <text:span text:style-name="Source_Text">&lt;svg&gt;</text:span> sont également interdits ;</text:p>
        </text:list-item>
        <text:list-item>
          <text:p text:style-name="P484">L’attribut <text:span text:style-name="Source_Text">size</text:span> utilisé sur d’autres éléments que l’élément <text:span text:style-name="Source_Text">&lt;select&gt;</text:span> est également interdit ;</text:p>
        </text:list-item>
        <text:list-item>
          <text:p text:style-name="P484">L’élément <text:span text:style-name="Source_Text">&lt;u&gt;</text:span> est interdit uniquement si le DOCTYPE du document ne correspond pas à HTML 5.</text:p>
        </text:list-item>
      </text:list>
      <text:h text:style-name="Heading_20_4" text:outline-level="4"><text:bookmark-start text:name="presse-ou-pose"/>Pressé ou posé<text:bookmark-end text:name="presse-ou-pose"/></text:h>
      <text:p text:style-name="First_20_paragraph">Correspond aux gestionnaires d’événement JavaScript considérés comme des événements descendants (<text:span text:style-name="Source_Text">mousedown</text:span>, <text:span text:style-name="Source_Text">touchstart</text:span> par exemple).</text:p>
      <text:h text:style-name="Heading_20_4" text:outline-level="4"><text:bookmark-start text:name="prise-de-focus"/>Prise de focus<text:bookmark-end text:name="prise-de-focus"/></text:h>
      <text:p text:style-name="First_20_paragraph">La prise de focus est l’état renvoyé par un élément qui reçoit l’attention suite à une action de l’utilisateur. Il y a trois moyens en HTML de donner le focus à un élément :</text:p>
      <text:list text:style-name="L485">
        <text:list-item>
          <text:p text:style-name="P485">En activant l’élément par un dispositif de pointage (exemple : souris) ;</text:p>
        </text:list-item>
        <text:list-item>
          <text:p text:style-name="P485">En atteignant l’élément par la touche tabulation ou majuscule + tabulation ;</text:p>
        </text:list-item>
        <text:list-item>
          <text:p text:style-name="P485">En activant l’élément par un raccourci clavier (<text:span text:style-name="Source_Text">accesskey</text:span>).</text:p>
        </text:list-item>
      </text:list>
      <text:p text:style-name="First_20_paragraph">Certains éléments reçoivent naturellement le focus, par exemple : <text:span text:style-name="Source_Text">&lt;a href&gt;</text:span>, <text:span text:style-name="Source_Text">&lt;area href&gt;</text:span>, <text:span text:style-name="Source_Text">&lt;button&gt;</text:span>, <text:span text:style-name="Source_Text">&lt;input&gt;</text:span>, <text:span text:style-name="Source_Text">&lt;object&gt;</text:span>, <text:span text:style-name="Source_Text">&lt;select&gt;</text:span>, <text:span text:style-name="Source_Text">&lt;label&gt;</text:span>, <text:span text:style-name="Source_Text">&lt;legend&gt;</text:span>, <text:span text:style-name="Source_Text">&lt;optgroup&gt;</text:span>, <text:span text:style-name="Source_Text">&lt;option&gt;</text:span> et <text:span text:style-name="Source_Text">&lt;textarea&gt;</text:span>. Le comportement de l’élément, lors de la prise de focus, dépend de sa nature ; un lien, par exemple, devra être activé après la prise de focus (sauf utilisation de script). En revanche, un élément de formulaire, comme <text:span text:style-name="Source_Text">&lt;textarea&gt;</text:span>, devra autoriser la saisie suite à la prise de focus. Les éléments <text:span text:style-name="Source_Text">&lt;label&gt;</text:span> et <text:span text:style-name="Source_Text">&lt;legend&gt;</text:span> ne reçoivent la prise de focus que via le pointeur souris. Pour l’élément <text:span text:style-name="Source_Text">&lt;label&gt;</text:span>, le comportement attendu est de transférer la prise de focus sur l’élément qui lui est associé.</text:p>
      <text:p text:style-name="Text_20_body">Note 1 : la spécification WAI-ARIA étend le rôle attribué à l’attribut <text:span text:style-name="Source_Text">tabindex</text:span> en définissant que tout élément HTML peut acquérir la possibilité de recevoir le focus en lui attribuant la valeur <text:span text:style-name="Source_Text">tabindex="0"</text:span>. En revanche, aucun comportement n’est attribué via la seule présence de <text:span text:style-name="Source_Text">tabindex</text:span>. De même, la valeur <text:span text:style-name="Source_Text">tabindex="-1"</text:span> lorsqu’elle est utilisée sur un élément recevant naturellement le focus retire l’élément qui en est affecté du plan de tabulation en inhibant sa capacité à signaler la « prise de focus ». L’utilisation de <text:span text:style-name="Source_Text">tabindex</text:span>, conformément à la spécification WAI-ARIA, peut valider certains tests relatifs à la gestion du focus de tabulation, notamment.</text:p>
      <text:p text:style-name="Text_20_body">Note 2 : l’indication visuelle du focus du navigateur ne doit pas être supprimée ou dégradée sauf si un style du focus défini par l’auteur est visible et suffisamment contrasté au regard du <text:a xlink:type="simple" xlink:href="#crit-3.3" office:name=""><text:span text:style-name="Definition">critère 3.3</text:span></text:a>.</text:p>
      <text:h text:style-name="Heading_20_4" text:outline-level="4"><text:bookmark-start text:name="procede-de-rafraichissement"/>Procédé de rafraîchissement<text:bookmark-end text:name="procede-de-rafraichissement"/></text:h>
      <text:p text:style-name="First_20_paragraph">Technique visant à modifier le contenu d’un ou de plusieurs éléments de la page web. Le procédé de rafraîchissement peut s’effectuer par rechargement automatique de la page ou de manière dynamique sans rechargement de la page (via AJAX, par exemple). L’utilisateur doit pouvoir contrôler chaque procédé de rafraîchissement de manière indépendante.</text:p>
      <text:h text:style-name="Heading_20_4" text:outline-level="4"><text:bookmark-start text:name="propriete-css-determinant-une-couleur"/>Propriété CSS déterminant une couleur<text:bookmark-end text:name="propriete-css-determinant-une-couleur"/></text:h>
      <text:p text:style-name="First_20_paragraph">Cela concerne les propriétés suivantes : <text:span text:style-name="Source_Text">color</text:span>, <text:span text:style-name="Source_Text">background-color</text:span>, <text:span text:style-name="Source_Text">background</text:span>, <text:span text:style-name="Source_Text">border-color</text:span>, <text:span text:style-name="Source_Text">border</text:span>, <text:span text:style-name="Source_Text">outline-color</text:span>, <text:span text:style-name="Source_Text">outline</text:span>.</text:p>
      <text:p text:style-name="Text_20_body">Note : l’utilisation d’une image de fond pour insérer une couleur (propriété <text:span text:style-name="Source_Text">background:url…</text:span>) est également concernée.</text:p>
      <text:h text:style-name="Heading_20_3" text:outline-level="3"><text:bookmark-start text:name="R"/>R<text:bookmark-end text:name="R"/></text:h>
      <text:h text:style-name="Heading_20_4" text:outline-level="4"><text:bookmark-start text:name="raccourci-clavier"/>Raccourci clavier<text:bookmark-end text:name="raccourci-clavier"/></text:h>
      <text:p text:style-name="First_20_paragraph">Un moyen de déclencher une action associée à un composant de l’interface utilisateur en appuyant sur une ou plusieurs touches.</text:p>
      <text:p text:style-name="Text_20_body">Note : les <text:span text:style-name="T3">« Access keys »</text:span> (attribut HTML <text:span text:style-name="Source_Text">accesskey</text:span>) sont bien des raccourcis clavier, mais ils ne sont pas concernés par le <text:a xlink:type="simple" xlink:href="#crit-12.10" office:name=""><text:span text:style-name="Definition">critère 12.10</text:span></text:a> dans la mesure où leur activation nécessite déjà l’usage de touches de modification (variables suivant les navigateurs).</text:p>
      <text:h text:style-name="Heading_20_4" text:outline-level="4"><text:bookmark-start text:name="redirection"/>Redirection<text:bookmark-end text:name="redirection"/></text:h>
      <text:p text:style-name="First_20_paragraph">Procédé qui consiste pour l’affichage d’une page sur le poste client à rediriger l’utilisateur vers une autre page, sur le même domaine ou sur un domaine différent.</text:p>
      <text:h text:style-name="Heading_20_4" text:outline-level="4"><text:bookmark-start text:name="regles-d-ecriture"/>Règles d’écriture<text:bookmark-end text:name="regles-d-ecriture"/></text:h>
      <text:p text:style-name="First_20_paragraph">Le code source doit respecter les règles suivantes en accord avec la déclaration de type de document utilisée dans la page :</text:p>
      <text:list text:style-name="L486">
        <text:list-item>
          <text:p text:style-name="P486">Pas de balise ouvrante ou fermante sans <text:span text:style-name="Source_Text">&lt;</text:span> ou <text:span text:style-name="Source_Text">&gt;</text:span> (exemple d’erreur : <text:span text:style-name="Source_Text">li&gt;vélo</text:span>) ;</text:p>
        </text:list-item>
        <text:list-item>
          <text:p text:style-name="P486">pas de balise fermante avec <text:span text:style-name="Source_Text">/</text:span> manquant (exemple d’erreur : <text:span text:style-name="Source_Text">&lt;li&gt;vélo&lt;li&gt;</text:span>) ;</text:p>
        </text:list-item>
        <text:list-item>
          <text:p text:style-name="P486">pas de valeur d’attribut avec des <text:span text:style-name="Source_Text">“</text:span> ou <text:span text:style-name="Source_Text">‘</text:span> manquant (exemple d’erreur : <text:span text:style-name="Source_Text">alt="vélo</text:span>) ;</text:p>
        </text:list-item>
        <text:list-item>
          <text:p text:style-name="P486">pas de valeurs multiples d’attribut séparées par un espace sans <text:span text:style-name="Source_Text">“</text:span> ou <text:span text:style-name="Source_Text">‘</text:span> (exemple d’erreur : <text:span text:style-name="Source_Text">alt=mon beau vélo</text:span>) ;</text:p>
        </text:list-item>
        <text:list-item>
          <text:p text:style-name="P486">pas d’espace manquant entre les attributs (exemple : <text:span text:style-name="Source_Text">alt=”vélo”title=”vélo”</text:span>) ;</text:p>
        </text:list-item>
        <text:list-item>
          <text:p text:style-name="P486">pas de balise fermante manquante pour les éléments qui en exigent une (exemple d’erreur : <text:span text:style-name="Source_Text">&lt;object&gt;</text:span> sans <text:span text:style-name="Source_Text">&lt;/object&gt;</text:span>).</text:p>
        </text:list-item>
      </text:list>
      <text:h text:style-name="Heading_20_4" text:outline-level="4"><text:bookmark-start text:name="relache-ou-releve"/>Relâché ou relevé<text:bookmark-end text:name="relache-ou-releve"/></text:h>
      <text:p text:style-name="First_20_paragraph">Correspond aux gestionnaires d’événement JavaScript considérés comme des événements ascendants (<text:span text:style-name="Source_Text">mouseup</text:span>, <text:span text:style-name="Source_Text">touchend</text:span> par exemple).</text:p>
      <text:h text:style-name="Heading_20_4" text:outline-level="4"><text:bookmark-start text:name="resume-de-tableau"/>Résumé (de tableau)<text:bookmark-end text:name="resume-de-tableau"/></text:h>
      <text:p text:style-name="First_20_paragraph">Un résumé est un passage de texte associé à un tableau de données complexe. Il permet de donner des informations sur la nature et la structure du tableau afin d’en faciliter l’utilisation par les utilisateurs de technologies d’assistance par exemple.</text:p>
      <text:p text:style-name="Text_20_body">Note : en HTML5, la seule technique utilisable actuellement est celle qui consiste à insérer le résumé directement dans le titre (balise <text:span text:style-name="Source_Text">&lt;caption&gt;</text:span>) en masquant le résumé via CSS si nécessaire.</text:p>
      <text:p text:style-name="Text_20_body">Dans les versions précédentes de HTML, le résumé peut être inséré via un attribut <text:span text:style-name="Source_Text">summary</text:span> sur la balise <text:span text:style-name="Source_Text">&lt;table&gt;</text:span>.</text:p>
      <text:p text:style-name="Text_20_body">Dans le cas d’une balise avec l’attribut WAI-ARIA <text:span text:style-name="Source_Text">role="table"</text:span>, le résumé doit être fourni au moyen d’un attribut <text:span text:style-name="Source_Text">aria-describedby</text:span> et être correctement restitué par les technologies d’assistance.</text:p>
      <text:h text:style-name="Heading_20_3" text:outline-level="3"><text:bookmark-start text:name="S"/>S<text:bookmark-end text:name="S"/></text:h>
      <text:h text:style-name="Heading_20_4" text:outline-level="4"><text:bookmark-start text:name="script"/>Script<text:bookmark-end text:name="script"/></text:h>
      <text:p text:style-name="First_20_paragraph">Code généralement écrit sous forme d’une liste de commandes (par exemple JavaScript). Les langages interprétés côté client nécessitent un navigateur compatible sur lequel l’exécution du langage est active. Les commandes d’un langage de script côté client peuvent être embarquées ou contenues dans un fichier externe. Dans les deux cas, l’insertion se fait via la balise <text:span text:style-name="Source_Text">&lt;script&gt;</text:span>.</text:p>
      <text:h text:style-name="Heading_20_4" text:outline-level="4"><text:bookmark-start text:name="sens-de-lecture"/>Sens de lecture<text:bookmark-end text:name="sens-de-lecture"/></text:h>
      <text:p text:style-name="First_20_paragraph">Indique le sens de lecture du document ou d’un passage de texte via l’attribut <text:span text:style-name="Source_Text">dir</text:span>, <text:span text:style-name="Source_Text">dir="ltr"</text:span>, par exemple. Les deux valeurs reconnues sont :</text:p>
      <text:list text:style-name="L487">
        <text:list-item>
          <text:p text:style-name="P487"><text:span text:style-name="Source_Text">ltr</text:span> (<text:span text:style-name="T3">left to right</text:span>) indique un sens de lecture de gauche à droite ;</text:p>
        </text:list-item>
        <text:list-item>
          <text:p text:style-name="P487"><text:span text:style-name="Source_Text">rtl</text:span> (<text:span text:style-name="T3">right to left</text:span>) indique un sens de lecture de droite à gauche.</text:p>
        </text:list-item>
      </text:list>
      <text:p text:style-name="First_20_paragraph">Note : en l’absence d’indication de sens de lecture via l’attribut <text:span text:style-name="Source_Text">dir</text:span> sur l’élément <text:span text:style-name="Source_Text">html</text:span>, <text:span text:style-name="Source_Text">body</text:span>, ou un des parents du texte analysé, le sens de lecture par défaut est de gauche à droite (valeur <text:span text:style-name="Source_Text">ltr</text:span>).</text:p>
      <text:h text:style-name="Heading_20_4" text:outline-level="4"><text:bookmark-start text:name="site-web"/>Site web<text:bookmark-end text:name="site-web"/></text:h>
      <text:p text:style-name="First_20_paragraph">Ensemble de toutes les pages web :</text:p>
      <text:list text:style-name="L488">
        <text:list-item>
          <text:p text:style-name="P488">Reliées par des liens web ;</text:p>
        </text:list-item>
        <text:list-item>
          <text:p text:style-name="P488">Appartenant au même nom de domaine (ex : design.numerique.gouv.fr) ;</text:p>
        </text:list-item>
        <text:list-item>
          <text:p text:style-name="P488">Qui constituent un ensemble cohérent du point de vue de l’utilisateur.</text:p>
        </text:list-item>
      </text:list>
      <text:p text:style-name="First_20_paragraph">Cas particulier des pages web d’un sous-domaine ; un sous-domaine peut :</text:p>
      <text:list text:style-name="L489">
        <text:list-item>
          <text:p text:style-name="P489">Soit appartenir au site web attaché au nom de domaine, si l’utilisateur en a une perception cohérente avec les autres pages du site web (par exemple : même structure, même navigation…) ;</text:p>
        </text:list-item>
        <text:list-item>
          <text:p text:style-name="P489">Soit ne pas appartenir au site web attaché au nom de domaine (par exemple : différents blogs en sous-domaine d’un nom de domaine et sans relation les uns avec les autres).</text:p>
        </text:list-item>
      </text:list>
      <text:h text:style-name="Heading_20_4" text:outline-level="4"><text:bookmark-start text:name="sous-titres-synchronises-objet-multimedia"/>Sous-titres synchronisés (objet multimédia)<text:bookmark-end text:name="sous-titres-synchronises-objet-multimedia"/></text:h>
      <text:p text:style-name="First_20_paragraph">Texte des informations audio (paroles d’un personnage, bruit important pour comprendre l’action…) présentes dans un média temporel et affiché de manière synchrone avec le flux de l’objet multimédia.</text:p>
      <text:p text:style-name="Text_20_body">Note 1 : pour différencier les sources sonores (différents personnages, voix off…), il est recommandé d’utiliser un mécanisme approprié (mise entre crochets, mise en italique, annonce explicite du type “voix off : …”).</text:p>
      <text:p text:style-name="Text_20_body">Note 2 : il ne faut pas confondre le sous-titrage pour la traduction (attribut <text:span text:style-name="Source_Text">kind="subtitles"</text:span> de la balise <text:span text:style-name="Source_Text">&lt;track&gt;</text:span> en HTML5, par exemple) et le sous-titrage pour sourds et malentendants (attribut <text:span text:style-name="Source_Text">kind="captions"</text:span> de la balise <text:span text:style-name="Source_Text">&lt;track&gt;</text:span> en HTML5, par exemple). Ces deux types de sous-titrage poursuivent des buts différents. Seule la présence et la pertinence d’un sous-titrage pour sourds et malentendants permet d’être conforme.</text:p>
      <text:h text:style-name="Heading_20_4" text:outline-level="4"><text:bookmark-start text:name="structure-du-document"/>Structure du document<text:bookmark-end text:name="structure-du-document"/></text:h>
      <text:p text:style-name="First_20_paragraph">Ensemble d’éléments permettant de définir les grandes zones d’une page HTML telles que la zone d’en-tête de la page, les zones de navigation principale et secondaire, la zone de contenu principal et la zone de pied de page.</text:p>
      <text:h text:style-name="Heading_20_4" text:outline-level="4"><text:bookmark-start text:name="systeme-de-navigation"/>Système de navigation<text:bookmark-end text:name="systeme-de-navigation"/></text:h>
      <text:p text:style-name="First_20_paragraph">Tout procédé permettant une navigation dans le site ou dans une page, les systèmes de navigation retenus sont :</text:p>
      <text:list text:style-name="L490">
        <text:list-item>
          <text:p text:style-name="P490">Menu de navigation principal ;</text:p>
        </text:list-item>
        <text:list-item>
          <text:p text:style-name="P490">Table des matières ;</text:p>
        </text:list-item>
        <text:list-item>
          <text:p text:style-name="P490">Plan du site ;</text:p>
        </text:list-item>
        <text:list-item>
          <text:p text:style-name="P490">Moteur de recherche.</text:p>
        </text:list-item>
      </text:list>
      <text:h text:style-name="Heading_20_3" text:outline-level="3"><text:bookmark-start text:name="T"/>T<text:bookmark-end text:name="T"/></text:h>
      <text:h text:style-name="Heading_20_4" text:outline-level="4"><text:bookmark-start text:name="tableau-de-donnees"/>Tableau de données<text:bookmark-end text:name="tableau-de-donnees"/></text:h>
      <text:p text:style-name="First_20_paragraph">Un tableau de données est une structure introduite par une balise <text:span text:style-name="Source_Text">&lt;table&gt;</text:span> ou lorsqu’il est correctement restitué par les technologies d’assistance par une balise pourvue d’un attribut WAI-ARIA <text:span text:style-name="Source_Text">role="table"</text:span>. Cette balise permet de structurer des informations en lignes et en colonnes via des cellules de données et des cellules d’en-têtes.</text:p>
      <text:h text:style-name="Heading_20_4" text:outline-level="4"><text:bookmark-start text:name="tableau-de-donnees-ayant-un-titre"/>Tableau de données ayant un titre<text:bookmark-end text:name="tableau-de-donnees-ayant-un-titre"/></text:h>
      <text:p text:style-name="First_20_paragraph">Tableau de données ayant un attribut ou contenant une balise dont le contenu fait office de titre.</text:p>
      <text:p text:style-name="Text_20_body">Tableau de données précédé ou suivi d’un passage de texte associé au tableau faisant office de titre.</text:p>
      <text:p text:style-name="Text_20_body">Dans la mesure où il est bien correctement restitué et associé par les technologies d’assistance au tableau de données, le titre associé peut être :</text:p>
      <text:list text:style-name="L491">
        <text:list-item>
          <text:p text:style-name="P491">Dans une balise <text:span text:style-name="Source_Text">&lt;caption&gt;</text:span> ;</text:p>
        </text:list-item>
        <text:list-item>
          <text:p text:style-name="P491">Dans un attribut <text:span text:style-name="Source_Text">title</text:span> ;</text:p>
        </text:list-item>
        <text:list-item>
          <text:p text:style-name="P491">Dans un attribut WAI-ARIA <text:span text:style-name="Source_Text">aria-label</text:span> ;</text:p>
        </text:list-item>
        <text:list-item>
          <text:p text:style-name="P491">Dans une balise associée au tableau de données via un attribut WAI-ARIA <text:span text:style-name="Source_Text">aria-labelledby</text:span> sur le tableau.</text:p>
        </text:list-item>
      </text:list>
      <text:p text:style-name="First_20_paragraph">Note : seule la balise <text:span text:style-name="Source_Text">&lt;caption&gt;</text:span> étant complètement supporté par l’ensemble des technologies d’assistance, il est fortement recommandé de privilégier cette solution lors de la mise en œuvre afin d’éviter de nombreuses vérifications dans les différentes combinaisons prévues par l’environnement de test (ou « base de référence »).</text:p>
      <text:h text:style-name="Heading_20_4" text:outline-level="4"><text:bookmark-start text:name="tableau-de-donnees-complexe"/>Tableau de données complexe<text:bookmark-end text:name="tableau-de-donnees-complexe"/></text:h>
      <text:p text:style-name="First_20_paragraph">Un tableau de données est une structure introduite par une balise <text:span text:style-name="Source_Text">&lt;table&gt;</text:span> ou lorsqu’il est correctement restitué par les technologies d’assistance par une balise pourvue d’un attribut WAI-ARIA <text:span text:style-name="Source_Text">role="table"</text:span>.</text:p>
      <text:p text:style-name="Text_20_body">Lorsqu’un tableau de données contient des en-têtes qui ne sont pas répartis uniquement sur la première ligne et/ou la première colonne de la grille ou dont la portée n’est pas valable pour l’ensemble de la colonne ou de la ligne, on parle de tableau de données complexe. Il est alors nécessaire de fournir un « résumé » permettant d’en expliquer sa nature et sa structure afin d’en faciliter la consultation pour des utilisateurs de technologies d’assistance par exemple.</text:p>
      <text:h text:style-name="Heading_20_4" text:outline-level="4"><text:bookmark-start text:name="tableau-de-mise-en-forme"/>Tableau de mise en forme<text:bookmark-end text:name="tableau-de-mise-en-forme"/></text:h>
      <text:p text:style-name="First_20_paragraph">Technique qui utilise un élément HTML (balise <text:span text:style-name="Source_Text">&lt;table&gt;</text:span>) pour contrôler l’affichage d’informations via des cellules (balise <text:span text:style-name="Source_Text">&lt;td&gt;</text:span>).</text:p>
      <text:h text:style-name="Heading_20_4" text:outline-level="4"><text:bookmark-start text:name="taille-des-caracteres"/>Taille des caractères<text:bookmark-end text:name="taille-des-caracteres"/></text:h>
      <text:p text:style-name="First_20_paragraph">Valeur attribuée aux polices de caractères présentes sur une page web.</text:p>
      <text:h text:style-name="Heading_20_4" text:outline-level="4"><text:bookmark-start text:name="texte-style"/>Texte stylé<text:bookmark-end text:name="texte-style"/></text:h>
      <text:p text:style-name="First_20_paragraph">Texte dont la mise en forme est contrôlée par une feuille de styles.</text:p>
      <text:h text:style-name="Heading_20_4" text:outline-level="4"><text:bookmark-start text:name="titre"/>Titre<text:bookmark-end text:name="titre"/></text:h>
      <text:p text:style-name="First_20_paragraph">Élément HTML (balise <text:span text:style-name="Source_Text">h</text:span>) à 6 niveaux de hiérarchie (de <text:span text:style-name="Source_Text">h1</text:span> pour le titre le plus important à <text:span text:style-name="Source_Text">h6</text:span> pour le moins important) ou élément HTML ayant les attributs WAI-ARIA <text:span text:style-name="Source_Text">role="heading"</text:span> et <text:span text:style-name="Source_Text">aria-level</text:span> permettant de structurer l’information d’un contenu web.</text:p>
      <text:p text:style-name="Text_20_body">Assurer une stricte hiérarchie entre les titres d’une page web est une bonne pratique, mais la présence de sauts hiérarchiques n’invalide pas le critère tant que cette hiérarchie plus lâche reste cohérente (un titre <text:span text:style-name="Source_Text">&lt;h3&gt;</text:span> peut ainsi venir directement après un titre <text:span text:style-name="Source_Text">&lt;h1&gt;</text:span>, par exemple). La hiérarchie de titres ne doit pas obligatoirement contenir un titre <text:span text:style-name="Source_Text">&lt;h1&gt;</text:span>. Même si ces pratiques ne sont pas encouragées, elles n’invalident pas le critère.</text:p>
      <text:p text:style-name="Text_20_body">Note : les titres visuellement cachés via CSS sont considérés comme présents et valident le <text:a xlink:type="simple" xlink:href="#crit-9.1" office:name=""><text:span text:style-name="Definition">critère 9.1</text:span></text:a>.</text:p>
      <text:h text:style-name="Heading_20_4" text:outline-level="4"><text:bookmark-start text:name="titre-de-cadre"/>Titre de cadre<text:bookmark-end text:name="titre-de-cadre"/></text:h>
      <text:p text:style-name="First_20_paragraph">Contenu de l’attribut <text:span text:style-name="Source_Text">title</text:span> de la balise <text:span text:style-name="Source_Text">&lt;iframe&gt;</text:span> ou <text:span text:style-name="Source_Text">&lt;frame&gt;</text:span> permettant de connaître la nature du contenu diffusé via le cadre lorsque l’utilisateur navigue de cadre en cadre ou affiche la liste des cadres de la page par exemple.</text:p>
      <text:p text:style-name="Text_20_body">Note 1 : Certains cadres servent uniquement à des opérations techniques tels que des traitements applicatifs destinés à préparer ou piloter des contenus affichés dans la page comme les cadres utilisés par certains réseaux sociaux comme Facebook par exemple.</text:p>
      <text:p text:style-name="Text_20_body">Si ces cadres sont dépourvus de titre de cadre fournis par le service distant, ou si les titres de cadres sont jugés non pertinents, des mentions génériques peuvent être utilisées, par exemple <text:span text:style-name="Source_Text">title="contenus techniques Facebook"</text:span>.</text:p>
      <text:p text:style-name="Text_20_body">Note 2 : Si cela ne gêne pas le fonctionnement de ce type de cadre, il est possible de les rendre indisponibles aux technologies d’assistance en utilisant l’attribut WAI-ARIA <text:span text:style-name="Source_Text">aria-hidden="true"</text:span>. Dans ce cas le <text:a xlink:type="simple" xlink:href="#crit-2.1" office:name=""><text:span text:style-name="Definition">critère 2.1</text:span></text:a> et le <text:a xlink:type="simple" xlink:href="#crit-2.2" office:name=""><text:span text:style-name="Definition">critère 2.2</text:span></text:a> seront non applicables.</text:p>
      <text:h text:style-name="Heading_20_4" text:outline-level="4"><text:bookmark-start text:name="titre-de-page"/>Titre de page<text:bookmark-end text:name="titre-de-page"/></text:h>
      <text:p text:style-name="First_20_paragraph">Contenu de la balise <text:span text:style-name="Source_Text">&lt;title&gt;</text:span> d’une page web permettant d’identifier de manière claire, concise et unique les contenus/la nature de la page (« Plan du site www.nomdusite.fr » pour une page présentant le plan du site web, par exemple).</text:p>
      <text:h text:style-name="Heading_20_4" text:outline-level="4"><text:bookmark-start text:name="transcription-textuelle-media-temporel"/>Transcription textuelle (média temporel)<text:bookmark-end text:name="transcription-textuelle-media-temporel"/></text:h>
      <text:p text:style-name="First_20_paragraph">Contenu textuel associé à un média temporel par la technique appropriée (texte codé en HTML ou dans un fichier texte qui se trouve dans la même page ou consultable suivant un lien). Ce contenu donne accès à l’utilisateur (de manière indépendante de la consultation de l’objet multimédia) à :</text:p>
      <text:list text:style-name="L492">
        <text:list-item>
          <text:p text:style-name="P492">La totalité de ce qui y est exprimé oralement ;</text:p>
        </text:list-item>
        <text:list-item>
          <text:p text:style-name="P492">Toutes les informations descriptives nécessaires à une compréhension équivalente de l’action.</text:p>
        </text:list-item>
      </text:list>
      <text:p text:style-name="First_20_paragraph">Ces informations textuelles doivent être présentées dans l’ordre chronologique de leur apparition dans le média temporel.</text:p>
      <text:p text:style-name="Text_20_body">Note : la transcription textuelle doit se situer à l’extérieur de la balise <text:span text:style-name="Source_Text">&lt;object&gt;</text:span>.</text:p>
      <text:h text:style-name="Heading_20_4" text:outline-level="4"><text:bookmark-start text:name="type-de-document"/>Type de document<text:bookmark-end text:name="type-de-document"/></text:h>
      <text:p text:style-name="First_20_paragraph">Ensemble de données de référence qui permet aux agents utilisateurs de connaître les caractéristiques techniques des langages utilisés sur la page web (balise <text:span text:style-name="Source_Text">doctype</text:span>).</text:p>
      <text:h text:style-name="Heading_20_4" text:outline-level="4"><text:bookmark-start text:name="type-et-format-de-donnees"/>Type et format de données<text:bookmark-end text:name="type-et-format-de-donnees"/></text:h>
      <text:p text:style-name="First_20_paragraph">Indication concernant le type et le format des données attendus lors de la saisie d’un champ de formulaire. Par exemple :</text:p>
      <text:list text:style-name="L493">
        <text:list-item>
          <text:p text:style-name="P493">Date (jj/mm/aaaa) ;</text:p>
        </text:list-item>
        <text:list-item>
          <text:p text:style-name="P493">Montant en euros ;</text:p>
        </text:list-item>
        <text:list-item>
          <text:p text:style-name="P493">Code postal (5 chiffres : ex. 75001).</text:p>
        </text:list-item>
      </text:list>
      <text:p text:style-name="First_20_paragraph">Note importante : lorsque le type de champ de formulaire propose un masque de saisie, par exemple les champs <text:span text:style-name="Source_Text">date</text:span> ou <text:span text:style-name="Source_Text">time</text:span>, l’indication de format n’est pas nécessaire.</text:p>
      <text:h text:style-name="Heading_20_3" text:outline-level="3"><text:bookmark-start text:name="U"/>U<text:bookmark-end text:name="U"/></text:h>
      <text:h text:style-name="Heading_20_4" text:outline-level="4"><text:bookmark-start text:name="uniquement-a-des-fins-de-presentation"/>Uniquement à des fins de présentation<text:bookmark-end text:name="uniquement-a-des-fins-de-presentation"/></text:h>
      <text:p text:style-name="First_20_paragraph">Uniquement à des fins de présentation : utilisation de balises HTML pour une finalité différente de celle prévue dans les spécifications (au regard du type de document déclaré). Exemples : utilisation des balises <text:span text:style-name="Source_Text">h</text:span> à seule fin de créer un effet typographique ; utilisation de la balise <text:span text:style-name="Source_Text">&lt;blockquote&gt;</text:span> à seule fin de mettre un paragraphe en retrait, etc.</text:p>
      <text:p text:style-name="Text_20_body">Note 1 : l’utilisation d’éléments <text:span text:style-name="Source_Text">&lt;div&gt;</text:span> ou <text:span text:style-name="Source_Text">&lt;span&gt;</text:span> ou plusieurs <text:span text:style-name="Source_Text">&lt;br&gt;</text:span> pour créer visuellement un paragraphe est considérée comme non conforme et invalide le critère.</text:p>
      <text:p text:style-name="Text_20_body">Exemple : <text:span text:style-name="Source_Text">&lt;div&gt;</text:span>, <text:span text:style-name="Source_Text">paragraphes d’un bloc de texte simulés</text:span>, <text:span text:style-name="Source_Text">&lt;br&gt;</text:span>, <text:span text:style-name="Source_Text">à l’aide de plusieurs balises &lt;br&gt;</text:span>, <text:span text:style-name="Source_Text">&lt;/div&gt;</text:span></text:p>
      <text:p text:style-name="Text_20_body">Note 2 : WAI-ARIA propose un rôle <text:span text:style-name="Source_Text">presentation</text:span> permettant de supprimer la sémantique d’un élément, par exemple <text:span text:style-name="Source_Text">&lt;h1 role="presentation"&gt;Titre&lt;/h1&gt;</text:span>. Dans ce cas, le texte sera correctement restitué mais son rôle de titre ne le sera plus. L’utilisation du rôle <text:span text:style-name="Source_Text">presentation</text:span> peut être requise lorsque l’on utilise un <text:a xlink:type="simple" xlink:href="#motif-de-conception" office:name=""><text:span text:style-name="Definition">motif de conception</text:span></text:a> WAI-ARIA.</text:p>
      <text:p text:style-name="Text_20_body">Le rôle WAI-ARIA <text:span text:style-name="Source_Text">presentation</text:span> peut être également utilisé pour supprimer la sémantique d’un élément lorsque ce dernier est utilisé uniquement à des fins de présentation, par exemple <text:span text:style-name="Source_Text">&lt;blockquote role="presentation"&gt;</text:span> aura le même effet qu’une absence d’élément <text:span text:style-name="Source_Text">&lt;blockquote&gt;</text:span>.</text:p>
      <text:p text:style-name="Text_20_body">Même si cette utilisation est fortement déconseillée (dans le cas de technologie d’assistance qui n’implémenteraient pas WAI-ARIA par exemple) elle peut être considérée comme conforme à WCAG. En revanche l’utilisation d’un rôle WAI-ARIA <text:span text:style-name="Source_Text">presentation</text:span> sur un élément dont la nature (par exemple la sémantique) est essentielle à la compréhension du contenu est une violation des règles WCAG (particulièrement de l’échec <text:a xlink:type="simple" xlink:href="https://www.w3.org/WAI/WCAG21/Techniques/failures/F92" office:name=""><text:span text:style-name="Definition">F92</text:span></text:a>) et invalide le critère.</text:p>
      <text:h text:style-name="Heading_20_3" text:outline-level="3"><text:bookmark-start text:name="V"/>V<text:bookmark-end text:name="V"/></text:h>
      <text:h text:style-name="Heading_20_4" text:outline-level="4"><text:bookmark-start text:name="version-accessible-pour-un-document-en-telechargement"/>Version accessible (pour un document en téléchargement)<text:bookmark-end text:name="version-accessible-pour-un-document-en-telechargement"/></text:h>
      <text:p text:style-name="First_20_paragraph">Les documents en téléchargement dont les types de format sont reconnus compatibles avec l’accessibilité doivent être rendus accessibles soit directement soit par l’intermédiaire d’une version accessible ou d’une version en HTML. Les formats de document dont la compatibilité est reconnue sont :</text:p>
      <text:list text:style-name="L494">
        <text:list-item>
          <text:p text:style-name="P494">Microsoft Office (Word 2003, OOXML) ;</text:p>
        </text:list-item>
        <text:list-item>
          <text:p text:style-name="P494">Open Office Org (ODF) ;</text:p>
        </text:list-item>
        <text:list-item>
          <text:p text:style-name="P494">Adobe PDF ;</text:p>
        </text:list-item>
        <text:list-item>
          <text:p text:style-name="P494">EPUB/Daisy.</text:p>
        </text:list-item>
      </text:list>
      <text:p text:style-name="First_20_paragraph">Note : le format texte (txt) ne peut pas être utilisé pour produire une version accessible pour un document en téléchargement.</text:p>
      <text:h text:style-name="Heading_20_4" text:outline-level="4"><text:bookmark-start text:name="version-alternative-audio-seulement"/>Version alternative « audio seulement »<text:bookmark-end text:name="version-alternative-audio-seulement"/></text:h>
      <text:p text:style-name="First_20_paragraph">Une version « audio seulement » est une version sonore, sous la forme d’un simple fichier au format MP3 par exemple, utilisée comme alternative à une vidéo seulement (vidéo sans information sonore). Les seuls utilisateurs impactés par l’accessibilité étant les personnes aveugles, qui ne peuvent pas voir la vidéo, WCAG considère comme acceptable de proposer en alternative une version sonore.</text:p>
      <text:p text:style-name="Text_20_body">La version « audio seulement » doit contenir toutes les informations visuelles importantes de la vidéo.</text:p>
      <text:p text:style-name="Text_20_body">Généralement il est plus simple de produire une version sonore qu’une version textuelle lorsque la vidéo est très descriptive (la transcription textuelle nécessitant souvent un travail rédactionnel important). Il est rappelé, néanmoins, que seule la transcription textuelle assure un accès universel aux informations diffusées par la vidéo, dans le cas où un utilisateur ne serait pas en capacité de lancer la vidéo par exemple.</text:p>
      <text:h text:style-name="Heading_20_3" text:outline-level="3"><text:bookmark-start text:name="Z"/>Z<text:bookmark-end text:name="Z"/></text:h>
      <text:h text:style-name="Heading_20_4" text:outline-level="4"><text:bookmark-start text:name="zone-cliquable"/>Zone cliquable<text:bookmark-end text:name="zone-cliquable"/></text:h>
      <text:p text:style-name="First_20_paragraph">Région d’une image réactive à laquelle une action a été associée ; par exemple, le déclenchement d’un événement en cliquant sur un lien (pour une zone cliquable côté client : balise <text:span text:style-name="Source_Text">&lt;area&gt;</text:span> avec l’attribut <text:span text:style-name="Source_Text">href</text:span>). Les balises <text:span text:style-name="Source_Text">&lt;area&gt;</text:span> sont contenues dans la balise <text:span text:style-name="Source_Text">&lt;map&gt;</text:span>.</text:p>
      <text:p text:style-name="Text_20_body">Pour les images réactives côté serveur, les coordonnées sont détenues sur le serveur.</text:p>
      <text:h text:style-name="Heading_20_4" text:outline-level="4"><text:bookmark-start text:name="zone-de-contenu-principal"/>Zone de contenu principal<text:bookmark-end text:name="zone-de-contenu-principal"/></text:h>
      <text:p text:style-name="First_20_paragraph">Zone contenant les principaux contenus de la page, là où se trouvent les informations et fonctionnalités de fond (donc en dehors des menus, de la recherche ou des zones secondaires de publicités, actualités connexes…).</text:p>
      <text:p text:style-name="Text_20_body">Note : Cette zone est unique dans la page. Elle peut être difficile à déterminer sur certaines pages particulières, comme la page d’accueil.</text:p>
      <text:p text:style-name="Text_20_body">Voir la définition technique fournie par WAI-ARIA : <text:a xlink:type="simple" xlink:href="https://www.w3.org/TR/wai-aria-1.1/#main" office:name=""><text:span text:style-name="Definition"><text:span text:style-name="Source_Text">Main (role)</text:span></text:span></text:a>.</text:p>
      <text:h text:style-name="Heading_20_4" text:outline-level="4"><text:bookmark-start text:name="zone-d-en-tete"/>Zone d’en-tête<text:bookmark-end text:name="zone-d-en-tete"/></text:h>
      <text:p text:style-name="First_20_paragraph">Zone située en haut du document et contenant généralement le titre du document, un logo, un slogan…</text:p>
      <text:p text:style-name="Text_20_body">Note : Attention à ne pas confondre cette zone d’en-tête, unique dans le site, avec tout contenu pouvant être balisé en HTML5 avec l’élément <text:span text:style-name="Source_Text">&lt;header&gt;</text:span>.</text:p>
      <text:p text:style-name="Text_20_body">Voir la définition technique fournie par WAI-ARIA : <text:a xlink:type="simple" xlink:href="https://www.w3.org/TR/wai-aria-1.1/#banner" office:name=""><text:span text:style-name="Definition"><text:span text:style-name="Source_Text">Banner (role)</text:span></text:span></text:a>.</text:p>
      <text:h text:style-name="Heading_20_4" text:outline-level="4"><text:bookmark-start text:name="zone-de-pied-de-page"/>Zone de pied de page<text:bookmark-end text:name="zone-de-pied-de-page"/></text:h>
      <text:p text:style-name="First_20_paragraph">Il s’agit des informations concernant le fonctionnement du site ou les informations légales. On y trouve par exemple les mentions légales, les crédits, les conditions d’utilisation, le plan du site et éventuellement la page accessibilité.</text:p>
      <text:p text:style-name="Text_20_body">Note : Attention à ne pas confondre cette zone de pied de page, unique dans le site, avec tout contenu pouvant être balisé en HTML5 avec l’élément <text:span text:style-name="Source_Text">&lt;footer&gt;</text:span>.</text:p>
      <text:p text:style-name="Text_20_body">Voir la définition technique fournie par WAI-ARIA : <text:a xlink:type="simple" xlink:href="https://www.w3.org/TR/wai-aria-1.1/#contentinfo" office:name=""><text:span text:style-name="Definition"><text:span text:style-name="Source_Text">Contentinfo (role)</text:span></text:span></text:a>.</text:p>
      <text:h text:style-name="Heading_20_4" text:outline-level="4"><text:bookmark-start text:name="zone-d-une-image-reactive"/>Zone (d’une image réactive)<text:bookmark-end text:name="zone-d-une-image-reactive"/></text:h>
      <text:p text:style-name="First_20_paragraph">Zone cliquable ou zone non cliquable d’une image réactive côté client ou zone cliquable d’une image réactive côté serveur.</text:p>
      <text:h text:style-name="Heading_20_4" text:outline-level="4"><text:bookmark-start text:name="zone-non-cliquable"/>Zone non cliquable<text:bookmark-end text:name="zone-non-cliquable"/></text:h>
      <text:p text:style-name="First_20_paragraph">Région d’une image réactive à laquelle aucune action n’est associée. Une zone non cliquable côté client est contenue dans une balise <text:span text:style-name="Source_Text">&lt;area&gt;</text:span> :</text:p>
      <text:list text:style-name="L495">
        <text:list-item>
          <text:p text:style-name="P495">Avec l’attribut <text:span text:style-name="Source_Text">nohref</text:span> lorsque le code HTML de la page n’est pas du HTML5 ;</text:p>
        </text:list-item>
        <text:list-item>
          <text:p text:style-name="P495">Sans attribut <text:span text:style-name="Source_Text">href</text:span> en HTML5.</text:p>
        </text:list-item>
      </text:list>
      <text:p text:style-name="First_20_paragraph">Les balises <text:span text:style-name="Source_Text">&lt;area&gt;</text:span> sont contenus dans la balise <text:span text:style-name="Source_Text">&lt;map&gt;</text:span>.</text:p>
      <text:h text:style-name="Heading_20_2" text:outline-level="2"><text:bookmark-start text:name="environnement-de-test-ou-base-de-référence-pour-la-restitution-des-contenus-web-par-les-technologies-dassistance"/>Environnement de test (ou « base de référence ») pour la restitution des contenus web par les technologies d’assistance<text:bookmark-end text:name="environnement-de-test-ou-base-de-référence-pour-la-restitution-des-contenus-web-par-les-technologies-dassistance"/></text:h>
      <text:p text:style-name="First_20_paragraph">Quelques critères RGAA, notamment ceux de la thématique JavaScript, incluent des tests de restitution à effectuer sur des technologies d’assistance associées à des navigateurs et des systèmes d’exploitation.</text:p>
      <text:p text:style-name="Text_20_body">Les tests effectués selon ces combinaisons (technologie d’assistance, système d’exploitation, navigateur) permettent de déclarer qu’un dispositif HTML / WAI-ARIA est « <text:a xlink:type="simple" xlink:href="#compatible-avec-les-technologies-dassistance" office:name=""><text:span text:style-name="Definition">compatible avec l’accessibilité</text:span></text:a> » tel que défini par WCAG.</text:p>
      <text:p text:style-name="Text_20_body">Les combinaisons ont été établies à partir de la liste des technologies d’assistance dont l’usage est suffisamment répandu, ou, dans certains cas lorsqu’elle est fournie de manière native et constitue le moyen privilégié d’accès à l’information et aux fonctionnalités.</text:p>
      <text:h text:style-name="Heading_20_3" text:outline-level="3"><text:bookmark-start text:name="environnement-de-test-ordinateur-desktop"/>Environnement de test Ordinateur (desktop)<text:bookmark-end text:name="environnement-de-test-ordinateur-desktop"/></text:h>
      <text:p text:style-name="First_20_paragraph">Les systèmes d’exploitation retenus sont Windows et Mac OS X et les navigateurs, Internet Explorer, Firefox et Safari. Il appartient à l’auditeur de définir, en concertation avec les responsables du site audité, les versions de système d’exploitation et de navigateur en adéquation avec le contexte d’usage du site et l’environnement de test utilisé lors du développement du site. Les versions des technologies d’assistance à utiliser seront soit la dernière disponible en langue française sur le système d’exploitation retenu soit la version précédente</text:p>
      <text:p text:style-name="Text_20_body">Lorsque le site ou l’application est destiné à un public dont l’équipement est maîtrisé, les tests devront se faire sur un environnement de test adapté au contexte de l’environnement maîtrisé.</text:p>
      <text:p text:style-name="Text_20_body">Pour qu’un dispositif HTML / WAI-ARIA ou son alternative soit considéré comme compatible avec l’accessibilité, il faut qu’il soit pleinement fonctionnel, en termes de restitution et de fonctionnalités, sur au moins une des combinaisons suivantes.</text:p>
      <text:h text:style-name="Heading_20_4" text:outline-level="4"><text:bookmark-start text:name="environnement-de-test-ordinateur-desktop---combinaison-1"/>Environnement de test Ordinateur (desktop) - Combinaison 1<text:bookmark-end text:name="environnement-de-test-ordinateur-desktop---combinaison-1"/></text:h>
      <table:table table:name="Table1" table:style-name="Table1">
        <table:table-column table:style-name="Table1.A"/>
        <table:table-column table:style-name="Table1.B"/>
        <table:table-row>
          <table:table-cell table:style-name="TableRowCell" office:value-type="string">
            <text:p text:style-name="Table_20_Contents">NVDA (dernière version) JAWS (version précédente) VoiceOver (dernière version)</text:p>
          </table:table-cell>
          <table:table-cell table:style-name="TableRowCell" office:value-type="string">
            <text:p text:style-name="Table_20_Contents">Firefox Firefox ou Internet Explorer Safari</text:p>
          </table:table-cell>
        </table:table-row>
      </table:table>
      <text:h text:style-name="Heading_20_4" text:outline-level="4"><text:bookmark-start text:name="environnement-de-test-ordinateur-desktop---combinaison-2"/>Environnement de test Ordinateur (desktop) - Combinaison 2<text:bookmark-end text:name="environnement-de-test-ordinateur-desktop---combinaison-2"/></text:h>
      <table:table table:name="Table2" table:style-name="Table2">
        <table:table-column table:style-name="Table2.A"/>
        <table:table-column table:style-name="Table2.B"/>
        <table:table-row>
          <table:table-cell table:style-name="TableRowCell" office:value-type="string">
            <text:p text:style-name="Table_20_Contents">JAWS (version précédente)</text:p>
          </table:table-cell>
          <table:table-cell table:style-name="TableRowCell" office:value-type="string">
            <text:p text:style-name="Table_20_Contents">Firefox</text:p>
          </table:table-cell>
        </table:table-row>
        <table:table-row>
          <table:table-cell table:style-name="TableRowCell" office:value-type="string">
            <text:p text:style-name="Table_20_Contents">NVDA (dernière version)</text:p>
          </table:table-cell>
          <table:table-cell table:style-name="TableRowCell" office:value-type="string">
            <text:p text:style-name="Table_20_Contents">Firefox ou Internet Explorer</text:p>
          </table:table-cell>
        </table:table-row>
        <table:table-row>
          <table:table-cell table:style-name="TableRowCell" office:value-type="string">
            <text:p text:style-name="Table_20_Contents">VoiceOver (dernière version)</text:p>
          </table:table-cell>
          <table:table-cell table:style-name="TableRowCell" office:value-type="string">
            <text:p text:style-name="Table_20_Contents">Safari</text:p>
          </table:table-cell>
        </table:table-row>
      </table:table>
      <text:h text:style-name="Heading_20_3" text:outline-level="3"><text:bookmark-start text:name="environnement-de-test-terminal-mobile"/>Environnement de test Terminal mobile<text:bookmark-end text:name="environnement-de-test-terminal-mobile"/></text:h>
      <text:p text:style-name="First_20_paragraph">Les systèmes d’exploitation retenus sont Android et iOS et les navigateurs Chrome et Safari. Il appartient à l’auditeur de définir, en concertation avec les responsables du site audité, les versions de système d’exploitation et de navigateur en adéquation avec le contexte d’usage du site et l’environnement de test utilisé lors du développement du site. Les versions des technologies d’assistance à utiliser seront soit la dernière disponible en langue française sur le système d’exploitation retenu, soit la version précédente.</text:p>
      <text:p text:style-name="Text_20_body">Pour tester un site web sur un terminal mobile, l’environnement de test devra comporter une des deux combinaisons complémentaires suivantes :</text:p>
      <text:h text:style-name="Heading_20_4" text:outline-level="4"><text:bookmark-start text:name="environnement-de-test-terminal-mobile---combinaison-1"/>Environnement de test Terminal mobile - Combinaison 1<text:bookmark-end text:name="environnement-de-test-terminal-mobile---combinaison-1"/></text:h>
      <table:table table:name="Table3" table:style-name="Table3">
        <table:table-column table:style-name="Table3.A"/>
        <table:table-column table:style-name="Table3.B"/>
        <table:table-column table:style-name="Table3.C"/>
        <table:table-row>
          <table:table-cell table:style-name="TableRowCell" office:value-type="string">
            <text:p text:style-name="Table_20_Contents">iOS</text:p>
          </table:table-cell>
          <table:table-cell table:style-name="TableRowCell" office:value-type="string">
            <text:p text:style-name="Table_20_Contents">VoiceOver (dernière version)</text:p>
          </table:table-cell>
          <table:table-cell table:style-name="TableRowCell" office:value-type="string">
            <text:p text:style-name="Table_20_Contents">Safari</text:p>
          </table:table-cell>
        </table:table-row>
      </table:table>
      <text:h text:style-name="Heading_20_4" text:outline-level="4"><text:bookmark-start text:name="environnement-de-test-terminal-mobile---combinaison-2"/>Environnement de test Terminal mobile - Combinaison 2<text:bookmark-end text:name="environnement-de-test-terminal-mobile---combinaison-2"/></text:h>
      <table:table table:name="Table4" table:style-name="Table4">
        <table:table-column table:style-name="Table4.A"/>
        <table:table-column table:style-name="Table4.B"/>
        <table:table-column table:style-name="Table4.C"/>
        <table:table-row>
          <table:table-cell table:style-name="TableRowCell" office:value-type="string">
            <text:p text:style-name="Table_20_Contents">Android natif</text:p>
          </table:table-cell>
          <table:table-cell table:style-name="TableRowCell" office:value-type="string">
            <text:p text:style-name="Table_20_Contents">TalkBack (dernière version)</text:p>
          </table:table-cell>
          <table:table-cell table:style-name="TableRowCell" office:value-type="string">
            <text:p text:style-name="Table_20_Contents">Chrome</text:p>
          </table:table-cell>
        </table:table-row>
      </table:table>
      <text:p text:style-name="First_20_paragraph">À noter que dans le cas d’un site web mobile grand public, il est fortement conseillé de tester dans les deux environnements.</text:p>
      <text:h text:style-name="Heading_20_3" text:outline-level="3"><text:bookmark-start text:name="autres-environnements"/>Autres environnements<text:bookmark-end text:name="autres-environnements"/></text:h>
      <text:p text:style-name="First_20_paragraph">Enfin, en fonction du contexte du site audité, d’autres technologies d’assistance complémentaires peuvent être utiles telles que :</text:p>
      <text:list text:style-name="L496">
        <text:list-item>
          <text:p text:style-name="P496">ZoomText sur Windows ou Mac OSX.</text:p>
        </text:list-item>
        <text:list-item>
          <text:p text:style-name="P496">Dragon Naturally Speaking sur Windows ou Mac OSX.</text:p>
        </text:list-item>
      </text:list>
      <text:h text:style-name="Heading_20_3" text:outline-level="3"><text:bookmark-start text:name="environnement-maîtrisé"/>Environnement maîtrisé<text:bookmark-end text:name="environnement-maîtrisé"/></text:h>
      <text:p text:style-name="First_20_paragraph">Lorsque le site web est destiné à être diffusé et utilisé dans un environnement maîtrisé, l’environnement de test (base de référence) doit être constitué des configurations (technologie d’assistance, système d’exploitation, navigateur) effectivement utilisées dans l’environnement maîtrisé.</text:p>
      <text:p text:style-name="Text_20_body">Par exemple, lorsque le site web est exclusivement diffusé dans un environnement GNU/Linux, les tests devront être réalisés uniquement sur les navigateurs et les technologies d’assistance utilisés par les agents sur cette plateforme. Cet environnement de test (base de référence) se substitue à l’environnement de test (base de référence) utilisé en environnement non maîtrisé.</text:p>
      <text:h text:style-name="Heading_20_2" text:outline-level="2"><text:bookmark-start text:name="références-documentaires"/>Références documentaires<text:bookmark-end text:name="références-documentaires"/></text:h>
      <text:p text:style-name="First_20_paragraph">Le RGAA a été établi en utilisant un certain nombre de références et de sources documentaires. Ce document liste les références qui ont été utilisées.</text:p>
      <text:p text:style-name="Text_20_body">Sauf mention contraire, tous les documents sont en anglais.</text:p>
      <text:h text:style-name="Heading_20_3" text:outline-level="3"><text:bookmark-start text:name="documents-de-référence"/>Documents de référence<text:bookmark-end text:name="documents-de-référence"/></text:h>
      <text:list text:style-name="L497">
        <text:list-item>
          <text:p text:style-name="P497"><text:a xlink:type="simple" xlink:href="..//doc/en_301549v020102p.pdf" office:name=""><text:span text:style-name="Definition">Accessibility requirements for ICT products and services, EN 301 549 V2.1.2 (.pdf)</text:span></text:a> (2018-08) ;</text:p>
        </text:list-item>
        <text:list-item>
          <text:p text:style-name="P497"><text:a xlink:type="simple" xlink:href="https://www.w3.org/TR/WCAG21/" office:name=""><text:span text:style-name="Definition">Web Content Accessibility Guidelines (WCAG) 2.1</text:span></text:a> - référence à la date de juin 2018 ;</text:p>
        </text:list-item>
        <text:list-item>
          <text:p text:style-name="P497"><text:a xlink:type="simple" xlink:href="https://www.w3.org/Translations/WCAG21-fr/" office:name=""><text:span text:style-name="Definition">Règles pour l’accessibilité des contenus Web (WCAG) 2.1</text:span></text:a> - traduction Française Agréée;</text:p>
        </text:list-item>
        <text:list-item>
          <text:p text:style-name="P497"><text:a xlink:type="simple" xlink:href="https://www.w3.org/WAI/WCAG21/Understanding/" office:name=""><text:span text:style-name="Definition">Understanding WCAG 2.1</text:span></text:a> - référence à la date d’avril 2019 ;</text:p>
        </text:list-item>
        <text:list-item>
          <text:p text:style-name="P497"><text:a xlink:type="simple" xlink:href="https://www.w3.org/WAI/WCAG21/Techniques/" office:name=""><text:span text:style-name="Definition">Techniques for WCAG 2.1</text:span></text:a> - référence à la date d’avril 2019 ;</text:p>
        </text:list-item>
        <text:list-item>
          <text:p text:style-name="P497"><text:a xlink:type="simple" xlink:href="http://www.w3.org/TR/html401/" office:name=""><text:span text:style-name="Definition">HTML 4.01 Specification</text:span></text:a> ;</text:p>
        </text:list-item>
        <text:list-item>
          <text:p text:style-name="P497"><text:a xlink:type="simple" xlink:href="http://www.w3.org/TR/html5/" office:name=""><text:span text:style-name="Definition">HTML 5.2</text:span></text:a> - référence à la date de décembre 2017 ;</text:p>
        </text:list-item>
        <text:list-item>
          <text:p text:style-name="P497"><text:a xlink:type="simple" xlink:href="https://www.w3.org/TR/wai-aria-1.1/" office:name=""><text:span text:style-name="Definition">Accessible Rich Internet Applications (WAI-ARIA) 1.1</text:span></text:a> - référence à la date de décembre 2017 ;</text:p>
        </text:list-item>
        <text:list-item>
          <text:p text:style-name="P497"><text:a xlink:type="simple" xlink:href="https://www.w3.org/WAI/ARIA/apg/" office:name=""><text:span text:style-name="Definition">WAI-ARIA Authoring Practices 1.1</text:span></text:a> - référence à la date de février 2019 ;</text:p>
        </text:list-item>
        <text:list-item>
          <text:p text:style-name="P497"><text:a xlink:type="simple" xlink:href="https://www.w3.org/TR/using-aria/" office:name=""><text:span text:style-name="Definition">Using ARIA</text:span></text:a> - référence à la date de septembre 2018 ;</text:p>
        </text:list-item>
        <text:list-item>
          <text:p text:style-name="P497"><text:a xlink:type="simple" xlink:href="https://www.w3.org/TR/html-aria/" office:name=""><text:span text:style-name="Definition">ARIA in HTML</text:span></text:a> - référence à la date d’avril 2019.</text:p>
        </text:list-item>
      </text:list>
      <text:h text:style-name="Heading_20_3" text:outline-level="3"><text:bookmark-start text:name="autres-documents"/>Autres documents<text:bookmark-end text:name="autres-documents"/></text:h>
      <text:list text:style-name="L498">
        <text:list-item>
          <text:p text:style-name="P498"><text:a xlink:type="simple" xlink:href="https://www.w3.org/WAI/GL/wiki/Main_Page" office:name=""><text:span text:style-name="Definition">Web Content Accessibility Guidelines Working Group (Wiki)</text:span></text:a> ;</text:p>
        </text:list-item>
        <text:list-item>
          <text:p text:style-name="P498"><text:a xlink:type="simple" xlink:href="http://www.w3.org/TR/UAAG20/" office:name=""><text:span text:style-name="Definition">User Agent Accessibility Guidelines (UAAG) 2.0</text:span></text:a> - référence à la date de décembre 2015 ;</text:p>
        </text:list-item>
        <text:list-item>
          <text:p text:style-name="P498"><text:a xlink:type="simple" xlink:href="http://www.w3.org/WAI/AU/ATAG20/" office:name=""><text:span text:style-name="Definition">Authoring Tool Accessibility Guidelines (ATAG) 2.0</text:span></text:a> - référence à la date de septembre 2015 ;</text:p>
        </text:list-item>
        <text:list-item>
          <text:p text:style-name="P498"><text:a xlink:type="simple" xlink:href="http://www.w3.org/TR/wai-aria-implementation/" office:name=""><text:span text:style-name="Definition">WAI-ARIA 1.0 User Agent Implementation Guide</text:span></text:a> - référence à la date de mars 2014 ;</text:p>
        </text:list-item>
        <text:list-item>
          <text:p text:style-name="P498"><text:a xlink:type="simple" xlink:href="https://www.w3.org/TR/accname-1.1/" office:name=""><text:span text:style-name="Definition">Accessible Name and Description Computation 1.1</text:span></text:a> - référence à la date d’avril 2019 ;</text:p>
        </text:list-item>
        <text:list-item>
          <text:p text:style-name="P498"><text:a xlink:type="simple" xlink:href="https://www.w3.org/TR/core-aam-1.1/" office:name=""><text:span text:style-name="Definition">Core Accessibility API Mappings 1.1</text:span></text:a> - référence à la date de décembre 2017 ;</text:p>
        </text:list-item>
        <text:list-item>
          <text:p text:style-name="P498"><text:a xlink:type="simple" xlink:href="https://w3c.github.io/html-aam/" office:name=""><text:span text:style-name="Definition">HTML Accessibility API Mappings 1.0</text:span></text:a> - référence à la date d’avril 2019 ;</text:p>
        </text:list-item>
        <text:list-item>
          <text:p text:style-name="P498"><text:a xlink:type="simple" xlink:href="https://w3c.github.io/svg-aam/" office:name=""><text:span text:style-name="Definition">SVG Accessibility API Mappings 1.0</text:span></text:a> - référence à la date d’avril 2019.</text:p>
        </text:list-item>
      </text:list>
      <text:h text:style-name="Heading_20_2" text:outline-level="2"><text:bookmark-start text:name="licence"/>Licence<text:bookmark-end text:name="licence"/></text:h>
      <text:p text:style-name="First_20_paragraph">Ce document est placé sous <text:a xlink:type="simple" xlink:href="https://www.etalab.gouv.fr/licence-ouverte-open-licence" office:name=""><text:span text:style-name="Definition">licence ouverte 2.0 ou ultérieure</text:span></text:a>.</text:p>
      <text:p text:style-name="Text_20_body">La partie 2 du RGAA 4.1 ou méthode technique de vérification de la conformité à la norme de référence est adaptée du référentiel technique RGAA 3 mise à jour 2017 (liste des critères, glossaire, cas particuliers, notes techniques, environnement de tests « base de référence ») qui est lui-même une copie adaptée du <text:a xlink:type="simple" xlink:href="http://www.accessiweb.org/index.php/accessiweb-html5aria-liste-deployee.html" office:name=""><text:span text:style-name="Definition">référentiel AccessiWeb HTML5/ARIA</text:span></text:a> - Version de travail du 19/12/2013 - Édité par l’association BrailleNet.</text:p>
      <text:p text:style-name="LO"><draw:frame draw:style-name="fr1" draw:name="Image1" text:anchor-type="as-char" svg:width="1.464cm" svg:height="2.224cm" draw:z-index="1"><draw:image draw:mime-type="image/png">
      <office:binary-data></office:binary-data>
     </draw:image>
     <svg:title>Licence ouverte</svg:title>
    </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arianne" svg:font-family="Marianne" style:font-family-generic="modern" style:font-pitch="variable"/>
    <style:font-face style:name="Marianne1" svg:font-family="Marianne" style:font-adornments="Normal"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face style:name="Segoe UI" svg:font-family="'Segoe UI'" style:font-family-generic="swiss" style:font-pitch="variable"/>
    <style:font-face style:name="SimSun"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199cm" style:contextual-spacing="false" fo:orphans="2" fo:widows="2" fo:hyphenation-ladder-count="no-limit" style:page-number="auto"/>
      <style:text-properties style:font-name="Marianne1" fo:font-family="Marianne" style:font-style-name="Normal" style:font-pitch="variable" fo:font-size="11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class="text">
      <style:paragraph-properties fo:text-align="center" style:justify-single-word="false" fo:hyphenation-ladder-count="no-limit"/>
      <style:text-properties fo:color="#660066" loext:opacity="100%" fo:font-size="18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199cm" fo:margin-bottom="0.199cm" style:contextual-spacing="false" fo:line-height="12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hyphenation-ladder-count="no-limit" style:page-number="auto" fo:break-before="page" fo:keep-with-next="always">
        <style:tab-stops/>
      </style:paragraph-properties>
      <style:text-properties fo:color="#990099" loext:opacity="100%"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master-page-name="">
      <style:paragraph-properties fo:margin-top="0.3cm" fo:margin-bottom="0.199cm" style:contextual-spacing="false" fo:text-align="start" style:justify-single-word="false" fo:hyphenation-ladder-count="no-limit" style:page-number="auto" fo:keep-with-next="always"/>
      <style:text-properties fo:color="#990099" loext:opacity="100%" fo:font-size="14pt"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5cm" fo:margin-bottom="0.199cm" style:contextual-spacing="false" fo:text-align="start" style:justify-single-word="false" fo:hyphenation-ladder-count="no-limit"/>
      <style:text-properties fo:color="#990099" loext:opacity="100%" fo:font-size="13pt"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Heading" style:default-outline-level="4" style:class="text">
      <loext:graphic-properties draw:fill="none" draw:fill-color="#5b9bd5"/>
      <style:paragraph-properties fo:margin-left="-0.3cm" fo:margin-right="0cm" fo:margin-top="0.199cm" fo:margin-bottom="0.3cm" style:contextual-spacing="true" fo:text-align="start" style:justify-single-word="false" fo:orphans="2" fo:widows="2" fo:hyphenation-ladder-count="no-limit" fo:text-indent="0cm" style:auto-text-indent="false" fo:background-color="transparent" fo:padding-left="0.199cm" fo:padding-right="0cm" fo:padding-top="0cm" fo:padding-bottom="0cm" fo:border-left="2.24pt solid #660066" fo:border-right="none" fo:border-top="none" fo:border-bottom="none">
        <style:tab-stops/>
      </style:paragraph-properties>
      <style:text-properties fo:font-size="12pt" fo:font-weight="normal" style:font-weight-asian="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 style:default-outline-level="5" style:class="text" style:master-page-name="">
      <style:paragraph-properties fo:margin-top="0.199cm" fo:margin-bottom="0.199cm" style:contextual-spacing="false" fo:text-align="start" style:justify-single-word="false" fo:hyphenation-ladder-count="no-limit" style:page-number="auto" fo:padding="0.049cm" fo:border-left="0.06pt solid #650953" fo:border-right="none" fo:border-top="none" fo:border-bottom="none" fo:keep-with-next="always"/>
      <style:text-properties fo:font-size="12pt" fo:hyphenate="false" fo:hyphenation-remain-char-count="2" fo:hyphenation-push-char-count="2" loext:hyphenation-no-caps="false" loext:hyphenation-no-last-word="false" loext:hyphenation-word-char-count="no-limit" loext:hyphenation-zone="no-limit"/>
    </style:style>
    <style:style style:name="Heading_20_6" style:display-name="Heading 6" style:family="paragraph" style:parent-style-name="Heading" style:default-outline-level="6" style:class="text" style:master-page-name="">
      <style:paragraph-properties fo:hyphenation-ladder-count="no-limit" style:page-number="auto" fo:keep-with-next="always"/>
      <style:text-properties fo:font-size="11pt" fo:hyphenate="false" fo:hyphenation-remain-char-count="2" fo:hyphenation-push-char-count="2" loext:hyphenation-no-caps="false" loext:hyphenation-no-last-word="false" loext:hyphenation-word-char-count="no-limit" loext:hyphenation-zone="no-limit"/>
    </style:style>
    <style:style style:name="Heading_20_7" style:display-name="Heading 7" style:family="paragraph" style:parent-style-name="Heading" style:default-outline-level="7"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style:font-name="Liberation Sans" fo:font-family="'Liberation Sans'" style:font-family-generic="swiss" style:font-pitch="variable" fo:font-size="10.5pt" style:font-name-asian="Liberation Sans" style:font-family-asian="'Liberation Sans'" style:font-family-generic-asian="swiss" style:font-pitch-asian="variable" style:font-size-asian="10.5pt" style:font-name-complex="Liberation Sans" style:font-family-complex="'Liberation Sans'"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Default" style:family="paragraph">
      <style:paragraph-properties fo:hyphenation-ladder-count="no-limit"/>
      <style:text-properties fo:color="#000000"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199cm" style:contextual-spacing="false" fo:hyphenation-ladder-count="no-limit"/>
      <style:text-properties fo:color="#990099" loext:opacity="100%" style:font-name="Liberation Sans1" fo:font-family="'Liberation Sans'" style:font-style-name="Normal" style:font-family-generic="swiss" style:font-pitch="variable" fo:font-size="14pt" fo:hyphenate="fals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ext-properties fo:color="#990099" loext:opacity="100%" style:font-name="Liberation Sans" fo:font-family="'Liberation Sans'" style:font-family-generic="swiss" style:font-pitch="variable" fo:font-weight="bold" style:font-name-asian="Liberation Sans" style:font-family-asian="'Liberation Sans'" style:font-family-generic-asian="swiss" style:font-pitch-asian="variable" style:font-weight-asian="bold" style:font-name-complex="Liberation Sans" style:font-family-complex="'Liberation Sans'"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Contents_20_2" style:display-name="Contents 2" style:family="paragraph" style:parent-style-name="Index" style:list-style-name="Numbering_20_123" style:class="index">
      <style:paragraph-properties fo:hyphenation-ladder-count="no-limit">
        <style:tab-stops/>
      </style:paragraph-properties>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2cm" fo:margin-right="0cm" fo:hyphenation-ladder-count="no-limit" fo:text-indent="0cm" style:auto-text-indent="false">
        <style:tab-stops/>
      </style:paragraph-properties>
      <style:text-properties style:font-name="Liberation Sans" fo:font-family="'Liberation Sans'" style:font-family-generic="swiss" style:font-pitch="variable" fo:font-size="10.5pt" style:font-name-asian="Liberation Sans" style:font-family-asian="'Liberation Sans'" style:font-family-generic-asian="swiss" style:font-pitch-asian="variable" style:font-size-asian="10.5pt" style:font-name-complex="Liberation Sans" style:font-family-complex="'Liberation Sans'"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aragraphe_20_de_20_liste" style:display-name="Paragraphe de liste" style:family="paragraph" style:parent-style-name="Standard">
      <style:paragraph-properties fo:margin-left="1.27cm" fo:margin-right="0cm" fo:margin-top="0.212cm" fo:margin-bottom="0.212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494cm" fo:margin-bottom="0.494cm" style:contextual-spacing="false" fo:hyphenation-ladder-count="no-limit"/>
      <style:text-properties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Footnote" style:family="paragraph" style:parent-style-name="Standard" style:class="extra">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DocumentMap" style:family="paragraph">
      <style:paragraph-properties fo:margin-top="0cm" fo:margin-bottom="0.282cm" style:contextual-spacing="false" fo:line-height="101%" fo:orphans="2" fo:widows="2" fo:hyphenation-ladder-count="no-limit" style:vertical-align="auto"/>
      <style:text-properties style:font-name="Calibri" fo:font-family="Calibri" style:font-family-generic="swiss" style:font-pitch="variable" fo:font-size="11pt" style:font-name-asian="Symbol" style:font-family-asian="Symbol" style:font-family-generic-asian="roman" style:font-pitch-asian="variable" style:font-charset-asian="x-symbol"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iv-en" style:family="paragraph" style:parent-style-name="Text_20_body">
      <style:paragraph-properties fo:hyphenation-ladder-count="no-limit"/>
      <style:text-properties fo:font-size="10.5pt" fo:language="en" fo:country="US" style:font-size-asian="10.5pt" fo:hyphenate="false" fo:hyphenation-remain-char-count="2" fo:hyphenation-push-char-count="2" loext:hyphenation-no-caps="false" loext:hyphenation-no-last-word="false" loext:hyphenation-word-char-count="no-limit" loext:hyphenation-zone="no-limit"/>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fo:hyphenation-remain-char-count="2" fo:hyphenation-push-char-count="2" loext:hyphenation-no-caps="false" loext:hyphenation-no-last-word="false" loext:hyphenation-word-char-count="no-limit" loext:hyphenation-zone="no-limit"/>
    </style:style>
    <style:style style:name="TM_20_2" style:display-name="TM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loext:hyphenation-no-caps="false" loext:hyphenation-no-last-word="false" loext:hyphenation-word-char-count="no-limit" loext:hyphenation-zone="no-limit"/>
    </style:style>
    <style:style style:name="TM_20_3" style:display-name="TM 3" style:family="paragraph" style:parent-style-name="Normal" style:next-style-name="Normal"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loext:hyphenation-no-caps="false" loext:hyphenation-no-last-word="false" loext:hyphenation-word-char-count="no-limit" loext:hyphenation-zone="no-limit"/>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Title" style:family="paragraph" style:parent-style-name="Heading" style:class="chapter">
      <style:text-properties fo:font-weight="bold"/>
    </style:style>
    <style:style style:name="Subtitle" style:family="paragraph" style:parent-style-name="Heading" style:class="chapter">
      <style:text-properties fo:font-size="16pt"/>
    </style:style>
    <style:style style:name="h3simple" style:family="paragraph" style:parent-style-name="Heading_20_3" style:default-outline-level="" style:list-style-nam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fo:font-size="10.5pt" fo:language="zxx" fo:country="none"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Liberation Sans" fo:font-family="'Liberation Sans'" style:font-family-generic="swiss" style:font-pitch="variable" fo:font-size="10.5pt" style:font-name-asian="Liberation Sans" style:font-family-asian="'Liberation Sans'" style:font-family-generic-asian="swiss" style:font-pitch-asian="variable" style:font-size-asian="9.14999961853027pt" style:font-name-complex="Liberation Sans" style:font-family-complex="'Liberation Sans'" style:font-family-generic-complex="swiss" style:font-pitch-complex="variable" style:font-size-complex="10.5pt"/>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ikiexternallink" style:family="text" style:parent-style-name="Police_20_par_20_défaut"/>
    <style:style style:name="italic" style:family="text" style:parent-style-name="Police_20_par_20_défaut"/>
    <style:style style:name="Drop_20_Caps" style:display-name="Drop Caps" style:family="text"/>
    <style:style style:name="Footnote_20_anchor" style:display-name="Footnote anchor" style:family="text">
      <style:text-properties style:text-position="super 67%"/>
    </style:style>
    <style:style style:name="Footnote_20_Symbol" style:display-name="Footnote Symbol" style:family="text"/>
    <style:style style:name="En-tête_20_Car" style:display-name="En-tête Car" style:family="text" style:parent-style-name="Police_20_par_20_défaut">
      <style:text-properties style:font-name-complex="Times New Roman" style:font-family-complex="'Times New Roman'" style:font-family-generic-complex="roman" style:font-pitch-complex="variable"/>
    </style:style>
    <style:style style:name="Pied_20_de_20_page_20_Car" style:display-name="Pied de page Car" style:family="text" style:parent-style-name="Police_20_par_20_défaut">
      <style:text-properties style:font-name-complex="Times New Roman" style:font-family-complex="'Times New Roman'" style:font-family-generic-complex="roman" style:font-pitch-complex="variable"/>
    </style:style>
    <style:style style:name="Span-en" style:family="text">
      <style:text-properties fo:font-size="10.5pt" fo:language="en" fo:country="US" style:font-size-asian="10.5pt"/>
    </style:style>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fo:color="#990099" loext:opacity="100%" style:font-name="Liberation Sans" fo:font-family="'Liberation Sans'" style:font-family-generic="swiss" style:font-pitch="variable"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Lien_20_hypertexte_20_suivi_20_visité" style:display-name="Lien hypertexte suivi visité" style:family="text" style:parent-style-name="Police_20_par_20_défaut">
      <style:text-properties fo:color="#954f72" loext:opacity="100%"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Character_5f_5f_5f_20_5f_5f_5f_style" style:display-name="Character_5f_20_5f_style" style:family="text"/>
    <style:style style:name="Character_5f_20_5f_style" style:display-name="Character_20_style" style:family="text"/>
    <style:style style:name="Source_20_Code" style:display-name="Source Code" style:family="text" style:parent-style-name="Source_20_Text"/>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fo:text-indent="-0.76cm" fo:margin-left="0.76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Character_5f_5f_5f_20_5f_5f_5f_style" loext:num-list-format="%1%" text:bullet-char="•">
        <style:list-level-properties text:list-level-position-and-space-mode="label-alignment">
          <style:list-level-label-alignment text:label-followed-by="listtab" fo:text-indent="-0.4cm" fo:margin-left="0.4cm"/>
        </style:list-level-properties>
        <style:text-properties style:font-name="OpenSymbol"/>
      </text:list-level-style-bullet>
      <text:list-level-style-bullet text:level="2" text:style-name="Character_5f_5f_5f_20_5f_5f_5f_style" loext:num-list-format="%2%" text:bullet-char="•">
        <style:list-level-properties text:list-level-position-and-space-mode="label-alignment">
          <style:list-level-label-alignment text:label-followed-by="listtab" fo:text-indent="-0.4cm" fo:margin-left="0.801cm"/>
        </style:list-level-properties>
        <style:text-properties style:font-name="OpenSymbol"/>
      </text:list-level-style-bullet>
      <text:list-level-style-bullet text:level="3" text:style-name="Character_5f_5f_5f_20_5f_5f_5f_style" loext:num-list-format="%3%" text:bullet-char="•">
        <style:list-level-properties text:list-level-position-and-space-mode="label-alignment">
          <style:list-level-label-alignment text:label-followed-by="listtab" fo:text-indent="-0.4cm" fo:margin-left="1.199cm"/>
        </style:list-level-properties>
        <style:text-properties style:font-name="OpenSymbol"/>
      </text:list-level-style-bullet>
      <text:list-level-style-bullet text:level="4" text:style-name="Character_5f_5f_5f_20_5f_5f_5f_style" loext:num-list-format="%4%" text:bullet-char="•">
        <style:list-level-properties text:list-level-position-and-space-mode="label-alignment">
          <style:list-level-label-alignment text:label-followed-by="listtab" fo:text-indent="-0.4cm" fo:margin-left="1.6cm"/>
        </style:list-level-properties>
        <style:text-properties style:font-name="OpenSymbol"/>
      </text:list-level-style-bullet>
      <text:list-level-style-bullet text:level="5" text:style-name="Character_5f_5f_5f_20_5f_5f_5f_style" loext:num-list-format="%5%"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bullet text:level="6" text:style-name="Character_5f_5f_5f_20_5f_5f_5f_style" loext:num-list-format="%6%"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Character_5f_5f_5f_20_5f_5f_5f_style" loext:num-list-format="%7%"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Character_5f_5f_5f_20_5f_5f_5f_style" loext:num-list-format="%8%"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Character_5f_5f_5f_20_5f_5f_5f_style" loext:num-list-format="%9%"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Character_5f_5f_5f_20_5f_5f_5f_style"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9.525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9.525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Character_5f_5f_5f_20_5f_5f_5f_style" loext:num-list-format="%2%"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5f_5f_20_5f_5f_5f_style"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Character_5f_5f_5f_20_5f_5f_5f_style"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Character_5f_5f_5f_20_5f_5f_5f_style"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Character_5f_5f_5f_20_5f_5f_5f_style"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5f_5f_20_5f_5f_5f_style"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Character_5f_5f_5f_20_5f_5f_5f_style"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Character_5f_5f_5f_20_5f_5f_5f_style"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5f_5f_20_5f_5f_5f_style"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Character_5f_5f_5f_20_5f_5f_5f_style"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style style:name="MT2" style:family="text">
      <style:text-properties style:font-name="Calibri"/>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Footer"><text:span text:style-name="Police_20_par_20_défaut"/></text:p>
        <text:p text:style-name="Footer"><text:span text:style-name="Police_20_par_20_défaut"><text:span text:style-name="MT2">RGAA 4.1. Décembre 2020<text:tab/><text:tab/></text:span></text:span><text:span text:style-name="Police_20_par_20_défaut"><text:span text:style-name="MT2"><text:page-number text:select-page="current">159</text:page-number></text:span></text:span><text:span text:style-name="Police_20_par_20_défaut"><text:span text:style-name="MT2">/</text:span></text:span><text:span text:style-name="Police_20_par_20_défaut"><text:span text:style-name="MT2"><text:page-count>159</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
    <dc:description/>
    <dc:subject/>
    <meta:keyword/>
    <meta:initial-creator/>
    <dc:creator/>
    <meta:creation-date>2023-04-05T14:28:06Z</meta:creation-date>
    <dc:date>2023-04-05T14:28:06Z</dc:date>
    <meta:user-defined meta:name="version RGAA" meta:value-type="string">4.1.1</meta:user-defined>
  </office:meta>
</office:document-meta>
</file>